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float" office:value="2275" calcext:value-type="float">
            <text:p>2275</text:p>
          </table:table-cell>
          <table:table-cell office:value-type="date" office:date-value="2008-01-01" calcext:value-type="date">
            <text:p>1.01.2008</text:p>
          </table:table-cell>
          <table:table-cell/>
          <table:table-cell office:value-type="string" calcext:value-type="string">
            <text:p>d</text:p>
          </table:table-cell>
          <table:table-cell table:style-name="ce1"/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date" office:date-value="2008-01-02" calcext:value-type="date">
            <text:p>2.01.2008</text:p>
          </table:table-cell>
          <table:table-cell table:number-columns-repeated="3"/>
        </table:table-row>
        <table:table-row table:style-name="ro1">
          <table:table-cell office:value-type="float" office:value="4615" calcext:value-type="float">
            <text:p>4615</text:p>
          </table:table-cell>
          <table:table-cell office:value-type="date" office:date-value="2008-01-03" calcext:value-type="date">
            <text:p>3.01.2008</text:p>
          </table:table-cell>
          <table:table-cell table:number-columns-repeated="3"/>
        </table:table-row>
        <table:table-row table:style-name="ro1">
          <table:table-cell office:value-type="float" office:value="4084" calcext:value-type="float">
            <text:p>4084</text:p>
          </table:table-cell>
          <table:table-cell office:value-type="date" office:date-value="2008-01-04" calcext:value-type="date">
            <text:p>4.01.2008</text:p>
          </table:table-cell>
          <table:table-cell table:number-columns-repeated="3"/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date" office:date-value="2008-01-05" calcext:value-type="date">
            <text:p>5.01.2008</text:p>
          </table:table-cell>
          <table:table-cell table:number-columns-repeated="3"/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date" office:date-value="2008-01-06" calcext:value-type="date">
            <text:p>6.01.2008</text:p>
          </table:table-cell>
          <table:table-cell table:number-columns-repeated="3"/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date" office:date-value="2008-01-07" calcext:value-type="date">
            <text:p>7.01.2008</text:p>
          </table:table-cell>
          <table:table-cell table:number-columns-repeated="3"/>
        </table:table-row>
        <table:table-row table:style-name="ro1">
          <table:table-cell office:value-type="float" office:value="4708" calcext:value-type="float">
            <text:p>4708</text:p>
          </table:table-cell>
          <table:table-cell office:value-type="date" office:date-value="2008-01-08" calcext:value-type="date">
            <text:p>8.01.2008</text:p>
          </table:table-cell>
          <table:table-cell table:number-columns-repeated="3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date" office:date-value="2008-01-09" calcext:value-type="date">
            <text:p>9.01.2008</text:p>
          </table:table-cell>
          <table:table-cell table:number-columns-repeated="3"/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date" office:date-value="2008-01-10" calcext:value-type="date">
            <text:p>10.01.2008</text:p>
          </table:table-cell>
          <table:table-cell table:number-columns-repeated="3"/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date" office:date-value="2008-01-11" calcext:value-type="date">
            <text:p>11.01.2008</text:p>
          </table:table-cell>
          <table:table-cell table:number-columns-repeated="3"/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date" office:date-value="2008-01-12" calcext:value-type="date">
            <text:p>12.01.2008</text:p>
          </table:table-cell>
          <table:table-cell table:number-columns-repeated="3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date" office:date-value="2008-01-13" calcext:value-type="date">
            <text:p>13.01.2008</text:p>
          </table:table-cell>
          <table:table-cell table:number-columns-repeated="3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date" office:date-value="2008-01-14" calcext:value-type="date">
            <text:p>14.01.2008</text:p>
          </table:table-cell>
          <table:table-cell table:number-columns-repeated="3"/>
        </table:table-row>
        <table:table-row table:style-name="ro1">
          <table:table-cell office:value-type="float" office:value="4084" calcext:value-type="float">
            <text:p>4084</text:p>
          </table:table-cell>
          <table:table-cell office:value-type="date" office:date-value="2008-01-15" calcext:value-type="date">
            <text:p>15.01.2008</text:p>
          </table:table-cell>
          <table:table-cell table:number-columns-repeated="3"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date" office:date-value="2008-01-16" calcext:value-type="date">
            <text:p>16.01.2008</text:p>
          </table:table-cell>
          <table:table-cell table:number-columns-repeated="3"/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date" office:date-value="2008-01-17" calcext:value-type="date">
            <text:p>17.01.2008</text:p>
          </table:table-cell>
          <table:table-cell table:number-columns-repeated="3"/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date" office:date-value="2008-01-18" calcext:value-type="date">
            <text:p>18.01.2008</text:p>
          </table:table-cell>
          <table:table-cell table:number-columns-repeated="3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date" office:date-value="2008-01-19" calcext:value-type="date">
            <text:p>19.01.2008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date" office:date-value="2008-01-20" calcext:value-type="date">
            <text:p>20.01.2008</text:p>
          </table:table-cell>
          <table:table-cell table:number-columns-repeated="3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date" office:date-value="2008-01-21" calcext:value-type="date">
            <text:p>21.01.2008</text:p>
          </table:table-cell>
          <table:table-cell table:number-columns-repeated="3"/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date" office:date-value="2008-01-22" calcext:value-type="date">
            <text:p>22.01.2008</text:p>
          </table:table-cell>
          <table:table-cell table:number-columns-repeated="3"/>
        </table:table-row>
        <table:table-row table:style-name="ro1">
          <table:table-cell office:value-type="float" office:value="3842" calcext:value-type="float">
            <text:p>3842</text:p>
          </table:table-cell>
          <table:table-cell office:value-type="date" office:date-value="2008-01-23" calcext:value-type="date">
            <text:p>23.01.2008</text:p>
          </table:table-cell>
          <table:table-cell table:number-columns-repeated="3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date" office:date-value="2008-01-24" calcext:value-type="date">
            <text:p>24.01.2008</text:p>
          </table:table-cell>
          <table:table-cell table:number-columns-repeated="3"/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date" office:date-value="2008-01-25" calcext:value-type="date">
            <text:p>25.01.2008</text:p>
          </table:table-cell>
          <table:table-cell table:number-columns-repeated="3"/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date" office:date-value="2008-01-26" calcext:value-type="date">
            <text:p>26.01.2008</text:p>
          </table:table-cell>
          <table:table-cell table:number-columns-repeated="3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date" office:date-value="2008-01-27" calcext:value-type="date">
            <text:p>27.01.2008</text:p>
          </table:table-cell>
          <table:table-cell table:number-columns-repeated="3"/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date" office:date-value="2008-01-28" calcext:value-type="date">
            <text:p>28.01.2008</text:p>
          </table:table-cell>
          <table:table-cell table:number-columns-repeated="3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date" office:date-value="2008-01-29" calcext:value-type="date">
            <text:p>29.01.2008</text:p>
          </table:table-cell>
          <table:table-cell table:number-columns-repeated="3"/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date" office:date-value="2008-01-30" calcext:value-type="date">
            <text:p>30.01.2008</text:p>
          </table:table-cell>
          <table:table-cell table:number-columns-repeated="3"/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date" office:date-value="2008-01-31" calcext:value-type="date">
            <text:p>31.01.2008</text:p>
          </table:table-cell>
          <table:table-cell table:number-columns-repeated="3"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date" office:date-value="2008-02-01" calcext:value-type="date">
            <text:p>1.02.2008</text:p>
          </table:table-cell>
          <table:table-cell table:number-columns-repeated="3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date" office:date-value="2008-02-02" calcext:value-type="date">
            <text:p>2.02.2008</text:p>
          </table:table-cell>
          <table:table-cell table:number-columns-repeated="3"/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date" office:date-value="2008-02-03" calcext:value-type="date">
            <text:p>3.02.2008</text:p>
          </table:table-cell>
          <table:table-cell table:number-columns-repeated="3"/>
        </table:table-row>
        <table:table-row table:style-name="ro1">
          <table:table-cell office:value-type="float" office:value="5134" calcext:value-type="float">
            <text:p>5134</text:p>
          </table:table-cell>
          <table:table-cell office:value-type="date" office:date-value="2008-02-04" calcext:value-type="date">
            <text:p>4.02.2008</text:p>
          </table:table-cell>
          <table:table-cell table:number-columns-repeated="3"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date" office:date-value="2008-02-05" calcext:value-type="date">
            <text:p>5.02.2008</text:p>
          </table:table-cell>
          <table:table-cell table:number-columns-repeated="3"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date" office:date-value="2008-02-06" calcext:value-type="date">
            <text:p>6.02.2008</text:p>
          </table:table-cell>
          <table:table-cell table:number-columns-repeated="3"/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date" office:date-value="2008-02-07" calcext:value-type="date">
            <text:p>7.02.2008</text:p>
          </table:table-cell>
          <table:table-cell table:number-columns-repeated="3"/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date" office:date-value="2008-02-08" calcext:value-type="date">
            <text:p>8.02.2008</text:p>
          </table:table-cell>
          <table:table-cell table:number-columns-repeated="3"/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date" office:date-value="2008-02-09" calcext:value-type="date">
            <text:p>9.02.2008</text:p>
          </table:table-cell>
          <table:table-cell table:number-columns-repeated="3"/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date" office:date-value="2008-02-10" calcext:value-type="date">
            <text:p>10.02.2008</text:p>
          </table:table-cell>
          <table:table-cell table:number-columns-repeated="3"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date" office:date-value="2008-02-11" calcext:value-type="date">
            <text:p>11.02.2008</text:p>
          </table:table-cell>
          <table:table-cell table:number-columns-repeated="3"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date" office:date-value="2008-02-12" calcext:value-type="date">
            <text:p>12.02.2008</text:p>
          </table:table-cell>
          <table:table-cell table:number-columns-repeated="3"/>
        </table:table-row>
        <table:table-row table:style-name="ro1">
          <table:table-cell office:value-type="float" office:value="3787" calcext:value-type="float">
            <text:p>3787</text:p>
          </table:table-cell>
          <table:table-cell office:value-type="date" office:date-value="2008-02-13" calcext:value-type="date">
            <text:p>13.02.2008</text:p>
          </table:table-cell>
          <table:table-cell table:number-columns-repeated="3"/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date" office:date-value="2008-02-14" calcext:value-type="date">
            <text:p>14.02.2008</text:p>
          </table:table-cell>
          <table:table-cell table:number-columns-repeated="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date" office:date-value="2008-02-15" calcext:value-type="date">
            <text:p>15.02.2008</text:p>
          </table:table-cell>
          <table:table-cell table:number-columns-repeated="3"/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date" office:date-value="2008-02-16" calcext:value-type="date">
            <text:p>16.02.2008</text:p>
          </table:table-cell>
          <table:table-cell table:number-columns-repeated="3"/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date" office:date-value="2008-02-17" calcext:value-type="date">
            <text:p>17.02.2008</text:p>
          </table:table-cell>
          <table:table-cell table:number-columns-repeated="3"/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date" office:date-value="2008-02-18" calcext:value-type="date">
            <text:p>18.02.2008</text:p>
          </table:table-cell>
          <table:table-cell table:number-columns-repeated="3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date" office:date-value="2008-02-19" calcext:value-type="date">
            <text:p>19.02.2008</text:p>
          </table:table-cell>
          <table:table-cell table:number-columns-repeated="3"/>
        </table:table-row>
        <table:table-row table:style-name="ro1">
          <table:table-cell office:value-type="float" office:value="4516" calcext:value-type="float">
            <text:p>4516</text:p>
          </table:table-cell>
          <table:table-cell office:value-type="date" office:date-value="2008-02-20" calcext:value-type="date">
            <text:p>20.02.2008</text:p>
          </table:table-cell>
          <table:table-cell table:number-columns-repeated="3"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date" office:date-value="2008-02-21" calcext:value-type="date">
            <text:p>21.02.2008</text:p>
          </table:table-cell>
          <table:table-cell table:number-columns-repeated="3"/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date" office:date-value="2008-02-22" calcext:value-type="date">
            <text:p>22.02.2008</text:p>
          </table:table-cell>
          <table:table-cell table:number-columns-repeated="3"/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date" office:date-value="2008-02-23" calcext:value-type="date">
            <text:p>23.02.2008</text:p>
          </table:table-cell>
          <table:table-cell table:number-columns-repeated="3"/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date" office:date-value="2008-02-24" calcext:value-type="date">
            <text:p>24.02.2008</text:p>
          </table:table-cell>
          <table:table-cell table:number-columns-repeated="3"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date" office:date-value="2008-02-25" calcext:value-type="date">
            <text:p>25.02.2008</text:p>
          </table:table-cell>
          <table:table-cell table:number-columns-repeated="3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date" office:date-value="2008-02-26" calcext:value-type="date">
            <text:p>26.02.2008</text:p>
          </table:table-cell>
          <table:table-cell table:number-columns-repeated="3"/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date" office:date-value="2008-02-27" calcext:value-type="date">
            <text:p>27.02.2008</text:p>
          </table:table-cell>
          <table:table-cell table:number-columns-repeated="3"/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date" office:date-value="2008-02-28" calcext:value-type="date">
            <text:p>28.02.2008</text:p>
          </table:table-cell>
          <table:table-cell table:number-columns-repeated="3"/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date" office:date-value="2008-02-29" calcext:value-type="date">
            <text:p>29.02.2008</text:p>
          </table:table-cell>
          <table:table-cell table:number-columns-repeated="3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date" office:date-value="2008-03-01" calcext:value-type="date">
            <text:p>1.03.2008</text:p>
          </table:table-cell>
          <table:table-cell table:number-columns-repeated="3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date" office:date-value="2008-03-02" calcext:value-type="date">
            <text:p>2.03.2008</text:p>
          </table:table-cell>
          <table:table-cell table:number-columns-repeated="3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date" office:date-value="2008-03-03" calcext:value-type="date">
            <text:p>3.03.2008</text:p>
          </table:table-cell>
          <table:table-cell table:number-columns-repeated="3"/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date" office:date-value="2008-03-04" calcext:value-type="date">
            <text:p>4.03.2008</text:p>
          </table:table-cell>
          <table:table-cell table:number-columns-repeated="3"/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date" office:date-value="2008-03-05" calcext:value-type="date">
            <text:p>5.03.2008</text:p>
          </table:table-cell>
          <table:table-cell table:number-columns-repeated="3"/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date" office:date-value="2008-03-06" calcext:value-type="date">
            <text:p>6.03.2008</text:p>
          </table:table-cell>
          <table:table-cell table:number-columns-repeated="3"/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date" office:date-value="2008-03-07" calcext:value-type="date">
            <text:p>7.03.2008</text:p>
          </table:table-cell>
          <table:table-cell table:number-columns-repeated="3"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date" office:date-value="2008-03-08" calcext:value-type="date">
            <text:p>8.03.2008</text:p>
          </table:table-cell>
          <table:table-cell table:number-columns-repeated="3"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date" office:date-value="2008-03-09" calcext:value-type="date">
            <text:p>9.03.2008</text:p>
          </table:table-cell>
          <table:table-cell table:number-columns-repeated="3"/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date" office:date-value="2008-03-10" calcext:value-type="date">
            <text:p>10.03.2008</text:p>
          </table:table-cell>
          <table:table-cell table:number-columns-repeated="3"/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date" office:date-value="2008-03-11" calcext:value-type="date">
            <text:p>11.03.2008</text:p>
          </table:table-cell>
          <table:table-cell table:number-columns-repeated="3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date" office:date-value="2008-03-12" calcext:value-type="date">
            <text:p>12.03.2008</text:p>
          </table:table-cell>
          <table:table-cell table:number-columns-repeated="3"/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date" office:date-value="2008-03-13" calcext:value-type="date">
            <text:p>13.03.2008</text:p>
          </table:table-cell>
          <table:table-cell table:number-columns-repeated="3"/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date" office:date-value="2008-03-14" calcext:value-type="date">
            <text:p>14.03.2008</text:p>
          </table:table-cell>
          <table:table-cell table:number-columns-repeated="3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date" office:date-value="2008-03-15" calcext:value-type="date">
            <text:p>15.03.2008</text:p>
          </table:table-cell>
          <table:table-cell table:number-columns-repeated="3"/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date" office:date-value="2008-03-16" calcext:value-type="date">
            <text:p>16.03.2008</text:p>
          </table:table-cell>
          <table:table-cell table:number-columns-repeated="3"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date" office:date-value="2008-03-17" calcext:value-type="date">
            <text:p>17.03.2008</text:p>
          </table:table-cell>
          <table:table-cell table:number-columns-repeated="3"/>
        </table:table-row>
        <table:table-row table:style-name="ro1">
          <table:table-cell office:value-type="float" office:value="5318" calcext:value-type="float">
            <text:p>5318</text:p>
          </table:table-cell>
          <table:table-cell office:value-type="date" office:date-value="2008-03-18" calcext:value-type="date">
            <text:p>18.03.2008</text:p>
          </table:table-cell>
          <table:table-cell table:number-columns-repeated="3"/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date" office:date-value="2008-03-19" calcext:value-type="date">
            <text:p>19.03.2008</text:p>
          </table:table-cell>
          <table:table-cell table:number-columns-repeated="3"/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date" office:date-value="2008-03-20" calcext:value-type="date">
            <text:p>20.03.2008</text:p>
          </table:table-cell>
          <table:table-cell table:number-columns-repeated="3"/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date" office:date-value="2008-03-21" calcext:value-type="date">
            <text:p>21.03.2008</text:p>
          </table:table-cell>
          <table:table-cell table:number-columns-repeated="3"/>
        </table:table-row>
        <table:table-row table:style-name="ro1">
          <table:table-cell office:value-type="float" office:value="5544" calcext:value-type="float">
            <text:p>5544</text:p>
          </table:table-cell>
          <table:table-cell office:value-type="date" office:date-value="2008-03-22" calcext:value-type="date">
            <text:p>22.03.2008</text:p>
          </table:table-cell>
          <table:table-cell table:number-columns-repeated="3"/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date" office:date-value="2008-03-23" calcext:value-type="date">
            <text:p>23.03.2008</text:p>
          </table:table-cell>
          <table:table-cell table:number-columns-repeated="3"/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date" office:date-value="2008-03-24" calcext:value-type="date">
            <text:p>24.03.2008</text:p>
          </table:table-cell>
          <table:table-cell table:number-columns-repeated="3"/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date" office:date-value="2008-03-25" calcext:value-type="date">
            <text:p>25.03.2008</text:p>
          </table:table-cell>
          <table:table-cell table:number-columns-repeated="3"/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date" office:date-value="2008-03-26" calcext:value-type="date">
            <text:p>26.03.2008</text:p>
          </table:table-cell>
          <table:table-cell table:number-columns-repeated="3"/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date" office:date-value="2008-03-27" calcext:value-type="date">
            <text:p>27.03.2008</text:p>
          </table:table-cell>
          <table:table-cell table:number-columns-repeated="3"/>
        </table:table-row>
        <table:table-row table:style-name="ro1">
          <table:table-cell office:value-type="float" office:value="4194" calcext:value-type="float">
            <text:p>4194</text:p>
          </table:table-cell>
          <table:table-cell office:value-type="date" office:date-value="2008-03-28" calcext:value-type="date">
            <text:p>28.03.2008</text:p>
          </table:table-cell>
          <table:table-cell table:number-columns-repeated="3"/>
        </table:table-row>
        <table:table-row table:style-name="ro1">
          <table:table-cell office:value-type="float" office:value="5308" calcext:value-type="float">
            <text:p>5308</text:p>
          </table:table-cell>
          <table:table-cell office:value-type="date" office:date-value="2008-03-29" calcext:value-type="date">
            <text:p>29.03.2008</text:p>
          </table:table-cell>
          <table:table-cell table:number-columns-repeated="3"/>
        </table:table-row>
        <table:table-row table:style-name="ro1">
          <table:table-cell office:value-type="float" office:value="4318" calcext:value-type="float">
            <text:p>4318</text:p>
          </table:table-cell>
          <table:table-cell office:value-type="date" office:date-value="2008-03-30" calcext:value-type="date">
            <text:p>30.03.2008</text:p>
          </table:table-cell>
          <table:table-cell table:number-columns-repeated="3"/>
        </table:table-row>
        <table:table-row table:style-name="ro1">
          <table:table-cell office:value-type="float" office:value="5993" calcext:value-type="float">
            <text:p>5993</text:p>
          </table:table-cell>
          <table:table-cell office:value-type="date" office:date-value="2008-03-31" calcext:value-type="date">
            <text:p>31.03.2008</text:p>
          </table:table-cell>
          <table:table-cell table:number-columns-repeated="3"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date" office:date-value="2008-04-01" calcext:value-type="date">
            <text:p>1.04.2008</text:p>
          </table:table-cell>
          <table:table-cell table:number-columns-repeated="3"/>
        </table:table-row>
        <table:table-row table:style-name="ro1">
          <table:table-cell office:value-type="float" office:value="7789" calcext:value-type="float">
            <text:p>7789</text:p>
          </table:table-cell>
          <table:table-cell office:value-type="date" office:date-value="2008-04-02" calcext:value-type="date">
            <text:p>2.04.2008</text:p>
          </table:table-cell>
          <table:table-cell table:number-columns-repeated="3"/>
        </table:table-row>
        <table:table-row table:style-name="ro1">
          <table:table-cell office:value-type="float" office:value="7631" calcext:value-type="float">
            <text:p>7631</text:p>
          </table:table-cell>
          <table:table-cell office:value-type="date" office:date-value="2008-04-03" calcext:value-type="date">
            <text:p>3.04.2008</text:p>
          </table:table-cell>
          <table:table-cell table:number-columns-repeated="3"/>
        </table:table-row>
        <table:table-row table:style-name="ro1">
          <table:table-cell office:value-type="float" office:value="9081" calcext:value-type="float">
            <text:p>9081</text:p>
          </table:table-cell>
          <table:table-cell office:value-type="date" office:date-value="2008-04-04" calcext:value-type="date">
            <text:p>4.04.2008</text:p>
          </table:table-cell>
          <table:table-cell table:number-columns-repeated="3"/>
        </table:table-row>
        <table:table-row table:style-name="ro1">
          <table:table-cell office:value-type="float" office:value="8938" calcext:value-type="float">
            <text:p>8938</text:p>
          </table:table-cell>
          <table:table-cell office:value-type="date" office:date-value="2008-04-05" calcext:value-type="date">
            <text:p>5.04.2008</text:p>
          </table:table-cell>
          <table:table-cell table:number-columns-repeated="3"/>
        </table:table-row>
        <table:table-row table:style-name="ro1">
          <table:table-cell office:value-type="float" office:value="10550" calcext:value-type="float">
            <text:p>10550</text:p>
          </table:table-cell>
          <table:table-cell office:value-type="date" office:date-value="2008-04-06" calcext:value-type="date">
            <text:p>6.04.2008</text:p>
          </table:table-cell>
          <table:table-cell table:number-columns-repeated="3"/>
        </table:table-row>
        <table:table-row table:style-name="ro1">
          <table:table-cell office:value-type="float" office:value="12184" calcext:value-type="float">
            <text:p>12184</text:p>
          </table:table-cell>
          <table:table-cell office:value-type="date" office:date-value="2008-04-07" calcext:value-type="date">
            <text:p>7.04.2008</text:p>
          </table:table-cell>
          <table:table-cell table:number-columns-repeated="3"/>
        </table:table-row>
        <table:table-row table:style-name="ro1">
          <table:table-cell office:value-type="float" office:value="13390" calcext:value-type="float">
            <text:p>13390</text:p>
          </table:table-cell>
          <table:table-cell office:value-type="date" office:date-value="2008-04-08" calcext:value-type="date">
            <text:p>8.04.2008</text:p>
          </table:table-cell>
          <table:table-cell table:number-columns-repeated="3"/>
        </table:table-row>
        <table:table-row table:style-name="ro1">
          <table:table-cell office:value-type="float" office:value="14196" calcext:value-type="float">
            <text:p>14196</text:p>
          </table:table-cell>
          <table:table-cell office:value-type="date" office:date-value="2008-04-09" calcext:value-type="date">
            <text:p>9.04.2008</text:p>
          </table:table-cell>
          <table:table-cell table:number-columns-repeated="3"/>
        </table:table-row>
        <table:table-row table:style-name="ro1">
          <table:table-cell office:value-type="float" office:value="14830" calcext:value-type="float">
            <text:p>14830</text:p>
          </table:table-cell>
          <table:table-cell office:value-type="date" office:date-value="2008-04-10" calcext:value-type="date">
            <text:p>10.04.2008</text:p>
          </table:table-cell>
          <table:table-cell table:number-columns-repeated="3"/>
        </table:table-row>
        <table:table-row table:style-name="ro1">
          <table:table-cell office:value-type="float" office:value="16437" calcext:value-type="float">
            <text:p>16437</text:p>
          </table:table-cell>
          <table:table-cell office:value-type="date" office:date-value="2008-04-11" calcext:value-type="date">
            <text:p>11.04.2008</text:p>
          </table:table-cell>
          <table:table-cell table:number-columns-repeated="3"/>
        </table:table-row>
        <table:table-row table:style-name="ro1">
          <table:table-cell office:value-type="float" office:value="17871" calcext:value-type="float">
            <text:p>17871</text:p>
          </table:table-cell>
          <table:table-cell office:value-type="date" office:date-value="2008-04-12" calcext:value-type="date">
            <text:p>12.04.2008</text:p>
          </table:table-cell>
          <table:table-cell table:number-columns-repeated="3"/>
        </table:table-row>
        <table:table-row table:style-name="ro1">
          <table:table-cell office:value-type="float" office:value="20057" calcext:value-type="float">
            <text:p>20057</text:p>
          </table:table-cell>
          <table:table-cell office:value-type="date" office:date-value="2008-04-13" calcext:value-type="date">
            <text:p>13.04.2008</text:p>
          </table:table-cell>
          <table:table-cell table:number-columns-repeated="3"/>
        </table:table-row>
        <table:table-row table:style-name="ro1">
          <table:table-cell office:value-type="float" office:value="21238" calcext:value-type="float">
            <text:p>21238</text:p>
          </table:table-cell>
          <table:table-cell office:value-type="date" office:date-value="2008-04-14" calcext:value-type="date">
            <text:p>14.04.2008</text:p>
          </table:table-cell>
          <table:table-cell table:number-columns-repeated="3"/>
        </table:table-row>
        <table:table-row table:style-name="ro1">
          <table:table-cell office:value-type="float" office:value="23911" calcext:value-type="float">
            <text:p>23911</text:p>
          </table:table-cell>
          <table:table-cell office:value-type="date" office:date-value="2008-04-15" calcext:value-type="date">
            <text:p>15.04.2008</text:p>
          </table:table-cell>
          <table:table-cell table:number-columns-repeated="3"/>
        </table:table-row>
        <table:table-row table:style-name="ro1">
          <table:table-cell office:value-type="float" office:value="25239" calcext:value-type="float">
            <text:p>25239</text:p>
          </table:table-cell>
          <table:table-cell office:value-type="date" office:date-value="2008-04-16" calcext:value-type="date">
            <text:p>16.04.2008</text:p>
          </table:table-cell>
          <table:table-cell table:number-columns-repeated="3"/>
        </table:table-row>
        <table:table-row table:style-name="ro1">
          <table:table-cell office:value-type="float" office:value="26830" calcext:value-type="float">
            <text:p>26830</text:p>
          </table:table-cell>
          <table:table-cell office:value-type="date" office:date-value="2008-04-17" calcext:value-type="date">
            <text:p>17.04.2008</text:p>
          </table:table-cell>
          <table:table-cell table:number-columns-repeated="3"/>
        </table:table-row>
        <table:table-row table:style-name="ro1">
          <table:table-cell office:value-type="float" office:value="27277" calcext:value-type="float">
            <text:p>27277</text:p>
          </table:table-cell>
          <table:table-cell office:value-type="date" office:date-value="2008-04-18" calcext:value-type="date">
            <text:p>18.04.2008</text:p>
          </table:table-cell>
          <table:table-cell table:number-columns-repeated="3"/>
        </table:table-row>
        <table:table-row table:style-name="ro1">
          <table:table-cell office:value-type="float" office:value="26786" calcext:value-type="float">
            <text:p>26786</text:p>
          </table:table-cell>
          <table:table-cell office:value-type="date" office:date-value="2008-04-19" calcext:value-type="date">
            <text:p>19.04.2008</text:p>
          </table:table-cell>
          <table:table-cell table:number-columns-repeated="3"/>
        </table:table-row>
        <table:table-row table:style-name="ro1">
          <table:table-cell office:value-type="float" office:value="29132" calcext:value-type="float">
            <text:p>29132</text:p>
          </table:table-cell>
          <table:table-cell office:value-type="date" office:date-value="2008-04-20" calcext:value-type="date">
            <text:p>20.04.2008</text:p>
          </table:table-cell>
          <table:table-cell table:number-columns-repeated="3"/>
        </table:table-row>
        <table:table-row table:style-name="ro1">
          <table:table-cell office:value-type="float" office:value="28710" calcext:value-type="float">
            <text:p>28710</text:p>
          </table:table-cell>
          <table:table-cell office:value-type="date" office:date-value="2008-04-21" calcext:value-type="date">
            <text:p>21.04.2008</text:p>
          </table:table-cell>
          <table:table-cell table:number-columns-repeated="3"/>
        </table:table-row>
        <table:table-row table:style-name="ro1">
          <table:table-cell office:value-type="float" office:value="30263" calcext:value-type="float">
            <text:p>30263</text:p>
          </table:table-cell>
          <table:table-cell office:value-type="date" office:date-value="2008-04-22" calcext:value-type="date">
            <text:p>22.04.2008</text:p>
          </table:table-cell>
          <table:table-cell table:number-columns-repeated="3"/>
        </table:table-row>
        <table:table-row table:style-name="ro1">
          <table:table-cell office:value-type="float" office:value="30420" calcext:value-type="float">
            <text:p>30420</text:p>
          </table:table-cell>
          <table:table-cell office:value-type="date" office:date-value="2008-04-23" calcext:value-type="date">
            <text:p>23.04.2008</text:p>
          </table:table-cell>
          <table:table-cell table:number-columns-repeated="3"/>
        </table:table-row>
        <table:table-row table:style-name="ro1">
          <table:table-cell office:value-type="float" office:value="30396" calcext:value-type="float">
            <text:p>30396</text:p>
          </table:table-cell>
          <table:table-cell office:value-type="date" office:date-value="2008-04-24" calcext:value-type="date">
            <text:p>24.04.2008</text:p>
          </table:table-cell>
          <table:table-cell table:number-columns-repeated="3"/>
        </table:table-row>
        <table:table-row table:style-name="ro1">
          <table:table-cell office:value-type="float" office:value="29098" calcext:value-type="float">
            <text:p>29098</text:p>
          </table:table-cell>
          <table:table-cell office:value-type="date" office:date-value="2008-04-25" calcext:value-type="date">
            <text:p>25.04.2008</text:p>
          </table:table-cell>
          <table:table-cell table:number-columns-repeated="3"/>
        </table:table-row>
        <table:table-row table:style-name="ro1">
          <table:table-cell office:value-type="float" office:value="31026" calcext:value-type="float">
            <text:p>31026</text:p>
          </table:table-cell>
          <table:table-cell office:value-type="date" office:date-value="2008-04-26" calcext:value-type="date">
            <text:p>26.04.2008</text:p>
          </table:table-cell>
          <table:table-cell table:number-columns-repeated="3"/>
        </table:table-row>
        <table:table-row table:style-name="ro1">
          <table:table-cell office:value-type="float" office:value="29937" calcext:value-type="float">
            <text:p>29937</text:p>
          </table:table-cell>
          <table:table-cell office:value-type="date" office:date-value="2008-04-27" calcext:value-type="date">
            <text:p>27.04.2008</text:p>
          </table:table-cell>
          <table:table-cell table:number-columns-repeated="3"/>
        </table:table-row>
        <table:table-row table:style-name="ro1">
          <table:table-cell office:value-type="float" office:value="28518" calcext:value-type="float">
            <text:p>28518</text:p>
          </table:table-cell>
          <table:table-cell office:value-type="date" office:date-value="2008-04-28" calcext:value-type="date">
            <text:p>28.04.2008</text:p>
          </table:table-cell>
          <table:table-cell table:number-columns-repeated="3"/>
        </table:table-row>
        <table:table-row table:style-name="ro1">
          <table:table-cell office:value-type="float" office:value="28152" calcext:value-type="float">
            <text:p>28152</text:p>
          </table:table-cell>
          <table:table-cell office:value-type="date" office:date-value="2008-04-29" calcext:value-type="date">
            <text:p>29.04.2008</text:p>
          </table:table-cell>
          <table:table-cell table:number-columns-repeated="3"/>
        </table:table-row>
        <table:table-row table:style-name="ro1">
          <table:table-cell office:value-type="float" office:value="26744" calcext:value-type="float">
            <text:p>26744</text:p>
          </table:table-cell>
          <table:table-cell office:value-type="date" office:date-value="2008-04-30" calcext:value-type="date">
            <text:p>30.04.2008</text:p>
          </table:table-cell>
          <table:table-cell table:number-columns-repeated="3"/>
        </table:table-row>
        <table:table-row table:style-name="ro1">
          <table:table-cell office:value-type="float" office:value="27527" calcext:value-type="float">
            <text:p>27527</text:p>
          </table:table-cell>
          <table:table-cell office:value-type="date" office:date-value="2008-05-01" calcext:value-type="date">
            <text:p>1.05.2008</text:p>
          </table:table-cell>
          <table:table-cell table:number-columns-repeated="3"/>
        </table:table-row>
        <table:table-row table:style-name="ro1">
          <table:table-cell office:value-type="float" office:value="25742" calcext:value-type="float">
            <text:p>25742</text:p>
          </table:table-cell>
          <table:table-cell office:value-type="date" office:date-value="2008-05-02" calcext:value-type="date">
            <text:p>2.05.2008</text:p>
          </table:table-cell>
          <table:table-cell table:number-columns-repeated="3"/>
        </table:table-row>
        <table:table-row table:style-name="ro1">
          <table:table-cell office:value-type="float" office:value="23851" calcext:value-type="float">
            <text:p>23851</text:p>
          </table:table-cell>
          <table:table-cell office:value-type="date" office:date-value="2008-05-03" calcext:value-type="date">
            <text:p>3.05.2008</text:p>
          </table:table-cell>
          <table:table-cell table:number-columns-repeated="3"/>
        </table:table-row>
        <table:table-row table:style-name="ro1">
          <table:table-cell office:value-type="float" office:value="21232" calcext:value-type="float">
            <text:p>21232</text:p>
          </table:table-cell>
          <table:table-cell office:value-type="date" office:date-value="2008-05-04" calcext:value-type="date">
            <text:p>4.05.2008</text:p>
          </table:table-cell>
          <table:table-cell table:number-columns-repeated="3"/>
        </table:table-row>
        <table:table-row table:style-name="ro1">
          <table:table-cell office:value-type="float" office:value="21260" calcext:value-type="float">
            <text:p>21260</text:p>
          </table:table-cell>
          <table:table-cell office:value-type="date" office:date-value="2008-05-05" calcext:value-type="date">
            <text:p>5.05.2008</text:p>
          </table:table-cell>
          <table:table-cell table:number-columns-repeated="3"/>
        </table:table-row>
        <table:table-row table:style-name="ro1">
          <table:table-cell office:value-type="float" office:value="19203" calcext:value-type="float">
            <text:p>19203</text:p>
          </table:table-cell>
          <table:table-cell office:value-type="date" office:date-value="2008-05-06" calcext:value-type="date">
            <text:p>6.05.2008</text:p>
          </table:table-cell>
          <table:table-cell table:number-columns-repeated="3"/>
        </table:table-row>
        <table:table-row table:style-name="ro1">
          <table:table-cell office:value-type="float" office:value="17262" calcext:value-type="float">
            <text:p>17262</text:p>
          </table:table-cell>
          <table:table-cell office:value-type="date" office:date-value="2008-05-07" calcext:value-type="date">
            <text:p>7.05.2008</text:p>
          </table:table-cell>
          <table:table-cell table:number-columns-repeated="3"/>
        </table:table-row>
        <table:table-row table:style-name="ro1">
          <table:table-cell office:value-type="float" office:value="16255" calcext:value-type="float">
            <text:p>16255</text:p>
          </table:table-cell>
          <table:table-cell office:value-type="date" office:date-value="2008-05-08" calcext:value-type="date">
            <text:p>8.05.2008</text:p>
          </table:table-cell>
          <table:table-cell table:number-columns-repeated="3"/>
        </table:table-row>
        <table:table-row table:style-name="ro1">
          <table:table-cell office:value-type="float" office:value="16295" calcext:value-type="float">
            <text:p>16295</text:p>
          </table:table-cell>
          <table:table-cell office:value-type="date" office:date-value="2008-05-09" calcext:value-type="date">
            <text:p>9.05.2008</text:p>
          </table:table-cell>
          <table:table-cell table:number-columns-repeated="3"/>
        </table:table-row>
        <table:table-row table:style-name="ro1">
          <table:table-cell office:value-type="float" office:value="13666" calcext:value-type="float">
            <text:p>13666</text:p>
          </table:table-cell>
          <table:table-cell office:value-type="date" office:date-value="2008-05-10" calcext:value-type="date">
            <text:p>10.05.2008</text:p>
          </table:table-cell>
          <table:table-cell table:number-columns-repeated="3"/>
        </table:table-row>
        <table:table-row table:style-name="ro1">
          <table:table-cell office:value-type="float" office:value="13298" calcext:value-type="float">
            <text:p>13298</text:p>
          </table:table-cell>
          <table:table-cell office:value-type="date" office:date-value="2008-05-11" calcext:value-type="date">
            <text:p>11.05.2008</text:p>
          </table:table-cell>
          <table:table-cell table:number-columns-repeated="3"/>
        </table:table-row>
        <table:table-row table:style-name="ro1">
          <table:table-cell office:value-type="float" office:value="11610" calcext:value-type="float">
            <text:p>11610</text:p>
          </table:table-cell>
          <table:table-cell office:value-type="date" office:date-value="2008-05-12" calcext:value-type="date">
            <text:p>12.05.2008</text:p>
          </table:table-cell>
          <table:table-cell table:number-columns-repeated="3"/>
        </table:table-row>
        <table:table-row table:style-name="ro1">
          <table:table-cell office:value-type="float" office:value="10287" calcext:value-type="float">
            <text:p>10287</text:p>
          </table:table-cell>
          <table:table-cell office:value-type="date" office:date-value="2008-05-13" calcext:value-type="date">
            <text:p>13.05.2008</text:p>
          </table:table-cell>
          <table:table-cell table:number-columns-repeated="3"/>
        </table:table-row>
        <table:table-row table:style-name="ro1">
          <table:table-cell office:value-type="float" office:value="9873" calcext:value-type="float">
            <text:p>9873</text:p>
          </table:table-cell>
          <table:table-cell office:value-type="date" office:date-value="2008-05-14" calcext:value-type="date">
            <text:p>14.05.2008</text:p>
          </table:table-cell>
          <table:table-cell table:number-columns-repeated="3"/>
        </table:table-row>
        <table:table-row table:style-name="ro1">
          <table:table-cell office:value-type="float" office:value="7611" calcext:value-type="float">
            <text:p>7611</text:p>
          </table:table-cell>
          <table:table-cell office:value-type="date" office:date-value="2008-05-15" calcext:value-type="date">
            <text:p>15.05.2008</text:p>
          </table:table-cell>
          <table:table-cell table:number-columns-repeated="3"/>
        </table:table-row>
        <table:table-row table:style-name="ro1">
          <table:table-cell office:value-type="float" office:value="8243" calcext:value-type="float">
            <text:p>8243</text:p>
          </table:table-cell>
          <table:table-cell office:value-type="date" office:date-value="2008-05-16" calcext:value-type="date">
            <text:p>16.05.2008</text:p>
          </table:table-cell>
          <table:table-cell table:number-columns-repeated="3"/>
        </table:table-row>
        <table:table-row table:style-name="ro1">
          <table:table-cell office:value-type="float" office:value="7156" calcext:value-type="float">
            <text:p>7156</text:p>
          </table:table-cell>
          <table:table-cell office:value-type="date" office:date-value="2008-05-17" calcext:value-type="date">
            <text:p>17.05.2008</text:p>
          </table:table-cell>
          <table:table-cell table:number-columns-repeated="3"/>
        </table:table-row>
        <table:table-row table:style-name="ro1">
          <table:table-cell office:value-type="float" office:value="6461" calcext:value-type="float">
            <text:p>6461</text:p>
          </table:table-cell>
          <table:table-cell office:value-type="date" office:date-value="2008-05-18" calcext:value-type="date">
            <text:p>18.05.2008</text:p>
          </table:table-cell>
          <table:table-cell table:number-columns-repeated="3"/>
        </table:table-row>
        <table:table-row table:style-name="ro1">
          <table:table-cell office:value-type="float" office:value="6376" calcext:value-type="float">
            <text:p>6376</text:p>
          </table:table-cell>
          <table:table-cell office:value-type="date" office:date-value="2008-05-19" calcext:value-type="date">
            <text:p>19.05.2008</text:p>
          </table:table-cell>
          <table:table-cell table:number-columns-repeated="3"/>
        </table:table-row>
        <table:table-row table:style-name="ro1">
          <table:table-cell office:value-type="float" office:value="4883" calcext:value-type="float">
            <text:p>4883</text:p>
          </table:table-cell>
          <table:table-cell office:value-type="date" office:date-value="2008-05-20" calcext:value-type="date">
            <text:p>20.05.2008</text:p>
          </table:table-cell>
          <table:table-cell table:number-columns-repeated="3"/>
        </table:table-row>
        <table:table-row table:style-name="ro1">
          <table:table-cell office:value-type="float" office:value="5076" calcext:value-type="float">
            <text:p>5076</text:p>
          </table:table-cell>
          <table:table-cell office:value-type="date" office:date-value="2008-05-21" calcext:value-type="date">
            <text:p>21.05.2008</text:p>
          </table:table-cell>
          <table:table-cell table:number-columns-repeated="3"/>
        </table:table-row>
        <table:table-row table:style-name="ro1">
          <table:table-cell office:value-type="float" office:value="4742" calcext:value-type="float">
            <text:p>4742</text:p>
          </table:table-cell>
          <table:table-cell office:value-type="date" office:date-value="2008-05-22" calcext:value-type="date">
            <text:p>22.05.2008</text:p>
          </table:table-cell>
          <table:table-cell table:number-columns-repeated="3"/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date" office:date-value="2008-05-23" calcext:value-type="date">
            <text:p>23.05.2008</text:p>
          </table:table-cell>
          <table:table-cell table:number-columns-repeated="3"/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date" office:date-value="2008-05-24" calcext:value-type="date">
            <text:p>24.05.2008</text:p>
          </table:table-cell>
          <table:table-cell table:number-columns-repeated="3"/>
        </table:table-row>
        <table:table-row table:style-name="ro1">
          <table:table-cell office:value-type="float" office:value="4139" calcext:value-type="float">
            <text:p>4139</text:p>
          </table:table-cell>
          <table:table-cell office:value-type="date" office:date-value="2008-05-25" calcext:value-type="date">
            <text:p>25.05.2008</text:p>
          </table:table-cell>
          <table:table-cell table:number-columns-repeated="3"/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date" office:date-value="2008-05-26" calcext:value-type="date">
            <text:p>26.05.2008</text:p>
          </table:table-cell>
          <table:table-cell table:number-columns-repeated="3"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date" office:date-value="2008-05-27" calcext:value-type="date">
            <text:p>27.05.2008</text:p>
          </table:table-cell>
          <table:table-cell table:number-columns-repeated="3"/>
        </table:table-row>
        <table:table-row table:style-name="ro1">
          <table:table-cell office:value-type="float" office:value="4356" calcext:value-type="float">
            <text:p>4356</text:p>
          </table:table-cell>
          <table:table-cell office:value-type="date" office:date-value="2008-05-28" calcext:value-type="date">
            <text:p>28.05.2008</text:p>
          </table:table-cell>
          <table:table-cell table:number-columns-repeated="3"/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date" office:date-value="2008-05-29" calcext:value-type="date">
            <text:p>29.05.2008</text:p>
          </table:table-cell>
          <table:table-cell table:number-columns-repeated="3"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date" office:date-value="2008-05-30" calcext:value-type="date">
            <text:p>30.05.2008</text:p>
          </table:table-cell>
          <table:table-cell table:number-columns-repeated="3"/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date" office:date-value="2008-05-31" calcext:value-type="date">
            <text:p>31.05.2008</text:p>
          </table:table-cell>
          <table:table-cell table:number-columns-repeated="3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date" office:date-value="2008-06-01" calcext:value-type="date">
            <text:p>1.06.2008</text:p>
          </table:table-cell>
          <table:table-cell table:number-columns-repeated="3"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date" office:date-value="2008-06-02" calcext:value-type="date">
            <text:p>2.06.2008</text:p>
          </table:table-cell>
          <table:table-cell table:number-columns-repeated="3"/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date" office:date-value="2008-06-03" calcext:value-type="date">
            <text:p>3.06.2008</text:p>
          </table:table-cell>
          <table:table-cell table:number-columns-repeated="3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date" office:date-value="2008-06-04" calcext:value-type="date">
            <text:p>4.06.2008</text:p>
          </table:table-cell>
          <table:table-cell table:number-columns-repeated="3"/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date" office:date-value="2008-06-05" calcext:value-type="date">
            <text:p>5.06.2008</text:p>
          </table:table-cell>
          <table:table-cell table:number-columns-repeated="3"/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date" office:date-value="2008-06-06" calcext:value-type="date">
            <text:p>6.06.2008</text:p>
          </table:table-cell>
          <table:table-cell table:number-columns-repeated="3"/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date" office:date-value="2008-06-07" calcext:value-type="date">
            <text:p>7.06.2008</text:p>
          </table:table-cell>
          <table:table-cell table:number-columns-repeated="3"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date" office:date-value="2008-06-08" calcext:value-type="date">
            <text:p>8.06.2008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date" office:date-value="2008-06-09" calcext:value-type="date">
            <text:p>9.06.2008</text:p>
          </table:table-cell>
          <table:table-cell table:number-columns-repeated="3"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date" office:date-value="2008-06-10" calcext:value-type="date">
            <text:p>10.06.2008</text:p>
          </table:table-cell>
          <table:table-cell table:number-columns-repeated="3"/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date" office:date-value="2008-06-11" calcext:value-type="date">
            <text:p>11.06.2008</text:p>
          </table:table-cell>
          <table:table-cell table:number-columns-repeated="3"/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date" office:date-value="2008-06-12" calcext:value-type="date">
            <text:p>12.06.2008</text:p>
          </table:table-cell>
          <table:table-cell table:number-columns-repeated="3"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date" office:date-value="2008-06-13" calcext:value-type="date">
            <text:p>13.06.2008</text:p>
          </table:table-cell>
          <table:table-cell table:number-columns-repeated="3"/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date" office:date-value="2008-06-14" calcext:value-type="date">
            <text:p>14.06.2008</text:p>
          </table:table-cell>
          <table:table-cell table:number-columns-repeated="3"/>
        </table:table-row>
        <table:table-row table:style-name="ro1">
          <table:table-cell office:value-type="float" office:value="3887" calcext:value-type="float">
            <text:p>3887</text:p>
          </table:table-cell>
          <table:table-cell office:value-type="date" office:date-value="2008-06-15" calcext:value-type="date">
            <text:p>15.06.2008</text:p>
          </table:table-cell>
          <table:table-cell table:number-columns-repeated="3"/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date" office:date-value="2008-06-16" calcext:value-type="date">
            <text:p>16.06.2008</text:p>
          </table:table-cell>
          <table:table-cell table:number-columns-repeated="3"/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date" office:date-value="2008-06-17" calcext:value-type="date">
            <text:p>17.06.2008</text:p>
          </table:table-cell>
          <table:table-cell table:number-columns-repeated="3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date" office:date-value="2008-06-18" calcext:value-type="date">
            <text:p>18.06.2008</text:p>
          </table:table-cell>
          <table:table-cell table:number-columns-repeated="3"/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date" office:date-value="2008-06-19" calcext:value-type="date">
            <text:p>19.06.2008</text:p>
          </table:table-cell>
          <table:table-cell table:number-columns-repeated="3"/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date" office:date-value="2008-06-20" calcext:value-type="date">
            <text:p>20.06.2008</text:p>
          </table:table-cell>
          <table:table-cell table:number-columns-repeated="3"/>
        </table:table-row>
        <table:table-row table:style-name="ro1">
          <table:table-cell office:value-type="float" office:value="3406" calcext:value-type="float">
            <text:p>3406</text:p>
          </table:table-cell>
          <table:table-cell office:value-type="date" office:date-value="2008-06-21" calcext:value-type="date">
            <text:p>21.06.2008</text:p>
          </table:table-cell>
          <table:table-cell table:number-columns-repeated="3"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date" office:date-value="2008-06-22" calcext:value-type="date">
            <text:p>22.06.2008</text:p>
          </table:table-cell>
          <table:table-cell table:number-columns-repeated="3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date" office:date-value="2008-06-23" calcext:value-type="date">
            <text:p>23.06.2008</text:p>
          </table:table-cell>
          <table:table-cell table:number-columns-repeated="3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date" office:date-value="2008-06-24" calcext:value-type="date">
            <text:p>24.06.2008</text:p>
          </table:table-cell>
          <table:table-cell table:number-columns-repeated="3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date" office:date-value="2008-06-25" calcext:value-type="date">
            <text:p>25.06.2008</text:p>
          </table:table-cell>
          <table:table-cell table:number-columns-repeated="3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date" office:date-value="2008-06-26" calcext:value-type="date">
            <text:p>26.06.2008</text:p>
          </table:table-cell>
          <table:table-cell table:number-columns-repeated="3"/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date" office:date-value="2008-06-27" calcext:value-type="date">
            <text:p>27.06.2008</text:p>
          </table:table-cell>
          <table:table-cell table:number-columns-repeated="3"/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date" office:date-value="2008-06-28" calcext:value-type="date">
            <text:p>28.06.2008</text:p>
          </table:table-cell>
          <table:table-cell table:number-columns-repeated="3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date" office:date-value="2008-06-29" calcext:value-type="date">
            <text:p>29.06.2008</text:p>
          </table:table-cell>
          <table:table-cell table:number-columns-repeated="3"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date" office:date-value="2008-06-30" calcext:value-type="date">
            <text:p>30.06.2008</text:p>
          </table:table-cell>
          <table:table-cell table:number-columns-repeated="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date" office:date-value="2008-07-01" calcext:value-type="date">
            <text:p>1.07.2008</text:p>
          </table:table-cell>
          <table:table-cell table:number-columns-repeated="3"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date" office:date-value="2008-07-02" calcext:value-type="date">
            <text:p>2.07.2008</text:p>
          </table:table-cell>
          <table:table-cell table:number-columns-repeated="3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date" office:date-value="2008-07-03" calcext:value-type="date">
            <text:p>3.07.2008</text:p>
          </table:table-cell>
          <table:table-cell table:number-columns-repeated="3"/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date" office:date-value="2008-07-04" calcext:value-type="date">
            <text:p>4.07.2008</text:p>
          </table:table-cell>
          <table:table-cell table:number-columns-repeated="3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date" office:date-value="2008-07-05" calcext:value-type="date">
            <text:p>5.07.2008</text:p>
          </table:table-cell>
          <table:table-cell table:number-columns-repeated="3"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date" office:date-value="2008-07-06" calcext:value-type="date">
            <text:p>6.07.2008</text:p>
          </table:table-cell>
          <table:table-cell table:number-columns-repeated="3"/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date" office:date-value="2008-07-07" calcext:value-type="date">
            <text:p>7.07.2008</text:p>
          </table:table-cell>
          <table:table-cell table:number-columns-repeated="3"/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date" office:date-value="2008-07-08" calcext:value-type="date">
            <text:p>8.07.2008</text:p>
          </table:table-cell>
          <table:table-cell table:number-columns-repeated="3"/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date" office:date-value="2008-07-09" calcext:value-type="date">
            <text:p>9.07.2008</text:p>
          </table:table-cell>
          <table:table-cell table:number-columns-repeated="3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date" office:date-value="2008-07-10" calcext:value-type="date">
            <text:p>10.07.2008</text:p>
          </table:table-cell>
          <table:table-cell table:number-columns-repeated="3"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date" office:date-value="2008-07-11" calcext:value-type="date">
            <text:p>11.07.2008</text:p>
          </table:table-cell>
          <table:table-cell table:number-columns-repeated="3"/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date" office:date-value="2008-07-12" calcext:value-type="date">
            <text:p>12.07.2008</text:p>
          </table:table-cell>
          <table:table-cell table:number-columns-repeated="3"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date" office:date-value="2008-07-13" calcext:value-type="date">
            <text:p>13.07.2008</text:p>
          </table:table-cell>
          <table:table-cell table:number-columns-repeated="3"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date" office:date-value="2008-07-14" calcext:value-type="date">
            <text:p>14.07.2008</text:p>
          </table:table-cell>
          <table:table-cell table:number-columns-repeated="3"/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date" office:date-value="2008-07-15" calcext:value-type="date">
            <text:p>15.07.2008</text:p>
          </table:table-cell>
          <table:table-cell table:number-columns-repeated="3"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date" office:date-value="2008-07-16" calcext:value-type="date">
            <text:p>16.07.2008</text:p>
          </table:table-cell>
          <table:table-cell table:number-columns-repeated="3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date" office:date-value="2008-07-17" calcext:value-type="date">
            <text:p>17.07.2008</text:p>
          </table:table-cell>
          <table:table-cell table:number-columns-repeated="3"/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date" office:date-value="2008-07-18" calcext:value-type="date">
            <text:p>18.07.2008</text:p>
          </table:table-cell>
          <table:table-cell table:number-columns-repeated="3"/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date" office:date-value="2008-07-19" calcext:value-type="date">
            <text:p>19.07.2008</text:p>
          </table:table-cell>
          <table:table-cell table:number-columns-repeated="3"/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date" office:date-value="2008-07-20" calcext:value-type="date">
            <text:p>20.07.2008</text:p>
          </table:table-cell>
          <table:table-cell table:number-columns-repeated="3"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date" office:date-value="2008-07-21" calcext:value-type="date">
            <text:p>21.07.2008</text:p>
          </table:table-cell>
          <table:table-cell table:number-columns-repeated="3"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date" office:date-value="2008-07-22" calcext:value-type="date">
            <text:p>22.07.2008</text:p>
          </table:table-cell>
          <table:table-cell table:number-columns-repeated="3"/>
        </table:table-row>
        <table:table-row table:style-name="ro1">
          <table:table-cell office:value-type="float" office:value="3553" calcext:value-type="float">
            <text:p>3553</text:p>
          </table:table-cell>
          <table:table-cell office:value-type="date" office:date-value="2008-07-23" calcext:value-type="date">
            <text:p>23.07.2008</text:p>
          </table:table-cell>
          <table:table-cell table:number-columns-repeated="3"/>
        </table:table-row>
        <table:table-row table:style-name="ro1">
          <table:table-cell office:value-type="float" office:value="3896" calcext:value-type="float">
            <text:p>3896</text:p>
          </table:table-cell>
          <table:table-cell office:value-type="date" office:date-value="2008-07-24" calcext:value-type="date">
            <text:p>24.07.2008</text:p>
          </table:table-cell>
          <table:table-cell table:number-columns-repeated="3"/>
        </table:table-row>
        <table:table-row table:style-name="ro1">
          <table:table-cell office:value-type="float" office:value="5346" calcext:value-type="float">
            <text:p>5346</text:p>
          </table:table-cell>
          <table:table-cell office:value-type="date" office:date-value="2008-07-25" calcext:value-type="date">
            <text:p>25.07.2008</text:p>
          </table:table-cell>
          <table:table-cell table:number-columns-repeated="3"/>
        </table:table-row>
        <table:table-row table:style-name="ro1">
          <table:table-cell office:value-type="float" office:value="7038" calcext:value-type="float">
            <text:p>7038</text:p>
          </table:table-cell>
          <table:table-cell office:value-type="date" office:date-value="2008-07-26" calcext:value-type="date">
            <text:p>26.07.2008</text:p>
          </table:table-cell>
          <table:table-cell table:number-columns-repeated="3"/>
        </table:table-row>
        <table:table-row table:style-name="ro1">
          <table:table-cell office:value-type="float" office:value="9717" calcext:value-type="float">
            <text:p>9717</text:p>
          </table:table-cell>
          <table:table-cell office:value-type="date" office:date-value="2008-07-27" calcext:value-type="date">
            <text:p>27.07.2008</text:p>
          </table:table-cell>
          <table:table-cell table:number-columns-repeated="3"/>
        </table:table-row>
        <table:table-row table:style-name="ro1">
          <table:table-cell office:value-type="float" office:value="14676" calcext:value-type="float">
            <text:p>14676</text:p>
          </table:table-cell>
          <table:table-cell office:value-type="date" office:date-value="2008-07-28" calcext:value-type="date">
            <text:p>28.07.2008</text:p>
          </table:table-cell>
          <table:table-cell table:number-columns-repeated="3"/>
        </table:table-row>
        <table:table-row table:style-name="ro1">
          <table:table-cell office:value-type="float" office:value="18791" calcext:value-type="float">
            <text:p>18791</text:p>
          </table:table-cell>
          <table:table-cell office:value-type="date" office:date-value="2008-07-29" calcext:value-type="date">
            <text:p>29.07.2008</text:p>
          </table:table-cell>
          <table:table-cell table:number-columns-repeated="3"/>
        </table:table-row>
        <table:table-row table:style-name="ro1">
          <table:table-cell office:value-type="float" office:value="19796" calcext:value-type="float">
            <text:p>19796</text:p>
          </table:table-cell>
          <table:table-cell office:value-type="date" office:date-value="2008-07-30" calcext:value-type="date">
            <text:p>30.07.2008</text:p>
          </table:table-cell>
          <table:table-cell table:number-columns-repeated="3"/>
        </table:table-row>
        <table:table-row table:style-name="ro1">
          <table:table-cell office:value-type="float" office:value="20341" calcext:value-type="float">
            <text:p>20341</text:p>
          </table:table-cell>
          <table:table-cell office:value-type="date" office:date-value="2008-07-31" calcext:value-type="date">
            <text:p>31.07.2008</text:p>
          </table:table-cell>
          <table:table-cell table:number-columns-repeated="3"/>
        </table:table-row>
        <table:table-row table:style-name="ro1">
          <table:table-cell office:value-type="float" office:value="17345" calcext:value-type="float">
            <text:p>17345</text:p>
          </table:table-cell>
          <table:table-cell office:value-type="date" office:date-value="2008-08-01" calcext:value-type="date">
            <text:p>1.08.2008</text:p>
          </table:table-cell>
          <table:table-cell table:number-columns-repeated="3"/>
        </table:table-row>
        <table:table-row table:style-name="ro1">
          <table:table-cell office:value-type="float" office:value="15034" calcext:value-type="float">
            <text:p>15034</text:p>
          </table:table-cell>
          <table:table-cell office:value-type="date" office:date-value="2008-08-02" calcext:value-type="date">
            <text:p>2.08.2008</text:p>
          </table:table-cell>
          <table:table-cell table:number-columns-repeated="3"/>
        </table:table-row>
        <table:table-row table:style-name="ro1">
          <table:table-cell office:value-type="float" office:value="10401" calcext:value-type="float">
            <text:p>10401</text:p>
          </table:table-cell>
          <table:table-cell office:value-type="date" office:date-value="2008-08-03" calcext:value-type="date">
            <text:p>3.08.2008</text:p>
          </table:table-cell>
          <table:table-cell table:number-columns-repeated="3"/>
        </table:table-row>
        <table:table-row table:style-name="ro1">
          <table:table-cell office:value-type="float" office:value="6407" calcext:value-type="float">
            <text:p>6407</text:p>
          </table:table-cell>
          <table:table-cell office:value-type="date" office:date-value="2008-08-04" calcext:value-type="date">
            <text:p>4.08.2008</text:p>
          </table:table-cell>
          <table:table-cell table:number-columns-repeated="3"/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date" office:date-value="2008-08-05" calcext:value-type="date">
            <text:p>5.08.2008</text:p>
          </table:table-cell>
          <table:table-cell table:number-columns-repeated="3"/>
        </table:table-row>
        <table:table-row table:style-name="ro1">
          <table:table-cell office:value-type="float" office:value="4499" calcext:value-type="float">
            <text:p>4499</text:p>
          </table:table-cell>
          <table:table-cell office:value-type="date" office:date-value="2008-08-06" calcext:value-type="date">
            <text:p>6.08.2008</text:p>
          </table:table-cell>
          <table:table-cell table:number-columns-repeated="3"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date" office:date-value="2008-08-07" calcext:value-type="date">
            <text:p>7.08.2008</text:p>
          </table:table-cell>
          <table:table-cell table:number-columns-repeated="3"/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date" office:date-value="2008-08-08" calcext:value-type="date">
            <text:p>8.08.2008</text:p>
          </table:table-cell>
          <table:table-cell table:number-columns-repeated="3"/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date" office:date-value="2008-08-09" calcext:value-type="date">
            <text:p>9.08.2008</text:p>
          </table:table-cell>
          <table:table-cell table:number-columns-repeated="3"/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date" office:date-value="2008-08-10" calcext:value-type="date">
            <text:p>10.08.2008</text:p>
          </table:table-cell>
          <table:table-cell table:number-columns-repeated="3"/>
        </table:table-row>
        <table:table-row table:style-name="ro1">
          <table:table-cell office:value-type="float" office:value="4424" calcext:value-type="float">
            <text:p>4424</text:p>
          </table:table-cell>
          <table:table-cell office:value-type="date" office:date-value="2008-08-11" calcext:value-type="date">
            <text:p>11.08.2008</text:p>
          </table:table-cell>
          <table:table-cell table:number-columns-repeated="3"/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date" office:date-value="2008-08-12" calcext:value-type="date">
            <text:p>12.08.2008</text:p>
          </table:table-cell>
          <table:table-cell table:number-columns-repeated="3"/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date" office:date-value="2008-08-13" calcext:value-type="date">
            <text:p>13.08.2008</text:p>
          </table:table-cell>
          <table:table-cell table:number-columns-repeated="3"/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date" office:date-value="2008-08-14" calcext:value-type="date">
            <text:p>14.08.2008</text:p>
          </table:table-cell>
          <table:table-cell table:number-columns-repeated="3"/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date" office:date-value="2008-08-15" calcext:value-type="date">
            <text:p>15.08.2008</text:p>
          </table:table-cell>
          <table:table-cell table:number-columns-repeated="3"/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date" office:date-value="2008-08-16" calcext:value-type="date">
            <text:p>16.08.2008</text:p>
          </table:table-cell>
          <table:table-cell table:number-columns-repeated="3"/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date" office:date-value="2008-08-17" calcext:value-type="date">
            <text:p>17.08.2008</text:p>
          </table:table-cell>
          <table:table-cell table:number-columns-repeated="3"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date" office:date-value="2008-08-18" calcext:value-type="date">
            <text:p>18.08.2008</text:p>
          </table:table-cell>
          <table:table-cell table:number-columns-repeated="3"/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date" office:date-value="2008-08-19" calcext:value-type="date">
            <text:p>19.08.2008</text:p>
          </table:table-cell>
          <table:table-cell table:number-columns-repeated="3"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date" office:date-value="2008-08-20" calcext:value-type="date">
            <text:p>20.08.2008</text:p>
          </table:table-cell>
          <table:table-cell table:number-columns-repeated="3"/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date" office:date-value="2008-08-21" calcext:value-type="date">
            <text:p>21.08.2008</text:p>
          </table:table-cell>
          <table:table-cell table:number-columns-repeated="3"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date" office:date-value="2008-08-22" calcext:value-type="date">
            <text:p>22.08.2008</text:p>
          </table:table-cell>
          <table:table-cell table:number-columns-repeated="3"/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date" office:date-value="2008-08-23" calcext:value-type="date">
            <text:p>23.08.2008</text:p>
          </table:table-cell>
          <table:table-cell table:number-columns-repeated="3"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date" office:date-value="2008-08-24" calcext:value-type="date">
            <text:p>24.08.2008</text:p>
          </table:table-cell>
          <table:table-cell table:number-columns-repeated="3"/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date" office:date-value="2008-08-25" calcext:value-type="date">
            <text:p>25.08.2008</text:p>
          </table:table-cell>
          <table:table-cell table:number-columns-repeated="3"/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date" office:date-value="2008-08-26" calcext:value-type="date">
            <text:p>26.08.2008</text:p>
          </table:table-cell>
          <table:table-cell table:number-columns-repeated="3"/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date" office:date-value="2008-08-27" calcext:value-type="date">
            <text:p>27.08.2008</text:p>
          </table:table-cell>
          <table:table-cell table:number-columns-repeated="3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date" office:date-value="2008-08-28" calcext:value-type="date">
            <text:p>28.08.2008</text:p>
          </table:table-cell>
          <table:table-cell table:number-columns-repeated="3"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date" office:date-value="2008-08-29" calcext:value-type="date">
            <text:p>29.08.2008</text:p>
          </table:table-cell>
          <table:table-cell table:number-columns-repeated="3"/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date" office:date-value="2008-08-30" calcext:value-type="date">
            <text:p>30.08.2008</text:p>
          </table:table-cell>
          <table:table-cell table:number-columns-repeated="3"/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date" office:date-value="2008-08-31" calcext:value-type="date">
            <text:p>31.08.2008</text:p>
          </table:table-cell>
          <table:table-cell table:number-columns-repeated="3"/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date" office:date-value="2008-09-01" calcext:value-type="date">
            <text:p>1.09.2008</text:p>
          </table:table-cell>
          <table:table-cell table:number-columns-repeated="3"/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date" office:date-value="2008-09-02" calcext:value-type="date">
            <text:p>2.09.2008</text:p>
          </table:table-cell>
          <table:table-cell table:number-columns-repeated="3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date" office:date-value="2008-09-03" calcext:value-type="date">
            <text:p>3.09.2008</text:p>
          </table:table-cell>
          <table:table-cell table:number-columns-repeated="3"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date" office:date-value="2008-09-04" calcext:value-type="date">
            <text:p>4.09.2008</text:p>
          </table:table-cell>
          <table:table-cell table:number-columns-repeated="3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date" office:date-value="2008-09-05" calcext:value-type="date">
            <text:p>5.09.2008</text:p>
          </table:table-cell>
          <table:table-cell table:number-columns-repeated="3"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date" office:date-value="2008-09-06" calcext:value-type="date">
            <text:p>6.09.2008</text:p>
          </table:table-cell>
          <table:table-cell table:number-columns-repeated="3"/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date" office:date-value="2008-09-07" calcext:value-type="date">
            <text:p>7.09.2008</text:p>
          </table:table-cell>
          <table:table-cell table:number-columns-repeated="3"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date" office:date-value="2008-09-08" calcext:value-type="date">
            <text:p>8.09.2008</text:p>
          </table:table-cell>
          <table:table-cell table:number-columns-repeated="3"/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date" office:date-value="2008-09-09" calcext:value-type="date">
            <text:p>9.09.2008</text:p>
          </table:table-cell>
          <table:table-cell table:number-columns-repeated="3"/>
        </table:table-row>
        <table:table-row table:style-name="ro1">
          <table:table-cell office:value-type="float" office:value="4584" calcext:value-type="float">
            <text:p>4584</text:p>
          </table:table-cell>
          <table:table-cell office:value-type="date" office:date-value="2008-09-10" calcext:value-type="date">
            <text:p>10.09.2008</text:p>
          </table:table-cell>
          <table:table-cell table:number-columns-repeated="3"/>
        </table:table-row>
        <table:table-row table:style-name="ro1">
          <table:table-cell office:value-type="float" office:value="4167" calcext:value-type="float">
            <text:p>4167</text:p>
          </table:table-cell>
          <table:table-cell office:value-type="date" office:date-value="2008-09-11" calcext:value-type="date">
            <text:p>11.09.2008</text:p>
          </table:table-cell>
          <table:table-cell table:number-columns-repeated="3"/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date" office:date-value="2008-09-12" calcext:value-type="date">
            <text:p>12.09.2008</text:p>
          </table:table-cell>
          <table:table-cell table:number-columns-repeated="3"/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date" office:date-value="2008-09-13" calcext:value-type="date">
            <text:p>13.09.2008</text:p>
          </table:table-cell>
          <table:table-cell table:number-columns-repeated="3"/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date" office:date-value="2008-09-14" calcext:value-type="date">
            <text:p>14.09.2008</text:p>
          </table:table-cell>
          <table:table-cell table:number-columns-repeated="3"/>
        </table:table-row>
        <table:table-row table:style-name="ro1">
          <table:table-cell office:value-type="float" office:value="5997" calcext:value-type="float">
            <text:p>5997</text:p>
          </table:table-cell>
          <table:table-cell office:value-type="date" office:date-value="2008-09-15" calcext:value-type="date">
            <text:p>15.09.2008</text:p>
          </table:table-cell>
          <table:table-cell table:number-columns-repeated="3"/>
        </table:table-row>
        <table:table-row table:style-name="ro1">
          <table:table-cell office:value-type="float" office:value="5397" calcext:value-type="float">
            <text:p>5397</text:p>
          </table:table-cell>
          <table:table-cell office:value-type="date" office:date-value="2008-09-16" calcext:value-type="date">
            <text:p>16.09.2008</text:p>
          </table:table-cell>
          <table:table-cell table:number-columns-repeated="3"/>
        </table:table-row>
        <table:table-row table:style-name="ro1">
          <table:table-cell office:value-type="float" office:value="9242" calcext:value-type="float">
            <text:p>9242</text:p>
          </table:table-cell>
          <table:table-cell office:value-type="date" office:date-value="2008-09-17" calcext:value-type="date">
            <text:p>17.09.2008</text:p>
          </table:table-cell>
          <table:table-cell table:number-columns-repeated="3"/>
        </table:table-row>
        <table:table-row table:style-name="ro1">
          <table:table-cell office:value-type="float" office:value="14544" calcext:value-type="float">
            <text:p>14544</text:p>
          </table:table-cell>
          <table:table-cell office:value-type="date" office:date-value="2008-09-18" calcext:value-type="date">
            <text:p>18.09.2008</text:p>
          </table:table-cell>
          <table:table-cell table:number-columns-repeated="3"/>
        </table:table-row>
        <table:table-row table:style-name="ro1">
          <table:table-cell office:value-type="float" office:value="20777" calcext:value-type="float">
            <text:p>20777</text:p>
          </table:table-cell>
          <table:table-cell office:value-type="date" office:date-value="2008-09-19" calcext:value-type="date">
            <text:p>19.09.2008</text:p>
          </table:table-cell>
          <table:table-cell table:number-columns-repeated="3"/>
        </table:table-row>
        <table:table-row table:style-name="ro1">
          <table:table-cell office:value-type="float" office:value="26979" calcext:value-type="float">
            <text:p>26979</text:p>
          </table:table-cell>
          <table:table-cell office:value-type="date" office:date-value="2008-09-20" calcext:value-type="date">
            <text:p>20.09.2008</text:p>
          </table:table-cell>
          <table:table-cell table:number-columns-repeated="3"/>
        </table:table-row>
        <table:table-row table:style-name="ro1">
          <table:table-cell office:value-type="float" office:value="30900" calcext:value-type="float">
            <text:p>30900</text:p>
          </table:table-cell>
          <table:table-cell office:value-type="date" office:date-value="2008-09-21" calcext:value-type="date">
            <text:p>21.09.2008</text:p>
          </table:table-cell>
          <table:table-cell table:number-columns-repeated="3"/>
        </table:table-row>
        <table:table-row table:style-name="ro1">
          <table:table-cell office:value-type="float" office:value="30619" calcext:value-type="float">
            <text:p>30619</text:p>
          </table:table-cell>
          <table:table-cell office:value-type="date" office:date-value="2008-09-22" calcext:value-type="date">
            <text:p>22.09.2008</text:p>
          </table:table-cell>
          <table:table-cell table:number-columns-repeated="3"/>
        </table:table-row>
        <table:table-row table:style-name="ro1">
          <table:table-cell office:value-type="float" office:value="26700" calcext:value-type="float">
            <text:p>26700</text:p>
          </table:table-cell>
          <table:table-cell office:value-type="date" office:date-value="2008-09-23" calcext:value-type="date">
            <text:p>23.09.2008</text:p>
          </table:table-cell>
          <table:table-cell table:number-columns-repeated="3"/>
        </table:table-row>
        <table:table-row table:style-name="ro1">
          <table:table-cell office:value-type="float" office:value="20415" calcext:value-type="float">
            <text:p>20415</text:p>
          </table:table-cell>
          <table:table-cell office:value-type="date" office:date-value="2008-09-24" calcext:value-type="date">
            <text:p>24.09.2008</text:p>
          </table:table-cell>
          <table:table-cell table:number-columns-repeated="3"/>
        </table:table-row>
        <table:table-row table:style-name="ro1">
          <table:table-cell office:value-type="float" office:value="14816" calcext:value-type="float">
            <text:p>14816</text:p>
          </table:table-cell>
          <table:table-cell office:value-type="date" office:date-value="2008-09-25" calcext:value-type="date">
            <text:p>25.09.2008</text:p>
          </table:table-cell>
          <table:table-cell table:number-columns-repeated="3"/>
        </table:table-row>
        <table:table-row table:style-name="ro1">
          <table:table-cell office:value-type="float" office:value="8631" calcext:value-type="float">
            <text:p>8631</text:p>
          </table:table-cell>
          <table:table-cell office:value-type="date" office:date-value="2008-09-26" calcext:value-type="date">
            <text:p>26.09.2008</text:p>
          </table:table-cell>
          <table:table-cell table:number-columns-repeated="3"/>
        </table:table-row>
        <table:table-row table:style-name="ro1">
          <table:table-cell office:value-type="float" office:value="6098" calcext:value-type="float">
            <text:p>6098</text:p>
          </table:table-cell>
          <table:table-cell office:value-type="date" office:date-value="2008-09-27" calcext:value-type="date">
            <text:p>27.09.2008</text:p>
          </table:table-cell>
          <table:table-cell table:number-columns-repeated="3"/>
        </table:table-row>
        <table:table-row table:style-name="ro1">
          <table:table-cell office:value-type="float" office:value="5117" calcext:value-type="float">
            <text:p>5117</text:p>
          </table:table-cell>
          <table:table-cell office:value-type="date" office:date-value="2008-09-28" calcext:value-type="date">
            <text:p>28.09.2008</text:p>
          </table:table-cell>
          <table:table-cell table:number-columns-repeated="3"/>
        </table:table-row>
        <table:table-row table:style-name="ro1">
          <table:table-cell office:value-type="float" office:value="5295" calcext:value-type="float">
            <text:p>5295</text:p>
          </table:table-cell>
          <table:table-cell office:value-type="date" office:date-value="2008-09-29" calcext:value-type="date">
            <text:p>29.09.2008</text:p>
          </table:table-cell>
          <table:table-cell table:number-columns-repeated="3"/>
        </table:table-row>
        <table:table-row table:style-name="ro1">
          <table:table-cell office:value-type="float" office:value="4742" calcext:value-type="float">
            <text:p>4742</text:p>
          </table:table-cell>
          <table:table-cell office:value-type="date" office:date-value="2008-09-30" calcext:value-type="date">
            <text:p>30.09.2008</text:p>
          </table:table-cell>
          <table:table-cell table:number-columns-repeated="3"/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date" office:date-value="2008-10-01" calcext:value-type="date">
            <text:p>1.10.2008</text:p>
          </table:table-cell>
          <table:table-cell table:number-columns-repeated="3"/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date" office:date-value="2008-10-02" calcext:value-type="date">
            <text:p>2.10.2008</text:p>
          </table:table-cell>
          <table:table-cell table:number-columns-repeated="3"/>
        </table:table-row>
        <table:table-row table:style-name="ro1">
          <table:table-cell office:value-type="float" office:value="4471" calcext:value-type="float">
            <text:p>4471</text:p>
          </table:table-cell>
          <table:table-cell office:value-type="date" office:date-value="2008-10-03" calcext:value-type="date">
            <text:p>3.10.2008</text:p>
          </table:table-cell>
          <table:table-cell table:number-columns-repeated="3"/>
        </table:table-row>
        <table:table-row table:style-name="ro1">
          <table:table-cell office:value-type="float" office:value="4457" calcext:value-type="float">
            <text:p>4457</text:p>
          </table:table-cell>
          <table:table-cell office:value-type="date" office:date-value="2008-10-04" calcext:value-type="date">
            <text:p>4.10.2008</text:p>
          </table:table-cell>
          <table:table-cell table:number-columns-repeated="3"/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date" office:date-value="2008-10-05" calcext:value-type="date">
            <text:p>5.10.2008</text:p>
          </table:table-cell>
          <table:table-cell table:number-columns-repeated="3"/>
        </table:table-row>
        <table:table-row table:style-name="ro1">
          <table:table-cell office:value-type="float" office:value="4826" calcext:value-type="float">
            <text:p>4826</text:p>
          </table:table-cell>
          <table:table-cell office:value-type="date" office:date-value="2008-10-06" calcext:value-type="date">
            <text:p>6.10.2008</text:p>
          </table:table-cell>
          <table:table-cell table:number-columns-repeated="3"/>
        </table:table-row>
        <table:table-row table:style-name="ro1">
          <table:table-cell office:value-type="float" office:value="4674" calcext:value-type="float">
            <text:p>4674</text:p>
          </table:table-cell>
          <table:table-cell office:value-type="date" office:date-value="2008-10-07" calcext:value-type="date">
            <text:p>7.10.2008</text:p>
          </table:table-cell>
          <table:table-cell table:number-columns-repeated="3"/>
        </table:table-row>
        <table:table-row table:style-name="ro1">
          <table:table-cell office:value-type="float" office:value="5288" calcext:value-type="float">
            <text:p>5288</text:p>
          </table:table-cell>
          <table:table-cell office:value-type="date" office:date-value="2008-10-08" calcext:value-type="date">
            <text:p>8.10.2008</text:p>
          </table:table-cell>
          <table:table-cell table:number-columns-repeated="3"/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date" office:date-value="2008-10-09" calcext:value-type="date">
            <text:p>9.10.2008</text:p>
          </table:table-cell>
          <table:table-cell table:number-columns-repeated="3"/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date" office:date-value="2008-10-10" calcext:value-type="date">
            <text:p>10.10.2008</text:p>
          </table:table-cell>
          <table:table-cell table:number-columns-repeated="3"/>
        </table:table-row>
        <table:table-row table:style-name="ro1">
          <table:table-cell office:value-type="float" office:value="4541" calcext:value-type="float">
            <text:p>4541</text:p>
          </table:table-cell>
          <table:table-cell office:value-type="date" office:date-value="2008-10-11" calcext:value-type="date">
            <text:p>11.10.2008</text:p>
          </table:table-cell>
          <table:table-cell table:number-columns-repeated="3"/>
        </table:table-row>
        <table:table-row table:style-name="ro1">
          <table:table-cell office:value-type="float" office:value="5348" calcext:value-type="float">
            <text:p>5348</text:p>
          </table:table-cell>
          <table:table-cell office:value-type="date" office:date-value="2008-10-12" calcext:value-type="date">
            <text:p>12.10.2008</text:p>
          </table:table-cell>
          <table:table-cell table:number-columns-repeated="3"/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date" office:date-value="2008-10-13" calcext:value-type="date">
            <text:p>13.10.2008</text:p>
          </table:table-cell>
          <table:table-cell table:number-columns-repeated="3"/>
        </table:table-row>
        <table:table-row table:style-name="ro1">
          <table:table-cell office:value-type="float" office:value="5168" calcext:value-type="float">
            <text:p>5168</text:p>
          </table:table-cell>
          <table:table-cell office:value-type="date" office:date-value="2008-10-14" calcext:value-type="date">
            <text:p>14.10.2008</text:p>
          </table:table-cell>
          <table:table-cell table:number-columns-repeated="3"/>
        </table:table-row>
        <table:table-row table:style-name="ro1">
          <table:table-cell office:value-type="float" office:value="6442" calcext:value-type="float">
            <text:p>6442</text:p>
          </table:table-cell>
          <table:table-cell office:value-type="date" office:date-value="2008-10-15" calcext:value-type="date">
            <text:p>15.10.2008</text:p>
          </table:table-cell>
          <table:table-cell table:number-columns-repeated="3"/>
        </table:table-row>
        <table:table-row table:style-name="ro1">
          <table:table-cell office:value-type="float" office:value="6726" calcext:value-type="float">
            <text:p>6726</text:p>
          </table:table-cell>
          <table:table-cell office:value-type="date" office:date-value="2008-10-16" calcext:value-type="date">
            <text:p>16.10.2008</text:p>
          </table:table-cell>
          <table:table-cell table:number-columns-repeated="3"/>
        </table:table-row>
        <table:table-row table:style-name="ro1">
          <table:table-cell office:value-type="float" office:value="5742" calcext:value-type="float">
            <text:p>5742</text:p>
          </table:table-cell>
          <table:table-cell office:value-type="date" office:date-value="2008-10-17" calcext:value-type="date">
            <text:p>17.10.2008</text:p>
          </table:table-cell>
          <table:table-cell table:number-columns-repeated="3"/>
        </table:table-row>
        <table:table-row table:style-name="ro1">
          <table:table-cell office:value-type="float" office:value="5839" calcext:value-type="float">
            <text:p>5839</text:p>
          </table:table-cell>
          <table:table-cell office:value-type="date" office:date-value="2008-10-18" calcext:value-type="date">
            <text:p>18.10.2008</text:p>
          </table:table-cell>
          <table:table-cell table:number-columns-repeated="3"/>
        </table:table-row>
        <table:table-row table:style-name="ro1">
          <table:table-cell office:value-type="float" office:value="5593" calcext:value-type="float">
            <text:p>5593</text:p>
          </table:table-cell>
          <table:table-cell office:value-type="date" office:date-value="2008-10-19" calcext:value-type="date">
            <text:p>19.10.2008</text:p>
          </table:table-cell>
          <table:table-cell table:number-columns-repeated="3"/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date" office:date-value="2008-10-20" calcext:value-type="date">
            <text:p>20.10.2008</text:p>
          </table:table-cell>
          <table:table-cell table:number-columns-repeated="3"/>
        </table:table-row>
        <table:table-row table:style-name="ro1">
          <table:table-cell office:value-type="float" office:value="6733" calcext:value-type="float">
            <text:p>6733</text:p>
          </table:table-cell>
          <table:table-cell office:value-type="date" office:date-value="2008-10-21" calcext:value-type="date">
            <text:p>21.10.2008</text:p>
          </table:table-cell>
          <table:table-cell table:number-columns-repeated="3"/>
        </table:table-row>
        <table:table-row table:style-name="ro1">
          <table:table-cell office:value-type="float" office:value="6834" calcext:value-type="float">
            <text:p>6834</text:p>
          </table:table-cell>
          <table:table-cell office:value-type="date" office:date-value="2008-10-22" calcext:value-type="date">
            <text:p>22.10.2008</text:p>
          </table:table-cell>
          <table:table-cell table:number-columns-repeated="3"/>
        </table:table-row>
        <table:table-row table:style-name="ro1">
          <table:table-cell office:value-type="float" office:value="6874" calcext:value-type="float">
            <text:p>6874</text:p>
          </table:table-cell>
          <table:table-cell office:value-type="date" office:date-value="2008-10-23" calcext:value-type="date">
            <text:p>23.10.2008</text:p>
          </table:table-cell>
          <table:table-cell table:number-columns-repeated="3"/>
        </table:table-row>
        <table:table-row table:style-name="ro1">
          <table:table-cell office:value-type="float" office:value="6512" calcext:value-type="float">
            <text:p>6512</text:p>
          </table:table-cell>
          <table:table-cell office:value-type="date" office:date-value="2008-10-24" calcext:value-type="date">
            <text:p>24.10.2008</text:p>
          </table:table-cell>
          <table:table-cell table:number-columns-repeated="3"/>
        </table:table-row>
        <table:table-row table:style-name="ro1">
          <table:table-cell office:value-type="float" office:value="6077" calcext:value-type="float">
            <text:p>6077</text:p>
          </table:table-cell>
          <table:table-cell office:value-type="date" office:date-value="2008-10-25" calcext:value-type="date">
            <text:p>25.10.2008</text:p>
          </table:table-cell>
          <table:table-cell table:number-columns-repeated="3"/>
        </table:table-row>
        <table:table-row table:style-name="ro1">
          <table:table-cell office:value-type="float" office:value="7003" calcext:value-type="float">
            <text:p>7003</text:p>
          </table:table-cell>
          <table:table-cell office:value-type="date" office:date-value="2008-10-26" calcext:value-type="date">
            <text:p>26.10.2008</text:p>
          </table:table-cell>
          <table:table-cell table:number-columns-repeated="3"/>
        </table:table-row>
        <table:table-row table:style-name="ro1">
          <table:table-cell office:value-type="float" office:value="7172" calcext:value-type="float">
            <text:p>7172</text:p>
          </table:table-cell>
          <table:table-cell office:value-type="date" office:date-value="2008-10-27" calcext:value-type="date">
            <text:p>27.10.2008</text:p>
          </table:table-cell>
          <table:table-cell table:number-columns-repeated="3"/>
        </table:table-row>
        <table:table-row table:style-name="ro1">
          <table:table-cell office:value-type="float" office:value="6769" calcext:value-type="float">
            <text:p>6769</text:p>
          </table:table-cell>
          <table:table-cell office:value-type="date" office:date-value="2008-10-28" calcext:value-type="date">
            <text:p>28.10.2008</text:p>
          </table:table-cell>
          <table:table-cell table:number-columns-repeated="3"/>
        </table:table-row>
        <table:table-row table:style-name="ro1">
          <table:table-cell office:value-type="float" office:value="6222" calcext:value-type="float">
            <text:p>6222</text:p>
          </table:table-cell>
          <table:table-cell office:value-type="date" office:date-value="2008-10-29" calcext:value-type="date">
            <text:p>29.10.2008</text:p>
          </table:table-cell>
          <table:table-cell table:number-columns-repeated="3"/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date" office:date-value="2008-10-30" calcext:value-type="date">
            <text:p>30.10.2008</text:p>
          </table:table-cell>
          <table:table-cell table:number-columns-repeated="3"/>
        </table:table-row>
        <table:table-row table:style-name="ro1">
          <table:table-cell office:value-type="float" office:value="7049" calcext:value-type="float">
            <text:p>7049</text:p>
          </table:table-cell>
          <table:table-cell office:value-type="date" office:date-value="2008-10-31" calcext:value-type="date">
            <text:p>31.10.2008</text:p>
          </table:table-cell>
          <table:table-cell table:number-columns-repeated="3"/>
        </table:table-row>
        <table:table-row table:style-name="ro1">
          <table:table-cell office:value-type="float" office:value="6649" calcext:value-type="float">
            <text:p>6649</text:p>
          </table:table-cell>
          <table:table-cell office:value-type="date" office:date-value="2008-11-01" calcext:value-type="date">
            <text:p>1.11.2008</text:p>
          </table:table-cell>
          <table:table-cell table:number-columns-repeated="3"/>
        </table:table-row>
        <table:table-row table:style-name="ro1">
          <table:table-cell office:value-type="float" office:value="6635" calcext:value-type="float">
            <text:p>6635</text:p>
          </table:table-cell>
          <table:table-cell office:value-type="date" office:date-value="2008-11-02" calcext:value-type="date">
            <text:p>2.11.2008</text:p>
          </table:table-cell>
          <table:table-cell table:number-columns-repeated="3"/>
        </table:table-row>
        <table:table-row table:style-name="ro1">
          <table:table-cell office:value-type="float" office:value="5454" calcext:value-type="float">
            <text:p>5454</text:p>
          </table:table-cell>
          <table:table-cell office:value-type="date" office:date-value="2008-11-03" calcext:value-type="date">
            <text:p>3.11.2008</text:p>
          </table:table-cell>
          <table:table-cell table:number-columns-repeated="3"/>
        </table:table-row>
        <table:table-row table:style-name="ro1">
          <table:table-cell office:value-type="float" office:value="6118" calcext:value-type="float">
            <text:p>6118</text:p>
          </table:table-cell>
          <table:table-cell office:value-type="date" office:date-value="2008-11-04" calcext:value-type="date">
            <text:p>4.11.2008</text:p>
          </table:table-cell>
          <table:table-cell table:number-columns-repeated="3"/>
        </table:table-row>
        <table:table-row table:style-name="ro1">
          <table:table-cell office:value-type="float" office:value="6644" calcext:value-type="float">
            <text:p>6644</text:p>
          </table:table-cell>
          <table:table-cell office:value-type="date" office:date-value="2008-11-05" calcext:value-type="date">
            <text:p>5.11.2008</text:p>
          </table:table-cell>
          <table:table-cell table:number-columns-repeated="3"/>
        </table:table-row>
        <table:table-row table:style-name="ro1">
          <table:table-cell office:value-type="float" office:value="7736" calcext:value-type="float">
            <text:p>7736</text:p>
          </table:table-cell>
          <table:table-cell office:value-type="date" office:date-value="2008-11-06" calcext:value-type="date">
            <text:p>6.11.2008</text:p>
          </table:table-cell>
          <table:table-cell table:number-columns-repeated="3"/>
        </table:table-row>
        <table:table-row table:style-name="ro1">
          <table:table-cell office:value-type="float" office:value="7878" calcext:value-type="float">
            <text:p>7878</text:p>
          </table:table-cell>
          <table:table-cell office:value-type="date" office:date-value="2008-11-07" calcext:value-type="date">
            <text:p>7.11.2008</text:p>
          </table:table-cell>
          <table:table-cell table:number-columns-repeated="3"/>
        </table:table-row>
        <table:table-row table:style-name="ro1">
          <table:table-cell office:value-type="float" office:value="6982" calcext:value-type="float">
            <text:p>6982</text:p>
          </table:table-cell>
          <table:table-cell office:value-type="date" office:date-value="2008-11-08" calcext:value-type="date">
            <text:p>8.11.2008</text:p>
          </table:table-cell>
          <table:table-cell table:number-columns-repeated="3"/>
        </table:table-row>
        <table:table-row table:style-name="ro1">
          <table:table-cell office:value-type="float" office:value="8024" calcext:value-type="float">
            <text:p>8024</text:p>
          </table:table-cell>
          <table:table-cell office:value-type="date" office:date-value="2008-11-09" calcext:value-type="date">
            <text:p>9.11.2008</text:p>
          </table:table-cell>
          <table:table-cell table:number-columns-repeated="3"/>
        </table:table-row>
        <table:table-row table:style-name="ro1">
          <table:table-cell office:value-type="float" office:value="7672" calcext:value-type="float">
            <text:p>7672</text:p>
          </table:table-cell>
          <table:table-cell office:value-type="date" office:date-value="2008-11-10" calcext:value-type="date">
            <text:p>10.11.2008</text:p>
          </table:table-cell>
          <table:table-cell table:number-columns-repeated="3"/>
        </table:table-row>
        <table:table-row table:style-name="ro1">
          <table:table-cell office:value-type="float" office:value="7295" calcext:value-type="float">
            <text:p>7295</text:p>
          </table:table-cell>
          <table:table-cell office:value-type="date" office:date-value="2008-11-11" calcext:value-type="date">
            <text:p>11.11.2008</text:p>
          </table:table-cell>
          <table:table-cell table:number-columns-repeated="3"/>
        </table:table-row>
        <table:table-row table:style-name="ro1">
          <table:table-cell office:value-type="float" office:value="8983" calcext:value-type="float">
            <text:p>8983</text:p>
          </table:table-cell>
          <table:table-cell office:value-type="date" office:date-value="2008-11-12" calcext:value-type="date">
            <text:p>12.11.2008</text:p>
          </table:table-cell>
          <table:table-cell table:number-columns-repeated="3"/>
        </table:table-row>
        <table:table-row table:style-name="ro1">
          <table:table-cell office:value-type="float" office:value="8871" calcext:value-type="float">
            <text:p>8871</text:p>
          </table:table-cell>
          <table:table-cell office:value-type="date" office:date-value="2008-11-13" calcext:value-type="date">
            <text:p>13.11.2008</text:p>
          </table:table-cell>
          <table:table-cell table:number-columns-repeated="3"/>
        </table:table-row>
        <table:table-row table:style-name="ro1">
          <table:table-cell office:value-type="float" office:value="8472" calcext:value-type="float">
            <text:p>8472</text:p>
          </table:table-cell>
          <table:table-cell office:value-type="date" office:date-value="2008-11-14" calcext:value-type="date">
            <text:p>14.11.2008</text:p>
          </table:table-cell>
          <table:table-cell table:number-columns-repeated="3"/>
        </table:table-row>
        <table:table-row table:style-name="ro1">
          <table:table-cell office:value-type="float" office:value="9380" calcext:value-type="float">
            <text:p>9380</text:p>
          </table:table-cell>
          <table:table-cell office:value-type="date" office:date-value="2008-11-15" calcext:value-type="date">
            <text:p>15.11.2008</text:p>
          </table:table-cell>
          <table:table-cell table:number-columns-repeated="3"/>
        </table:table-row>
        <table:table-row table:style-name="ro1">
          <table:table-cell office:value-type="float" office:value="7281" calcext:value-type="float">
            <text:p>7281</text:p>
          </table:table-cell>
          <table:table-cell office:value-type="date" office:date-value="2008-11-16" calcext:value-type="date">
            <text:p>16.11.2008</text:p>
          </table:table-cell>
          <table:table-cell table:number-columns-repeated="3"/>
        </table:table-row>
        <table:table-row table:style-name="ro1">
          <table:table-cell office:value-type="float" office:value="7932" calcext:value-type="float">
            <text:p>7932</text:p>
          </table:table-cell>
          <table:table-cell office:value-type="date" office:date-value="2008-11-17" calcext:value-type="date">
            <text:p>17.11.2008</text:p>
          </table:table-cell>
          <table:table-cell table:number-columns-repeated="3"/>
        </table:table-row>
        <table:table-row table:style-name="ro1">
          <table:table-cell office:value-type="float" office:value="7610" calcext:value-type="float">
            <text:p>7610</text:p>
          </table:table-cell>
          <table:table-cell office:value-type="date" office:date-value="2008-11-18" calcext:value-type="date">
            <text:p>18.11.2008</text:p>
          </table:table-cell>
          <table:table-cell table:number-columns-repeated="3"/>
        </table:table-row>
        <table:table-row table:style-name="ro1">
          <table:table-cell office:value-type="float" office:value="7572" calcext:value-type="float">
            <text:p>7572</text:p>
          </table:table-cell>
          <table:table-cell office:value-type="date" office:date-value="2008-11-19" calcext:value-type="date">
            <text:p>19.11.2008</text:p>
          </table:table-cell>
          <table:table-cell table:number-columns-repeated="3"/>
        </table:table-row>
        <table:table-row table:style-name="ro1">
          <table:table-cell office:value-type="float" office:value="8349" calcext:value-type="float">
            <text:p>8349</text:p>
          </table:table-cell>
          <table:table-cell office:value-type="date" office:date-value="2008-11-20" calcext:value-type="date">
            <text:p>20.11.2008</text:p>
          </table:table-cell>
          <table:table-cell table:number-columns-repeated="3"/>
        </table:table-row>
        <table:table-row table:style-name="ro1">
          <table:table-cell office:value-type="float" office:value="6946" calcext:value-type="float">
            <text:p>6946</text:p>
          </table:table-cell>
          <table:table-cell office:value-type="date" office:date-value="2008-11-21" calcext:value-type="date">
            <text:p>21.11.2008</text:p>
          </table:table-cell>
          <table:table-cell table:number-columns-repeated="3"/>
        </table:table-row>
        <table:table-row table:style-name="ro1">
          <table:table-cell office:value-type="float" office:value="7001" calcext:value-type="float">
            <text:p>7001</text:p>
          </table:table-cell>
          <table:table-cell office:value-type="date" office:date-value="2008-11-22" calcext:value-type="date">
            <text:p>22.11.2008</text:p>
          </table:table-cell>
          <table:table-cell table:number-columns-repeated="3"/>
        </table:table-row>
        <table:table-row table:style-name="ro1">
          <table:table-cell office:value-type="float" office:value="6227" calcext:value-type="float">
            <text:p>6227</text:p>
          </table:table-cell>
          <table:table-cell office:value-type="date" office:date-value="2008-11-23" calcext:value-type="date">
            <text:p>23.11.2008</text:p>
          </table:table-cell>
          <table:table-cell table:number-columns-repeated="3"/>
        </table:table-row>
        <table:table-row table:style-name="ro1">
          <table:table-cell office:value-type="float" office:value="7519" calcext:value-type="float">
            <text:p>7519</text:p>
          </table:table-cell>
          <table:table-cell office:value-type="date" office:date-value="2008-11-24" calcext:value-type="date">
            <text:p>24.11.2008</text:p>
          </table:table-cell>
          <table:table-cell table:number-columns-repeated="3"/>
        </table:table-row>
        <table:table-row table:style-name="ro1">
          <table:table-cell office:value-type="float" office:value="6972" calcext:value-type="float">
            <text:p>6972</text:p>
          </table:table-cell>
          <table:table-cell office:value-type="date" office:date-value="2008-11-25" calcext:value-type="date">
            <text:p>25.11.2008</text:p>
          </table:table-cell>
          <table:table-cell table:number-columns-repeated="3"/>
        </table:table-row>
        <table:table-row table:style-name="ro1">
          <table:table-cell office:value-type="float" office:value="5653" calcext:value-type="float">
            <text:p>5653</text:p>
          </table:table-cell>
          <table:table-cell office:value-type="date" office:date-value="2008-11-26" calcext:value-type="date">
            <text:p>26.11.2008</text:p>
          </table:table-cell>
          <table:table-cell table:number-columns-repeated="3"/>
        </table:table-row>
        <table:table-row table:style-name="ro1">
          <table:table-cell office:value-type="float" office:value="7885" calcext:value-type="float">
            <text:p>7885</text:p>
          </table:table-cell>
          <table:table-cell office:value-type="date" office:date-value="2008-11-27" calcext:value-type="date">
            <text:p>27.11.2008</text:p>
          </table:table-cell>
          <table:table-cell table:number-columns-repeated="3"/>
        </table:table-row>
        <table:table-row table:style-name="ro1">
          <table:table-cell office:value-type="float" office:value="8358" calcext:value-type="float">
            <text:p>8358</text:p>
          </table:table-cell>
          <table:table-cell office:value-type="date" office:date-value="2008-11-28" calcext:value-type="date">
            <text:p>28.11.2008</text:p>
          </table:table-cell>
          <table:table-cell table:number-columns-repeated="3"/>
        </table:table-row>
        <table:table-row table:style-name="ro1">
          <table:table-cell office:value-type="float" office:value="6929" calcext:value-type="float">
            <text:p>6929</text:p>
          </table:table-cell>
          <table:table-cell office:value-type="date" office:date-value="2008-11-29" calcext:value-type="date">
            <text:p>29.11.2008</text:p>
          </table:table-cell>
          <table:table-cell table:number-columns-repeated="3"/>
        </table:table-row>
        <table:table-row table:style-name="ro1">
          <table:table-cell office:value-type="float" office:value="7413" calcext:value-type="float">
            <text:p>7413</text:p>
          </table:table-cell>
          <table:table-cell office:value-type="date" office:date-value="2008-11-30" calcext:value-type="date">
            <text:p>30.11.2008</text:p>
          </table:table-cell>
          <table:table-cell table:number-columns-repeated="3"/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date" office:date-value="2008-12-01" calcext:value-type="date">
            <text:p>1.12.2008</text:p>
          </table:table-cell>
          <table:table-cell table:number-columns-repeated="3"/>
        </table:table-row>
        <table:table-row table:style-name="ro1">
          <table:table-cell office:value-type="float" office:value="6361" calcext:value-type="float">
            <text:p>6361</text:p>
          </table:table-cell>
          <table:table-cell office:value-type="date" office:date-value="2008-12-02" calcext:value-type="date">
            <text:p>2.12.2008</text:p>
          </table:table-cell>
          <table:table-cell table:number-columns-repeated="3"/>
        </table:table-row>
        <table:table-row table:style-name="ro1">
          <table:table-cell office:value-type="float" office:value="6259" calcext:value-type="float">
            <text:p>6259</text:p>
          </table:table-cell>
          <table:table-cell office:value-type="date" office:date-value="2008-12-03" calcext:value-type="date">
            <text:p>3.12.2008</text:p>
          </table:table-cell>
          <table:table-cell table:number-columns-repeated="3"/>
        </table:table-row>
        <table:table-row table:style-name="ro1">
          <table:table-cell office:value-type="float" office:value="6630" calcext:value-type="float">
            <text:p>6630</text:p>
          </table:table-cell>
          <table:table-cell office:value-type="date" office:date-value="2008-12-04" calcext:value-type="date">
            <text:p>4.12.2008</text:p>
          </table:table-cell>
          <table:table-cell table:number-columns-repeated="3"/>
        </table:table-row>
        <table:table-row table:style-name="ro1">
          <table:table-cell office:value-type="float" office:value="7245" calcext:value-type="float">
            <text:p>7245</text:p>
          </table:table-cell>
          <table:table-cell office:value-type="date" office:date-value="2008-12-05" calcext:value-type="date">
            <text:p>5.12.2008</text:p>
          </table:table-cell>
          <table:table-cell table:number-columns-repeated="3"/>
        </table:table-row>
        <table:table-row table:style-name="ro1">
          <table:table-cell office:value-type="float" office:value="7067" calcext:value-type="float">
            <text:p>7067</text:p>
          </table:table-cell>
          <table:table-cell office:value-type="date" office:date-value="2008-12-06" calcext:value-type="date">
            <text:p>6.12.2008</text:p>
          </table:table-cell>
          <table:table-cell table:number-columns-repeated="3"/>
        </table:table-row>
        <table:table-row table:style-name="ro1">
          <table:table-cell office:value-type="float" office:value="6099" calcext:value-type="float">
            <text:p>6099</text:p>
          </table:table-cell>
          <table:table-cell office:value-type="date" office:date-value="2008-12-07" calcext:value-type="date">
            <text:p>7.12.2008</text:p>
          </table:table-cell>
          <table:table-cell table:number-columns-repeated="3"/>
        </table:table-row>
        <table:table-row table:style-name="ro1">
          <table:table-cell office:value-type="float" office:value="5855" calcext:value-type="float">
            <text:p>5855</text:p>
          </table:table-cell>
          <table:table-cell office:value-type="date" office:date-value="2008-12-08" calcext:value-type="date">
            <text:p>8.12.2008</text:p>
          </table:table-cell>
          <table:table-cell table:number-columns-repeated="3"/>
        </table:table-row>
        <table:table-row table:style-name="ro1">
          <table:table-cell office:value-type="float" office:value="6690" calcext:value-type="float">
            <text:p>6690</text:p>
          </table:table-cell>
          <table:table-cell office:value-type="date" office:date-value="2008-12-09" calcext:value-type="date">
            <text:p>9.12.2008</text:p>
          </table:table-cell>
          <table:table-cell table:number-columns-repeated="3"/>
        </table:table-row>
        <table:table-row table:style-name="ro1">
          <table:table-cell office:value-type="float" office:value="6131" calcext:value-type="float">
            <text:p>6131</text:p>
          </table:table-cell>
          <table:table-cell office:value-type="date" office:date-value="2008-12-10" calcext:value-type="date">
            <text:p>10.12.2008</text:p>
          </table:table-cell>
          <table:table-cell table:number-columns-repeated="3"/>
        </table:table-row>
        <table:table-row table:style-name="ro1">
          <table:table-cell office:value-type="float" office:value="7407" calcext:value-type="float">
            <text:p>7407</text:p>
          </table:table-cell>
          <table:table-cell office:value-type="date" office:date-value="2008-12-11" calcext:value-type="date">
            <text:p>11.12.2008</text:p>
          </table:table-cell>
          <table:table-cell table:number-columns-repeated="3"/>
        </table:table-row>
        <table:table-row table:style-name="ro1">
          <table:table-cell office:value-type="float" office:value="5502" calcext:value-type="float">
            <text:p>5502</text:p>
          </table:table-cell>
          <table:table-cell office:value-type="date" office:date-value="2008-12-12" calcext:value-type="date">
            <text:p>12.12.2008</text:p>
          </table:table-cell>
          <table:table-cell table:number-columns-repeated="3"/>
        </table:table-row>
        <table:table-row table:style-name="ro1">
          <table:table-cell office:value-type="float" office:value="6223" calcext:value-type="float">
            <text:p>6223</text:p>
          </table:table-cell>
          <table:table-cell office:value-type="date" office:date-value="2008-12-13" calcext:value-type="date">
            <text:p>13.12.2008</text:p>
          </table:table-cell>
          <table:table-cell table:number-columns-repeated="3"/>
        </table:table-row>
        <table:table-row table:style-name="ro1">
          <table:table-cell office:value-type="float" office:value="6034" calcext:value-type="float">
            <text:p>6034</text:p>
          </table:table-cell>
          <table:table-cell office:value-type="date" office:date-value="2008-12-14" calcext:value-type="date">
            <text:p>14.12.2008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date" office:date-value="2008-12-15" calcext:value-type="date">
            <text:p>15.12.2008</text:p>
          </table:table-cell>
          <table:table-cell table:number-columns-repeated="3"/>
        </table:table-row>
        <table:table-row table:style-name="ro1">
          <table:table-cell office:value-type="float" office:value="5512" calcext:value-type="float">
            <text:p>5512</text:p>
          </table:table-cell>
          <table:table-cell office:value-type="date" office:date-value="2008-12-16" calcext:value-type="date">
            <text:p>16.12.2008</text:p>
          </table:table-cell>
          <table:table-cell table:number-columns-repeated="3"/>
        </table:table-row>
        <table:table-row table:style-name="ro1">
          <table:table-cell office:value-type="float" office:value="4669" calcext:value-type="float">
            <text:p>4669</text:p>
          </table:table-cell>
          <table:table-cell office:value-type="date" office:date-value="2008-12-17" calcext:value-type="date">
            <text:p>17.12.2008</text:p>
          </table:table-cell>
          <table:table-cell table:number-columns-repeated="3"/>
        </table:table-row>
        <table:table-row table:style-name="ro1">
          <table:table-cell office:value-type="float" office:value="5071" calcext:value-type="float">
            <text:p>5071</text:p>
          </table:table-cell>
          <table:table-cell office:value-type="date" office:date-value="2008-12-18" calcext:value-type="date">
            <text:p>18.12.2008</text:p>
          </table:table-cell>
          <table:table-cell table:number-columns-repeated="3"/>
        </table:table-row>
        <table:table-row table:style-name="ro1">
          <table:table-cell office:value-type="float" office:value="5094" calcext:value-type="float">
            <text:p>5094</text:p>
          </table:table-cell>
          <table:table-cell office:value-type="date" office:date-value="2008-12-19" calcext:value-type="date">
            <text:p>19.12.2008</text:p>
          </table:table-cell>
          <table:table-cell table:number-columns-repeated="3"/>
        </table:table-row>
        <table:table-row table:style-name="ro1">
          <table:table-cell office:value-type="float" office:value="5882" calcext:value-type="float">
            <text:p>5882</text:p>
          </table:table-cell>
          <table:table-cell office:value-type="date" office:date-value="2008-12-20" calcext:value-type="date">
            <text:p>20.12.2008</text:p>
          </table:table-cell>
          <table:table-cell table:number-columns-repeated="3"/>
        </table:table-row>
        <table:table-row table:style-name="ro1">
          <table:table-cell office:value-type="float" office:value="4519" calcext:value-type="float">
            <text:p>4519</text:p>
          </table:table-cell>
          <table:table-cell office:value-type="date" office:date-value="2008-12-21" calcext:value-type="date">
            <text:p>21.12.2008</text:p>
          </table:table-cell>
          <table:table-cell table:number-columns-repeated="3"/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date" office:date-value="2008-12-22" calcext:value-type="date">
            <text:p>22.12.2008</text:p>
          </table:table-cell>
          <table:table-cell table:number-columns-repeated="3"/>
        </table:table-row>
        <table:table-row table:style-name="ro1">
          <table:table-cell office:value-type="float" office:value="4307" calcext:value-type="float">
            <text:p>4307</text:p>
          </table:table-cell>
          <table:table-cell office:value-type="date" office:date-value="2008-12-23" calcext:value-type="date">
            <text:p>23.12.2008</text:p>
          </table:table-cell>
          <table:table-cell table:number-columns-repeated="3"/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date" office:date-value="2008-12-24" calcext:value-type="date">
            <text:p>24.12.2008</text:p>
          </table:table-cell>
          <table:table-cell table:number-columns-repeated="3"/>
        </table:table-row>
        <table:table-row table:style-name="ro1">
          <table:table-cell office:value-type="float" office:value="4361" calcext:value-type="float">
            <text:p>4361</text:p>
          </table:table-cell>
          <table:table-cell office:value-type="date" office:date-value="2008-12-25" calcext:value-type="date">
            <text:p>25.12.2008</text:p>
          </table:table-cell>
          <table:table-cell table:number-columns-repeated="3"/>
        </table:table-row>
        <table:table-row table:style-name="ro1">
          <table:table-cell office:value-type="float" office:value="5689" calcext:value-type="float">
            <text:p>5689</text:p>
          </table:table-cell>
          <table:table-cell office:value-type="date" office:date-value="2008-12-26" calcext:value-type="date">
            <text:p>26.12.2008</text:p>
          </table:table-cell>
          <table:table-cell table:number-columns-repeated="3"/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date" office:date-value="2008-12-27" calcext:value-type="date">
            <text:p>27.12.2008</text:p>
          </table:table-cell>
          <table:table-cell table:number-columns-repeated="3"/>
        </table:table-row>
        <table:table-row table:style-name="ro1">
          <table:table-cell office:value-type="float" office:value="5158" calcext:value-type="float">
            <text:p>5158</text:p>
          </table:table-cell>
          <table:table-cell office:value-type="date" office:date-value="2008-12-28" calcext:value-type="date">
            <text:p>28.12.2008</text:p>
          </table:table-cell>
          <table:table-cell table:number-columns-repeated="3"/>
        </table:table-row>
        <table:table-row table:style-name="ro1">
          <table:table-cell office:value-type="float" office:value="4195" calcext:value-type="float">
            <text:p>4195</text:p>
          </table:table-cell>
          <table:table-cell office:value-type="date" office:date-value="2008-12-29" calcext:value-type="date">
            <text:p>29.12.2008</text:p>
          </table:table-cell>
          <table:table-cell table:number-columns-repeated="3"/>
        </table:table-row>
        <table:table-row table:style-name="ro1">
          <table:table-cell office:value-type="float" office:value="3935" calcext:value-type="float">
            <text:p>3935</text:p>
          </table:table-cell>
          <table:table-cell office:value-type="date" office:date-value="2008-12-30" calcext:value-type="date">
            <text:p>30.12.2008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date" office:date-value="2008-12-31" calcext:value-type="date">
            <text:p>31.12.2008</text:p>
          </table:table-cell>
          <table:table-cell table:number-columns-repeated="3"/>
        </table:table-row>
        <table:table-row table:style-name="ro1">
          <table:table-cell office:value-type="float" office:value="4337" calcext:value-type="float">
            <text:p>4337</text:p>
          </table:table-cell>
          <table:table-cell office:value-type="date" office:date-value="2009-01-01" calcext:value-type="date">
            <text:p>1.01.2009</text:p>
          </table:table-cell>
          <table:table-cell table:number-columns-repeated="3"/>
        </table:table-row>
        <table:table-row table:style-name="ro1">
          <table:table-cell office:value-type="float" office:value="4544" calcext:value-type="float">
            <text:p>4544</text:p>
          </table:table-cell>
          <table:table-cell office:value-type="date" office:date-value="2009-01-02" calcext:value-type="date">
            <text:p>2.01.2009</text:p>
          </table:table-cell>
          <table:table-cell table:number-columns-repeated="3"/>
        </table:table-row>
        <table:table-row table:style-name="ro1">
          <table:table-cell office:value-type="float" office:value="4082" calcext:value-type="float">
            <text:p>4082</text:p>
          </table:table-cell>
          <table:table-cell office:value-type="date" office:date-value="2009-01-03" calcext:value-type="date">
            <text:p>3.01.2009</text:p>
          </table:table-cell>
          <table:table-cell table:number-columns-repeated="3"/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date" office:date-value="2009-01-04" calcext:value-type="date">
            <text:p>4.01.2009</text:p>
          </table:table-cell>
          <table:table-cell table:number-columns-repeated="3"/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date" office:date-value="2009-01-05" calcext:value-type="date">
            <text:p>5.01.2009</text:p>
          </table:table-cell>
          <table:table-cell table:number-columns-repeated="3"/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date" office:date-value="2009-01-06" calcext:value-type="date">
            <text:p>6.01.2009</text:p>
          </table:table-cell>
          <table:table-cell table:number-columns-repeated="3"/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date" office:date-value="2009-01-07" calcext:value-type="date">
            <text:p>7.01.2009</text:p>
          </table:table-cell>
          <table:table-cell table:number-columns-repeated="3"/>
        </table:table-row>
        <table:table-row table:style-name="ro1">
          <table:table-cell office:value-type="float" office:value="4779" calcext:value-type="float">
            <text:p>4779</text:p>
          </table:table-cell>
          <table:table-cell office:value-type="date" office:date-value="2009-01-08" calcext:value-type="date">
            <text:p>8.01.2009</text:p>
          </table:table-cell>
          <table:table-cell table:number-columns-repeated="3"/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date" office:date-value="2009-01-09" calcext:value-type="date">
            <text:p>9.01.2009</text:p>
          </table:table-cell>
          <table:table-cell table:number-columns-repeated="3"/>
        </table:table-row>
        <table:table-row table:style-name="ro1">
          <table:table-cell office:value-type="float" office:value="4291" calcext:value-type="float">
            <text:p>4291</text:p>
          </table:table-cell>
          <table:table-cell office:value-type="date" office:date-value="2009-01-10" calcext:value-type="date">
            <text:p>10.01.2009</text:p>
          </table:table-cell>
          <table:table-cell table:number-columns-repeated="3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date" office:date-value="2009-01-11" calcext:value-type="date">
            <text:p>11.01.2009</text:p>
          </table:table-cell>
          <table:table-cell table:number-columns-repeated="3"/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date" office:date-value="2009-01-12" calcext:value-type="date">
            <text:p>12.01.2009</text:p>
          </table:table-cell>
          <table:table-cell table:number-columns-repeated="3"/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date" office:date-value="2009-01-13" calcext:value-type="date">
            <text:p>13.01.2009</text:p>
          </table:table-cell>
          <table:table-cell table:number-columns-repeated="3"/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date" office:date-value="2009-01-14" calcext:value-type="date">
            <text:p>14.01.2009</text:p>
          </table:table-cell>
          <table:table-cell table:number-columns-repeated="3"/>
        </table:table-row>
        <table:table-row table:style-name="ro1">
          <table:table-cell office:value-type="float" office:value="3973" calcext:value-type="float">
            <text:p>3973</text:p>
          </table:table-cell>
          <table:table-cell office:value-type="date" office:date-value="2009-01-15" calcext:value-type="date">
            <text:p>15.01.2009</text:p>
          </table:table-cell>
          <table:table-cell table:number-columns-repeated="3"/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date" office:date-value="2009-01-16" calcext:value-type="date">
            <text:p>16.01.2009</text:p>
          </table:table-cell>
          <table:table-cell table:number-columns-repeated="3"/>
        </table:table-row>
        <table:table-row table:style-name="ro1">
          <table:table-cell office:value-type="float" office:value="4167" calcext:value-type="float">
            <text:p>4167</text:p>
          </table:table-cell>
          <table:table-cell office:value-type="date" office:date-value="2009-01-17" calcext:value-type="date">
            <text:p>17.01.2009</text:p>
          </table:table-cell>
          <table:table-cell table:number-columns-repeated="3"/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date" office:date-value="2009-01-18" calcext:value-type="date">
            <text:p>18.01.2009</text:p>
          </table:table-cell>
          <table:table-cell table:number-columns-repeated="3"/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date" office:date-value="2009-01-19" calcext:value-type="date">
            <text:p>19.01.2009</text:p>
          </table:table-cell>
          <table:table-cell table:number-columns-repeated="3"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date" office:date-value="2009-01-20" calcext:value-type="date">
            <text:p>20.01.2009</text:p>
          </table:table-cell>
          <table:table-cell table:number-columns-repeated="3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date" office:date-value="2009-01-21" calcext:value-type="date">
            <text:p>21.01.2009</text:p>
          </table:table-cell>
          <table:table-cell table:number-columns-repeated="3"/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date" office:date-value="2009-01-22" calcext:value-type="date">
            <text:p>22.01.2009</text:p>
          </table:table-cell>
          <table:table-cell table:number-columns-repeated="3"/>
        </table:table-row>
        <table:table-row table:style-name="ro1">
          <table:table-cell office:value-type="float" office:value="3806" calcext:value-type="float">
            <text:p>3806</text:p>
          </table:table-cell>
          <table:table-cell office:value-type="date" office:date-value="2009-01-23" calcext:value-type="date">
            <text:p>23.01.2009</text:p>
          </table:table-cell>
          <table:table-cell table:number-columns-repeated="3"/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date" office:date-value="2009-01-24" calcext:value-type="date">
            <text:p>24.01.2009</text:p>
          </table:table-cell>
          <table:table-cell table:number-columns-repeated="3"/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date" office:date-value="2009-01-25" calcext:value-type="date">
            <text:p>25.01.2009</text:p>
          </table:table-cell>
          <table:table-cell table:number-columns-repeated="3"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date" office:date-value="2009-01-26" calcext:value-type="date">
            <text:p>26.01.2009</text:p>
          </table:table-cell>
          <table:table-cell table:number-columns-repeated="3"/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date" office:date-value="2009-01-27" calcext:value-type="date">
            <text:p>27.01.2009</text:p>
          </table:table-cell>
          <table:table-cell table:number-columns-repeated="3"/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date" office:date-value="2009-01-28" calcext:value-type="date">
            <text:p>28.01.2009</text:p>
          </table:table-cell>
          <table:table-cell table:number-columns-repeated="3"/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date" office:date-value="2009-01-29" calcext:value-type="date">
            <text:p>29.01.2009</text:p>
          </table:table-cell>
          <table:table-cell table:number-columns-repeated="3"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date" office:date-value="2009-01-30" calcext:value-type="date">
            <text:p>30.01.2009</text:p>
          </table:table-cell>
          <table:table-cell table:number-columns-repeated="3"/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date" office:date-value="2009-01-31" calcext:value-type="date">
            <text:p>31.01.2009</text:p>
          </table:table-cell>
          <table:table-cell table:number-columns-repeated="3"/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date" office:date-value="2009-02-01" calcext:value-type="date">
            <text:p>1.02.2009</text:p>
          </table:table-cell>
          <table:table-cell table:number-columns-repeated="3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date" office:date-value="2009-02-02" calcext:value-type="date">
            <text:p>2.02.2009</text:p>
          </table:table-cell>
          <table:table-cell table:number-columns-repeated="3"/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date" office:date-value="2009-02-03" calcext:value-type="date">
            <text:p>3.02.2009</text:p>
          </table:table-cell>
          <table:table-cell table:number-columns-repeated="3"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date" office:date-value="2009-02-04" calcext:value-type="date">
            <text:p>4.02.2009</text:p>
          </table:table-cell>
          <table:table-cell table:number-columns-repeated="3"/>
        </table:table-row>
        <table:table-row table:style-name="ro1">
          <table:table-cell office:value-type="float" office:value="4318" calcext:value-type="float">
            <text:p>4318</text:p>
          </table:table-cell>
          <table:table-cell office:value-type="date" office:date-value="2009-02-05" calcext:value-type="date">
            <text:p>5.02.2009</text:p>
          </table:table-cell>
          <table:table-cell table:number-columns-repeated="3"/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date" office:date-value="2009-02-06" calcext:value-type="date">
            <text:p>6.02.2009</text:p>
          </table:table-cell>
          <table:table-cell table:number-columns-repeated="3"/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date" office:date-value="2009-02-07" calcext:value-type="date">
            <text:p>7.02.2009</text:p>
          </table:table-cell>
          <table:table-cell table:number-columns-repeated="3"/>
        </table:table-row>
        <table:table-row table:style-name="ro1">
          <table:table-cell office:value-type="float" office:value="4219" calcext:value-type="float">
            <text:p>4219</text:p>
          </table:table-cell>
          <table:table-cell office:value-type="date" office:date-value="2009-02-08" calcext:value-type="date">
            <text:p>8.02.2009</text:p>
          </table:table-cell>
          <table:table-cell table:number-columns-repeated="3"/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date" office:date-value="2009-02-09" calcext:value-type="date">
            <text:p>9.02.2009</text:p>
          </table:table-cell>
          <table:table-cell table:number-columns-repeated="3"/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date" office:date-value="2009-02-10" calcext:value-type="date">
            <text:p>10.02.2009</text:p>
          </table:table-cell>
          <table:table-cell table:number-columns-repeated="3"/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date" office:date-value="2009-02-11" calcext:value-type="date">
            <text:p>11.02.2009</text:p>
          </table:table-cell>
          <table:table-cell table:number-columns-repeated="3"/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date" office:date-value="2009-02-12" calcext:value-type="date">
            <text:p>12.02.2009</text:p>
          </table:table-cell>
          <table:table-cell table:number-columns-repeated="3"/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date" office:date-value="2009-02-13" calcext:value-type="date">
            <text:p>13.02.2009</text:p>
          </table:table-cell>
          <table:table-cell table:number-columns-repeated="3"/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date" office:date-value="2009-02-14" calcext:value-type="date">
            <text:p>14.02.2009</text:p>
          </table:table-cell>
          <table:table-cell table:number-columns-repeated="3"/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date" office:date-value="2009-02-15" calcext:value-type="date">
            <text:p>15.02.2009</text:p>
          </table:table-cell>
          <table:table-cell table:number-columns-repeated="3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date" office:date-value="2009-02-16" calcext:value-type="date">
            <text:p>16.02.2009</text:p>
          </table:table-cell>
          <table:table-cell table:number-columns-repeated="3"/>
        </table:table-row>
        <table:table-row table:style-name="ro1">
          <table:table-cell office:value-type="float" office:value="5021" calcext:value-type="float">
            <text:p>5021</text:p>
          </table:table-cell>
          <table:table-cell office:value-type="date" office:date-value="2009-02-17" calcext:value-type="date">
            <text:p>17.02.2009</text:p>
          </table:table-cell>
          <table:table-cell table:number-columns-repeated="3"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date" office:date-value="2009-02-18" calcext:value-type="date">
            <text:p>18.02.2009</text:p>
          </table:table-cell>
          <table:table-cell table:number-columns-repeated="3"/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date" office:date-value="2009-02-19" calcext:value-type="date">
            <text:p>19.02.2009</text:p>
          </table:table-cell>
          <table:table-cell table:number-columns-repeated="3"/>
        </table:table-row>
        <table:table-row table:style-name="ro1">
          <table:table-cell office:value-type="float" office:value="4203" calcext:value-type="float">
            <text:p>4203</text:p>
          </table:table-cell>
          <table:table-cell office:value-type="date" office:date-value="2009-02-20" calcext:value-type="date">
            <text:p>20.02.2009</text:p>
          </table:table-cell>
          <table:table-cell table:number-columns-repeated="3"/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date" office:date-value="2009-02-21" calcext:value-type="date">
            <text:p>21.02.2009</text:p>
          </table:table-cell>
          <table:table-cell table:number-columns-repeated="3"/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date" office:date-value="2009-02-22" calcext:value-type="date">
            <text:p>22.02.2009</text:p>
          </table:table-cell>
          <table:table-cell table:number-columns-repeated="3"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date" office:date-value="2009-02-23" calcext:value-type="date">
            <text:p>23.02.2009</text:p>
          </table:table-cell>
          <table:table-cell table:number-columns-repeated="3"/>
        </table:table-row>
        <table:table-row table:style-name="ro1">
          <table:table-cell office:value-type="float" office:value="4333" calcext:value-type="float">
            <text:p>4333</text:p>
          </table:table-cell>
          <table:table-cell office:value-type="date" office:date-value="2009-02-24" calcext:value-type="date">
            <text:p>24.02.2009</text:p>
          </table:table-cell>
          <table:table-cell table:number-columns-repeated="3"/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date" office:date-value="2009-02-25" calcext:value-type="date">
            <text:p>25.02.2009</text:p>
          </table:table-cell>
          <table:table-cell table:number-columns-repeated="3"/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date" office:date-value="2009-02-26" calcext:value-type="date">
            <text:p>26.02.2009</text:p>
          </table:table-cell>
          <table:table-cell table:number-columns-repeated="3"/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date" office:date-value="2009-02-27" calcext:value-type="date">
            <text:p>27.02.2009</text:p>
          </table:table-cell>
          <table:table-cell table:number-columns-repeated="3"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date" office:date-value="2009-02-28" calcext:value-type="date">
            <text:p>28.02.2009</text:p>
          </table:table-cell>
          <table:table-cell table:number-columns-repeated="3"/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date" office:date-value="2009-03-01" calcext:value-type="date">
            <text:p>1.03.2009</text:p>
          </table:table-cell>
          <table:table-cell table:number-columns-repeated="3"/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date" office:date-value="2009-03-02" calcext:value-type="date">
            <text:p>2.03.2009</text:p>
          </table:table-cell>
          <table:table-cell table:number-columns-repeated="3"/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date" office:date-value="2009-03-03" calcext:value-type="date">
            <text:p>3.03.2009</text:p>
          </table:table-cell>
          <table:table-cell table:number-columns-repeated="3"/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date" office:date-value="2009-03-04" calcext:value-type="date">
            <text:p>4.03.2009</text:p>
          </table:table-cell>
          <table:table-cell table:number-columns-repeated="3"/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date" office:date-value="2009-03-05" calcext:value-type="date">
            <text:p>5.03.2009</text:p>
          </table:table-cell>
          <table:table-cell table:number-columns-repeated="3"/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date" office:date-value="2009-03-06" calcext:value-type="date">
            <text:p>6.03.2009</text:p>
          </table:table-cell>
          <table:table-cell table:number-columns-repeated="3"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date" office:date-value="2009-03-07" calcext:value-type="date">
            <text:p>7.03.2009</text:p>
          </table:table-cell>
          <table:table-cell table:number-columns-repeated="3"/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date" office:date-value="2009-03-08" calcext:value-type="date">
            <text:p>8.03.2009</text:p>
          </table:table-cell>
          <table:table-cell table:number-columns-repeated="3"/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date" office:date-value="2009-03-09" calcext:value-type="date">
            <text:p>9.03.2009</text:p>
          </table:table-cell>
          <table:table-cell table:number-columns-repeated="3"/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date" office:date-value="2009-03-10" calcext:value-type="date">
            <text:p>10.03.2009</text:p>
          </table:table-cell>
          <table:table-cell table:number-columns-repeated="3"/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date" office:date-value="2009-03-11" calcext:value-type="date">
            <text:p>11.03.2009</text:p>
          </table:table-cell>
          <table:table-cell table:number-columns-repeated="3"/>
        </table:table-row>
        <table:table-row table:style-name="ro1">
          <table:table-cell office:value-type="float" office:value="4751" calcext:value-type="float">
            <text:p>4751</text:p>
          </table:table-cell>
          <table:table-cell office:value-type="date" office:date-value="2009-03-12" calcext:value-type="date">
            <text:p>12.03.2009</text:p>
          </table:table-cell>
          <table:table-cell table:number-columns-repeated="3"/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date" office:date-value="2009-03-13" calcext:value-type="date">
            <text:p>13.03.2009</text:p>
          </table:table-cell>
          <table:table-cell table:number-columns-repeated="3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date" office:date-value="2009-03-14" calcext:value-type="date">
            <text:p>14.03.2009</text:p>
          </table:table-cell>
          <table:table-cell table:number-columns-repeated="3"/>
        </table:table-row>
        <table:table-row table:style-name="ro1">
          <table:table-cell office:value-type="float" office:value="5711" calcext:value-type="float">
            <text:p>5711</text:p>
          </table:table-cell>
          <table:table-cell office:value-type="date" office:date-value="2009-03-15" calcext:value-type="date">
            <text:p>15.03.2009</text:p>
          </table:table-cell>
          <table:table-cell table:number-columns-repeated="3"/>
        </table:table-row>
        <table:table-row table:style-name="ro1">
          <table:table-cell office:value-type="float" office:value="6109" calcext:value-type="float">
            <text:p>6109</text:p>
          </table:table-cell>
          <table:table-cell office:value-type="date" office:date-value="2009-03-16" calcext:value-type="date">
            <text:p>16.03.2009</text:p>
          </table:table-cell>
          <table:table-cell table:number-columns-repeated="3"/>
        </table:table-row>
        <table:table-row table:style-name="ro1">
          <table:table-cell office:value-type="float" office:value="7895" calcext:value-type="float">
            <text:p>7895</text:p>
          </table:table-cell>
          <table:table-cell office:value-type="date" office:date-value="2009-03-17" calcext:value-type="date">
            <text:p>17.03.2009</text:p>
          </table:table-cell>
          <table:table-cell table:number-columns-repeated="3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date" office:date-value="2009-03-18" calcext:value-type="date">
            <text:p>18.03.2009</text:p>
          </table:table-cell>
          <table:table-cell table:number-columns-repeated="3"/>
        </table:table-row>
        <table:table-row table:style-name="ro1">
          <table:table-cell office:value-type="float" office:value="8015" calcext:value-type="float">
            <text:p>8015</text:p>
          </table:table-cell>
          <table:table-cell office:value-type="date" office:date-value="2009-03-19" calcext:value-type="date">
            <text:p>19.03.2009</text:p>
          </table:table-cell>
          <table:table-cell table:number-columns-repeated="3"/>
        </table:table-row>
        <table:table-row table:style-name="ro1">
          <table:table-cell office:value-type="float" office:value="10277" calcext:value-type="float">
            <text:p>10277</text:p>
          </table:table-cell>
          <table:table-cell office:value-type="date" office:date-value="2009-03-20" calcext:value-type="date">
            <text:p>20.03.2009</text:p>
          </table:table-cell>
          <table:table-cell table:number-columns-repeated="3"/>
        </table:table-row>
        <table:table-row table:style-name="ro1">
          <table:table-cell office:value-type="float" office:value="10178" calcext:value-type="float">
            <text:p>10178</text:p>
          </table:table-cell>
          <table:table-cell office:value-type="date" office:date-value="2009-03-21" calcext:value-type="date">
            <text:p>21.03.2009</text:p>
          </table:table-cell>
          <table:table-cell table:number-columns-repeated="3"/>
        </table:table-row>
        <table:table-row table:style-name="ro1">
          <table:table-cell office:value-type="float" office:value="11852" calcext:value-type="float">
            <text:p>11852</text:p>
          </table:table-cell>
          <table:table-cell office:value-type="date" office:date-value="2009-03-22" calcext:value-type="date">
            <text:p>22.03.2009</text:p>
          </table:table-cell>
          <table:table-cell table:number-columns-repeated="3"/>
        </table:table-row>
        <table:table-row table:style-name="ro1">
          <table:table-cell office:value-type="float" office:value="12591" calcext:value-type="float">
            <text:p>12591</text:p>
          </table:table-cell>
          <table:table-cell office:value-type="date" office:date-value="2009-03-23" calcext:value-type="date">
            <text:p>23.03.2009</text:p>
          </table:table-cell>
          <table:table-cell table:number-columns-repeated="3"/>
        </table:table-row>
        <table:table-row table:style-name="ro1">
          <table:table-cell office:value-type="float" office:value="15973" calcext:value-type="float">
            <text:p>15973</text:p>
          </table:table-cell>
          <table:table-cell office:value-type="date" office:date-value="2009-03-24" calcext:value-type="date">
            <text:p>24.03.2009</text:p>
          </table:table-cell>
          <table:table-cell table:number-columns-repeated="3"/>
        </table:table-row>
        <table:table-row table:style-name="ro1">
          <table:table-cell office:value-type="float" office:value="15945" calcext:value-type="float">
            <text:p>15945</text:p>
          </table:table-cell>
          <table:table-cell office:value-type="date" office:date-value="2009-03-25" calcext:value-type="date">
            <text:p>25.03.2009</text:p>
          </table:table-cell>
          <table:table-cell table:number-columns-repeated="3"/>
        </table:table-row>
        <table:table-row table:style-name="ro1">
          <table:table-cell office:value-type="float" office:value="17252" calcext:value-type="float">
            <text:p>17252</text:p>
          </table:table-cell>
          <table:table-cell office:value-type="date" office:date-value="2009-03-26" calcext:value-type="date">
            <text:p>26.03.2009</text:p>
          </table:table-cell>
          <table:table-cell table:number-columns-repeated="3"/>
        </table:table-row>
        <table:table-row table:style-name="ro1">
          <table:table-cell office:value-type="float" office:value="19280" calcext:value-type="float">
            <text:p>19280</text:p>
          </table:table-cell>
          <table:table-cell office:value-type="date" office:date-value="2009-03-27" calcext:value-type="date">
            <text:p>27.03.2009</text:p>
          </table:table-cell>
          <table:table-cell table:number-columns-repeated="3"/>
        </table:table-row>
        <table:table-row table:style-name="ro1">
          <table:table-cell office:value-type="float" office:value="21192" calcext:value-type="float">
            <text:p>21192</text:p>
          </table:table-cell>
          <table:table-cell office:value-type="date" office:date-value="2009-03-28" calcext:value-type="date">
            <text:p>28.03.2009</text:p>
          </table:table-cell>
          <table:table-cell table:number-columns-repeated="3"/>
        </table:table-row>
        <table:table-row table:style-name="ro1">
          <table:table-cell office:value-type="float" office:value="21862" calcext:value-type="float">
            <text:p>21862</text:p>
          </table:table-cell>
          <table:table-cell office:value-type="date" office:date-value="2009-03-29" calcext:value-type="date">
            <text:p>29.03.2009</text:p>
          </table:table-cell>
          <table:table-cell table:number-columns-repeated="3"/>
        </table:table-row>
        <table:table-row table:style-name="ro1">
          <table:table-cell office:value-type="float" office:value="22732" calcext:value-type="float">
            <text:p>22732</text:p>
          </table:table-cell>
          <table:table-cell office:value-type="date" office:date-value="2009-03-30" calcext:value-type="date">
            <text:p>30.03.2009</text:p>
          </table:table-cell>
          <table:table-cell table:number-columns-repeated="3"/>
        </table:table-row>
        <table:table-row table:style-name="ro1">
          <table:table-cell office:value-type="float" office:value="25541" calcext:value-type="float">
            <text:p>25541</text:p>
          </table:table-cell>
          <table:table-cell office:value-type="date" office:date-value="2009-03-31" calcext:value-type="date">
            <text:p>31.03.2009</text:p>
          </table:table-cell>
          <table:table-cell table:number-columns-repeated="3"/>
        </table:table-row>
        <table:table-row table:style-name="ro1">
          <table:table-cell office:value-type="float" office:value="27288" calcext:value-type="float">
            <text:p>27288</text:p>
          </table:table-cell>
          <table:table-cell office:value-type="date" office:date-value="2009-04-01" calcext:value-type="date">
            <text:p>1.04.2009</text:p>
          </table:table-cell>
          <table:table-cell table:number-columns-repeated="3"/>
        </table:table-row>
        <table:table-row table:style-name="ro1">
          <table:table-cell office:value-type="float" office:value="29244" calcext:value-type="float">
            <text:p>29244</text:p>
          </table:table-cell>
          <table:table-cell office:value-type="date" office:date-value="2009-04-02" calcext:value-type="date">
            <text:p>2.04.2009</text:p>
          </table:table-cell>
          <table:table-cell table:number-columns-repeated="3"/>
        </table:table-row>
        <table:table-row table:style-name="ro1">
          <table:table-cell office:value-type="float" office:value="30545" calcext:value-type="float">
            <text:p>30545</text:p>
          </table:table-cell>
          <table:table-cell office:value-type="date" office:date-value="2009-04-03" calcext:value-type="date">
            <text:p>3.04.2009</text:p>
          </table:table-cell>
          <table:table-cell table:number-columns-repeated="3"/>
        </table:table-row>
        <table:table-row table:style-name="ro1">
          <table:table-cell office:value-type="float" office:value="31889" calcext:value-type="float">
            <text:p>31889</text:p>
          </table:table-cell>
          <table:table-cell office:value-type="date" office:date-value="2009-04-04" calcext:value-type="date">
            <text:p>4.04.2009</text:p>
          </table:table-cell>
          <table:table-cell table:number-columns-repeated="3"/>
        </table:table-row>
        <table:table-row table:style-name="ro1">
          <table:table-cell office:value-type="float" office:value="32857" calcext:value-type="float">
            <text:p>32857</text:p>
          </table:table-cell>
          <table:table-cell office:value-type="date" office:date-value="2009-04-05" calcext:value-type="date">
            <text:p>5.04.2009</text:p>
          </table:table-cell>
          <table:table-cell table:number-columns-repeated="3"/>
        </table:table-row>
        <table:table-row table:style-name="ro1">
          <table:table-cell office:value-type="float" office:value="34068" calcext:value-type="float">
            <text:p>34068</text:p>
          </table:table-cell>
          <table:table-cell office:value-type="date" office:date-value="2009-04-06" calcext:value-type="date">
            <text:p>6.04.2009</text:p>
          </table:table-cell>
          <table:table-cell table:number-columns-repeated="3"/>
        </table:table-row>
        <table:table-row table:style-name="ro1">
          <table:table-cell office:value-type="float" office:value="34173" calcext:value-type="float">
            <text:p>34173</text:p>
          </table:table-cell>
          <table:table-cell office:value-type="date" office:date-value="2009-04-07" calcext:value-type="date">
            <text:p>7.04.2009</text:p>
          </table:table-cell>
          <table:table-cell table:number-columns-repeated="3"/>
        </table:table-row>
        <table:table-row table:style-name="ro1">
          <table:table-cell office:value-type="float" office:value="35532" calcext:value-type="float">
            <text:p>35532</text:p>
          </table:table-cell>
          <table:table-cell office:value-type="date" office:date-value="2009-04-08" calcext:value-type="date">
            <text:p>8.04.2009</text:p>
          </table:table-cell>
          <table:table-cell table:number-columns-repeated="3"/>
        </table:table-row>
        <table:table-row table:style-name="ro1">
          <table:table-cell office:value-type="float" office:value="35501" calcext:value-type="float">
            <text:p>35501</text:p>
          </table:table-cell>
          <table:table-cell office:value-type="date" office:date-value="2009-04-09" calcext:value-type="date">
            <text:p>9.04.2009</text:p>
          </table:table-cell>
          <table:table-cell table:number-columns-repeated="3"/>
        </table:table-row>
        <table:table-row table:style-name="ro1">
          <table:table-cell office:value-type="float" office:value="34673" calcext:value-type="float">
            <text:p>34673</text:p>
          </table:table-cell>
          <table:table-cell office:value-type="date" office:date-value="2009-04-10" calcext:value-type="date">
            <text:p>10.04.2009</text:p>
          </table:table-cell>
          <table:table-cell table:number-columns-repeated="3"/>
        </table:table-row>
        <table:table-row table:style-name="ro1">
          <table:table-cell office:value-type="float" office:value="34613" calcext:value-type="float">
            <text:p>34613</text:p>
          </table:table-cell>
          <table:table-cell office:value-type="date" office:date-value="2009-04-11" calcext:value-type="date">
            <text:p>11.04.2009</text:p>
          </table:table-cell>
          <table:table-cell table:number-columns-repeated="3"/>
        </table:table-row>
        <table:table-row table:style-name="ro1">
          <table:table-cell office:value-type="float" office:value="35093" calcext:value-type="float">
            <text:p>35093</text:p>
          </table:table-cell>
          <table:table-cell office:value-type="date" office:date-value="2009-04-12" calcext:value-type="date">
            <text:p>12.04.2009</text:p>
          </table:table-cell>
          <table:table-cell table:number-columns-repeated="3"/>
        </table:table-row>
        <table:table-row table:style-name="ro1">
          <table:table-cell office:value-type="float" office:value="34211" calcext:value-type="float">
            <text:p>34211</text:p>
          </table:table-cell>
          <table:table-cell office:value-type="date" office:date-value="2009-04-13" calcext:value-type="date">
            <text:p>13.04.2009</text:p>
          </table:table-cell>
          <table:table-cell table:number-columns-repeated="3"/>
        </table:table-row>
        <table:table-row table:style-name="ro1">
          <table:table-cell office:value-type="float" office:value="34299" calcext:value-type="float">
            <text:p>34299</text:p>
          </table:table-cell>
          <table:table-cell office:value-type="date" office:date-value="2009-04-14" calcext:value-type="date">
            <text:p>14.04.2009</text:p>
          </table:table-cell>
          <table:table-cell table:number-columns-repeated="3"/>
        </table:table-row>
        <table:table-row table:style-name="ro1">
          <table:table-cell office:value-type="float" office:value="31797" calcext:value-type="float">
            <text:p>31797</text:p>
          </table:table-cell>
          <table:table-cell office:value-type="date" office:date-value="2009-04-15" calcext:value-type="date">
            <text:p>15.04.2009</text:p>
          </table:table-cell>
          <table:table-cell table:number-columns-repeated="3"/>
        </table:table-row>
        <table:table-row table:style-name="ro1">
          <table:table-cell office:value-type="float" office:value="31352" calcext:value-type="float">
            <text:p>31352</text:p>
          </table:table-cell>
          <table:table-cell office:value-type="date" office:date-value="2009-04-16" calcext:value-type="date">
            <text:p>16.04.2009</text:p>
          </table:table-cell>
          <table:table-cell table:number-columns-repeated="3"/>
        </table:table-row>
        <table:table-row table:style-name="ro1">
          <table:table-cell office:value-type="float" office:value="30008" calcext:value-type="float">
            <text:p>30008</text:p>
          </table:table-cell>
          <table:table-cell office:value-type="date" office:date-value="2009-04-17" calcext:value-type="date">
            <text:p>17.04.2009</text:p>
          </table:table-cell>
          <table:table-cell table:number-columns-repeated="3"/>
        </table:table-row>
        <table:table-row table:style-name="ro1">
          <table:table-cell office:value-type="float" office:value="28493" calcext:value-type="float">
            <text:p>28493</text:p>
          </table:table-cell>
          <table:table-cell office:value-type="date" office:date-value="2009-04-18" calcext:value-type="date">
            <text:p>18.04.2009</text:p>
          </table:table-cell>
          <table:table-cell table:number-columns-repeated="3"/>
        </table:table-row>
        <table:table-row table:style-name="ro1">
          <table:table-cell office:value-type="float" office:value="26201" calcext:value-type="float">
            <text:p>26201</text:p>
          </table:table-cell>
          <table:table-cell office:value-type="date" office:date-value="2009-04-19" calcext:value-type="date">
            <text:p>19.04.2009</text:p>
          </table:table-cell>
          <table:table-cell table:number-columns-repeated="3"/>
        </table:table-row>
        <table:table-row table:style-name="ro1">
          <table:table-cell office:value-type="float" office:value="23851" calcext:value-type="float">
            <text:p>23851</text:p>
          </table:table-cell>
          <table:table-cell office:value-type="date" office:date-value="2009-04-20" calcext:value-type="date">
            <text:p>20.04.2009</text:p>
          </table:table-cell>
          <table:table-cell table:number-columns-repeated="3"/>
        </table:table-row>
        <table:table-row table:style-name="ro1">
          <table:table-cell office:value-type="float" office:value="23814" calcext:value-type="float">
            <text:p>23814</text:p>
          </table:table-cell>
          <table:table-cell office:value-type="date" office:date-value="2009-04-21" calcext:value-type="date">
            <text:p>21.04.2009</text:p>
          </table:table-cell>
          <table:table-cell table:number-columns-repeated="3"/>
        </table:table-row>
        <table:table-row table:style-name="ro1">
          <table:table-cell office:value-type="float" office:value="20493" calcext:value-type="float">
            <text:p>20493</text:p>
          </table:table-cell>
          <table:table-cell office:value-type="date" office:date-value="2009-04-22" calcext:value-type="date">
            <text:p>22.04.2009</text:p>
          </table:table-cell>
          <table:table-cell table:number-columns-repeated="3"/>
        </table:table-row>
        <table:table-row table:style-name="ro1">
          <table:table-cell office:value-type="float" office:value="20137" calcext:value-type="float">
            <text:p>20137</text:p>
          </table:table-cell>
          <table:table-cell office:value-type="date" office:date-value="2009-04-23" calcext:value-type="date">
            <text:p>23.04.2009</text:p>
          </table:table-cell>
          <table:table-cell table:number-columns-repeated="3"/>
        </table:table-row>
        <table:table-row table:style-name="ro1">
          <table:table-cell office:value-type="float" office:value="17812" calcext:value-type="float">
            <text:p>17812</text:p>
          </table:table-cell>
          <table:table-cell office:value-type="date" office:date-value="2009-04-24" calcext:value-type="date">
            <text:p>24.04.2009</text:p>
          </table:table-cell>
          <table:table-cell table:number-columns-repeated="3"/>
        </table:table-row>
        <table:table-row table:style-name="ro1">
          <table:table-cell office:value-type="float" office:value="15804" calcext:value-type="float">
            <text:p>15804</text:p>
          </table:table-cell>
          <table:table-cell office:value-type="date" office:date-value="2009-04-25" calcext:value-type="date">
            <text:p>25.04.2009</text:p>
          </table:table-cell>
          <table:table-cell table:number-columns-repeated="3"/>
        </table:table-row>
        <table:table-row table:style-name="ro1">
          <table:table-cell office:value-type="float" office:value="13762" calcext:value-type="float">
            <text:p>13762</text:p>
          </table:table-cell>
          <table:table-cell office:value-type="date" office:date-value="2009-04-26" calcext:value-type="date">
            <text:p>26.04.2009</text:p>
          </table:table-cell>
          <table:table-cell table:number-columns-repeated="3"/>
        </table:table-row>
        <table:table-row table:style-name="ro1">
          <table:table-cell office:value-type="float" office:value="13318" calcext:value-type="float">
            <text:p>13318</text:p>
          </table:table-cell>
          <table:table-cell office:value-type="date" office:date-value="2009-04-27" calcext:value-type="date">
            <text:p>27.04.2009</text:p>
          </table:table-cell>
          <table:table-cell table:number-columns-repeated="3"/>
        </table:table-row>
        <table:table-row table:style-name="ro1">
          <table:table-cell office:value-type="float" office:value="12602" calcext:value-type="float">
            <text:p>12602</text:p>
          </table:table-cell>
          <table:table-cell office:value-type="date" office:date-value="2009-04-28" calcext:value-type="date">
            <text:p>28.04.2009</text:p>
          </table:table-cell>
          <table:table-cell table:number-columns-repeated="3"/>
        </table:table-row>
        <table:table-row table:style-name="ro1">
          <table:table-cell office:value-type="float" office:value="10530" calcext:value-type="float">
            <text:p>10530</text:p>
          </table:table-cell>
          <table:table-cell office:value-type="date" office:date-value="2009-04-29" calcext:value-type="date">
            <text:p>29.04.2009</text:p>
          </table:table-cell>
          <table:table-cell table:number-columns-repeated="3"/>
        </table:table-row>
        <table:table-row table:style-name="ro1">
          <table:table-cell office:value-type="float" office:value="9038" calcext:value-type="float">
            <text:p>9038</text:p>
          </table:table-cell>
          <table:table-cell office:value-type="date" office:date-value="2009-04-30" calcext:value-type="date">
            <text:p>30.04.2009</text:p>
          </table:table-cell>
          <table:table-cell table:number-columns-repeated="3"/>
        </table:table-row>
        <table:table-row table:style-name="ro1">
          <table:table-cell office:value-type="float" office:value="9493" calcext:value-type="float">
            <text:p>9493</text:p>
          </table:table-cell>
          <table:table-cell office:value-type="date" office:date-value="2009-05-01" calcext:value-type="date">
            <text:p>1.05.2009</text:p>
          </table:table-cell>
          <table:table-cell table:number-columns-repeated="3"/>
        </table:table-row>
        <table:table-row table:style-name="ro1">
          <table:table-cell office:value-type="float" office:value="8516" calcext:value-type="float">
            <text:p>8516</text:p>
          </table:table-cell>
          <table:table-cell office:value-type="date" office:date-value="2009-05-02" calcext:value-type="date">
            <text:p>2.05.2009</text:p>
          </table:table-cell>
          <table:table-cell table:number-columns-repeated="3"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date" office:date-value="2009-05-03" calcext:value-type="date">
            <text:p>3.05.2009</text:p>
          </table:table-cell>
          <table:table-cell table:number-columns-repeated="3"/>
        </table:table-row>
        <table:table-row table:style-name="ro1">
          <table:table-cell office:value-type="float" office:value="6272" calcext:value-type="float">
            <text:p>6272</text:p>
          </table:table-cell>
          <table:table-cell office:value-type="date" office:date-value="2009-05-04" calcext:value-type="date">
            <text:p>4.05.2009</text:p>
          </table:table-cell>
          <table:table-cell table:number-columns-repeated="3"/>
        </table:table-row>
        <table:table-row table:style-name="ro1">
          <table:table-cell office:value-type="float" office:value="5776" calcext:value-type="float">
            <text:p>5776</text:p>
          </table:table-cell>
          <table:table-cell office:value-type="date" office:date-value="2009-05-05" calcext:value-type="date">
            <text:p>5.05.2009</text:p>
          </table:table-cell>
          <table:table-cell table:number-columns-repeated="3"/>
        </table:table-row>
        <table:table-row table:style-name="ro1">
          <table:table-cell office:value-type="float" office:value="6292" calcext:value-type="float">
            <text:p>6292</text:p>
          </table:table-cell>
          <table:table-cell office:value-type="date" office:date-value="2009-05-06" calcext:value-type="date">
            <text:p>6.05.2009</text:p>
          </table:table-cell>
          <table:table-cell table:number-columns-repeated="3"/>
        </table:table-row>
        <table:table-row table:style-name="ro1">
          <table:table-cell office:value-type="float" office:value="4342" calcext:value-type="float">
            <text:p>4342</text:p>
          </table:table-cell>
          <table:table-cell office:value-type="date" office:date-value="2009-05-07" calcext:value-type="date">
            <text:p>7.05.2009</text:p>
          </table:table-cell>
          <table:table-cell table:number-columns-repeated="3"/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date" office:date-value="2009-05-08" calcext:value-type="date">
            <text:p>8.05.2009</text:p>
          </table:table-cell>
          <table:table-cell table:number-columns-repeated="3"/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date" office:date-value="2009-05-09" calcext:value-type="date">
            <text:p>9.05.2009</text:p>
          </table:table-cell>
          <table:table-cell table:number-columns-repeated="3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date" office:date-value="2009-05-10" calcext:value-type="date">
            <text:p>10.05.2009</text:p>
          </table:table-cell>
          <table:table-cell table:number-columns-repeated="3"/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date" office:date-value="2009-05-11" calcext:value-type="date">
            <text:p>11.05.2009</text:p>
          </table:table-cell>
          <table:table-cell table:number-columns-repeated="3"/>
        </table:table-row>
        <table:table-row table:style-name="ro1">
          <table:table-cell office:value-type="float" office:value="4084" calcext:value-type="float">
            <text:p>4084</text:p>
          </table:table-cell>
          <table:table-cell office:value-type="date" office:date-value="2009-05-12" calcext:value-type="date">
            <text:p>12.05.2009</text:p>
          </table:table-cell>
          <table:table-cell table:number-columns-repeated="3"/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date" office:date-value="2009-05-13" calcext:value-type="date">
            <text:p>13.05.2009</text:p>
          </table:table-cell>
          <table:table-cell table:number-columns-repeated="3"/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date" office:date-value="2009-05-14" calcext:value-type="date">
            <text:p>14.05.2009</text:p>
          </table:table-cell>
          <table:table-cell table:number-columns-repeated="3"/>
        </table:table-row>
        <table:table-row table:style-name="ro1">
          <table:table-cell office:value-type="float" office:value="3777" calcext:value-type="float">
            <text:p>3777</text:p>
          </table:table-cell>
          <table:table-cell office:value-type="date" office:date-value="2009-05-15" calcext:value-type="date">
            <text:p>15.05.2009</text:p>
          </table:table-cell>
          <table:table-cell table:number-columns-repeated="3"/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date" office:date-value="2009-05-16" calcext:value-type="date">
            <text:p>16.05.2009</text:p>
          </table:table-cell>
          <table:table-cell table:number-columns-repeated="3"/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date" office:date-value="2009-05-17" calcext:value-type="date">
            <text:p>17.05.2009</text:p>
          </table:table-cell>
          <table:table-cell table:number-columns-repeated="3"/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date" office:date-value="2009-05-18" calcext:value-type="date">
            <text:p>18.05.2009</text:p>
          </table:table-cell>
          <table:table-cell table:number-columns-repeated="3"/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date" office:date-value="2009-05-19" calcext:value-type="date">
            <text:p>19.05.2009</text:p>
          </table:table-cell>
          <table:table-cell table:number-columns-repeated="3"/>
        </table:table-row>
        <table:table-row table:style-name="ro1">
          <table:table-cell office:value-type="float" office:value="3918" calcext:value-type="float">
            <text:p>3918</text:p>
          </table:table-cell>
          <table:table-cell office:value-type="date" office:date-value="2009-05-20" calcext:value-type="date">
            <text:p>20.05.2009</text:p>
          </table:table-cell>
          <table:table-cell table:number-columns-repeated="3"/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date" office:date-value="2009-05-21" calcext:value-type="date">
            <text:p>21.05.2009</text:p>
          </table:table-cell>
          <table:table-cell table:number-columns-repeated="3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date" office:date-value="2009-05-22" calcext:value-type="date">
            <text:p>22.05.2009</text:p>
          </table:table-cell>
          <table:table-cell table:number-columns-repeated="3"/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date" office:date-value="2009-05-23" calcext:value-type="date">
            <text:p>23.05.2009</text:p>
          </table:table-cell>
          <table:table-cell table:number-columns-repeated="3"/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date" office:date-value="2009-05-24" calcext:value-type="date">
            <text:p>24.05.2009</text:p>
          </table:table-cell>
          <table:table-cell table:number-columns-repeated="3"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date" office:date-value="2009-05-25" calcext:value-type="date">
            <text:p>25.05.2009</text:p>
          </table:table-cell>
          <table:table-cell table:number-columns-repeated="3"/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date" office:date-value="2009-05-26" calcext:value-type="date">
            <text:p>26.05.2009</text:p>
          </table:table-cell>
          <table:table-cell table:number-columns-repeated="3"/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date" office:date-value="2009-05-27" calcext:value-type="date">
            <text:p>27.05.2009</text:p>
          </table:table-cell>
          <table:table-cell table:number-columns-repeated="3"/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date" office:date-value="2009-05-28" calcext:value-type="date">
            <text:p>28.05.2009</text:p>
          </table:table-cell>
          <table:table-cell table:number-columns-repeated="3"/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date" office:date-value="2009-05-29" calcext:value-type="date">
            <text:p>29.05.2009</text:p>
          </table:table-cell>
          <table:table-cell table:number-columns-repeated="3"/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date" office:date-value="2009-05-30" calcext:value-type="date">
            <text:p>30.05.2009</text:p>
          </table:table-cell>
          <table:table-cell table:number-columns-repeated="3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date" office:date-value="2009-05-31" calcext:value-type="date">
            <text:p>31.05.2009</text:p>
          </table:table-cell>
          <table:table-cell table:number-columns-repeated="3"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date" office:date-value="2009-06-01" calcext:value-type="date">
            <text:p>1.06.2009</text:p>
          </table:table-cell>
          <table:table-cell table:number-columns-repeated="3"/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date" office:date-value="2009-06-02" calcext:value-type="date">
            <text:p>2.06.2009</text:p>
          </table:table-cell>
          <table:table-cell table:number-columns-repeated="3"/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date" office:date-value="2009-06-03" calcext:value-type="date">
            <text:p>3.06.2009</text:p>
          </table:table-cell>
          <table:table-cell table:number-columns-repeated="3"/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date" office:date-value="2009-06-04" calcext:value-type="date">
            <text:p>4.06.2009</text:p>
          </table:table-cell>
          <table:table-cell table:number-columns-repeated="3"/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date" office:date-value="2009-06-05" calcext:value-type="date">
            <text:p>5.06.2009</text:p>
          </table:table-cell>
          <table:table-cell table:number-columns-repeated="3"/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date" office:date-value="2009-06-06" calcext:value-type="date">
            <text:p>6.06.2009</text:p>
          </table:table-cell>
          <table:table-cell table:number-columns-repeated="3"/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date" office:date-value="2009-06-07" calcext:value-type="date">
            <text:p>7.06.2009</text:p>
          </table:table-cell>
          <table:table-cell table:number-columns-repeated="3"/>
        </table:table-row>
        <table:table-row table:style-name="ro1">
          <table:table-cell office:value-type="float" office:value="4582" calcext:value-type="float">
            <text:p>4582</text:p>
          </table:table-cell>
          <table:table-cell office:value-type="date" office:date-value="2009-06-08" calcext:value-type="date">
            <text:p>8.06.2009</text:p>
          </table:table-cell>
          <table:table-cell table:number-columns-repeated="3"/>
        </table:table-row>
        <table:table-row table:style-name="ro1">
          <table:table-cell office:value-type="float" office:value="7644" calcext:value-type="float">
            <text:p>7644</text:p>
          </table:table-cell>
          <table:table-cell office:value-type="date" office:date-value="2009-06-09" calcext:value-type="date">
            <text:p>9.06.2009</text:p>
          </table:table-cell>
          <table:table-cell table:number-columns-repeated="3"/>
        </table:table-row>
        <table:table-row table:style-name="ro1">
          <table:table-cell office:value-type="float" office:value="10982" calcext:value-type="float">
            <text:p>10982</text:p>
          </table:table-cell>
          <table:table-cell office:value-type="date" office:date-value="2009-06-10" calcext:value-type="date">
            <text:p>10.06.2009</text:p>
          </table:table-cell>
          <table:table-cell table:number-columns-repeated="3"/>
        </table:table-row>
        <table:table-row table:style-name="ro1">
          <table:table-cell office:value-type="float" office:value="14162" calcext:value-type="float">
            <text:p>14162</text:p>
          </table:table-cell>
          <table:table-cell office:value-type="date" office:date-value="2009-06-11" calcext:value-type="date">
            <text:p>11.06.2009</text:p>
          </table:table-cell>
          <table:table-cell table:number-columns-repeated="3"/>
        </table:table-row>
        <table:table-row table:style-name="ro1">
          <table:table-cell office:value-type="float" office:value="18471" calcext:value-type="float">
            <text:p>18471</text:p>
          </table:table-cell>
          <table:table-cell office:value-type="date" office:date-value="2009-06-12" calcext:value-type="date">
            <text:p>12.06.2009</text:p>
          </table:table-cell>
          <table:table-cell table:number-columns-repeated="3"/>
        </table:table-row>
        <table:table-row table:style-name="ro1">
          <table:table-cell office:value-type="float" office:value="21678" calcext:value-type="float">
            <text:p>21678</text:p>
          </table:table-cell>
          <table:table-cell office:value-type="date" office:date-value="2009-06-13" calcext:value-type="date">
            <text:p>13.06.2009</text:p>
          </table:table-cell>
          <table:table-cell table:number-columns-repeated="3"/>
        </table:table-row>
        <table:table-row table:style-name="ro1">
          <table:table-cell office:value-type="float" office:value="21732" calcext:value-type="float">
            <text:p>21732</text:p>
          </table:table-cell>
          <table:table-cell office:value-type="date" office:date-value="2009-06-14" calcext:value-type="date">
            <text:p>14.06.2009</text:p>
          </table:table-cell>
          <table:table-cell table:number-columns-repeated="3"/>
        </table:table-row>
        <table:table-row table:style-name="ro1">
          <table:table-cell office:value-type="float" office:value="18900" calcext:value-type="float">
            <text:p>18900</text:p>
          </table:table-cell>
          <table:table-cell office:value-type="date" office:date-value="2009-06-15" calcext:value-type="date">
            <text:p>15.06.2009</text:p>
          </table:table-cell>
          <table:table-cell table:number-columns-repeated="3"/>
        </table:table-row>
        <table:table-row table:style-name="ro1">
          <table:table-cell office:value-type="float" office:value="15404" calcext:value-type="float">
            <text:p>15404</text:p>
          </table:table-cell>
          <table:table-cell office:value-type="date" office:date-value="2009-06-16" calcext:value-type="date">
            <text:p>16.06.2009</text:p>
          </table:table-cell>
          <table:table-cell table:number-columns-repeated="3"/>
        </table:table-row>
        <table:table-row table:style-name="ro1">
          <table:table-cell office:value-type="float" office:value="10761" calcext:value-type="float">
            <text:p>10761</text:p>
          </table:table-cell>
          <table:table-cell office:value-type="date" office:date-value="2009-06-17" calcext:value-type="date">
            <text:p>17.06.2009</text:p>
          </table:table-cell>
          <table:table-cell table:number-columns-repeated="3"/>
        </table:table-row>
        <table:table-row table:style-name="ro1">
          <table:table-cell office:value-type="float" office:value="6931" calcext:value-type="float">
            <text:p>6931</text:p>
          </table:table-cell>
          <table:table-cell office:value-type="date" office:date-value="2009-06-18" calcext:value-type="date">
            <text:p>18.06.2009</text:p>
          </table:table-cell>
          <table:table-cell table:number-columns-repeated="3"/>
        </table:table-row>
        <table:table-row table:style-name="ro1">
          <table:table-cell office:value-type="float" office:value="5084" calcext:value-type="float">
            <text:p>5084</text:p>
          </table:table-cell>
          <table:table-cell office:value-type="date" office:date-value="2009-06-19" calcext:value-type="date">
            <text:p>19.06.2009</text:p>
          </table:table-cell>
          <table:table-cell table:number-columns-repeated="3"/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date" office:date-value="2009-06-20" calcext:value-type="date">
            <text:p>20.06.2009</text:p>
          </table:table-cell>
          <table:table-cell table:number-columns-repeated="3"/>
        </table:table-row>
        <table:table-row table:style-name="ro1">
          <table:table-cell office:value-type="float" office:value="4441" calcext:value-type="float">
            <text:p>4441</text:p>
          </table:table-cell>
          <table:table-cell office:value-type="date" office:date-value="2009-06-21" calcext:value-type="date">
            <text:p>21.06.2009</text:p>
          </table:table-cell>
          <table:table-cell table:number-columns-repeated="3"/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date" office:date-value="2009-06-22" calcext:value-type="date">
            <text:p>22.06.2009</text:p>
          </table:table-cell>
          <table:table-cell table:number-columns-repeated="3"/>
        </table:table-row>
        <table:table-row table:style-name="ro1">
          <table:table-cell office:value-type="float" office:value="3927" calcext:value-type="float">
            <text:p>3927</text:p>
          </table:table-cell>
          <table:table-cell office:value-type="date" office:date-value="2009-06-23" calcext:value-type="date">
            <text:p>23.06.2009</text:p>
          </table:table-cell>
          <table:table-cell table:number-columns-repeated="3"/>
        </table:table-row>
        <table:table-row table:style-name="ro1">
          <table:table-cell office:value-type="float" office:value="3807" calcext:value-type="float">
            <text:p>3807</text:p>
          </table:table-cell>
          <table:table-cell office:value-type="date" office:date-value="2009-06-24" calcext:value-type="date">
            <text:p>24.06.2009</text:p>
          </table:table-cell>
          <table:table-cell table:number-columns-repeated="3"/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date" office:date-value="2009-06-25" calcext:value-type="date">
            <text:p>25.06.2009</text:p>
          </table:table-cell>
          <table:table-cell table:number-columns-repeated="3"/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date" office:date-value="2009-06-26" calcext:value-type="date">
            <text:p>26.06.2009</text:p>
          </table:table-cell>
          <table:table-cell table:number-columns-repeated="3"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date" office:date-value="2009-06-27" calcext:value-type="date">
            <text:p>27.06.2009</text:p>
          </table:table-cell>
          <table:table-cell table:number-columns-repeated="3"/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date" office:date-value="2009-06-28" calcext:value-type="date">
            <text:p>28.06.2009</text:p>
          </table:table-cell>
          <table:table-cell table:number-columns-repeated="3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date" office:date-value="2009-06-29" calcext:value-type="date">
            <text:p>29.06.2009</text:p>
          </table:table-cell>
          <table:table-cell table:number-columns-repeated="3"/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date" office:date-value="2009-06-30" calcext:value-type="date">
            <text:p>30.06.2009</text:p>
          </table:table-cell>
          <table:table-cell table:number-columns-repeated="3"/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date" office:date-value="2009-07-01" calcext:value-type="date">
            <text:p>1.07.2009</text:p>
          </table:table-cell>
          <table:table-cell table:number-columns-repeated="3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date" office:date-value="2009-07-02" calcext:value-type="date">
            <text:p>2.07.2009</text:p>
          </table:table-cell>
          <table:table-cell table:number-columns-repeated="3"/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date" office:date-value="2009-07-03" calcext:value-type="date">
            <text:p>3.07.2009</text:p>
          </table:table-cell>
          <table:table-cell table:number-columns-repeated="3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date" office:date-value="2009-07-04" calcext:value-type="date">
            <text:p>4.07.2009</text:p>
          </table:table-cell>
          <table:table-cell table:number-columns-repeated="3"/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date" office:date-value="2009-07-05" calcext:value-type="date">
            <text:p>5.07.2009</text:p>
          </table:table-cell>
          <table:table-cell table:number-columns-repeated="3"/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date" office:date-value="2009-07-06" calcext:value-type="date">
            <text:p>6.07.2009</text:p>
          </table:table-cell>
          <table:table-cell table:number-columns-repeated="3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date" office:date-value="2009-07-07" calcext:value-type="date">
            <text:p>7.07.2009</text:p>
          </table:table-cell>
          <table:table-cell table:number-columns-repeated="3"/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date" office:date-value="2009-07-08" calcext:value-type="date">
            <text:p>8.07.2009</text:p>
          </table:table-cell>
          <table:table-cell table:number-columns-repeated="3"/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date" office:date-value="2009-07-09" calcext:value-type="date">
            <text:p>9.07.2009</text:p>
          </table:table-cell>
          <table:table-cell table:number-columns-repeated="3"/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date" office:date-value="2009-07-10" calcext:value-type="date">
            <text:p>10.07.2009</text:p>
          </table:table-cell>
          <table:table-cell table:number-columns-repeated="3"/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date" office:date-value="2009-07-11" calcext:value-type="date">
            <text:p>11.07.2009</text:p>
          </table:table-cell>
          <table:table-cell table:number-columns-repeated="3"/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date" office:date-value="2009-07-12" calcext:value-type="date">
            <text:p>12.07.2009</text:p>
          </table:table-cell>
          <table:table-cell table:number-columns-repeated="3"/>
        </table:table-row>
        <table:table-row table:style-name="ro1">
          <table:table-cell office:value-type="float" office:value="4517" calcext:value-type="float">
            <text:p>4517</text:p>
          </table:table-cell>
          <table:table-cell office:value-type="date" office:date-value="2009-07-13" calcext:value-type="date">
            <text:p>13.07.2009</text:p>
          </table:table-cell>
          <table:table-cell table:number-columns-repeated="3"/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date" office:date-value="2009-07-14" calcext:value-type="date">
            <text:p>14.07.2009</text:p>
          </table:table-cell>
          <table:table-cell table:number-columns-repeated="3"/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date" office:date-value="2009-07-15" calcext:value-type="date">
            <text:p>15.07.2009</text:p>
          </table:table-cell>
          <table:table-cell table:number-columns-repeated="3"/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date" office:date-value="2009-07-16" calcext:value-type="date">
            <text:p>16.07.2009</text:p>
          </table:table-cell>
          <table:table-cell table:number-columns-repeated="3"/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date" office:date-value="2009-07-17" calcext:value-type="date">
            <text:p>17.07.2009</text:p>
          </table:table-cell>
          <table:table-cell table:number-columns-repeated="3"/>
        </table:table-row>
        <table:table-row table:style-name="ro1">
          <table:table-cell office:value-type="float" office:value="4302" calcext:value-type="float">
            <text:p>4302</text:p>
          </table:table-cell>
          <table:table-cell office:value-type="date" office:date-value="2009-07-18" calcext:value-type="date">
            <text:p>18.07.2009</text:p>
          </table:table-cell>
          <table:table-cell table:number-columns-repeated="3"/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date" office:date-value="2009-07-19" calcext:value-type="date">
            <text:p>19.07.2009</text:p>
          </table:table-cell>
          <table:table-cell table:number-columns-repeated="3"/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date" office:date-value="2009-07-20" calcext:value-type="date">
            <text:p>20.07.2009</text:p>
          </table:table-cell>
          <table:table-cell table:number-columns-repeated="3"/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date" office:date-value="2009-07-21" calcext:value-type="date">
            <text:p>21.07.2009</text:p>
          </table:table-cell>
          <table:table-cell table:number-columns-repeated="3"/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date" office:date-value="2009-07-22" calcext:value-type="date">
            <text:p>22.07.2009</text:p>
          </table:table-cell>
          <table:table-cell table:number-columns-repeated="3"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date" office:date-value="2009-07-23" calcext:value-type="date">
            <text:p>23.07.2009</text:p>
          </table:table-cell>
          <table:table-cell table:number-columns-repeated="3"/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date" office:date-value="2009-07-24" calcext:value-type="date">
            <text:p>24.07.2009</text:p>
          </table:table-cell>
          <table:table-cell table:number-columns-repeated="3"/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date" office:date-value="2009-07-25" calcext:value-type="date">
            <text:p>25.07.2009</text:p>
          </table:table-cell>
          <table:table-cell table:number-columns-repeated="3"/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date" office:date-value="2009-07-26" calcext:value-type="date">
            <text:p>26.07.2009</text:p>
          </table:table-cell>
          <table:table-cell table:number-columns-repeated="3"/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date" office:date-value="2009-07-27" calcext:value-type="date">
            <text:p>27.07.2009</text:p>
          </table:table-cell>
          <table:table-cell table:number-columns-repeated="3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date" office:date-value="2009-07-28" calcext:value-type="date">
            <text:p>28.07.2009</text:p>
          </table:table-cell>
          <table:table-cell table:number-columns-repeated="3"/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date" office:date-value="2009-07-29" calcext:value-type="date">
            <text:p>29.07.2009</text:p>
          </table:table-cell>
          <table:table-cell table:number-columns-repeated="3"/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date" office:date-value="2009-07-30" calcext:value-type="date">
            <text:p>30.07.2009</text:p>
          </table:table-cell>
          <table:table-cell table:number-columns-repeated="3"/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date" office:date-value="2009-07-31" calcext:value-type="date">
            <text:p>31.07.2009</text:p>
          </table:table-cell>
          <table:table-cell table:number-columns-repeated="3"/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date" office:date-value="2009-08-01" calcext:value-type="date">
            <text:p>1.08.2009</text:p>
          </table:table-cell>
          <table:table-cell table:number-columns-repeated="3"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date" office:date-value="2009-08-02" calcext:value-type="date">
            <text:p>2.08.2009</text:p>
          </table:table-cell>
          <table:table-cell table:number-columns-repeated="3"/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date" office:date-value="2009-08-03" calcext:value-type="date">
            <text:p>3.08.2009</text:p>
          </table:table-cell>
          <table:table-cell table:number-columns-repeated="3"/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date" office:date-value="2009-08-04" calcext:value-type="date">
            <text:p>4.08.2009</text:p>
          </table:table-cell>
          <table:table-cell table:number-columns-repeated="3"/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date" office:date-value="2009-08-05" calcext:value-type="date">
            <text:p>5.08.2009</text:p>
          </table:table-cell>
          <table:table-cell table:number-columns-repeated="3"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date" office:date-value="2009-08-06" calcext:value-type="date">
            <text:p>6.08.2009</text:p>
          </table:table-cell>
          <table:table-cell table:number-columns-repeated="3"/>
        </table:table-row>
        <table:table-row table:style-name="ro1">
          <table:table-cell office:value-type="float" office:value="3895" calcext:value-type="float">
            <text:p>3895</text:p>
          </table:table-cell>
          <table:table-cell office:value-type="date" office:date-value="2009-08-07" calcext:value-type="date">
            <text:p>7.08.2009</text:p>
          </table:table-cell>
          <table:table-cell table:number-columns-repeated="3"/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date" office:date-value="2009-08-08" calcext:value-type="date">
            <text:p>8.08.2009</text:p>
          </table:table-cell>
          <table:table-cell table:number-columns-repeated="3"/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date" office:date-value="2009-08-09" calcext:value-type="date">
            <text:p>9.08.2009</text:p>
          </table:table-cell>
          <table:table-cell table:number-columns-repeated="3"/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date" office:date-value="2009-08-10" calcext:value-type="date">
            <text:p>10.08.2009</text:p>
          </table:table-cell>
          <table:table-cell table:number-columns-repeated="3"/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date" office:date-value="2009-08-11" calcext:value-type="date">
            <text:p>11.08.2009</text:p>
          </table:table-cell>
          <table:table-cell table:number-columns-repeated="3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date" office:date-value="2009-08-12" calcext:value-type="date">
            <text:p>12.08.2009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date" office:date-value="2009-08-13" calcext:value-type="date">
            <text:p>13.08.2009</text:p>
          </table:table-cell>
          <table:table-cell table:number-columns-repeated="3"/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date" office:date-value="2009-08-14" calcext:value-type="date">
            <text:p>14.08.2009</text:p>
          </table:table-cell>
          <table:table-cell table:number-columns-repeated="3"/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date" office:date-value="2009-08-15" calcext:value-type="date">
            <text:p>15.08.2009</text:p>
          </table:table-cell>
          <table:table-cell table:number-columns-repeated="3"/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date" office:date-value="2009-08-16" calcext:value-type="date">
            <text:p>16.08.2009</text:p>
          </table:table-cell>
          <table:table-cell table:number-columns-repeated="3"/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date" office:date-value="2009-08-17" calcext:value-type="date">
            <text:p>17.08.2009</text:p>
          </table:table-cell>
          <table:table-cell table:number-columns-repeated="3"/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date" office:date-value="2009-08-18" calcext:value-type="date">
            <text:p>18.08.2009</text:p>
          </table:table-cell>
          <table:table-cell table:number-columns-repeated="3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date" office:date-value="2009-08-19" calcext:value-type="date">
            <text:p>19.08.2009</text:p>
          </table:table-cell>
          <table:table-cell table:number-columns-repeated="3"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date" office:date-value="2009-08-20" calcext:value-type="date">
            <text:p>20.08.2009</text:p>
          </table:table-cell>
          <table:table-cell table:number-columns-repeated="3"/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date" office:date-value="2009-08-21" calcext:value-type="date">
            <text:p>21.08.2009</text:p>
          </table:table-cell>
          <table:table-cell table:number-columns-repeated="3"/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date" office:date-value="2009-08-22" calcext:value-type="date">
            <text:p>22.08.2009</text:p>
          </table:table-cell>
          <table:table-cell table:number-columns-repeated="3"/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date" office:date-value="2009-08-23" calcext:value-type="date">
            <text:p>23.08.2009</text:p>
          </table:table-cell>
          <table:table-cell table:number-columns-repeated="3"/>
        </table:table-row>
        <table:table-row table:style-name="ro1">
          <table:table-cell office:value-type="float" office:value="4276" calcext:value-type="float">
            <text:p>4276</text:p>
          </table:table-cell>
          <table:table-cell office:value-type="date" office:date-value="2009-08-24" calcext:value-type="date">
            <text:p>24.08.2009</text:p>
          </table:table-cell>
          <table:table-cell table:number-columns-repeated="3"/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date" office:date-value="2009-08-25" calcext:value-type="date">
            <text:p>25.08.2009</text:p>
          </table:table-cell>
          <table:table-cell table:number-columns-repeated="3"/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date" office:date-value="2009-08-26" calcext:value-type="date">
            <text:p>26.08.2009</text:p>
          </table:table-cell>
          <table:table-cell table:number-columns-repeated="3"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date" office:date-value="2009-08-27" calcext:value-type="date">
            <text:p>27.08.2009</text:p>
          </table:table-cell>
          <table:table-cell table:number-columns-repeated="3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date" office:date-value="2009-08-28" calcext:value-type="date">
            <text:p>28.08.2009</text:p>
          </table:table-cell>
          <table:table-cell table:number-columns-repeated="3"/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date" office:date-value="2009-08-29" calcext:value-type="date">
            <text:p>29.08.2009</text:p>
          </table:table-cell>
          <table:table-cell table:number-columns-repeated="3"/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date" office:date-value="2009-08-30" calcext:value-type="date">
            <text:p>30.08.2009</text:p>
          </table:table-cell>
          <table:table-cell table:number-columns-repeated="3"/>
        </table:table-row>
        <table:table-row table:style-name="ro1">
          <table:table-cell office:value-type="float" office:value="5457" calcext:value-type="float">
            <text:p>5457</text:p>
          </table:table-cell>
          <table:table-cell office:value-type="date" office:date-value="2009-08-31" calcext:value-type="date">
            <text:p>31.08.2009</text:p>
          </table:table-cell>
          <table:table-cell table:number-columns-repeated="3"/>
        </table:table-row>
        <table:table-row table:style-name="ro1">
          <table:table-cell office:value-type="float" office:value="6149" calcext:value-type="float">
            <text:p>6149</text:p>
          </table:table-cell>
          <table:table-cell office:value-type="date" office:date-value="2009-09-01" calcext:value-type="date">
            <text:p>1.09.2009</text:p>
          </table:table-cell>
          <table:table-cell table:number-columns-repeated="3"/>
        </table:table-row>
        <table:table-row table:style-name="ro1">
          <table:table-cell office:value-type="float" office:value="8348" calcext:value-type="float">
            <text:p>8348</text:p>
          </table:table-cell>
          <table:table-cell office:value-type="date" office:date-value="2009-09-02" calcext:value-type="date">
            <text:p>2.09.2009</text:p>
          </table:table-cell>
          <table:table-cell table:number-columns-repeated="3"/>
        </table:table-row>
        <table:table-row table:style-name="ro1">
          <table:table-cell office:value-type="float" office:value="11150" calcext:value-type="float">
            <text:p>11150</text:p>
          </table:table-cell>
          <table:table-cell office:value-type="date" office:date-value="2009-09-03" calcext:value-type="date">
            <text:p>3.09.2009</text:p>
          </table:table-cell>
          <table:table-cell table:number-columns-repeated="3"/>
        </table:table-row>
        <table:table-row table:style-name="ro1">
          <table:table-cell office:value-type="float" office:value="11735" calcext:value-type="float">
            <text:p>11735</text:p>
          </table:table-cell>
          <table:table-cell office:value-type="date" office:date-value="2009-09-04" calcext:value-type="date">
            <text:p>4.09.2009</text:p>
          </table:table-cell>
          <table:table-cell table:number-columns-repeated="3"/>
        </table:table-row>
        <table:table-row table:style-name="ro1">
          <table:table-cell office:value-type="float" office:value="12765" calcext:value-type="float">
            <text:p>12765</text:p>
          </table:table-cell>
          <table:table-cell office:value-type="date" office:date-value="2009-09-05" calcext:value-type="date">
            <text:p>5.09.2009</text:p>
          </table:table-cell>
          <table:table-cell table:number-columns-repeated="3"/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date" office:date-value="2009-09-06" calcext:value-type="date">
            <text:p>6.09.2009</text:p>
          </table:table-cell>
          <table:table-cell table:number-columns-repeated="3"/>
        </table:table-row>
        <table:table-row table:style-name="ro1">
          <table:table-cell office:value-type="float" office:value="9139" calcext:value-type="float">
            <text:p>9139</text:p>
          </table:table-cell>
          <table:table-cell office:value-type="date" office:date-value="2009-09-07" calcext:value-type="date">
            <text:p>7.09.2009</text:p>
          </table:table-cell>
          <table:table-cell table:number-columns-repeated="3"/>
        </table:table-row>
        <table:table-row table:style-name="ro1">
          <table:table-cell office:value-type="float" office:value="6976" calcext:value-type="float">
            <text:p>6976</text:p>
          </table:table-cell>
          <table:table-cell office:value-type="date" office:date-value="2009-09-08" calcext:value-type="date">
            <text:p>8.09.2009</text:p>
          </table:table-cell>
          <table:table-cell table:number-columns-repeated="3"/>
        </table:table-row>
        <table:table-row table:style-name="ro1">
          <table:table-cell office:value-type="float" office:value="5564" calcext:value-type="float">
            <text:p>5564</text:p>
          </table:table-cell>
          <table:table-cell office:value-type="date" office:date-value="2009-09-09" calcext:value-type="date">
            <text:p>9.09.2009</text:p>
          </table:table-cell>
          <table:table-cell table:number-columns-repeated="3"/>
        </table:table-row>
        <table:table-row table:style-name="ro1">
          <table:table-cell office:value-type="float" office:value="5809" calcext:value-type="float">
            <text:p>5809</text:p>
          </table:table-cell>
          <table:table-cell office:value-type="date" office:date-value="2009-09-10" calcext:value-type="date">
            <text:p>10.09.2009</text:p>
          </table:table-cell>
          <table:table-cell table:number-columns-repeated="3"/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date" office:date-value="2009-09-11" calcext:value-type="date">
            <text:p>11.09.2009</text:p>
          </table:table-cell>
          <table:table-cell table:number-columns-repeated="3"/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date" office:date-value="2009-09-12" calcext:value-type="date">
            <text:p>12.09.2009</text:p>
          </table:table-cell>
          <table:table-cell table:number-columns-repeated="3"/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date" office:date-value="2009-09-13" calcext:value-type="date">
            <text:p>13.09.2009</text:p>
          </table:table-cell>
          <table:table-cell table:number-columns-repeated="3"/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date" office:date-value="2009-09-14" calcext:value-type="date">
            <text:p>14.09.2009</text:p>
          </table:table-cell>
          <table:table-cell table:number-columns-repeated="3"/>
        </table:table-row>
        <table:table-row table:style-name="ro1">
          <table:table-cell office:value-type="float" office:value="4357" calcext:value-type="float">
            <text:p>4357</text:p>
          </table:table-cell>
          <table:table-cell office:value-type="date" office:date-value="2009-09-15" calcext:value-type="date">
            <text:p>15.09.2009</text:p>
          </table:table-cell>
          <table:table-cell table:number-columns-repeated="3"/>
        </table:table-row>
        <table:table-row table:style-name="ro1">
          <table:table-cell office:value-type="float" office:value="4192" calcext:value-type="float">
            <text:p>4192</text:p>
          </table:table-cell>
          <table:table-cell office:value-type="date" office:date-value="2009-09-16" calcext:value-type="date">
            <text:p>16.09.2009</text:p>
          </table:table-cell>
          <table:table-cell table:number-columns-repeated="3"/>
        </table:table-row>
        <table:table-row table:style-name="ro1">
          <table:table-cell office:value-type="float" office:value="4241" calcext:value-type="float">
            <text:p>4241</text:p>
          </table:table-cell>
          <table:table-cell office:value-type="date" office:date-value="2009-09-17" calcext:value-type="date">
            <text:p>17.09.2009</text:p>
          </table:table-cell>
          <table:table-cell table:number-columns-repeated="3"/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date" office:date-value="2009-09-18" calcext:value-type="date">
            <text:p>18.09.2009</text:p>
          </table:table-cell>
          <table:table-cell table:number-columns-repeated="3"/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date" office:date-value="2009-09-19" calcext:value-type="date">
            <text:p>19.09.2009</text:p>
          </table:table-cell>
          <table:table-cell table:number-columns-repeated="3"/>
        </table:table-row>
        <table:table-row table:style-name="ro1">
          <table:table-cell office:value-type="float" office:value="3972" calcext:value-type="float">
            <text:p>3972</text:p>
          </table:table-cell>
          <table:table-cell office:value-type="date" office:date-value="2009-09-20" calcext:value-type="date">
            <text:p>20.09.2009</text:p>
          </table:table-cell>
          <table:table-cell table:number-columns-repeated="3"/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date" office:date-value="2009-09-21" calcext:value-type="date">
            <text:p>21.09.2009</text:p>
          </table:table-cell>
          <table:table-cell table:number-columns-repeated="3"/>
        </table:table-row>
        <table:table-row table:style-name="ro1">
          <table:table-cell office:value-type="float" office:value="4623" calcext:value-type="float">
            <text:p>4623</text:p>
          </table:table-cell>
          <table:table-cell office:value-type="date" office:date-value="2009-09-22" calcext:value-type="date">
            <text:p>22.09.2009</text:p>
          </table:table-cell>
          <table:table-cell table:number-columns-repeated="3"/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date" office:date-value="2009-09-23" calcext:value-type="date">
            <text:p>23.09.2009</text:p>
          </table:table-cell>
          <table:table-cell table:number-columns-repeated="3"/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date" office:date-value="2009-09-24" calcext:value-type="date">
            <text:p>24.09.2009</text:p>
          </table:table-cell>
          <table:table-cell table:number-columns-repeated="3"/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date" office:date-value="2009-09-25" calcext:value-type="date">
            <text:p>25.09.2009</text:p>
          </table:table-cell>
          <table:table-cell table:number-columns-repeated="3"/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date" office:date-value="2009-09-26" calcext:value-type="date">
            <text:p>26.09.2009</text:p>
          </table:table-cell>
          <table:table-cell table:number-columns-repeated="3"/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date" office:date-value="2009-09-27" calcext:value-type="date">
            <text:p>27.09.2009</text:p>
          </table:table-cell>
          <table:table-cell table:number-columns-repeated="3"/>
        </table:table-row>
        <table:table-row table:style-name="ro1">
          <table:table-cell office:value-type="float" office:value="4246" calcext:value-type="float">
            <text:p>4246</text:p>
          </table:table-cell>
          <table:table-cell office:value-type="date" office:date-value="2009-09-28" calcext:value-type="date">
            <text:p>28.09.2009</text:p>
          </table:table-cell>
          <table:table-cell table:number-columns-repeated="3"/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date" office:date-value="2009-09-29" calcext:value-type="date">
            <text:p>29.09.2009</text:p>
          </table:table-cell>
          <table:table-cell table:number-columns-repeated="3"/>
        </table:table-row>
        <table:table-row table:style-name="ro1">
          <table:table-cell office:value-type="float" office:value="4521" calcext:value-type="float">
            <text:p>4521</text:p>
          </table:table-cell>
          <table:table-cell office:value-type="date" office:date-value="2009-09-30" calcext:value-type="date">
            <text:p>30.09.2009</text:p>
          </table:table-cell>
          <table:table-cell table:number-columns-repeated="3"/>
        </table:table-row>
        <table:table-row table:style-name="ro1">
          <table:table-cell office:value-type="float" office:value="4278" calcext:value-type="float">
            <text:p>4278</text:p>
          </table:table-cell>
          <table:table-cell office:value-type="date" office:date-value="2009-10-01" calcext:value-type="date">
            <text:p>1.10.2009</text:p>
          </table:table-cell>
          <table:table-cell table:number-columns-repeated="3"/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date" office:date-value="2009-10-02" calcext:value-type="date">
            <text:p>2.10.2009</text:p>
          </table:table-cell>
          <table:table-cell table:number-columns-repeated="3"/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date" office:date-value="2009-10-03" calcext:value-type="date">
            <text:p>3.10.2009</text:p>
          </table:table-cell>
          <table:table-cell table:number-columns-repeated="3"/>
        </table:table-row>
        <table:table-row table:style-name="ro1">
          <table:table-cell office:value-type="float" office:value="4913" calcext:value-type="float">
            <text:p>4913</text:p>
          </table:table-cell>
          <table:table-cell office:value-type="date" office:date-value="2009-10-04" calcext:value-type="date">
            <text:p>4.10.2009</text:p>
          </table:table-cell>
          <table:table-cell table:number-columns-repeated="3"/>
        </table:table-row>
        <table:table-row table:style-name="ro1">
          <table:table-cell office:value-type="float" office:value="4446" calcext:value-type="float">
            <text:p>4446</text:p>
          </table:table-cell>
          <table:table-cell office:value-type="date" office:date-value="2009-10-05" calcext:value-type="date">
            <text:p>5.10.2009</text:p>
          </table:table-cell>
          <table:table-cell table:number-columns-repeated="3"/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date" office:date-value="2009-10-06" calcext:value-type="date">
            <text:p>6.10.2009</text:p>
          </table:table-cell>
          <table:table-cell table:number-columns-repeated="3"/>
        </table:table-row>
        <table:table-row table:style-name="ro1">
          <table:table-cell office:value-type="float" office:value="5519" calcext:value-type="float">
            <text:p>5519</text:p>
          </table:table-cell>
          <table:table-cell office:value-type="date" office:date-value="2009-10-07" calcext:value-type="date">
            <text:p>7.10.2009</text:p>
          </table:table-cell>
          <table:table-cell table:number-columns-repeated="3"/>
        </table:table-row>
        <table:table-row table:style-name="ro1">
          <table:table-cell office:value-type="float" office:value="5136" calcext:value-type="float">
            <text:p>5136</text:p>
          </table:table-cell>
          <table:table-cell office:value-type="date" office:date-value="2009-10-08" calcext:value-type="date">
            <text:p>8.10.2009</text:p>
          </table:table-cell>
          <table:table-cell table:number-columns-repeated="3"/>
        </table:table-row>
        <table:table-row table:style-name="ro1">
          <table:table-cell office:value-type="float" office:value="5256" calcext:value-type="float">
            <text:p>5256</text:p>
          </table:table-cell>
          <table:table-cell office:value-type="date" office:date-value="2009-10-09" calcext:value-type="date">
            <text:p>9.10.2009</text:p>
          </table:table-cell>
          <table:table-cell table:number-columns-repeated="3"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date" office:date-value="2009-10-10" calcext:value-type="date">
            <text:p>10.10.2009</text:p>
          </table:table-cell>
          <table:table-cell table:number-columns-repeated="3"/>
        </table:table-row>
        <table:table-row table:style-name="ro1">
          <table:table-cell office:value-type="float" office:value="4793" calcext:value-type="float">
            <text:p>4793</text:p>
          </table:table-cell>
          <table:table-cell office:value-type="date" office:date-value="2009-10-11" calcext:value-type="date">
            <text:p>11.10.2009</text:p>
          </table:table-cell>
          <table:table-cell table:number-columns-repeated="3"/>
        </table:table-row>
        <table:table-row table:style-name="ro1">
          <table:table-cell office:value-type="float" office:value="4486" calcext:value-type="float">
            <text:p>4486</text:p>
          </table:table-cell>
          <table:table-cell office:value-type="date" office:date-value="2009-10-12" calcext:value-type="date">
            <text:p>12.10.2009</text:p>
          </table:table-cell>
          <table:table-cell table:number-columns-repeated="3"/>
        </table:table-row>
        <table:table-row table:style-name="ro1">
          <table:table-cell office:value-type="float" office:value="5308" calcext:value-type="float">
            <text:p>5308</text:p>
          </table:table-cell>
          <table:table-cell office:value-type="date" office:date-value="2009-10-13" calcext:value-type="date">
            <text:p>13.10.2009</text:p>
          </table:table-cell>
          <table:table-cell table:number-columns-repeated="3"/>
        </table:table-row>
        <table:table-row table:style-name="ro1">
          <table:table-cell office:value-type="float" office:value="5892" calcext:value-type="float">
            <text:p>5892</text:p>
          </table:table-cell>
          <table:table-cell office:value-type="date" office:date-value="2009-10-14" calcext:value-type="date">
            <text:p>14.10.2009</text:p>
          </table:table-cell>
          <table:table-cell table:number-columns-repeated="3"/>
        </table:table-row>
        <table:table-row table:style-name="ro1">
          <table:table-cell office:value-type="float" office:value="5905" calcext:value-type="float">
            <text:p>5905</text:p>
          </table:table-cell>
          <table:table-cell office:value-type="date" office:date-value="2009-10-15" calcext:value-type="date">
            <text:p>15.10.2009</text:p>
          </table:table-cell>
          <table:table-cell table:number-columns-repeated="3"/>
        </table:table-row>
        <table:table-row table:style-name="ro1">
          <table:table-cell office:value-type="float" office:value="5304" calcext:value-type="float">
            <text:p>5304</text:p>
          </table:table-cell>
          <table:table-cell office:value-type="date" office:date-value="2009-10-16" calcext:value-type="date">
            <text:p>16.10.2009</text:p>
          </table:table-cell>
          <table:table-cell table:number-columns-repeated="3"/>
        </table:table-row>
        <table:table-row table:style-name="ro1">
          <table:table-cell office:value-type="float" office:value="6051" calcext:value-type="float">
            <text:p>6051</text:p>
          </table:table-cell>
          <table:table-cell office:value-type="date" office:date-value="2009-10-17" calcext:value-type="date">
            <text:p>17.10.2009</text:p>
          </table:table-cell>
          <table:table-cell table:number-columns-repeated="3"/>
        </table:table-row>
        <table:table-row table:style-name="ro1">
          <table:table-cell office:value-type="float" office:value="6006" calcext:value-type="float">
            <text:p>6006</text:p>
          </table:table-cell>
          <table:table-cell office:value-type="date" office:date-value="2009-10-18" calcext:value-type="date">
            <text:p>18.10.2009</text:p>
          </table:table-cell>
          <table:table-cell table:number-columns-repeated="3"/>
        </table:table-row>
        <table:table-row table:style-name="ro1">
          <table:table-cell office:value-type="float" office:value="5639" calcext:value-type="float">
            <text:p>5639</text:p>
          </table:table-cell>
          <table:table-cell office:value-type="date" office:date-value="2009-10-19" calcext:value-type="date">
            <text:p>19.10.2009</text:p>
          </table:table-cell>
          <table:table-cell table:number-columns-repeated="3"/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date" office:date-value="2009-10-20" calcext:value-type="date">
            <text:p>20.10.2009</text:p>
          </table:table-cell>
          <table:table-cell table:number-columns-repeated="3"/>
        </table:table-row>
        <table:table-row table:style-name="ro1">
          <table:table-cell office:value-type="float" office:value="6531" calcext:value-type="float">
            <text:p>6531</text:p>
          </table:table-cell>
          <table:table-cell office:value-type="date" office:date-value="2009-10-21" calcext:value-type="date">
            <text:p>21.10.2009</text:p>
          </table:table-cell>
          <table:table-cell table:number-columns-repeated="3"/>
        </table:table-row>
        <table:table-row table:style-name="ro1">
          <table:table-cell office:value-type="float" office:value="5833" calcext:value-type="float">
            <text:p>5833</text:p>
          </table:table-cell>
          <table:table-cell office:value-type="date" office:date-value="2009-10-22" calcext:value-type="date">
            <text:p>22.10.2009</text:p>
          </table:table-cell>
          <table:table-cell table:number-columns-repeated="3"/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date" office:date-value="2009-10-23" calcext:value-type="date">
            <text:p>23.10.2009</text:p>
          </table:table-cell>
          <table:table-cell table:number-columns-repeated="3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date" office:date-value="2009-10-24" calcext:value-type="date">
            <text:p>24.10.2009</text:p>
          </table:table-cell>
          <table:table-cell table:number-columns-repeated="3"/>
        </table:table-row>
        <table:table-row table:style-name="ro1">
          <table:table-cell office:value-type="float" office:value="6810" calcext:value-type="float">
            <text:p>6810</text:p>
          </table:table-cell>
          <table:table-cell office:value-type="date" office:date-value="2009-10-25" calcext:value-type="date">
            <text:p>25.10.2009</text:p>
          </table:table-cell>
          <table:table-cell table:number-columns-repeated="3"/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date" office:date-value="2009-10-26" calcext:value-type="date">
            <text:p>26.10.2009</text:p>
          </table:table-cell>
          <table:table-cell table:number-columns-repeated="3"/>
        </table:table-row>
        <table:table-row table:style-name="ro1">
          <table:table-cell office:value-type="float" office:value="7064" calcext:value-type="float">
            <text:p>7064</text:p>
          </table:table-cell>
          <table:table-cell office:value-type="date" office:date-value="2009-10-27" calcext:value-type="date">
            <text:p>27.10.2009</text:p>
          </table:table-cell>
          <table:table-cell table:number-columns-repeated="3"/>
        </table:table-row>
        <table:table-row table:style-name="ro1">
          <table:table-cell office:value-type="float" office:value="6182" calcext:value-type="float">
            <text:p>6182</text:p>
          </table:table-cell>
          <table:table-cell office:value-type="date" office:date-value="2009-10-28" calcext:value-type="date">
            <text:p>28.10.2009</text:p>
          </table:table-cell>
          <table:table-cell table:number-columns-repeated="3"/>
        </table:table-row>
        <table:table-row table:style-name="ro1">
          <table:table-cell office:value-type="float" office:value="7390" calcext:value-type="float">
            <text:p>7390</text:p>
          </table:table-cell>
          <table:table-cell office:value-type="date" office:date-value="2009-10-29" calcext:value-type="date">
            <text:p>29.10.2009</text:p>
          </table:table-cell>
          <table:table-cell table:number-columns-repeated="3"/>
        </table:table-row>
        <table:table-row table:style-name="ro1">
          <table:table-cell office:value-type="float" office:value="7112" calcext:value-type="float">
            <text:p>7112</text:p>
          </table:table-cell>
          <table:table-cell office:value-type="date" office:date-value="2009-10-30" calcext:value-type="date">
            <text:p>30.10.2009</text:p>
          </table:table-cell>
          <table:table-cell table:number-columns-repeated="3"/>
        </table:table-row>
        <table:table-row table:style-name="ro1">
          <table:table-cell office:value-type="float" office:value="7143" calcext:value-type="float">
            <text:p>7143</text:p>
          </table:table-cell>
          <table:table-cell office:value-type="date" office:date-value="2009-10-31" calcext:value-type="date">
            <text:p>31.10.2009</text:p>
          </table:table-cell>
          <table:table-cell table:number-columns-repeated="3"/>
        </table:table-row>
        <table:table-row table:style-name="ro1">
          <table:table-cell office:value-type="float" office:value="8248" calcext:value-type="float">
            <text:p>8248</text:p>
          </table:table-cell>
          <table:table-cell office:value-type="date" office:date-value="2009-11-01" calcext:value-type="date">
            <text:p>1.11.2009</text:p>
          </table:table-cell>
          <table:table-cell table:number-columns-repeated="3"/>
        </table:table-row>
        <table:table-row table:style-name="ro1">
          <table:table-cell office:value-type="float" office:value="7794" calcext:value-type="float">
            <text:p>7794</text:p>
          </table:table-cell>
          <table:table-cell office:value-type="date" office:date-value="2009-11-02" calcext:value-type="date">
            <text:p>2.11.2009</text:p>
          </table:table-cell>
          <table:table-cell table:number-columns-repeated="3"/>
        </table:table-row>
        <table:table-row table:style-name="ro1">
          <table:table-cell office:value-type="float" office:value="7792" calcext:value-type="float">
            <text:p>7792</text:p>
          </table:table-cell>
          <table:table-cell office:value-type="date" office:date-value="2009-11-03" calcext:value-type="date">
            <text:p>3.11.2009</text:p>
          </table:table-cell>
          <table:table-cell table:number-columns-repeated="3"/>
        </table:table-row>
        <table:table-row table:style-name="ro1">
          <table:table-cell office:value-type="float" office:value="7836" calcext:value-type="float">
            <text:p>7836</text:p>
          </table:table-cell>
          <table:table-cell office:value-type="date" office:date-value="2009-11-04" calcext:value-type="date">
            <text:p>4.11.2009</text:p>
          </table:table-cell>
          <table:table-cell table:number-columns-repeated="3"/>
        </table:table-row>
        <table:table-row table:style-name="ro1">
          <table:table-cell office:value-type="float" office:value="7242" calcext:value-type="float">
            <text:p>7242</text:p>
          </table:table-cell>
          <table:table-cell office:value-type="date" office:date-value="2009-11-05" calcext:value-type="date">
            <text:p>5.11.2009</text:p>
          </table:table-cell>
          <table:table-cell table:number-columns-repeated="3"/>
        </table:table-row>
        <table:table-row table:style-name="ro1">
          <table:table-cell office:value-type="float" office:value="8597" calcext:value-type="float">
            <text:p>8597</text:p>
          </table:table-cell>
          <table:table-cell office:value-type="date" office:date-value="2009-11-06" calcext:value-type="date">
            <text:p>6.11.2009</text:p>
          </table:table-cell>
          <table:table-cell table:number-columns-repeated="3"/>
        </table:table-row>
        <table:table-row table:style-name="ro1">
          <table:table-cell office:value-type="float" office:value="9329" calcext:value-type="float">
            <text:p>9329</text:p>
          </table:table-cell>
          <table:table-cell office:value-type="date" office:date-value="2009-11-07" calcext:value-type="date">
            <text:p>7.11.2009</text:p>
          </table:table-cell>
          <table:table-cell table:number-columns-repeated="3"/>
        </table:table-row>
        <table:table-row table:style-name="ro1">
          <table:table-cell office:value-type="float" office:value="8457" calcext:value-type="float">
            <text:p>8457</text:p>
          </table:table-cell>
          <table:table-cell office:value-type="date" office:date-value="2009-11-08" calcext:value-type="date">
            <text:p>8.11.2009</text:p>
          </table:table-cell>
          <table:table-cell table:number-columns-repeated="3"/>
        </table:table-row>
        <table:table-row table:style-name="ro1">
          <table:table-cell office:value-type="float" office:value="8921" calcext:value-type="float">
            <text:p>8921</text:p>
          </table:table-cell>
          <table:table-cell office:value-type="date" office:date-value="2009-11-09" calcext:value-type="date">
            <text:p>9.11.2009</text:p>
          </table:table-cell>
          <table:table-cell table:number-columns-repeated="3"/>
        </table:table-row>
        <table:table-row table:style-name="ro1">
          <table:table-cell office:value-type="float" office:value="8363" calcext:value-type="float">
            <text:p>8363</text:p>
          </table:table-cell>
          <table:table-cell office:value-type="date" office:date-value="2009-11-10" calcext:value-type="date">
            <text:p>10.11.2009</text:p>
          </table:table-cell>
          <table:table-cell table:number-columns-repeated="3"/>
        </table:table-row>
        <table:table-row table:style-name="ro1">
          <table:table-cell office:value-type="float" office:value="8451" calcext:value-type="float">
            <text:p>8451</text:p>
          </table:table-cell>
          <table:table-cell office:value-type="date" office:date-value="2009-11-11" calcext:value-type="date">
            <text:p>11.11.2009</text:p>
          </table:table-cell>
          <table:table-cell table:number-columns-repeated="3"/>
        </table:table-row>
        <table:table-row table:style-name="ro1">
          <table:table-cell office:value-type="float" office:value="8901" calcext:value-type="float">
            <text:p>8901</text:p>
          </table:table-cell>
          <table:table-cell office:value-type="date" office:date-value="2009-11-12" calcext:value-type="date">
            <text:p>12.11.2009</text:p>
          </table:table-cell>
          <table:table-cell table:number-columns-repeated="3"/>
        </table:table-row>
        <table:table-row table:style-name="ro1">
          <table:table-cell office:value-type="float" office:value="8365" calcext:value-type="float">
            <text:p>8365</text:p>
          </table:table-cell>
          <table:table-cell office:value-type="date" office:date-value="2009-11-13" calcext:value-type="date">
            <text:p>13.11.2009</text:p>
          </table:table-cell>
          <table:table-cell table:number-columns-repeated="3"/>
        </table:table-row>
        <table:table-row table:style-name="ro1">
          <table:table-cell office:value-type="float" office:value="8734" calcext:value-type="float">
            <text:p>8734</text:p>
          </table:table-cell>
          <table:table-cell office:value-type="date" office:date-value="2009-11-14" calcext:value-type="date">
            <text:p>14.11.2009</text:p>
          </table:table-cell>
          <table:table-cell table:number-columns-repeated="3"/>
        </table:table-row>
        <table:table-row table:style-name="ro1">
          <table:table-cell office:value-type="float" office:value="8737" calcext:value-type="float">
            <text:p>8737</text:p>
          </table:table-cell>
          <table:table-cell office:value-type="date" office:date-value="2009-11-15" calcext:value-type="date">
            <text:p>15.11.2009</text:p>
          </table:table-cell>
          <table:table-cell table:number-columns-repeated="3"/>
        </table:table-row>
        <table:table-row table:style-name="ro1">
          <table:table-cell office:value-type="float" office:value="8432" calcext:value-type="float">
            <text:p>8432</text:p>
          </table:table-cell>
          <table:table-cell office:value-type="date" office:date-value="2009-11-16" calcext:value-type="date">
            <text:p>16.11.2009</text:p>
          </table:table-cell>
          <table:table-cell table:number-columns-repeated="3"/>
        </table:table-row>
        <table:table-row table:style-name="ro1">
          <table:table-cell office:value-type="float" office:value="9161" calcext:value-type="float">
            <text:p>9161</text:p>
          </table:table-cell>
          <table:table-cell office:value-type="date" office:date-value="2009-11-17" calcext:value-type="date">
            <text:p>17.11.2009</text:p>
          </table:table-cell>
          <table:table-cell table:number-columns-repeated="3"/>
        </table:table-row>
        <table:table-row table:style-name="ro1">
          <table:table-cell office:value-type="float" office:value="8463" calcext:value-type="float">
            <text:p>8463</text:p>
          </table:table-cell>
          <table:table-cell office:value-type="date" office:date-value="2009-11-18" calcext:value-type="date">
            <text:p>18.11.2009</text:p>
          </table:table-cell>
          <table:table-cell table:number-columns-repeated="3"/>
        </table:table-row>
        <table:table-row table:style-name="ro1">
          <table:table-cell office:value-type="float" office:value="9180" calcext:value-type="float">
            <text:p>9180</text:p>
          </table:table-cell>
          <table:table-cell office:value-type="date" office:date-value="2009-11-19" calcext:value-type="date">
            <text:p>19.11.2009</text:p>
          </table:table-cell>
          <table:table-cell table:number-columns-repeated="3"/>
        </table:table-row>
        <table:table-row table:style-name="ro1">
          <table:table-cell office:value-type="float" office:value="8682" calcext:value-type="float">
            <text:p>8682</text:p>
          </table:table-cell>
          <table:table-cell office:value-type="date" office:date-value="2009-11-20" calcext:value-type="date">
            <text:p>20.11.2009</text:p>
          </table:table-cell>
          <table:table-cell table:number-columns-repeated="3"/>
        </table:table-row>
        <table:table-row table:style-name="ro1">
          <table:table-cell office:value-type="float" office:value="8687" calcext:value-type="float">
            <text:p>8687</text:p>
          </table:table-cell>
          <table:table-cell office:value-type="date" office:date-value="2009-11-21" calcext:value-type="date">
            <text:p>21.11.2009</text:p>
          </table:table-cell>
          <table:table-cell table:number-columns-repeated="3"/>
        </table:table-row>
        <table:table-row table:style-name="ro1">
          <table:table-cell office:value-type="float" office:value="8286" calcext:value-type="float">
            <text:p>8286</text:p>
          </table:table-cell>
          <table:table-cell office:value-type="date" office:date-value="2009-11-22" calcext:value-type="date">
            <text:p>22.11.2009</text:p>
          </table:table-cell>
          <table:table-cell table:number-columns-repeated="3"/>
        </table:table-row>
        <table:table-row table:style-name="ro1">
          <table:table-cell office:value-type="float" office:value="7644" calcext:value-type="float">
            <text:p>7644</text:p>
          </table:table-cell>
          <table:table-cell office:value-type="date" office:date-value="2009-11-23" calcext:value-type="date">
            <text:p>23.11.2009</text:p>
          </table:table-cell>
          <table:table-cell table:number-columns-repeated="3"/>
        </table:table-row>
        <table:table-row table:style-name="ro1">
          <table:table-cell office:value-type="float" office:value="7906" calcext:value-type="float">
            <text:p>7906</text:p>
          </table:table-cell>
          <table:table-cell office:value-type="date" office:date-value="2009-11-24" calcext:value-type="date">
            <text:p>24.11.2009</text:p>
          </table:table-cell>
          <table:table-cell table:number-columns-repeated="3"/>
        </table:table-row>
        <table:table-row table:style-name="ro1">
          <table:table-cell office:value-type="float" office:value="7961" calcext:value-type="float">
            <text:p>7961</text:p>
          </table:table-cell>
          <table:table-cell office:value-type="date" office:date-value="2009-11-25" calcext:value-type="date">
            <text:p>25.11.2009</text:p>
          </table:table-cell>
          <table:table-cell table:number-columns-repeated="3"/>
        </table:table-row>
        <table:table-row table:style-name="ro1">
          <table:table-cell office:value-type="float" office:value="7930" calcext:value-type="float">
            <text:p>7930</text:p>
          </table:table-cell>
          <table:table-cell office:value-type="date" office:date-value="2009-11-26" calcext:value-type="date">
            <text:p>26.11.2009</text:p>
          </table:table-cell>
          <table:table-cell table:number-columns-repeated="3"/>
        </table:table-row>
        <table:table-row table:style-name="ro1">
          <table:table-cell office:value-type="float" office:value="7965" calcext:value-type="float">
            <text:p>7965</text:p>
          </table:table-cell>
          <table:table-cell office:value-type="date" office:date-value="2009-11-27" calcext:value-type="date">
            <text:p>27.11.2009</text:p>
          </table:table-cell>
          <table:table-cell table:number-columns-repeated="3"/>
        </table:table-row>
        <table:table-row table:style-name="ro1">
          <table:table-cell office:value-type="float" office:value="8289" calcext:value-type="float">
            <text:p>8289</text:p>
          </table:table-cell>
          <table:table-cell office:value-type="date" office:date-value="2009-11-28" calcext:value-type="date">
            <text:p>28.11.2009</text:p>
          </table:table-cell>
          <table:table-cell table:number-columns-repeated="3"/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date" office:date-value="2009-11-29" calcext:value-type="date">
            <text:p>29.11.2009</text:p>
          </table:table-cell>
          <table:table-cell table:number-columns-repeated="3"/>
        </table:table-row>
        <table:table-row table:style-name="ro1">
          <table:table-cell office:value-type="float" office:value="8314" calcext:value-type="float">
            <text:p>8314</text:p>
          </table:table-cell>
          <table:table-cell office:value-type="date" office:date-value="2009-11-30" calcext:value-type="date">
            <text:p>30.11.2009</text:p>
          </table:table-cell>
          <table:table-cell table:number-columns-repeated="3"/>
        </table:table-row>
        <table:table-row table:style-name="ro1">
          <table:table-cell office:value-type="float" office:value="7085" calcext:value-type="float">
            <text:p>7085</text:p>
          </table:table-cell>
          <table:table-cell office:value-type="date" office:date-value="2009-12-01" calcext:value-type="date">
            <text:p>1.12.2009</text:p>
          </table:table-cell>
          <table:table-cell table:number-columns-repeated="3"/>
        </table:table-row>
        <table:table-row table:style-name="ro1">
          <table:table-cell office:value-type="float" office:value="8015" calcext:value-type="float">
            <text:p>8015</text:p>
          </table:table-cell>
          <table:table-cell office:value-type="date" office:date-value="2009-12-02" calcext:value-type="date">
            <text:p>2.12.2009</text:p>
          </table:table-cell>
          <table:table-cell table:number-columns-repeated="3"/>
        </table:table-row>
        <table:table-row table:style-name="ro1">
          <table:table-cell office:value-type="float" office:value="6931" calcext:value-type="float">
            <text:p>6931</text:p>
          </table:table-cell>
          <table:table-cell office:value-type="date" office:date-value="2009-12-03" calcext:value-type="date">
            <text:p>3.12.2009</text:p>
          </table:table-cell>
          <table:table-cell table:number-columns-repeated="3"/>
        </table:table-row>
        <table:table-row table:style-name="ro1">
          <table:table-cell office:value-type="float" office:value="8472" calcext:value-type="float">
            <text:p>8472</text:p>
          </table:table-cell>
          <table:table-cell office:value-type="date" office:date-value="2009-12-04" calcext:value-type="date">
            <text:p>4.12.2009</text:p>
          </table:table-cell>
          <table:table-cell table:number-columns-repeated="3"/>
        </table:table-row>
        <table:table-row table:style-name="ro1">
          <table:table-cell office:value-type="float" office:value="6805" calcext:value-type="float">
            <text:p>6805</text:p>
          </table:table-cell>
          <table:table-cell office:value-type="date" office:date-value="2009-12-05" calcext:value-type="date">
            <text:p>5.12.2009</text:p>
          </table:table-cell>
          <table:table-cell table:number-columns-repeated="3"/>
        </table:table-row>
        <table:table-row table:style-name="ro1">
          <table:table-cell office:value-type="float" office:value="7861" calcext:value-type="float">
            <text:p>7861</text:p>
          </table:table-cell>
          <table:table-cell office:value-type="date" office:date-value="2009-12-06" calcext:value-type="date">
            <text:p>6.12.2009</text:p>
          </table:table-cell>
          <table:table-cell table:number-columns-repeated="3"/>
        </table:table-row>
        <table:table-row table:style-name="ro1">
          <table:table-cell office:value-type="float" office:value="7963" calcext:value-type="float">
            <text:p>7963</text:p>
          </table:table-cell>
          <table:table-cell office:value-type="date" office:date-value="2009-12-07" calcext:value-type="date">
            <text:p>7.12.2009</text:p>
          </table:table-cell>
          <table:table-cell table:number-columns-repeated="3"/>
        </table:table-row>
        <table:table-row table:style-name="ro1">
          <table:table-cell office:value-type="float" office:value="6497" calcext:value-type="float">
            <text:p>6497</text:p>
          </table:table-cell>
          <table:table-cell office:value-type="date" office:date-value="2009-12-08" calcext:value-type="date">
            <text:p>8.12.2009</text:p>
          </table:table-cell>
          <table:table-cell table:number-columns-repeated="3"/>
        </table:table-row>
        <table:table-row table:style-name="ro1">
          <table:table-cell office:value-type="float" office:value="6846" calcext:value-type="float">
            <text:p>6846</text:p>
          </table:table-cell>
          <table:table-cell office:value-type="date" office:date-value="2009-12-09" calcext:value-type="date">
            <text:p>9.12.2009</text:p>
          </table:table-cell>
          <table:table-cell table:number-columns-repeated="3"/>
        </table:table-row>
        <table:table-row table:style-name="ro1">
          <table:table-cell office:value-type="float" office:value="7179" calcext:value-type="float">
            <text:p>7179</text:p>
          </table:table-cell>
          <table:table-cell office:value-type="date" office:date-value="2009-12-10" calcext:value-type="date">
            <text:p>10.12.2009</text:p>
          </table:table-cell>
          <table:table-cell table:number-columns-repeated="3"/>
        </table:table-row>
        <table:table-row table:style-name="ro1">
          <table:table-cell office:value-type="float" office:value="7455" calcext:value-type="float">
            <text:p>7455</text:p>
          </table:table-cell>
          <table:table-cell office:value-type="date" office:date-value="2009-12-11" calcext:value-type="date">
            <text:p>11.12.2009</text:p>
          </table:table-cell>
          <table:table-cell table:number-columns-repeated="3"/>
        </table:table-row>
        <table:table-row table:style-name="ro1">
          <table:table-cell office:value-type="float" office:value="6706" calcext:value-type="float">
            <text:p>6706</text:p>
          </table:table-cell>
          <table:table-cell office:value-type="date" office:date-value="2009-12-12" calcext:value-type="date">
            <text:p>12.12.2009</text:p>
          </table:table-cell>
          <table:table-cell table:number-columns-repeated="3"/>
        </table:table-row>
        <table:table-row table:style-name="ro1">
          <table:table-cell office:value-type="float" office:value="6556" calcext:value-type="float">
            <text:p>6556</text:p>
          </table:table-cell>
          <table:table-cell office:value-type="date" office:date-value="2009-12-13" calcext:value-type="date">
            <text:p>13.12.2009</text:p>
          </table:table-cell>
          <table:table-cell table:number-columns-repeated="3"/>
        </table:table-row>
        <table:table-row table:style-name="ro1">
          <table:table-cell office:value-type="float" office:value="6237" calcext:value-type="float">
            <text:p>6237</text:p>
          </table:table-cell>
          <table:table-cell office:value-type="date" office:date-value="2009-12-14" calcext:value-type="date">
            <text:p>14.12.2009</text:p>
          </table:table-cell>
          <table:table-cell table:number-columns-repeated="3"/>
        </table:table-row>
        <table:table-row table:style-name="ro1">
          <table:table-cell office:value-type="float" office:value="5852" calcext:value-type="float">
            <text:p>5852</text:p>
          </table:table-cell>
          <table:table-cell office:value-type="date" office:date-value="2009-12-15" calcext:value-type="date">
            <text:p>15.12.2009</text:p>
          </table:table-cell>
          <table:table-cell table:number-columns-repeated="3"/>
        </table:table-row>
        <table:table-row table:style-name="ro1">
          <table:table-cell office:value-type="float" office:value="5539" calcext:value-type="float">
            <text:p>5539</text:p>
          </table:table-cell>
          <table:table-cell office:value-type="date" office:date-value="2009-12-16" calcext:value-type="date">
            <text:p>16.12.2009</text:p>
          </table:table-cell>
          <table:table-cell table:number-columns-repeated="3"/>
        </table:table-row>
        <table:table-row table:style-name="ro1">
          <table:table-cell office:value-type="float" office:value="5991" calcext:value-type="float">
            <text:p>5991</text:p>
          </table:table-cell>
          <table:table-cell office:value-type="date" office:date-value="2009-12-17" calcext:value-type="date">
            <text:p>17.12.2009</text:p>
          </table:table-cell>
          <table:table-cell table:number-columns-repeated="3"/>
        </table:table-row>
        <table:table-row table:style-name="ro1">
          <table:table-cell office:value-type="float" office:value="5999" calcext:value-type="float">
            <text:p>5999</text:p>
          </table:table-cell>
          <table:table-cell office:value-type="date" office:date-value="2009-12-18" calcext:value-type="date">
            <text:p>18.12.2009</text:p>
          </table:table-cell>
          <table:table-cell table:number-columns-repeated="3"/>
        </table:table-row>
        <table:table-row table:style-name="ro1">
          <table:table-cell office:value-type="float" office:value="5603" calcext:value-type="float">
            <text:p>5603</text:p>
          </table:table-cell>
          <table:table-cell office:value-type="date" office:date-value="2009-12-19" calcext:value-type="date">
            <text:p>19.12.2009</text:p>
          </table:table-cell>
          <table:table-cell table:number-columns-repeated="3"/>
        </table:table-row>
        <table:table-row table:style-name="ro1">
          <table:table-cell office:value-type="float" office:value="5381" calcext:value-type="float">
            <text:p>5381</text:p>
          </table:table-cell>
          <table:table-cell office:value-type="date" office:date-value="2009-12-20" calcext:value-type="date">
            <text:p>20.12.2009</text:p>
          </table:table-cell>
          <table:table-cell table:number-columns-repeated="3"/>
        </table:table-row>
        <table:table-row table:style-name="ro1">
          <table:table-cell office:value-type="float" office:value="4554" calcext:value-type="float">
            <text:p>4554</text:p>
          </table:table-cell>
          <table:table-cell office:value-type="date" office:date-value="2009-12-21" calcext:value-type="date">
            <text:p>21.12.2009</text:p>
          </table:table-cell>
          <table:table-cell table:number-columns-repeated="3"/>
        </table:table-row>
        <table:table-row table:style-name="ro1">
          <table:table-cell office:value-type="float" office:value="4693" calcext:value-type="float">
            <text:p>4693</text:p>
          </table:table-cell>
          <table:table-cell office:value-type="date" office:date-value="2009-12-22" calcext:value-type="date">
            <text:p>22.12.2009</text:p>
          </table:table-cell>
          <table:table-cell table:number-columns-repeated="3"/>
        </table:table-row>
        <table:table-row table:style-name="ro1">
          <table:table-cell office:value-type="float" office:value="5114" calcext:value-type="float">
            <text:p>5114</text:p>
          </table:table-cell>
          <table:table-cell office:value-type="date" office:date-value="2009-12-23" calcext:value-type="date">
            <text:p>23.12.2009</text:p>
          </table:table-cell>
          <table:table-cell table:number-columns-repeated="3"/>
        </table:table-row>
        <table:table-row table:style-name="ro1">
          <table:table-cell office:value-type="float" office:value="4478" calcext:value-type="float">
            <text:p>4478</text:p>
          </table:table-cell>
          <table:table-cell office:value-type="date" office:date-value="2009-12-24" calcext:value-type="date">
            <text:p>24.12.2009</text:p>
          </table:table-cell>
          <table:table-cell table:number-columns-repeated="3"/>
        </table:table-row>
        <table:table-row table:style-name="ro1">
          <table:table-cell office:value-type="float" office:value="5057" calcext:value-type="float">
            <text:p>5057</text:p>
          </table:table-cell>
          <table:table-cell office:value-type="date" office:date-value="2009-12-25" calcext:value-type="date">
            <text:p>25.12.2009</text:p>
          </table:table-cell>
          <table:table-cell table:number-columns-repeated="3"/>
        </table:table-row>
        <table:table-row table:style-name="ro1">
          <table:table-cell office:value-type="float" office:value="4726" calcext:value-type="float">
            <text:p>4726</text:p>
          </table:table-cell>
          <table:table-cell office:value-type="date" office:date-value="2009-12-26" calcext:value-type="date">
            <text:p>26.12.2009</text:p>
          </table:table-cell>
          <table:table-cell table:number-columns-repeated="3"/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date" office:date-value="2009-12-27" calcext:value-type="date">
            <text:p>27.12.2009</text:p>
          </table:table-cell>
          <table:table-cell table:number-columns-repeated="3"/>
        </table:table-row>
        <table:table-row table:style-name="ro1">
          <table:table-cell office:value-type="float" office:value="4966" calcext:value-type="float">
            <text:p>4966</text:p>
          </table:table-cell>
          <table:table-cell office:value-type="date" office:date-value="2009-12-28" calcext:value-type="date">
            <text:p>28.12.2009</text:p>
          </table:table-cell>
          <table:table-cell table:number-columns-repeated="3"/>
        </table:table-row>
        <table:table-row table:style-name="ro1">
          <table:table-cell office:value-type="float" office:value="4629" calcext:value-type="float">
            <text:p>4629</text:p>
          </table:table-cell>
          <table:table-cell office:value-type="date" office:date-value="2009-12-29" calcext:value-type="date">
            <text:p>29.12.2009</text:p>
          </table:table-cell>
          <table:table-cell table:number-columns-repeated="3"/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date" office:date-value="2009-12-30" calcext:value-type="date">
            <text:p>30.12.2009</text:p>
          </table:table-cell>
          <table:table-cell table:number-columns-repeated="3"/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date" office:date-value="2009-12-31" calcext:value-type="date">
            <text:p>31.12.2009</text:p>
          </table:table-cell>
          <table:table-cell table:number-columns-repeated="3"/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date" office:date-value="2010-01-01" calcext:value-type="date">
            <text:p>1.01.2010</text:p>
          </table:table-cell>
          <table:table-cell table:number-columns-repeated="3"/>
        </table:table-row>
        <table:table-row table:style-name="ro1">
          <table:table-cell office:value-type="float" office:value="4282" calcext:value-type="float">
            <text:p>4282</text:p>
          </table:table-cell>
          <table:table-cell office:value-type="date" office:date-value="2010-01-02" calcext:value-type="date">
            <text:p>2.01.2010</text:p>
          </table:table-cell>
          <table:table-cell table:number-columns-repeated="3"/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date" office:date-value="2010-01-03" calcext:value-type="date">
            <text:p>3.01.2010</text:p>
          </table:table-cell>
          <table:table-cell table:number-columns-repeated="3"/>
        </table:table-row>
        <table:table-row table:style-name="ro1">
          <table:table-cell office:value-type="float" office:value="4241" calcext:value-type="float">
            <text:p>4241</text:p>
          </table:table-cell>
          <table:table-cell office:value-type="date" office:date-value="2010-01-04" calcext:value-type="date">
            <text:p>4.01.2010</text:p>
          </table:table-cell>
          <table:table-cell table:number-columns-repeated="3"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date" office:date-value="2010-01-05" calcext:value-type="date">
            <text:p>5.01.2010</text:p>
          </table:table-cell>
          <table:table-cell table:number-columns-repeated="3"/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date" office:date-value="2010-01-06" calcext:value-type="date">
            <text:p>6.01.2010</text:p>
          </table:table-cell>
          <table:table-cell table:number-columns-repeated="3"/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date" office:date-value="2010-01-07" calcext:value-type="date">
            <text:p>7.01.2010</text:p>
          </table:table-cell>
          <table:table-cell table:number-columns-repeated="3"/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date" office:date-value="2010-01-08" calcext:value-type="date">
            <text:p>8.01.2010</text:p>
          </table:table-cell>
          <table:table-cell table:number-columns-repeated="3"/>
        </table:table-row>
        <table:table-row table:style-name="ro1">
          <table:table-cell office:value-type="float" office:value="4436" calcext:value-type="float">
            <text:p>4436</text:p>
          </table:table-cell>
          <table:table-cell office:value-type="date" office:date-value="2010-01-09" calcext:value-type="date">
            <text:p>9.01.2010</text:p>
          </table:table-cell>
          <table:table-cell table:number-columns-repeated="3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date" office:date-value="2010-01-10" calcext:value-type="date">
            <text:p>10.01.2010</text:p>
          </table:table-cell>
          <table:table-cell table:number-columns-repeated="3"/>
        </table:table-row>
        <table:table-row table:style-name="ro1">
          <table:table-cell office:value-type="float" office:value="4281" calcext:value-type="float">
            <text:p>4281</text:p>
          </table:table-cell>
          <table:table-cell office:value-type="date" office:date-value="2010-01-11" calcext:value-type="date">
            <text:p>11.01.2010</text:p>
          </table:table-cell>
          <table:table-cell table:number-columns-repeated="3"/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date" office:date-value="2010-01-12" calcext:value-type="date">
            <text:p>12.01.2010</text:p>
          </table:table-cell>
          <table:table-cell table:number-columns-repeated="3"/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date" office:date-value="2010-01-13" calcext:value-type="date">
            <text:p>13.01.2010</text:p>
          </table:table-cell>
          <table:table-cell table:number-columns-repeated="3"/>
        </table:table-row>
        <table:table-row table:style-name="ro1">
          <table:table-cell office:value-type="float" office:value="4331" calcext:value-type="float">
            <text:p>4331</text:p>
          </table:table-cell>
          <table:table-cell office:value-type="date" office:date-value="2010-01-14" calcext:value-type="date">
            <text:p>14.01.2010</text:p>
          </table:table-cell>
          <table:table-cell table:number-columns-repeated="3"/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date" office:date-value="2010-01-15" calcext:value-type="date">
            <text:p>15.01.2010</text:p>
          </table:table-cell>
          <table:table-cell table:number-columns-repeated="3"/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date" office:date-value="2010-01-16" calcext:value-type="date">
            <text:p>16.01.2010</text:p>
          </table:table-cell>
          <table:table-cell table:number-columns-repeated="3"/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date" office:date-value="2010-01-17" calcext:value-type="date">
            <text:p>17.01.2010</text:p>
          </table:table-cell>
          <table:table-cell table:number-columns-repeated="3"/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date" office:date-value="2010-01-18" calcext:value-type="date">
            <text:p>18.01.2010</text:p>
          </table:table-cell>
          <table:table-cell table:number-columns-repeated="3"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date" office:date-value="2010-01-19" calcext:value-type="date">
            <text:p>19.01.2010</text:p>
          </table:table-cell>
          <table:table-cell table:number-columns-repeated="3"/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date" office:date-value="2010-01-20" calcext:value-type="date">
            <text:p>20.01.2010</text:p>
          </table:table-cell>
          <table:table-cell table:number-columns-repeated="3"/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date" office:date-value="2010-01-21" calcext:value-type="date">
            <text:p>21.01.2010</text:p>
          </table:table-cell>
          <table:table-cell table:number-columns-repeated="3"/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date" office:date-value="2010-01-22" calcext:value-type="date">
            <text:p>22.01.2010</text:p>
          </table:table-cell>
          <table:table-cell table:number-columns-repeated="3"/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date" office:date-value="2010-01-23" calcext:value-type="date">
            <text:p>23.01.2010</text:p>
          </table:table-cell>
          <table:table-cell table:number-columns-repeated="3"/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date" office:date-value="2010-01-24" calcext:value-type="date">
            <text:p>24.01.2010</text:p>
          </table:table-cell>
          <table:table-cell table:number-columns-repeated="3"/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date" office:date-value="2010-01-25" calcext:value-type="date">
            <text:p>25.01.2010</text:p>
          </table:table-cell>
          <table:table-cell table:number-columns-repeated="3"/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date" office:date-value="2010-01-26" calcext:value-type="date">
            <text:p>26.01.2010</text:p>
          </table:table-cell>
          <table:table-cell table:number-columns-repeated="3"/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date" office:date-value="2010-01-27" calcext:value-type="date">
            <text:p>27.01.2010</text:p>
          </table:table-cell>
          <table:table-cell table:number-columns-repeated="3"/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date" office:date-value="2010-01-28" calcext:value-type="date">
            <text:p>28.01.2010</text:p>
          </table:table-cell>
          <table:table-cell table:number-columns-repeated="3"/>
        </table:table-row>
        <table:table-row table:style-name="ro1">
          <table:table-cell office:value-type="float" office:value="3386" calcext:value-type="float">
            <text:p>3386</text:p>
          </table:table-cell>
          <table:table-cell office:value-type="date" office:date-value="2010-01-29" calcext:value-type="date">
            <text:p>29.01.2010</text:p>
          </table:table-cell>
          <table:table-cell table:number-columns-repeated="3"/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date" office:date-value="2010-01-30" calcext:value-type="date">
            <text:p>30.01.2010</text:p>
          </table:table-cell>
          <table:table-cell table:number-columns-repeated="3"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date" office:date-value="2010-01-31" calcext:value-type="date">
            <text:p>31.01.2010</text:p>
          </table:table-cell>
          <table:table-cell table:number-columns-repeated="3"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date" office:date-value="2010-02-01" calcext:value-type="date">
            <text:p>1.02.2010</text:p>
          </table:table-cell>
          <table:table-cell table:number-columns-repeated="3"/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date" office:date-value="2010-02-02" calcext:value-type="date">
            <text:p>2.02.2010</text:p>
          </table:table-cell>
          <table:table-cell table:number-columns-repeated="3"/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date" office:date-value="2010-02-03" calcext:value-type="date">
            <text:p>3.02.2010</text:p>
          </table:table-cell>
          <table:table-cell table:number-columns-repeated="3"/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date" office:date-value="2010-02-04" calcext:value-type="date">
            <text:p>4.02.2010</text:p>
          </table:table-cell>
          <table:table-cell table:number-columns-repeated="3"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date" office:date-value="2010-02-05" calcext:value-type="date">
            <text:p>5.02.2010</text:p>
          </table:table-cell>
          <table:table-cell table:number-columns-repeated="3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date" office:date-value="2010-02-06" calcext:value-type="date">
            <text:p>6.02.2010</text:p>
          </table:table-cell>
          <table:table-cell table:number-columns-repeated="3"/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date" office:date-value="2010-02-07" calcext:value-type="date">
            <text:p>7.02.2010</text:p>
          </table:table-cell>
          <table:table-cell table:number-columns-repeated="3"/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date" office:date-value="2010-02-08" calcext:value-type="date">
            <text:p>8.02.2010</text:p>
          </table:table-cell>
          <table:table-cell table:number-columns-repeated="3"/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date" office:date-value="2010-02-09" calcext:value-type="date">
            <text:p>9.02.2010</text:p>
          </table:table-cell>
          <table:table-cell table:number-columns-repeated="3"/>
        </table:table-row>
        <table:table-row table:style-name="ro1">
          <table:table-cell office:value-type="float" office:value="4195" calcext:value-type="float">
            <text:p>4195</text:p>
          </table:table-cell>
          <table:table-cell office:value-type="date" office:date-value="2010-02-10" calcext:value-type="date">
            <text:p>10.02.2010</text:p>
          </table:table-cell>
          <table:table-cell table:number-columns-repeated="3"/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date" office:date-value="2010-02-11" calcext:value-type="date">
            <text:p>11.02.2010</text:p>
          </table:table-cell>
          <table:table-cell table:number-columns-repeated="3"/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date" office:date-value="2010-02-12" calcext:value-type="date">
            <text:p>12.02.2010</text:p>
          </table:table-cell>
          <table:table-cell table:number-columns-repeated="3"/>
        </table:table-row>
        <table:table-row table:style-name="ro1">
          <table:table-cell office:value-type="float" office:value="4162" calcext:value-type="float">
            <text:p>4162</text:p>
          </table:table-cell>
          <table:table-cell office:value-type="date" office:date-value="2010-02-13" calcext:value-type="date">
            <text:p>13.02.2010</text:p>
          </table:table-cell>
          <table:table-cell table:number-columns-repeated="3"/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date" office:date-value="2010-02-14" calcext:value-type="date">
            <text:p>14.02.2010</text:p>
          </table:table-cell>
          <table:table-cell table:number-columns-repeated="3"/>
        </table:table-row>
        <table:table-row table:style-name="ro1">
          <table:table-cell office:value-type="float" office:value="4566" calcext:value-type="float">
            <text:p>4566</text:p>
          </table:table-cell>
          <table:table-cell office:value-type="date" office:date-value="2010-02-15" calcext:value-type="date">
            <text:p>15.02.2010</text:p>
          </table:table-cell>
          <table:table-cell table:number-columns-repeated="3"/>
        </table:table-row>
        <table:table-row table:style-name="ro1">
          <table:table-cell office:value-type="float" office:value="3898" calcext:value-type="float">
            <text:p>3898</text:p>
          </table:table-cell>
          <table:table-cell office:value-type="date" office:date-value="2010-02-16" calcext:value-type="date">
            <text:p>16.02.2010</text:p>
          </table:table-cell>
          <table:table-cell table:number-columns-repeated="3"/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date" office:date-value="2010-02-17" calcext:value-type="date">
            <text:p>17.02.2010</text:p>
          </table:table-cell>
          <table:table-cell table:number-columns-repeated="3"/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date" office:date-value="2010-02-18" calcext:value-type="date">
            <text:p>18.02.2010</text:p>
          </table:table-cell>
          <table:table-cell table:number-columns-repeated="3"/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date" office:date-value="2010-02-19" calcext:value-type="date">
            <text:p>19.02.2010</text:p>
          </table:table-cell>
          <table:table-cell table:number-columns-repeated="3"/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date" office:date-value="2010-02-20" calcext:value-type="date">
            <text:p>20.02.2010</text:p>
          </table:table-cell>
          <table:table-cell table:number-columns-repeated="3"/>
        </table:table-row>
        <table:table-row table:style-name="ro1">
          <table:table-cell office:value-type="float" office:value="4684" calcext:value-type="float">
            <text:p>4684</text:p>
          </table:table-cell>
          <table:table-cell office:value-type="date" office:date-value="2010-02-21" calcext:value-type="date">
            <text:p>21.02.2010</text:p>
          </table:table-cell>
          <table:table-cell table:number-columns-repeated="3"/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date" office:date-value="2010-02-22" calcext:value-type="date">
            <text:p>22.02.2010</text:p>
          </table:table-cell>
          <table:table-cell table:number-columns-repeated="3"/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date" office:date-value="2010-02-23" calcext:value-type="date">
            <text:p>23.02.2010</text:p>
          </table:table-cell>
          <table:table-cell table:number-columns-repeated="3"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date" office:date-value="2010-02-24" calcext:value-type="date">
            <text:p>24.02.2010</text:p>
          </table:table-cell>
          <table:table-cell table:number-columns-repeated="3"/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date" office:date-value="2010-02-25" calcext:value-type="date">
            <text:p>25.02.2010</text:p>
          </table:table-cell>
          <table:table-cell table:number-columns-repeated="3"/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date" office:date-value="2010-02-26" calcext:value-type="date">
            <text:p>26.02.2010</text:p>
          </table:table-cell>
          <table:table-cell table:number-columns-repeated="3"/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date" office:date-value="2010-02-27" calcext:value-type="date">
            <text:p>27.02.2010</text:p>
          </table:table-cell>
          <table:table-cell table:number-columns-repeated="3"/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date" office:date-value="2010-02-28" calcext:value-type="date">
            <text:p>28.02.2010</text:p>
          </table:table-cell>
          <table:table-cell table:number-columns-repeated="3"/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date" office:date-value="2010-03-01" calcext:value-type="date">
            <text:p>1.03.2010</text:p>
          </table:table-cell>
          <table:table-cell table:number-columns-repeated="3"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date" office:date-value="2010-03-02" calcext:value-type="date">
            <text:p>2.03.2010</text:p>
          </table:table-cell>
          <table:table-cell table:number-columns-repeated="3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date" office:date-value="2010-03-03" calcext:value-type="date">
            <text:p>3.03.2010</text:p>
          </table:table-cell>
          <table:table-cell table:number-columns-repeated="3"/>
        </table:table-row>
        <table:table-row table:style-name="ro1">
          <table:table-cell office:value-type="float" office:value="4717" calcext:value-type="float">
            <text:p>4717</text:p>
          </table:table-cell>
          <table:table-cell office:value-type="date" office:date-value="2010-03-04" calcext:value-type="date">
            <text:p>4.03.2010</text:p>
          </table:table-cell>
          <table:table-cell table:number-columns-repeated="3"/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date" office:date-value="2010-03-05" calcext:value-type="date">
            <text:p>5.03.2010</text:p>
          </table:table-cell>
          <table:table-cell table:number-columns-repeated="3"/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date" office:date-value="2010-03-06" calcext:value-type="date">
            <text:p>6.03.2010</text:p>
          </table:table-cell>
          <table:table-cell table:number-columns-repeated="3"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date" office:date-value="2010-03-07" calcext:value-type="date">
            <text:p>7.03.2010</text:p>
          </table:table-cell>
          <table:table-cell table:number-columns-repeated="3"/>
        </table:table-row>
        <table:table-row table:style-name="ro1">
          <table:table-cell office:value-type="float" office:value="4139" calcext:value-type="float">
            <text:p>4139</text:p>
          </table:table-cell>
          <table:table-cell office:value-type="date" office:date-value="2010-03-08" calcext:value-type="date">
            <text:p>8.03.2010</text:p>
          </table:table-cell>
          <table:table-cell table:number-columns-repeated="3"/>
        </table:table-row>
        <table:table-row table:style-name="ro1">
          <table:table-cell office:value-type="float" office:value="4565" calcext:value-type="float">
            <text:p>4565</text:p>
          </table:table-cell>
          <table:table-cell office:value-type="date" office:date-value="2010-03-09" calcext:value-type="date">
            <text:p>9.03.2010</text:p>
          </table:table-cell>
          <table:table-cell table:number-columns-repeated="3"/>
        </table:table-row>
        <table:table-row table:style-name="ro1">
          <table:table-cell office:value-type="float" office:value="4303" calcext:value-type="float">
            <text:p>4303</text:p>
          </table:table-cell>
          <table:table-cell office:value-type="date" office:date-value="2010-03-10" calcext:value-type="date">
            <text:p>10.03.2010</text:p>
          </table:table-cell>
          <table:table-cell table:number-columns-repeated="3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date" office:date-value="2010-03-11" calcext:value-type="date">
            <text:p>11.03.2010</text:p>
          </table:table-cell>
          <table:table-cell table:number-columns-repeated="3"/>
        </table:table-row>
        <table:table-row table:style-name="ro1">
          <table:table-cell office:value-type="float" office:value="6380" calcext:value-type="float">
            <text:p>6380</text:p>
          </table:table-cell>
          <table:table-cell office:value-type="date" office:date-value="2010-03-12" calcext:value-type="date">
            <text:p>12.03.2010</text:p>
          </table:table-cell>
          <table:table-cell table:number-columns-repeated="3"/>
        </table:table-row>
        <table:table-row table:style-name="ro1">
          <table:table-cell office:value-type="float" office:value="4862" calcext:value-type="float">
            <text:p>4862</text:p>
          </table:table-cell>
          <table:table-cell office:value-type="date" office:date-value="2010-03-13" calcext:value-type="date">
            <text:p>13.03.2010</text:p>
          </table:table-cell>
          <table:table-cell table:number-columns-repeated="3"/>
        </table:table-row>
        <table:table-row table:style-name="ro1">
          <table:table-cell office:value-type="float" office:value="5288" calcext:value-type="float">
            <text:p>5288</text:p>
          </table:table-cell>
          <table:table-cell office:value-type="date" office:date-value="2010-03-14" calcext:value-type="date">
            <text:p>14.03.2010</text:p>
          </table:table-cell>
          <table:table-cell table:number-columns-repeated="3"/>
        </table:table-row>
        <table:table-row table:style-name="ro1">
          <table:table-cell office:value-type="float" office:value="4874" calcext:value-type="float">
            <text:p>4874</text:p>
          </table:table-cell>
          <table:table-cell office:value-type="date" office:date-value="2010-03-15" calcext:value-type="date">
            <text:p>15.03.2010</text:p>
          </table:table-cell>
          <table:table-cell table:number-columns-repeated="3"/>
        </table:table-row>
        <table:table-row table:style-name="ro1">
          <table:table-cell office:value-type="float" office:value="5769" calcext:value-type="float">
            <text:p>5769</text:p>
          </table:table-cell>
          <table:table-cell office:value-type="date" office:date-value="2010-03-16" calcext:value-type="date">
            <text:p>16.03.2010</text:p>
          </table:table-cell>
          <table:table-cell table:number-columns-repeated="3"/>
        </table:table-row>
        <table:table-row table:style-name="ro1">
          <table:table-cell office:value-type="float" office:value="5108" calcext:value-type="float">
            <text:p>5108</text:p>
          </table:table-cell>
          <table:table-cell office:value-type="date" office:date-value="2010-03-17" calcext:value-type="date">
            <text:p>17.03.2010</text:p>
          </table:table-cell>
          <table:table-cell table:number-columns-repeated="3"/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date" office:date-value="2010-03-18" calcext:value-type="date">
            <text:p>18.03.2010</text:p>
          </table:table-cell>
          <table:table-cell table:number-columns-repeated="3"/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date" office:date-value="2010-03-19" calcext:value-type="date">
            <text:p>19.03.2010</text:p>
          </table:table-cell>
          <table:table-cell table:number-columns-repeated="3"/>
        </table:table-row>
        <table:table-row table:style-name="ro1">
          <table:table-cell office:value-type="float" office:value="6083" calcext:value-type="float">
            <text:p>6083</text:p>
          </table:table-cell>
          <table:table-cell office:value-type="date" office:date-value="2010-03-20" calcext:value-type="date">
            <text:p>20.03.2010</text:p>
          </table:table-cell>
          <table:table-cell table:number-columns-repeated="3"/>
        </table:table-row>
        <table:table-row table:style-name="ro1">
          <table:table-cell office:value-type="float" office:value="4526" calcext:value-type="float">
            <text:p>4526</text:p>
          </table:table-cell>
          <table:table-cell office:value-type="date" office:date-value="2010-03-21" calcext:value-type="date">
            <text:p>21.03.2010</text:p>
          </table:table-cell>
          <table:table-cell table:number-columns-repeated="3"/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date" office:date-value="2010-03-22" calcext:value-type="date">
            <text:p>22.03.2010</text:p>
          </table:table-cell>
          <table:table-cell table:number-columns-repeated="3"/>
        </table:table-row>
        <table:table-row table:style-name="ro1">
          <table:table-cell office:value-type="float" office:value="5177" calcext:value-type="float">
            <text:p>5177</text:p>
          </table:table-cell>
          <table:table-cell office:value-type="date" office:date-value="2010-03-23" calcext:value-type="date">
            <text:p>23.03.2010</text:p>
          </table:table-cell>
          <table:table-cell table:number-columns-repeated="3"/>
        </table:table-row>
        <table:table-row table:style-name="ro1">
          <table:table-cell office:value-type="float" office:value="4805" calcext:value-type="float">
            <text:p>4805</text:p>
          </table:table-cell>
          <table:table-cell office:value-type="date" office:date-value="2010-03-24" calcext:value-type="date">
            <text:p>24.03.2010</text:p>
          </table:table-cell>
          <table:table-cell table:number-columns-repeated="3"/>
        </table:table-row>
        <table:table-row table:style-name="ro1">
          <table:table-cell office:value-type="float" office:value="6054" calcext:value-type="float">
            <text:p>6054</text:p>
          </table:table-cell>
          <table:table-cell office:value-type="date" office:date-value="2010-03-25" calcext:value-type="date">
            <text:p>25.03.2010</text:p>
          </table:table-cell>
          <table:table-cell table:number-columns-repeated="3"/>
        </table:table-row>
        <table:table-row table:style-name="ro1">
          <table:table-cell office:value-type="float" office:value="5377" calcext:value-type="float">
            <text:p>5377</text:p>
          </table:table-cell>
          <table:table-cell office:value-type="date" office:date-value="2010-03-26" calcext:value-type="date">
            <text:p>26.03.2010</text:p>
          </table:table-cell>
          <table:table-cell table:number-columns-repeated="3"/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date" office:date-value="2010-03-27" calcext:value-type="date">
            <text:p>27.03.2010</text:p>
          </table:table-cell>
          <table:table-cell table:number-columns-repeated="3"/>
        </table:table-row>
        <table:table-row table:style-name="ro1">
          <table:table-cell office:value-type="float" office:value="4483" calcext:value-type="float">
            <text:p>4483</text:p>
          </table:table-cell>
          <table:table-cell office:value-type="date" office:date-value="2010-03-28" calcext:value-type="date">
            <text:p>28.03.2010</text:p>
          </table:table-cell>
          <table:table-cell table:number-columns-repeated="3"/>
        </table:table-row>
        <table:table-row table:style-name="ro1">
          <table:table-cell office:value-type="float" office:value="5997" calcext:value-type="float">
            <text:p>5997</text:p>
          </table:table-cell>
          <table:table-cell office:value-type="date" office:date-value="2010-03-29" calcext:value-type="date">
            <text:p>29.03.2010</text:p>
          </table:table-cell>
          <table:table-cell table:number-columns-repeated="3"/>
        </table:table-row>
        <table:table-row table:style-name="ro1">
          <table:table-cell office:value-type="float" office:value="6837" calcext:value-type="float">
            <text:p>6837</text:p>
          </table:table-cell>
          <table:table-cell office:value-type="date" office:date-value="2010-03-30" calcext:value-type="date">
            <text:p>30.03.2010</text:p>
          </table:table-cell>
          <table:table-cell table:number-columns-repeated="3"/>
        </table:table-row>
        <table:table-row table:style-name="ro1">
          <table:table-cell office:value-type="float" office:value="7594" calcext:value-type="float">
            <text:p>7594</text:p>
          </table:table-cell>
          <table:table-cell office:value-type="date" office:date-value="2010-03-31" calcext:value-type="date">
            <text:p>31.03.2010</text:p>
          </table:table-cell>
          <table:table-cell table:number-columns-repeated="3"/>
        </table:table-row>
        <table:table-row table:style-name="ro1">
          <table:table-cell office:value-type="float" office:value="9093" calcext:value-type="float">
            <text:p>9093</text:p>
          </table:table-cell>
          <table:table-cell office:value-type="date" office:date-value="2010-04-01" calcext:value-type="date">
            <text:p>1.04.2010</text:p>
          </table:table-cell>
          <table:table-cell table:number-columns-repeated="3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date" office:date-value="2010-04-02" calcext:value-type="date">
            <text:p>2.04.2010</text:p>
          </table:table-cell>
          <table:table-cell table:number-columns-repeated="3"/>
        </table:table-row>
        <table:table-row table:style-name="ro1">
          <table:table-cell office:value-type="float" office:value="11087" calcext:value-type="float">
            <text:p>11087</text:p>
          </table:table-cell>
          <table:table-cell office:value-type="date" office:date-value="2010-04-03" calcext:value-type="date">
            <text:p>3.04.2010</text:p>
          </table:table-cell>
          <table:table-cell table:number-columns-repeated="3"/>
        </table:table-row>
        <table:table-row table:style-name="ro1">
          <table:table-cell office:value-type="float" office:value="12008" calcext:value-type="float">
            <text:p>12008</text:p>
          </table:table-cell>
          <table:table-cell office:value-type="date" office:date-value="2010-04-04" calcext:value-type="date">
            <text:p>4.04.2010</text:p>
          </table:table-cell>
          <table:table-cell table:number-columns-repeated="3"/>
        </table:table-row>
        <table:table-row table:style-name="ro1">
          <table:table-cell office:value-type="float" office:value="13231" calcext:value-type="float">
            <text:p>13231</text:p>
          </table:table-cell>
          <table:table-cell office:value-type="date" office:date-value="2010-04-05" calcext:value-type="date">
            <text:p>5.04.2010</text:p>
          </table:table-cell>
          <table:table-cell table:number-columns-repeated="3"/>
        </table:table-row>
        <table:table-row table:style-name="ro1">
          <table:table-cell office:value-type="float" office:value="13154" calcext:value-type="float">
            <text:p>13154</text:p>
          </table:table-cell>
          <table:table-cell office:value-type="date" office:date-value="2010-04-06" calcext:value-type="date">
            <text:p>6.04.2010</text:p>
          </table:table-cell>
          <table:table-cell table:number-columns-repeated="3"/>
        </table:table-row>
        <table:table-row table:style-name="ro1">
          <table:table-cell office:value-type="float" office:value="13866" calcext:value-type="float">
            <text:p>13866</text:p>
          </table:table-cell>
          <table:table-cell office:value-type="date" office:date-value="2010-04-07" calcext:value-type="date">
            <text:p>7.04.2010</text:p>
          </table:table-cell>
          <table:table-cell table:number-columns-repeated="3"/>
        </table:table-row>
        <table:table-row table:style-name="ro1">
          <table:table-cell office:value-type="float" office:value="15570" calcext:value-type="float">
            <text:p>15570</text:p>
          </table:table-cell>
          <table:table-cell office:value-type="date" office:date-value="2010-04-08" calcext:value-type="date">
            <text:p>8.04.2010</text:p>
          </table:table-cell>
          <table:table-cell table:number-columns-repeated="3"/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date" office:date-value="2010-04-09" calcext:value-type="date">
            <text:p>9.04.2010</text:p>
          </table:table-cell>
          <table:table-cell table:number-columns-repeated="3"/>
        </table:table-row>
        <table:table-row table:style-name="ro1">
          <table:table-cell office:value-type="float" office:value="19002" calcext:value-type="float">
            <text:p>19002</text:p>
          </table:table-cell>
          <table:table-cell office:value-type="date" office:date-value="2010-04-10" calcext:value-type="date">
            <text:p>10.04.2010</text:p>
          </table:table-cell>
          <table:table-cell table:number-columns-repeated="3"/>
        </table:table-row>
        <table:table-row table:style-name="ro1">
          <table:table-cell office:value-type="float" office:value="20358" calcext:value-type="float">
            <text:p>20358</text:p>
          </table:table-cell>
          <table:table-cell office:value-type="date" office:date-value="2010-04-11" calcext:value-type="date">
            <text:p>11.04.2010</text:p>
          </table:table-cell>
          <table:table-cell table:number-columns-repeated="3"/>
        </table:table-row>
        <table:table-row table:style-name="ro1">
          <table:table-cell office:value-type="float" office:value="20986" calcext:value-type="float">
            <text:p>20986</text:p>
          </table:table-cell>
          <table:table-cell office:value-type="date" office:date-value="2010-04-12" calcext:value-type="date">
            <text:p>12.04.2010</text:p>
          </table:table-cell>
          <table:table-cell table:number-columns-repeated="3"/>
        </table:table-row>
        <table:table-row table:style-name="ro1">
          <table:table-cell office:value-type="float" office:value="21662" calcext:value-type="float">
            <text:p>21662</text:p>
          </table:table-cell>
          <table:table-cell office:value-type="date" office:date-value="2010-04-13" calcext:value-type="date">
            <text:p>13.04.2010</text:p>
          </table:table-cell>
          <table:table-cell table:number-columns-repeated="3"/>
        </table:table-row>
        <table:table-row table:style-name="ro1">
          <table:table-cell office:value-type="float" office:value="23600" calcext:value-type="float">
            <text:p>23600</text:p>
          </table:table-cell>
          <table:table-cell office:value-type="date" office:date-value="2010-04-14" calcext:value-type="date">
            <text:p>14.04.2010</text:p>
          </table:table-cell>
          <table:table-cell table:number-columns-repeated="3"/>
        </table:table-row>
        <table:table-row table:style-name="ro1">
          <table:table-cell office:value-type="float" office:value="23341" calcext:value-type="float">
            <text:p>23341</text:p>
          </table:table-cell>
          <table:table-cell office:value-type="date" office:date-value="2010-04-15" calcext:value-type="date">
            <text:p>15.04.2010</text:p>
          </table:table-cell>
          <table:table-cell table:number-columns-repeated="3"/>
        </table:table-row>
        <table:table-row table:style-name="ro1">
          <table:table-cell office:value-type="float" office:value="25797" calcext:value-type="float">
            <text:p>25797</text:p>
          </table:table-cell>
          <table:table-cell office:value-type="date" office:date-value="2010-04-16" calcext:value-type="date">
            <text:p>16.04.2010</text:p>
          </table:table-cell>
          <table:table-cell table:number-columns-repeated="3"/>
        </table:table-row>
        <table:table-row table:style-name="ro1">
          <table:table-cell office:value-type="float" office:value="26071" calcext:value-type="float">
            <text:p>26071</text:p>
          </table:table-cell>
          <table:table-cell office:value-type="date" office:date-value="2010-04-17" calcext:value-type="date">
            <text:p>17.04.2010</text:p>
          </table:table-cell>
          <table:table-cell table:number-columns-repeated="3"/>
        </table:table-row>
        <table:table-row table:style-name="ro1">
          <table:table-cell office:value-type="float" office:value="26711" calcext:value-type="float">
            <text:p>26711</text:p>
          </table:table-cell>
          <table:table-cell office:value-type="date" office:date-value="2010-04-18" calcext:value-type="date">
            <text:p>18.04.2010</text:p>
          </table:table-cell>
          <table:table-cell table:number-columns-repeated="3"/>
        </table:table-row>
        <table:table-row table:style-name="ro1">
          <table:table-cell office:value-type="float" office:value="27293" calcext:value-type="float">
            <text:p>27293</text:p>
          </table:table-cell>
          <table:table-cell office:value-type="date" office:date-value="2010-04-19" calcext:value-type="date">
            <text:p>19.04.2010</text:p>
          </table:table-cell>
          <table:table-cell table:number-columns-repeated="3"/>
        </table:table-row>
        <table:table-row table:style-name="ro1">
          <table:table-cell office:value-type="float" office:value="26951" calcext:value-type="float">
            <text:p>26951</text:p>
          </table:table-cell>
          <table:table-cell office:value-type="date" office:date-value="2010-04-20" calcext:value-type="date">
            <text:p>20.04.2010</text:p>
          </table:table-cell>
          <table:table-cell table:number-columns-repeated="3"/>
        </table:table-row>
        <table:table-row table:style-name="ro1">
          <table:table-cell office:value-type="float" office:value="27234" calcext:value-type="float">
            <text:p>27234</text:p>
          </table:table-cell>
          <table:table-cell office:value-type="date" office:date-value="2010-04-21" calcext:value-type="date">
            <text:p>21.04.2010</text:p>
          </table:table-cell>
          <table:table-cell table:number-columns-repeated="3"/>
        </table:table-row>
        <table:table-row table:style-name="ro1">
          <table:table-cell office:value-type="float" office:value="27739" calcext:value-type="float">
            <text:p>27739</text:p>
          </table:table-cell>
          <table:table-cell office:value-type="date" office:date-value="2010-04-22" calcext:value-type="date">
            <text:p>22.04.2010</text:p>
          </table:table-cell>
          <table:table-cell table:number-columns-repeated="3"/>
        </table:table-row>
        <table:table-row table:style-name="ro1">
          <table:table-cell office:value-type="float" office:value="26869" calcext:value-type="float">
            <text:p>26869</text:p>
          </table:table-cell>
          <table:table-cell office:value-type="date" office:date-value="2010-04-23" calcext:value-type="date">
            <text:p>23.04.2010</text:p>
          </table:table-cell>
          <table:table-cell table:number-columns-repeated="3"/>
        </table:table-row>
        <table:table-row table:style-name="ro1">
          <table:table-cell office:value-type="float" office:value="25344" calcext:value-type="float">
            <text:p>25344</text:p>
          </table:table-cell>
          <table:table-cell office:value-type="date" office:date-value="2010-04-24" calcext:value-type="date">
            <text:p>24.04.2010</text:p>
          </table:table-cell>
          <table:table-cell table:number-columns-repeated="3"/>
        </table:table-row>
        <table:table-row table:style-name="ro1">
          <table:table-cell office:value-type="float" office:value="25145" calcext:value-type="float">
            <text:p>25145</text:p>
          </table:table-cell>
          <table:table-cell office:value-type="date" office:date-value="2010-04-25" calcext:value-type="date">
            <text:p>25.04.2010</text:p>
          </table:table-cell>
          <table:table-cell table:number-columns-repeated="3"/>
        </table:table-row>
        <table:table-row table:style-name="ro1">
          <table:table-cell office:value-type="float" office:value="25363" calcext:value-type="float">
            <text:p>25363</text:p>
          </table:table-cell>
          <table:table-cell office:value-type="date" office:date-value="2010-04-26" calcext:value-type="date">
            <text:p>26.04.2010</text:p>
          </table:table-cell>
          <table:table-cell table:number-columns-repeated="3"/>
        </table:table-row>
        <table:table-row table:style-name="ro1">
          <table:table-cell office:value-type="float" office:value="25169" calcext:value-type="float">
            <text:p>25169</text:p>
          </table:table-cell>
          <table:table-cell office:value-type="date" office:date-value="2010-04-27" calcext:value-type="date">
            <text:p>27.04.2010</text:p>
          </table:table-cell>
          <table:table-cell table:number-columns-repeated="3"/>
        </table:table-row>
        <table:table-row table:style-name="ro1">
          <table:table-cell office:value-type="float" office:value="24177" calcext:value-type="float">
            <text:p>24177</text:p>
          </table:table-cell>
          <table:table-cell office:value-type="date" office:date-value="2010-04-28" calcext:value-type="date">
            <text:p>28.04.2010</text:p>
          </table:table-cell>
          <table:table-cell table:number-columns-repeated="3"/>
        </table:table-row>
        <table:table-row table:style-name="ro1">
          <table:table-cell office:value-type="float" office:value="21561" calcext:value-type="float">
            <text:p>21561</text:p>
          </table:table-cell>
          <table:table-cell office:value-type="date" office:date-value="2010-04-29" calcext:value-type="date">
            <text:p>29.04.2010</text:p>
          </table:table-cell>
          <table:table-cell table:number-columns-repeated="3"/>
        </table:table-row>
        <table:table-row table:style-name="ro1">
          <table:table-cell office:value-type="float" office:value="21213" calcext:value-type="float">
            <text:p>21213</text:p>
          </table:table-cell>
          <table:table-cell office:value-type="date" office:date-value="2010-04-30" calcext:value-type="date">
            <text:p>30.04.2010</text:p>
          </table:table-cell>
          <table:table-cell table:number-columns-repeated="3"/>
        </table:table-row>
        <table:table-row table:style-name="ro1">
          <table:table-cell office:value-type="float" office:value="20462" calcext:value-type="float">
            <text:p>20462</text:p>
          </table:table-cell>
          <table:table-cell office:value-type="date" office:date-value="2010-05-01" calcext:value-type="date">
            <text:p>1.05.2010</text:p>
          </table:table-cell>
          <table:table-cell table:number-columns-repeated="3"/>
        </table:table-row>
        <table:table-row table:style-name="ro1">
          <table:table-cell office:value-type="float" office:value="19263" calcext:value-type="float">
            <text:p>19263</text:p>
          </table:table-cell>
          <table:table-cell office:value-type="date" office:date-value="2010-05-02" calcext:value-type="date">
            <text:p>2.05.2010</text:p>
          </table:table-cell>
          <table:table-cell table:number-columns-repeated="3"/>
        </table:table-row>
        <table:table-row table:style-name="ro1">
          <table:table-cell office:value-type="float" office:value="17365" calcext:value-type="float">
            <text:p>17365</text:p>
          </table:table-cell>
          <table:table-cell office:value-type="date" office:date-value="2010-05-03" calcext:value-type="date">
            <text:p>3.05.2010</text:p>
          </table:table-cell>
          <table:table-cell table:number-columns-repeated="3"/>
        </table:table-row>
        <table:table-row table:style-name="ro1">
          <table:table-cell office:value-type="float" office:value="16186" calcext:value-type="float">
            <text:p>16186</text:p>
          </table:table-cell>
          <table:table-cell office:value-type="date" office:date-value="2010-05-04" calcext:value-type="date">
            <text:p>4.05.2010</text:p>
          </table:table-cell>
          <table:table-cell table:number-columns-repeated="3"/>
        </table:table-row>
        <table:table-row table:style-name="ro1">
          <table:table-cell office:value-type="float" office:value="16110" calcext:value-type="float">
            <text:p>16110</text:p>
          </table:table-cell>
          <table:table-cell office:value-type="date" office:date-value="2010-05-05" calcext:value-type="date">
            <text:p>5.05.2010</text:p>
          </table:table-cell>
          <table:table-cell table:number-columns-repeated="3"/>
        </table:table-row>
        <table:table-row table:style-name="ro1">
          <table:table-cell office:value-type="float" office:value="13323" calcext:value-type="float">
            <text:p>13323</text:p>
          </table:table-cell>
          <table:table-cell office:value-type="date" office:date-value="2010-05-06" calcext:value-type="date">
            <text:p>6.05.2010</text:p>
          </table:table-cell>
          <table:table-cell table:number-columns-repeated="3"/>
        </table:table-row>
        <table:table-row table:style-name="ro1">
          <table:table-cell office:value-type="float" office:value="13763" calcext:value-type="float">
            <text:p>13763</text:p>
          </table:table-cell>
          <table:table-cell office:value-type="date" office:date-value="2010-05-07" calcext:value-type="date">
            <text:p>7.05.2010</text:p>
          </table:table-cell>
          <table:table-cell table:number-columns-repeated="3"/>
        </table:table-row>
        <table:table-row table:style-name="ro1">
          <table:table-cell office:value-type="float" office:value="11695" calcext:value-type="float">
            <text:p>11695</text:p>
          </table:table-cell>
          <table:table-cell office:value-type="date" office:date-value="2010-05-08" calcext:value-type="date">
            <text:p>8.05.2010</text:p>
          </table:table-cell>
          <table:table-cell table:number-columns-repeated="3"/>
        </table:table-row>
        <table:table-row table:style-name="ro1">
          <table:table-cell office:value-type="float" office:value="11877" calcext:value-type="float">
            <text:p>11877</text:p>
          </table:table-cell>
          <table:table-cell office:value-type="date" office:date-value="2010-05-09" calcext:value-type="date">
            <text:p>9.05.2010</text:p>
          </table:table-cell>
          <table:table-cell table:number-columns-repeated="3"/>
        </table:table-row>
        <table:table-row table:style-name="ro1">
          <table:table-cell office:value-type="float" office:value="9534" calcext:value-type="float">
            <text:p>9534</text:p>
          </table:table-cell>
          <table:table-cell office:value-type="date" office:date-value="2010-05-10" calcext:value-type="date">
            <text:p>10.05.2010</text:p>
          </table:table-cell>
          <table:table-cell table:number-columns-repeated="3"/>
        </table:table-row>
        <table:table-row table:style-name="ro1">
          <table:table-cell office:value-type="float" office:value="8337" calcext:value-type="float">
            <text:p>8337</text:p>
          </table:table-cell>
          <table:table-cell office:value-type="date" office:date-value="2010-05-11" calcext:value-type="date">
            <text:p>11.05.2010</text:p>
          </table:table-cell>
          <table:table-cell table:number-columns-repeated="3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date" office:date-value="2010-05-12" calcext:value-type="date">
            <text:p>12.05.2010</text:p>
          </table:table-cell>
          <table:table-cell table:number-columns-repeated="3"/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date" office:date-value="2010-05-13" calcext:value-type="date">
            <text:p>13.05.2010</text:p>
          </table:table-cell>
          <table:table-cell table:number-columns-repeated="3"/>
        </table:table-row>
        <table:table-row table:style-name="ro1">
          <table:table-cell office:value-type="float" office:value="6839" calcext:value-type="float">
            <text:p>6839</text:p>
          </table:table-cell>
          <table:table-cell office:value-type="date" office:date-value="2010-05-14" calcext:value-type="date">
            <text:p>14.05.2010</text:p>
          </table:table-cell>
          <table:table-cell table:number-columns-repeated="3"/>
        </table:table-row>
        <table:table-row table:style-name="ro1">
          <table:table-cell office:value-type="float" office:value="7326" calcext:value-type="float">
            <text:p>7326</text:p>
          </table:table-cell>
          <table:table-cell office:value-type="date" office:date-value="2010-05-15" calcext:value-type="date">
            <text:p>15.05.2010</text:p>
          </table:table-cell>
          <table:table-cell table:number-columns-repeated="3"/>
        </table:table-row>
        <table:table-row table:style-name="ro1">
          <table:table-cell office:value-type="float" office:value="6016" calcext:value-type="float">
            <text:p>6016</text:p>
          </table:table-cell>
          <table:table-cell office:value-type="date" office:date-value="2010-05-16" calcext:value-type="date">
            <text:p>16.05.2010</text:p>
          </table:table-cell>
          <table:table-cell table:number-columns-repeated="3"/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date" office:date-value="2010-05-17" calcext:value-type="date">
            <text:p>17.05.2010</text:p>
          </table:table-cell>
          <table:table-cell table:number-columns-repeated="3"/>
        </table:table-row>
        <table:table-row table:style-name="ro1">
          <table:table-cell office:value-type="float" office:value="6331" calcext:value-type="float">
            <text:p>6331</text:p>
          </table:table-cell>
          <table:table-cell office:value-type="date" office:date-value="2010-05-18" calcext:value-type="date">
            <text:p>18.05.2010</text:p>
          </table:table-cell>
          <table:table-cell table:number-columns-repeated="3"/>
        </table:table-row>
        <table:table-row table:style-name="ro1">
          <table:table-cell office:value-type="float" office:value="5577" calcext:value-type="float">
            <text:p>5577</text:p>
          </table:table-cell>
          <table:table-cell office:value-type="date" office:date-value="2010-05-19" calcext:value-type="date">
            <text:p>19.05.2010</text:p>
          </table:table-cell>
          <table:table-cell table:number-columns-repeated="3"/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date" office:date-value="2010-05-20" calcext:value-type="date">
            <text:p>20.05.2010</text:p>
          </table:table-cell>
          <table:table-cell table:number-columns-repeated="3"/>
        </table:table-row>
        <table:table-row table:style-name="ro1">
          <table:table-cell office:value-type="float" office:value="5342" calcext:value-type="float">
            <text:p>5342</text:p>
          </table:table-cell>
          <table:table-cell office:value-type="date" office:date-value="2010-05-21" calcext:value-type="date">
            <text:p>21.05.2010</text:p>
          </table:table-cell>
          <table:table-cell table:number-columns-repeated="3"/>
        </table:table-row>
        <table:table-row table:style-name="ro1">
          <table:table-cell office:value-type="float" office:value="3928" calcext:value-type="float">
            <text:p>3928</text:p>
          </table:table-cell>
          <table:table-cell office:value-type="date" office:date-value="2010-05-22" calcext:value-type="date">
            <text:p>22.05.2010</text:p>
          </table:table-cell>
          <table:table-cell table:number-columns-repeated="3"/>
        </table:table-row>
        <table:table-row table:style-name="ro1">
          <table:table-cell office:value-type="float" office:value="4602" calcext:value-type="float">
            <text:p>4602</text:p>
          </table:table-cell>
          <table:table-cell office:value-type="date" office:date-value="2010-05-23" calcext:value-type="date">
            <text:p>23.05.2010</text:p>
          </table:table-cell>
          <table:table-cell table:number-columns-repeated="3"/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date" office:date-value="2010-05-24" calcext:value-type="date">
            <text:p>24.05.2010</text:p>
          </table:table-cell>
          <table:table-cell table:number-columns-repeated="3"/>
        </table:table-row>
        <table:table-row table:style-name="ro1">
          <table:table-cell office:value-type="float" office:value="5175" calcext:value-type="float">
            <text:p>5175</text:p>
          </table:table-cell>
          <table:table-cell office:value-type="date" office:date-value="2010-05-25" calcext:value-type="date">
            <text:p>25.05.2010</text:p>
          </table:table-cell>
          <table:table-cell table:number-columns-repeated="3"/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date" office:date-value="2010-05-26" calcext:value-type="date">
            <text:p>26.05.2010</text:p>
          </table:table-cell>
          <table:table-cell table:number-columns-repeated="3"/>
        </table:table-row>
        <table:table-row table:style-name="ro1">
          <table:table-cell office:value-type="float" office:value="3788" calcext:value-type="float">
            <text:p>3788</text:p>
          </table:table-cell>
          <table:table-cell office:value-type="date" office:date-value="2010-05-27" calcext:value-type="date">
            <text:p>27.05.2010</text:p>
          </table:table-cell>
          <table:table-cell table:number-columns-repeated="3"/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date" office:date-value="2010-05-28" calcext:value-type="date">
            <text:p>28.05.2010</text:p>
          </table:table-cell>
          <table:table-cell table:number-columns-repeated="3"/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date" office:date-value="2010-05-29" calcext:value-type="date">
            <text:p>29.05.2010</text:p>
          </table:table-cell>
          <table:table-cell table:number-columns-repeated="3"/>
        </table:table-row>
        <table:table-row table:style-name="ro1">
          <table:table-cell office:value-type="float" office:value="4789" calcext:value-type="float">
            <text:p>4789</text:p>
          </table:table-cell>
          <table:table-cell office:value-type="date" office:date-value="2010-05-30" calcext:value-type="date">
            <text:p>30.05.2010</text:p>
          </table:table-cell>
          <table:table-cell table:number-columns-repeated="3"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date" office:date-value="2010-05-31" calcext:value-type="date">
            <text:p>31.05.2010</text:p>
          </table:table-cell>
          <table:table-cell table:number-columns-repeated="3"/>
        </table:table-row>
        <table:table-row table:style-name="ro1">
          <table:table-cell office:value-type="float" office:value="4085" calcext:value-type="float">
            <text:p>4085</text:p>
          </table:table-cell>
          <table:table-cell office:value-type="date" office:date-value="2010-06-01" calcext:value-type="date">
            <text:p>1.06.2010</text:p>
          </table:table-cell>
          <table:table-cell table:number-columns-repeated="3"/>
        </table:table-row>
        <table:table-row table:style-name="ro1">
          <table:table-cell office:value-type="float" office:value="4627" calcext:value-type="float">
            <text:p>4627</text:p>
          </table:table-cell>
          <table:table-cell office:value-type="date" office:date-value="2010-06-02" calcext:value-type="date">
            <text:p>2.06.2010</text:p>
          </table:table-cell>
          <table:table-cell table:number-columns-repeated="3"/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date" office:date-value="2010-06-03" calcext:value-type="date">
            <text:p>3.06.2010</text:p>
          </table:table-cell>
          <table:table-cell table:number-columns-repeated="3"/>
        </table:table-row>
        <table:table-row table:style-name="ro1">
          <table:table-cell office:value-type="float" office:value="4178" calcext:value-type="float">
            <text:p>4178</text:p>
          </table:table-cell>
          <table:table-cell office:value-type="date" office:date-value="2010-06-04" calcext:value-type="date">
            <text:p>4.06.2010</text:p>
          </table:table-cell>
          <table:table-cell table:number-columns-repeated="3"/>
        </table:table-row>
        <table:table-row table:style-name="ro1">
          <table:table-cell office:value-type="float" office:value="5227" calcext:value-type="float">
            <text:p>5227</text:p>
          </table:table-cell>
          <table:table-cell office:value-type="date" office:date-value="2010-06-05" calcext:value-type="date">
            <text:p>5.06.2010</text:p>
          </table:table-cell>
          <table:table-cell table:number-columns-repeated="3"/>
        </table:table-row>
        <table:table-row table:style-name="ro1">
          <table:table-cell office:value-type="float" office:value="4981" calcext:value-type="float">
            <text:p>4981</text:p>
          </table:table-cell>
          <table:table-cell office:value-type="date" office:date-value="2010-06-06" calcext:value-type="date">
            <text:p>6.06.2010</text:p>
          </table:table-cell>
          <table:table-cell table:number-columns-repeated="3"/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date" office:date-value="2010-06-07" calcext:value-type="date">
            <text:p>7.06.2010</text:p>
          </table:table-cell>
          <table:table-cell table:number-columns-repeated="3"/>
        </table:table-row>
        <table:table-row table:style-name="ro1">
          <table:table-cell office:value-type="float" office:value="4326" calcext:value-type="float">
            <text:p>4326</text:p>
          </table:table-cell>
          <table:table-cell office:value-type="date" office:date-value="2010-06-08" calcext:value-type="date">
            <text:p>8.06.2010</text:p>
          </table:table-cell>
          <table:table-cell table:number-columns-repeated="3"/>
        </table:table-row>
        <table:table-row table:style-name="ro1">
          <table:table-cell office:value-type="float" office:value="4485" calcext:value-type="float">
            <text:p>4485</text:p>
          </table:table-cell>
          <table:table-cell office:value-type="date" office:date-value="2010-06-09" calcext:value-type="date">
            <text:p>9.06.2010</text:p>
          </table:table-cell>
          <table:table-cell table:number-columns-repeated="3"/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date" office:date-value="2010-06-10" calcext:value-type="date">
            <text:p>10.06.2010</text:p>
          </table:table-cell>
          <table:table-cell table:number-columns-repeated="3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date" office:date-value="2010-06-11" calcext:value-type="date">
            <text:p>11.06.2010</text:p>
          </table:table-cell>
          <table:table-cell table:number-columns-repeated="3"/>
        </table:table-row>
        <table:table-row table:style-name="ro1">
          <table:table-cell office:value-type="float" office:value="4077" calcext:value-type="float">
            <text:p>4077</text:p>
          </table:table-cell>
          <table:table-cell office:value-type="date" office:date-value="2010-06-12" calcext:value-type="date">
            <text:p>12.06.2010</text:p>
          </table:table-cell>
          <table:table-cell table:number-columns-repeated="3"/>
        </table:table-row>
        <table:table-row table:style-name="ro1">
          <table:table-cell office:value-type="float" office:value="4487" calcext:value-type="float">
            <text:p>4487</text:p>
          </table:table-cell>
          <table:table-cell office:value-type="date" office:date-value="2010-06-13" calcext:value-type="date">
            <text:p>13.06.2010</text:p>
          </table:table-cell>
          <table:table-cell table:number-columns-repeated="3"/>
        </table:table-row>
        <table:table-row table:style-name="ro1">
          <table:table-cell office:value-type="float" office:value="4304" calcext:value-type="float">
            <text:p>4304</text:p>
          </table:table-cell>
          <table:table-cell office:value-type="date" office:date-value="2010-06-14" calcext:value-type="date">
            <text:p>14.06.2010</text:p>
          </table:table-cell>
          <table:table-cell table:number-columns-repeated="3"/>
        </table:table-row>
        <table:table-row table:style-name="ro1">
          <table:table-cell office:value-type="float" office:value="4781" calcext:value-type="float">
            <text:p>4781</text:p>
          </table:table-cell>
          <table:table-cell office:value-type="date" office:date-value="2010-06-15" calcext:value-type="date">
            <text:p>15.06.2010</text:p>
          </table:table-cell>
          <table:table-cell table:number-columns-repeated="3"/>
        </table:table-row>
        <table:table-row table:style-name="ro1">
          <table:table-cell office:value-type="float" office:value="4246" calcext:value-type="float">
            <text:p>4246</text:p>
          </table:table-cell>
          <table:table-cell office:value-type="date" office:date-value="2010-06-16" calcext:value-type="date">
            <text:p>16.06.2010</text:p>
          </table:table-cell>
          <table:table-cell table:number-columns-repeated="3"/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date" office:date-value="2010-06-17" calcext:value-type="date">
            <text:p>17.06.2010</text:p>
          </table:table-cell>
          <table:table-cell table:number-columns-repeated="3"/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date" office:date-value="2010-06-18" calcext:value-type="date">
            <text:p>18.06.2010</text:p>
          </table:table-cell>
          <table:table-cell table:number-columns-repeated="3"/>
        </table:table-row>
        <table:table-row table:style-name="ro1">
          <table:table-cell office:value-type="float" office:value="3477" calcext:value-type="float">
            <text:p>3477</text:p>
          </table:table-cell>
          <table:table-cell office:value-type="date" office:date-value="2010-06-19" calcext:value-type="date">
            <text:p>19.06.2010</text:p>
          </table:table-cell>
          <table:table-cell table:number-columns-repeated="3"/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date" office:date-value="2010-06-20" calcext:value-type="date">
            <text:p>20.06.2010</text:p>
          </table:table-cell>
          <table:table-cell table:number-columns-repeated="3"/>
        </table:table-row>
        <table:table-row table:style-name="ro1">
          <table:table-cell office:value-type="float" office:value="5321" calcext:value-type="float">
            <text:p>5321</text:p>
          </table:table-cell>
          <table:table-cell office:value-type="date" office:date-value="2010-06-21" calcext:value-type="date">
            <text:p>21.06.2010</text:p>
          </table:table-cell>
          <table:table-cell table:number-columns-repeated="3"/>
        </table:table-row>
        <table:table-row table:style-name="ro1">
          <table:table-cell office:value-type="float" office:value="4812" calcext:value-type="float">
            <text:p>4812</text:p>
          </table:table-cell>
          <table:table-cell office:value-type="date" office:date-value="2010-06-22" calcext:value-type="date">
            <text:p>22.06.2010</text:p>
          </table:table-cell>
          <table:table-cell table:number-columns-repeated="3"/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date" office:date-value="2010-06-23" calcext:value-type="date">
            <text:p>23.06.2010</text:p>
          </table:table-cell>
          <table:table-cell table:number-columns-repeated="3"/>
        </table:table-row>
        <table:table-row table:style-name="ro1">
          <table:table-cell office:value-type="float" office:value="4981" calcext:value-type="float">
            <text:p>4981</text:p>
          </table:table-cell>
          <table:table-cell office:value-type="date" office:date-value="2010-06-24" calcext:value-type="date">
            <text:p>24.06.2010</text:p>
          </table:table-cell>
          <table:table-cell table:number-columns-repeated="3"/>
        </table:table-row>
        <table:table-row table:style-name="ro1">
          <table:table-cell office:value-type="float" office:value="5066" calcext:value-type="float">
            <text:p>5066</text:p>
          </table:table-cell>
          <table:table-cell office:value-type="date" office:date-value="2010-06-25" calcext:value-type="date">
            <text:p>25.06.2010</text:p>
          </table:table-cell>
          <table:table-cell table:number-columns-repeated="3"/>
        </table:table-row>
        <table:table-row table:style-name="ro1">
          <table:table-cell office:value-type="float" office:value="4798" calcext:value-type="float">
            <text:p>4798</text:p>
          </table:table-cell>
          <table:table-cell office:value-type="date" office:date-value="2010-06-26" calcext:value-type="date">
            <text:p>26.06.2010</text:p>
          </table:table-cell>
          <table:table-cell table:number-columns-repeated="3"/>
        </table:table-row>
        <table:table-row table:style-name="ro1">
          <table:table-cell office:value-type="float" office:value="6718" calcext:value-type="float">
            <text:p>6718</text:p>
          </table:table-cell>
          <table:table-cell office:value-type="date" office:date-value="2010-06-27" calcext:value-type="date">
            <text:p>27.06.2010</text:p>
          </table:table-cell>
          <table:table-cell table:number-columns-repeated="3"/>
        </table:table-row>
        <table:table-row table:style-name="ro1">
          <table:table-cell office:value-type="float" office:value="10667" calcext:value-type="float">
            <text:p>10667</text:p>
          </table:table-cell>
          <table:table-cell office:value-type="date" office:date-value="2010-06-28" calcext:value-type="date">
            <text:p>28.06.2010</text:p>
          </table:table-cell>
          <table:table-cell table:number-columns-repeated="3"/>
        </table:table-row>
        <table:table-row table:style-name="ro1">
          <table:table-cell office:value-type="float" office:value="15642" calcext:value-type="float">
            <text:p>15642</text:p>
          </table:table-cell>
          <table:table-cell office:value-type="date" office:date-value="2010-06-29" calcext:value-type="date">
            <text:p>29.06.2010</text:p>
          </table:table-cell>
          <table:table-cell table:number-columns-repeated="3"/>
        </table:table-row>
        <table:table-row table:style-name="ro1">
          <table:table-cell office:value-type="float" office:value="21362" calcext:value-type="float">
            <text:p>21362</text:p>
          </table:table-cell>
          <table:table-cell office:value-type="date" office:date-value="2010-06-30" calcext:value-type="date">
            <text:p>30.06.2010</text:p>
          </table:table-cell>
          <table:table-cell table:number-columns-repeated="3"/>
        </table:table-row>
        <table:table-row table:style-name="ro1">
          <table:table-cell office:value-type="float" office:value="26385" calcext:value-type="float">
            <text:p>26385</text:p>
          </table:table-cell>
          <table:table-cell office:value-type="date" office:date-value="2010-07-01" calcext:value-type="date">
            <text:p>1.07.2010</text:p>
          </table:table-cell>
          <table:table-cell table:number-columns-repeated="3"/>
        </table:table-row>
        <table:table-row table:style-name="ro1">
          <table:table-cell office:value-type="float" office:value="32437" calcext:value-type="float">
            <text:p>32437</text:p>
          </table:table-cell>
          <table:table-cell office:value-type="date" office:date-value="2010-07-02" calcext:value-type="date">
            <text:p>2.07.2010</text:p>
          </table:table-cell>
          <table:table-cell table:number-columns-repeated="3"/>
        </table:table-row>
        <table:table-row table:style-name="ro1">
          <table:table-cell office:value-type="float" office:value="30600" calcext:value-type="float">
            <text:p>30600</text:p>
          </table:table-cell>
          <table:table-cell office:value-type="date" office:date-value="2010-07-03" calcext:value-type="date">
            <text:p>3.07.2010</text:p>
          </table:table-cell>
          <table:table-cell table:number-columns-repeated="3"/>
        </table:table-row>
        <table:table-row table:style-name="ro1">
          <table:table-cell office:value-type="float" office:value="27418" calcext:value-type="float">
            <text:p>27418</text:p>
          </table:table-cell>
          <table:table-cell office:value-type="date" office:date-value="2010-07-04" calcext:value-type="date">
            <text:p>4.07.2010</text:p>
          </table:table-cell>
          <table:table-cell table:number-columns-repeated="3"/>
        </table:table-row>
        <table:table-row table:style-name="ro1">
          <table:table-cell office:value-type="float" office:value="21462" calcext:value-type="float">
            <text:p>21462</text:p>
          </table:table-cell>
          <table:table-cell office:value-type="date" office:date-value="2010-07-05" calcext:value-type="date">
            <text:p>5.07.2010</text:p>
          </table:table-cell>
          <table:table-cell table:number-columns-repeated="3"/>
        </table:table-row>
        <table:table-row table:style-name="ro1">
          <table:table-cell office:value-type="float" office:value="15227" calcext:value-type="float">
            <text:p>15227</text:p>
          </table:table-cell>
          <table:table-cell office:value-type="date" office:date-value="2010-07-06" calcext:value-type="date">
            <text:p>6.07.2010</text:p>
          </table:table-cell>
          <table:table-cell table:number-columns-repeated="3"/>
        </table:table-row>
        <table:table-row table:style-name="ro1">
          <table:table-cell office:value-type="float" office:value="10890" calcext:value-type="float">
            <text:p>10890</text:p>
          </table:table-cell>
          <table:table-cell office:value-type="date" office:date-value="2010-07-07" calcext:value-type="date">
            <text:p>7.07.2010</text:p>
          </table:table-cell>
          <table:table-cell table:number-columns-repeated="3"/>
        </table:table-row>
        <table:table-row table:style-name="ro1">
          <table:table-cell office:value-type="float" office:value="6702" calcext:value-type="float">
            <text:p>6702</text:p>
          </table:table-cell>
          <table:table-cell office:value-type="date" office:date-value="2010-07-08" calcext:value-type="date">
            <text:p>8.07.2010</text:p>
          </table:table-cell>
          <table:table-cell table:number-columns-repeated="3"/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date" office:date-value="2010-07-09" calcext:value-type="date">
            <text:p>9.07.2010</text:p>
          </table:table-cell>
          <table:table-cell table:number-columns-repeated="3"/>
        </table:table-row>
        <table:table-row table:style-name="ro1">
          <table:table-cell office:value-type="float" office:value="4508" calcext:value-type="float">
            <text:p>4508</text:p>
          </table:table-cell>
          <table:table-cell office:value-type="date" office:date-value="2010-07-10" calcext:value-type="date">
            <text:p>10.07.2010</text:p>
          </table:table-cell>
          <table:table-cell table:number-columns-repeated="3"/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date" office:date-value="2010-07-11" calcext:value-type="date">
            <text:p>11.07.2010</text:p>
          </table:table-cell>
          <table:table-cell table:number-columns-repeated="3"/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date" office:date-value="2010-07-12" calcext:value-type="date">
            <text:p>12.07.2010</text:p>
          </table:table-cell>
          <table:table-cell table:number-columns-repeated="3"/>
        </table:table-row>
        <table:table-row table:style-name="ro1">
          <table:table-cell office:value-type="float" office:value="4051" calcext:value-type="float">
            <text:p>4051</text:p>
          </table:table-cell>
          <table:table-cell office:value-type="date" office:date-value="2010-07-13" calcext:value-type="date">
            <text:p>13.07.2010</text:p>
          </table:table-cell>
          <table:table-cell table:number-columns-repeated="3"/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date" office:date-value="2010-07-14" calcext:value-type="date">
            <text:p>14.07.2010</text:p>
          </table:table-cell>
          <table:table-cell table:number-columns-repeated="3"/>
        </table:table-row>
        <table:table-row table:style-name="ro1">
          <table:table-cell office:value-type="float" office:value="5332" calcext:value-type="float">
            <text:p>5332</text:p>
          </table:table-cell>
          <table:table-cell office:value-type="date" office:date-value="2010-07-15" calcext:value-type="date">
            <text:p>15.07.2010</text:p>
          </table:table-cell>
          <table:table-cell table:number-columns-repeated="3"/>
        </table:table-row>
        <table:table-row table:style-name="ro1">
          <table:table-cell office:value-type="float" office:value="4736" calcext:value-type="float">
            <text:p>4736</text:p>
          </table:table-cell>
          <table:table-cell office:value-type="date" office:date-value="2010-07-16" calcext:value-type="date">
            <text:p>16.07.2010</text:p>
          </table:table-cell>
          <table:table-cell table:number-columns-repeated="3"/>
        </table:table-row>
        <table:table-row table:style-name="ro1">
          <table:table-cell office:value-type="float" office:value="4082" calcext:value-type="float">
            <text:p>4082</text:p>
          </table:table-cell>
          <table:table-cell office:value-type="date" office:date-value="2010-07-17" calcext:value-type="date">
            <text:p>17.07.2010</text:p>
          </table:table-cell>
          <table:table-cell table:number-columns-repeated="3"/>
        </table:table-row>
        <table:table-row table:style-name="ro1">
          <table:table-cell office:value-type="float" office:value="4373" calcext:value-type="float">
            <text:p>4373</text:p>
          </table:table-cell>
          <table:table-cell office:value-type="date" office:date-value="2010-07-18" calcext:value-type="date">
            <text:p>18.07.2010</text:p>
          </table:table-cell>
          <table:table-cell table:number-columns-repeated="3"/>
        </table:table-row>
        <table:table-row table:style-name="ro1">
          <table:table-cell office:value-type="float" office:value="5205" calcext:value-type="float">
            <text:p>5205</text:p>
          </table:table-cell>
          <table:table-cell office:value-type="date" office:date-value="2010-07-19" calcext:value-type="date">
            <text:p>19.07.2010</text:p>
          </table:table-cell>
          <table:table-cell table:number-columns-repeated="3"/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date" office:date-value="2010-07-20" calcext:value-type="date">
            <text:p>20.07.2010</text:p>
          </table:table-cell>
          <table:table-cell table:number-columns-repeated="3"/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date" office:date-value="2010-07-21" calcext:value-type="date">
            <text:p>21.07.2010</text:p>
          </table:table-cell>
          <table:table-cell table:number-columns-repeated="3"/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date" office:date-value="2010-07-22" calcext:value-type="date">
            <text:p>22.07.2010</text:p>
          </table:table-cell>
          <table:table-cell table:number-columns-repeated="3"/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date" office:date-value="2010-07-23" calcext:value-type="date">
            <text:p>23.07.2010</text:p>
          </table:table-cell>
          <table:table-cell table:number-columns-repeated="3"/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date" office:date-value="2010-07-24" calcext:value-type="date">
            <text:p>24.07.2010</text:p>
          </table:table-cell>
          <table:table-cell table:number-columns-repeated="3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date" office:date-value="2010-07-25" calcext:value-type="date">
            <text:p>25.07.2010</text:p>
          </table:table-cell>
          <table:table-cell table:number-columns-repeated="3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date" office:date-value="2010-07-26" calcext:value-type="date">
            <text:p>26.07.2010</text:p>
          </table:table-cell>
          <table:table-cell table:number-columns-repeated="3"/>
        </table:table-row>
        <table:table-row table:style-name="ro1">
          <table:table-cell office:value-type="float" office:value="4192" calcext:value-type="float">
            <text:p>4192</text:p>
          </table:table-cell>
          <table:table-cell office:value-type="date" office:date-value="2010-07-27" calcext:value-type="date">
            <text:p>27.07.2010</text:p>
          </table:table-cell>
          <table:table-cell table:number-columns-repeated="3"/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date" office:date-value="2010-07-28" calcext:value-type="date">
            <text:p>28.07.2010</text:p>
          </table:table-cell>
          <table:table-cell table:number-columns-repeated="3"/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date" office:date-value="2010-07-29" calcext:value-type="date">
            <text:p>29.07.2010</text:p>
          </table:table-cell>
          <table:table-cell table:number-columns-repeated="3"/>
        </table:table-row>
        <table:table-row table:style-name="ro1">
          <table:table-cell office:value-type="float" office:value="4058" calcext:value-type="float">
            <text:p>4058</text:p>
          </table:table-cell>
          <table:table-cell office:value-type="date" office:date-value="2010-07-30" calcext:value-type="date">
            <text:p>30.07.2010</text:p>
          </table:table-cell>
          <table:table-cell table:number-columns-repeated="3"/>
        </table:table-row>
        <table:table-row table:style-name="ro1">
          <table:table-cell office:value-type="float" office:value="3934" calcext:value-type="float">
            <text:p>3934</text:p>
          </table:table-cell>
          <table:table-cell office:value-type="date" office:date-value="2010-07-31" calcext:value-type="date">
            <text:p>31.07.2010</text:p>
          </table:table-cell>
          <table:table-cell table:number-columns-repeated="3"/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date" office:date-value="2010-08-01" calcext:value-type="date">
            <text:p>1.08.2010</text:p>
          </table:table-cell>
          <table:table-cell table:number-columns-repeated="3"/>
        </table:table-row>
        <table:table-row table:style-name="ro1">
          <table:table-cell office:value-type="float" office:value="5373" calcext:value-type="float">
            <text:p>5373</text:p>
          </table:table-cell>
          <table:table-cell office:value-type="date" office:date-value="2010-08-02" calcext:value-type="date">
            <text:p>2.08.2010</text:p>
          </table:table-cell>
          <table:table-cell table:number-columns-repeated="3"/>
        </table:table-row>
        <table:table-row table:style-name="ro1">
          <table:table-cell office:value-type="float" office:value="3586" calcext:value-type="float">
            <text:p>3586</text:p>
          </table:table-cell>
          <table:table-cell office:value-type="date" office:date-value="2010-08-03" calcext:value-type="date">
            <text:p>3.08.2010</text:p>
          </table:table-cell>
          <table:table-cell table:number-columns-repeated="3"/>
        </table:table-row>
        <table:table-row table:style-name="ro1">
          <table:table-cell office:value-type="float" office:value="5249" calcext:value-type="float">
            <text:p>5249</text:p>
          </table:table-cell>
          <table:table-cell office:value-type="date" office:date-value="2010-08-04" calcext:value-type="date">
            <text:p>4.08.2010</text:p>
          </table:table-cell>
          <table:table-cell table:number-columns-repeated="3"/>
        </table:table-row>
        <table:table-row table:style-name="ro1">
          <table:table-cell office:value-type="float" office:value="4345" calcext:value-type="float">
            <text:p>4345</text:p>
          </table:table-cell>
          <table:table-cell office:value-type="date" office:date-value="2010-08-05" calcext:value-type="date">
            <text:p>5.08.2010</text:p>
          </table:table-cell>
          <table:table-cell table:number-columns-repeated="3"/>
        </table:table-row>
        <table:table-row table:style-name="ro1">
          <table:table-cell office:value-type="float" office:value="5097" calcext:value-type="float">
            <text:p>5097</text:p>
          </table:table-cell>
          <table:table-cell office:value-type="date" office:date-value="2010-08-06" calcext:value-type="date">
            <text:p>6.08.2010</text:p>
          </table:table-cell>
          <table:table-cell table:number-columns-repeated="3"/>
        </table:table-row>
        <table:table-row table:style-name="ro1">
          <table:table-cell office:value-type="float" office:value="4664" calcext:value-type="float">
            <text:p>4664</text:p>
          </table:table-cell>
          <table:table-cell office:value-type="date" office:date-value="2010-08-07" calcext:value-type="date">
            <text:p>7.08.2010</text:p>
          </table:table-cell>
          <table:table-cell table:number-columns-repeated="3"/>
        </table:table-row>
        <table:table-row table:style-name="ro1">
          <table:table-cell office:value-type="float" office:value="4484" calcext:value-type="float">
            <text:p>4484</text:p>
          </table:table-cell>
          <table:table-cell office:value-type="date" office:date-value="2010-08-08" calcext:value-type="date">
            <text:p>8.08.2010</text:p>
          </table:table-cell>
          <table:table-cell table:number-columns-repeated="3"/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date" office:date-value="2010-08-09" calcext:value-type="date">
            <text:p>9.08.2010</text:p>
          </table:table-cell>
          <table:table-cell table:number-columns-repeated="3"/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date" office:date-value="2010-08-10" calcext:value-type="date">
            <text:p>10.08.2010</text:p>
          </table:table-cell>
          <table:table-cell table:number-columns-repeated="3"/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date" office:date-value="2010-08-11" calcext:value-type="date">
            <text:p>11.08.2010</text:p>
          </table:table-cell>
          <table:table-cell table:number-columns-repeated="3"/>
        </table:table-row>
        <table:table-row table:style-name="ro1">
          <table:table-cell office:value-type="float" office:value="4929" calcext:value-type="float">
            <text:p>4929</text:p>
          </table:table-cell>
          <table:table-cell office:value-type="date" office:date-value="2010-08-12" calcext:value-type="date">
            <text:p>12.08.2010</text:p>
          </table:table-cell>
          <table:table-cell table:number-columns-repeated="3"/>
        </table:table-row>
        <table:table-row table:style-name="ro1">
          <table:table-cell office:value-type="float" office:value="4386" calcext:value-type="float">
            <text:p>4386</text:p>
          </table:table-cell>
          <table:table-cell office:value-type="date" office:date-value="2010-08-13" calcext:value-type="date">
            <text:p>13.08.2010</text:p>
          </table:table-cell>
          <table:table-cell table:number-columns-repeated="3"/>
        </table:table-row>
        <table:table-row table:style-name="ro1">
          <table:table-cell office:value-type="float" office:value="4857" calcext:value-type="float">
            <text:p>4857</text:p>
          </table:table-cell>
          <table:table-cell office:value-type="date" office:date-value="2010-08-14" calcext:value-type="date">
            <text:p>14.08.2010</text:p>
          </table:table-cell>
          <table:table-cell table:number-columns-repeated="3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date" office:date-value="2010-08-15" calcext:value-type="date">
            <text:p>15.08.2010</text:p>
          </table:table-cell>
          <table:table-cell table:number-columns-repeated="3"/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date" office:date-value="2010-08-16" calcext:value-type="date">
            <text:p>16.08.2010</text:p>
          </table:table-cell>
          <table:table-cell table:number-columns-repeated="3"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date" office:date-value="2010-08-17" calcext:value-type="date">
            <text:p>17.08.2010</text:p>
          </table:table-cell>
          <table:table-cell table:number-columns-repeated="3"/>
        </table:table-row>
        <table:table-row table:style-name="ro1">
          <table:table-cell office:value-type="float" office:value="4377" calcext:value-type="float">
            <text:p>4377</text:p>
          </table:table-cell>
          <table:table-cell office:value-type="date" office:date-value="2010-08-18" calcext:value-type="date">
            <text:p>18.08.2010</text:p>
          </table:table-cell>
          <table:table-cell table:number-columns-repeated="3"/>
        </table:table-row>
        <table:table-row table:style-name="ro1">
          <table:table-cell office:value-type="float" office:value="4248" calcext:value-type="float">
            <text:p>4248</text:p>
          </table:table-cell>
          <table:table-cell office:value-type="date" office:date-value="2010-08-19" calcext:value-type="date">
            <text:p>19.08.2010</text:p>
          </table:table-cell>
          <table:table-cell table:number-columns-repeated="3"/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date" office:date-value="2010-08-20" calcext:value-type="date">
            <text:p>20.08.2010</text:p>
          </table:table-cell>
          <table:table-cell table:number-columns-repeated="3"/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date" office:date-value="2010-08-21" calcext:value-type="date">
            <text:p>21.08.2010</text:p>
          </table:table-cell>
          <table:table-cell table:number-columns-repeated="3"/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date" office:date-value="2010-08-22" calcext:value-type="date">
            <text:p>22.08.2010</text:p>
          </table:table-cell>
          <table:table-cell table:number-columns-repeated="3"/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date" office:date-value="2010-08-23" calcext:value-type="date">
            <text:p>23.08.2010</text:p>
          </table:table-cell>
          <table:table-cell table:number-columns-repeated="3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date" office:date-value="2010-08-24" calcext:value-type="date">
            <text:p>24.08.2010</text:p>
          </table:table-cell>
          <table:table-cell table:number-columns-repeated="3"/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date" office:date-value="2010-08-25" calcext:value-type="date">
            <text:p>25.08.2010</text:p>
          </table:table-cell>
          <table:table-cell table:number-columns-repeated="3"/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date" office:date-value="2010-08-26" calcext:value-type="date">
            <text:p>26.08.2010</text:p>
          </table:table-cell>
          <table:table-cell table:number-columns-repeated="3"/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date" office:date-value="2010-08-27" calcext:value-type="date">
            <text:p>27.08.2010</text:p>
          </table:table-cell>
          <table:table-cell table:number-columns-repeated="3"/>
        </table:table-row>
        <table:table-row table:style-name="ro1">
          <table:table-cell office:value-type="float" office:value="5105" calcext:value-type="float">
            <text:p>5105</text:p>
          </table:table-cell>
          <table:table-cell office:value-type="date" office:date-value="2010-08-28" calcext:value-type="date">
            <text:p>28.08.2010</text:p>
          </table:table-cell>
          <table:table-cell table:number-columns-repeated="3"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date" office:date-value="2010-08-29" calcext:value-type="date">
            <text:p>29.08.2010</text:p>
          </table:table-cell>
          <table:table-cell table:number-columns-repeated="3"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date" office:date-value="2010-08-30" calcext:value-type="date">
            <text:p>30.08.2010</text:p>
          </table:table-cell>
          <table:table-cell table:number-columns-repeated="3"/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date" office:date-value="2010-08-31" calcext:value-type="date">
            <text:p>31.08.2010</text:p>
          </table:table-cell>
          <table:table-cell table:number-columns-repeated="3"/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date" office:date-value="2010-09-01" calcext:value-type="date">
            <text:p>1.09.2010</text:p>
          </table:table-cell>
          <table:table-cell table:number-columns-repeated="3"/>
        </table:table-row>
        <table:table-row table:style-name="ro1">
          <table:table-cell office:value-type="float" office:value="4364" calcext:value-type="float">
            <text:p>4364</text:p>
          </table:table-cell>
          <table:table-cell office:value-type="date" office:date-value="2010-09-02" calcext:value-type="date">
            <text:p>2.09.2010</text:p>
          </table:table-cell>
          <table:table-cell table:number-columns-repeated="3"/>
        </table:table-row>
        <table:table-row table:style-name="ro1">
          <table:table-cell office:value-type="float" office:value="5078" calcext:value-type="float">
            <text:p>5078</text:p>
          </table:table-cell>
          <table:table-cell office:value-type="date" office:date-value="2010-09-03" calcext:value-type="date">
            <text:p>3.09.2010</text:p>
          </table:table-cell>
          <table:table-cell table:number-columns-repeated="3"/>
        </table:table-row>
        <table:table-row table:style-name="ro1">
          <table:table-cell office:value-type="float" office:value="5566" calcext:value-type="float">
            <text:p>5566</text:p>
          </table:table-cell>
          <table:table-cell office:value-type="date" office:date-value="2010-09-04" calcext:value-type="date">
            <text:p>4.09.2010</text:p>
          </table:table-cell>
          <table:table-cell table:number-columns-repeated="3"/>
        </table:table-row>
        <table:table-row table:style-name="ro1">
          <table:table-cell office:value-type="float" office:value="8470" calcext:value-type="float">
            <text:p>8470</text:p>
          </table:table-cell>
          <table:table-cell office:value-type="date" office:date-value="2010-09-05" calcext:value-type="date">
            <text:p>5.09.2010</text:p>
          </table:table-cell>
          <table:table-cell table:number-columns-repeated="3"/>
        </table:table-row>
        <table:table-row table:style-name="ro1">
          <table:table-cell office:value-type="float" office:value="12896" calcext:value-type="float">
            <text:p>12896</text:p>
          </table:table-cell>
          <table:table-cell office:value-type="date" office:date-value="2010-09-06" calcext:value-type="date">
            <text:p>6.09.2010</text:p>
          </table:table-cell>
          <table:table-cell table:number-columns-repeated="3"/>
        </table:table-row>
        <table:table-row table:style-name="ro1">
          <table:table-cell office:value-type="float" office:value="18916" calcext:value-type="float">
            <text:p>18916</text:p>
          </table:table-cell>
          <table:table-cell office:value-type="date" office:date-value="2010-09-07" calcext:value-type="date">
            <text:p>7.09.2010</text:p>
          </table:table-cell>
          <table:table-cell table:number-columns-repeated="3"/>
        </table:table-row>
        <table:table-row table:style-name="ro1">
          <table:table-cell office:value-type="float" office:value="27358" calcext:value-type="float">
            <text:p>27358</text:p>
          </table:table-cell>
          <table:table-cell office:value-type="date" office:date-value="2010-09-08" calcext:value-type="date">
            <text:p>8.09.2010</text:p>
          </table:table-cell>
          <table:table-cell table:number-columns-repeated="3"/>
        </table:table-row>
        <table:table-row table:style-name="ro1">
          <table:table-cell office:value-type="float" office:value="35589" calcext:value-type="float">
            <text:p>35589</text:p>
          </table:table-cell>
          <table:table-cell office:value-type="date" office:date-value="2010-09-09" calcext:value-type="date">
            <text:p>9.09.2010</text:p>
          </table:table-cell>
          <table:table-cell table:number-columns-repeated="3"/>
        </table:table-row>
        <table:table-row table:style-name="ro1">
          <table:table-cell office:value-type="float" office:value="40380" calcext:value-type="float">
            <text:p>40380</text:p>
          </table:table-cell>
          <table:table-cell office:value-type="date" office:date-value="2010-09-10" calcext:value-type="date">
            <text:p>10.09.2010</text:p>
          </table:table-cell>
          <table:table-cell table:number-columns-repeated="3"/>
        </table:table-row>
        <table:table-row table:style-name="ro1">
          <table:table-cell office:value-type="float" office:value="41424" calcext:value-type="float">
            <text:p>41424</text:p>
          </table:table-cell>
          <table:table-cell office:value-type="date" office:date-value="2010-09-11" calcext:value-type="date">
            <text:p>11.09.2010</text:p>
          </table:table-cell>
          <table:table-cell table:number-columns-repeated="3"/>
        </table:table-row>
        <table:table-row table:style-name="ro1">
          <table:table-cell office:value-type="float" office:value="35957" calcext:value-type="float">
            <text:p>35957</text:p>
          </table:table-cell>
          <table:table-cell office:value-type="date" office:date-value="2010-09-12" calcext:value-type="date">
            <text:p>12.09.2010</text:p>
          </table:table-cell>
          <table:table-cell table:number-columns-repeated="3"/>
        </table:table-row>
        <table:table-row table:style-name="ro1">
          <table:table-cell office:value-type="float" office:value="28544" calcext:value-type="float">
            <text:p>28544</text:p>
          </table:table-cell>
          <table:table-cell office:value-type="date" office:date-value="2010-09-13" calcext:value-type="date">
            <text:p>13.09.2010</text:p>
          </table:table-cell>
          <table:table-cell table:number-columns-repeated="3"/>
        </table:table-row>
        <table:table-row table:style-name="ro1">
          <table:table-cell office:value-type="float" office:value="18690" calcext:value-type="float">
            <text:p>18690</text:p>
          </table:table-cell>
          <table:table-cell office:value-type="date" office:date-value="2010-09-14" calcext:value-type="date">
            <text:p>14.09.2010</text:p>
          </table:table-cell>
          <table:table-cell table:number-columns-repeated="3"/>
        </table:table-row>
        <table:table-row table:style-name="ro1">
          <table:table-cell office:value-type="float" office:value="12184" calcext:value-type="float">
            <text:p>12184</text:p>
          </table:table-cell>
          <table:table-cell office:value-type="date" office:date-value="2010-09-15" calcext:value-type="date">
            <text:p>15.09.2010</text:p>
          </table:table-cell>
          <table:table-cell table:number-columns-repeated="3"/>
        </table:table-row>
        <table:table-row table:style-name="ro1">
          <table:table-cell office:value-type="float" office:value="9478" calcext:value-type="float">
            <text:p>9478</text:p>
          </table:table-cell>
          <table:table-cell office:value-type="date" office:date-value="2010-09-16" calcext:value-type="date">
            <text:p>16.09.2010</text:p>
          </table:table-cell>
          <table:table-cell table:number-columns-repeated="3"/>
        </table:table-row>
        <table:table-row table:style-name="ro1">
          <table:table-cell office:value-type="float" office:value="5447" calcext:value-type="float">
            <text:p>5447</text:p>
          </table:table-cell>
          <table:table-cell office:value-type="date" office:date-value="2010-09-17" calcext:value-type="date">
            <text:p>17.09.2010</text:p>
          </table:table-cell>
          <table:table-cell table:number-columns-repeated="3"/>
        </table:table-row>
        <table:table-row table:style-name="ro1">
          <table:table-cell office:value-type="float" office:value="4797" calcext:value-type="float">
            <text:p>4797</text:p>
          </table:table-cell>
          <table:table-cell office:value-type="date" office:date-value="2010-09-18" calcext:value-type="date">
            <text:p>18.09.2010</text:p>
          </table:table-cell>
          <table:table-cell table:number-columns-repeated="3"/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date" office:date-value="2010-09-19" calcext:value-type="date">
            <text:p>19.09.2010</text:p>
          </table:table-cell>
          <table:table-cell table:number-columns-repeated="3"/>
        </table:table-row>
        <table:table-row table:style-name="ro1">
          <table:table-cell office:value-type="float" office:value="4855" calcext:value-type="float">
            <text:p>4855</text:p>
          </table:table-cell>
          <table:table-cell office:value-type="date" office:date-value="2010-09-20" calcext:value-type="date">
            <text:p>20.09.2010</text:p>
          </table:table-cell>
          <table:table-cell table:number-columns-repeated="3"/>
        </table:table-row>
        <table:table-row table:style-name="ro1">
          <table:table-cell office:value-type="float" office:value="4883" calcext:value-type="float">
            <text:p>4883</text:p>
          </table:table-cell>
          <table:table-cell office:value-type="date" office:date-value="2010-09-21" calcext:value-type="date">
            <text:p>21.09.2010</text:p>
          </table:table-cell>
          <table:table-cell table:number-columns-repeated="3"/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date" office:date-value="2010-09-22" calcext:value-type="date">
            <text:p>22.09.2010</text:p>
          </table:table-cell>
          <table:table-cell table:number-columns-repeated="3"/>
        </table:table-row>
        <table:table-row table:style-name="ro1">
          <table:table-cell office:value-type="float" office:value="5531" calcext:value-type="float">
            <text:p>5531</text:p>
          </table:table-cell>
          <table:table-cell office:value-type="date" office:date-value="2010-09-23" calcext:value-type="date">
            <text:p>23.09.2010</text:p>
          </table:table-cell>
          <table:table-cell table:number-columns-repeated="3"/>
        </table:table-row>
        <table:table-row table:style-name="ro1">
          <table:table-cell office:value-type="float" office:value="5290" calcext:value-type="float">
            <text:p>5290</text:p>
          </table:table-cell>
          <table:table-cell office:value-type="date" office:date-value="2010-09-24" calcext:value-type="date">
            <text:p>24.09.2010</text:p>
          </table:table-cell>
          <table:table-cell table:number-columns-repeated="3"/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date" office:date-value="2010-09-25" calcext:value-type="date">
            <text:p>25.09.2010</text:p>
          </table:table-cell>
          <table:table-cell table:number-columns-repeated="3"/>
        </table:table-row>
        <table:table-row table:style-name="ro1">
          <table:table-cell office:value-type="float" office:value="5424" calcext:value-type="float">
            <text:p>5424</text:p>
          </table:table-cell>
          <table:table-cell office:value-type="date" office:date-value="2010-09-26" calcext:value-type="date">
            <text:p>26.09.2010</text:p>
          </table:table-cell>
          <table:table-cell table:number-columns-repeated="3"/>
        </table:table-row>
        <table:table-row table:style-name="ro1">
          <table:table-cell office:value-type="float" office:value="4992" calcext:value-type="float">
            <text:p>4992</text:p>
          </table:table-cell>
          <table:table-cell office:value-type="date" office:date-value="2010-09-27" calcext:value-type="date">
            <text:p>27.09.2010</text:p>
          </table:table-cell>
          <table:table-cell table:number-columns-repeated="3"/>
        </table:table-row>
        <table:table-row table:style-name="ro1">
          <table:table-cell office:value-type="float" office:value="4531" calcext:value-type="float">
            <text:p>4531</text:p>
          </table:table-cell>
          <table:table-cell office:value-type="date" office:date-value="2010-09-28" calcext:value-type="date">
            <text:p>28.09.2010</text:p>
          </table:table-cell>
          <table:table-cell table:number-columns-repeated="3"/>
        </table:table-row>
        <table:table-row table:style-name="ro1">
          <table:table-cell office:value-type="float" office:value="4346" calcext:value-type="float">
            <text:p>4346</text:p>
          </table:table-cell>
          <table:table-cell office:value-type="date" office:date-value="2010-09-29" calcext:value-type="date">
            <text:p>29.09.2010</text:p>
          </table:table-cell>
          <table:table-cell table:number-columns-repeated="3"/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date" office:date-value="2010-09-30" calcext:value-type="date">
            <text:p>30.09.2010</text:p>
          </table:table-cell>
          <table:table-cell table:number-columns-repeated="3"/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date" office:date-value="2010-10-01" calcext:value-type="date">
            <text:p>1.10.2010</text:p>
          </table:table-cell>
          <table:table-cell table:number-columns-repeated="3"/>
        </table:table-row>
        <table:table-row table:style-name="ro1">
          <table:table-cell office:value-type="float" office:value="4861" calcext:value-type="float">
            <text:p>4861</text:p>
          </table:table-cell>
          <table:table-cell office:value-type="date" office:date-value="2010-10-02" calcext:value-type="date">
            <text:p>2.10.2010</text:p>
          </table:table-cell>
          <table:table-cell table:number-columns-repeated="3"/>
        </table:table-row>
        <table:table-row table:style-name="ro1">
          <table:table-cell office:value-type="float" office:value="5025" calcext:value-type="float">
            <text:p>5025</text:p>
          </table:table-cell>
          <table:table-cell office:value-type="date" office:date-value="2010-10-03" calcext:value-type="date">
            <text:p>3.10.2010</text:p>
          </table:table-cell>
          <table:table-cell table:number-columns-repeated="3"/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date" office:date-value="2010-10-04" calcext:value-type="date">
            <text:p>4.10.2010</text:p>
          </table:table-cell>
          <table:table-cell table:number-columns-repeated="3"/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date" office:date-value="2010-10-05" calcext:value-type="date">
            <text:p>5.10.2010</text:p>
          </table:table-cell>
          <table:table-cell table:number-columns-repeated="3"/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date" office:date-value="2010-10-06" calcext:value-type="date">
            <text:p>6.10.2010</text:p>
          </table:table-cell>
          <table:table-cell table:number-columns-repeated="3"/>
        </table:table-row>
        <table:table-row table:style-name="ro1">
          <table:table-cell office:value-type="float" office:value="4331" calcext:value-type="float">
            <text:p>4331</text:p>
          </table:table-cell>
          <table:table-cell office:value-type="date" office:date-value="2010-10-07" calcext:value-type="date">
            <text:p>7.10.2010</text:p>
          </table:table-cell>
          <table:table-cell table:number-columns-repeated="3"/>
        </table:table-row>
        <table:table-row table:style-name="ro1">
          <table:table-cell office:value-type="float" office:value="4746" calcext:value-type="float">
            <text:p>4746</text:p>
          </table:table-cell>
          <table:table-cell office:value-type="date" office:date-value="2010-10-08" calcext:value-type="date">
            <text:p>8.10.2010</text:p>
          </table:table-cell>
          <table:table-cell table:number-columns-repeated="3"/>
        </table:table-row>
        <table:table-row table:style-name="ro1">
          <table:table-cell office:value-type="float" office:value="6288" calcext:value-type="float">
            <text:p>6288</text:p>
          </table:table-cell>
          <table:table-cell office:value-type="date" office:date-value="2010-10-09" calcext:value-type="date">
            <text:p>9.10.2010</text:p>
          </table:table-cell>
          <table:table-cell table:number-columns-repeated="3"/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date" office:date-value="2010-10-10" calcext:value-type="date">
            <text:p>10.10.2010</text:p>
          </table:table-cell>
          <table:table-cell table:number-columns-repeated="3"/>
        </table:table-row>
        <table:table-row table:style-name="ro1">
          <table:table-cell office:value-type="float" office:value="6685" calcext:value-type="float">
            <text:p>6685</text:p>
          </table:table-cell>
          <table:table-cell office:value-type="date" office:date-value="2010-10-11" calcext:value-type="date">
            <text:p>11.10.2010</text:p>
          </table:table-cell>
          <table:table-cell table:number-columns-repeated="3"/>
        </table:table-row>
        <table:table-row table:style-name="ro1">
          <table:table-cell office:value-type="float" office:value="5664" calcext:value-type="float">
            <text:p>5664</text:p>
          </table:table-cell>
          <table:table-cell office:value-type="date" office:date-value="2010-10-12" calcext:value-type="date">
            <text:p>12.10.2010</text:p>
          </table:table-cell>
          <table:table-cell table:number-columns-repeated="3"/>
        </table:table-row>
        <table:table-row table:style-name="ro1">
          <table:table-cell office:value-type="float" office:value="6106" calcext:value-type="float">
            <text:p>6106</text:p>
          </table:table-cell>
          <table:table-cell office:value-type="date" office:date-value="2010-10-13" calcext:value-type="date">
            <text:p>13.10.2010</text:p>
          </table:table-cell>
          <table:table-cell table:number-columns-repeated="3"/>
        </table:table-row>
        <table:table-row table:style-name="ro1">
          <table:table-cell office:value-type="float" office:value="6287" calcext:value-type="float">
            <text:p>6287</text:p>
          </table:table-cell>
          <table:table-cell office:value-type="date" office:date-value="2010-10-14" calcext:value-type="date">
            <text:p>14.10.2010</text:p>
          </table:table-cell>
          <table:table-cell table:number-columns-repeated="3"/>
        </table:table-row>
        <table:table-row table:style-name="ro1">
          <table:table-cell office:value-type="float" office:value="6628" calcext:value-type="float">
            <text:p>6628</text:p>
          </table:table-cell>
          <table:table-cell office:value-type="date" office:date-value="2010-10-15" calcext:value-type="date">
            <text:p>15.10.2010</text:p>
          </table:table-cell>
          <table:table-cell table:number-columns-repeated="3"/>
        </table:table-row>
        <table:table-row table:style-name="ro1">
          <table:table-cell office:value-type="float" office:value="7228" calcext:value-type="float">
            <text:p>7228</text:p>
          </table:table-cell>
          <table:table-cell office:value-type="date" office:date-value="2010-10-16" calcext:value-type="date">
            <text:p>16.10.2010</text:p>
          </table:table-cell>
          <table:table-cell table:number-columns-repeated="3"/>
        </table:table-row>
        <table:table-row table:style-name="ro1">
          <table:table-cell office:value-type="float" office:value="6053" calcext:value-type="float">
            <text:p>6053</text:p>
          </table:table-cell>
          <table:table-cell office:value-type="date" office:date-value="2010-10-17" calcext:value-type="date">
            <text:p>17.10.2010</text:p>
          </table:table-cell>
          <table:table-cell table:number-columns-repeated="3"/>
        </table:table-row>
        <table:table-row table:style-name="ro1">
          <table:table-cell office:value-type="float" office:value="5019" calcext:value-type="float">
            <text:p>5019</text:p>
          </table:table-cell>
          <table:table-cell office:value-type="date" office:date-value="2010-10-18" calcext:value-type="date">
            <text:p>18.10.2010</text:p>
          </table:table-cell>
          <table:table-cell table:number-columns-repeated="3"/>
        </table:table-row>
        <table:table-row table:style-name="ro1">
          <table:table-cell office:value-type="float" office:value="4585" calcext:value-type="float">
            <text:p>4585</text:p>
          </table:table-cell>
          <table:table-cell office:value-type="date" office:date-value="2010-10-19" calcext:value-type="date">
            <text:p>19.10.2010</text:p>
          </table:table-cell>
          <table:table-cell table:number-columns-repeated="3"/>
        </table:table-row>
        <table:table-row table:style-name="ro1">
          <table:table-cell office:value-type="float" office:value="6331" calcext:value-type="float">
            <text:p>6331</text:p>
          </table:table-cell>
          <table:table-cell office:value-type="date" office:date-value="2010-10-20" calcext:value-type="date">
            <text:p>20.10.2010</text:p>
          </table:table-cell>
          <table:table-cell table:number-columns-repeated="3"/>
        </table:table-row>
        <table:table-row table:style-name="ro1">
          <table:table-cell office:value-type="float" office:value="5114" calcext:value-type="float">
            <text:p>5114</text:p>
          </table:table-cell>
          <table:table-cell office:value-type="date" office:date-value="2010-10-21" calcext:value-type="date">
            <text:p>21.10.2010</text:p>
          </table:table-cell>
          <table:table-cell table:number-columns-repeated="3"/>
        </table:table-row>
        <table:table-row table:style-name="ro1">
          <table:table-cell office:value-type="float" office:value="6526" calcext:value-type="float">
            <text:p>6526</text:p>
          </table:table-cell>
          <table:table-cell office:value-type="date" office:date-value="2010-10-22" calcext:value-type="date">
            <text:p>22.10.2010</text:p>
          </table:table-cell>
          <table:table-cell table:number-columns-repeated="3"/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date" office:date-value="2010-10-23" calcext:value-type="date">
            <text:p>23.10.2010</text:p>
          </table:table-cell>
          <table:table-cell table:number-columns-repeated="3"/>
        </table:table-row>
        <table:table-row table:style-name="ro1">
          <table:table-cell office:value-type="float" office:value="6142" calcext:value-type="float">
            <text:p>6142</text:p>
          </table:table-cell>
          <table:table-cell office:value-type="date" office:date-value="2010-10-24" calcext:value-type="date">
            <text:p>24.10.2010</text:p>
          </table:table-cell>
          <table:table-cell table:number-columns-repeated="3"/>
        </table:table-row>
        <table:table-row table:style-name="ro1">
          <table:table-cell office:value-type="float" office:value="6307" calcext:value-type="float">
            <text:p>6307</text:p>
          </table:table-cell>
          <table:table-cell office:value-type="date" office:date-value="2010-10-25" calcext:value-type="date">
            <text:p>25.10.2010</text:p>
          </table:table-cell>
          <table:table-cell table:number-columns-repeated="3"/>
        </table:table-row>
        <table:table-row table:style-name="ro1">
          <table:table-cell office:value-type="float" office:value="4974" calcext:value-type="float">
            <text:p>4974</text:p>
          </table:table-cell>
          <table:table-cell office:value-type="date" office:date-value="2010-10-26" calcext:value-type="date">
            <text:p>26.10.2010</text:p>
          </table:table-cell>
          <table:table-cell table:number-columns-repeated="3"/>
        </table:table-row>
        <table:table-row table:style-name="ro1">
          <table:table-cell office:value-type="float" office:value="5832" calcext:value-type="float">
            <text:p>5832</text:p>
          </table:table-cell>
          <table:table-cell office:value-type="date" office:date-value="2010-10-27" calcext:value-type="date">
            <text:p>27.10.2010</text:p>
          </table:table-cell>
          <table:table-cell table:number-columns-repeated="3"/>
        </table:table-row>
        <table:table-row table:style-name="ro1">
          <table:table-cell office:value-type="float" office:value="5896" calcext:value-type="float">
            <text:p>5896</text:p>
          </table:table-cell>
          <table:table-cell office:value-type="date" office:date-value="2010-10-28" calcext:value-type="date">
            <text:p>28.10.2010</text:p>
          </table:table-cell>
          <table:table-cell table:number-columns-repeated="3"/>
        </table:table-row>
        <table:table-row table:style-name="ro1">
          <table:table-cell office:value-type="float" office:value="6344" calcext:value-type="float">
            <text:p>6344</text:p>
          </table:table-cell>
          <table:table-cell office:value-type="date" office:date-value="2010-10-29" calcext:value-type="date">
            <text:p>29.10.2010</text:p>
          </table:table-cell>
          <table:table-cell table:number-columns-repeated="3"/>
        </table:table-row>
        <table:table-row table:style-name="ro1">
          <table:table-cell office:value-type="float" office:value="6056" calcext:value-type="float">
            <text:p>6056</text:p>
          </table:table-cell>
          <table:table-cell office:value-type="date" office:date-value="2010-10-30" calcext:value-type="date">
            <text:p>30.10.2010</text:p>
          </table:table-cell>
          <table:table-cell table:number-columns-repeated="3"/>
        </table:table-row>
        <table:table-row table:style-name="ro1">
          <table:table-cell office:value-type="float" office:value="6184" calcext:value-type="float">
            <text:p>6184</text:p>
          </table:table-cell>
          <table:table-cell office:value-type="date" office:date-value="2010-10-31" calcext:value-type="date">
            <text:p>31.10.2010</text:p>
          </table:table-cell>
          <table:table-cell table:number-columns-repeated="3"/>
        </table:table-row>
        <table:table-row table:style-name="ro1">
          <table:table-cell office:value-type="float" office:value="5303" calcext:value-type="float">
            <text:p>5303</text:p>
          </table:table-cell>
          <table:table-cell office:value-type="date" office:date-value="2010-11-01" calcext:value-type="date">
            <text:p>1.11.2010</text:p>
          </table:table-cell>
          <table:table-cell table:number-columns-repeated="3"/>
        </table:table-row>
        <table:table-row table:style-name="ro1">
          <table:table-cell office:value-type="float" office:value="5802" calcext:value-type="float">
            <text:p>5802</text:p>
          </table:table-cell>
          <table:table-cell office:value-type="date" office:date-value="2010-11-02" calcext:value-type="date">
            <text:p>2.11.2010</text:p>
          </table:table-cell>
          <table:table-cell table:number-columns-repeated="3"/>
        </table:table-row>
        <table:table-row table:style-name="ro1">
          <table:table-cell office:value-type="float" office:value="5528" calcext:value-type="float">
            <text:p>5528</text:p>
          </table:table-cell>
          <table:table-cell office:value-type="date" office:date-value="2010-11-03" calcext:value-type="date">
            <text:p>3.11.2010</text:p>
          </table:table-cell>
          <table:table-cell table:number-columns-repeated="3"/>
        </table:table-row>
        <table:table-row table:style-name="ro1">
          <table:table-cell office:value-type="float" office:value="6982" calcext:value-type="float">
            <text:p>6982</text:p>
          </table:table-cell>
          <table:table-cell office:value-type="date" office:date-value="2010-11-04" calcext:value-type="date">
            <text:p>4.11.2010</text:p>
          </table:table-cell>
          <table:table-cell table:number-columns-repeated="3"/>
        </table:table-row>
        <table:table-row table:style-name="ro1">
          <table:table-cell office:value-type="float" office:value="5123" calcext:value-type="float">
            <text:p>5123</text:p>
          </table:table-cell>
          <table:table-cell office:value-type="date" office:date-value="2010-11-05" calcext:value-type="date">
            <text:p>5.11.2010</text:p>
          </table:table-cell>
          <table:table-cell table:number-columns-repeated="3"/>
        </table:table-row>
        <table:table-row table:style-name="ro1">
          <table:table-cell office:value-type="float" office:value="5220" calcext:value-type="float">
            <text:p>5220</text:p>
          </table:table-cell>
          <table:table-cell office:value-type="date" office:date-value="2010-11-06" calcext:value-type="date">
            <text:p>6.11.2010</text:p>
          </table:table-cell>
          <table:table-cell table:number-columns-repeated="3"/>
        </table:table-row>
        <table:table-row table:style-name="ro1">
          <table:table-cell office:value-type="float" office:value="5318" calcext:value-type="float">
            <text:p>5318</text:p>
          </table:table-cell>
          <table:table-cell office:value-type="date" office:date-value="2010-11-07" calcext:value-type="date">
            <text:p>7.11.2010</text:p>
          </table:table-cell>
          <table:table-cell table:number-columns-repeated="3"/>
        </table:table-row>
        <table:table-row table:style-name="ro1">
          <table:table-cell office:value-type="float" office:value="5918" calcext:value-type="float">
            <text:p>5918</text:p>
          </table:table-cell>
          <table:table-cell office:value-type="date" office:date-value="2010-11-08" calcext:value-type="date">
            <text:p>8.11.2010</text:p>
          </table:table-cell>
          <table:table-cell table:number-columns-repeated="3"/>
        </table:table-row>
        <table:table-row table:style-name="ro1">
          <table:table-cell office:value-type="float" office:value="7326" calcext:value-type="float">
            <text:p>7326</text:p>
          </table:table-cell>
          <table:table-cell office:value-type="date" office:date-value="2010-11-09" calcext:value-type="date">
            <text:p>9.11.2010</text:p>
          </table:table-cell>
          <table:table-cell table:number-columns-repeated="3"/>
        </table:table-row>
        <table:table-row table:style-name="ro1">
          <table:table-cell office:value-type="float" office:value="4953" calcext:value-type="float">
            <text:p>4953</text:p>
          </table:table-cell>
          <table:table-cell office:value-type="date" office:date-value="2010-11-10" calcext:value-type="date">
            <text:p>10.11.2010</text:p>
          </table:table-cell>
          <table:table-cell table:number-columns-repeated="3"/>
        </table:table-row>
        <table:table-row table:style-name="ro1">
          <table:table-cell office:value-type="float" office:value="6749" calcext:value-type="float">
            <text:p>6749</text:p>
          </table:table-cell>
          <table:table-cell office:value-type="date" office:date-value="2010-11-11" calcext:value-type="date">
            <text:p>11.11.2010</text:p>
          </table:table-cell>
          <table:table-cell table:number-columns-repeated="3"/>
        </table:table-row>
        <table:table-row table:style-name="ro1">
          <table:table-cell office:value-type="float" office:value="6236" calcext:value-type="float">
            <text:p>6236</text:p>
          </table:table-cell>
          <table:table-cell office:value-type="date" office:date-value="2010-11-12" calcext:value-type="date">
            <text:p>12.11.2010</text:p>
          </table:table-cell>
          <table:table-cell table:number-columns-repeated="3"/>
        </table:table-row>
        <table:table-row table:style-name="ro1">
          <table:table-cell office:value-type="float" office:value="5045" calcext:value-type="float">
            <text:p>5045</text:p>
          </table:table-cell>
          <table:table-cell office:value-type="date" office:date-value="2010-11-13" calcext:value-type="date">
            <text:p>13.11.2010</text:p>
          </table:table-cell>
          <table:table-cell table:number-columns-repeated="3"/>
        </table:table-row>
        <table:table-row table:style-name="ro1">
          <table:table-cell office:value-type="float" office:value="6528" calcext:value-type="float">
            <text:p>6528</text:p>
          </table:table-cell>
          <table:table-cell office:value-type="date" office:date-value="2010-11-14" calcext:value-type="date">
            <text:p>14.11.2010</text:p>
          </table:table-cell>
          <table:table-cell table:number-columns-repeated="3"/>
        </table:table-row>
        <table:table-row table:style-name="ro1">
          <table:table-cell office:value-type="float" office:value="6562" calcext:value-type="float">
            <text:p>6562</text:p>
          </table:table-cell>
          <table:table-cell office:value-type="date" office:date-value="2010-11-15" calcext:value-type="date">
            <text:p>15.11.2010</text:p>
          </table:table-cell>
          <table:table-cell table:number-columns-repeated="3"/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date" office:date-value="2010-11-16" calcext:value-type="date">
            <text:p>16.11.2010</text:p>
          </table:table-cell>
          <table:table-cell table:number-columns-repeated="3"/>
        </table:table-row>
        <table:table-row table:style-name="ro1">
          <table:table-cell office:value-type="float" office:value="5172" calcext:value-type="float">
            <text:p>5172</text:p>
          </table:table-cell>
          <table:table-cell office:value-type="date" office:date-value="2010-11-17" calcext:value-type="date">
            <text:p>17.11.2010</text:p>
          </table:table-cell>
          <table:table-cell table:number-columns-repeated="3"/>
        </table:table-row>
        <table:table-row table:style-name="ro1">
          <table:table-cell office:value-type="float" office:value="5643" calcext:value-type="float">
            <text:p>5643</text:p>
          </table:table-cell>
          <table:table-cell office:value-type="date" office:date-value="2010-11-18" calcext:value-type="date">
            <text:p>18.11.2010</text:p>
          </table:table-cell>
          <table:table-cell table:number-columns-repeated="3"/>
        </table:table-row>
        <table:table-row table:style-name="ro1">
          <table:table-cell office:value-type="float" office:value="5791" calcext:value-type="float">
            <text:p>5791</text:p>
          </table:table-cell>
          <table:table-cell office:value-type="date" office:date-value="2010-11-19" calcext:value-type="date">
            <text:p>19.11.2010</text:p>
          </table:table-cell>
          <table:table-cell table:number-columns-repeated="3"/>
        </table:table-row>
        <table:table-row table:style-name="ro1">
          <table:table-cell office:value-type="float" office:value="5315" calcext:value-type="float">
            <text:p>5315</text:p>
          </table:table-cell>
          <table:table-cell office:value-type="date" office:date-value="2010-11-20" calcext:value-type="date">
            <text:p>20.11.2010</text:p>
          </table:table-cell>
          <table:table-cell table:number-columns-repeated="3"/>
        </table:table-row>
        <table:table-row table:style-name="ro1">
          <table:table-cell office:value-type="float" office:value="6191" calcext:value-type="float">
            <text:p>6191</text:p>
          </table:table-cell>
          <table:table-cell office:value-type="date" office:date-value="2010-11-21" calcext:value-type="date">
            <text:p>21.11.2010</text:p>
          </table:table-cell>
          <table:table-cell table:number-columns-repeated="3"/>
        </table:table-row>
        <table:table-row table:style-name="ro1">
          <table:table-cell office:value-type="float" office:value="4486" calcext:value-type="float">
            <text:p>4486</text:p>
          </table:table-cell>
          <table:table-cell office:value-type="date" office:date-value="2010-11-22" calcext:value-type="date">
            <text:p>22.11.2010</text:p>
          </table:table-cell>
          <table:table-cell table:number-columns-repeated="3"/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date" office:date-value="2010-11-23" calcext:value-type="date">
            <text:p>23.11.2010</text:p>
          </table:table-cell>
          <table:table-cell table:number-columns-repeated="3"/>
        </table:table-row>
        <table:table-row table:style-name="ro1">
          <table:table-cell office:value-type="float" office:value="4157" calcext:value-type="float">
            <text:p>4157</text:p>
          </table:table-cell>
          <table:table-cell office:value-type="date" office:date-value="2010-11-24" calcext:value-type="date">
            <text:p>24.11.2010</text:p>
          </table:table-cell>
          <table:table-cell table:number-columns-repeated="3"/>
        </table:table-row>
        <table:table-row table:style-name="ro1">
          <table:table-cell office:value-type="float" office:value="4725" calcext:value-type="float">
            <text:p>4725</text:p>
          </table:table-cell>
          <table:table-cell office:value-type="date" office:date-value="2010-11-25" calcext:value-type="date">
            <text:p>25.11.2010</text:p>
          </table:table-cell>
          <table:table-cell table:number-columns-repeated="3"/>
        </table:table-row>
        <table:table-row table:style-name="ro1">
          <table:table-cell office:value-type="float" office:value="5216" calcext:value-type="float">
            <text:p>5216</text:p>
          </table:table-cell>
          <table:table-cell office:value-type="date" office:date-value="2010-11-26" calcext:value-type="date">
            <text:p>26.11.2010</text:p>
          </table:table-cell>
          <table:table-cell table:number-columns-repeated="3"/>
        </table:table-row>
        <table:table-row table:style-name="ro1">
          <table:table-cell office:value-type="float" office:value="5548" calcext:value-type="float">
            <text:p>5548</text:p>
          </table:table-cell>
          <table:table-cell office:value-type="date" office:date-value="2010-11-27" calcext:value-type="date">
            <text:p>27.11.2010</text:p>
          </table:table-cell>
          <table:table-cell table:number-columns-repeated="3"/>
        </table:table-row>
        <table:table-row table:style-name="ro1">
          <table:table-cell office:value-type="float" office:value="4718" calcext:value-type="float">
            <text:p>4718</text:p>
          </table:table-cell>
          <table:table-cell office:value-type="date" office:date-value="2010-11-28" calcext:value-type="date">
            <text:p>28.11.2010</text:p>
          </table:table-cell>
          <table:table-cell table:number-columns-repeated="3"/>
        </table:table-row>
        <table:table-row table:style-name="ro1">
          <table:table-cell office:value-type="float" office:value="5393" calcext:value-type="float">
            <text:p>5393</text:p>
          </table:table-cell>
          <table:table-cell office:value-type="date" office:date-value="2010-11-29" calcext:value-type="date">
            <text:p>29.11.2010</text:p>
          </table:table-cell>
          <table:table-cell table:number-columns-repeated="3"/>
        </table:table-row>
        <table:table-row table:style-name="ro1">
          <table:table-cell office:value-type="float" office:value="4475" calcext:value-type="float">
            <text:p>4475</text:p>
          </table:table-cell>
          <table:table-cell office:value-type="date" office:date-value="2010-11-30" calcext:value-type="date">
            <text:p>30.11.2010</text:p>
          </table:table-cell>
          <table:table-cell table:number-columns-repeated="3"/>
        </table:table-row>
        <table:table-row table:style-name="ro1">
          <table:table-cell office:value-type="float" office:value="4853" calcext:value-type="float">
            <text:p>4853</text:p>
          </table:table-cell>
          <table:table-cell office:value-type="date" office:date-value="2010-12-01" calcext:value-type="date">
            <text:p>1.12.2010</text:p>
          </table:table-cell>
          <table:table-cell table:number-columns-repeated="3"/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date" office:date-value="2010-12-02" calcext:value-type="date">
            <text:p>2.12.2010</text:p>
          </table:table-cell>
          <table:table-cell table:number-columns-repeated="3"/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date" office:date-value="2010-12-03" calcext:value-type="date">
            <text:p>3.12.2010</text:p>
          </table:table-cell>
          <table:table-cell table:number-columns-repeated="3"/>
        </table:table-row>
        <table:table-row table:style-name="ro1">
          <table:table-cell office:value-type="float" office:value="5685" calcext:value-type="float">
            <text:p>5685</text:p>
          </table:table-cell>
          <table:table-cell office:value-type="date" office:date-value="2010-12-04" calcext:value-type="date">
            <text:p>4.12.2010</text:p>
          </table:table-cell>
          <table:table-cell table:number-columns-repeated="3"/>
        </table:table-row>
        <table:table-row table:style-name="ro1">
          <table:table-cell office:value-type="float" office:value="5179" calcext:value-type="float">
            <text:p>5179</text:p>
          </table:table-cell>
          <table:table-cell office:value-type="date" office:date-value="2010-12-05" calcext:value-type="date">
            <text:p>5.12.2010</text:p>
          </table:table-cell>
          <table:table-cell table:number-columns-repeated="3"/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date" office:date-value="2010-12-06" calcext:value-type="date">
            <text:p>6.12.2010</text:p>
          </table:table-cell>
          <table:table-cell table:number-columns-repeated="3"/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date" office:date-value="2010-12-07" calcext:value-type="date">
            <text:p>7.12.2010</text:p>
          </table:table-cell>
          <table:table-cell table:number-columns-repeated="3"/>
        </table:table-row>
        <table:table-row table:style-name="ro1">
          <table:table-cell office:value-type="float" office:value="4657" calcext:value-type="float">
            <text:p>4657</text:p>
          </table:table-cell>
          <table:table-cell office:value-type="date" office:date-value="2010-12-08" calcext:value-type="date">
            <text:p>8.12.2010</text:p>
          </table:table-cell>
          <table:table-cell table:number-columns-repeated="3"/>
        </table:table-row>
        <table:table-row table:style-name="ro1">
          <table:table-cell office:value-type="float" office:value="4173" calcext:value-type="float">
            <text:p>4173</text:p>
          </table:table-cell>
          <table:table-cell office:value-type="date" office:date-value="2010-12-09" calcext:value-type="date">
            <text:p>9.12.2010</text:p>
          </table:table-cell>
          <table:table-cell table:number-columns-repeated="3"/>
        </table:table-row>
        <table:table-row table:style-name="ro1">
          <table:table-cell office:value-type="float" office:value="5055" calcext:value-type="float">
            <text:p>5055</text:p>
          </table:table-cell>
          <table:table-cell office:value-type="date" office:date-value="2010-12-10" calcext:value-type="date">
            <text:p>10.12.2010</text:p>
          </table:table-cell>
          <table:table-cell table:number-columns-repeated="3"/>
        </table:table-row>
        <table:table-row table:style-name="ro1">
          <table:table-cell office:value-type="float" office:value="5613" calcext:value-type="float">
            <text:p>5613</text:p>
          </table:table-cell>
          <table:table-cell office:value-type="date" office:date-value="2010-12-11" calcext:value-type="date">
            <text:p>11.12.2010</text:p>
          </table:table-cell>
          <table:table-cell table:number-columns-repeated="3"/>
        </table:table-row>
        <table:table-row table:style-name="ro1">
          <table:table-cell office:value-type="float" office:value="5469" calcext:value-type="float">
            <text:p>5469</text:p>
          </table:table-cell>
          <table:table-cell office:value-type="date" office:date-value="2010-12-12" calcext:value-type="date">
            <text:p>12.12.2010</text:p>
          </table:table-cell>
          <table:table-cell table:number-columns-repeated="3"/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date" office:date-value="2010-12-13" calcext:value-type="date">
            <text:p>13.12.2010</text:p>
          </table:table-cell>
          <table:table-cell table:number-columns-repeated="3"/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date" office:date-value="2010-12-14" calcext:value-type="date">
            <text:p>14.12.2010</text:p>
          </table:table-cell>
          <table:table-cell table:number-columns-repeated="3"/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date" office:date-value="2010-12-15" calcext:value-type="date">
            <text:p>15.12.2010</text:p>
          </table:table-cell>
          <table:table-cell table:number-columns-repeated="3"/>
        </table:table-row>
        <table:table-row table:style-name="ro1">
          <table:table-cell office:value-type="float" office:value="3959" calcext:value-type="float">
            <text:p>3959</text:p>
          </table:table-cell>
          <table:table-cell office:value-type="date" office:date-value="2010-12-16" calcext:value-type="date">
            <text:p>16.12.2010</text:p>
          </table:table-cell>
          <table:table-cell table:number-columns-repeated="3"/>
        </table:table-row>
        <table:table-row table:style-name="ro1">
          <table:table-cell office:value-type="float" office:value="4993" calcext:value-type="float">
            <text:p>4993</text:p>
          </table:table-cell>
          <table:table-cell office:value-type="date" office:date-value="2010-12-17" calcext:value-type="date">
            <text:p>17.12.2010</text:p>
          </table:table-cell>
          <table:table-cell table:number-columns-repeated="3"/>
        </table:table-row>
        <table:table-row table:style-name="ro1">
          <table:table-cell office:value-type="float" office:value="6211" calcext:value-type="float">
            <text:p>6211</text:p>
          </table:table-cell>
          <table:table-cell office:value-type="date" office:date-value="2010-12-18" calcext:value-type="date">
            <text:p>18.12.2010</text:p>
          </table:table-cell>
          <table:table-cell table:number-columns-repeated="3"/>
        </table:table-row>
        <table:table-row table:style-name="ro1">
          <table:table-cell office:value-type="float" office:value="5047" calcext:value-type="float">
            <text:p>5047</text:p>
          </table:table-cell>
          <table:table-cell office:value-type="date" office:date-value="2010-12-19" calcext:value-type="date">
            <text:p>19.12.2010</text:p>
          </table:table-cell>
          <table:table-cell table:number-columns-repeated="3"/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date" office:date-value="2010-12-20" calcext:value-type="date">
            <text:p>20.12.2010</text:p>
          </table:table-cell>
          <table:table-cell table:number-columns-repeated="3"/>
        </table:table-row>
        <table:table-row table:style-name="ro1">
          <table:table-cell office:value-type="float" office:value="3837" calcext:value-type="float">
            <text:p>3837</text:p>
          </table:table-cell>
          <table:table-cell office:value-type="date" office:date-value="2010-12-21" calcext:value-type="date">
            <text:p>21.12.2010</text:p>
          </table:table-cell>
          <table:table-cell table:number-columns-repeated="3"/>
        </table:table-row>
        <table:table-row table:style-name="ro1">
          <table:table-cell office:value-type="float" office:value="5331" calcext:value-type="float">
            <text:p>5331</text:p>
          </table:table-cell>
          <table:table-cell office:value-type="date" office:date-value="2010-12-22" calcext:value-type="date">
            <text:p>22.12.2010</text:p>
          </table:table-cell>
          <table:table-cell table:number-columns-repeated="3"/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date" office:date-value="2010-12-23" calcext:value-type="date">
            <text:p>23.12.2010</text:p>
          </table:table-cell>
          <table:table-cell table:number-columns-repeated="3"/>
        </table:table-row>
        <table:table-row table:style-name="ro1">
          <table:table-cell office:value-type="float" office:value="4318" calcext:value-type="float">
            <text:p>4318</text:p>
          </table:table-cell>
          <table:table-cell office:value-type="date" office:date-value="2010-12-24" calcext:value-type="date">
            <text:p>24.12.2010</text:p>
          </table:table-cell>
          <table:table-cell table:number-columns-repeated="3"/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date" office:date-value="2010-12-25" calcext:value-type="date">
            <text:p>25.12.2010</text:p>
          </table:table-cell>
          <table:table-cell table:number-columns-repeated="3"/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date" office:date-value="2010-12-26" calcext:value-type="date">
            <text:p>26.12.2010</text:p>
          </table:table-cell>
          <table:table-cell table:number-columns-repeated="3"/>
        </table:table-row>
        <table:table-row table:style-name="ro1">
          <table:table-cell office:value-type="float" office:value="4792" calcext:value-type="float">
            <text:p>4792</text:p>
          </table:table-cell>
          <table:table-cell office:value-type="date" office:date-value="2010-12-27" calcext:value-type="date">
            <text:p>27.12.2010</text:p>
          </table:table-cell>
          <table:table-cell table:number-columns-repeated="3"/>
        </table:table-row>
        <table:table-row table:style-name="ro1">
          <table:table-cell office:value-type="float" office:value="4642" calcext:value-type="float">
            <text:p>4642</text:p>
          </table:table-cell>
          <table:table-cell office:value-type="date" office:date-value="2010-12-28" calcext:value-type="date">
            <text:p>28.12.2010</text:p>
          </table:table-cell>
          <table:table-cell table:number-columns-repeated="3"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date" office:date-value="2010-12-29" calcext:value-type="date">
            <text:p>29.12.2010</text:p>
          </table:table-cell>
          <table:table-cell table:number-columns-repeated="3"/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date" office:date-value="2010-12-30" calcext:value-type="date">
            <text:p>30.12.2010</text:p>
          </table:table-cell>
          <table:table-cell table:number-columns-repeated="3"/>
        </table:table-row>
        <table:table-row table:style-name="ro1">
          <table:table-cell office:value-type="float" office:value="3919" calcext:value-type="float">
            <text:p>3919</text:p>
          </table:table-cell>
          <table:table-cell office:value-type="date" office:date-value="2010-12-31" calcext:value-type="date">
            <text:p>31.12.2010</text:p>
          </table:table-cell>
          <table:table-cell table:number-columns-repeated="3"/>
        </table:table-row>
        <table:table-row table:style-name="ro1">
          <table:table-cell office:value-type="float" office:value="3746" calcext:value-type="float">
            <text:p>3746</text:p>
          </table:table-cell>
          <table:table-cell office:value-type="date" office:date-value="2011-01-01" calcext:value-type="date">
            <text:p>1.01.2011</text:p>
          </table:table-cell>
          <table:table-cell table:number-columns-repeated="3"/>
        </table:table-row>
        <table:table-row table:style-name="ro1">
          <table:table-cell office:value-type="float" office:value="4879" calcext:value-type="float">
            <text:p>4879</text:p>
          </table:table-cell>
          <table:table-cell office:value-type="date" office:date-value="2011-01-02" calcext:value-type="date">
            <text:p>2.01.2011</text:p>
          </table:table-cell>
          <table:table-cell table:number-columns-repeated="3"/>
        </table:table-row>
        <table:table-row table:style-name="ro1">
          <table:table-cell office:value-type="float" office:value="5217" calcext:value-type="float">
            <text:p>5217</text:p>
          </table:table-cell>
          <table:table-cell office:value-type="date" office:date-value="2011-01-03" calcext:value-type="date">
            <text:p>3.01.2011</text:p>
          </table:table-cell>
          <table:table-cell table:number-columns-repeated="3"/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date" office:date-value="2011-01-04" calcext:value-type="date">
            <text:p>4.01.2011</text:p>
          </table:table-cell>
          <table:table-cell table:number-columns-repeated="3"/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date" office:date-value="2011-01-05" calcext:value-type="date">
            <text:p>5.01.2011</text:p>
          </table:table-cell>
          <table:table-cell table:number-columns-repeated="3"/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date" office:date-value="2011-01-06" calcext:value-type="date">
            <text:p>6.01.2011</text:p>
          </table:table-cell>
          <table:table-cell table:number-columns-repeated="3"/>
        </table:table-row>
        <table:table-row table:style-name="ro1">
          <table:table-cell office:value-type="float" office:value="5143" calcext:value-type="float">
            <text:p>5143</text:p>
          </table:table-cell>
          <table:table-cell office:value-type="date" office:date-value="2011-01-07" calcext:value-type="date">
            <text:p>7.01.2011</text:p>
          </table:table-cell>
          <table:table-cell table:number-columns-repeated="3"/>
        </table:table-row>
        <table:table-row table:style-name="ro1">
          <table:table-cell office:value-type="float" office:value="3957" calcext:value-type="float">
            <text:p>3957</text:p>
          </table:table-cell>
          <table:table-cell office:value-type="date" office:date-value="2011-01-08" calcext:value-type="date">
            <text:p>8.01.2011</text:p>
          </table:table-cell>
          <table:table-cell table:number-columns-repeated="3"/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date" office:date-value="2011-01-09" calcext:value-type="date">
            <text:p>9.01.2011</text:p>
          </table:table-cell>
          <table:table-cell table:number-columns-repeated="3"/>
        </table:table-row>
        <table:table-row table:style-name="ro1">
          <table:table-cell office:value-type="float" office:value="6482" calcext:value-type="float">
            <text:p>6482</text:p>
          </table:table-cell>
          <table:table-cell office:value-type="date" office:date-value="2011-01-10" calcext:value-type="date">
            <text:p>10.01.2011</text:p>
          </table:table-cell>
          <table:table-cell table:number-columns-repeated="3"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date" office:date-value="2011-01-11" calcext:value-type="date">
            <text:p>11.01.2011</text:p>
          </table:table-cell>
          <table:table-cell table:number-columns-repeated="3"/>
        </table:table-row>
        <table:table-row table:style-name="ro1">
          <table:table-cell office:value-type="float" office:value="5288" calcext:value-type="float">
            <text:p>5288</text:p>
          </table:table-cell>
          <table:table-cell office:value-type="date" office:date-value="2011-01-12" calcext:value-type="date">
            <text:p>12.01.2011</text:p>
          </table:table-cell>
          <table:table-cell table:number-columns-repeated="3"/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date" office:date-value="2011-01-13" calcext:value-type="date">
            <text:p>13.01.2011</text:p>
          </table:table-cell>
          <table:table-cell table:number-columns-repeated="3"/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date" office:date-value="2011-01-14" calcext:value-type="date">
            <text:p>14.01.2011</text:p>
          </table:table-cell>
          <table:table-cell table:number-columns-repeated="3"/>
        </table:table-row>
        <table:table-row table:style-name="ro1">
          <table:table-cell office:value-type="float" office:value="4545" calcext:value-type="float">
            <text:p>4545</text:p>
          </table:table-cell>
          <table:table-cell office:value-type="date" office:date-value="2011-01-15" calcext:value-type="date">
            <text:p>15.01.2011</text:p>
          </table:table-cell>
          <table:table-cell table:number-columns-repeated="3"/>
        </table:table-row>
        <table:table-row table:style-name="ro1">
          <table:table-cell office:value-type="float" office:value="3694" calcext:value-type="float">
            <text:p>3694</text:p>
          </table:table-cell>
          <table:table-cell office:value-type="date" office:date-value="2011-01-16" calcext:value-type="date">
            <text:p>16.01.2011</text:p>
          </table:table-cell>
          <table:table-cell table:number-columns-repeated="3"/>
        </table:table-row>
        <table:table-row table:style-name="ro1">
          <table:table-cell office:value-type="float" office:value="4909" calcext:value-type="float">
            <text:p>4909</text:p>
          </table:table-cell>
          <table:table-cell office:value-type="date" office:date-value="2011-01-17" calcext:value-type="date">
            <text:p>17.01.2011</text:p>
          </table:table-cell>
          <table:table-cell table:number-columns-repeated="3"/>
        </table:table-row>
        <table:table-row table:style-name="ro1">
          <table:table-cell office:value-type="float" office:value="5413" calcext:value-type="float">
            <text:p>5413</text:p>
          </table:table-cell>
          <table:table-cell office:value-type="date" office:date-value="2011-01-18" calcext:value-type="date">
            <text:p>18.01.2011</text:p>
          </table:table-cell>
          <table:table-cell table:number-columns-repeated="3"/>
        </table:table-row>
        <table:table-row table:style-name="ro1">
          <table:table-cell office:value-type="float" office:value="4504" calcext:value-type="float">
            <text:p>4504</text:p>
          </table:table-cell>
          <table:table-cell office:value-type="date" office:date-value="2011-01-19" calcext:value-type="date">
            <text:p>19.01.2011</text:p>
          </table:table-cell>
          <table:table-cell table:number-columns-repeated="3"/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date" office:date-value="2011-01-20" calcext:value-type="date">
            <text:p>20.01.2011</text:p>
          </table:table-cell>
          <table:table-cell table:number-columns-repeated="3"/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date" office:date-value="2011-01-21" calcext:value-type="date">
            <text:p>21.01.2011</text:p>
          </table:table-cell>
          <table:table-cell table:number-columns-repeated="3"/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date" office:date-value="2011-01-22" calcext:value-type="date">
            <text:p>22.01.2011</text:p>
          </table:table-cell>
          <table:table-cell table:number-columns-repeated="3"/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date" office:date-value="2011-01-23" calcext:value-type="date">
            <text:p>23.01.2011</text:p>
          </table:table-cell>
          <table:table-cell table:number-columns-repeated="3"/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date" office:date-value="2011-01-24" calcext:value-type="date">
            <text:p>24.01.2011</text:p>
          </table:table-cell>
          <table:table-cell table:number-columns-repeated="3"/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date" office:date-value="2011-01-25" calcext:value-type="date">
            <text:p>25.01.2011</text:p>
          </table:table-cell>
          <table:table-cell table:number-columns-repeated="3"/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date" office:date-value="2011-01-26" calcext:value-type="date">
            <text:p>26.01.2011</text:p>
          </table:table-cell>
          <table:table-cell table:number-columns-repeated="3"/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date" office:date-value="2011-01-27" calcext:value-type="date">
            <text:p>27.01.2011</text:p>
          </table:table-cell>
          <table:table-cell table:number-columns-repeated="3"/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date" office:date-value="2011-01-28" calcext:value-type="date">
            <text:p>28.01.2011</text:p>
          </table:table-cell>
          <table:table-cell table:number-columns-repeated="3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date" office:date-value="2011-01-29" calcext:value-type="date">
            <text:p>29.01.2011</text:p>
          </table:table-cell>
          <table:table-cell table:number-columns-repeated="3"/>
        </table:table-row>
        <table:table-row table:style-name="ro1">
          <table:table-cell office:value-type="float" office:value="5131" calcext:value-type="float">
            <text:p>5131</text:p>
          </table:table-cell>
          <table:table-cell office:value-type="date" office:date-value="2011-01-30" calcext:value-type="date">
            <text:p>30.01.2011</text:p>
          </table:table-cell>
          <table:table-cell table:number-columns-repeated="3"/>
        </table:table-row>
        <table:table-row table:style-name="ro1">
          <table:table-cell office:value-type="float" office:value="4959" calcext:value-type="float">
            <text:p>4959</text:p>
          </table:table-cell>
          <table:table-cell office:value-type="date" office:date-value="2011-01-31" calcext:value-type="date">
            <text:p>31.01.2011</text:p>
          </table:table-cell>
          <table:table-cell table:number-columns-repeated="3"/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date" office:date-value="2011-02-01" calcext:value-type="date">
            <text:p>1.02.2011</text:p>
          </table:table-cell>
          <table:table-cell table:number-columns-repeated="3"/>
        </table:table-row>
        <table:table-row table:style-name="ro1">
          <table:table-cell office:value-type="float" office:value="5725" calcext:value-type="float">
            <text:p>5725</text:p>
          </table:table-cell>
          <table:table-cell office:value-type="date" office:date-value="2011-02-02" calcext:value-type="date">
            <text:p>2.02.2011</text:p>
          </table:table-cell>
          <table:table-cell table:number-columns-repeated="3"/>
        </table:table-row>
        <table:table-row table:style-name="ro1">
          <table:table-cell office:value-type="float" office:value="5444" calcext:value-type="float">
            <text:p>5444</text:p>
          </table:table-cell>
          <table:table-cell office:value-type="date" office:date-value="2011-02-03" calcext:value-type="date">
            <text:p>3.02.2011</text:p>
          </table:table-cell>
          <table:table-cell table:number-columns-repeated="3"/>
        </table:table-row>
        <table:table-row table:style-name="ro1">
          <table:table-cell office:value-type="float" office:value="4989" calcext:value-type="float">
            <text:p>4989</text:p>
          </table:table-cell>
          <table:table-cell office:value-type="date" office:date-value="2011-02-04" calcext:value-type="date">
            <text:p>4.02.2011</text:p>
          </table:table-cell>
          <table:table-cell table:number-columns-repeated="3"/>
        </table:table-row>
        <table:table-row table:style-name="ro1">
          <table:table-cell office:value-type="float" office:value="5594" calcext:value-type="float">
            <text:p>5594</text:p>
          </table:table-cell>
          <table:table-cell office:value-type="date" office:date-value="2011-02-05" calcext:value-type="date">
            <text:p>5.02.2011</text:p>
          </table:table-cell>
          <table:table-cell table:number-columns-repeated="3"/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date" office:date-value="2011-02-06" calcext:value-type="date">
            <text:p>6.02.2011</text:p>
          </table:table-cell>
          <table:table-cell table:number-columns-repeated="3"/>
        </table:table-row>
        <table:table-row table:style-name="ro1">
          <table:table-cell office:value-type="float" office:value="4206" calcext:value-type="float">
            <text:p>4206</text:p>
          </table:table-cell>
          <table:table-cell office:value-type="date" office:date-value="2011-02-07" calcext:value-type="date">
            <text:p>7.02.2011</text:p>
          </table:table-cell>
          <table:table-cell table:number-columns-repeated="3"/>
        </table:table-row>
        <table:table-row table:style-name="ro1">
          <table:table-cell office:value-type="float" office:value="4694" calcext:value-type="float">
            <text:p>4694</text:p>
          </table:table-cell>
          <table:table-cell office:value-type="date" office:date-value="2011-02-08" calcext:value-type="date">
            <text:p>8.02.2011</text:p>
          </table:table-cell>
          <table:table-cell table:number-columns-repeated="3"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date" office:date-value="2011-02-09" calcext:value-type="date">
            <text:p>9.02.2011</text:p>
          </table:table-cell>
          <table:table-cell table:number-columns-repeated="3"/>
        </table:table-row>
        <table:table-row table:style-name="ro1">
          <table:table-cell office:value-type="float" office:value="3849" calcext:value-type="float">
            <text:p>3849</text:p>
          </table:table-cell>
          <table:table-cell office:value-type="date" office:date-value="2011-02-10" calcext:value-type="date">
            <text:p>10.02.2011</text:p>
          </table:table-cell>
          <table:table-cell table:number-columns-repeated="3"/>
        </table:table-row>
        <table:table-row table:style-name="ro1">
          <table:table-cell office:value-type="float" office:value="5688" calcext:value-type="float">
            <text:p>5688</text:p>
          </table:table-cell>
          <table:table-cell office:value-type="date" office:date-value="2011-02-11" calcext:value-type="date">
            <text:p>11.02.2011</text:p>
          </table:table-cell>
          <table:table-cell table:number-columns-repeated="3"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date" office:date-value="2011-02-12" calcext:value-type="date">
            <text:p>12.02.2011</text:p>
          </table:table-cell>
          <table:table-cell table:number-columns-repeated="3"/>
        </table:table-row>
        <table:table-row table:style-name="ro1">
          <table:table-cell office:value-type="float" office:value="6044" calcext:value-type="float">
            <text:p>6044</text:p>
          </table:table-cell>
          <table:table-cell office:value-type="date" office:date-value="2011-02-13" calcext:value-type="date">
            <text:p>13.02.2011</text:p>
          </table:table-cell>
          <table:table-cell table:number-columns-repeated="3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date" office:date-value="2011-02-14" calcext:value-type="date">
            <text:p>14.02.2011</text:p>
          </table:table-cell>
          <table:table-cell table:number-columns-repeated="3"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date" office:date-value="2011-02-15" calcext:value-type="date">
            <text:p>15.02.2011</text:p>
          </table:table-cell>
          <table:table-cell table:number-columns-repeated="3"/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date" office:date-value="2011-02-16" calcext:value-type="date">
            <text:p>16.02.2011</text:p>
          </table:table-cell>
          <table:table-cell table:number-columns-repeated="3"/>
        </table:table-row>
        <table:table-row table:style-name="ro1">
          <table:table-cell office:value-type="float" office:value="4526" calcext:value-type="float">
            <text:p>4526</text:p>
          </table:table-cell>
          <table:table-cell office:value-type="date" office:date-value="2011-02-17" calcext:value-type="date">
            <text:p>17.02.2011</text:p>
          </table:table-cell>
          <table:table-cell table:number-columns-repeated="3"/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date" office:date-value="2011-02-18" calcext:value-type="date">
            <text:p>18.02.2011</text:p>
          </table:table-cell>
          <table:table-cell table:number-columns-repeated="3"/>
        </table:table-row>
        <table:table-row table:style-name="ro1">
          <table:table-cell office:value-type="float" office:value="5291" calcext:value-type="float">
            <text:p>5291</text:p>
          </table:table-cell>
          <table:table-cell office:value-type="date" office:date-value="2011-02-19" calcext:value-type="date">
            <text:p>19.02.2011</text:p>
          </table:table-cell>
          <table:table-cell table:number-columns-repeated="3"/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date" office:date-value="2011-02-20" calcext:value-type="date">
            <text:p>20.02.2011</text:p>
          </table:table-cell>
          <table:table-cell table:number-columns-repeated="3"/>
        </table:table-row>
        <table:table-row table:style-name="ro1">
          <table:table-cell office:value-type="float" office:value="4106" calcext:value-type="float">
            <text:p>4106</text:p>
          </table:table-cell>
          <table:table-cell office:value-type="date" office:date-value="2011-02-21" calcext:value-type="date">
            <text:p>21.02.2011</text:p>
          </table:table-cell>
          <table:table-cell table:number-columns-repeated="3"/>
        </table:table-row>
        <table:table-row table:style-name="ro1">
          <table:table-cell office:value-type="float" office:value="4641" calcext:value-type="float">
            <text:p>4641</text:p>
          </table:table-cell>
          <table:table-cell office:value-type="date" office:date-value="2011-02-22" calcext:value-type="date">
            <text:p>22.02.2011</text:p>
          </table:table-cell>
          <table:table-cell table:number-columns-repeated="3"/>
        </table:table-row>
        <table:table-row table:style-name="ro1">
          <table:table-cell office:value-type="float" office:value="5394" calcext:value-type="float">
            <text:p>5394</text:p>
          </table:table-cell>
          <table:table-cell office:value-type="date" office:date-value="2011-02-23" calcext:value-type="date">
            <text:p>23.02.2011</text:p>
          </table:table-cell>
          <table:table-cell table:number-columns-repeated="3"/>
        </table:table-row>
        <table:table-row table:style-name="ro1">
          <table:table-cell office:value-type="float" office:value="5032" calcext:value-type="float">
            <text:p>5032</text:p>
          </table:table-cell>
          <table:table-cell office:value-type="date" office:date-value="2011-02-24" calcext:value-type="date">
            <text:p>24.02.2011</text:p>
          </table:table-cell>
          <table:table-cell table:number-columns-repeated="3"/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date" office:date-value="2011-02-25" calcext:value-type="date">
            <text:p>25.02.2011</text:p>
          </table:table-cell>
          <table:table-cell table:number-columns-repeated="3"/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date" office:date-value="2011-02-26" calcext:value-type="date">
            <text:p>26.02.2011</text:p>
          </table:table-cell>
          <table:table-cell table:number-columns-repeated="3"/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date" office:date-value="2011-02-27" calcext:value-type="date">
            <text:p>27.02.2011</text:p>
          </table:table-cell>
          <table:table-cell table:number-columns-repeated="3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date" office:date-value="2011-02-28" calcext:value-type="date">
            <text:p>28.02.2011</text:p>
          </table:table-cell>
          <table:table-cell table:number-columns-repeated="3"/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date" office:date-value="2011-03-01" calcext:value-type="date">
            <text:p>1.03.2011</text:p>
          </table:table-cell>
          <table:table-cell table:number-columns-repeated="3"/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date" office:date-value="2011-03-02" calcext:value-type="date">
            <text:p>2.03.2011</text:p>
          </table:table-cell>
          <table:table-cell table:number-columns-repeated="3"/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date" office:date-value="2011-03-03" calcext:value-type="date">
            <text:p>3.03.2011</text:p>
          </table:table-cell>
          <table:table-cell table:number-columns-repeated="3"/>
        </table:table-row>
        <table:table-row table:style-name="ro1">
          <table:table-cell office:value-type="float" office:value="6082" calcext:value-type="float">
            <text:p>6082</text:p>
          </table:table-cell>
          <table:table-cell office:value-type="date" office:date-value="2011-03-04" calcext:value-type="date">
            <text:p>4.03.2011</text:p>
          </table:table-cell>
          <table:table-cell table:number-columns-repeated="3"/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date" office:date-value="2011-03-05" calcext:value-type="date">
            <text:p>5.03.2011</text:p>
          </table:table-cell>
          <table:table-cell table:number-columns-repeated="3"/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date" office:date-value="2011-03-06" calcext:value-type="date">
            <text:p>6.03.2011</text:p>
          </table:table-cell>
          <table:table-cell table:number-columns-repeated="3"/>
        </table:table-row>
        <table:table-row table:style-name="ro1">
          <table:table-cell office:value-type="float" office:value="4502" calcext:value-type="float">
            <text:p>4502</text:p>
          </table:table-cell>
          <table:table-cell office:value-type="date" office:date-value="2011-03-07" calcext:value-type="date">
            <text:p>7.03.2011</text:p>
          </table:table-cell>
          <table:table-cell table:number-columns-repeated="3"/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date" office:date-value="2011-03-08" calcext:value-type="date">
            <text:p>8.03.2011</text:p>
          </table:table-cell>
          <table:table-cell table:number-columns-repeated="3"/>
        </table:table-row>
        <table:table-row table:style-name="ro1">
          <table:table-cell office:value-type="float" office:value="5336" calcext:value-type="float">
            <text:p>5336</text:p>
          </table:table-cell>
          <table:table-cell office:value-type="date" office:date-value="2011-03-09" calcext:value-type="date">
            <text:p>9.03.2011</text:p>
          </table:table-cell>
          <table:table-cell table:number-columns-repeated="3"/>
        </table:table-row>
        <table:table-row table:style-name="ro1">
          <table:table-cell office:value-type="float" office:value="5012" calcext:value-type="float">
            <text:p>5012</text:p>
          </table:table-cell>
          <table:table-cell office:value-type="date" office:date-value="2011-03-10" calcext:value-type="date">
            <text:p>10.03.2011</text:p>
          </table:table-cell>
          <table:table-cell table:number-columns-repeated="3"/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date" office:date-value="2011-03-11" calcext:value-type="date">
            <text:p>11.03.2011</text:p>
          </table:table-cell>
          <table:table-cell table:number-columns-repeated="3"/>
        </table:table-row>
        <table:table-row table:style-name="ro1">
          <table:table-cell office:value-type="float" office:value="5333" calcext:value-type="float">
            <text:p>5333</text:p>
          </table:table-cell>
          <table:table-cell office:value-type="date" office:date-value="2011-03-12" calcext:value-type="date">
            <text:p>12.03.2011</text:p>
          </table:table-cell>
          <table:table-cell table:number-columns-repeated="3"/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date" office:date-value="2011-03-13" calcext:value-type="date">
            <text:p>13.03.2011</text:p>
          </table:table-cell>
          <table:table-cell table:number-columns-repeated="3"/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date" office:date-value="2011-03-14" calcext:value-type="date">
            <text:p>14.03.2011</text:p>
          </table:table-cell>
          <table:table-cell table:number-columns-repeated="3"/>
        </table:table-row>
        <table:table-row table:style-name="ro1">
          <table:table-cell office:value-type="float" office:value="4383" calcext:value-type="float">
            <text:p>4383</text:p>
          </table:table-cell>
          <table:table-cell office:value-type="date" office:date-value="2011-03-15" calcext:value-type="date">
            <text:p>15.03.2011</text:p>
          </table:table-cell>
          <table:table-cell table:number-columns-repeated="3"/>
        </table:table-row>
        <table:table-row table:style-name="ro1">
          <table:table-cell office:value-type="float" office:value="4328" calcext:value-type="float">
            <text:p>4328</text:p>
          </table:table-cell>
          <table:table-cell office:value-type="date" office:date-value="2011-03-16" calcext:value-type="date">
            <text:p>16.03.2011</text:p>
          </table:table-cell>
          <table:table-cell table:number-columns-repeated="3"/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date" office:date-value="2011-03-17" calcext:value-type="date">
            <text:p>17.03.2011</text:p>
          </table:table-cell>
          <table:table-cell table:number-columns-repeated="3"/>
        </table:table-row>
        <table:table-row table:style-name="ro1">
          <table:table-cell office:value-type="float" office:value="5244" calcext:value-type="float">
            <text:p>5244</text:p>
          </table:table-cell>
          <table:table-cell office:value-type="date" office:date-value="2011-03-18" calcext:value-type="date">
            <text:p>18.03.2011</text:p>
          </table:table-cell>
          <table:table-cell table:number-columns-repeated="3"/>
        </table:table-row>
        <table:table-row table:style-name="ro1">
          <table:table-cell office:value-type="float" office:value="5887" calcext:value-type="float">
            <text:p>5887</text:p>
          </table:table-cell>
          <table:table-cell office:value-type="date" office:date-value="2011-03-19" calcext:value-type="date">
            <text:p>19.03.2011</text:p>
          </table:table-cell>
          <table:table-cell table:number-columns-repeated="3"/>
        </table:table-row>
        <table:table-row table:style-name="ro1">
          <table:table-cell office:value-type="float" office:value="4452" calcext:value-type="float">
            <text:p>4452</text:p>
          </table:table-cell>
          <table:table-cell office:value-type="date" office:date-value="2011-03-20" calcext:value-type="date">
            <text:p>20.03.2011</text:p>
          </table:table-cell>
          <table:table-cell table:number-columns-repeated="3"/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date" office:date-value="2011-03-21" calcext:value-type="date">
            <text:p>21.03.2011</text:p>
          </table:table-cell>
          <table:table-cell table:number-columns-repeated="3"/>
        </table:table-row>
        <table:table-row table:style-name="ro1">
          <table:table-cell office:value-type="float" office:value="5428" calcext:value-type="float">
            <text:p>5428</text:p>
          </table:table-cell>
          <table:table-cell office:value-type="date" office:date-value="2011-03-22" calcext:value-type="date">
            <text:p>22.03.2011</text:p>
          </table:table-cell>
          <table:table-cell table:number-columns-repeated="3"/>
        </table:table-row>
        <table:table-row table:style-name="ro1">
          <table:table-cell office:value-type="float" office:value="5982" calcext:value-type="float">
            <text:p>5982</text:p>
          </table:table-cell>
          <table:table-cell office:value-type="date" office:date-value="2011-03-23" calcext:value-type="date">
            <text:p>23.03.2011</text:p>
          </table:table-cell>
          <table:table-cell table:number-columns-repeated="3"/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date" office:date-value="2011-03-24" calcext:value-type="date">
            <text:p>24.03.2011</text:p>
          </table:table-cell>
          <table:table-cell table:number-columns-repeated="3"/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date" office:date-value="2011-03-25" calcext:value-type="date">
            <text:p>25.03.2011</text:p>
          </table:table-cell>
          <table:table-cell table:number-columns-repeated="3"/>
        </table:table-row>
        <table:table-row table:style-name="ro1">
          <table:table-cell office:value-type="float" office:value="5452" calcext:value-type="float">
            <text:p>5452</text:p>
          </table:table-cell>
          <table:table-cell office:value-type="date" office:date-value="2011-03-26" calcext:value-type="date">
            <text:p>26.03.2011</text:p>
          </table:table-cell>
          <table:table-cell table:number-columns-repeated="3"/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date" office:date-value="2011-03-27" calcext:value-type="date">
            <text:p>27.03.2011</text:p>
          </table:table-cell>
          <table:table-cell table:number-columns-repeated="3"/>
        </table:table-row>
        <table:table-row table:style-name="ro1">
          <table:table-cell office:value-type="float" office:value="5581" calcext:value-type="float">
            <text:p>5581</text:p>
          </table:table-cell>
          <table:table-cell office:value-type="date" office:date-value="2011-03-28" calcext:value-type="date">
            <text:p>28.03.2011</text:p>
          </table:table-cell>
          <table:table-cell table:number-columns-repeated="3"/>
        </table:table-row>
        <table:table-row table:style-name="ro1">
          <table:table-cell office:value-type="float" office:value="7140" calcext:value-type="float">
            <text:p>7140</text:p>
          </table:table-cell>
          <table:table-cell office:value-type="date" office:date-value="2011-03-29" calcext:value-type="date">
            <text:p>29.03.2011</text:p>
          </table:table-cell>
          <table:table-cell table:number-columns-repeated="3"/>
        </table:table-row>
        <table:table-row table:style-name="ro1">
          <table:table-cell office:value-type="float" office:value="5641" calcext:value-type="float">
            <text:p>5641</text:p>
          </table:table-cell>
          <table:table-cell office:value-type="date" office:date-value="2011-03-30" calcext:value-type="date">
            <text:p>30.03.2011</text:p>
          </table:table-cell>
          <table:table-cell table:number-columns-repeated="3"/>
        </table:table-row>
        <table:table-row table:style-name="ro1">
          <table:table-cell office:value-type="float" office:value="6197" calcext:value-type="float">
            <text:p>6197</text:p>
          </table:table-cell>
          <table:table-cell office:value-type="date" office:date-value="2011-03-31" calcext:value-type="date">
            <text:p>31.03.2011</text:p>
          </table:table-cell>
          <table:table-cell table:number-columns-repeated="3"/>
        </table:table-row>
        <table:table-row table:style-name="ro1">
          <table:table-cell office:value-type="float" office:value="6998" calcext:value-type="float">
            <text:p>6998</text:p>
          </table:table-cell>
          <table:table-cell office:value-type="date" office:date-value="2011-04-01" calcext:value-type="date">
            <text:p>1.04.2011</text:p>
          </table:table-cell>
          <table:table-cell table:number-columns-repeated="3"/>
        </table:table-row>
        <table:table-row table:style-name="ro1">
          <table:table-cell office:value-type="float" office:value="8096" calcext:value-type="float">
            <text:p>8096</text:p>
          </table:table-cell>
          <table:table-cell office:value-type="date" office:date-value="2011-04-02" calcext:value-type="date">
            <text:p>2.04.2011</text:p>
          </table:table-cell>
          <table:table-cell table:number-columns-repeated="3"/>
        </table:table-row>
        <table:table-row table:style-name="ro1">
          <table:table-cell office:value-type="float" office:value="8463" calcext:value-type="float">
            <text:p>8463</text:p>
          </table:table-cell>
          <table:table-cell office:value-type="date" office:date-value="2011-04-03" calcext:value-type="date">
            <text:p>3.04.2011</text:p>
          </table:table-cell>
          <table:table-cell table:number-columns-repeated="3"/>
        </table:table-row>
        <table:table-row table:style-name="ro1">
          <table:table-cell office:value-type="float" office:value="8673" calcext:value-type="float">
            <text:p>8673</text:p>
          </table:table-cell>
          <table:table-cell office:value-type="date" office:date-value="2011-04-04" calcext:value-type="date">
            <text:p>4.04.2011</text:p>
          </table:table-cell>
          <table:table-cell table:number-columns-repeated="3"/>
        </table:table-row>
        <table:table-row table:style-name="ro1">
          <table:table-cell office:value-type="float" office:value="9659" calcext:value-type="float">
            <text:p>9659</text:p>
          </table:table-cell>
          <table:table-cell office:value-type="date" office:date-value="2011-04-05" calcext:value-type="date">
            <text:p>5.04.2011</text:p>
          </table:table-cell>
          <table:table-cell table:number-columns-repeated="3"/>
        </table:table-row>
        <table:table-row table:style-name="ro1">
          <table:table-cell office:value-type="float" office:value="10875" calcext:value-type="float">
            <text:p>10875</text:p>
          </table:table-cell>
          <table:table-cell office:value-type="date" office:date-value="2011-04-06" calcext:value-type="date">
            <text:p>6.04.2011</text:p>
          </table:table-cell>
          <table:table-cell table:number-columns-repeated="3"/>
        </table:table-row>
        <table:table-row table:style-name="ro1">
          <table:table-cell office:value-type="float" office:value="11044" calcext:value-type="float">
            <text:p>11044</text:p>
          </table:table-cell>
          <table:table-cell office:value-type="date" office:date-value="2011-04-07" calcext:value-type="date">
            <text:p>7.04.2011</text:p>
          </table:table-cell>
          <table:table-cell table:number-columns-repeated="3"/>
        </table:table-row>
        <table:table-row table:style-name="ro1">
          <table:table-cell office:value-type="float" office:value="13154" calcext:value-type="float">
            <text:p>13154</text:p>
          </table:table-cell>
          <table:table-cell office:value-type="date" office:date-value="2011-04-08" calcext:value-type="date">
            <text:p>8.04.2011</text:p>
          </table:table-cell>
          <table:table-cell table:number-columns-repeated="3"/>
        </table:table-row>
        <table:table-row table:style-name="ro1">
          <table:table-cell office:value-type="float" office:value="14264" calcext:value-type="float">
            <text:p>14264</text:p>
          </table:table-cell>
          <table:table-cell office:value-type="date" office:date-value="2011-04-09" calcext:value-type="date">
            <text:p>9.04.2011</text:p>
          </table:table-cell>
          <table:table-cell table:number-columns-repeated="3"/>
        </table:table-row>
        <table:table-row table:style-name="ro1">
          <table:table-cell office:value-type="float" office:value="14336" calcext:value-type="float">
            <text:p>14336</text:p>
          </table:table-cell>
          <table:table-cell office:value-type="date" office:date-value="2011-04-10" calcext:value-type="date">
            <text:p>10.04.2011</text:p>
          </table:table-cell>
          <table:table-cell table:number-columns-repeated="3"/>
        </table:table-row>
        <table:table-row table:style-name="ro1">
          <table:table-cell office:value-type="float" office:value="16201" calcext:value-type="float">
            <text:p>16201</text:p>
          </table:table-cell>
          <table:table-cell office:value-type="date" office:date-value="2011-04-11" calcext:value-type="date">
            <text:p>11.04.2011</text:p>
          </table:table-cell>
          <table:table-cell table:number-columns-repeated="3"/>
        </table:table-row>
        <table:table-row table:style-name="ro1">
          <table:table-cell office:value-type="float" office:value="19534" calcext:value-type="float">
            <text:p>19534</text:p>
          </table:table-cell>
          <table:table-cell office:value-type="date" office:date-value="2011-04-12" calcext:value-type="date">
            <text:p>12.04.2011</text:p>
          </table:table-cell>
          <table:table-cell table:number-columns-repeated="3"/>
        </table:table-row>
        <table:table-row table:style-name="ro1">
          <table:table-cell office:value-type="float" office:value="18831" calcext:value-type="float">
            <text:p>18831</text:p>
          </table:table-cell>
          <table:table-cell office:value-type="date" office:date-value="2011-04-13" calcext:value-type="date">
            <text:p>13.04.2011</text:p>
          </table:table-cell>
          <table:table-cell table:number-columns-repeated="3"/>
        </table:table-row>
        <table:table-row table:style-name="ro1">
          <table:table-cell office:value-type="float" office:value="21866" calcext:value-type="float">
            <text:p>21866</text:p>
          </table:table-cell>
          <table:table-cell office:value-type="date" office:date-value="2011-04-14" calcext:value-type="date">
            <text:p>14.04.2011</text:p>
          </table:table-cell>
          <table:table-cell table:number-columns-repeated="3"/>
        </table:table-row>
        <table:table-row table:style-name="ro1">
          <table:table-cell office:value-type="float" office:value="24091" calcext:value-type="float">
            <text:p>24091</text:p>
          </table:table-cell>
          <table:table-cell office:value-type="date" office:date-value="2011-04-15" calcext:value-type="date">
            <text:p>15.04.2011</text:p>
          </table:table-cell>
          <table:table-cell table:number-columns-repeated="3"/>
        </table:table-row>
        <table:table-row table:style-name="ro1">
          <table:table-cell office:value-type="float" office:value="24751" calcext:value-type="float">
            <text:p>24751</text:p>
          </table:table-cell>
          <table:table-cell office:value-type="date" office:date-value="2011-04-16" calcext:value-type="date">
            <text:p>16.04.2011</text:p>
          </table:table-cell>
          <table:table-cell table:number-columns-repeated="3"/>
        </table:table-row>
        <table:table-row table:style-name="ro1">
          <table:table-cell office:value-type="float" office:value="25866" calcext:value-type="float">
            <text:p>25866</text:p>
          </table:table-cell>
          <table:table-cell office:value-type="date" office:date-value="2011-04-17" calcext:value-type="date">
            <text:p>17.04.2011</text:p>
          </table:table-cell>
          <table:table-cell table:number-columns-repeated="3"/>
        </table:table-row>
        <table:table-row table:style-name="ro1">
          <table:table-cell office:value-type="float" office:value="27196" calcext:value-type="float">
            <text:p>27196</text:p>
          </table:table-cell>
          <table:table-cell office:value-type="date" office:date-value="2011-04-18" calcext:value-type="date">
            <text:p>18.04.2011</text:p>
          </table:table-cell>
          <table:table-cell table:number-columns-repeated="3"/>
        </table:table-row>
        <table:table-row table:style-name="ro1">
          <table:table-cell office:value-type="float" office:value="27233" calcext:value-type="float">
            <text:p>27233</text:p>
          </table:table-cell>
          <table:table-cell office:value-type="date" office:date-value="2011-04-19" calcext:value-type="date">
            <text:p>19.04.2011</text:p>
          </table:table-cell>
          <table:table-cell table:number-columns-repeated="3"/>
        </table:table-row>
        <table:table-row table:style-name="ro1">
          <table:table-cell office:value-type="float" office:value="29125" calcext:value-type="float">
            <text:p>29125</text:p>
          </table:table-cell>
          <table:table-cell office:value-type="date" office:date-value="2011-04-20" calcext:value-type="date">
            <text:p>20.04.2011</text:p>
          </table:table-cell>
          <table:table-cell table:number-columns-repeated="3"/>
        </table:table-row>
        <table:table-row table:style-name="ro1">
          <table:table-cell office:value-type="float" office:value="29165" calcext:value-type="float">
            <text:p>29165</text:p>
          </table:table-cell>
          <table:table-cell office:value-type="date" office:date-value="2011-04-21" calcext:value-type="date">
            <text:p>21.04.2011</text:p>
          </table:table-cell>
          <table:table-cell table:number-columns-repeated="3"/>
        </table:table-row>
        <table:table-row table:style-name="ro1">
          <table:table-cell office:value-type="float" office:value="29909" calcext:value-type="float">
            <text:p>29909</text:p>
          </table:table-cell>
          <table:table-cell office:value-type="date" office:date-value="2011-04-22" calcext:value-type="date">
            <text:p>22.04.2011</text:p>
          </table:table-cell>
          <table:table-cell table:number-columns-repeated="3"/>
        </table:table-row>
        <table:table-row table:style-name="ro1">
          <table:table-cell office:value-type="float" office:value="30130" calcext:value-type="float">
            <text:p>30130</text:p>
          </table:table-cell>
          <table:table-cell office:value-type="date" office:date-value="2011-04-23" calcext:value-type="date">
            <text:p>23.04.2011</text:p>
          </table:table-cell>
          <table:table-cell table:number-columns-repeated="3"/>
        </table:table-row>
        <table:table-row table:style-name="ro1">
          <table:table-cell office:value-type="float" office:value="31696" calcext:value-type="float">
            <text:p>31696</text:p>
          </table:table-cell>
          <table:table-cell office:value-type="date" office:date-value="2011-04-24" calcext:value-type="date">
            <text:p>24.04.2011</text:p>
          </table:table-cell>
          <table:table-cell table:number-columns-repeated="3"/>
        </table:table-row>
        <table:table-row table:style-name="ro1">
          <table:table-cell office:value-type="float" office:value="31014" calcext:value-type="float">
            <text:p>31014</text:p>
          </table:table-cell>
          <table:table-cell office:value-type="date" office:date-value="2011-04-25" calcext:value-type="date">
            <text:p>25.04.2011</text:p>
          </table:table-cell>
          <table:table-cell table:number-columns-repeated="3"/>
        </table:table-row>
        <table:table-row table:style-name="ro1">
          <table:table-cell office:value-type="float" office:value="32318" calcext:value-type="float">
            <text:p>32318</text:p>
          </table:table-cell>
          <table:table-cell office:value-type="date" office:date-value="2011-04-26" calcext:value-type="date">
            <text:p>26.04.2011</text:p>
          </table:table-cell>
          <table:table-cell table:number-columns-repeated="3"/>
        </table:table-row>
        <table:table-row table:style-name="ro1">
          <table:table-cell office:value-type="float" office:value="31878" calcext:value-type="float">
            <text:p>31878</text:p>
          </table:table-cell>
          <table:table-cell office:value-type="date" office:date-value="2011-04-27" calcext:value-type="date">
            <text:p>27.04.2011</text:p>
          </table:table-cell>
          <table:table-cell table:number-columns-repeated="3"/>
        </table:table-row>
        <table:table-row table:style-name="ro1">
          <table:table-cell office:value-type="float" office:value="32725" calcext:value-type="float">
            <text:p>32725</text:p>
          </table:table-cell>
          <table:table-cell office:value-type="date" office:date-value="2011-04-28" calcext:value-type="date">
            <text:p>28.04.2011</text:p>
          </table:table-cell>
          <table:table-cell table:number-columns-repeated="3"/>
        </table:table-row>
        <table:table-row table:style-name="ro1">
          <table:table-cell office:value-type="float" office:value="30589" calcext:value-type="float">
            <text:p>30589</text:p>
          </table:table-cell>
          <table:table-cell office:value-type="date" office:date-value="2011-04-29" calcext:value-type="date">
            <text:p>29.04.2011</text:p>
          </table:table-cell>
          <table:table-cell table:number-columns-repeated="3"/>
        </table:table-row>
        <table:table-row table:style-name="ro1">
          <table:table-cell office:value-type="float" office:value="28854" calcext:value-type="float">
            <text:p>28854</text:p>
          </table:table-cell>
          <table:table-cell office:value-type="date" office:date-value="2011-04-30" calcext:value-type="date">
            <text:p>30.04.2011</text:p>
          </table:table-cell>
          <table:table-cell table:number-columns-repeated="3"/>
        </table:table-row>
        <table:table-row table:style-name="ro1">
          <table:table-cell office:value-type="float" office:value="28702" calcext:value-type="float">
            <text:p>28702</text:p>
          </table:table-cell>
          <table:table-cell office:value-type="date" office:date-value="2011-05-01" calcext:value-type="date">
            <text:p>1.05.2011</text:p>
          </table:table-cell>
          <table:table-cell table:number-columns-repeated="3"/>
        </table:table-row>
        <table:table-row table:style-name="ro1">
          <table:table-cell office:value-type="float" office:value="29205" calcext:value-type="float">
            <text:p>29205</text:p>
          </table:table-cell>
          <table:table-cell office:value-type="date" office:date-value="2011-05-02" calcext:value-type="date">
            <text:p>2.05.2011</text:p>
          </table:table-cell>
          <table:table-cell table:number-columns-repeated="3"/>
        </table:table-row>
        <table:table-row table:style-name="ro1">
          <table:table-cell office:value-type="float" office:value="25329" calcext:value-type="float">
            <text:p>25329</text:p>
          </table:table-cell>
          <table:table-cell office:value-type="date" office:date-value="2011-05-03" calcext:value-type="date">
            <text:p>3.05.2011</text:p>
          </table:table-cell>
          <table:table-cell table:number-columns-repeated="3"/>
        </table:table-row>
        <table:table-row table:style-name="ro1">
          <table:table-cell office:value-type="float" office:value="23536" calcext:value-type="float">
            <text:p>23536</text:p>
          </table:table-cell>
          <table:table-cell office:value-type="date" office:date-value="2011-05-04" calcext:value-type="date">
            <text:p>4.05.2011</text:p>
          </table:table-cell>
          <table:table-cell table:number-columns-repeated="3"/>
        </table:table-row>
        <table:table-row table:style-name="ro1">
          <table:table-cell office:value-type="float" office:value="23932" calcext:value-type="float">
            <text:p>23932</text:p>
          </table:table-cell>
          <table:table-cell office:value-type="date" office:date-value="2011-05-05" calcext:value-type="date">
            <text:p>5.05.2011</text:p>
          </table:table-cell>
          <table:table-cell table:number-columns-repeated="3"/>
        </table:table-row>
        <table:table-row table:style-name="ro1">
          <table:table-cell office:value-type="float" office:value="22645" calcext:value-type="float">
            <text:p>22645</text:p>
          </table:table-cell>
          <table:table-cell office:value-type="date" office:date-value="2011-05-06" calcext:value-type="date">
            <text:p>6.05.2011</text:p>
          </table:table-cell>
          <table:table-cell table:number-columns-repeated="3"/>
        </table:table-row>
        <table:table-row table:style-name="ro1">
          <table:table-cell office:value-type="float" office:value="20452" calcext:value-type="float">
            <text:p>20452</text:p>
          </table:table-cell>
          <table:table-cell office:value-type="date" office:date-value="2011-05-07" calcext:value-type="date">
            <text:p>7.05.2011</text:p>
          </table:table-cell>
          <table:table-cell table:number-columns-repeated="3"/>
        </table:table-row>
        <table:table-row table:style-name="ro1">
          <table:table-cell office:value-type="float" office:value="19249" calcext:value-type="float">
            <text:p>19249</text:p>
          </table:table-cell>
          <table:table-cell office:value-type="date" office:date-value="2011-05-08" calcext:value-type="date">
            <text:p>8.05.2011</text:p>
          </table:table-cell>
          <table:table-cell table:number-columns-repeated="3"/>
        </table:table-row>
        <table:table-row table:style-name="ro1">
          <table:table-cell office:value-type="float" office:value="19016" calcext:value-type="float">
            <text:p>19016</text:p>
          </table:table-cell>
          <table:table-cell office:value-type="date" office:date-value="2011-05-09" calcext:value-type="date">
            <text:p>9.05.2011</text:p>
          </table:table-cell>
          <table:table-cell table:number-columns-repeated="3"/>
        </table:table-row>
        <table:table-row table:style-name="ro1">
          <table:table-cell office:value-type="float" office:value="17122" calcext:value-type="float">
            <text:p>17122</text:p>
          </table:table-cell>
          <table:table-cell office:value-type="date" office:date-value="2011-05-10" calcext:value-type="date">
            <text:p>10.05.2011</text:p>
          </table:table-cell>
          <table:table-cell table:number-columns-repeated="3"/>
        </table:table-row>
        <table:table-row table:style-name="ro1">
          <table:table-cell office:value-type="float" office:value="15315" calcext:value-type="float">
            <text:p>15315</text:p>
          </table:table-cell>
          <table:table-cell office:value-type="date" office:date-value="2011-05-11" calcext:value-type="date">
            <text:p>11.05.2011</text:p>
          </table:table-cell>
          <table:table-cell table:number-columns-repeated="3"/>
        </table:table-row>
        <table:table-row table:style-name="ro1">
          <table:table-cell office:value-type="float" office:value="14930" calcext:value-type="float">
            <text:p>14930</text:p>
          </table:table-cell>
          <table:table-cell office:value-type="date" office:date-value="2011-05-12" calcext:value-type="date">
            <text:p>12.05.2011</text:p>
          </table:table-cell>
          <table:table-cell table:number-columns-repeated="3"/>
        </table:table-row>
        <table:table-row table:style-name="ro1">
          <table:table-cell office:value-type="float" office:value="13293" calcext:value-type="float">
            <text:p>13293</text:p>
          </table:table-cell>
          <table:table-cell office:value-type="date" office:date-value="2011-05-13" calcext:value-type="date">
            <text:p>13.05.2011</text:p>
          </table:table-cell>
          <table:table-cell table:number-columns-repeated="3"/>
        </table:table-row>
        <table:table-row table:style-name="ro1">
          <table:table-cell office:value-type="float" office:value="11889" calcext:value-type="float">
            <text:p>11889</text:p>
          </table:table-cell>
          <table:table-cell office:value-type="date" office:date-value="2011-05-14" calcext:value-type="date">
            <text:p>14.05.2011</text:p>
          </table:table-cell>
          <table:table-cell table:number-columns-repeated="3"/>
        </table:table-row>
        <table:table-row table:style-name="ro1">
          <table:table-cell office:value-type="float" office:value="13582" calcext:value-type="float">
            <text:p>13582</text:p>
          </table:table-cell>
          <table:table-cell office:value-type="date" office:date-value="2011-05-15" calcext:value-type="date">
            <text:p>15.05.2011</text:p>
          </table:table-cell>
          <table:table-cell table:number-columns-repeated="3"/>
        </table:table-row>
        <table:table-row table:style-name="ro1">
          <table:table-cell office:value-type="float" office:value="11188" calcext:value-type="float">
            <text:p>11188</text:p>
          </table:table-cell>
          <table:table-cell office:value-type="date" office:date-value="2011-05-16" calcext:value-type="date">
            <text:p>16.05.2011</text:p>
          </table:table-cell>
          <table:table-cell table:number-columns-repeated="3"/>
        </table:table-row>
        <table:table-row table:style-name="ro1">
          <table:table-cell office:value-type="float" office:value="10847" calcext:value-type="float">
            <text:p>10847</text:p>
          </table:table-cell>
          <table:table-cell office:value-type="date" office:date-value="2011-05-17" calcext:value-type="date">
            <text:p>17.05.2011</text:p>
          </table:table-cell>
          <table:table-cell table:number-columns-repeated="3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date" office:date-value="2011-05-18" calcext:value-type="date">
            <text:p>18.05.2011</text:p>
          </table:table-cell>
          <table:table-cell table:number-columns-repeated="3"/>
        </table:table-row>
        <table:table-row table:style-name="ro1">
          <table:table-cell office:value-type="float" office:value="6662" calcext:value-type="float">
            <text:p>6662</text:p>
          </table:table-cell>
          <table:table-cell office:value-type="date" office:date-value="2011-05-19" calcext:value-type="date">
            <text:p>19.05.2011</text:p>
          </table:table-cell>
          <table:table-cell table:number-columns-repeated="3"/>
        </table:table-row>
        <table:table-row table:style-name="ro1">
          <table:table-cell office:value-type="float" office:value="8466" calcext:value-type="float">
            <text:p>8466</text:p>
          </table:table-cell>
          <table:table-cell office:value-type="date" office:date-value="2011-05-20" calcext:value-type="date">
            <text:p>20.05.2011</text:p>
          </table:table-cell>
          <table:table-cell table:number-columns-repeated="3"/>
        </table:table-row>
        <table:table-row table:style-name="ro1">
          <table:table-cell office:value-type="float" office:value="8252" calcext:value-type="float">
            <text:p>8252</text:p>
          </table:table-cell>
          <table:table-cell office:value-type="date" office:date-value="2011-05-21" calcext:value-type="date">
            <text:p>21.05.2011</text:p>
          </table:table-cell>
          <table:table-cell table:number-columns-repeated="3"/>
        </table:table-row>
        <table:table-row table:style-name="ro1">
          <table:table-cell office:value-type="float" office:value="7697" calcext:value-type="float">
            <text:p>7697</text:p>
          </table:table-cell>
          <table:table-cell office:value-type="date" office:date-value="2011-05-22" calcext:value-type="date">
            <text:p>22.05.2011</text:p>
          </table:table-cell>
          <table:table-cell table:number-columns-repeated="3"/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date" office:date-value="2011-05-23" calcext:value-type="date">
            <text:p>23.05.2011</text:p>
          </table:table-cell>
          <table:table-cell table:number-columns-repeated="3"/>
        </table:table-row>
        <table:table-row table:style-name="ro1">
          <table:table-cell office:value-type="float" office:value="6268" calcext:value-type="float">
            <text:p>6268</text:p>
          </table:table-cell>
          <table:table-cell office:value-type="date" office:date-value="2011-05-24" calcext:value-type="date">
            <text:p>24.05.2011</text:p>
          </table:table-cell>
          <table:table-cell table:number-columns-repeated="3"/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date" office:date-value="2011-05-25" calcext:value-type="date">
            <text:p>25.05.2011</text:p>
          </table:table-cell>
          <table:table-cell table:number-columns-repeated="3"/>
        </table:table-row>
        <table:table-row table:style-name="ro1">
          <table:table-cell office:value-type="float" office:value="5561" calcext:value-type="float">
            <text:p>5561</text:p>
          </table:table-cell>
          <table:table-cell office:value-type="date" office:date-value="2011-05-26" calcext:value-type="date">
            <text:p>26.05.2011</text:p>
          </table:table-cell>
          <table:table-cell table:number-columns-repeated="3"/>
        </table:table-row>
        <table:table-row table:style-name="ro1">
          <table:table-cell office:value-type="float" office:value="4797" calcext:value-type="float">
            <text:p>4797</text:p>
          </table:table-cell>
          <table:table-cell office:value-type="date" office:date-value="2011-05-27" calcext:value-type="date">
            <text:p>27.05.2011</text:p>
          </table:table-cell>
          <table:table-cell table:number-columns-repeated="3"/>
        </table:table-row>
        <table:table-row table:style-name="ro1">
          <table:table-cell office:value-type="float" office:value="4174" calcext:value-type="float">
            <text:p>4174</text:p>
          </table:table-cell>
          <table:table-cell office:value-type="date" office:date-value="2011-05-28" calcext:value-type="date">
            <text:p>28.05.2011</text:p>
          </table:table-cell>
          <table:table-cell table:number-columns-repeated="3"/>
        </table:table-row>
        <table:table-row table:style-name="ro1">
          <table:table-cell office:value-type="float" office:value="3876" calcext:value-type="float">
            <text:p>3876</text:p>
          </table:table-cell>
          <table:table-cell office:value-type="date" office:date-value="2011-05-29" calcext:value-type="date">
            <text:p>29.05.2011</text:p>
          </table:table-cell>
          <table:table-cell table:number-columns-repeated="3"/>
        </table:table-row>
        <table:table-row table:style-name="ro1">
          <table:table-cell office:value-type="float" office:value="5414" calcext:value-type="float">
            <text:p>5414</text:p>
          </table:table-cell>
          <table:table-cell office:value-type="date" office:date-value="2011-05-30" calcext:value-type="date">
            <text:p>30.05.2011</text:p>
          </table:table-cell>
          <table:table-cell table:number-columns-repeated="3"/>
        </table:table-row>
        <table:table-row table:style-name="ro1">
          <table:table-cell office:value-type="float" office:value="5547" calcext:value-type="float">
            <text:p>5547</text:p>
          </table:table-cell>
          <table:table-cell office:value-type="date" office:date-value="2011-05-31" calcext:value-type="date">
            <text:p>31.05.2011</text:p>
          </table:table-cell>
          <table:table-cell table:number-columns-repeated="3"/>
        </table:table-row>
        <table:table-row table:style-name="ro1">
          <table:table-cell office:value-type="float" office:value="4647" calcext:value-type="float">
            <text:p>4647</text:p>
          </table:table-cell>
          <table:table-cell office:value-type="date" office:date-value="2011-06-01" calcext:value-type="date">
            <text:p>1.06.2011</text:p>
          </table:table-cell>
          <table:table-cell table:number-columns-repeated="3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date" office:date-value="2011-06-02" calcext:value-type="date">
            <text:p>2.06.2011</text:p>
          </table:table-cell>
          <table:table-cell table:number-columns-repeated="3"/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date" office:date-value="2011-06-03" calcext:value-type="date">
            <text:p>3.06.2011</text:p>
          </table:table-cell>
          <table:table-cell table:number-columns-repeated="3"/>
        </table:table-row>
        <table:table-row table:style-name="ro1">
          <table:table-cell office:value-type="float" office:value="5093" calcext:value-type="float">
            <text:p>5093</text:p>
          </table:table-cell>
          <table:table-cell office:value-type="date" office:date-value="2011-06-04" calcext:value-type="date">
            <text:p>4.06.2011</text:p>
          </table:table-cell>
          <table:table-cell table:number-columns-repeated="3"/>
        </table:table-row>
        <table:table-row table:style-name="ro1">
          <table:table-cell office:value-type="float" office:value="4343" calcext:value-type="float">
            <text:p>4343</text:p>
          </table:table-cell>
          <table:table-cell office:value-type="date" office:date-value="2011-06-05" calcext:value-type="date">
            <text:p>5.06.2011</text:p>
          </table:table-cell>
          <table:table-cell table:number-columns-repeated="3"/>
        </table:table-row>
        <table:table-row table:style-name="ro1">
          <table:table-cell office:value-type="float" office:value="5423" calcext:value-type="float">
            <text:p>5423</text:p>
          </table:table-cell>
          <table:table-cell office:value-type="date" office:date-value="2011-06-06" calcext:value-type="date">
            <text:p>6.06.2011</text:p>
          </table:table-cell>
          <table:table-cell table:number-columns-repeated="3"/>
        </table:table-row>
        <table:table-row table:style-name="ro1">
          <table:table-cell office:value-type="float" office:value="4348" calcext:value-type="float">
            <text:p>4348</text:p>
          </table:table-cell>
          <table:table-cell office:value-type="date" office:date-value="2011-06-07" calcext:value-type="date">
            <text:p>7.06.2011</text:p>
          </table:table-cell>
          <table:table-cell table:number-columns-repeated="3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date" office:date-value="2011-06-08" calcext:value-type="date">
            <text:p>8.06.2011</text:p>
          </table:table-cell>
          <table:table-cell table:number-columns-repeated="3"/>
        </table:table-row>
        <table:table-row table:style-name="ro1">
          <table:table-cell office:value-type="float" office:value="11855" calcext:value-type="float">
            <text:p>11855</text:p>
          </table:table-cell>
          <table:table-cell office:value-type="date" office:date-value="2011-06-09" calcext:value-type="date">
            <text:p>9.06.2011</text:p>
          </table:table-cell>
          <table:table-cell table:number-columns-repeated="3"/>
        </table:table-row>
        <table:table-row table:style-name="ro1">
          <table:table-cell office:value-type="float" office:value="17163" calcext:value-type="float">
            <text:p>17163</text:p>
          </table:table-cell>
          <table:table-cell office:value-type="date" office:date-value="2011-06-10" calcext:value-type="date">
            <text:p>10.06.2011</text:p>
          </table:table-cell>
          <table:table-cell table:number-columns-repeated="3"/>
        </table:table-row>
        <table:table-row table:style-name="ro1">
          <table:table-cell office:value-type="float" office:value="22948" calcext:value-type="float">
            <text:p>22948</text:p>
          </table:table-cell>
          <table:table-cell office:value-type="date" office:date-value="2011-06-11" calcext:value-type="date">
            <text:p>11.06.2011</text:p>
          </table:table-cell>
          <table:table-cell table:number-columns-repeated="3"/>
        </table:table-row>
        <table:table-row table:style-name="ro1">
          <table:table-cell office:value-type="float" office:value="27745" calcext:value-type="float">
            <text:p>27745</text:p>
          </table:table-cell>
          <table:table-cell office:value-type="date" office:date-value="2011-06-12" calcext:value-type="date">
            <text:p>12.06.2011</text:p>
          </table:table-cell>
          <table:table-cell table:number-columns-repeated="3"/>
        </table:table-row>
        <table:table-row table:style-name="ro1">
          <table:table-cell office:value-type="float" office:value="31366" calcext:value-type="float">
            <text:p>31366</text:p>
          </table:table-cell>
          <table:table-cell office:value-type="date" office:date-value="2011-06-13" calcext:value-type="date">
            <text:p>13.06.2011</text:p>
          </table:table-cell>
          <table:table-cell table:number-columns-repeated="3"/>
        </table:table-row>
        <table:table-row table:style-name="ro1">
          <table:table-cell office:value-type="float" office:value="31875" calcext:value-type="float">
            <text:p>31875</text:p>
          </table:table-cell>
          <table:table-cell office:value-type="date" office:date-value="2011-06-14" calcext:value-type="date">
            <text:p>14.06.2011</text:p>
          </table:table-cell>
          <table:table-cell table:number-columns-repeated="3"/>
        </table:table-row>
        <table:table-row table:style-name="ro1">
          <table:table-cell office:value-type="float" office:value="28753" calcext:value-type="float">
            <text:p>28753</text:p>
          </table:table-cell>
          <table:table-cell office:value-type="date" office:date-value="2011-06-15" calcext:value-type="date">
            <text:p>15.06.2011</text:p>
          </table:table-cell>
          <table:table-cell table:number-columns-repeated="3"/>
        </table:table-row>
        <table:table-row table:style-name="ro1">
          <table:table-cell office:value-type="float" office:value="21930" calcext:value-type="float">
            <text:p>21930</text:p>
          </table:table-cell>
          <table:table-cell office:value-type="date" office:date-value="2011-06-16" calcext:value-type="date">
            <text:p>16.06.2011</text:p>
          </table:table-cell>
          <table:table-cell table:number-columns-repeated="3"/>
        </table:table-row>
        <table:table-row table:style-name="ro1">
          <table:table-cell office:value-type="float" office:value="16144" calcext:value-type="float">
            <text:p>16144</text:p>
          </table:table-cell>
          <table:table-cell office:value-type="date" office:date-value="2011-06-17" calcext:value-type="date">
            <text:p>17.06.2011</text:p>
          </table:table-cell>
          <table:table-cell table:number-columns-repeated="3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date" office:date-value="2011-06-18" calcext:value-type="date">
            <text:p>18.06.2011</text:p>
          </table:table-cell>
          <table:table-cell table:number-columns-repeated="3"/>
        </table:table-row>
        <table:table-row table:style-name="ro1">
          <table:table-cell office:value-type="float" office:value="7753" calcext:value-type="float">
            <text:p>7753</text:p>
          </table:table-cell>
          <table:table-cell office:value-type="date" office:date-value="2011-06-19" calcext:value-type="date">
            <text:p>19.06.2011</text:p>
          </table:table-cell>
          <table:table-cell table:number-columns-repeated="3"/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date" office:date-value="2011-06-20" calcext:value-type="date">
            <text:p>20.06.2011</text:p>
          </table:table-cell>
          <table:table-cell table:number-columns-repeated="3"/>
        </table:table-row>
        <table:table-row table:style-name="ro1">
          <table:table-cell office:value-type="float" office:value="4912" calcext:value-type="float">
            <text:p>4912</text:p>
          </table:table-cell>
          <table:table-cell office:value-type="date" office:date-value="2011-06-21" calcext:value-type="date">
            <text:p>21.06.2011</text:p>
          </table:table-cell>
          <table:table-cell table:number-columns-repeated="3"/>
        </table:table-row>
        <table:table-row table:style-name="ro1">
          <table:table-cell office:value-type="float" office:value="4596" calcext:value-type="float">
            <text:p>4596</text:p>
          </table:table-cell>
          <table:table-cell office:value-type="date" office:date-value="2011-06-22" calcext:value-type="date">
            <text:p>22.06.2011</text:p>
          </table:table-cell>
          <table:table-cell table:number-columns-repeated="3"/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date" office:date-value="2011-06-23" calcext:value-type="date">
            <text:p>23.06.2011</text:p>
          </table:table-cell>
          <table:table-cell table:number-columns-repeated="3"/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date" office:date-value="2011-06-24" calcext:value-type="date">
            <text:p>24.06.2011</text:p>
          </table:table-cell>
          <table:table-cell table:number-columns-repeated="3"/>
        </table:table-row>
        <table:table-row table:style-name="ro1">
          <table:table-cell office:value-type="float" office:value="3789" calcext:value-type="float">
            <text:p>3789</text:p>
          </table:table-cell>
          <table:table-cell office:value-type="date" office:date-value="2011-06-25" calcext:value-type="date">
            <text:p>25.06.2011</text:p>
          </table:table-cell>
          <table:table-cell table:number-columns-repeated="3"/>
        </table:table-row>
        <table:table-row table:style-name="ro1">
          <table:table-cell office:value-type="float" office:value="4853" calcext:value-type="float">
            <text:p>4853</text:p>
          </table:table-cell>
          <table:table-cell office:value-type="date" office:date-value="2011-06-26" calcext:value-type="date">
            <text:p>26.06.2011</text:p>
          </table:table-cell>
          <table:table-cell table:number-columns-repeated="3"/>
        </table:table-row>
        <table:table-row table:style-name="ro1">
          <table:table-cell office:value-type="float" office:value="6521" calcext:value-type="float">
            <text:p>6521</text:p>
          </table:table-cell>
          <table:table-cell office:value-type="date" office:date-value="2011-06-27" calcext:value-type="date">
            <text:p>27.06.2011</text:p>
          </table:table-cell>
          <table:table-cell table:number-columns-repeated="3"/>
        </table:table-row>
        <table:table-row table:style-name="ro1">
          <table:table-cell office:value-type="float" office:value="6872" calcext:value-type="float">
            <text:p>6872</text:p>
          </table:table-cell>
          <table:table-cell office:value-type="date" office:date-value="2011-06-28" calcext:value-type="date">
            <text:p>28.06.2011</text:p>
          </table:table-cell>
          <table:table-cell table:number-columns-repeated="3"/>
        </table:table-row>
        <table:table-row table:style-name="ro1">
          <table:table-cell office:value-type="float" office:value="9376" calcext:value-type="float">
            <text:p>9376</text:p>
          </table:table-cell>
          <table:table-cell office:value-type="date" office:date-value="2011-06-29" calcext:value-type="date">
            <text:p>29.06.2011</text:p>
          </table:table-cell>
          <table:table-cell table:number-columns-repeated="3"/>
        </table:table-row>
        <table:table-row table:style-name="ro1">
          <table:table-cell office:value-type="float" office:value="14507" calcext:value-type="float">
            <text:p>14507</text:p>
          </table:table-cell>
          <table:table-cell office:value-type="date" office:date-value="2011-06-30" calcext:value-type="date">
            <text:p>30.06.2011</text:p>
          </table:table-cell>
          <table:table-cell table:number-columns-repeated="3"/>
        </table:table-row>
        <table:table-row table:style-name="ro1">
          <table:table-cell office:value-type="float" office:value="22726" calcext:value-type="float">
            <text:p>22726</text:p>
          </table:table-cell>
          <table:table-cell office:value-type="date" office:date-value="2011-07-01" calcext:value-type="date">
            <text:p>1.07.2011</text:p>
          </table:table-cell>
          <table:table-cell table:number-columns-repeated="3"/>
        </table:table-row>
        <table:table-row table:style-name="ro1">
          <table:table-cell office:value-type="float" office:value="32861" calcext:value-type="float">
            <text:p>32861</text:p>
          </table:table-cell>
          <table:table-cell office:value-type="date" office:date-value="2011-07-02" calcext:value-type="date">
            <text:p>2.07.2011</text:p>
          </table:table-cell>
          <table:table-cell table:number-columns-repeated="3"/>
        </table:table-row>
        <table:table-row table:style-name="ro1">
          <table:table-cell office:value-type="float" office:value="42415" calcext:value-type="float">
            <text:p>42415</text:p>
          </table:table-cell>
          <table:table-cell office:value-type="date" office:date-value="2011-07-03" calcext:value-type="date">
            <text:p>3.07.2011</text:p>
          </table:table-cell>
          <table:table-cell table:number-columns-repeated="3"/>
        </table:table-row>
        <table:table-row table:style-name="ro1">
          <table:table-cell office:value-type="float" office:value="48298" calcext:value-type="float">
            <text:p>48298</text:p>
          </table:table-cell>
          <table:table-cell office:value-type="date" office:date-value="2011-07-04" calcext:value-type="date">
            <text:p>4.07.2011</text:p>
          </table:table-cell>
          <table:table-cell table:number-columns-repeated="3"/>
        </table:table-row>
        <table:table-row table:style-name="ro1">
          <table:table-cell office:value-type="float" office:value="49439" calcext:value-type="float">
            <text:p>49439</text:p>
          </table:table-cell>
          <table:table-cell office:value-type="date" office:date-value="2011-07-05" calcext:value-type="date">
            <text:p>5.07.2011</text:p>
          </table:table-cell>
          <table:table-cell table:number-columns-repeated="3"/>
        </table:table-row>
        <table:table-row table:style-name="ro1">
          <table:table-cell office:value-type="float" office:value="42743" calcext:value-type="float">
            <text:p>42743</text:p>
          </table:table-cell>
          <table:table-cell office:value-type="date" office:date-value="2011-07-06" calcext:value-type="date">
            <text:p>6.07.2011</text:p>
          </table:table-cell>
          <table:table-cell table:number-columns-repeated="3"/>
        </table:table-row>
        <table:table-row table:style-name="ro1">
          <table:table-cell office:value-type="float" office:value="33659" calcext:value-type="float">
            <text:p>33659</text:p>
          </table:table-cell>
          <table:table-cell office:value-type="date" office:date-value="2011-07-07" calcext:value-type="date">
            <text:p>7.07.2011</text:p>
          </table:table-cell>
          <table:table-cell table:number-columns-repeated="3"/>
        </table:table-row>
        <table:table-row table:style-name="ro1">
          <table:table-cell office:value-type="float" office:value="21455" calcext:value-type="float">
            <text:p>21455</text:p>
          </table:table-cell>
          <table:table-cell office:value-type="date" office:date-value="2011-07-08" calcext:value-type="date">
            <text:p>8.07.2011</text:p>
          </table:table-cell>
          <table:table-cell table:number-columns-repeated="3"/>
        </table:table-row>
        <table:table-row table:style-name="ro1">
          <table:table-cell office:value-type="float" office:value="15577" calcext:value-type="float">
            <text:p>15577</text:p>
          </table:table-cell>
          <table:table-cell office:value-type="date" office:date-value="2011-07-09" calcext:value-type="date">
            <text:p>9.07.2011</text:p>
          </table:table-cell>
          <table:table-cell table:number-columns-repeated="3"/>
        </table:table-row>
        <table:table-row table:style-name="ro1">
          <table:table-cell office:value-type="float" office:value="9837" calcext:value-type="float">
            <text:p>9837</text:p>
          </table:table-cell>
          <table:table-cell office:value-type="date" office:date-value="2011-07-10" calcext:value-type="date">
            <text:p>10.07.2011</text:p>
          </table:table-cell>
          <table:table-cell table:number-columns-repeated="3"/>
        </table:table-row>
        <table:table-row table:style-name="ro1">
          <table:table-cell office:value-type="float" office:value="6855" calcext:value-type="float">
            <text:p>6855</text:p>
          </table:table-cell>
          <table:table-cell office:value-type="date" office:date-value="2011-07-11" calcext:value-type="date">
            <text:p>11.07.2011</text:p>
          </table:table-cell>
          <table:table-cell table:number-columns-repeated="3"/>
        </table:table-row>
        <table:table-row table:style-name="ro1">
          <table:table-cell office:value-type="float" office:value="5466" calcext:value-type="float">
            <text:p>5466</text:p>
          </table:table-cell>
          <table:table-cell office:value-type="date" office:date-value="2011-07-12" calcext:value-type="date">
            <text:p>12.07.2011</text:p>
          </table:table-cell>
          <table:table-cell table:number-columns-repeated="3"/>
        </table:table-row>
        <table:table-row table:style-name="ro1">
          <table:table-cell office:value-type="float" office:value="5345" calcext:value-type="float">
            <text:p>5345</text:p>
          </table:table-cell>
          <table:table-cell office:value-type="date" office:date-value="2011-07-13" calcext:value-type="date">
            <text:p>13.07.2011</text:p>
          </table:table-cell>
          <table:table-cell table:number-columns-repeated="3"/>
        </table:table-row>
        <table:table-row table:style-name="ro1">
          <table:table-cell office:value-type="float" office:value="4571" calcext:value-type="float">
            <text:p>4571</text:p>
          </table:table-cell>
          <table:table-cell office:value-type="date" office:date-value="2011-07-14" calcext:value-type="date">
            <text:p>14.07.2011</text:p>
          </table:table-cell>
          <table:table-cell table:number-columns-repeated="3"/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date" office:date-value="2011-07-15" calcext:value-type="date">
            <text:p>15.07.2011</text:p>
          </table:table-cell>
          <table:table-cell table:number-columns-repeated="3"/>
        </table:table-row>
        <table:table-row table:style-name="ro1">
          <table:table-cell office:value-type="float" office:value="4346" calcext:value-type="float">
            <text:p>4346</text:p>
          </table:table-cell>
          <table:table-cell office:value-type="date" office:date-value="2011-07-16" calcext:value-type="date">
            <text:p>16.07.2011</text:p>
          </table:table-cell>
          <table:table-cell table:number-columns-repeated="3"/>
        </table:table-row>
        <table:table-row table:style-name="ro1">
          <table:table-cell office:value-type="float" office:value="4292" calcext:value-type="float">
            <text:p>4292</text:p>
          </table:table-cell>
          <table:table-cell office:value-type="date" office:date-value="2011-07-17" calcext:value-type="date">
            <text:p>17.07.2011</text:p>
          </table:table-cell>
          <table:table-cell table:number-columns-repeated="3"/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date" office:date-value="2011-07-18" calcext:value-type="date">
            <text:p>18.07.2011</text:p>
          </table:table-cell>
          <table:table-cell table:number-columns-repeated="3"/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date" office:date-value="2011-07-19" calcext:value-type="date">
            <text:p>19.07.2011</text:p>
          </table:table-cell>
          <table:table-cell table:number-columns-repeated="3"/>
        </table:table-row>
        <table:table-row table:style-name="ro1">
          <table:table-cell office:value-type="float" office:value="5613" calcext:value-type="float">
            <text:p>5613</text:p>
          </table:table-cell>
          <table:table-cell office:value-type="date" office:date-value="2011-07-20" calcext:value-type="date">
            <text:p>20.07.2011</text:p>
          </table:table-cell>
          <table:table-cell table:number-columns-repeated="3"/>
        </table:table-row>
        <table:table-row table:style-name="ro1">
          <table:table-cell office:value-type="float" office:value="3949" calcext:value-type="float">
            <text:p>3949</text:p>
          </table:table-cell>
          <table:table-cell office:value-type="date" office:date-value="2011-07-21" calcext:value-type="date">
            <text:p>21.07.2011</text:p>
          </table:table-cell>
          <table:table-cell table:number-columns-repeated="3"/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date" office:date-value="2011-07-22" calcext:value-type="date">
            <text:p>22.07.2011</text:p>
          </table:table-cell>
          <table:table-cell table:number-columns-repeated="3"/>
        </table:table-row>
        <table:table-row table:style-name="ro1">
          <table:table-cell office:value-type="float" office:value="5352" calcext:value-type="float">
            <text:p>5352</text:p>
          </table:table-cell>
          <table:table-cell office:value-type="date" office:date-value="2011-07-23" calcext:value-type="date">
            <text:p>23.07.2011</text:p>
          </table:table-cell>
          <table:table-cell table:number-columns-repeated="3"/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date" office:date-value="2011-07-24" calcext:value-type="date">
            <text:p>24.07.2011</text:p>
          </table:table-cell>
          <table:table-cell table:number-columns-repeated="3"/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date" office:date-value="2011-07-25" calcext:value-type="date">
            <text:p>25.07.2011</text:p>
          </table:table-cell>
          <table:table-cell table:number-columns-repeated="3"/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date" office:date-value="2011-07-26" calcext:value-type="date">
            <text:p>26.07.2011</text:p>
          </table:table-cell>
          <table:table-cell table:number-columns-repeated="3"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date" office:date-value="2011-07-27" calcext:value-type="date">
            <text:p>27.07.2011</text:p>
          </table:table-cell>
          <table:table-cell table:number-columns-repeated="3"/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date" office:date-value="2011-07-28" calcext:value-type="date">
            <text:p>28.07.2011</text:p>
          </table:table-cell>
          <table:table-cell table:number-columns-repeated="3"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date" office:date-value="2011-07-29" calcext:value-type="date">
            <text:p>29.07.2011</text:p>
          </table:table-cell>
          <table:table-cell table:number-columns-repeated="3"/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date" office:date-value="2011-07-30" calcext:value-type="date">
            <text:p>30.07.2011</text:p>
          </table:table-cell>
          <table:table-cell table:number-columns-repeated="3"/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date" office:date-value="2011-07-31" calcext:value-type="date">
            <text:p>31.07.2011</text:p>
          </table:table-cell>
          <table:table-cell table:number-columns-repeated="3"/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date" office:date-value="2011-08-01" calcext:value-type="date">
            <text:p>1.08.2011</text:p>
          </table:table-cell>
          <table:table-cell table:number-columns-repeated="3"/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date" office:date-value="2011-08-02" calcext:value-type="date">
            <text:p>2.08.2011</text:p>
          </table:table-cell>
          <table:table-cell table:number-columns-repeated="3"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date" office:date-value="2011-08-03" calcext:value-type="date">
            <text:p>3.08.2011</text:p>
          </table:table-cell>
          <table:table-cell table:number-columns-repeated="3"/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date" office:date-value="2011-08-04" calcext:value-type="date">
            <text:p>4.08.2011</text:p>
          </table:table-cell>
          <table:table-cell table:number-columns-repeated="3"/>
        </table:table-row>
        <table:table-row table:style-name="ro1">
          <table:table-cell office:value-type="float" office:value="4406" calcext:value-type="float">
            <text:p>4406</text:p>
          </table:table-cell>
          <table:table-cell office:value-type="date" office:date-value="2011-08-05" calcext:value-type="date">
            <text:p>5.08.2011</text:p>
          </table:table-cell>
          <table:table-cell table:number-columns-repeated="3"/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date" office:date-value="2011-08-06" calcext:value-type="date">
            <text:p>6.08.2011</text:p>
          </table:table-cell>
          <table:table-cell table:number-columns-repeated="3"/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date" office:date-value="2011-08-07" calcext:value-type="date">
            <text:p>7.08.2011</text:p>
          </table:table-cell>
          <table:table-cell table:number-columns-repeated="3"/>
        </table:table-row>
        <table:table-row table:style-name="ro1">
          <table:table-cell office:value-type="float" office:value="3778" calcext:value-type="float">
            <text:p>3778</text:p>
          </table:table-cell>
          <table:table-cell office:value-type="date" office:date-value="2011-08-08" calcext:value-type="date">
            <text:p>8.08.2011</text:p>
          </table:table-cell>
          <table:table-cell table:number-columns-repeated="3"/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date" office:date-value="2011-08-09" calcext:value-type="date">
            <text:p>9.08.2011</text:p>
          </table:table-cell>
          <table:table-cell table:number-columns-repeated="3"/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date" office:date-value="2011-08-10" calcext:value-type="date">
            <text:p>10.08.2011</text:p>
          </table:table-cell>
          <table:table-cell table:number-columns-repeated="3"/>
        </table:table-row>
        <table:table-row table:style-name="ro1">
          <table:table-cell office:value-type="float" office:value="4275" calcext:value-type="float">
            <text:p>4275</text:p>
          </table:table-cell>
          <table:table-cell office:value-type="date" office:date-value="2011-08-11" calcext:value-type="date">
            <text:p>11.08.2011</text:p>
          </table:table-cell>
          <table:table-cell table:number-columns-repeated="3"/>
        </table:table-row>
        <table:table-row table:style-name="ro1">
          <table:table-cell office:value-type="float" office:value="5180" calcext:value-type="float">
            <text:p>5180</text:p>
          </table:table-cell>
          <table:table-cell office:value-type="date" office:date-value="2011-08-12" calcext:value-type="date">
            <text:p>12.08.2011</text:p>
          </table:table-cell>
          <table:table-cell table:number-columns-repeated="3"/>
        </table:table-row>
        <table:table-row table:style-name="ro1">
          <table:table-cell office:value-type="float" office:value="6148" calcext:value-type="float">
            <text:p>6148</text:p>
          </table:table-cell>
          <table:table-cell office:value-type="date" office:date-value="2011-08-13" calcext:value-type="date">
            <text:p>13.08.2011</text:p>
          </table:table-cell>
          <table:table-cell table:number-columns-repeated="3"/>
        </table:table-row>
        <table:table-row table:style-name="ro1">
          <table:table-cell office:value-type="float" office:value="5476" calcext:value-type="float">
            <text:p>5476</text:p>
          </table:table-cell>
          <table:table-cell office:value-type="date" office:date-value="2011-08-14" calcext:value-type="date">
            <text:p>14.08.2011</text:p>
          </table:table-cell>
          <table:table-cell table:number-columns-repeated="3"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date" office:date-value="2011-08-15" calcext:value-type="date">
            <text:p>15.08.2011</text:p>
          </table:table-cell>
          <table:table-cell table:number-columns-repeated="3"/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date" office:date-value="2011-08-16" calcext:value-type="date">
            <text:p>16.08.2011</text:p>
          </table:table-cell>
          <table:table-cell table:number-columns-repeated="3"/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date" office:date-value="2011-08-17" calcext:value-type="date">
            <text:p>17.08.2011</text:p>
          </table:table-cell>
          <table:table-cell table:number-columns-repeated="3"/>
        </table:table-row>
        <table:table-row table:style-name="ro1">
          <table:table-cell office:value-type="float" office:value="6377" calcext:value-type="float">
            <text:p>6377</text:p>
          </table:table-cell>
          <table:table-cell office:value-type="date" office:date-value="2011-08-18" calcext:value-type="date">
            <text:p>18.08.2011</text:p>
          </table:table-cell>
          <table:table-cell table:number-columns-repeated="3"/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date" office:date-value="2011-08-19" calcext:value-type="date">
            <text:p>19.08.2011</text:p>
          </table:table-cell>
          <table:table-cell table:number-columns-repeated="3"/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date" office:date-value="2011-08-20" calcext:value-type="date">
            <text:p>20.08.2011</text:p>
          </table:table-cell>
          <table:table-cell table:number-columns-repeated="3"/>
        </table:table-row>
        <table:table-row table:style-name="ro1">
          <table:table-cell office:value-type="float" office:value="4572" calcext:value-type="float">
            <text:p>4572</text:p>
          </table:table-cell>
          <table:table-cell office:value-type="date" office:date-value="2011-08-21" calcext:value-type="date">
            <text:p>21.08.2011</text:p>
          </table:table-cell>
          <table:table-cell table:number-columns-repeated="3"/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date" office:date-value="2011-08-22" calcext:value-type="date">
            <text:p>22.08.2011</text:p>
          </table:table-cell>
          <table:table-cell table:number-columns-repeated="3"/>
        </table:table-row>
        <table:table-row table:style-name="ro1">
          <table:table-cell office:value-type="float" office:value="4538" calcext:value-type="float">
            <text:p>4538</text:p>
          </table:table-cell>
          <table:table-cell office:value-type="date" office:date-value="2011-08-23" calcext:value-type="date">
            <text:p>23.08.2011</text:p>
          </table:table-cell>
          <table:table-cell table:number-columns-repeated="3"/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date" office:date-value="2011-08-24" calcext:value-type="date">
            <text:p>24.08.2011</text:p>
          </table:table-cell>
          <table:table-cell table:number-columns-repeated="3"/>
        </table:table-row>
        <table:table-row table:style-name="ro1">
          <table:table-cell office:value-type="float" office:value="4085" calcext:value-type="float">
            <text:p>4085</text:p>
          </table:table-cell>
          <table:table-cell office:value-type="date" office:date-value="2011-08-25" calcext:value-type="date">
            <text:p>25.08.2011</text:p>
          </table:table-cell>
          <table:table-cell table:number-columns-repeated="3"/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date" office:date-value="2011-08-26" calcext:value-type="date">
            <text:p>26.08.2011</text:p>
          </table:table-cell>
          <table:table-cell table:number-columns-repeated="3"/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date" office:date-value="2011-08-27" calcext:value-type="date">
            <text:p>27.08.2011</text:p>
          </table:table-cell>
          <table:table-cell table:number-columns-repeated="3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date" office:date-value="2011-08-28" calcext:value-type="date">
            <text:p>28.08.2011</text:p>
          </table:table-cell>
          <table:table-cell table:number-columns-repeated="3"/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date" office:date-value="2011-08-29" calcext:value-type="date">
            <text:p>29.08.2011</text:p>
          </table:table-cell>
          <table:table-cell table:number-columns-repeated="3"/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date" office:date-value="2011-08-30" calcext:value-type="date">
            <text:p>30.08.2011</text:p>
          </table:table-cell>
          <table:table-cell table:number-columns-repeated="3"/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date" office:date-value="2011-08-31" calcext:value-type="date">
            <text:p>31.08.2011</text:p>
          </table:table-cell>
          <table:table-cell table:number-columns-repeated="3"/>
        </table:table-row>
        <table:table-row table:style-name="ro1">
          <table:table-cell office:value-type="float" office:value="5862" calcext:value-type="float">
            <text:p>5862</text:p>
          </table:table-cell>
          <table:table-cell office:value-type="date" office:date-value="2011-09-01" calcext:value-type="date">
            <text:p>1.09.2011</text:p>
          </table:table-cell>
          <table:table-cell table:number-columns-repeated="3"/>
        </table:table-row>
        <table:table-row table:style-name="ro1">
          <table:table-cell office:value-type="float" office:value="4693" calcext:value-type="float">
            <text:p>4693</text:p>
          </table:table-cell>
          <table:table-cell office:value-type="date" office:date-value="2011-09-02" calcext:value-type="date">
            <text:p>2.09.2011</text:p>
          </table:table-cell>
          <table:table-cell table:number-columns-repeated="3"/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date" office:date-value="2011-09-03" calcext:value-type="date">
            <text:p>3.09.2011</text:p>
          </table:table-cell>
          <table:table-cell table:number-columns-repeated="3"/>
        </table:table-row>
        <table:table-row table:style-name="ro1">
          <table:table-cell office:value-type="float" office:value="5163" calcext:value-type="float">
            <text:p>5163</text:p>
          </table:table-cell>
          <table:table-cell office:value-type="date" office:date-value="2011-09-04" calcext:value-type="date">
            <text:p>4.09.2011</text:p>
          </table:table-cell>
          <table:table-cell table:number-columns-repeated="3"/>
        </table:table-row>
        <table:table-row table:style-name="ro1">
          <table:table-cell office:value-type="float" office:value="5404" calcext:value-type="float">
            <text:p>5404</text:p>
          </table:table-cell>
          <table:table-cell office:value-type="date" office:date-value="2011-09-05" calcext:value-type="date">
            <text:p>5.09.2011</text:p>
          </table:table-cell>
          <table:table-cell table:number-columns-repeated="3"/>
        </table:table-row>
        <table:table-row table:style-name="ro1">
          <table:table-cell office:value-type="float" office:value="4754" calcext:value-type="float">
            <text:p>4754</text:p>
          </table:table-cell>
          <table:table-cell office:value-type="date" office:date-value="2011-09-06" calcext:value-type="date">
            <text:p>6.09.2011</text:p>
          </table:table-cell>
          <table:table-cell table:number-columns-repeated="3"/>
        </table:table-row>
        <table:table-row table:style-name="ro1">
          <table:table-cell office:value-type="float" office:value="4882" calcext:value-type="float">
            <text:p>4882</text:p>
          </table:table-cell>
          <table:table-cell office:value-type="date" office:date-value="2011-09-07" calcext:value-type="date">
            <text:p>7.09.2011</text:p>
          </table:table-cell>
          <table:table-cell table:number-columns-repeated="3"/>
        </table:table-row>
        <table:table-row table:style-name="ro1">
          <table:table-cell office:value-type="float" office:value="5291" calcext:value-type="float">
            <text:p>5291</text:p>
          </table:table-cell>
          <table:table-cell office:value-type="date" office:date-value="2011-09-08" calcext:value-type="date">
            <text:p>8.09.2011</text:p>
          </table:table-cell>
          <table:table-cell table:number-columns-repeated="3"/>
        </table:table-row>
        <table:table-row table:style-name="ro1">
          <table:table-cell office:value-type="float" office:value="5168" calcext:value-type="float">
            <text:p>5168</text:p>
          </table:table-cell>
          <table:table-cell office:value-type="date" office:date-value="2011-09-09" calcext:value-type="date">
            <text:p>9.09.2011</text:p>
          </table:table-cell>
          <table:table-cell table:number-columns-repeated="3"/>
        </table:table-row>
        <table:table-row table:style-name="ro1">
          <table:table-cell office:value-type="float" office:value="4936" calcext:value-type="float">
            <text:p>4936</text:p>
          </table:table-cell>
          <table:table-cell office:value-type="date" office:date-value="2011-09-10" calcext:value-type="date">
            <text:p>10.09.2011</text:p>
          </table:table-cell>
          <table:table-cell table:number-columns-repeated="3"/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date" office:date-value="2011-09-11" calcext:value-type="date">
            <text:p>11.09.2011</text:p>
          </table:table-cell>
          <table:table-cell table:number-columns-repeated="3"/>
        </table:table-row>
        <table:table-row table:style-name="ro1">
          <table:table-cell office:value-type="float" office:value="5877" calcext:value-type="float">
            <text:p>5877</text:p>
          </table:table-cell>
          <table:table-cell office:value-type="date" office:date-value="2011-09-12" calcext:value-type="date">
            <text:p>12.09.2011</text:p>
          </table:table-cell>
          <table:table-cell table:number-columns-repeated="3"/>
        </table:table-row>
        <table:table-row table:style-name="ro1">
          <table:table-cell office:value-type="float" office:value="5621" calcext:value-type="float">
            <text:p>5621</text:p>
          </table:table-cell>
          <table:table-cell office:value-type="date" office:date-value="2011-09-13" calcext:value-type="date">
            <text:p>13.09.2011</text:p>
          </table:table-cell>
          <table:table-cell table:number-columns-repeated="3"/>
        </table:table-row>
        <table:table-row table:style-name="ro1">
          <table:table-cell office:value-type="float" office:value="5688" calcext:value-type="float">
            <text:p>5688</text:p>
          </table:table-cell>
          <table:table-cell office:value-type="date" office:date-value="2011-09-14" calcext:value-type="date">
            <text:p>14.09.2011</text:p>
          </table:table-cell>
          <table:table-cell table:number-columns-repeated="3"/>
        </table:table-row>
        <table:table-row table:style-name="ro1">
          <table:table-cell office:value-type="float" office:value="6357" calcext:value-type="float">
            <text:p>6357</text:p>
          </table:table-cell>
          <table:table-cell office:value-type="date" office:date-value="2011-09-15" calcext:value-type="date">
            <text:p>15.09.2011</text:p>
          </table:table-cell>
          <table:table-cell table:number-columns-repeated="3"/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date" office:date-value="2011-09-16" calcext:value-type="date">
            <text:p>16.09.2011</text:p>
          </table:table-cell>
          <table:table-cell table:number-columns-repeated="3"/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date" office:date-value="2011-09-17" calcext:value-type="date">
            <text:p>17.09.2011</text:p>
          </table:table-cell>
          <table:table-cell table:number-columns-repeated="3"/>
        </table:table-row>
        <table:table-row table:style-name="ro1">
          <table:table-cell office:value-type="float" office:value="5049" calcext:value-type="float">
            <text:p>5049</text:p>
          </table:table-cell>
          <table:table-cell office:value-type="date" office:date-value="2011-09-18" calcext:value-type="date">
            <text:p>18.09.2011</text:p>
          </table:table-cell>
          <table:table-cell table:number-columns-repeated="3"/>
        </table:table-row>
        <table:table-row table:style-name="ro1">
          <table:table-cell office:value-type="float" office:value="5371" calcext:value-type="float">
            <text:p>5371</text:p>
          </table:table-cell>
          <table:table-cell office:value-type="date" office:date-value="2011-09-19" calcext:value-type="date">
            <text:p>19.09.2011</text:p>
          </table:table-cell>
          <table:table-cell table:number-columns-repeated="3"/>
        </table:table-row>
        <table:table-row table:style-name="ro1">
          <table:table-cell office:value-type="float" office:value="5363" calcext:value-type="float">
            <text:p>5363</text:p>
          </table:table-cell>
          <table:table-cell office:value-type="date" office:date-value="2011-09-20" calcext:value-type="date">
            <text:p>20.09.2011</text:p>
          </table:table-cell>
          <table:table-cell table:number-columns-repeated="3"/>
        </table:table-row>
        <table:table-row table:style-name="ro1">
          <table:table-cell office:value-type="float" office:value="5337" calcext:value-type="float">
            <text:p>5337</text:p>
          </table:table-cell>
          <table:table-cell office:value-type="date" office:date-value="2011-09-21" calcext:value-type="date">
            <text:p>21.09.2011</text:p>
          </table:table-cell>
          <table:table-cell table:number-columns-repeated="3"/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date" office:date-value="2011-09-22" calcext:value-type="date">
            <text:p>22.09.2011</text:p>
          </table:table-cell>
          <table:table-cell table:number-columns-repeated="3"/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date" office:date-value="2011-09-23" calcext:value-type="date">
            <text:p>23.09.2011</text:p>
          </table:table-cell>
          <table:table-cell table:number-columns-repeated="3"/>
        </table:table-row>
        <table:table-row table:style-name="ro1">
          <table:table-cell office:value-type="float" office:value="5881" calcext:value-type="float">
            <text:p>5881</text:p>
          </table:table-cell>
          <table:table-cell office:value-type="date" office:date-value="2011-09-24" calcext:value-type="date">
            <text:p>24.09.2011</text:p>
          </table:table-cell>
          <table:table-cell table:number-columns-repeated="3"/>
        </table:table-row>
        <table:table-row table:style-name="ro1">
          <table:table-cell office:value-type="float" office:value="4966" calcext:value-type="float">
            <text:p>4966</text:p>
          </table:table-cell>
          <table:table-cell office:value-type="date" office:date-value="2011-09-25" calcext:value-type="date">
            <text:p>25.09.2011</text:p>
          </table:table-cell>
          <table:table-cell table:number-columns-repeated="3"/>
        </table:table-row>
        <table:table-row table:style-name="ro1">
          <table:table-cell office:value-type="float" office:value="6740" calcext:value-type="float">
            <text:p>6740</text:p>
          </table:table-cell>
          <table:table-cell office:value-type="date" office:date-value="2011-09-26" calcext:value-type="date">
            <text:p>26.09.2011</text:p>
          </table:table-cell>
          <table:table-cell table:number-columns-repeated="3"/>
        </table:table-row>
        <table:table-row table:style-name="ro1">
          <table:table-cell office:value-type="float" office:value="5828" calcext:value-type="float">
            <text:p>5828</text:p>
          </table:table-cell>
          <table:table-cell office:value-type="date" office:date-value="2011-09-27" calcext:value-type="date">
            <text:p>27.09.2011</text:p>
          </table:table-cell>
          <table:table-cell table:number-columns-repeated="3"/>
        </table:table-row>
        <table:table-row table:style-name="ro1">
          <table:table-cell office:value-type="float" office:value="6089" calcext:value-type="float">
            <text:p>6089</text:p>
          </table:table-cell>
          <table:table-cell office:value-type="date" office:date-value="2011-09-28" calcext:value-type="date">
            <text:p>28.09.2011</text:p>
          </table:table-cell>
          <table:table-cell table:number-columns-repeated="3"/>
        </table:table-row>
        <table:table-row table:style-name="ro1">
          <table:table-cell office:value-type="float" office:value="5783" calcext:value-type="float">
            <text:p>5783</text:p>
          </table:table-cell>
          <table:table-cell office:value-type="date" office:date-value="2011-09-29" calcext:value-type="date">
            <text:p>29.09.2011</text:p>
          </table:table-cell>
          <table:table-cell table:number-columns-repeated="3"/>
        </table:table-row>
        <table:table-row table:style-name="ro1">
          <table:table-cell office:value-type="float" office:value="6493" calcext:value-type="float">
            <text:p>6493</text:p>
          </table:table-cell>
          <table:table-cell office:value-type="date" office:date-value="2011-09-30" calcext:value-type="date">
            <text:p>30.09.2011</text:p>
          </table:table-cell>
          <table:table-cell table:number-columns-repeated="3"/>
        </table:table-row>
        <table:table-row table:style-name="ro1">
          <table:table-cell office:value-type="float" office:value="7883" calcext:value-type="float">
            <text:p>7883</text:p>
          </table:table-cell>
          <table:table-cell office:value-type="date" office:date-value="2011-10-01" calcext:value-type="date">
            <text:p>1.10.2011</text:p>
          </table:table-cell>
          <table:table-cell table:number-columns-repeated="3"/>
        </table:table-row>
        <table:table-row table:style-name="ro1">
          <table:table-cell office:value-type="float" office:value="6233" calcext:value-type="float">
            <text:p>6233</text:p>
          </table:table-cell>
          <table:table-cell office:value-type="date" office:date-value="2011-10-02" calcext:value-type="date">
            <text:p>2.10.2011</text:p>
          </table:table-cell>
          <table:table-cell table:number-columns-repeated="3"/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date" office:date-value="2011-10-03" calcext:value-type="date">
            <text:p>3.10.2011</text:p>
          </table:table-cell>
          <table:table-cell table:number-columns-repeated="3"/>
        </table:table-row>
        <table:table-row table:style-name="ro1">
          <table:table-cell office:value-type="float" office:value="6219" calcext:value-type="float">
            <text:p>6219</text:p>
          </table:table-cell>
          <table:table-cell office:value-type="date" office:date-value="2011-10-04" calcext:value-type="date">
            <text:p>4.10.2011</text:p>
          </table:table-cell>
          <table:table-cell table:number-columns-repeated="3"/>
        </table:table-row>
        <table:table-row table:style-name="ro1">
          <table:table-cell office:value-type="float" office:value="7461" calcext:value-type="float">
            <text:p>7461</text:p>
          </table:table-cell>
          <table:table-cell office:value-type="date" office:date-value="2011-10-05" calcext:value-type="date">
            <text:p>5.10.2011</text:p>
          </table:table-cell>
          <table:table-cell table:number-columns-repeated="3"/>
        </table:table-row>
        <table:table-row table:style-name="ro1">
          <table:table-cell office:value-type="float" office:value="8248" calcext:value-type="float">
            <text:p>8248</text:p>
          </table:table-cell>
          <table:table-cell office:value-type="date" office:date-value="2011-10-06" calcext:value-type="date">
            <text:p>6.10.2011</text:p>
          </table:table-cell>
          <table:table-cell table:number-columns-repeated="3"/>
        </table:table-row>
        <table:table-row table:style-name="ro1">
          <table:table-cell office:value-type="float" office:value="8203" calcext:value-type="float">
            <text:p>8203</text:p>
          </table:table-cell>
          <table:table-cell office:value-type="date" office:date-value="2011-10-07" calcext:value-type="date">
            <text:p>7.10.2011</text:p>
          </table:table-cell>
          <table:table-cell table:number-columns-repeated="3"/>
        </table:table-row>
        <table:table-row table:style-name="ro1">
          <table:table-cell office:value-type="float" office:value="7902" calcext:value-type="float">
            <text:p>7902</text:p>
          </table:table-cell>
          <table:table-cell office:value-type="date" office:date-value="2011-10-08" calcext:value-type="date">
            <text:p>8.10.2011</text:p>
          </table:table-cell>
          <table:table-cell table:number-columns-repeated="3"/>
        </table:table-row>
        <table:table-row table:style-name="ro1">
          <table:table-cell office:value-type="float" office:value="8570" calcext:value-type="float">
            <text:p>8570</text:p>
          </table:table-cell>
          <table:table-cell office:value-type="date" office:date-value="2011-10-09" calcext:value-type="date">
            <text:p>9.10.2011</text:p>
          </table:table-cell>
          <table:table-cell table:number-columns-repeated="3"/>
        </table:table-row>
        <table:table-row table:style-name="ro1">
          <table:table-cell office:value-type="float" office:value="6952" calcext:value-type="float">
            <text:p>6952</text:p>
          </table:table-cell>
          <table:table-cell office:value-type="date" office:date-value="2011-10-10" calcext:value-type="date">
            <text:p>10.10.2011</text:p>
          </table:table-cell>
          <table:table-cell table:number-columns-repeated="3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date" office:date-value="2011-10-11" calcext:value-type="date">
            <text:p>11.10.2011</text:p>
          </table:table-cell>
          <table:table-cell table:number-columns-repeated="3"/>
        </table:table-row>
        <table:table-row table:style-name="ro1">
          <table:table-cell office:value-type="float" office:value="9852" calcext:value-type="float">
            <text:p>9852</text:p>
          </table:table-cell>
          <table:table-cell office:value-type="date" office:date-value="2011-10-12" calcext:value-type="date">
            <text:p>12.10.2011</text:p>
          </table:table-cell>
          <table:table-cell table:number-columns-repeated="3"/>
        </table:table-row>
        <table:table-row table:style-name="ro1">
          <table:table-cell office:value-type="float" office:value="9755" calcext:value-type="float">
            <text:p>9755</text:p>
          </table:table-cell>
          <table:table-cell office:value-type="date" office:date-value="2011-10-13" calcext:value-type="date">
            <text:p>13.10.2011</text:p>
          </table:table-cell>
          <table:table-cell table:number-columns-repeated="3"/>
        </table:table-row>
        <table:table-row table:style-name="ro1">
          <table:table-cell office:value-type="float" office:value="9567" calcext:value-type="float">
            <text:p>9567</text:p>
          </table:table-cell>
          <table:table-cell office:value-type="date" office:date-value="2011-10-14" calcext:value-type="date">
            <text:p>14.10.2011</text:p>
          </table:table-cell>
          <table:table-cell table:number-columns-repeated="3"/>
        </table:table-row>
        <table:table-row table:style-name="ro1">
          <table:table-cell office:value-type="float" office:value="9320" calcext:value-type="float">
            <text:p>9320</text:p>
          </table:table-cell>
          <table:table-cell office:value-type="date" office:date-value="2011-10-15" calcext:value-type="date">
            <text:p>15.10.2011</text:p>
          </table:table-cell>
          <table:table-cell table:number-columns-repeated="3"/>
        </table:table-row>
        <table:table-row table:style-name="ro1">
          <table:table-cell office:value-type="float" office:value="10124" calcext:value-type="float">
            <text:p>10124</text:p>
          </table:table-cell>
          <table:table-cell office:value-type="date" office:date-value="2011-10-16" calcext:value-type="date">
            <text:p>16.10.2011</text:p>
          </table:table-cell>
          <table:table-cell table:number-columns-repeated="3"/>
        </table:table-row>
        <table:table-row table:style-name="ro1">
          <table:table-cell office:value-type="float" office:value="10587" calcext:value-type="float">
            <text:p>10587</text:p>
          </table:table-cell>
          <table:table-cell office:value-type="date" office:date-value="2011-10-17" calcext:value-type="date">
            <text:p>17.10.2011</text:p>
          </table:table-cell>
          <table:table-cell table:number-columns-repeated="3"/>
        </table:table-row>
        <table:table-row table:style-name="ro1">
          <table:table-cell office:value-type="float" office:value="8591" calcext:value-type="float">
            <text:p>8591</text:p>
          </table:table-cell>
          <table:table-cell office:value-type="date" office:date-value="2011-10-18" calcext:value-type="date">
            <text:p>18.10.2011</text:p>
          </table:table-cell>
          <table:table-cell table:number-columns-repeated="3"/>
        </table:table-row>
        <table:table-row table:style-name="ro1">
          <table:table-cell office:value-type="float" office:value="11023" calcext:value-type="float">
            <text:p>11023</text:p>
          </table:table-cell>
          <table:table-cell office:value-type="date" office:date-value="2011-10-19" calcext:value-type="date">
            <text:p>19.10.2011</text:p>
          </table:table-cell>
          <table:table-cell table:number-columns-repeated="3"/>
        </table:table-row>
        <table:table-row table:style-name="ro1">
          <table:table-cell office:value-type="float" office:value="10550" calcext:value-type="float">
            <text:p>10550</text:p>
          </table:table-cell>
          <table:table-cell office:value-type="date" office:date-value="2011-10-20" calcext:value-type="date">
            <text:p>20.10.2011</text:p>
          </table:table-cell>
          <table:table-cell table:number-columns-repeated="3"/>
        </table:table-row>
        <table:table-row table:style-name="ro1">
          <table:table-cell office:value-type="float" office:value="11081" calcext:value-type="float">
            <text:p>11081</text:p>
          </table:table-cell>
          <table:table-cell office:value-type="date" office:date-value="2011-10-21" calcext:value-type="date">
            <text:p>21.10.2011</text:p>
          </table:table-cell>
          <table:table-cell table:number-columns-repeated="3"/>
        </table:table-row>
        <table:table-row table:style-name="ro1">
          <table:table-cell office:value-type="float" office:value="10436" calcext:value-type="float">
            <text:p>10436</text:p>
          </table:table-cell>
          <table:table-cell office:value-type="date" office:date-value="2011-10-22" calcext:value-type="date">
            <text:p>22.10.2011</text:p>
          </table:table-cell>
          <table:table-cell table:number-columns-repeated="3"/>
        </table:table-row>
        <table:table-row table:style-name="ro1">
          <table:table-cell office:value-type="float" office:value="10309" calcext:value-type="float">
            <text:p>10309</text:p>
          </table:table-cell>
          <table:table-cell office:value-type="date" office:date-value="2011-10-23" calcext:value-type="date">
            <text:p>23.10.2011</text:p>
          </table:table-cell>
          <table:table-cell table:number-columns-repeated="3"/>
        </table:table-row>
        <table:table-row table:style-name="ro1">
          <table:table-cell office:value-type="float" office:value="11063" calcext:value-type="float">
            <text:p>11063</text:p>
          </table:table-cell>
          <table:table-cell office:value-type="date" office:date-value="2011-10-24" calcext:value-type="date">
            <text:p>24.10.2011</text:p>
          </table:table-cell>
          <table:table-cell table:number-columns-repeated="3"/>
        </table:table-row>
        <table:table-row table:style-name="ro1">
          <table:table-cell office:value-type="float" office:value="10156" calcext:value-type="float">
            <text:p>10156</text:p>
          </table:table-cell>
          <table:table-cell office:value-type="date" office:date-value="2011-10-25" calcext:value-type="date">
            <text:p>25.10.2011</text:p>
          </table:table-cell>
          <table:table-cell table:number-columns-repeated="3"/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date" office:date-value="2011-10-26" calcext:value-type="date">
            <text:p>26.10.2011</text:p>
          </table:table-cell>
          <table:table-cell table:number-columns-repeated="3"/>
        </table:table-row>
        <table:table-row table:style-name="ro1">
          <table:table-cell office:value-type="float" office:value="9961" calcext:value-type="float">
            <text:p>9961</text:p>
          </table:table-cell>
          <table:table-cell office:value-type="date" office:date-value="2011-10-27" calcext:value-type="date">
            <text:p>27.10.2011</text:p>
          </table:table-cell>
          <table:table-cell table:number-columns-repeated="3"/>
        </table:table-row>
        <table:table-row table:style-name="ro1">
          <table:table-cell office:value-type="float" office:value="10651" calcext:value-type="float">
            <text:p>10651</text:p>
          </table:table-cell>
          <table:table-cell office:value-type="date" office:date-value="2011-10-28" calcext:value-type="date">
            <text:p>28.10.2011</text:p>
          </table:table-cell>
          <table:table-cell table:number-columns-repeated="3"/>
        </table:table-row>
        <table:table-row table:style-name="ro1">
          <table:table-cell office:value-type="float" office:value="10412" calcext:value-type="float">
            <text:p>10412</text:p>
          </table:table-cell>
          <table:table-cell office:value-type="date" office:date-value="2011-10-29" calcext:value-type="date">
            <text:p>29.10.2011</text:p>
          </table:table-cell>
          <table:table-cell table:number-columns-repeated="3"/>
        </table:table-row>
        <table:table-row table:style-name="ro1">
          <table:table-cell office:value-type="float" office:value="12434" calcext:value-type="float">
            <text:p>12434</text:p>
          </table:table-cell>
          <table:table-cell office:value-type="date" office:date-value="2011-10-30" calcext:value-type="date">
            <text:p>30.10.2011</text:p>
          </table:table-cell>
          <table:table-cell table:number-columns-repeated="3"/>
        </table:table-row>
        <table:table-row table:style-name="ro1">
          <table:table-cell office:value-type="float" office:value="11268" calcext:value-type="float">
            <text:p>11268</text:p>
          </table:table-cell>
          <table:table-cell office:value-type="date" office:date-value="2011-10-31" calcext:value-type="date">
            <text:p>31.10.2011</text:p>
          </table:table-cell>
          <table:table-cell table:number-columns-repeated="3"/>
        </table:table-row>
        <table:table-row table:style-name="ro1">
          <table:table-cell office:value-type="float" office:value="10210" calcext:value-type="float">
            <text:p>10210</text:p>
          </table:table-cell>
          <table:table-cell office:value-type="date" office:date-value="2011-11-01" calcext:value-type="date">
            <text:p>1.11.2011</text:p>
          </table:table-cell>
          <table:table-cell table:number-columns-repeated="3"/>
        </table:table-row>
        <table:table-row table:style-name="ro1">
          <table:table-cell office:value-type="float" office:value="11124" calcext:value-type="float">
            <text:p>11124</text:p>
          </table:table-cell>
          <table:table-cell office:value-type="date" office:date-value="2011-11-02" calcext:value-type="date">
            <text:p>2.11.2011</text:p>
          </table:table-cell>
          <table:table-cell table:number-columns-repeated="3"/>
        </table:table-row>
        <table:table-row table:style-name="ro1">
          <table:table-cell office:value-type="float" office:value="10832" calcext:value-type="float">
            <text:p>10832</text:p>
          </table:table-cell>
          <table:table-cell office:value-type="date" office:date-value="2011-11-03" calcext:value-type="date">
            <text:p>3.11.2011</text:p>
          </table:table-cell>
          <table:table-cell table:number-columns-repeated="3"/>
        </table:table-row>
        <table:table-row table:style-name="ro1">
          <table:table-cell office:value-type="float" office:value="12523" calcext:value-type="float">
            <text:p>12523</text:p>
          </table:table-cell>
          <table:table-cell office:value-type="date" office:date-value="2011-11-04" calcext:value-type="date">
            <text:p>4.11.2011</text:p>
          </table:table-cell>
          <table:table-cell table:number-columns-repeated="3"/>
        </table:table-row>
        <table:table-row table:style-name="ro1">
          <table:table-cell office:value-type="float" office:value="11658" calcext:value-type="float">
            <text:p>11658</text:p>
          </table:table-cell>
          <table:table-cell office:value-type="date" office:date-value="2011-11-05" calcext:value-type="date">
            <text:p>5.11.2011</text:p>
          </table:table-cell>
          <table:table-cell table:number-columns-repeated="3"/>
        </table:table-row>
        <table:table-row table:style-name="ro1">
          <table:table-cell office:value-type="float" office:value="11608" calcext:value-type="float">
            <text:p>11608</text:p>
          </table:table-cell>
          <table:table-cell office:value-type="date" office:date-value="2011-11-06" calcext:value-type="date">
            <text:p>6.11.2011</text:p>
          </table:table-cell>
          <table:table-cell table:number-columns-repeated="3"/>
        </table:table-row>
        <table:table-row table:style-name="ro1">
          <table:table-cell office:value-type="float" office:value="12754" calcext:value-type="float">
            <text:p>12754</text:p>
          </table:table-cell>
          <table:table-cell office:value-type="date" office:date-value="2011-11-07" calcext:value-type="date">
            <text:p>7.11.2011</text:p>
          </table:table-cell>
          <table:table-cell table:number-columns-repeated="3"/>
        </table:table-row>
        <table:table-row table:style-name="ro1">
          <table:table-cell office:value-type="float" office:value="12795" calcext:value-type="float">
            <text:p>12795</text:p>
          </table:table-cell>
          <table:table-cell office:value-type="date" office:date-value="2011-11-08" calcext:value-type="date">
            <text:p>8.11.2011</text:p>
          </table:table-cell>
          <table:table-cell table:number-columns-repeated="3"/>
        </table:table-row>
        <table:table-row table:style-name="ro1">
          <table:table-cell office:value-type="float" office:value="12521" calcext:value-type="float">
            <text:p>12521</text:p>
          </table:table-cell>
          <table:table-cell office:value-type="date" office:date-value="2011-11-09" calcext:value-type="date">
            <text:p>9.11.2011</text:p>
          </table:table-cell>
          <table:table-cell table:number-columns-repeated="3"/>
        </table:table-row>
        <table:table-row table:style-name="ro1">
          <table:table-cell office:value-type="float" office:value="12676" calcext:value-type="float">
            <text:p>12676</text:p>
          </table:table-cell>
          <table:table-cell office:value-type="date" office:date-value="2011-11-10" calcext:value-type="date">
            <text:p>10.11.2011</text:p>
          </table:table-cell>
          <table:table-cell table:number-columns-repeated="3"/>
        </table:table-row>
        <table:table-row table:style-name="ro1">
          <table:table-cell office:value-type="float" office:value="13250" calcext:value-type="float">
            <text:p>13250</text:p>
          </table:table-cell>
          <table:table-cell office:value-type="date" office:date-value="2011-11-11" calcext:value-type="date">
            <text:p>11.11.2011</text:p>
          </table:table-cell>
          <table:table-cell table:number-columns-repeated="3"/>
        </table:table-row>
        <table:table-row table:style-name="ro1">
          <table:table-cell office:value-type="float" office:value="11623" calcext:value-type="float">
            <text:p>11623</text:p>
          </table:table-cell>
          <table:table-cell office:value-type="date" office:date-value="2011-11-12" calcext:value-type="date">
            <text:p>12.11.2011</text:p>
          </table:table-cell>
          <table:table-cell table:number-columns-repeated="3"/>
        </table:table-row>
        <table:table-row table:style-name="ro1">
          <table:table-cell office:value-type="float" office:value="13758" calcext:value-type="float">
            <text:p>13758</text:p>
          </table:table-cell>
          <table:table-cell office:value-type="date" office:date-value="2011-11-13" calcext:value-type="date">
            <text:p>13.11.2011</text:p>
          </table:table-cell>
          <table:table-cell table:number-columns-repeated="3"/>
        </table:table-row>
        <table:table-row table:style-name="ro1">
          <table:table-cell office:value-type="float" office:value="11698" calcext:value-type="float">
            <text:p>11698</text:p>
          </table:table-cell>
          <table:table-cell office:value-type="date" office:date-value="2011-11-14" calcext:value-type="date">
            <text:p>14.11.2011</text:p>
          </table:table-cell>
          <table:table-cell table:number-columns-repeated="3"/>
        </table:table-row>
        <table:table-row table:style-name="ro1">
          <table:table-cell office:value-type="float" office:value="12026" calcext:value-type="float">
            <text:p>12026</text:p>
          </table:table-cell>
          <table:table-cell office:value-type="date" office:date-value="2011-11-15" calcext:value-type="date">
            <text:p>15.11.2011</text:p>
          </table:table-cell>
          <table:table-cell table:number-columns-repeated="3"/>
        </table:table-row>
        <table:table-row table:style-name="ro1">
          <table:table-cell office:value-type="float" office:value="10541" calcext:value-type="float">
            <text:p>10541</text:p>
          </table:table-cell>
          <table:table-cell office:value-type="date" office:date-value="2011-11-16" calcext:value-type="date">
            <text:p>16.11.2011</text:p>
          </table:table-cell>
          <table:table-cell table:number-columns-repeated="3"/>
        </table:table-row>
        <table:table-row table:style-name="ro1">
          <table:table-cell office:value-type="float" office:value="10610" calcext:value-type="float">
            <text:p>10610</text:p>
          </table:table-cell>
          <table:table-cell office:value-type="date" office:date-value="2011-11-17" calcext:value-type="date">
            <text:p>17.11.2011</text:p>
          </table:table-cell>
          <table:table-cell table:number-columns-repeated="3"/>
        </table:table-row>
        <table:table-row table:style-name="ro1">
          <table:table-cell office:value-type="float" office:value="12307" calcext:value-type="float">
            <text:p>12307</text:p>
          </table:table-cell>
          <table:table-cell office:value-type="date" office:date-value="2011-11-18" calcext:value-type="date">
            <text:p>18.11.2011</text:p>
          </table:table-cell>
          <table:table-cell table:number-columns-repeated="3"/>
        </table:table-row>
        <table:table-row table:style-name="ro1">
          <table:table-cell office:value-type="float" office:value="11115" calcext:value-type="float">
            <text:p>11115</text:p>
          </table:table-cell>
          <table:table-cell office:value-type="date" office:date-value="2011-11-19" calcext:value-type="date">
            <text:p>19.11.2011</text:p>
          </table:table-cell>
          <table:table-cell table:number-columns-repeated="3"/>
        </table:table-row>
        <table:table-row table:style-name="ro1">
          <table:table-cell office:value-type="float" office:value="10544" calcext:value-type="float">
            <text:p>10544</text:p>
          </table:table-cell>
          <table:table-cell office:value-type="date" office:date-value="2011-11-20" calcext:value-type="date">
            <text:p>20.11.2011</text:p>
          </table:table-cell>
          <table:table-cell table:number-columns-repeated="3"/>
        </table:table-row>
        <table:table-row table:style-name="ro1">
          <table:table-cell office:value-type="float" office:value="10626" calcext:value-type="float">
            <text:p>10626</text:p>
          </table:table-cell>
          <table:table-cell office:value-type="date" office:date-value="2011-11-21" calcext:value-type="date">
            <text:p>21.11.2011</text:p>
          </table:table-cell>
          <table:table-cell table:number-columns-repeated="3"/>
        </table:table-row>
        <table:table-row table:style-name="ro1">
          <table:table-cell office:value-type="float" office:value="10969" calcext:value-type="float">
            <text:p>10969</text:p>
          </table:table-cell>
          <table:table-cell office:value-type="date" office:date-value="2011-11-22" calcext:value-type="date">
            <text:p>22.11.2011</text:p>
          </table:table-cell>
          <table:table-cell table:number-columns-repeated="3"/>
        </table:table-row>
        <table:table-row table:style-name="ro1">
          <table:table-cell office:value-type="float" office:value="8539" calcext:value-type="float">
            <text:p>8539</text:p>
          </table:table-cell>
          <table:table-cell office:value-type="date" office:date-value="2011-11-23" calcext:value-type="date">
            <text:p>23.11.2011</text:p>
          </table:table-cell>
          <table:table-cell table:number-columns-repeated="3"/>
        </table:table-row>
        <table:table-row table:style-name="ro1">
          <table:table-cell office:value-type="float" office:value="9643" calcext:value-type="float">
            <text:p>9643</text:p>
          </table:table-cell>
          <table:table-cell office:value-type="date" office:date-value="2011-11-24" calcext:value-type="date">
            <text:p>24.11.2011</text:p>
          </table:table-cell>
          <table:table-cell table:number-columns-repeated="3"/>
        </table:table-row>
        <table:table-row table:style-name="ro1">
          <table:table-cell office:value-type="float" office:value="7850" calcext:value-type="float">
            <text:p>7850</text:p>
          </table:table-cell>
          <table:table-cell office:value-type="date" office:date-value="2011-11-25" calcext:value-type="date">
            <text:p>25.11.2011</text:p>
          </table:table-cell>
          <table:table-cell table:number-columns-repeated="3"/>
        </table:table-row>
        <table:table-row table:style-name="ro1">
          <table:table-cell office:value-type="float" office:value="9779" calcext:value-type="float">
            <text:p>9779</text:p>
          </table:table-cell>
          <table:table-cell office:value-type="date" office:date-value="2011-11-26" calcext:value-type="date">
            <text:p>26.11.2011</text:p>
          </table:table-cell>
          <table:table-cell table:number-columns-repeated="3"/>
        </table:table-row>
        <table:table-row table:style-name="ro1">
          <table:table-cell office:value-type="float" office:value="9711" calcext:value-type="float">
            <text:p>9711</text:p>
          </table:table-cell>
          <table:table-cell office:value-type="date" office:date-value="2011-11-27" calcext:value-type="date">
            <text:p>27.11.2011</text:p>
          </table:table-cell>
          <table:table-cell table:number-columns-repeated="3"/>
        </table:table-row>
        <table:table-row table:style-name="ro1">
          <table:table-cell office:value-type="float" office:value="7875" calcext:value-type="float">
            <text:p>7875</text:p>
          </table:table-cell>
          <table:table-cell office:value-type="date" office:date-value="2011-11-28" calcext:value-type="date">
            <text:p>28.11.2011</text:p>
          </table:table-cell>
          <table:table-cell table:number-columns-repeated="3"/>
        </table:table-row>
        <table:table-row table:style-name="ro1">
          <table:table-cell office:value-type="float" office:value="9667" calcext:value-type="float">
            <text:p>9667</text:p>
          </table:table-cell>
          <table:table-cell office:value-type="date" office:date-value="2011-11-29" calcext:value-type="date">
            <text:p>29.11.2011</text:p>
          </table:table-cell>
          <table:table-cell table:number-columns-repeated="3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date" office:date-value="2011-11-30" calcext:value-type="date">
            <text:p>30.11.2011</text:p>
          </table:table-cell>
          <table:table-cell table:number-columns-repeated="3"/>
        </table:table-row>
        <table:table-row table:style-name="ro1">
          <table:table-cell office:value-type="float" office:value="8344" calcext:value-type="float">
            <text:p>8344</text:p>
          </table:table-cell>
          <table:table-cell office:value-type="date" office:date-value="2011-12-01" calcext:value-type="date">
            <text:p>1.12.2011</text:p>
          </table:table-cell>
          <table:table-cell table:number-columns-repeated="3"/>
        </table:table-row>
        <table:table-row table:style-name="ro1">
          <table:table-cell office:value-type="float" office:value="9731" calcext:value-type="float">
            <text:p>9731</text:p>
          </table:table-cell>
          <table:table-cell office:value-type="date" office:date-value="2011-12-02" calcext:value-type="date">
            <text:p>2.12.2011</text:p>
          </table:table-cell>
          <table:table-cell table:number-columns-repeated="3"/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date" office:date-value="2011-12-03" calcext:value-type="date">
            <text:p>3.12.2011</text:p>
          </table:table-cell>
          <table:table-cell table:number-columns-repeated="3"/>
        </table:table-row>
        <table:table-row table:style-name="ro1">
          <table:table-cell office:value-type="float" office:value="8007" calcext:value-type="float">
            <text:p>8007</text:p>
          </table:table-cell>
          <table:table-cell office:value-type="date" office:date-value="2011-12-04" calcext:value-type="date">
            <text:p>4.12.2011</text:p>
          </table:table-cell>
          <table:table-cell table:number-columns-repeated="3"/>
        </table:table-row>
        <table:table-row table:style-name="ro1">
          <table:table-cell office:value-type="float" office:value="7931" calcext:value-type="float">
            <text:p>7931</text:p>
          </table:table-cell>
          <table:table-cell office:value-type="date" office:date-value="2011-12-05" calcext:value-type="date">
            <text:p>5.12.2011</text:p>
          </table:table-cell>
          <table:table-cell table:number-columns-repeated="3"/>
        </table:table-row>
        <table:table-row table:style-name="ro1">
          <table:table-cell office:value-type="float" office:value="8222" calcext:value-type="float">
            <text:p>8222</text:p>
          </table:table-cell>
          <table:table-cell office:value-type="date" office:date-value="2011-12-06" calcext:value-type="date">
            <text:p>6.12.2011</text:p>
          </table:table-cell>
          <table:table-cell table:number-columns-repeated="3"/>
        </table:table-row>
        <table:table-row table:style-name="ro1">
          <table:table-cell office:value-type="float" office:value="10282" calcext:value-type="float">
            <text:p>10282</text:p>
          </table:table-cell>
          <table:table-cell office:value-type="date" office:date-value="2011-12-07" calcext:value-type="date">
            <text:p>7.12.2011</text:p>
          </table:table-cell>
          <table:table-cell table:number-columns-repeated="3"/>
        </table:table-row>
        <table:table-row table:style-name="ro1">
          <table:table-cell office:value-type="float" office:value="7768" calcext:value-type="float">
            <text:p>7768</text:p>
          </table:table-cell>
          <table:table-cell office:value-type="date" office:date-value="2011-12-08" calcext:value-type="date">
            <text:p>8.12.2011</text:p>
          </table:table-cell>
          <table:table-cell table:number-columns-repeated="3"/>
        </table:table-row>
        <table:table-row table:style-name="ro1">
          <table:table-cell office:value-type="float" office:value="7229" calcext:value-type="float">
            <text:p>7229</text:p>
          </table:table-cell>
          <table:table-cell office:value-type="date" office:date-value="2011-12-09" calcext:value-type="date">
            <text:p>9.12.2011</text:p>
          </table:table-cell>
          <table:table-cell table:number-columns-repeated="3"/>
        </table:table-row>
        <table:table-row table:style-name="ro1">
          <table:table-cell office:value-type="float" office:value="6801" calcext:value-type="float">
            <text:p>6801</text:p>
          </table:table-cell>
          <table:table-cell office:value-type="date" office:date-value="2011-12-10" calcext:value-type="date">
            <text:p>10.12.2011</text:p>
          </table:table-cell>
          <table:table-cell table:number-columns-repeated="3"/>
        </table:table-row>
        <table:table-row table:style-name="ro1">
          <table:table-cell office:value-type="float" office:value="6672" calcext:value-type="float">
            <text:p>6672</text:p>
          </table:table-cell>
          <table:table-cell office:value-type="date" office:date-value="2011-12-11" calcext:value-type="date">
            <text:p>11.12.2011</text:p>
          </table:table-cell>
          <table:table-cell table:number-columns-repeated="3"/>
        </table:table-row>
        <table:table-row table:style-name="ro1">
          <table:table-cell office:value-type="float" office:value="8412" calcext:value-type="float">
            <text:p>8412</text:p>
          </table:table-cell>
          <table:table-cell office:value-type="date" office:date-value="2011-12-12" calcext:value-type="date">
            <text:p>12.12.2011</text:p>
          </table:table-cell>
          <table:table-cell table:number-columns-repeated="3"/>
        </table:table-row>
        <table:table-row table:style-name="ro1">
          <table:table-cell office:value-type="float" office:value="5853" calcext:value-type="float">
            <text:p>5853</text:p>
          </table:table-cell>
          <table:table-cell office:value-type="date" office:date-value="2011-12-13" calcext:value-type="date">
            <text:p>13.12.2011</text:p>
          </table:table-cell>
          <table:table-cell table:number-columns-repeated="3"/>
        </table:table-row>
        <table:table-row table:style-name="ro1">
          <table:table-cell office:value-type="float" office:value="5153" calcext:value-type="float">
            <text:p>5153</text:p>
          </table:table-cell>
          <table:table-cell office:value-type="date" office:date-value="2011-12-14" calcext:value-type="date">
            <text:p>14.12.2011</text:p>
          </table:table-cell>
          <table:table-cell table:number-columns-repeated="3"/>
        </table:table-row>
        <table:table-row table:style-name="ro1">
          <table:table-cell office:value-type="float" office:value="5494" calcext:value-type="float">
            <text:p>5494</text:p>
          </table:table-cell>
          <table:table-cell office:value-type="date" office:date-value="2011-12-15" calcext:value-type="date">
            <text:p>15.12.2011</text:p>
          </table:table-cell>
          <table:table-cell table:number-columns-repeated="3"/>
        </table:table-row>
        <table:table-row table:style-name="ro1">
          <table:table-cell office:value-type="float" office:value="4087" calcext:value-type="float">
            <text:p>4087</text:p>
          </table:table-cell>
          <table:table-cell office:value-type="date" office:date-value="2011-12-16" calcext:value-type="date">
            <text:p>16.12.2011</text:p>
          </table:table-cell>
          <table:table-cell table:number-columns-repeated="3"/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date" office:date-value="2011-12-17" calcext:value-type="date">
            <text:p>17.12.2011</text:p>
          </table:table-cell>
          <table:table-cell table:number-columns-repeated="3"/>
        </table:table-row>
        <table:table-row table:style-name="ro1">
          <table:table-cell office:value-type="float" office:value="6048" calcext:value-type="float">
            <text:p>6048</text:p>
          </table:table-cell>
          <table:table-cell office:value-type="date" office:date-value="2011-12-18" calcext:value-type="date">
            <text:p>18.12.2011</text:p>
          </table:table-cell>
          <table:table-cell table:number-columns-repeated="3"/>
        </table:table-row>
        <table:table-row table:style-name="ro1">
          <table:table-cell office:value-type="float" office:value="5147" calcext:value-type="float">
            <text:p>5147</text:p>
          </table:table-cell>
          <table:table-cell office:value-type="date" office:date-value="2011-12-19" calcext:value-type="date">
            <text:p>19.12.2011</text:p>
          </table:table-cell>
          <table:table-cell table:number-columns-repeated="3"/>
        </table:table-row>
        <table:table-row table:style-name="ro1">
          <table:table-cell office:value-type="float" office:value="4537" calcext:value-type="float">
            <text:p>4537</text:p>
          </table:table-cell>
          <table:table-cell office:value-type="date" office:date-value="2011-12-20" calcext:value-type="date">
            <text:p>20.12.2011</text:p>
          </table:table-cell>
          <table:table-cell table:number-columns-repeated="3"/>
        </table:table-row>
        <table:table-row table:style-name="ro1">
          <table:table-cell office:value-type="float" office:value="4835" calcext:value-type="float">
            <text:p>4835</text:p>
          </table:table-cell>
          <table:table-cell office:value-type="date" office:date-value="2011-12-21" calcext:value-type="date">
            <text:p>21.12.2011</text:p>
          </table:table-cell>
          <table:table-cell table:number-columns-repeated="3"/>
        </table:table-row>
        <table:table-row table:style-name="ro1">
          <table:table-cell office:value-type="float" office:value="5099" calcext:value-type="float">
            <text:p>5099</text:p>
          </table:table-cell>
          <table:table-cell office:value-type="date" office:date-value="2011-12-22" calcext:value-type="date">
            <text:p>22.12.2011</text:p>
          </table:table-cell>
          <table:table-cell table:number-columns-repeated="3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date" office:date-value="2011-12-23" calcext:value-type="date">
            <text:p>23.12.2011</text:p>
          </table:table-cell>
          <table:table-cell table:number-columns-repeated="3"/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date" office:date-value="2011-12-24" calcext:value-type="date">
            <text:p>24.12.2011</text:p>
          </table:table-cell>
          <table:table-cell table:number-columns-repeated="3"/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date" office:date-value="2011-12-25" calcext:value-type="date">
            <text:p>25.12.2011</text:p>
          </table:table-cell>
          <table:table-cell table:number-columns-repeated="3"/>
        </table:table-row>
        <table:table-row table:style-name="ro1">
          <table:table-cell office:value-type="float" office:value="4087" calcext:value-type="float">
            <text:p>4087</text:p>
          </table:table-cell>
          <table:table-cell office:value-type="date" office:date-value="2011-12-26" calcext:value-type="date">
            <text:p>26.12.2011</text:p>
          </table:table-cell>
          <table:table-cell table:number-columns-repeated="3"/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date" office:date-value="2011-12-27" calcext:value-type="date">
            <text:p>27.12.2011</text:p>
          </table:table-cell>
          <table:table-cell table:number-columns-repeated="3"/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date" office:date-value="2011-12-28" calcext:value-type="date">
            <text:p>28.12.2011</text:p>
          </table:table-cell>
          <table:table-cell table:number-columns-repeated="3"/>
        </table:table-row>
        <table:table-row table:style-name="ro1">
          <table:table-cell office:value-type="float" office:value="4609" calcext:value-type="float">
            <text:p>4609</text:p>
          </table:table-cell>
          <table:table-cell office:value-type="date" office:date-value="2011-12-29" calcext:value-type="date">
            <text:p>29.12.2011</text:p>
          </table:table-cell>
          <table:table-cell table:number-columns-repeated="3"/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date" office:date-value="2011-12-30" calcext:value-type="date">
            <text:p>30.12.2011</text:p>
          </table:table-cell>
          <table:table-cell table:number-columns-repeated="3"/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date" office:date-value="2011-12-31" calcext:value-type="date">
            <text:p>31.12.2011</text:p>
          </table:table-cell>
          <table:table-cell table:number-columns-repeated="3"/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date" office:date-value="2012-01-01" calcext:value-type="date">
            <text:p>1.01.2012</text:p>
          </table:table-cell>
          <table:table-cell table:number-columns-repeated="3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date" office:date-value="2012-01-02" calcext:value-type="date">
            <text:p>2.01.2012</text:p>
          </table:table-cell>
          <table:table-cell table:number-columns-repeated="3"/>
        </table:table-row>
        <table:table-row table:style-name="ro1">
          <table:table-cell office:value-type="float" office:value="3782" calcext:value-type="float">
            <text:p>3782</text:p>
          </table:table-cell>
          <table:table-cell office:value-type="date" office:date-value="2012-01-03" calcext:value-type="date">
            <text:p>3.01.2012</text:p>
          </table:table-cell>
          <table:table-cell table:number-columns-repeated="3"/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date" office:date-value="2012-01-04" calcext:value-type="date">
            <text:p>4.01.2012</text:p>
          </table:table-cell>
          <table:table-cell table:number-columns-repeated="3"/>
        </table:table-row>
        <table:table-row table:style-name="ro1">
          <table:table-cell office:value-type="float" office:value="4778" calcext:value-type="float">
            <text:p>4778</text:p>
          </table:table-cell>
          <table:table-cell office:value-type="date" office:date-value="2012-01-05" calcext:value-type="date">
            <text:p>5.01.2012</text:p>
          </table:table-cell>
          <table:table-cell table:number-columns-repeated="3"/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date" office:date-value="2012-01-06" calcext:value-type="date">
            <text:p>6.01.2012</text:p>
          </table:table-cell>
          <table:table-cell table:number-columns-repeated="3"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date" office:date-value="2012-01-07" calcext:value-type="date">
            <text:p>7.01.2012</text:p>
          </table:table-cell>
          <table:table-cell table:number-columns-repeated="3"/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date" office:date-value="2012-01-08" calcext:value-type="date">
            <text:p>8.01.2012</text:p>
          </table:table-cell>
          <table:table-cell table:number-columns-repeated="3"/>
        </table:table-row>
        <table:table-row table:style-name="ro1">
          <table:table-cell office:value-type="float" office:value="4433" calcext:value-type="float">
            <text:p>4433</text:p>
          </table:table-cell>
          <table:table-cell office:value-type="date" office:date-value="2012-01-09" calcext:value-type="date">
            <text:p>9.01.2012</text:p>
          </table:table-cell>
          <table:table-cell table:number-columns-repeated="3"/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date" office:date-value="2012-01-10" calcext:value-type="date">
            <text:p>10.01.2012</text:p>
          </table:table-cell>
          <table:table-cell table:number-columns-repeated="3"/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date" office:date-value="2012-01-11" calcext:value-type="date">
            <text:p>11.01.2012</text:p>
          </table:table-cell>
          <table:table-cell table:number-columns-repeated="3"/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date" office:date-value="2012-01-12" calcext:value-type="date">
            <text:p>12.01.2012</text:p>
          </table:table-cell>
          <table:table-cell table:number-columns-repeated="3"/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date" office:date-value="2012-01-13" calcext:value-type="date">
            <text:p>13.01.2012</text:p>
          </table:table-cell>
          <table:table-cell table:number-columns-repeated="3"/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date" office:date-value="2012-01-14" calcext:value-type="date">
            <text:p>14.01.2012</text:p>
          </table:table-cell>
          <table:table-cell table:number-columns-repeated="3"/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date" office:date-value="2012-01-15" calcext:value-type="date">
            <text:p>15.01.2012</text:p>
          </table:table-cell>
          <table:table-cell table:number-columns-repeated="3"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date" office:date-value="2012-01-16" calcext:value-type="date">
            <text:p>16.01.2012</text:p>
          </table:table-cell>
          <table:table-cell table:number-columns-repeated="3"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date" office:date-value="2012-01-17" calcext:value-type="date">
            <text:p>17.01.2012</text:p>
          </table:table-cell>
          <table:table-cell table:number-columns-repeated="3"/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date" office:date-value="2012-01-18" calcext:value-type="date">
            <text:p>18.01.2012</text:p>
          </table:table-cell>
          <table:table-cell table:number-columns-repeated="3"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date" office:date-value="2012-01-19" calcext:value-type="date">
            <text:p>19.01.2012</text:p>
          </table:table-cell>
          <table:table-cell table:number-columns-repeated="3"/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date" office:date-value="2012-01-20" calcext:value-type="date">
            <text:p>20.01.2012</text:p>
          </table:table-cell>
          <table:table-cell table:number-columns-repeated="3"/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date" office:date-value="2012-01-21" calcext:value-type="date">
            <text:p>21.01.2012</text:p>
          </table:table-cell>
          <table:table-cell table:number-columns-repeated="3"/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date" office:date-value="2012-01-22" calcext:value-type="date">
            <text:p>22.01.2012</text:p>
          </table:table-cell>
          <table:table-cell table:number-columns-repeated="3"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date" office:date-value="2012-01-23" calcext:value-type="date">
            <text:p>23.01.2012</text:p>
          </table:table-cell>
          <table:table-cell table:number-columns-repeated="3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date" office:date-value="2012-01-24" calcext:value-type="date">
            <text:p>24.01.2012</text:p>
          </table:table-cell>
          <table:table-cell table:number-columns-repeated="3"/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date" office:date-value="2012-01-25" calcext:value-type="date">
            <text:p>25.01.2012</text:p>
          </table:table-cell>
          <table:table-cell table:number-columns-repeated="3"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date" office:date-value="2012-01-26" calcext:value-type="date">
            <text:p>26.01.2012</text:p>
          </table:table-cell>
          <table:table-cell table:number-columns-repeated="3"/>
        </table:table-row>
        <table:table-row table:style-name="ro1">
          <table:table-cell office:value-type="float" office:value="4285" calcext:value-type="float">
            <text:p>4285</text:p>
          </table:table-cell>
          <table:table-cell office:value-type="date" office:date-value="2012-01-27" calcext:value-type="date">
            <text:p>27.01.2012</text:p>
          </table:table-cell>
          <table:table-cell table:number-columns-repeated="3"/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date" office:date-value="2012-01-28" calcext:value-type="date">
            <text:p>28.01.2012</text:p>
          </table:table-cell>
          <table:table-cell table:number-columns-repeated="3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date" office:date-value="2012-01-29" calcext:value-type="date">
            <text:p>29.01.2012</text:p>
          </table:table-cell>
          <table:table-cell table:number-columns-repeated="3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date" office:date-value="2012-01-30" calcext:value-type="date">
            <text:p>30.01.2012</text:p>
          </table:table-cell>
          <table:table-cell table:number-columns-repeated="3"/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date" office:date-value="2012-01-31" calcext:value-type="date">
            <text:p>31.01.2012</text:p>
          </table:table-cell>
          <table:table-cell table:number-columns-repeated="3"/>
        </table:table-row>
        <table:table-row table:style-name="ro1">
          <table:table-cell office:value-type="float" office:value="4589" calcext:value-type="float">
            <text:p>4589</text:p>
          </table:table-cell>
          <table:table-cell office:value-type="date" office:date-value="2012-02-01" calcext:value-type="date">
            <text:p>1.02.2012</text:p>
          </table:table-cell>
          <table:table-cell table:number-columns-repeated="3"/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date" office:date-value="2012-02-02" calcext:value-type="date">
            <text:p>2.02.2012</text:p>
          </table:table-cell>
          <table:table-cell table:number-columns-repeated="3"/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date" office:date-value="2012-02-03" calcext:value-type="date">
            <text:p>3.02.2012</text:p>
          </table:table-cell>
          <table:table-cell table:number-columns-repeated="3"/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date" office:date-value="2012-02-04" calcext:value-type="date">
            <text:p>4.02.2012</text:p>
          </table:table-cell>
          <table:table-cell table:number-columns-repeated="3"/>
        </table:table-row>
        <table:table-row table:style-name="ro1">
          <table:table-cell office:value-type="float" office:value="3958" calcext:value-type="float">
            <text:p>3958</text:p>
          </table:table-cell>
          <table:table-cell office:value-type="date" office:date-value="2012-02-05" calcext:value-type="date">
            <text:p>5.02.2012</text:p>
          </table:table-cell>
          <table:table-cell table:number-columns-repeated="3"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date" office:date-value="2012-02-06" calcext:value-type="date">
            <text:p>6.02.2012</text:p>
          </table:table-cell>
          <table:table-cell table:number-columns-repeated="3"/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date" office:date-value="2012-02-07" calcext:value-type="date">
            <text:p>7.02.2012</text:p>
          </table:table-cell>
          <table:table-cell table:number-columns-repeated="3"/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date" office:date-value="2012-02-08" calcext:value-type="date">
            <text:p>8.02.2012</text:p>
          </table:table-cell>
          <table:table-cell table:number-columns-repeated="3"/>
        </table:table-row>
        <table:table-row table:style-name="ro1">
          <table:table-cell office:value-type="float" office:value="4508" calcext:value-type="float">
            <text:p>4508</text:p>
          </table:table-cell>
          <table:table-cell office:value-type="date" office:date-value="2012-02-09" calcext:value-type="date">
            <text:p>9.02.2012</text:p>
          </table:table-cell>
          <table:table-cell table:number-columns-repeated="3"/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date" office:date-value="2012-02-10" calcext:value-type="date">
            <text:p>10.02.2012</text:p>
          </table:table-cell>
          <table:table-cell table:number-columns-repeated="3"/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date" office:date-value="2012-02-11" calcext:value-type="date">
            <text:p>11.02.2012</text:p>
          </table:table-cell>
          <table:table-cell table:number-columns-repeated="3"/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date" office:date-value="2012-02-12" calcext:value-type="date">
            <text:p>12.02.2012</text:p>
          </table:table-cell>
          <table:table-cell table:number-columns-repeated="3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date" office:date-value="2012-02-13" calcext:value-type="date">
            <text:p>13.02.2012</text:p>
          </table:table-cell>
          <table:table-cell table:number-columns-repeated="3"/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date" office:date-value="2012-02-14" calcext:value-type="date">
            <text:p>14.02.2012</text:p>
          </table:table-cell>
          <table:table-cell table:number-columns-repeated="3"/>
        </table:table-row>
        <table:table-row table:style-name="ro1">
          <table:table-cell office:value-type="float" office:value="3503" calcext:value-type="float">
            <text:p>3503</text:p>
          </table:table-cell>
          <table:table-cell office:value-type="date" office:date-value="2012-02-15" calcext:value-type="date">
            <text:p>15.02.2012</text:p>
          </table:table-cell>
          <table:table-cell table:number-columns-repeated="3"/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date" office:date-value="2012-02-16" calcext:value-type="date">
            <text:p>16.02.2012</text:p>
          </table:table-cell>
          <table:table-cell table:number-columns-repeated="3"/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date" office:date-value="2012-02-17" calcext:value-type="date">
            <text:p>17.02.2012</text:p>
          </table:table-cell>
          <table:table-cell table:number-columns-repeated="3"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date" office:date-value="2012-02-18" calcext:value-type="date">
            <text:p>18.02.2012</text:p>
          </table:table-cell>
          <table:table-cell table:number-columns-repeated="3"/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date" office:date-value="2012-02-19" calcext:value-type="date">
            <text:p>19.02.2012</text:p>
          </table:table-cell>
          <table:table-cell table:number-columns-repeated="3"/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date" office:date-value="2012-02-20" calcext:value-type="date">
            <text:p>20.02.2012</text:p>
          </table:table-cell>
          <table:table-cell table:number-columns-repeated="3"/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date" office:date-value="2012-02-21" calcext:value-type="date">
            <text:p>21.02.2012</text:p>
          </table:table-cell>
          <table:table-cell table:number-columns-repeated="3"/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date" office:date-value="2012-02-22" calcext:value-type="date">
            <text:p>22.02.2012</text:p>
          </table:table-cell>
          <table:table-cell table:number-columns-repeated="3"/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date" office:date-value="2012-02-23" calcext:value-type="date">
            <text:p>23.02.2012</text:p>
          </table:table-cell>
          <table:table-cell table:number-columns-repeated="3"/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date" office:date-value="2012-02-24" calcext:value-type="date">
            <text:p>24.02.2012</text:p>
          </table:table-cell>
          <table:table-cell table:number-columns-repeated="3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date" office:date-value="2012-02-25" calcext:value-type="date">
            <text:p>25.02.2012</text:p>
          </table:table-cell>
          <table:table-cell table:number-columns-repeated="3"/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date" office:date-value="2012-02-26" calcext:value-type="date">
            <text:p>26.02.2012</text:p>
          </table:table-cell>
          <table:table-cell table:number-columns-repeated="3"/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date" office:date-value="2012-02-27" calcext:value-type="date">
            <text:p>27.02.2012</text:p>
          </table:table-cell>
          <table:table-cell table:number-columns-repeated="3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date" office:date-value="2012-02-28" calcext:value-type="date">
            <text:p>28.02.2012</text:p>
          </table:table-cell>
          <table:table-cell table:number-columns-repeated="3"/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date" office:date-value="2012-02-29" calcext:value-type="date">
            <text:p>29.02.2012</text:p>
          </table:table-cell>
          <table:table-cell table:number-columns-repeated="3"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date" office:date-value="2012-03-01" calcext:value-type="date">
            <text:p>1.03.2012</text:p>
          </table:table-cell>
          <table:table-cell table:number-columns-repeated="3"/>
        </table:table-row>
        <table:table-row table:style-name="ro1">
          <table:table-cell office:value-type="float" office:value="4178" calcext:value-type="float">
            <text:p>4178</text:p>
          </table:table-cell>
          <table:table-cell office:value-type="date" office:date-value="2012-03-02" calcext:value-type="date">
            <text:p>2.03.2012</text:p>
          </table:table-cell>
          <table:table-cell table:number-columns-repeated="3"/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date" office:date-value="2012-03-03" calcext:value-type="date">
            <text:p>3.03.2012</text:p>
          </table:table-cell>
          <table:table-cell table:number-columns-repeated="3"/>
        </table:table-row>
        <table:table-row table:style-name="ro1">
          <table:table-cell office:value-type="float" office:value="5855" calcext:value-type="float">
            <text:p>5855</text:p>
          </table:table-cell>
          <table:table-cell office:value-type="date" office:date-value="2012-03-04" calcext:value-type="date">
            <text:p>4.03.2012</text:p>
          </table:table-cell>
          <table:table-cell table:number-columns-repeated="3"/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date" office:date-value="2012-03-05" calcext:value-type="date">
            <text:p>5.03.2012</text:p>
          </table:table-cell>
          <table:table-cell table:number-columns-repeated="3"/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date" office:date-value="2012-03-06" calcext:value-type="date">
            <text:p>6.03.2012</text:p>
          </table:table-cell>
          <table:table-cell table:number-columns-repeated="3"/>
        </table:table-row>
        <table:table-row table:style-name="ro1">
          <table:table-cell office:value-type="float" office:value="4974" calcext:value-type="float">
            <text:p>4974</text:p>
          </table:table-cell>
          <table:table-cell office:value-type="date" office:date-value="2012-03-07" calcext:value-type="date">
            <text:p>7.03.2012</text:p>
          </table:table-cell>
          <table:table-cell table:number-columns-repeated="3"/>
        </table:table-row>
        <table:table-row table:style-name="ro1">
          <table:table-cell office:value-type="float" office:value="5576" calcext:value-type="float">
            <text:p>5576</text:p>
          </table:table-cell>
          <table:table-cell office:value-type="date" office:date-value="2012-03-08" calcext:value-type="date">
            <text:p>8.03.2012</text:p>
          </table:table-cell>
          <table:table-cell table:number-columns-repeated="3"/>
        </table:table-row>
        <table:table-row table:style-name="ro1">
          <table:table-cell office:value-type="float" office:value="5366" calcext:value-type="float">
            <text:p>5366</text:p>
          </table:table-cell>
          <table:table-cell office:value-type="date" office:date-value="2012-03-09" calcext:value-type="date">
            <text:p>9.03.2012</text:p>
          </table:table-cell>
          <table:table-cell table:number-columns-repeated="3"/>
        </table:table-row>
        <table:table-row table:style-name="ro1">
          <table:table-cell office:value-type="float" office:value="5782" calcext:value-type="float">
            <text:p>5782</text:p>
          </table:table-cell>
          <table:table-cell office:value-type="date" office:date-value="2012-03-10" calcext:value-type="date">
            <text:p>10.03.2012</text:p>
          </table:table-cell>
          <table:table-cell table:number-columns-repeated="3"/>
        </table:table-row>
        <table:table-row table:style-name="ro1">
          <table:table-cell office:value-type="float" office:value="5863" calcext:value-type="float">
            <text:p>5863</text:p>
          </table:table-cell>
          <table:table-cell office:value-type="date" office:date-value="2012-03-11" calcext:value-type="date">
            <text:p>11.03.2012</text:p>
          </table:table-cell>
          <table:table-cell table:number-columns-repeated="3"/>
        </table:table-row>
        <table:table-row table:style-name="ro1">
          <table:table-cell office:value-type="float" office:value="4972" calcext:value-type="float">
            <text:p>4972</text:p>
          </table:table-cell>
          <table:table-cell office:value-type="date" office:date-value="2012-03-12" calcext:value-type="date">
            <text:p>12.03.2012</text:p>
          </table:table-cell>
          <table:table-cell table:number-columns-repeated="3"/>
        </table:table-row>
        <table:table-row table:style-name="ro1">
          <table:table-cell office:value-type="float" office:value="6014" calcext:value-type="float">
            <text:p>6014</text:p>
          </table:table-cell>
          <table:table-cell office:value-type="date" office:date-value="2012-03-13" calcext:value-type="date">
            <text:p>13.03.2012</text:p>
          </table:table-cell>
          <table:table-cell table:number-columns-repeated="3"/>
        </table:table-row>
        <table:table-row table:style-name="ro1">
          <table:table-cell office:value-type="float" office:value="4849" calcext:value-type="float">
            <text:p>4849</text:p>
          </table:table-cell>
          <table:table-cell office:value-type="date" office:date-value="2012-03-14" calcext:value-type="date">
            <text:p>14.03.2012</text:p>
          </table:table-cell>
          <table:table-cell table:number-columns-repeated="3"/>
        </table:table-row>
        <table:table-row table:style-name="ro1">
          <table:table-cell office:value-type="float" office:value="5377" calcext:value-type="float">
            <text:p>5377</text:p>
          </table:table-cell>
          <table:table-cell office:value-type="date" office:date-value="2012-03-15" calcext:value-type="date">
            <text:p>15.03.2012</text:p>
          </table:table-cell>
          <table:table-cell table:number-columns-repeated="3"/>
        </table:table-row>
        <table:table-row table:style-name="ro1">
          <table:table-cell office:value-type="float" office:value="4774" calcext:value-type="float">
            <text:p>4774</text:p>
          </table:table-cell>
          <table:table-cell office:value-type="date" office:date-value="2012-03-16" calcext:value-type="date">
            <text:p>16.03.2012</text:p>
          </table:table-cell>
          <table:table-cell table:number-columns-repeated="3"/>
        </table:table-row>
        <table:table-row table:style-name="ro1">
          <table:table-cell office:value-type="float" office:value="6012" calcext:value-type="float">
            <text:p>6012</text:p>
          </table:table-cell>
          <table:table-cell office:value-type="date" office:date-value="2012-03-17" calcext:value-type="date">
            <text:p>17.03.2012</text:p>
          </table:table-cell>
          <table:table-cell table:number-columns-repeated="3"/>
        </table:table-row>
        <table:table-row table:style-name="ro1">
          <table:table-cell office:value-type="float" office:value="7738" calcext:value-type="float">
            <text:p>7738</text:p>
          </table:table-cell>
          <table:table-cell office:value-type="date" office:date-value="2012-03-18" calcext:value-type="date">
            <text:p>18.03.2012</text:p>
          </table:table-cell>
          <table:table-cell table:number-columns-repeated="3"/>
        </table:table-row>
        <table:table-row table:style-name="ro1">
          <table:table-cell office:value-type="float" office:value="8163" calcext:value-type="float">
            <text:p>8163</text:p>
          </table:table-cell>
          <table:table-cell office:value-type="date" office:date-value="2012-03-19" calcext:value-type="date">
            <text:p>19.03.2012</text:p>
          </table:table-cell>
          <table:table-cell table:number-columns-repeated="3"/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date" office:date-value="2012-03-20" calcext:value-type="date">
            <text:p>20.03.2012</text:p>
          </table:table-cell>
          <table:table-cell table:number-columns-repeated="3"/>
        </table:table-row>
        <table:table-row table:style-name="ro1">
          <table:table-cell office:value-type="float" office:value="7264" calcext:value-type="float">
            <text:p>7264</text:p>
          </table:table-cell>
          <table:table-cell office:value-type="date" office:date-value="2012-03-21" calcext:value-type="date">
            <text:p>21.03.2012</text:p>
          </table:table-cell>
          <table:table-cell table:number-columns-repeated="3"/>
        </table:table-row>
        <table:table-row table:style-name="ro1">
          <table:table-cell office:value-type="float" office:value="8253" calcext:value-type="float">
            <text:p>8253</text:p>
          </table:table-cell>
          <table:table-cell office:value-type="date" office:date-value="2012-03-22" calcext:value-type="date">
            <text:p>22.03.2012</text:p>
          </table:table-cell>
          <table:table-cell table:number-columns-repeated="3"/>
        </table:table-row>
        <table:table-row table:style-name="ro1">
          <table:table-cell office:value-type="float" office:value="7866" calcext:value-type="float">
            <text:p>7866</text:p>
          </table:table-cell>
          <table:table-cell office:value-type="date" office:date-value="2012-03-23" calcext:value-type="date">
            <text:p>23.03.2012</text:p>
          </table:table-cell>
          <table:table-cell table:number-columns-repeated="3"/>
        </table:table-row>
        <table:table-row table:style-name="ro1">
          <table:table-cell office:value-type="float" office:value="11294" calcext:value-type="float">
            <text:p>11294</text:p>
          </table:table-cell>
          <table:table-cell office:value-type="date" office:date-value="2012-03-24" calcext:value-type="date">
            <text:p>24.03.2012</text:p>
          </table:table-cell>
          <table:table-cell table:number-columns-repeated="3"/>
        </table:table-row>
        <table:table-row table:style-name="ro1">
          <table:table-cell office:value-type="float" office:value="11487" calcext:value-type="float">
            <text:p>11487</text:p>
          </table:table-cell>
          <table:table-cell office:value-type="date" office:date-value="2012-03-25" calcext:value-type="date">
            <text:p>25.03.2012</text:p>
          </table:table-cell>
          <table:table-cell table:number-columns-repeated="3"/>
        </table:table-row>
        <table:table-row table:style-name="ro1">
          <table:table-cell office:value-type="float" office:value="13736" calcext:value-type="float">
            <text:p>13736</text:p>
          </table:table-cell>
          <table:table-cell office:value-type="date" office:date-value="2012-03-26" calcext:value-type="date">
            <text:p>26.03.2012</text:p>
          </table:table-cell>
          <table:table-cell table:number-columns-repeated="3"/>
        </table:table-row>
        <table:table-row table:style-name="ro1">
          <table:table-cell office:value-type="float" office:value="13902" calcext:value-type="float">
            <text:p>13902</text:p>
          </table:table-cell>
          <table:table-cell office:value-type="date" office:date-value="2012-03-27" calcext:value-type="date">
            <text:p>27.03.2012</text:p>
          </table:table-cell>
          <table:table-cell table:number-columns-repeated="3"/>
        </table:table-row>
        <table:table-row table:style-name="ro1">
          <table:table-cell office:value-type="float" office:value="13636" calcext:value-type="float">
            <text:p>13636</text:p>
          </table:table-cell>
          <table:table-cell office:value-type="date" office:date-value="2012-03-28" calcext:value-type="date">
            <text:p>28.03.2012</text:p>
          </table:table-cell>
          <table:table-cell table:number-columns-repeated="3"/>
        </table:table-row>
        <table:table-row table:style-name="ro1">
          <table:table-cell office:value-type="float" office:value="14333" calcext:value-type="float">
            <text:p>14333</text:p>
          </table:table-cell>
          <table:table-cell office:value-type="date" office:date-value="2012-03-29" calcext:value-type="date">
            <text:p>29.03.2012</text:p>
          </table:table-cell>
          <table:table-cell table:number-columns-repeated="3"/>
        </table:table-row>
        <table:table-row table:style-name="ro1">
          <table:table-cell office:value-type="float" office:value="17103" calcext:value-type="float">
            <text:p>17103</text:p>
          </table:table-cell>
          <table:table-cell office:value-type="date" office:date-value="2012-03-30" calcext:value-type="date">
            <text:p>30.03.2012</text:p>
          </table:table-cell>
          <table:table-cell table:number-columns-repeated="3"/>
        </table:table-row>
        <table:table-row table:style-name="ro1">
          <table:table-cell office:value-type="float" office:value="17265" calcext:value-type="float">
            <text:p>17265</text:p>
          </table:table-cell>
          <table:table-cell office:value-type="date" office:date-value="2012-03-31" calcext:value-type="date">
            <text:p>31.03.2012</text:p>
          </table:table-cell>
          <table:table-cell table:number-columns-repeated="3"/>
        </table:table-row>
        <table:table-row table:style-name="ro1">
          <table:table-cell office:value-type="float" office:value="16568" calcext:value-type="float">
            <text:p>16568</text:p>
          </table:table-cell>
          <table:table-cell office:value-type="date" office:date-value="2012-04-01" calcext:value-type="date">
            <text:p>1.04.2012</text:p>
          </table:table-cell>
          <table:table-cell table:number-columns-repeated="3"/>
        </table:table-row>
        <table:table-row table:style-name="ro1">
          <table:table-cell office:value-type="float" office:value="20145" calcext:value-type="float">
            <text:p>20145</text:p>
          </table:table-cell>
          <table:table-cell office:value-type="date" office:date-value="2012-04-02" calcext:value-type="date">
            <text:p>2.04.2012</text:p>
          </table:table-cell>
          <table:table-cell table:number-columns-repeated="3"/>
        </table:table-row>
        <table:table-row table:style-name="ro1">
          <table:table-cell office:value-type="float" office:value="18983" calcext:value-type="float">
            <text:p>18983</text:p>
          </table:table-cell>
          <table:table-cell office:value-type="date" office:date-value="2012-04-03" calcext:value-type="date">
            <text:p>3.04.2012</text:p>
          </table:table-cell>
          <table:table-cell table:number-columns-repeated="3"/>
        </table:table-row>
        <table:table-row table:style-name="ro1">
          <table:table-cell office:value-type="float" office:value="19791" calcext:value-type="float">
            <text:p>19791</text:p>
          </table:table-cell>
          <table:table-cell office:value-type="date" office:date-value="2012-04-04" calcext:value-type="date">
            <text:p>4.04.2012</text:p>
          </table:table-cell>
          <table:table-cell table:number-columns-repeated="3"/>
        </table:table-row>
        <table:table-row table:style-name="ro1">
          <table:table-cell office:value-type="float" office:value="20998" calcext:value-type="float">
            <text:p>20998</text:p>
          </table:table-cell>
          <table:table-cell office:value-type="date" office:date-value="2012-04-05" calcext:value-type="date">
            <text:p>5.04.2012</text:p>
          </table:table-cell>
          <table:table-cell table:number-columns-repeated="3"/>
        </table:table-row>
        <table:table-row table:style-name="ro1">
          <table:table-cell office:value-type="float" office:value="20879" calcext:value-type="float">
            <text:p>20879</text:p>
          </table:table-cell>
          <table:table-cell office:value-type="date" office:date-value="2012-04-06" calcext:value-type="date">
            <text:p>6.04.2012</text:p>
          </table:table-cell>
          <table:table-cell table:number-columns-repeated="3"/>
        </table:table-row>
        <table:table-row table:style-name="ro1">
          <table:table-cell office:value-type="float" office:value="22044" calcext:value-type="float">
            <text:p>22044</text:p>
          </table:table-cell>
          <table:table-cell office:value-type="date" office:date-value="2012-04-07" calcext:value-type="date">
            <text:p>7.04.2012</text:p>
          </table:table-cell>
          <table:table-cell table:number-columns-repeated="3"/>
        </table:table-row>
        <table:table-row table:style-name="ro1">
          <table:table-cell office:value-type="float" office:value="21257" calcext:value-type="float">
            <text:p>21257</text:p>
          </table:table-cell>
          <table:table-cell office:value-type="date" office:date-value="2012-04-08" calcext:value-type="date">
            <text:p>8.04.2012</text:p>
          </table:table-cell>
          <table:table-cell table:number-columns-repeated="3"/>
        </table:table-row>
        <table:table-row table:style-name="ro1">
          <table:table-cell office:value-type="float" office:value="23533" calcext:value-type="float">
            <text:p>23533</text:p>
          </table:table-cell>
          <table:table-cell office:value-type="date" office:date-value="2012-04-09" calcext:value-type="date">
            <text:p>9.04.2012</text:p>
          </table:table-cell>
          <table:table-cell table:number-columns-repeated="3"/>
        </table:table-row>
        <table:table-row table:style-name="ro1">
          <table:table-cell office:value-type="float" office:value="22097" calcext:value-type="float">
            <text:p>22097</text:p>
          </table:table-cell>
          <table:table-cell office:value-type="date" office:date-value="2012-04-10" calcext:value-type="date">
            <text:p>10.04.2012</text:p>
          </table:table-cell>
          <table:table-cell table:number-columns-repeated="3"/>
        </table:table-row>
        <table:table-row table:style-name="ro1">
          <table:table-cell office:value-type="float" office:value="22866" calcext:value-type="float">
            <text:p>22866</text:p>
          </table:table-cell>
          <table:table-cell office:value-type="date" office:date-value="2012-04-11" calcext:value-type="date">
            <text:p>11.04.2012</text:p>
          </table:table-cell>
          <table:table-cell table:number-columns-repeated="3"/>
        </table:table-row>
        <table:table-row table:style-name="ro1">
          <table:table-cell office:value-type="float" office:value="20348" calcext:value-type="float">
            <text:p>20348</text:p>
          </table:table-cell>
          <table:table-cell office:value-type="date" office:date-value="2012-04-12" calcext:value-type="date">
            <text:p>12.04.2012</text:p>
          </table:table-cell>
          <table:table-cell table:number-columns-repeated="3"/>
        </table:table-row>
        <table:table-row table:style-name="ro1">
          <table:table-cell office:value-type="float" office:value="22377" calcext:value-type="float">
            <text:p>22377</text:p>
          </table:table-cell>
          <table:table-cell office:value-type="date" office:date-value="2012-04-13" calcext:value-type="date">
            <text:p>13.04.2012</text:p>
          </table:table-cell>
          <table:table-cell table:number-columns-repeated="3"/>
        </table:table-row>
        <table:table-row table:style-name="ro1">
          <table:table-cell office:value-type="float" office:value="20394" calcext:value-type="float">
            <text:p>20394</text:p>
          </table:table-cell>
          <table:table-cell office:value-type="date" office:date-value="2012-04-14" calcext:value-type="date">
            <text:p>14.04.2012</text:p>
          </table:table-cell>
          <table:table-cell table:number-columns-repeated="3"/>
        </table:table-row>
        <table:table-row table:style-name="ro1">
          <table:table-cell office:value-type="float" office:value="20510" calcext:value-type="float">
            <text:p>20510</text:p>
          </table:table-cell>
          <table:table-cell office:value-type="date" office:date-value="2012-04-15" calcext:value-type="date">
            <text:p>15.04.2012</text:p>
          </table:table-cell>
          <table:table-cell table:number-columns-repeated="3"/>
        </table:table-row>
        <table:table-row table:style-name="ro1">
          <table:table-cell office:value-type="float" office:value="18840" calcext:value-type="float">
            <text:p>18840</text:p>
          </table:table-cell>
          <table:table-cell office:value-type="date" office:date-value="2012-04-16" calcext:value-type="date">
            <text:p>16.04.2012</text:p>
          </table:table-cell>
          <table:table-cell table:number-columns-repeated="3"/>
        </table:table-row>
        <table:table-row table:style-name="ro1">
          <table:table-cell office:value-type="float" office:value="19755" calcext:value-type="float">
            <text:p>19755</text:p>
          </table:table-cell>
          <table:table-cell office:value-type="date" office:date-value="2012-04-17" calcext:value-type="date">
            <text:p>17.04.2012</text:p>
          </table:table-cell>
          <table:table-cell table:number-columns-repeated="3"/>
        </table:table-row>
        <table:table-row table:style-name="ro1">
          <table:table-cell office:value-type="float" office:value="18105" calcext:value-type="float">
            <text:p>18105</text:p>
          </table:table-cell>
          <table:table-cell office:value-type="date" office:date-value="2012-04-18" calcext:value-type="date">
            <text:p>18.04.2012</text:p>
          </table:table-cell>
          <table:table-cell table:number-columns-repeated="3"/>
        </table:table-row>
        <table:table-row table:style-name="ro1">
          <table:table-cell office:value-type="float" office:value="15106" calcext:value-type="float">
            <text:p>15106</text:p>
          </table:table-cell>
          <table:table-cell office:value-type="date" office:date-value="2012-04-19" calcext:value-type="date">
            <text:p>19.04.2012</text:p>
          </table:table-cell>
          <table:table-cell table:number-columns-repeated="3"/>
        </table:table-row>
        <table:table-row table:style-name="ro1">
          <table:table-cell office:value-type="float" office:value="15443" calcext:value-type="float">
            <text:p>15443</text:p>
          </table:table-cell>
          <table:table-cell office:value-type="date" office:date-value="2012-04-20" calcext:value-type="date">
            <text:p>20.04.2012</text:p>
          </table:table-cell>
          <table:table-cell table:number-columns-repeated="3"/>
        </table:table-row>
        <table:table-row table:style-name="ro1">
          <table:table-cell office:value-type="float" office:value="13994" calcext:value-type="float">
            <text:p>13994</text:p>
          </table:table-cell>
          <table:table-cell office:value-type="date" office:date-value="2012-04-21" calcext:value-type="date">
            <text:p>21.04.2012</text:p>
          </table:table-cell>
          <table:table-cell table:number-columns-repeated="3"/>
        </table:table-row>
        <table:table-row table:style-name="ro1">
          <table:table-cell office:value-type="float" office:value="12704" calcext:value-type="float">
            <text:p>12704</text:p>
          </table:table-cell>
          <table:table-cell office:value-type="date" office:date-value="2012-04-22" calcext:value-type="date">
            <text:p>22.04.2012</text:p>
          </table:table-cell>
          <table:table-cell table:number-columns-repeated="3"/>
        </table:table-row>
        <table:table-row table:style-name="ro1">
          <table:table-cell office:value-type="float" office:value="11066" calcext:value-type="float">
            <text:p>11066</text:p>
          </table:table-cell>
          <table:table-cell office:value-type="date" office:date-value="2012-04-23" calcext:value-type="date">
            <text:p>23.04.2012</text:p>
          </table:table-cell>
          <table:table-cell table:number-columns-repeated="3"/>
        </table:table-row>
        <table:table-row table:style-name="ro1">
          <table:table-cell office:value-type="float" office:value="11324" calcext:value-type="float">
            <text:p>11324</text:p>
          </table:table-cell>
          <table:table-cell office:value-type="date" office:date-value="2012-04-24" calcext:value-type="date">
            <text:p>24.04.2012</text:p>
          </table:table-cell>
          <table:table-cell table:number-columns-repeated="3"/>
        </table:table-row>
        <table:table-row table:style-name="ro1">
          <table:table-cell office:value-type="float" office:value="10333" calcext:value-type="float">
            <text:p>10333</text:p>
          </table:table-cell>
          <table:table-cell office:value-type="date" office:date-value="2012-04-25" calcext:value-type="date">
            <text:p>25.04.2012</text:p>
          </table:table-cell>
          <table:table-cell table:number-columns-repeated="3"/>
        </table:table-row>
        <table:table-row table:style-name="ro1">
          <table:table-cell office:value-type="float" office:value="9324" calcext:value-type="float">
            <text:p>9324</text:p>
          </table:table-cell>
          <table:table-cell office:value-type="date" office:date-value="2012-04-26" calcext:value-type="date">
            <text:p>26.04.2012</text:p>
          </table:table-cell>
          <table:table-cell table:number-columns-repeated="3"/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date" office:date-value="2012-04-27" calcext:value-type="date">
            <text:p>27.04.2012</text:p>
          </table:table-cell>
          <table:table-cell table:number-columns-repeated="3"/>
        </table:table-row>
        <table:table-row table:style-name="ro1">
          <table:table-cell office:value-type="float" office:value="9437" calcext:value-type="float">
            <text:p>9437</text:p>
          </table:table-cell>
          <table:table-cell office:value-type="date" office:date-value="2012-04-28" calcext:value-type="date">
            <text:p>28.04.2012</text:p>
          </table:table-cell>
          <table:table-cell table:number-columns-repeated="3"/>
        </table:table-row>
        <table:table-row table:style-name="ro1">
          <table:table-cell office:value-type="float" office:value="8904" calcext:value-type="float">
            <text:p>8904</text:p>
          </table:table-cell>
          <table:table-cell office:value-type="date" office:date-value="2012-04-29" calcext:value-type="date">
            <text:p>29.04.2012</text:p>
          </table:table-cell>
          <table:table-cell table:number-columns-repeated="3"/>
        </table:table-row>
        <table:table-row table:style-name="ro1">
          <table:table-cell office:value-type="float" office:value="6803" calcext:value-type="float">
            <text:p>6803</text:p>
          </table:table-cell>
          <table:table-cell office:value-type="date" office:date-value="2012-04-30" calcext:value-type="date">
            <text:p>30.04.2012</text:p>
          </table:table-cell>
          <table:table-cell table:number-columns-repeated="3"/>
        </table:table-row>
        <table:table-row table:style-name="ro1">
          <table:table-cell office:value-type="float" office:value="6818" calcext:value-type="float">
            <text:p>6818</text:p>
          </table:table-cell>
          <table:table-cell office:value-type="date" office:date-value="2012-05-01" calcext:value-type="date">
            <text:p>1.05.2012</text:p>
          </table:table-cell>
          <table:table-cell table:number-columns-repeated="3"/>
        </table:table-row>
        <table:table-row table:style-name="ro1">
          <table:table-cell office:value-type="float" office:value="7569" calcext:value-type="float">
            <text:p>7569</text:p>
          </table:table-cell>
          <table:table-cell office:value-type="date" office:date-value="2012-05-02" calcext:value-type="date">
            <text:p>2.05.2012</text:p>
          </table:table-cell>
          <table:table-cell table:number-columns-repeated="3"/>
        </table:table-row>
        <table:table-row table:style-name="ro1">
          <table:table-cell office:value-type="float" office:value="4952" calcext:value-type="float">
            <text:p>4952</text:p>
          </table:table-cell>
          <table:table-cell office:value-type="date" office:date-value="2012-05-03" calcext:value-type="date">
            <text:p>3.05.2012</text:p>
          </table:table-cell>
          <table:table-cell table:number-columns-repeated="3"/>
        </table:table-row>
        <table:table-row table:style-name="ro1">
          <table:table-cell office:value-type="float" office:value="5529" calcext:value-type="float">
            <text:p>5529</text:p>
          </table:table-cell>
          <table:table-cell office:value-type="date" office:date-value="2012-05-04" calcext:value-type="date">
            <text:p>4.05.2012</text:p>
          </table:table-cell>
          <table:table-cell table:number-columns-repeated="3"/>
        </table:table-row>
        <table:table-row table:style-name="ro1">
          <table:table-cell office:value-type="float" office:value="4474" calcext:value-type="float">
            <text:p>4474</text:p>
          </table:table-cell>
          <table:table-cell office:value-type="date" office:date-value="2012-05-05" calcext:value-type="date">
            <text:p>5.05.2012</text:p>
          </table:table-cell>
          <table:table-cell table:number-columns-repeated="3"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date" office:date-value="2012-05-06" calcext:value-type="date">
            <text:p>6.05.2012</text:p>
          </table:table-cell>
          <table:table-cell table:number-columns-repeated="3"/>
        </table:table-row>
        <table:table-row table:style-name="ro1">
          <table:table-cell office:value-type="float" office:value="4603" calcext:value-type="float">
            <text:p>4603</text:p>
          </table:table-cell>
          <table:table-cell office:value-type="date" office:date-value="2012-05-07" calcext:value-type="date">
            <text:p>7.05.2012</text:p>
          </table:table-cell>
          <table:table-cell table:number-columns-repeated="3"/>
        </table:table-row>
        <table:table-row table:style-name="ro1">
          <table:table-cell office:value-type="float" office:value="6694" calcext:value-type="float">
            <text:p>6694</text:p>
          </table:table-cell>
          <table:table-cell office:value-type="date" office:date-value="2012-05-08" calcext:value-type="date">
            <text:p>8.05.2012</text:p>
          </table:table-cell>
          <table:table-cell table:number-columns-repeated="3"/>
        </table:table-row>
        <table:table-row table:style-name="ro1">
          <table:table-cell office:value-type="float" office:value="4259" calcext:value-type="float">
            <text:p>4259</text:p>
          </table:table-cell>
          <table:table-cell office:value-type="date" office:date-value="2012-05-09" calcext:value-type="date">
            <text:p>9.05.2012</text:p>
          </table:table-cell>
          <table:table-cell table:number-columns-repeated="3"/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date" office:date-value="2012-05-10" calcext:value-type="date">
            <text:p>10.05.2012</text:p>
          </table:table-cell>
          <table:table-cell table:number-columns-repeated="3"/>
        </table:table-row>
        <table:table-row table:style-name="ro1">
          <table:table-cell office:value-type="float" office:value="5872" calcext:value-type="float">
            <text:p>5872</text:p>
          </table:table-cell>
          <table:table-cell office:value-type="date" office:date-value="2012-05-11" calcext:value-type="date">
            <text:p>11.05.2012</text:p>
          </table:table-cell>
          <table:table-cell table:number-columns-repeated="3"/>
        </table:table-row>
        <table:table-row table:style-name="ro1">
          <table:table-cell office:value-type="float" office:value="5685" calcext:value-type="float">
            <text:p>5685</text:p>
          </table:table-cell>
          <table:table-cell office:value-type="date" office:date-value="2012-05-12" calcext:value-type="date">
            <text:p>12.05.2012</text:p>
          </table:table-cell>
          <table:table-cell table:number-columns-repeated="3"/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date" office:date-value="2012-05-13" calcext:value-type="date">
            <text:p>13.05.2012</text:p>
          </table:table-cell>
          <table:table-cell table:number-columns-repeated="3"/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date" office:date-value="2012-05-14" calcext:value-type="date">
            <text:p>14.05.2012</text:p>
          </table:table-cell>
          <table:table-cell table:number-columns-repeated="3"/>
        </table:table-row>
        <table:table-row table:style-name="ro1">
          <table:table-cell office:value-type="float" office:value="4182" calcext:value-type="float">
            <text:p>4182</text:p>
          </table:table-cell>
          <table:table-cell office:value-type="date" office:date-value="2012-05-15" calcext:value-type="date">
            <text:p>15.05.2012</text:p>
          </table:table-cell>
          <table:table-cell table:number-columns-repeated="3"/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date" office:date-value="2012-05-16" calcext:value-type="date">
            <text:p>16.05.2012</text:p>
          </table:table-cell>
          <table:table-cell table:number-columns-repeated="3"/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date" office:date-value="2012-05-17" calcext:value-type="date">
            <text:p>17.05.2012</text:p>
          </table:table-cell>
          <table:table-cell table:number-columns-repeated="3"/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date" office:date-value="2012-05-18" calcext:value-type="date">
            <text:p>18.05.2012</text:p>
          </table:table-cell>
          <table:table-cell table:number-columns-repeated="3"/>
        </table:table-row>
        <table:table-row table:style-name="ro1">
          <table:table-cell office:value-type="float" office:value="4261" calcext:value-type="float">
            <text:p>4261</text:p>
          </table:table-cell>
          <table:table-cell office:value-type="date" office:date-value="2012-05-19" calcext:value-type="date">
            <text:p>19.05.2012</text:p>
          </table:table-cell>
          <table:table-cell table:number-columns-repeated="3"/>
        </table:table-row>
        <table:table-row table:style-name="ro1">
          <table:table-cell office:value-type="float" office:value="4285" calcext:value-type="float">
            <text:p>4285</text:p>
          </table:table-cell>
          <table:table-cell office:value-type="date" office:date-value="2012-05-20" calcext:value-type="date">
            <text:p>20.05.2012</text:p>
          </table:table-cell>
          <table:table-cell table:number-columns-repeated="3"/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date" office:date-value="2012-05-21" calcext:value-type="date">
            <text:p>21.05.2012</text:p>
          </table:table-cell>
          <table:table-cell table:number-columns-repeated="3"/>
        </table:table-row>
        <table:table-row table:style-name="ro1">
          <table:table-cell office:value-type="float" office:value="4454" calcext:value-type="float">
            <text:p>4454</text:p>
          </table:table-cell>
          <table:table-cell office:value-type="date" office:date-value="2012-05-22" calcext:value-type="date">
            <text:p>22.05.2012</text:p>
          </table:table-cell>
          <table:table-cell table:number-columns-repeated="3"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date" office:date-value="2012-05-23" calcext:value-type="date">
            <text:p>23.05.2012</text:p>
          </table:table-cell>
          <table:table-cell table:number-columns-repeated="3"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date" office:date-value="2012-05-24" calcext:value-type="date">
            <text:p>24.05.2012</text:p>
          </table:table-cell>
          <table:table-cell table:number-columns-repeated="3"/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date" office:date-value="2012-05-25" calcext:value-type="date">
            <text:p>25.05.2012</text:p>
          </table:table-cell>
          <table:table-cell table:number-columns-repeated="3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date" office:date-value="2012-05-26" calcext:value-type="date">
            <text:p>26.05.2012</text:p>
          </table:table-cell>
          <table:table-cell table:number-columns-repeated="3"/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date" office:date-value="2012-05-27" calcext:value-type="date">
            <text:p>27.05.2012</text:p>
          </table:table-cell>
          <table:table-cell table:number-columns-repeated="3"/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date" office:date-value="2012-05-28" calcext:value-type="date">
            <text:p>28.05.2012</text:p>
          </table:table-cell>
          <table:table-cell table:number-columns-repeated="3"/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date" office:date-value="2012-05-29" calcext:value-type="date">
            <text:p>29.05.2012</text:p>
          </table:table-cell>
          <table:table-cell table:number-columns-repeated="3"/>
        </table:table-row>
        <table:table-row table:style-name="ro1">
          <table:table-cell office:value-type="float" office:value="6008" calcext:value-type="float">
            <text:p>6008</text:p>
          </table:table-cell>
          <table:table-cell office:value-type="date" office:date-value="2012-05-30" calcext:value-type="date">
            <text:p>30.05.2012</text:p>
          </table:table-cell>
          <table:table-cell table:number-columns-repeated="3"/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date" office:date-value="2012-05-31" calcext:value-type="date">
            <text:p>31.05.2012</text:p>
          </table:table-cell>
          <table:table-cell table:number-columns-repeated="3"/>
        </table:table-row>
        <table:table-row table:style-name="ro1">
          <table:table-cell office:value-type="float" office:value="4343" calcext:value-type="float">
            <text:p>4343</text:p>
          </table:table-cell>
          <table:table-cell office:value-type="date" office:date-value="2012-06-01" calcext:value-type="date">
            <text:p>1.06.2012</text:p>
          </table:table-cell>
          <table:table-cell table:number-columns-repeated="3"/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date" office:date-value="2012-06-02" calcext:value-type="date">
            <text:p>2.06.2012</text:p>
          </table:table-cell>
          <table:table-cell table:number-columns-repeated="3"/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date" office:date-value="2012-06-03" calcext:value-type="date">
            <text:p>3.06.2012</text:p>
          </table:table-cell>
          <table:table-cell table:number-columns-repeated="3"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date" office:date-value="2012-06-04" calcext:value-type="date">
            <text:p>4.06.2012</text:p>
          </table:table-cell>
          <table:table-cell table:number-columns-repeated="3"/>
        </table:table-row>
        <table:table-row table:style-name="ro1">
          <table:table-cell office:value-type="float" office:value="5273" calcext:value-type="float">
            <text:p>5273</text:p>
          </table:table-cell>
          <table:table-cell office:value-type="date" office:date-value="2012-06-05" calcext:value-type="date">
            <text:p>5.06.2012</text:p>
          </table:table-cell>
          <table:table-cell table:number-columns-repeated="3"/>
        </table:table-row>
        <table:table-row table:style-name="ro1">
          <table:table-cell office:value-type="float" office:value="5542" calcext:value-type="float">
            <text:p>5542</text:p>
          </table:table-cell>
          <table:table-cell office:value-type="date" office:date-value="2012-06-06" calcext:value-type="date">
            <text:p>6.06.2012</text:p>
          </table:table-cell>
          <table:table-cell table:number-columns-repeated="3"/>
        </table:table-row>
        <table:table-row table:style-name="ro1">
          <table:table-cell office:value-type="float" office:value="4598" calcext:value-type="float">
            <text:p>4598</text:p>
          </table:table-cell>
          <table:table-cell office:value-type="date" office:date-value="2012-06-07" calcext:value-type="date">
            <text:p>7.06.2012</text:p>
          </table:table-cell>
          <table:table-cell table:number-columns-repeated="3"/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date" office:date-value="2012-06-08" calcext:value-type="date">
            <text:p>8.06.2012</text:p>
          </table:table-cell>
          <table:table-cell table:number-columns-repeated="3"/>
        </table:table-row>
        <table:table-row table:style-name="ro1">
          <table:table-cell office:value-type="float" office:value="4653" calcext:value-type="float">
            <text:p>4653</text:p>
          </table:table-cell>
          <table:table-cell office:value-type="date" office:date-value="2012-06-09" calcext:value-type="date">
            <text:p>9.06.2012</text:p>
          </table:table-cell>
          <table:table-cell table:number-columns-repeated="3"/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date" office:date-value="2012-06-10" calcext:value-type="date">
            <text:p>10.06.2012</text:p>
          </table:table-cell>
          <table:table-cell table:number-columns-repeated="3"/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date" office:date-value="2012-06-11" calcext:value-type="date">
            <text:p>11.06.2012</text:p>
          </table:table-cell>
          <table:table-cell table:number-columns-repeated="3"/>
        </table:table-row>
        <table:table-row table:style-name="ro1">
          <table:table-cell office:value-type="float" office:value="4796" calcext:value-type="float">
            <text:p>4796</text:p>
          </table:table-cell>
          <table:table-cell office:value-type="date" office:date-value="2012-06-12" calcext:value-type="date">
            <text:p>12.06.2012</text:p>
          </table:table-cell>
          <table:table-cell table:number-columns-repeated="3"/>
        </table:table-row>
        <table:table-row table:style-name="ro1">
          <table:table-cell office:value-type="float" office:value="4397" calcext:value-type="float">
            <text:p>4397</text:p>
          </table:table-cell>
          <table:table-cell office:value-type="date" office:date-value="2012-06-13" calcext:value-type="date">
            <text:p>13.06.2012</text:p>
          </table:table-cell>
          <table:table-cell table:number-columns-repeated="3"/>
        </table:table-row>
        <table:table-row table:style-name="ro1">
          <table:table-cell office:value-type="float" office:value="4543" calcext:value-type="float">
            <text:p>4543</text:p>
          </table:table-cell>
          <table:table-cell office:value-type="date" office:date-value="2012-06-14" calcext:value-type="date">
            <text:p>14.06.2012</text:p>
          </table:table-cell>
          <table:table-cell table:number-columns-repeated="3"/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date" office:date-value="2012-06-15" calcext:value-type="date">
            <text:p>15.06.2012</text:p>
          </table:table-cell>
          <table:table-cell table:number-columns-repeated="3"/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date" office:date-value="2012-06-16" calcext:value-type="date">
            <text:p>16.06.2012</text:p>
          </table:table-cell>
          <table:table-cell table:number-columns-repeated="3"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date" office:date-value="2012-06-17" calcext:value-type="date">
            <text:p>17.06.2012</text:p>
          </table:table-cell>
          <table:table-cell table:number-columns-repeated="3"/>
        </table:table-row>
        <table:table-row table:style-name="ro1">
          <table:table-cell office:value-type="float" office:value="5413" calcext:value-type="float">
            <text:p>5413</text:p>
          </table:table-cell>
          <table:table-cell office:value-type="date" office:date-value="2012-06-18" calcext:value-type="date">
            <text:p>18.06.2012</text:p>
          </table:table-cell>
          <table:table-cell table:number-columns-repeated="3"/>
        </table:table-row>
        <table:table-row table:style-name="ro1">
          <table:table-cell office:value-type="float" office:value="5194" calcext:value-type="float">
            <text:p>5194</text:p>
          </table:table-cell>
          <table:table-cell office:value-type="date" office:date-value="2012-06-19" calcext:value-type="date">
            <text:p>19.06.2012</text:p>
          </table:table-cell>
          <table:table-cell table:number-columns-repeated="3"/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date" office:date-value="2012-06-20" calcext:value-type="date">
            <text:p>20.06.2012</text:p>
          </table:table-cell>
          <table:table-cell table:number-columns-repeated="3"/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date" office:date-value="2012-06-21" calcext:value-type="date">
            <text:p>21.06.2012</text:p>
          </table:table-cell>
          <table:table-cell table:number-columns-repeated="3"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date" office:date-value="2012-06-22" calcext:value-type="date">
            <text:p>22.06.2012</text:p>
          </table:table-cell>
          <table:table-cell table:number-columns-repeated="3"/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date" office:date-value="2012-06-23" calcext:value-type="date">
            <text:p>23.06.2012</text:p>
          </table:table-cell>
          <table:table-cell table:number-columns-repeated="3"/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date" office:date-value="2012-06-24" calcext:value-type="date">
            <text:p>24.06.2012</text:p>
          </table:table-cell>
          <table:table-cell table:number-columns-repeated="3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date" office:date-value="2012-06-25" calcext:value-type="date">
            <text:p>25.06.2012</text:p>
          </table:table-cell>
          <table:table-cell table:number-columns-repeated="3"/>
        </table:table-row>
        <table:table-row table:style-name="ro1">
          <table:table-cell office:value-type="float" office:value="3841" calcext:value-type="float">
            <text:p>3841</text:p>
          </table:table-cell>
          <table:table-cell office:value-type="date" office:date-value="2012-06-26" calcext:value-type="date">
            <text:p>26.06.2012</text:p>
          </table:table-cell>
          <table:table-cell table:number-columns-repeated="3"/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date" office:date-value="2012-06-27" calcext:value-type="date">
            <text:p>27.06.2012</text:p>
          </table:table-cell>
          <table:table-cell table:number-columns-repeated="3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date" office:date-value="2012-06-28" calcext:value-type="date">
            <text:p>28.06.2012</text:p>
          </table:table-cell>
          <table:table-cell table:number-columns-repeated="3"/>
        </table:table-row>
        <table:table-row table:style-name="ro1">
          <table:table-cell office:value-type="float" office:value="4193" calcext:value-type="float">
            <text:p>4193</text:p>
          </table:table-cell>
          <table:table-cell office:value-type="date" office:date-value="2012-06-29" calcext:value-type="date">
            <text:p>29.06.2012</text:p>
          </table:table-cell>
          <table:table-cell table:number-columns-repeated="3"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date" office:date-value="2012-06-30" calcext:value-type="date">
            <text:p>30.06.2012</text:p>
          </table:table-cell>
          <table:table-cell table:number-columns-repeated="3"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date" office:date-value="2012-07-01" calcext:value-type="date">
            <text:p>1.07.2012</text:p>
          </table:table-cell>
          <table:table-cell table:number-columns-repeated="3"/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date" office:date-value="2012-07-02" calcext:value-type="date">
            <text:p>2.07.2012</text:p>
          </table:table-cell>
          <table:table-cell table:number-columns-repeated="3"/>
        </table:table-row>
        <table:table-row table:style-name="ro1">
          <table:table-cell office:value-type="float" office:value="5221" calcext:value-type="float">
            <text:p>5221</text:p>
          </table:table-cell>
          <table:table-cell office:value-type="date" office:date-value="2012-07-03" calcext:value-type="date">
            <text:p>3.07.2012</text:p>
          </table:table-cell>
          <table:table-cell table:number-columns-repeated="3"/>
        </table:table-row>
        <table:table-row table:style-name="ro1">
          <table:table-cell office:value-type="float" office:value="3861" calcext:value-type="float">
            <text:p>3861</text:p>
          </table:table-cell>
          <table:table-cell office:value-type="date" office:date-value="2012-07-04" calcext:value-type="date">
            <text:p>4.07.2012</text:p>
          </table:table-cell>
          <table:table-cell table:number-columns-repeated="3"/>
        </table:table-row>
        <table:table-row table:style-name="ro1">
          <table:table-cell office:value-type="float" office:value="3789" calcext:value-type="float">
            <text:p>3789</text:p>
          </table:table-cell>
          <table:table-cell office:value-type="date" office:date-value="2012-07-05" calcext:value-type="date">
            <text:p>5.07.2012</text:p>
          </table:table-cell>
          <table:table-cell table:number-columns-repeated="3"/>
        </table:table-row>
        <table:table-row table:style-name="ro1">
          <table:table-cell office:value-type="float" office:value="4214" calcext:value-type="float">
            <text:p>4214</text:p>
          </table:table-cell>
          <table:table-cell office:value-type="date" office:date-value="2012-07-06" calcext:value-type="date">
            <text:p>6.07.2012</text:p>
          </table:table-cell>
          <table:table-cell table:number-columns-repeated="3"/>
        </table:table-row>
        <table:table-row table:style-name="ro1">
          <table:table-cell office:value-type="float" office:value="3506" calcext:value-type="float">
            <text:p>3506</text:p>
          </table:table-cell>
          <table:table-cell office:value-type="date" office:date-value="2012-07-07" calcext:value-type="date">
            <text:p>7.07.2012</text:p>
          </table:table-cell>
          <table:table-cell table:number-columns-repeated="3"/>
        </table:table-row>
        <table:table-row table:style-name="ro1">
          <table:table-cell office:value-type="float" office:value="3893" calcext:value-type="float">
            <text:p>3893</text:p>
          </table:table-cell>
          <table:table-cell office:value-type="date" office:date-value="2012-07-08" calcext:value-type="date">
            <text:p>8.07.2012</text:p>
          </table:table-cell>
          <table:table-cell table:number-columns-repeated="3"/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date" office:date-value="2012-07-09" calcext:value-type="date">
            <text:p>9.07.2012</text:p>
          </table:table-cell>
          <table:table-cell table:number-columns-repeated="3"/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date" office:date-value="2012-07-10" calcext:value-type="date">
            <text:p>10.07.2012</text:p>
          </table:table-cell>
          <table:table-cell table:number-columns-repeated="3"/>
        </table:table-row>
        <table:table-row table:style-name="ro1">
          <table:table-cell office:value-type="float" office:value="4779" calcext:value-type="float">
            <text:p>4779</text:p>
          </table:table-cell>
          <table:table-cell office:value-type="date" office:date-value="2012-07-11" calcext:value-type="date">
            <text:p>11.07.2012</text:p>
          </table:table-cell>
          <table:table-cell table:number-columns-repeated="3"/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date" office:date-value="2012-07-12" calcext:value-type="date">
            <text:p>12.07.2012</text:p>
          </table:table-cell>
          <table:table-cell table:number-columns-repeated="3"/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date" office:date-value="2012-07-13" calcext:value-type="date">
            <text:p>13.07.2012</text:p>
          </table:table-cell>
          <table:table-cell table:number-columns-repeated="3"/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date" office:date-value="2012-07-14" calcext:value-type="date">
            <text:p>14.07.2012</text:p>
          </table:table-cell>
          <table:table-cell table:number-columns-repeated="3"/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date" office:date-value="2012-07-15" calcext:value-type="date">
            <text:p>15.07.2012</text:p>
          </table:table-cell>
          <table:table-cell table:number-columns-repeated="3"/>
        </table:table-row>
        <table:table-row table:style-name="ro1">
          <table:table-cell office:value-type="float" office:value="5357" calcext:value-type="float">
            <text:p>5357</text:p>
          </table:table-cell>
          <table:table-cell office:value-type="date" office:date-value="2012-07-16" calcext:value-type="date">
            <text:p>16.07.2012</text:p>
          </table:table-cell>
          <table:table-cell table:number-columns-repeated="3"/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date" office:date-value="2012-07-17" calcext:value-type="date">
            <text:p>17.07.2012</text:p>
          </table:table-cell>
          <table:table-cell table:number-columns-repeated="3"/>
        </table:table-row>
        <table:table-row table:style-name="ro1">
          <table:table-cell office:value-type="float" office:value="4419" calcext:value-type="float">
            <text:p>4419</text:p>
          </table:table-cell>
          <table:table-cell office:value-type="date" office:date-value="2012-07-18" calcext:value-type="date">
            <text:p>18.07.2012</text:p>
          </table:table-cell>
          <table:table-cell table:number-columns-repeated="3"/>
        </table:table-row>
        <table:table-row table:style-name="ro1">
          <table:table-cell office:value-type="float" office:value="5012" calcext:value-type="float">
            <text:p>5012</text:p>
          </table:table-cell>
          <table:table-cell office:value-type="date" office:date-value="2012-07-19" calcext:value-type="date">
            <text:p>19.07.2012</text:p>
          </table:table-cell>
          <table:table-cell table:number-columns-repeated="3"/>
        </table:table-row>
        <table:table-row table:style-name="ro1">
          <table:table-cell office:value-type="float" office:value="4852" calcext:value-type="float">
            <text:p>4852</text:p>
          </table:table-cell>
          <table:table-cell office:value-type="date" office:date-value="2012-07-20" calcext:value-type="date">
            <text:p>20.07.2012</text:p>
          </table:table-cell>
          <table:table-cell table:number-columns-repeated="3"/>
        </table:table-row>
        <table:table-row table:style-name="ro1">
          <table:table-cell office:value-type="float" office:value="8865" calcext:value-type="float">
            <text:p>8865</text:p>
          </table:table-cell>
          <table:table-cell office:value-type="date" office:date-value="2012-07-21" calcext:value-type="date">
            <text:p>21.07.2012</text:p>
          </table:table-cell>
          <table:table-cell table:number-columns-repeated="3"/>
        </table:table-row>
        <table:table-row table:style-name="ro1">
          <table:table-cell office:value-type="float" office:value="15095" calcext:value-type="float">
            <text:p>15095</text:p>
          </table:table-cell>
          <table:table-cell office:value-type="date" office:date-value="2012-07-22" calcext:value-type="date">
            <text:p>22.07.2012</text:p>
          </table:table-cell>
          <table:table-cell table:number-columns-repeated="3"/>
        </table:table-row>
        <table:table-row table:style-name="ro1">
          <table:table-cell office:value-type="float" office:value="26822" calcext:value-type="float">
            <text:p>26822</text:p>
          </table:table-cell>
          <table:table-cell office:value-type="date" office:date-value="2012-07-23" calcext:value-type="date">
            <text:p>23.07.2012</text:p>
          </table:table-cell>
          <table:table-cell table:number-columns-repeated="3"/>
        </table:table-row>
        <table:table-row table:style-name="ro1">
          <table:table-cell office:value-type="float" office:value="38519" calcext:value-type="float">
            <text:p>38519</text:p>
          </table:table-cell>
          <table:table-cell office:value-type="date" office:date-value="2012-07-24" calcext:value-type="date">
            <text:p>24.07.2012</text:p>
          </table:table-cell>
          <table:table-cell table:number-columns-repeated="3"/>
        </table:table-row>
        <table:table-row table:style-name="ro1">
          <table:table-cell office:value-type="float" office:value="50271" calcext:value-type="float">
            <text:p>50271</text:p>
          </table:table-cell>
          <table:table-cell office:value-type="date" office:date-value="2012-07-25" calcext:value-type="date">
            <text:p>25.07.2012</text:p>
          </table:table-cell>
          <table:table-cell table:number-columns-repeated="3"/>
        </table:table-row>
        <table:table-row table:style-name="ro1">
          <table:table-cell office:value-type="float" office:value="57936" calcext:value-type="float">
            <text:p>57936</text:p>
          </table:table-cell>
          <table:table-cell office:value-type="date" office:date-value="2012-07-26" calcext:value-type="date">
            <text:p>26.07.2012</text:p>
          </table:table-cell>
          <table:table-cell table:number-columns-repeated="3"/>
        </table:table-row>
        <table:table-row table:style-name="ro1">
          <table:table-cell office:value-type="float" office:value="58941" calcext:value-type="float">
            <text:p>58941</text:p>
          </table:table-cell>
          <table:table-cell office:value-type="date" office:date-value="2012-07-27" calcext:value-type="date">
            <text:p>27.07.2012</text:p>
          </table:table-cell>
          <table:table-cell table:number-columns-repeated="3"/>
        </table:table-row>
        <table:table-row table:style-name="ro1">
          <table:table-cell office:value-type="float" office:value="49510" calcext:value-type="float">
            <text:p>49510</text:p>
          </table:table-cell>
          <table:table-cell office:value-type="date" office:date-value="2012-07-28" calcext:value-type="date">
            <text:p>28.07.2012</text:p>
          </table:table-cell>
          <table:table-cell table:number-columns-repeated="3"/>
        </table:table-row>
        <table:table-row table:style-name="ro1">
          <table:table-cell office:value-type="float" office:value="37222" calcext:value-type="float">
            <text:p>37222</text:p>
          </table:table-cell>
          <table:table-cell office:value-type="date" office:date-value="2012-07-29" calcext:value-type="date">
            <text:p>29.07.2012</text:p>
          </table:table-cell>
          <table:table-cell table:number-columns-repeated="3"/>
        </table:table-row>
        <table:table-row table:style-name="ro1">
          <table:table-cell office:value-type="float" office:value="25013" calcext:value-type="float">
            <text:p>25013</text:p>
          </table:table-cell>
          <table:table-cell office:value-type="date" office:date-value="2012-07-30" calcext:value-type="date">
            <text:p>30.07.2012</text:p>
          </table:table-cell>
          <table:table-cell table:number-columns-repeated="3"/>
        </table:table-row>
        <table:table-row table:style-name="ro1">
          <table:table-cell office:value-type="float" office:value="17372" calcext:value-type="float">
            <text:p>17372</text:p>
          </table:table-cell>
          <table:table-cell office:value-type="date" office:date-value="2012-07-31" calcext:value-type="date">
            <text:p>31.07.2012</text:p>
          </table:table-cell>
          <table:table-cell table:number-columns-repeated="3"/>
        </table:table-row>
        <table:table-row table:style-name="ro1">
          <table:table-cell office:value-type="float" office:value="9974" calcext:value-type="float">
            <text:p>9974</text:p>
          </table:table-cell>
          <table:table-cell office:value-type="date" office:date-value="2012-08-01" calcext:value-type="date">
            <text:p>1.08.2012</text:p>
          </table:table-cell>
          <table:table-cell table:number-columns-repeated="3"/>
        </table:table-row>
        <table:table-row table:style-name="ro1">
          <table:table-cell office:value-type="float" office:value="7421" calcext:value-type="float">
            <text:p>7421</text:p>
          </table:table-cell>
          <table:table-cell office:value-type="date" office:date-value="2012-08-02" calcext:value-type="date">
            <text:p>2.08.2012</text:p>
          </table:table-cell>
          <table:table-cell table:number-columns-repeated="3"/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date" office:date-value="2012-08-03" calcext:value-type="date">
            <text:p>3.08.2012</text:p>
          </table:table-cell>
          <table:table-cell table:number-columns-repeated="3"/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date" office:date-value="2012-08-04" calcext:value-type="date">
            <text:p>4.08.2012</text:p>
          </table:table-cell>
          <table:table-cell table:number-columns-repeated="3"/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date" office:date-value="2012-08-05" calcext:value-type="date">
            <text:p>5.08.2012</text:p>
          </table:table-cell>
          <table:table-cell table:number-columns-repeated="3"/>
        </table:table-row>
        <table:table-row table:style-name="ro1">
          <table:table-cell office:value-type="float" office:value="4114" calcext:value-type="float">
            <text:p>4114</text:p>
          </table:table-cell>
          <table:table-cell office:value-type="date" office:date-value="2012-08-06" calcext:value-type="date">
            <text:p>6.08.2012</text:p>
          </table:table-cell>
          <table:table-cell table:number-columns-repeated="3"/>
        </table:table-row>
        <table:table-row table:style-name="ro1">
          <table:table-cell office:value-type="float" office:value="4435" calcext:value-type="float">
            <text:p>4435</text:p>
          </table:table-cell>
          <table:table-cell office:value-type="date" office:date-value="2012-08-07" calcext:value-type="date">
            <text:p>7.08.2012</text:p>
          </table:table-cell>
          <table:table-cell table:number-columns-repeated="3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date" office:date-value="2012-08-08" calcext:value-type="date">
            <text:p>8.08.2012</text:p>
          </table:table-cell>
          <table:table-cell table:number-columns-repeated="3"/>
        </table:table-row>
        <table:table-row table:style-name="ro1">
          <table:table-cell office:value-type="float" office:value="5291" calcext:value-type="float">
            <text:p>5291</text:p>
          </table:table-cell>
          <table:table-cell office:value-type="date" office:date-value="2012-08-09" calcext:value-type="date">
            <text:p>9.08.2012</text:p>
          </table:table-cell>
          <table:table-cell table:number-columns-repeated="3"/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date" office:date-value="2012-08-10" calcext:value-type="date">
            <text:p>10.08.2012</text:p>
          </table:table-cell>
          <table:table-cell table:number-columns-repeated="3"/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date" office:date-value="2012-08-11" calcext:value-type="date">
            <text:p>11.08.2012</text:p>
          </table:table-cell>
          <table:table-cell table:number-columns-repeated="3"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date" office:date-value="2012-08-12" calcext:value-type="date">
            <text:p>12.08.2012</text:p>
          </table:table-cell>
          <table:table-cell table:number-columns-repeated="3"/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date" office:date-value="2012-08-13" calcext:value-type="date">
            <text:p>13.08.2012</text:p>
          </table:table-cell>
          <table:table-cell table:number-columns-repeated="3"/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date" office:date-value="2012-08-14" calcext:value-type="date">
            <text:p>14.08.2012</text:p>
          </table:table-cell>
          <table:table-cell table:number-columns-repeated="3"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date" office:date-value="2012-08-15" calcext:value-type="date">
            <text:p>15.08.2012</text:p>
          </table:table-cell>
          <table:table-cell table:number-columns-repeated="3"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date" office:date-value="2012-08-16" calcext:value-type="date">
            <text:p>16.08.2012</text:p>
          </table:table-cell>
          <table:table-cell table:number-columns-repeated="3"/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date" office:date-value="2012-08-17" calcext:value-type="date">
            <text:p>17.08.2012</text:p>
          </table:table-cell>
          <table:table-cell table:number-columns-repeated="3"/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date" office:date-value="2012-08-18" calcext:value-type="date">
            <text:p>18.08.2012</text:p>
          </table:table-cell>
          <table:table-cell table:number-columns-repeated="3"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date" office:date-value="2012-08-19" calcext:value-type="date">
            <text:p>19.08.2012</text:p>
          </table:table-cell>
          <table:table-cell table:number-columns-repeated="3"/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date" office:date-value="2012-08-20" calcext:value-type="date">
            <text:p>20.08.2012</text:p>
          </table:table-cell>
          <table:table-cell table:number-columns-repeated="3"/>
        </table:table-row>
        <table:table-row table:style-name="ro1">
          <table:table-cell office:value-type="float" office:value="5293" calcext:value-type="float">
            <text:p>5293</text:p>
          </table:table-cell>
          <table:table-cell office:value-type="date" office:date-value="2012-08-21" calcext:value-type="date">
            <text:p>21.08.2012</text:p>
          </table:table-cell>
          <table:table-cell table:number-columns-repeated="3"/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date" office:date-value="2012-08-22" calcext:value-type="date">
            <text:p>22.08.2012</text:p>
          </table:table-cell>
          <table:table-cell table:number-columns-repeated="3"/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date" office:date-value="2012-08-23" calcext:value-type="date">
            <text:p>23.08.2012</text:p>
          </table:table-cell>
          <table:table-cell table:number-columns-repeated="3"/>
        </table:table-row>
        <table:table-row table:style-name="ro1">
          <table:table-cell office:value-type="float" office:value="4882" calcext:value-type="float">
            <text:p>4882</text:p>
          </table:table-cell>
          <table:table-cell office:value-type="date" office:date-value="2012-08-24" calcext:value-type="date">
            <text:p>24.08.2012</text:p>
          </table:table-cell>
          <table:table-cell table:number-columns-repeated="3"/>
        </table:table-row>
        <table:table-row table:style-name="ro1">
          <table:table-cell office:value-type="float" office:value="8398" calcext:value-type="float">
            <text:p>8398</text:p>
          </table:table-cell>
          <table:table-cell office:value-type="date" office:date-value="2012-08-25" calcext:value-type="date">
            <text:p>25.08.2012</text:p>
          </table:table-cell>
          <table:table-cell table:number-columns-repeated="3"/>
        </table:table-row>
        <table:table-row table:style-name="ro1">
          <table:table-cell office:value-type="float" office:value="10594" calcext:value-type="float">
            <text:p>10594</text:p>
          </table:table-cell>
          <table:table-cell office:value-type="date" office:date-value="2012-08-26" calcext:value-type="date">
            <text:p>26.08.2012</text:p>
          </table:table-cell>
          <table:table-cell table:number-columns-repeated="3"/>
        </table:table-row>
        <table:table-row table:style-name="ro1">
          <table:table-cell office:value-type="float" office:value="16764" calcext:value-type="float">
            <text:p>16764</text:p>
          </table:table-cell>
          <table:table-cell office:value-type="date" office:date-value="2012-08-27" calcext:value-type="date">
            <text:p>27.08.2012</text:p>
          </table:table-cell>
          <table:table-cell table:number-columns-repeated="3"/>
        </table:table-row>
        <table:table-row table:style-name="ro1">
          <table:table-cell office:value-type="float" office:value="20954" calcext:value-type="float">
            <text:p>20954</text:p>
          </table:table-cell>
          <table:table-cell office:value-type="date" office:date-value="2012-08-28" calcext:value-type="date">
            <text:p>28.08.2012</text:p>
          </table:table-cell>
          <table:table-cell table:number-columns-repeated="3"/>
        </table:table-row>
        <table:table-row table:style-name="ro1">
          <table:table-cell office:value-type="float" office:value="27013" calcext:value-type="float">
            <text:p>27013</text:p>
          </table:table-cell>
          <table:table-cell office:value-type="date" office:date-value="2012-08-29" calcext:value-type="date">
            <text:p>29.08.2012</text:p>
          </table:table-cell>
          <table:table-cell table:number-columns-repeated="3"/>
        </table:table-row>
        <table:table-row table:style-name="ro1">
          <table:table-cell office:value-type="float" office:value="30654" calcext:value-type="float">
            <text:p>30654</text:p>
          </table:table-cell>
          <table:table-cell office:value-type="date" office:date-value="2012-08-30" calcext:value-type="date">
            <text:p>30.08.2012</text:p>
          </table:table-cell>
          <table:table-cell table:number-columns-repeated="3"/>
        </table:table-row>
        <table:table-row table:style-name="ro1">
          <table:table-cell office:value-type="float" office:value="30666" calcext:value-type="float">
            <text:p>30666</text:p>
          </table:table-cell>
          <table:table-cell office:value-type="date" office:date-value="2012-08-31" calcext:value-type="date">
            <text:p>31.08.2012</text:p>
          </table:table-cell>
          <table:table-cell table:number-columns-repeated="3"/>
        </table:table-row>
        <table:table-row table:style-name="ro1">
          <table:table-cell office:value-type="float" office:value="28936" calcext:value-type="float">
            <text:p>28936</text:p>
          </table:table-cell>
          <table:table-cell office:value-type="date" office:date-value="2012-09-01" calcext:value-type="date">
            <text:p>1.09.2012</text:p>
          </table:table-cell>
          <table:table-cell table:number-columns-repeated="3"/>
        </table:table-row>
        <table:table-row table:style-name="ro1">
          <table:table-cell office:value-type="float" office:value="22361" calcext:value-type="float">
            <text:p>22361</text:p>
          </table:table-cell>
          <table:table-cell office:value-type="date" office:date-value="2012-09-02" calcext:value-type="date">
            <text:p>2.09.2012</text:p>
          </table:table-cell>
          <table:table-cell table:number-columns-repeated="3"/>
        </table:table-row>
        <table:table-row table:style-name="ro1">
          <table:table-cell office:value-type="float" office:value="14932" calcext:value-type="float">
            <text:p>14932</text:p>
          </table:table-cell>
          <table:table-cell office:value-type="date" office:date-value="2012-09-03" calcext:value-type="date">
            <text:p>3.09.2012</text:p>
          </table:table-cell>
          <table:table-cell table:number-columns-repeated="3"/>
        </table:table-row>
        <table:table-row table:style-name="ro1">
          <table:table-cell office:value-type="float" office:value="8388" calcext:value-type="float">
            <text:p>8388</text:p>
          </table:table-cell>
          <table:table-cell office:value-type="date" office:date-value="2012-09-04" calcext:value-type="date">
            <text:p>4.09.2012</text:p>
          </table:table-cell>
          <table:table-cell table:number-columns-repeated="3"/>
        </table:table-row>
        <table:table-row table:style-name="ro1">
          <table:table-cell office:value-type="float" office:value="7467" calcext:value-type="float">
            <text:p>7467</text:p>
          </table:table-cell>
          <table:table-cell office:value-type="date" office:date-value="2012-09-05" calcext:value-type="date">
            <text:p>5.09.2012</text:p>
          </table:table-cell>
          <table:table-cell table:number-columns-repeated="3"/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date" office:date-value="2012-09-06" calcext:value-type="date">
            <text:p>6.09.2012</text:p>
          </table:table-cell>
          <table:table-cell table:number-columns-repeated="3"/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date" office:date-value="2012-09-07" calcext:value-type="date">
            <text:p>7.09.2012</text:p>
          </table:table-cell>
          <table:table-cell table:number-columns-repeated="3"/>
        </table:table-row>
        <table:table-row table:style-name="ro1">
          <table:table-cell office:value-type="float" office:value="4369" calcext:value-type="float">
            <text:p>4369</text:p>
          </table:table-cell>
          <table:table-cell office:value-type="date" office:date-value="2012-09-08" calcext:value-type="date">
            <text:p>8.09.2012</text:p>
          </table:table-cell>
          <table:table-cell table:number-columns-repeated="3"/>
        </table:table-row>
        <table:table-row table:style-name="ro1">
          <table:table-cell office:value-type="float" office:value="4835" calcext:value-type="float">
            <text:p>4835</text:p>
          </table:table-cell>
          <table:table-cell office:value-type="date" office:date-value="2012-09-09" calcext:value-type="date">
            <text:p>9.09.2012</text:p>
          </table:table-cell>
          <table:table-cell table:number-columns-repeated="3"/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date" office:date-value="2012-09-10" calcext:value-type="date">
            <text:p>10.09.2012</text:p>
          </table:table-cell>
          <table:table-cell table:number-columns-repeated="3"/>
        </table:table-row>
        <table:table-row table:style-name="ro1">
          <table:table-cell office:value-type="float" office:value="5068" calcext:value-type="float">
            <text:p>5068</text:p>
          </table:table-cell>
          <table:table-cell office:value-type="date" office:date-value="2012-09-11" calcext:value-type="date">
            <text:p>11.09.2012</text:p>
          </table:table-cell>
          <table:table-cell table:number-columns-repeated="3"/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date" office:date-value="2012-09-12" calcext:value-type="date">
            <text:p>12.09.2012</text:p>
          </table:table-cell>
          <table:table-cell table:number-columns-repeated="3"/>
        </table:table-row>
        <table:table-row table:style-name="ro1">
          <table:table-cell office:value-type="float" office:value="4846" calcext:value-type="float">
            <text:p>4846</text:p>
          </table:table-cell>
          <table:table-cell office:value-type="date" office:date-value="2012-09-13" calcext:value-type="date">
            <text:p>13.09.2012</text:p>
          </table:table-cell>
          <table:table-cell table:number-columns-repeated="3"/>
        </table:table-row>
        <table:table-row table:style-name="ro1">
          <table:table-cell office:value-type="float" office:value="5578" calcext:value-type="float">
            <text:p>5578</text:p>
          </table:table-cell>
          <table:table-cell office:value-type="date" office:date-value="2012-09-14" calcext:value-type="date">
            <text:p>14.09.2012</text:p>
          </table:table-cell>
          <table:table-cell table:number-columns-repeated="3"/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date" office:date-value="2012-09-15" calcext:value-type="date">
            <text:p>15.09.2012</text:p>
          </table:table-cell>
          <table:table-cell table:number-columns-repeated="3"/>
        </table:table-row>
        <table:table-row table:style-name="ro1">
          <table:table-cell office:value-type="float" office:value="4175" calcext:value-type="float">
            <text:p>4175</text:p>
          </table:table-cell>
          <table:table-cell office:value-type="date" office:date-value="2012-09-16" calcext:value-type="date">
            <text:p>16.09.2012</text:p>
          </table:table-cell>
          <table:table-cell table:number-columns-repeated="3"/>
        </table:table-row>
        <table:table-row table:style-name="ro1">
          <table:table-cell office:value-type="float" office:value="4073" calcext:value-type="float">
            <text:p>4073</text:p>
          </table:table-cell>
          <table:table-cell office:value-type="date" office:date-value="2012-09-17" calcext:value-type="date">
            <text:p>17.09.2012</text:p>
          </table:table-cell>
          <table:table-cell table:number-columns-repeated="3"/>
        </table:table-row>
        <table:table-row table:style-name="ro1">
          <table:table-cell office:value-type="float" office:value="3959" calcext:value-type="float">
            <text:p>3959</text:p>
          </table:table-cell>
          <table:table-cell office:value-type="date" office:date-value="2012-09-18" calcext:value-type="date">
            <text:p>18.09.2012</text:p>
          </table:table-cell>
          <table:table-cell table:number-columns-repeated="3"/>
        </table:table-row>
        <table:table-row table:style-name="ro1">
          <table:table-cell office:value-type="float" office:value="5067" calcext:value-type="float">
            <text:p>5067</text:p>
          </table:table-cell>
          <table:table-cell office:value-type="date" office:date-value="2012-09-19" calcext:value-type="date">
            <text:p>19.09.2012</text:p>
          </table:table-cell>
          <table:table-cell table:number-columns-repeated="3"/>
        </table:table-row>
        <table:table-row table:style-name="ro1">
          <table:table-cell office:value-type="float" office:value="6334" calcext:value-type="float">
            <text:p>6334</text:p>
          </table:table-cell>
          <table:table-cell office:value-type="date" office:date-value="2012-09-20" calcext:value-type="date">
            <text:p>20.09.2012</text:p>
          </table:table-cell>
          <table:table-cell table:number-columns-repeated="3"/>
        </table:table-row>
        <table:table-row table:style-name="ro1">
          <table:table-cell office:value-type="float" office:value="5907" calcext:value-type="float">
            <text:p>5907</text:p>
          </table:table-cell>
          <table:table-cell office:value-type="date" office:date-value="2012-09-21" calcext:value-type="date">
            <text:p>21.09.2012</text:p>
          </table:table-cell>
          <table:table-cell table:number-columns-repeated="3"/>
        </table:table-row>
        <table:table-row table:style-name="ro1">
          <table:table-cell office:value-type="float" office:value="6090" calcext:value-type="float">
            <text:p>6090</text:p>
          </table:table-cell>
          <table:table-cell office:value-type="date" office:date-value="2012-09-22" calcext:value-type="date">
            <text:p>22.09.2012</text:p>
          </table:table-cell>
          <table:table-cell table:number-columns-repeated="3"/>
        </table:table-row>
        <table:table-row table:style-name="ro1">
          <table:table-cell office:value-type="float" office:value="6418" calcext:value-type="float">
            <text:p>6418</text:p>
          </table:table-cell>
          <table:table-cell office:value-type="date" office:date-value="2012-09-23" calcext:value-type="date">
            <text:p>23.09.2012</text:p>
          </table:table-cell>
          <table:table-cell table:number-columns-repeated="3"/>
        </table:table-row>
        <table:table-row table:style-name="ro1">
          <table:table-cell office:value-type="float" office:value="7548" calcext:value-type="float">
            <text:p>7548</text:p>
          </table:table-cell>
          <table:table-cell office:value-type="date" office:date-value="2012-09-24" calcext:value-type="date">
            <text:p>24.09.2012</text:p>
          </table:table-cell>
          <table:table-cell table:number-columns-repeated="3"/>
        </table:table-row>
        <table:table-row table:style-name="ro1">
          <table:table-cell office:value-type="float" office:value="4466" calcext:value-type="float">
            <text:p>4466</text:p>
          </table:table-cell>
          <table:table-cell office:value-type="date" office:date-value="2012-09-25" calcext:value-type="date">
            <text:p>25.09.2012</text:p>
          </table:table-cell>
          <table:table-cell table:number-columns-repeated="3"/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date" office:date-value="2012-09-26" calcext:value-type="date">
            <text:p>26.09.2012</text:p>
          </table:table-cell>
          <table:table-cell table:number-columns-repeated="3"/>
        </table:table-row>
        <table:table-row table:style-name="ro1">
          <table:table-cell office:value-type="float" office:value="6689" calcext:value-type="float">
            <text:p>6689</text:p>
          </table:table-cell>
          <table:table-cell office:value-type="date" office:date-value="2012-09-27" calcext:value-type="date">
            <text:p>27.09.2012</text:p>
          </table:table-cell>
          <table:table-cell table:number-columns-repeated="3"/>
        </table:table-row>
        <table:table-row table:style-name="ro1">
          <table:table-cell office:value-type="float" office:value="4571" calcext:value-type="float">
            <text:p>4571</text:p>
          </table:table-cell>
          <table:table-cell office:value-type="date" office:date-value="2012-09-28" calcext:value-type="date">
            <text:p>28.09.2012</text:p>
          </table:table-cell>
          <table:table-cell table:number-columns-repeated="3"/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date" office:date-value="2012-09-29" calcext:value-type="date">
            <text:p>29.09.2012</text:p>
          </table:table-cell>
          <table:table-cell table:number-columns-repeated="3"/>
        </table:table-row>
        <table:table-row table:style-name="ro1">
          <table:table-cell office:value-type="float" office:value="6702" calcext:value-type="float">
            <text:p>6702</text:p>
          </table:table-cell>
          <table:table-cell office:value-type="date" office:date-value="2012-09-30" calcext:value-type="date">
            <text:p>30.09.2012</text:p>
          </table:table-cell>
          <table:table-cell table:number-columns-repeated="3"/>
        </table:table-row>
        <table:table-row table:style-name="ro1">
          <table:table-cell office:value-type="float" office:value="8399" calcext:value-type="float">
            <text:p>8399</text:p>
          </table:table-cell>
          <table:table-cell office:value-type="date" office:date-value="2012-10-01" calcext:value-type="date">
            <text:p>1.10.2012</text:p>
          </table:table-cell>
          <table:table-cell table:number-columns-repeated="3"/>
        </table:table-row>
        <table:table-row table:style-name="ro1">
          <table:table-cell office:value-type="float" office:value="7034" calcext:value-type="float">
            <text:p>7034</text:p>
          </table:table-cell>
          <table:table-cell office:value-type="date" office:date-value="2012-10-02" calcext:value-type="date">
            <text:p>2.10.2012</text:p>
          </table:table-cell>
          <table:table-cell table:number-columns-repeated="3"/>
        </table:table-row>
        <table:table-row table:style-name="ro1">
          <table:table-cell office:value-type="float" office:value="8504" calcext:value-type="float">
            <text:p>8504</text:p>
          </table:table-cell>
          <table:table-cell office:value-type="date" office:date-value="2012-10-03" calcext:value-type="date">
            <text:p>3.10.2012</text:p>
          </table:table-cell>
          <table:table-cell table:number-columns-repeated="3"/>
        </table:table-row>
        <table:table-row table:style-name="ro1">
          <table:table-cell office:value-type="float" office:value="8072" calcext:value-type="float">
            <text:p>8072</text:p>
          </table:table-cell>
          <table:table-cell office:value-type="date" office:date-value="2012-10-04" calcext:value-type="date">
            <text:p>4.10.2012</text:p>
          </table:table-cell>
          <table:table-cell table:number-columns-repeated="3"/>
        </table:table-row>
        <table:table-row table:style-name="ro1">
          <table:table-cell office:value-type="float" office:value="7933" calcext:value-type="float">
            <text:p>7933</text:p>
          </table:table-cell>
          <table:table-cell office:value-type="date" office:date-value="2012-10-05" calcext:value-type="date">
            <text:p>5.10.2012</text:p>
          </table:table-cell>
          <table:table-cell table:number-columns-repeated="3"/>
        </table:table-row>
        <table:table-row table:style-name="ro1">
          <table:table-cell office:value-type="float" office:value="9453" calcext:value-type="float">
            <text:p>9453</text:p>
          </table:table-cell>
          <table:table-cell office:value-type="date" office:date-value="2012-10-06" calcext:value-type="date">
            <text:p>6.10.2012</text:p>
          </table:table-cell>
          <table:table-cell table:number-columns-repeated="3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date" office:date-value="2012-10-07" calcext:value-type="date">
            <text:p>7.10.2012</text:p>
          </table:table-cell>
          <table:table-cell table:number-columns-repeated="3"/>
        </table:table-row>
        <table:table-row table:style-name="ro1">
          <table:table-cell office:value-type="float" office:value="8912" calcext:value-type="float">
            <text:p>8912</text:p>
          </table:table-cell>
          <table:table-cell office:value-type="date" office:date-value="2012-10-08" calcext:value-type="date">
            <text:p>8.10.2012</text:p>
          </table:table-cell>
          <table:table-cell table:number-columns-repeated="3"/>
        </table:table-row>
        <table:table-row table:style-name="ro1">
          <table:table-cell office:value-type="float" office:value="8209" calcext:value-type="float">
            <text:p>8209</text:p>
          </table:table-cell>
          <table:table-cell office:value-type="date" office:date-value="2012-10-09" calcext:value-type="date">
            <text:p>9.10.2012</text:p>
          </table:table-cell>
          <table:table-cell table:number-columns-repeated="3"/>
        </table:table-row>
        <table:table-row table:style-name="ro1">
          <table:table-cell office:value-type="float" office:value="10568" calcext:value-type="float">
            <text:p>10568</text:p>
          </table:table-cell>
          <table:table-cell office:value-type="date" office:date-value="2012-10-10" calcext:value-type="date">
            <text:p>10.10.2012</text:p>
          </table:table-cell>
          <table:table-cell table:number-columns-repeated="3"/>
        </table:table-row>
        <table:table-row table:style-name="ro1">
          <table:table-cell office:value-type="float" office:value="10328" calcext:value-type="float">
            <text:p>10328</text:p>
          </table:table-cell>
          <table:table-cell office:value-type="date" office:date-value="2012-10-11" calcext:value-type="date">
            <text:p>11.10.2012</text:p>
          </table:table-cell>
          <table:table-cell table:number-columns-repeated="3"/>
        </table:table-row>
        <table:table-row table:style-name="ro1">
          <table:table-cell office:value-type="float" office:value="8666" calcext:value-type="float">
            <text:p>8666</text:p>
          </table:table-cell>
          <table:table-cell office:value-type="date" office:date-value="2012-10-12" calcext:value-type="date">
            <text:p>12.10.2012</text:p>
          </table:table-cell>
          <table:table-cell table:number-columns-repeated="3"/>
        </table:table-row>
        <table:table-row table:style-name="ro1">
          <table:table-cell office:value-type="float" office:value="10288" calcext:value-type="float">
            <text:p>10288</text:p>
          </table:table-cell>
          <table:table-cell office:value-type="date" office:date-value="2012-10-13" calcext:value-type="date">
            <text:p>13.10.2012</text:p>
          </table:table-cell>
          <table:table-cell table:number-columns-repeated="3"/>
        </table:table-row>
        <table:table-row table:style-name="ro1">
          <table:table-cell office:value-type="float" office:value="10688" calcext:value-type="float">
            <text:p>10688</text:p>
          </table:table-cell>
          <table:table-cell office:value-type="date" office:date-value="2012-10-14" calcext:value-type="date">
            <text:p>14.10.2012</text:p>
          </table:table-cell>
          <table:table-cell table:number-columns-repeated="3"/>
        </table:table-row>
        <table:table-row table:style-name="ro1">
          <table:table-cell office:value-type="float" office:value="10551" calcext:value-type="float">
            <text:p>10551</text:p>
          </table:table-cell>
          <table:table-cell office:value-type="date" office:date-value="2012-10-15" calcext:value-type="date">
            <text:p>15.10.2012</text:p>
          </table:table-cell>
          <table:table-cell table:number-columns-repeated="3"/>
        </table:table-row>
        <table:table-row table:style-name="ro1">
          <table:table-cell office:value-type="float" office:value="9867" calcext:value-type="float">
            <text:p>9867</text:p>
          </table:table-cell>
          <table:table-cell office:value-type="date" office:date-value="2012-10-16" calcext:value-type="date">
            <text:p>16.10.2012</text:p>
          </table:table-cell>
          <table:table-cell table:number-columns-repeated="3"/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date" office:date-value="2012-10-17" calcext:value-type="date">
            <text:p>17.10.2012</text:p>
          </table:table-cell>
          <table:table-cell table:number-columns-repeated="3"/>
        </table:table-row>
        <table:table-row table:style-name="ro1">
          <table:table-cell office:value-type="float" office:value="12106" calcext:value-type="float">
            <text:p>12106</text:p>
          </table:table-cell>
          <table:table-cell office:value-type="date" office:date-value="2012-10-18" calcext:value-type="date">
            <text:p>18.10.2012</text:p>
          </table:table-cell>
          <table:table-cell table:number-columns-repeated="3"/>
        </table:table-row>
        <table:table-row table:style-name="ro1">
          <table:table-cell office:value-type="float" office:value="11548" calcext:value-type="float">
            <text:p>11548</text:p>
          </table:table-cell>
          <table:table-cell office:value-type="date" office:date-value="2012-10-19" calcext:value-type="date">
            <text:p>19.10.2012</text:p>
          </table:table-cell>
          <table:table-cell table:number-columns-repeated="3"/>
        </table:table-row>
        <table:table-row table:style-name="ro1">
          <table:table-cell office:value-type="float" office:value="11102" calcext:value-type="float">
            <text:p>11102</text:p>
          </table:table-cell>
          <table:table-cell office:value-type="date" office:date-value="2012-10-20" calcext:value-type="date">
            <text:p>20.10.2012</text:p>
          </table:table-cell>
          <table:table-cell table:number-columns-repeated="3"/>
        </table:table-row>
        <table:table-row table:style-name="ro1">
          <table:table-cell office:value-type="float" office:value="10583" calcext:value-type="float">
            <text:p>10583</text:p>
          </table:table-cell>
          <table:table-cell office:value-type="date" office:date-value="2012-10-21" calcext:value-type="date">
            <text:p>21.10.2012</text:p>
          </table:table-cell>
          <table:table-cell table:number-columns-repeated="3"/>
        </table:table-row>
        <table:table-row table:style-name="ro1">
          <table:table-cell office:value-type="float" office:value="11325" calcext:value-type="float">
            <text:p>11325</text:p>
          </table:table-cell>
          <table:table-cell office:value-type="date" office:date-value="2012-10-22" calcext:value-type="date">
            <text:p>22.10.2012</text:p>
          </table:table-cell>
          <table:table-cell table:number-columns-repeated="3"/>
        </table:table-row>
        <table:table-row table:style-name="ro1">
          <table:table-cell office:value-type="float" office:value="8730" calcext:value-type="float">
            <text:p>8730</text:p>
          </table:table-cell>
          <table:table-cell office:value-type="date" office:date-value="2012-10-23" calcext:value-type="date">
            <text:p>23.10.2012</text:p>
          </table:table-cell>
          <table:table-cell table:number-columns-repeated="3"/>
        </table:table-row>
        <table:table-row table:style-name="ro1">
          <table:table-cell office:value-type="float" office:value="11669" calcext:value-type="float">
            <text:p>11669</text:p>
          </table:table-cell>
          <table:table-cell office:value-type="date" office:date-value="2012-10-24" calcext:value-type="date">
            <text:p>24.10.2012</text:p>
          </table:table-cell>
          <table:table-cell table:number-columns-repeated="3"/>
        </table:table-row>
        <table:table-row table:style-name="ro1">
          <table:table-cell office:value-type="float" office:value="11594" calcext:value-type="float">
            <text:p>11594</text:p>
          </table:table-cell>
          <table:table-cell office:value-type="date" office:date-value="2012-10-25" calcext:value-type="date">
            <text:p>25.10.2012</text:p>
          </table:table-cell>
          <table:table-cell table:number-columns-repeated="3"/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date" office:date-value="2012-10-26" calcext:value-type="date">
            <text:p>26.10.2012</text:p>
          </table:table-cell>
          <table:table-cell table:number-columns-repeated="3"/>
        </table:table-row>
        <table:table-row table:style-name="ro1">
          <table:table-cell office:value-type="float" office:value="11204" calcext:value-type="float">
            <text:p>11204</text:p>
          </table:table-cell>
          <table:table-cell office:value-type="date" office:date-value="2012-10-27" calcext:value-type="date">
            <text:p>27.10.2012</text:p>
          </table:table-cell>
          <table:table-cell table:number-columns-repeated="3"/>
        </table:table-row>
        <table:table-row table:style-name="ro1">
          <table:table-cell office:value-type="float" office:value="12893" calcext:value-type="float">
            <text:p>12893</text:p>
          </table:table-cell>
          <table:table-cell office:value-type="date" office:date-value="2012-10-28" calcext:value-type="date">
            <text:p>28.10.2012</text:p>
          </table:table-cell>
          <table:table-cell table:number-columns-repeated="3"/>
        </table:table-row>
        <table:table-row table:style-name="ro1">
          <table:table-cell office:value-type="float" office:value="11658" calcext:value-type="float">
            <text:p>11658</text:p>
          </table:table-cell>
          <table:table-cell office:value-type="date" office:date-value="2012-10-29" calcext:value-type="date">
            <text:p>29.10.2012</text:p>
          </table:table-cell>
          <table:table-cell table:number-columns-repeated="3"/>
        </table:table-row>
        <table:table-row table:style-name="ro1">
          <table:table-cell office:value-type="float" office:value="12069" calcext:value-type="float">
            <text:p>12069</text:p>
          </table:table-cell>
          <table:table-cell office:value-type="date" office:date-value="2012-10-30" calcext:value-type="date">
            <text:p>30.10.2012</text:p>
          </table:table-cell>
          <table:table-cell table:number-columns-repeated="3"/>
        </table:table-row>
        <table:table-row table:style-name="ro1">
          <table:table-cell office:value-type="float" office:value="11401" calcext:value-type="float">
            <text:p>11401</text:p>
          </table:table-cell>
          <table:table-cell office:value-type="date" office:date-value="2012-10-31" calcext:value-type="date">
            <text:p>31.10.2012</text:p>
          </table:table-cell>
          <table:table-cell table:number-columns-repeated="3"/>
        </table:table-row>
        <table:table-row table:style-name="ro1">
          <table:table-cell office:value-type="float" office:value="11972" calcext:value-type="float">
            <text:p>11972</text:p>
          </table:table-cell>
          <table:table-cell office:value-type="date" office:date-value="2012-11-01" calcext:value-type="date">
            <text:p>1.11.2012</text:p>
          </table:table-cell>
          <table:table-cell table:number-columns-repeated="3"/>
        </table:table-row>
        <table:table-row table:style-name="ro1">
          <table:table-cell office:value-type="float" office:value="12725" calcext:value-type="float">
            <text:p>12725</text:p>
          </table:table-cell>
          <table:table-cell office:value-type="date" office:date-value="2012-11-02" calcext:value-type="date">
            <text:p>2.11.2012</text:p>
          </table:table-cell>
          <table:table-cell table:number-columns-repeated="3"/>
        </table:table-row>
        <table:table-row table:style-name="ro1">
          <table:table-cell office:value-type="float" office:value="12522" calcext:value-type="float">
            <text:p>12522</text:p>
          </table:table-cell>
          <table:table-cell office:value-type="date" office:date-value="2012-11-03" calcext:value-type="date">
            <text:p>3.11.2012</text:p>
          </table:table-cell>
          <table:table-cell table:number-columns-repeated="3"/>
        </table:table-row>
        <table:table-row table:style-name="ro1">
          <table:table-cell office:value-type="float" office:value="10799" calcext:value-type="float">
            <text:p>10799</text:p>
          </table:table-cell>
          <table:table-cell office:value-type="date" office:date-value="2012-11-04" calcext:value-type="date">
            <text:p>4.11.2012</text:p>
          </table:table-cell>
          <table:table-cell table:number-columns-repeated="3"/>
        </table:table-row>
        <table:table-row table:style-name="ro1">
          <table:table-cell office:value-type="float" office:value="12314" calcext:value-type="float">
            <text:p>12314</text:p>
          </table:table-cell>
          <table:table-cell office:value-type="date" office:date-value="2012-11-05" calcext:value-type="date">
            <text:p>5.11.2012</text:p>
          </table:table-cell>
          <table:table-cell table:number-columns-repeated="3"/>
        </table:table-row>
        <table:table-row table:style-name="ro1">
          <table:table-cell office:value-type="float" office:value="11394" calcext:value-type="float">
            <text:p>11394</text:p>
          </table:table-cell>
          <table:table-cell office:value-type="date" office:date-value="2012-11-06" calcext:value-type="date">
            <text:p>6.11.2012</text:p>
          </table:table-cell>
          <table:table-cell table:number-columns-repeated="3"/>
        </table:table-row>
        <table:table-row table:style-name="ro1">
          <table:table-cell office:value-type="float" office:value="10693" calcext:value-type="float">
            <text:p>10693</text:p>
          </table:table-cell>
          <table:table-cell office:value-type="date" office:date-value="2012-11-07" calcext:value-type="date">
            <text:p>7.11.2012</text:p>
          </table:table-cell>
          <table:table-cell table:number-columns-repeated="3"/>
        </table:table-row>
        <table:table-row table:style-name="ro1">
          <table:table-cell office:value-type="float" office:value="11312" calcext:value-type="float">
            <text:p>11312</text:p>
          </table:table-cell>
          <table:table-cell office:value-type="date" office:date-value="2012-11-08" calcext:value-type="date">
            <text:p>8.11.2012</text:p>
          </table:table-cell>
          <table:table-cell table:number-columns-repeated="3"/>
        </table:table-row>
        <table:table-row table:style-name="ro1">
          <table:table-cell office:value-type="float" office:value="12275" calcext:value-type="float">
            <text:p>12275</text:p>
          </table:table-cell>
          <table:table-cell office:value-type="date" office:date-value="2012-11-09" calcext:value-type="date">
            <text:p>9.11.2012</text:p>
          </table:table-cell>
          <table:table-cell table:number-columns-repeated="3"/>
        </table:table-row>
        <table:table-row table:style-name="ro1">
          <table:table-cell office:value-type="float" office:value="11020" calcext:value-type="float">
            <text:p>11020</text:p>
          </table:table-cell>
          <table:table-cell office:value-type="date" office:date-value="2012-11-10" calcext:value-type="date">
            <text:p>10.11.2012</text:p>
          </table:table-cell>
          <table:table-cell table:number-columns-repeated="3"/>
        </table:table-row>
        <table:table-row table:style-name="ro1">
          <table:table-cell office:value-type="float" office:value="11960" calcext:value-type="float">
            <text:p>11960</text:p>
          </table:table-cell>
          <table:table-cell office:value-type="date" office:date-value="2012-11-11" calcext:value-type="date">
            <text:p>11.11.2012</text:p>
          </table:table-cell>
          <table:table-cell table:number-columns-repeated="3"/>
        </table:table-row>
        <table:table-row table:style-name="ro1">
          <table:table-cell office:value-type="float" office:value="11047" calcext:value-type="float">
            <text:p>11047</text:p>
          </table:table-cell>
          <table:table-cell office:value-type="date" office:date-value="2012-11-12" calcext:value-type="date">
            <text:p>12.11.2012</text:p>
          </table:table-cell>
          <table:table-cell table:number-columns-repeated="3"/>
        </table:table-row>
        <table:table-row table:style-name="ro1">
          <table:table-cell office:value-type="float" office:value="9377" calcext:value-type="float">
            <text:p>9377</text:p>
          </table:table-cell>
          <table:table-cell office:value-type="date" office:date-value="2012-11-13" calcext:value-type="date">
            <text:p>13.11.2012</text:p>
          </table:table-cell>
          <table:table-cell table:number-columns-repeated="3"/>
        </table:table-row>
        <table:table-row table:style-name="ro1">
          <table:table-cell office:value-type="float" office:value="12498" calcext:value-type="float">
            <text:p>12498</text:p>
          </table:table-cell>
          <table:table-cell office:value-type="date" office:date-value="2012-11-14" calcext:value-type="date">
            <text:p>14.11.2012</text:p>
          </table:table-cell>
          <table:table-cell table:number-columns-repeated="3"/>
        </table:table-row>
        <table:table-row table:style-name="ro1">
          <table:table-cell office:value-type="float" office:value="10661" calcext:value-type="float">
            <text:p>10661</text:p>
          </table:table-cell>
          <table:table-cell office:value-type="date" office:date-value="2012-11-15" calcext:value-type="date">
            <text:p>15.11.2012</text:p>
          </table:table-cell>
          <table:table-cell table:number-columns-repeated="3"/>
        </table:table-row>
        <table:table-row table:style-name="ro1">
          <table:table-cell office:value-type="float" office:value="9479" calcext:value-type="float">
            <text:p>9479</text:p>
          </table:table-cell>
          <table:table-cell office:value-type="date" office:date-value="2012-11-16" calcext:value-type="date">
            <text:p>16.11.2012</text:p>
          </table:table-cell>
          <table:table-cell table:number-columns-repeated="3"/>
        </table:table-row>
        <table:table-row table:style-name="ro1">
          <table:table-cell office:value-type="float" office:value="10764" calcext:value-type="float">
            <text:p>10764</text:p>
          </table:table-cell>
          <table:table-cell office:value-type="date" office:date-value="2012-11-17" calcext:value-type="date">
            <text:p>17.11.2012</text:p>
          </table:table-cell>
          <table:table-cell table:number-columns-repeated="3"/>
        </table:table-row>
        <table:table-row table:style-name="ro1">
          <table:table-cell office:value-type="float" office:value="11606" calcext:value-type="float">
            <text:p>11606</text:p>
          </table:table-cell>
          <table:table-cell office:value-type="date" office:date-value="2012-11-18" calcext:value-type="date">
            <text:p>18.11.2012</text:p>
          </table:table-cell>
          <table:table-cell table:number-columns-repeated="3"/>
        </table:table-row>
        <table:table-row table:style-name="ro1">
          <table:table-cell office:value-type="float" office:value="9007" calcext:value-type="float">
            <text:p>9007</text:p>
          </table:table-cell>
          <table:table-cell office:value-type="date" office:date-value="2012-11-19" calcext:value-type="date">
            <text:p>19.11.2012</text:p>
          </table:table-cell>
          <table:table-cell table:number-columns-repeated="3"/>
        </table:table-row>
        <table:table-row table:style-name="ro1">
          <table:table-cell office:value-type="float" office:value="10683" calcext:value-type="float">
            <text:p>10683</text:p>
          </table:table-cell>
          <table:table-cell office:value-type="date" office:date-value="2012-11-20" calcext:value-type="date">
            <text:p>20.11.2012</text:p>
          </table:table-cell>
          <table:table-cell table:number-columns-repeated="3"/>
        </table:table-row>
        <table:table-row table:style-name="ro1">
          <table:table-cell office:value-type="float" office:value="12257" calcext:value-type="float">
            <text:p>12257</text:p>
          </table:table-cell>
          <table:table-cell office:value-type="date" office:date-value="2012-11-21" calcext:value-type="date">
            <text:p>21.11.2012</text:p>
          </table:table-cell>
          <table:table-cell table:number-columns-repeated="3"/>
        </table:table-row>
        <table:table-row table:style-name="ro1">
          <table:table-cell office:value-type="float" office:value="8288" calcext:value-type="float">
            <text:p>8288</text:p>
          </table:table-cell>
          <table:table-cell office:value-type="date" office:date-value="2012-11-22" calcext:value-type="date">
            <text:p>22.11.2012</text:p>
          </table:table-cell>
          <table:table-cell table:number-columns-repeated="3"/>
        </table:table-row>
        <table:table-row table:style-name="ro1">
          <table:table-cell office:value-type="float" office:value="9940" calcext:value-type="float">
            <text:p>9940</text:p>
          </table:table-cell>
          <table:table-cell office:value-type="date" office:date-value="2012-11-23" calcext:value-type="date">
            <text:p>23.11.2012</text:p>
          </table:table-cell>
          <table:table-cell table:number-columns-repeated="3"/>
        </table:table-row>
        <table:table-row table:style-name="ro1">
          <table:table-cell office:value-type="float" office:value="9097" calcext:value-type="float">
            <text:p>9097</text:p>
          </table:table-cell>
          <table:table-cell office:value-type="date" office:date-value="2012-11-24" calcext:value-type="date">
            <text:p>24.11.2012</text:p>
          </table:table-cell>
          <table:table-cell table:number-columns-repeated="3"/>
        </table:table-row>
        <table:table-row table:style-name="ro1">
          <table:table-cell office:value-type="float" office:value="11359" calcext:value-type="float">
            <text:p>11359</text:p>
          </table:table-cell>
          <table:table-cell office:value-type="date" office:date-value="2012-11-25" calcext:value-type="date">
            <text:p>25.11.2012</text:p>
          </table:table-cell>
          <table:table-cell table:number-columns-repeated="3"/>
        </table:table-row>
        <table:table-row table:style-name="ro1">
          <table:table-cell office:value-type="float" office:value="9489" calcext:value-type="float">
            <text:p>9489</text:p>
          </table:table-cell>
          <table:table-cell office:value-type="date" office:date-value="2012-11-26" calcext:value-type="date">
            <text:p>26.11.2012</text:p>
          </table:table-cell>
          <table:table-cell table:number-columns-repeated="3"/>
        </table:table-row>
        <table:table-row table:style-name="ro1">
          <table:table-cell office:value-type="float" office:value="7902" calcext:value-type="float">
            <text:p>7902</text:p>
          </table:table-cell>
          <table:table-cell office:value-type="date" office:date-value="2012-11-27" calcext:value-type="date">
            <text:p>27.11.2012</text:p>
          </table:table-cell>
          <table:table-cell table:number-columns-repeated="3"/>
        </table:table-row>
        <table:table-row table:style-name="ro1">
          <table:table-cell office:value-type="float" office:value="7963" calcext:value-type="float">
            <text:p>7963</text:p>
          </table:table-cell>
          <table:table-cell office:value-type="date" office:date-value="2012-11-28" calcext:value-type="date">
            <text:p>28.11.2012</text:p>
          </table:table-cell>
          <table:table-cell table:number-columns-repeated="3"/>
        </table:table-row>
        <table:table-row table:style-name="ro1">
          <table:table-cell office:value-type="float" office:value="6637" calcext:value-type="float">
            <text:p>6637</text:p>
          </table:table-cell>
          <table:table-cell office:value-type="date" office:date-value="2012-11-29" calcext:value-type="date">
            <text:p>29.11.2012</text:p>
          </table:table-cell>
          <table:table-cell table:number-columns-repeated="3"/>
        </table:table-row>
        <table:table-row table:style-name="ro1">
          <table:table-cell office:value-type="float" office:value="7166" calcext:value-type="float">
            <text:p>7166</text:p>
          </table:table-cell>
          <table:table-cell office:value-type="date" office:date-value="2012-11-30" calcext:value-type="date">
            <text:p>30.11.2012</text:p>
          </table:table-cell>
          <table:table-cell table:number-columns-repeated="3"/>
        </table:table-row>
        <table:table-row table:style-name="ro1">
          <table:table-cell office:value-type="float" office:value="7702" calcext:value-type="float">
            <text:p>7702</text:p>
          </table:table-cell>
          <table:table-cell office:value-type="date" office:date-value="2012-12-01" calcext:value-type="date">
            <text:p>1.12.2012</text:p>
          </table:table-cell>
          <table:table-cell table:number-columns-repeated="3"/>
        </table:table-row>
        <table:table-row table:style-name="ro1">
          <table:table-cell office:value-type="float" office:value="7534" calcext:value-type="float">
            <text:p>7534</text:p>
          </table:table-cell>
          <table:table-cell office:value-type="date" office:date-value="2012-12-02" calcext:value-type="date">
            <text:p>2.12.2012</text:p>
          </table:table-cell>
          <table:table-cell table:number-columns-repeated="3"/>
        </table:table-row>
        <table:table-row table:style-name="ro1">
          <table:table-cell office:value-type="float" office:value="6701" calcext:value-type="float">
            <text:p>6701</text:p>
          </table:table-cell>
          <table:table-cell office:value-type="date" office:date-value="2012-12-03" calcext:value-type="date">
            <text:p>3.12.2012</text:p>
          </table:table-cell>
          <table:table-cell table:number-columns-repeated="3"/>
        </table:table-row>
        <table:table-row table:style-name="ro1">
          <table:table-cell office:value-type="float" office:value="7024" calcext:value-type="float">
            <text:p>7024</text:p>
          </table:table-cell>
          <table:table-cell office:value-type="date" office:date-value="2012-12-04" calcext:value-type="date">
            <text:p>4.12.2012</text:p>
          </table:table-cell>
          <table:table-cell table:number-columns-repeated="3"/>
        </table:table-row>
        <table:table-row table:style-name="ro1">
          <table:table-cell office:value-type="float" office:value="7459" calcext:value-type="float">
            <text:p>7459</text:p>
          </table:table-cell>
          <table:table-cell office:value-type="date" office:date-value="2012-12-05" calcext:value-type="date">
            <text:p>5.12.2012</text:p>
          </table:table-cell>
          <table:table-cell table:number-columns-repeated="3"/>
        </table:table-row>
        <table:table-row table:style-name="ro1">
          <table:table-cell office:value-type="float" office:value="5777" calcext:value-type="float">
            <text:p>5777</text:p>
          </table:table-cell>
          <table:table-cell office:value-type="date" office:date-value="2012-12-06" calcext:value-type="date">
            <text:p>6.12.2012</text:p>
          </table:table-cell>
          <table:table-cell table:number-columns-repeated="3"/>
        </table:table-row>
        <table:table-row table:style-name="ro1">
          <table:table-cell office:value-type="float" office:value="4721" calcext:value-type="float">
            <text:p>4721</text:p>
          </table:table-cell>
          <table:table-cell office:value-type="date" office:date-value="2012-12-07" calcext:value-type="date">
            <text:p>7.12.2012</text:p>
          </table:table-cell>
          <table:table-cell table:number-columns-repeated="3"/>
        </table:table-row>
        <table:table-row table:style-name="ro1">
          <table:table-cell office:value-type="float" office:value="5737" calcext:value-type="float">
            <text:p>5737</text:p>
          </table:table-cell>
          <table:table-cell office:value-type="date" office:date-value="2012-12-08" calcext:value-type="date">
            <text:p>8.12.2012</text:p>
          </table:table-cell>
          <table:table-cell table:number-columns-repeated="3"/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date" office:date-value="2012-12-09" calcext:value-type="date">
            <text:p>9.12.2012</text:p>
          </table:table-cell>
          <table:table-cell table:number-columns-repeated="3"/>
        </table:table-row>
        <table:table-row table:style-name="ro1">
          <table:table-cell office:value-type="float" office:value="9069" calcext:value-type="float">
            <text:p>9069</text:p>
          </table:table-cell>
          <table:table-cell office:value-type="date" office:date-value="2012-12-10" calcext:value-type="date">
            <text:p>10.12.2012</text:p>
          </table:table-cell>
          <table:table-cell table:number-columns-repeated="3"/>
        </table:table-row>
        <table:table-row table:style-name="ro1">
          <table:table-cell office:value-type="float" office:value="7290" calcext:value-type="float">
            <text:p>7290</text:p>
          </table:table-cell>
          <table:table-cell office:value-type="date" office:date-value="2012-12-11" calcext:value-type="date">
            <text:p>11.12.2012</text:p>
          </table:table-cell>
          <table:table-cell table:number-columns-repeated="3"/>
        </table:table-row>
        <table:table-row table:style-name="ro1">
          <table:table-cell office:value-type="float" office:value="7675" calcext:value-type="float">
            <text:p>7675</text:p>
          </table:table-cell>
          <table:table-cell office:value-type="date" office:date-value="2012-12-12" calcext:value-type="date">
            <text:p>12.12.2012</text:p>
          </table:table-cell>
          <table:table-cell table:number-columns-repeated="3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date" office:date-value="2012-12-13" calcext:value-type="date">
            <text:p>13.12.2012</text:p>
          </table:table-cell>
          <table:table-cell table:number-columns-repeated="3"/>
        </table:table-row>
        <table:table-row table:style-name="ro1">
          <table:table-cell office:value-type="float" office:value="8573" calcext:value-type="float">
            <text:p>8573</text:p>
          </table:table-cell>
          <table:table-cell office:value-type="date" office:date-value="2012-12-14" calcext:value-type="date">
            <text:p>14.12.2012</text:p>
          </table:table-cell>
          <table:table-cell table:number-columns-repeated="3"/>
        </table:table-row>
        <table:table-row table:style-name="ro1">
          <table:table-cell office:value-type="float" office:value="6893" calcext:value-type="float">
            <text:p>6893</text:p>
          </table:table-cell>
          <table:table-cell office:value-type="date" office:date-value="2012-12-15" calcext:value-type="date">
            <text:p>15.12.2012</text:p>
          </table:table-cell>
          <table:table-cell table:number-columns-repeated="3"/>
        </table:table-row>
        <table:table-row table:style-name="ro1">
          <table:table-cell office:value-type="float" office:value="4411" calcext:value-type="float">
            <text:p>4411</text:p>
          </table:table-cell>
          <table:table-cell office:value-type="date" office:date-value="2012-12-16" calcext:value-type="date">
            <text:p>16.12.2012</text:p>
          </table:table-cell>
          <table:table-cell table:number-columns-repeated="3"/>
        </table:table-row>
        <table:table-row table:style-name="ro1">
          <table:table-cell office:value-type="float" office:value="6586" calcext:value-type="float">
            <text:p>6586</text:p>
          </table:table-cell>
          <table:table-cell office:value-type="date" office:date-value="2012-12-17" calcext:value-type="date">
            <text:p>17.12.2012</text:p>
          </table:table-cell>
          <table:table-cell table:number-columns-repeated="3"/>
        </table:table-row>
        <table:table-row table:style-name="ro1">
          <table:table-cell office:value-type="float" office:value="4902" calcext:value-type="float">
            <text:p>4902</text:p>
          </table:table-cell>
          <table:table-cell office:value-type="date" office:date-value="2012-12-18" calcext:value-type="date">
            <text:p>18.12.2012</text:p>
          </table:table-cell>
          <table:table-cell table:number-columns-repeated="3"/>
        </table:table-row>
        <table:table-row table:style-name="ro1">
          <table:table-cell office:value-type="float" office:value="4246" calcext:value-type="float">
            <text:p>4246</text:p>
          </table:table-cell>
          <table:table-cell office:value-type="date" office:date-value="2012-12-19" calcext:value-type="date">
            <text:p>19.12.2012</text:p>
          </table:table-cell>
          <table:table-cell table:number-columns-repeated="3"/>
        </table:table-row>
        <table:table-row table:style-name="ro1">
          <table:table-cell office:value-type="float" office:value="6311" calcext:value-type="float">
            <text:p>6311</text:p>
          </table:table-cell>
          <table:table-cell office:value-type="date" office:date-value="2012-12-20" calcext:value-type="date">
            <text:p>20.12.2012</text:p>
          </table:table-cell>
          <table:table-cell table:number-columns-repeated="3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date" office:date-value="2012-12-21" calcext:value-type="date">
            <text:p>21.12.2012</text:p>
          </table:table-cell>
          <table:table-cell table:number-columns-repeated="3"/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date" office:date-value="2012-12-22" calcext:value-type="date">
            <text:p>22.12.2012</text:p>
          </table:table-cell>
          <table:table-cell table:number-columns-repeated="3"/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date" office:date-value="2012-12-23" calcext:value-type="date">
            <text:p>23.12.2012</text:p>
          </table:table-cell>
          <table:table-cell table:number-columns-repeated="3"/>
        </table:table-row>
        <table:table-row table:style-name="ro1">
          <table:table-cell office:value-type="float" office:value="5830" calcext:value-type="float">
            <text:p>5830</text:p>
          </table:table-cell>
          <table:table-cell office:value-type="date" office:date-value="2012-12-24" calcext:value-type="date">
            <text:p>24.12.2012</text:p>
          </table:table-cell>
          <table:table-cell table:number-columns-repeated="3"/>
        </table:table-row>
        <table:table-row table:style-name="ro1">
          <table:table-cell office:value-type="float" office:value="4426" calcext:value-type="float">
            <text:p>4426</text:p>
          </table:table-cell>
          <table:table-cell office:value-type="date" office:date-value="2012-12-25" calcext:value-type="date">
            <text:p>25.12.2012</text:p>
          </table:table-cell>
          <table:table-cell table:number-columns-repeated="3"/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date" office:date-value="2012-12-26" calcext:value-type="date">
            <text:p>26.12.2012</text:p>
          </table:table-cell>
          <table:table-cell table:number-columns-repeated="3"/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date" office:date-value="2012-12-27" calcext:value-type="date">
            <text:p>27.12.2012</text:p>
          </table:table-cell>
          <table:table-cell table:number-columns-repeated="3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date" office:date-value="2012-12-28" calcext:value-type="date">
            <text:p>28.12.2012</text:p>
          </table:table-cell>
          <table:table-cell table:number-columns-repeated="3"/>
        </table:table-row>
        <table:table-row table:style-name="ro1">
          <table:table-cell office:value-type="float" office:value="7044" calcext:value-type="float">
            <text:p>7044</text:p>
          </table:table-cell>
          <table:table-cell office:value-type="date" office:date-value="2012-12-29" calcext:value-type="date">
            <text:p>29.12.2012</text:p>
          </table:table-cell>
          <table:table-cell table:number-columns-repeated="3"/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date" office:date-value="2012-12-30" calcext:value-type="date">
            <text:p>30.12.2012</text:p>
          </table:table-cell>
          <table:table-cell table:number-columns-repeated="3"/>
        </table:table-row>
        <table:table-row table:style-name="ro1">
          <table:table-cell office:value-type="float" office:value="4909" calcext:value-type="float">
            <text:p>4909</text:p>
          </table:table-cell>
          <table:table-cell office:value-type="date" office:date-value="2012-12-31" calcext:value-type="date">
            <text:p>31.12.2012</text:p>
          </table:table-cell>
          <table:table-cell table:number-columns-repeated="3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date" office:date-value="2013-01-01" calcext:value-type="date">
            <text:p>1.01.2013</text:p>
          </table:table-cell>
          <table:table-cell table:number-columns-repeated="3"/>
        </table:table-row>
        <table:table-row table:style-name="ro1">
          <table:table-cell office:value-type="float" office:value="5122" calcext:value-type="float">
            <text:p>5122</text:p>
          </table:table-cell>
          <table:table-cell office:value-type="date" office:date-value="2013-01-02" calcext:value-type="date">
            <text:p>2.01.2013</text:p>
          </table:table-cell>
          <table:table-cell table:number-columns-repeated="3"/>
        </table:table-row>
        <table:table-row table:style-name="ro1">
          <table:table-cell office:value-type="float" office:value="6273" calcext:value-type="float">
            <text:p>6273</text:p>
          </table:table-cell>
          <table:table-cell office:value-type="date" office:date-value="2013-01-03" calcext:value-type="date">
            <text:p>3.01.2013</text:p>
          </table:table-cell>
          <table:table-cell table:number-columns-repeated="3"/>
        </table:table-row>
        <table:table-row table:style-name="ro1">
          <table:table-cell office:value-type="float" office:value="5844" calcext:value-type="float">
            <text:p>5844</text:p>
          </table:table-cell>
          <table:table-cell office:value-type="date" office:date-value="2013-01-04" calcext:value-type="date">
            <text:p>4.01.2013</text:p>
          </table:table-cell>
          <table:table-cell table:number-columns-repeated="3"/>
        </table:table-row>
        <table:table-row table:style-name="ro1">
          <table:table-cell office:value-type="float" office:value="5312" calcext:value-type="float">
            <text:p>5312</text:p>
          </table:table-cell>
          <table:table-cell office:value-type="date" office:date-value="2013-01-05" calcext:value-type="date">
            <text:p>5.01.2013</text:p>
          </table:table-cell>
          <table:table-cell table:number-columns-repeated="3"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date" office:date-value="2013-01-06" calcext:value-type="date">
            <text:p>6.01.2013</text:p>
          </table:table-cell>
          <table:table-cell table:number-columns-repeated="3"/>
        </table:table-row>
        <table:table-row table:style-name="ro1">
          <table:table-cell office:value-type="float" office:value="5379" calcext:value-type="float">
            <text:p>5379</text:p>
          </table:table-cell>
          <table:table-cell office:value-type="date" office:date-value="2013-01-07" calcext:value-type="date">
            <text:p>7.01.2013</text:p>
          </table:table-cell>
          <table:table-cell table:number-columns-repeated="3"/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date" office:date-value="2013-01-08" calcext:value-type="date">
            <text:p>8.01.2013</text:p>
          </table:table-cell>
          <table:table-cell table:number-columns-repeated="3"/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date" office:date-value="2013-01-09" calcext:value-type="date">
            <text:p>9.01.2013</text:p>
          </table:table-cell>
          <table:table-cell table:number-columns-repeated="3"/>
        </table:table-row>
        <table:table-row table:style-name="ro1">
          <table:table-cell office:value-type="float" office:value="4734" calcext:value-type="float">
            <text:p>4734</text:p>
          </table:table-cell>
          <table:table-cell office:value-type="date" office:date-value="2013-01-10" calcext:value-type="date">
            <text:p>10.01.2013</text:p>
          </table:table-cell>
          <table:table-cell table:number-columns-repeated="3"/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date" office:date-value="2013-01-11" calcext:value-type="date">
            <text:p>11.01.2013</text:p>
          </table:table-cell>
          <table:table-cell table:number-columns-repeated="3"/>
        </table:table-row>
        <table:table-row table:style-name="ro1">
          <table:table-cell office:value-type="float" office:value="4875" calcext:value-type="float">
            <text:p>4875</text:p>
          </table:table-cell>
          <table:table-cell office:value-type="date" office:date-value="2013-01-12" calcext:value-type="date">
            <text:p>12.01.2013</text:p>
          </table:table-cell>
          <table:table-cell table:number-columns-repeated="3"/>
        </table:table-row>
        <table:table-row table:style-name="ro1">
          <table:table-cell office:value-type="float" office:value="4059" calcext:value-type="float">
            <text:p>4059</text:p>
          </table:table-cell>
          <table:table-cell office:value-type="date" office:date-value="2013-01-13" calcext:value-type="date">
            <text:p>13.01.2013</text:p>
          </table:table-cell>
          <table:table-cell table:number-columns-repeated="3"/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date" office:date-value="2013-01-14" calcext:value-type="date">
            <text:p>14.01.2013</text:p>
          </table:table-cell>
          <table:table-cell table:number-columns-repeated="3"/>
        </table:table-row>
        <table:table-row table:style-name="ro1">
          <table:table-cell office:value-type="float" office:value="4163" calcext:value-type="float">
            <text:p>4163</text:p>
          </table:table-cell>
          <table:table-cell office:value-type="date" office:date-value="2013-01-15" calcext:value-type="date">
            <text:p>15.01.2013</text:p>
          </table:table-cell>
          <table:table-cell table:number-columns-repeated="3"/>
        </table:table-row>
        <table:table-row table:style-name="ro1">
          <table:table-cell office:value-type="float" office:value="3738" calcext:value-type="float">
            <text:p>3738</text:p>
          </table:table-cell>
          <table:table-cell office:value-type="date" office:date-value="2013-01-16" calcext:value-type="date">
            <text:p>16.01.2013</text:p>
          </table:table-cell>
          <table:table-cell table:number-columns-repeated="3"/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date" office:date-value="2013-01-17" calcext:value-type="date">
            <text:p>17.01.2013</text:p>
          </table:table-cell>
          <table:table-cell table:number-columns-repeated="3"/>
        </table:table-row>
        <table:table-row table:style-name="ro1">
          <table:table-cell office:value-type="float" office:value="4514" calcext:value-type="float">
            <text:p>4514</text:p>
          </table:table-cell>
          <table:table-cell office:value-type="date" office:date-value="2013-01-18" calcext:value-type="date">
            <text:p>18.01.2013</text:p>
          </table:table-cell>
          <table:table-cell table:number-columns-repeated="3"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date" office:date-value="2013-01-19" calcext:value-type="date">
            <text:p>19.01.2013</text:p>
          </table:table-cell>
          <table:table-cell table:number-columns-repeated="3"/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date" office:date-value="2013-01-20" calcext:value-type="date">
            <text:p>20.01.2013</text:p>
          </table:table-cell>
          <table:table-cell table:number-columns-repeated="3"/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date" office:date-value="2013-01-21" calcext:value-type="date">
            <text:p>21.01.2013</text:p>
          </table:table-cell>
          <table:table-cell table:number-columns-repeated="3"/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date" office:date-value="2013-01-22" calcext:value-type="date">
            <text:p>22.01.2013</text:p>
          </table:table-cell>
          <table:table-cell table:number-columns-repeated="3"/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date" office:date-value="2013-01-23" calcext:value-type="date">
            <text:p>23.01.2013</text:p>
          </table:table-cell>
          <table:table-cell table:number-columns-repeated="3"/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date" office:date-value="2013-01-24" calcext:value-type="date">
            <text:p>24.01.2013</text:p>
          </table:table-cell>
          <table:table-cell table:number-columns-repeated="3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date" office:date-value="2013-01-25" calcext:value-type="date">
            <text:p>25.01.2013</text:p>
          </table:table-cell>
          <table:table-cell table:number-columns-repeated="3"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date" office:date-value="2013-01-26" calcext:value-type="date">
            <text:p>26.01.2013</text:p>
          </table:table-cell>
          <table:table-cell table:number-columns-repeated="3"/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date" office:date-value="2013-01-27" calcext:value-type="date">
            <text:p>27.01.2013</text:p>
          </table:table-cell>
          <table:table-cell table:number-columns-repeated="3"/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date" office:date-value="2013-01-28" calcext:value-type="date">
            <text:p>28.01.2013</text:p>
          </table:table-cell>
          <table:table-cell table:number-columns-repeated="3"/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date" office:date-value="2013-01-29" calcext:value-type="date">
            <text:p>29.01.2013</text:p>
          </table:table-cell>
          <table:table-cell table:number-columns-repeated="3"/>
        </table:table-row>
        <table:table-row table:style-name="ro1">
          <table:table-cell office:value-type="float" office:value="3859" calcext:value-type="float">
            <text:p>3859</text:p>
          </table:table-cell>
          <table:table-cell office:value-type="date" office:date-value="2013-01-30" calcext:value-type="date">
            <text:p>30.01.2013</text:p>
          </table:table-cell>
          <table:table-cell table:number-columns-repeated="3"/>
        </table:table-row>
        <table:table-row table:style-name="ro1">
          <table:table-cell office:value-type="float" office:value="4393" calcext:value-type="float">
            <text:p>4393</text:p>
          </table:table-cell>
          <table:table-cell office:value-type="date" office:date-value="2013-01-31" calcext:value-type="date">
            <text:p>31.01.2013</text:p>
          </table:table-cell>
          <table:table-cell table:number-columns-repeated="3"/>
        </table:table-row>
        <table:table-row table:style-name="ro1">
          <table:table-cell office:value-type="float" office:value="5109" calcext:value-type="float">
            <text:p>5109</text:p>
          </table:table-cell>
          <table:table-cell office:value-type="date" office:date-value="2013-02-01" calcext:value-type="date">
            <text:p>1.02.2013</text:p>
          </table:table-cell>
          <table:table-cell table:number-columns-repeated="3"/>
        </table:table-row>
        <table:table-row table:style-name="ro1">
          <table:table-cell office:value-type="float" office:value="4524" calcext:value-type="float">
            <text:p>4524</text:p>
          </table:table-cell>
          <table:table-cell office:value-type="date" office:date-value="2013-02-02" calcext:value-type="date">
            <text:p>2.02.2013</text:p>
          </table:table-cell>
          <table:table-cell table:number-columns-repeated="3"/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date" office:date-value="2013-02-03" calcext:value-type="date">
            <text:p>3.02.2013</text:p>
          </table:table-cell>
          <table:table-cell table:number-columns-repeated="3"/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date" office:date-value="2013-02-04" calcext:value-type="date">
            <text:p>4.02.2013</text:p>
          </table:table-cell>
          <table:table-cell table:number-columns-repeated="3"/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date" office:date-value="2013-02-05" calcext:value-type="date">
            <text:p>5.02.2013</text:p>
          </table:table-cell>
          <table:table-cell table:number-columns-repeated="3"/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date" office:date-value="2013-02-06" calcext:value-type="date">
            <text:p>6.02.2013</text:p>
          </table:table-cell>
          <table:table-cell table:number-columns-repeated="3"/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date" office:date-value="2013-02-07" calcext:value-type="date">
            <text:p>7.02.2013</text:p>
          </table:table-cell>
          <table:table-cell table:number-columns-repeated="3"/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date" office:date-value="2013-02-08" calcext:value-type="date">
            <text:p>8.02.2013</text:p>
          </table:table-cell>
          <table:table-cell table:number-columns-repeated="3"/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date" office:date-value="2013-02-09" calcext:value-type="date">
            <text:p>9.02.2013</text:p>
          </table:table-cell>
          <table:table-cell table:number-columns-repeated="3"/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date" office:date-value="2013-02-10" calcext:value-type="date">
            <text:p>10.02.2013</text:p>
          </table:table-cell>
          <table:table-cell table:number-columns-repeated="3"/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date" office:date-value="2013-02-11" calcext:value-type="date">
            <text:p>11.02.2013</text:p>
          </table:table-cell>
          <table:table-cell table:number-columns-repeated="3"/>
        </table:table-row>
        <table:table-row table:style-name="ro1">
          <table:table-cell office:value-type="float" office:value="4746" calcext:value-type="float">
            <text:p>4746</text:p>
          </table:table-cell>
          <table:table-cell office:value-type="date" office:date-value="2013-02-12" calcext:value-type="date">
            <text:p>12.02.2013</text:p>
          </table:table-cell>
          <table:table-cell table:number-columns-repeated="3"/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date" office:date-value="2013-02-13" calcext:value-type="date">
            <text:p>13.02.2013</text:p>
          </table:table-cell>
          <table:table-cell table:number-columns-repeated="3"/>
        </table:table-row>
        <table:table-row table:style-name="ro1">
          <table:table-cell office:value-type="float" office:value="3748" calcext:value-type="float">
            <text:p>3748</text:p>
          </table:table-cell>
          <table:table-cell office:value-type="date" office:date-value="2013-02-14" calcext:value-type="date">
            <text:p>14.02.2013</text:p>
          </table:table-cell>
          <table:table-cell table:number-columns-repeated="3"/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date" office:date-value="2013-02-15" calcext:value-type="date">
            <text:p>15.02.2013</text:p>
          </table:table-cell>
          <table:table-cell table:number-columns-repeated="3"/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date" office:date-value="2013-02-16" calcext:value-type="date">
            <text:p>16.02.2013</text:p>
          </table:table-cell>
          <table:table-cell table:number-columns-repeated="3"/>
        </table:table-row>
        <table:table-row table:style-name="ro1">
          <table:table-cell office:value-type="float" office:value="4937" calcext:value-type="float">
            <text:p>4937</text:p>
          </table:table-cell>
          <table:table-cell office:value-type="date" office:date-value="2013-02-17" calcext:value-type="date">
            <text:p>17.02.2013</text:p>
          </table:table-cell>
          <table:table-cell table:number-columns-repeated="3"/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date" office:date-value="2013-02-18" calcext:value-type="date">
            <text:p>18.02.2013</text:p>
          </table:table-cell>
          <table:table-cell table:number-columns-repeated="3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date" office:date-value="2013-02-19" calcext:value-type="date">
            <text:p>19.02.2013</text:p>
          </table:table-cell>
          <table:table-cell table:number-columns-repeated="3"/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date" office:date-value="2013-02-20" calcext:value-type="date">
            <text:p>20.02.2013</text:p>
          </table:table-cell>
          <table:table-cell table:number-columns-repeated="3"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date" office:date-value="2013-02-21" calcext:value-type="date">
            <text:p>21.02.2013</text:p>
          </table:table-cell>
          <table:table-cell table:number-columns-repeated="3"/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date" office:date-value="2013-02-22" calcext:value-type="date">
            <text:p>22.02.2013</text:p>
          </table:table-cell>
          <table:table-cell table:number-columns-repeated="3"/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date" office:date-value="2013-02-23" calcext:value-type="date">
            <text:p>23.02.2013</text:p>
          </table:table-cell>
          <table:table-cell table:number-columns-repeated="3"/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date" office:date-value="2013-02-24" calcext:value-type="date">
            <text:p>24.02.2013</text:p>
          </table:table-cell>
          <table:table-cell table:number-columns-repeated="3"/>
        </table:table-row>
        <table:table-row table:style-name="ro1">
          <table:table-cell office:value-type="float" office:value="5396" calcext:value-type="float">
            <text:p>5396</text:p>
          </table:table-cell>
          <table:table-cell office:value-type="date" office:date-value="2013-02-25" calcext:value-type="date">
            <text:p>25.02.2013</text:p>
          </table:table-cell>
          <table:table-cell table:number-columns-repeated="3"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date" office:date-value="2013-02-26" calcext:value-type="date">
            <text:p>26.02.2013</text:p>
          </table:table-cell>
          <table:table-cell table:number-columns-repeated="3"/>
        </table:table-row>
        <table:table-row table:style-name="ro1">
          <table:table-cell office:value-type="float" office:value="4884" calcext:value-type="float">
            <text:p>4884</text:p>
          </table:table-cell>
          <table:table-cell office:value-type="date" office:date-value="2013-02-27" calcext:value-type="date">
            <text:p>27.02.2013</text:p>
          </table:table-cell>
          <table:table-cell table:number-columns-repeated="3"/>
        </table:table-row>
        <table:table-row table:style-name="ro1">
          <table:table-cell office:value-type="float" office:value="5582" calcext:value-type="float">
            <text:p>5582</text:p>
          </table:table-cell>
          <table:table-cell office:value-type="date" office:date-value="2013-02-28" calcext:value-type="date">
            <text:p>28.02.2013</text:p>
          </table:table-cell>
          <table:table-cell table:number-columns-repeated="3"/>
        </table:table-row>
        <table:table-row table:style-name="ro1">
          <table:table-cell office:value-type="float" office:value="6878" calcext:value-type="float">
            <text:p>6878</text:p>
          </table:table-cell>
          <table:table-cell office:value-type="date" office:date-value="2013-03-01" calcext:value-type="date">
            <text:p>1.03.2013</text:p>
          </table:table-cell>
          <table:table-cell table:number-columns-repeated="3"/>
        </table:table-row>
        <table:table-row table:style-name="ro1">
          <table:table-cell office:value-type="float" office:value="7652" calcext:value-type="float">
            <text:p>7652</text:p>
          </table:table-cell>
          <table:table-cell office:value-type="date" office:date-value="2013-03-02" calcext:value-type="date">
            <text:p>2.03.2013</text:p>
          </table:table-cell>
          <table:table-cell table:number-columns-repeated="3"/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date" office:date-value="2013-03-03" calcext:value-type="date">
            <text:p>3.03.2013</text:p>
          </table:table-cell>
          <table:table-cell table:number-columns-repeated="3"/>
        </table:table-row>
        <table:table-row table:style-name="ro1">
          <table:table-cell office:value-type="float" office:value="7905" calcext:value-type="float">
            <text:p>7905</text:p>
          </table:table-cell>
          <table:table-cell office:value-type="date" office:date-value="2013-03-04" calcext:value-type="date">
            <text:p>4.03.2013</text:p>
          </table:table-cell>
          <table:table-cell table:number-columns-repeated="3"/>
        </table:table-row>
        <table:table-row table:style-name="ro1">
          <table:table-cell office:value-type="float" office:value="9248" calcext:value-type="float">
            <text:p>9248</text:p>
          </table:table-cell>
          <table:table-cell office:value-type="date" office:date-value="2013-03-05" calcext:value-type="date">
            <text:p>5.03.2013</text:p>
          </table:table-cell>
          <table:table-cell table:number-columns-repeated="3"/>
        </table:table-row>
        <table:table-row table:style-name="ro1">
          <table:table-cell office:value-type="float" office:value="10801" calcext:value-type="float">
            <text:p>10801</text:p>
          </table:table-cell>
          <table:table-cell office:value-type="date" office:date-value="2013-03-06" calcext:value-type="date">
            <text:p>6.03.2013</text:p>
          </table:table-cell>
          <table:table-cell table:number-columns-repeated="3"/>
        </table:table-row>
        <table:table-row table:style-name="ro1">
          <table:table-cell office:value-type="float" office:value="11212" calcext:value-type="float">
            <text:p>11212</text:p>
          </table:table-cell>
          <table:table-cell office:value-type="date" office:date-value="2013-03-07" calcext:value-type="date">
            <text:p>7.03.2013</text:p>
          </table:table-cell>
          <table:table-cell table:number-columns-repeated="3"/>
        </table:table-row>
        <table:table-row table:style-name="ro1">
          <table:table-cell office:value-type="float" office:value="12572" calcext:value-type="float">
            <text:p>12572</text:p>
          </table:table-cell>
          <table:table-cell office:value-type="date" office:date-value="2013-03-08" calcext:value-type="date">
            <text:p>8.03.2013</text:p>
          </table:table-cell>
          <table:table-cell table:number-columns-repeated="3"/>
        </table:table-row>
        <table:table-row table:style-name="ro1">
          <table:table-cell office:value-type="float" office:value="14294" calcext:value-type="float">
            <text:p>14294</text:p>
          </table:table-cell>
          <table:table-cell office:value-type="date" office:date-value="2013-03-09" calcext:value-type="date">
            <text:p>9.03.2013</text:p>
          </table:table-cell>
          <table:table-cell table:number-columns-repeated="3"/>
        </table:table-row>
        <table:table-row table:style-name="ro1">
          <table:table-cell office:value-type="float" office:value="15164" calcext:value-type="float">
            <text:p>15164</text:p>
          </table:table-cell>
          <table:table-cell office:value-type="date" office:date-value="2013-03-10" calcext:value-type="date">
            <text:p>10.03.2013</text:p>
          </table:table-cell>
          <table:table-cell table:number-columns-repeated="3"/>
        </table:table-row>
        <table:table-row table:style-name="ro1">
          <table:table-cell office:value-type="float" office:value="16391" calcext:value-type="float">
            <text:p>16391</text:p>
          </table:table-cell>
          <table:table-cell office:value-type="date" office:date-value="2013-03-11" calcext:value-type="date">
            <text:p>11.03.2013</text:p>
          </table:table-cell>
          <table:table-cell table:number-columns-repeated="3"/>
        </table:table-row>
        <table:table-row table:style-name="ro1">
          <table:table-cell office:value-type="float" office:value="18535" calcext:value-type="float">
            <text:p>18535</text:p>
          </table:table-cell>
          <table:table-cell office:value-type="date" office:date-value="2013-03-12" calcext:value-type="date">
            <text:p>12.03.2013</text:p>
          </table:table-cell>
          <table:table-cell table:number-columns-repeated="3"/>
        </table:table-row>
        <table:table-row table:style-name="ro1">
          <table:table-cell office:value-type="float" office:value="18747" calcext:value-type="float">
            <text:p>18747</text:p>
          </table:table-cell>
          <table:table-cell office:value-type="date" office:date-value="2013-03-13" calcext:value-type="date">
            <text:p>13.03.2013</text:p>
          </table:table-cell>
          <table:table-cell table:number-columns-repeated="3"/>
        </table:table-row>
        <table:table-row table:style-name="ro1">
          <table:table-cell office:value-type="float" office:value="22193" calcext:value-type="float">
            <text:p>22193</text:p>
          </table:table-cell>
          <table:table-cell office:value-type="date" office:date-value="2013-03-14" calcext:value-type="date">
            <text:p>14.03.2013</text:p>
          </table:table-cell>
          <table:table-cell table:number-columns-repeated="3"/>
        </table:table-row>
        <table:table-row table:style-name="ro1">
          <table:table-cell office:value-type="float" office:value="25473" calcext:value-type="float">
            <text:p>25473</text:p>
          </table:table-cell>
          <table:table-cell office:value-type="date" office:date-value="2013-03-15" calcext:value-type="date">
            <text:p>15.03.2013</text:p>
          </table:table-cell>
          <table:table-cell table:number-columns-repeated="3"/>
        </table:table-row>
        <table:table-row table:style-name="ro1">
          <table:table-cell office:value-type="float" office:value="26358" calcext:value-type="float">
            <text:p>26358</text:p>
          </table:table-cell>
          <table:table-cell office:value-type="date" office:date-value="2013-03-16" calcext:value-type="date">
            <text:p>16.03.2013</text:p>
          </table:table-cell>
          <table:table-cell table:number-columns-repeated="3"/>
        </table:table-row>
        <table:table-row table:style-name="ro1">
          <table:table-cell office:value-type="float" office:value="29032" calcext:value-type="float">
            <text:p>29032</text:p>
          </table:table-cell>
          <table:table-cell office:value-type="date" office:date-value="2013-03-17" calcext:value-type="date">
            <text:p>17.03.2013</text:p>
          </table:table-cell>
          <table:table-cell table:number-columns-repeated="3"/>
        </table:table-row>
        <table:table-row table:style-name="ro1">
          <table:table-cell office:value-type="float" office:value="30140" calcext:value-type="float">
            <text:p>30140</text:p>
          </table:table-cell>
          <table:table-cell office:value-type="date" office:date-value="2013-03-18" calcext:value-type="date">
            <text:p>18.03.2013</text:p>
          </table:table-cell>
          <table:table-cell table:number-columns-repeated="3"/>
        </table:table-row>
        <table:table-row table:style-name="ro1">
          <table:table-cell office:value-type="float" office:value="31487" calcext:value-type="float">
            <text:p>31487</text:p>
          </table:table-cell>
          <table:table-cell office:value-type="date" office:date-value="2013-03-19" calcext:value-type="date">
            <text:p>19.03.2013</text:p>
          </table:table-cell>
          <table:table-cell table:number-columns-repeated="3"/>
        </table:table-row>
        <table:table-row table:style-name="ro1">
          <table:table-cell office:value-type="float" office:value="34815" calcext:value-type="float">
            <text:p>34815</text:p>
          </table:table-cell>
          <table:table-cell office:value-type="date" office:date-value="2013-03-20" calcext:value-type="date">
            <text:p>20.03.2013</text:p>
          </table:table-cell>
          <table:table-cell table:number-columns-repeated="3"/>
        </table:table-row>
        <table:table-row table:style-name="ro1">
          <table:table-cell office:value-type="float" office:value="36867" calcext:value-type="float">
            <text:p>36867</text:p>
          </table:table-cell>
          <table:table-cell office:value-type="date" office:date-value="2013-03-21" calcext:value-type="date">
            <text:p>21.03.2013</text:p>
          </table:table-cell>
          <table:table-cell table:number-columns-repeated="3"/>
        </table:table-row>
        <table:table-row table:style-name="ro1">
          <table:table-cell office:value-type="float" office:value="38276" calcext:value-type="float">
            <text:p>38276</text:p>
          </table:table-cell>
          <table:table-cell office:value-type="date" office:date-value="2013-03-22" calcext:value-type="date">
            <text:p>22.03.2013</text:p>
          </table:table-cell>
          <table:table-cell table:number-columns-repeated="3"/>
        </table:table-row>
        <table:table-row table:style-name="ro1">
          <table:table-cell office:value-type="float" office:value="39421" calcext:value-type="float">
            <text:p>39421</text:p>
          </table:table-cell>
          <table:table-cell office:value-type="date" office:date-value="2013-03-23" calcext:value-type="date">
            <text:p>23.03.2013</text:p>
          </table:table-cell>
          <table:table-cell table:number-columns-repeated="3"/>
        </table:table-row>
        <table:table-row table:style-name="ro1">
          <table:table-cell office:value-type="float" office:value="40674" calcext:value-type="float">
            <text:p>40674</text:p>
          </table:table-cell>
          <table:table-cell office:value-type="date" office:date-value="2013-03-24" calcext:value-type="date">
            <text:p>24.03.2013</text:p>
          </table:table-cell>
          <table:table-cell table:number-columns-repeated="3"/>
        </table:table-row>
        <table:table-row table:style-name="ro1">
          <table:table-cell office:value-type="float" office:value="45056" calcext:value-type="float">
            <text:p>45056</text:p>
          </table:table-cell>
          <table:table-cell office:value-type="date" office:date-value="2013-03-25" calcext:value-type="date">
            <text:p>25.03.2013</text:p>
          </table:table-cell>
          <table:table-cell table:number-columns-repeated="3"/>
        </table:table-row>
        <table:table-row table:style-name="ro1">
          <table:table-cell office:value-type="float" office:value="42884" calcext:value-type="float">
            <text:p>42884</text:p>
          </table:table-cell>
          <table:table-cell office:value-type="date" office:date-value="2013-03-26" calcext:value-type="date">
            <text:p>26.03.2013</text:p>
          </table:table-cell>
          <table:table-cell table:number-columns-repeated="3"/>
        </table:table-row>
        <table:table-row table:style-name="ro1">
          <table:table-cell office:value-type="float" office:value="43859" calcext:value-type="float">
            <text:p>43859</text:p>
          </table:table-cell>
          <table:table-cell office:value-type="date" office:date-value="2013-03-27" calcext:value-type="date">
            <text:p>27.03.2013</text:p>
          </table:table-cell>
          <table:table-cell table:number-columns-repeated="3"/>
        </table:table-row>
        <table:table-row table:style-name="ro1">
          <table:table-cell office:value-type="float" office:value="44374" calcext:value-type="float">
            <text:p>44374</text:p>
          </table:table-cell>
          <table:table-cell office:value-type="date" office:date-value="2013-03-28" calcext:value-type="date">
            <text:p>28.03.2013</text:p>
          </table:table-cell>
          <table:table-cell table:number-columns-repeated="3"/>
        </table:table-row>
        <table:table-row table:style-name="ro1">
          <table:table-cell office:value-type="float" office:value="43575" calcext:value-type="float">
            <text:p>43575</text:p>
          </table:table-cell>
          <table:table-cell office:value-type="date" office:date-value="2013-03-29" calcext:value-type="date">
            <text:p>29.03.2013</text:p>
          </table:table-cell>
          <table:table-cell table:number-columns-repeated="3"/>
        </table:table-row>
        <table:table-row table:style-name="ro1">
          <table:table-cell office:value-type="float" office:value="44101" calcext:value-type="float">
            <text:p>44101</text:p>
          </table:table-cell>
          <table:table-cell office:value-type="date" office:date-value="2013-03-30" calcext:value-type="date">
            <text:p>30.03.2013</text:p>
          </table:table-cell>
          <table:table-cell table:number-columns-repeated="3"/>
        </table:table-row>
        <table:table-row table:style-name="ro1">
          <table:table-cell office:value-type="float" office:value="43112" calcext:value-type="float">
            <text:p>43112</text:p>
          </table:table-cell>
          <table:table-cell office:value-type="date" office:date-value="2013-03-31" calcext:value-type="date">
            <text:p>31.03.2013</text:p>
          </table:table-cell>
          <table:table-cell table:number-columns-repeated="3"/>
        </table:table-row>
        <table:table-row table:style-name="ro1">
          <table:table-cell office:value-type="float" office:value="43513" calcext:value-type="float">
            <text:p>43513</text:p>
          </table:table-cell>
          <table:table-cell office:value-type="date" office:date-value="2013-04-01" calcext:value-type="date">
            <text:p>1.04.2013</text:p>
          </table:table-cell>
          <table:table-cell table:number-columns-repeated="3"/>
        </table:table-row>
        <table:table-row table:style-name="ro1">
          <table:table-cell office:value-type="float" office:value="41620" calcext:value-type="float">
            <text:p>41620</text:p>
          </table:table-cell>
          <table:table-cell office:value-type="date" office:date-value="2013-04-02" calcext:value-type="date">
            <text:p>2.04.2013</text:p>
          </table:table-cell>
          <table:table-cell table:number-columns-repeated="3"/>
        </table:table-row>
        <table:table-row table:style-name="ro1">
          <table:table-cell office:value-type="float" office:value="40364" calcext:value-type="float">
            <text:p>40364</text:p>
          </table:table-cell>
          <table:table-cell office:value-type="date" office:date-value="2013-04-03" calcext:value-type="date">
            <text:p>3.04.2013</text:p>
          </table:table-cell>
          <table:table-cell table:number-columns-repeated="3"/>
        </table:table-row>
        <table:table-row table:style-name="ro1">
          <table:table-cell office:value-type="float" office:value="37447" calcext:value-type="float">
            <text:p>37447</text:p>
          </table:table-cell>
          <table:table-cell office:value-type="date" office:date-value="2013-04-04" calcext:value-type="date">
            <text:p>4.04.2013</text:p>
          </table:table-cell>
          <table:table-cell table:number-columns-repeated="3"/>
        </table:table-row>
        <table:table-row table:style-name="ro1">
          <table:table-cell office:value-type="float" office:value="37923" calcext:value-type="float">
            <text:p>37923</text:p>
          </table:table-cell>
          <table:table-cell office:value-type="date" office:date-value="2013-04-05" calcext:value-type="date">
            <text:p>5.04.2013</text:p>
          </table:table-cell>
          <table:table-cell table:number-columns-repeated="3"/>
        </table:table-row>
        <table:table-row table:style-name="ro1">
          <table:table-cell office:value-type="float" office:value="36455" calcext:value-type="float">
            <text:p>36455</text:p>
          </table:table-cell>
          <table:table-cell office:value-type="date" office:date-value="2013-04-06" calcext:value-type="date">
            <text:p>6.04.2013</text:p>
          </table:table-cell>
          <table:table-cell table:number-columns-repeated="3"/>
        </table:table-row>
        <table:table-row table:style-name="ro1">
          <table:table-cell office:value-type="float" office:value="32946" calcext:value-type="float">
            <text:p>32946</text:p>
          </table:table-cell>
          <table:table-cell office:value-type="date" office:date-value="2013-04-07" calcext:value-type="date">
            <text:p>7.04.2013</text:p>
          </table:table-cell>
          <table:table-cell table:number-columns-repeated="3"/>
        </table:table-row>
        <table:table-row table:style-name="ro1">
          <table:table-cell office:value-type="float" office:value="31031" calcext:value-type="float">
            <text:p>31031</text:p>
          </table:table-cell>
          <table:table-cell office:value-type="date" office:date-value="2013-04-08" calcext:value-type="date">
            <text:p>8.04.2013</text:p>
          </table:table-cell>
          <table:table-cell table:number-columns-repeated="3"/>
        </table:table-row>
        <table:table-row table:style-name="ro1">
          <table:table-cell office:value-type="float" office:value="28782" calcext:value-type="float">
            <text:p>28782</text:p>
          </table:table-cell>
          <table:table-cell office:value-type="date" office:date-value="2013-04-09" calcext:value-type="date">
            <text:p>9.04.2013</text:p>
          </table:table-cell>
          <table:table-cell table:number-columns-repeated="3"/>
        </table:table-row>
        <table:table-row table:style-name="ro1">
          <table:table-cell office:value-type="float" office:value="25389" calcext:value-type="float">
            <text:p>25389</text:p>
          </table:table-cell>
          <table:table-cell office:value-type="date" office:date-value="2013-04-10" calcext:value-type="date">
            <text:p>10.04.2013</text:p>
          </table:table-cell>
          <table:table-cell table:number-columns-repeated="3"/>
        </table:table-row>
        <table:table-row table:style-name="ro1">
          <table:table-cell office:value-type="float" office:value="24032" calcext:value-type="float">
            <text:p>24032</text:p>
          </table:table-cell>
          <table:table-cell office:value-type="date" office:date-value="2013-04-11" calcext:value-type="date">
            <text:p>11.04.2013</text:p>
          </table:table-cell>
          <table:table-cell table:number-columns-repeated="3"/>
        </table:table-row>
        <table:table-row table:style-name="ro1">
          <table:table-cell office:value-type="float" office:value="22561" calcext:value-type="float">
            <text:p>22561</text:p>
          </table:table-cell>
          <table:table-cell office:value-type="date" office:date-value="2013-04-12" calcext:value-type="date">
            <text:p>12.04.2013</text:p>
          </table:table-cell>
          <table:table-cell table:number-columns-repeated="3"/>
        </table:table-row>
        <table:table-row table:style-name="ro1">
          <table:table-cell office:value-type="float" office:value="19265" calcext:value-type="float">
            <text:p>19265</text:p>
          </table:table-cell>
          <table:table-cell office:value-type="date" office:date-value="2013-04-13" calcext:value-type="date">
            <text:p>13.04.2013</text:p>
          </table:table-cell>
          <table:table-cell table:number-columns-repeated="3"/>
        </table:table-row>
        <table:table-row table:style-name="ro1">
          <table:table-cell office:value-type="float" office:value="19012" calcext:value-type="float">
            <text:p>19012</text:p>
          </table:table-cell>
          <table:table-cell office:value-type="date" office:date-value="2013-04-14" calcext:value-type="date">
            <text:p>14.04.2013</text:p>
          </table:table-cell>
          <table:table-cell table:number-columns-repeated="3"/>
        </table:table-row>
        <table:table-row table:style-name="ro1">
          <table:table-cell office:value-type="float" office:value="16676" calcext:value-type="float">
            <text:p>16676</text:p>
          </table:table-cell>
          <table:table-cell office:value-type="date" office:date-value="2013-04-15" calcext:value-type="date">
            <text:p>15.04.2013</text:p>
          </table:table-cell>
          <table:table-cell table:number-columns-repeated="3"/>
        </table:table-row>
        <table:table-row table:style-name="ro1">
          <table:table-cell office:value-type="float" office:value="16115" calcext:value-type="float">
            <text:p>16115</text:p>
          </table:table-cell>
          <table:table-cell office:value-type="date" office:date-value="2013-04-16" calcext:value-type="date">
            <text:p>16.04.2013</text:p>
          </table:table-cell>
          <table:table-cell table:number-columns-repeated="3"/>
        </table:table-row>
        <table:table-row table:style-name="ro1">
          <table:table-cell office:value-type="float" office:value="13639" calcext:value-type="float">
            <text:p>13639</text:p>
          </table:table-cell>
          <table:table-cell office:value-type="date" office:date-value="2013-04-17" calcext:value-type="date">
            <text:p>17.04.2013</text:p>
          </table:table-cell>
          <table:table-cell table:number-columns-repeated="3"/>
        </table:table-row>
        <table:table-row table:style-name="ro1">
          <table:table-cell office:value-type="float" office:value="10302" calcext:value-type="float">
            <text:p>10302</text:p>
          </table:table-cell>
          <table:table-cell office:value-type="date" office:date-value="2013-04-18" calcext:value-type="date">
            <text:p>18.04.2013</text:p>
          </table:table-cell>
          <table:table-cell table:number-columns-repeated="3"/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date" office:date-value="2013-04-19" calcext:value-type="date">
            <text:p>19.04.2013</text:p>
          </table:table-cell>
          <table:table-cell table:number-columns-repeated="3"/>
        </table:table-row>
        <table:table-row table:style-name="ro1">
          <table:table-cell office:value-type="float" office:value="9180" calcext:value-type="float">
            <text:p>9180</text:p>
          </table:table-cell>
          <table:table-cell office:value-type="date" office:date-value="2013-04-20" calcext:value-type="date">
            <text:p>20.04.2013</text:p>
          </table:table-cell>
          <table:table-cell table:number-columns-repeated="3"/>
        </table:table-row>
        <table:table-row table:style-name="ro1">
          <table:table-cell office:value-type="float" office:value="8381" calcext:value-type="float">
            <text:p>8381</text:p>
          </table:table-cell>
          <table:table-cell office:value-type="date" office:date-value="2013-04-21" calcext:value-type="date">
            <text:p>21.04.2013</text:p>
          </table:table-cell>
          <table:table-cell table:number-columns-repeated="3"/>
        </table:table-row>
        <table:table-row table:style-name="ro1">
          <table:table-cell office:value-type="float" office:value="8659" calcext:value-type="float">
            <text:p>8659</text:p>
          </table:table-cell>
          <table:table-cell office:value-type="date" office:date-value="2013-04-22" calcext:value-type="date">
            <text:p>22.04.2013</text:p>
          </table:table-cell>
          <table:table-cell table:number-columns-repeated="3"/>
        </table:table-row>
        <table:table-row table:style-name="ro1">
          <table:table-cell office:value-type="float" office:value="7687" calcext:value-type="float">
            <text:p>7687</text:p>
          </table:table-cell>
          <table:table-cell office:value-type="date" office:date-value="2013-04-23" calcext:value-type="date">
            <text:p>23.04.2013</text:p>
          </table:table-cell>
          <table:table-cell table:number-columns-repeated="3"/>
        </table:table-row>
        <table:table-row table:style-name="ro1">
          <table:table-cell office:value-type="float" office:value="6137" calcext:value-type="float">
            <text:p>6137</text:p>
          </table:table-cell>
          <table:table-cell office:value-type="date" office:date-value="2013-04-24" calcext:value-type="date">
            <text:p>24.04.2013</text:p>
          </table:table-cell>
          <table:table-cell table:number-columns-repeated="3"/>
        </table:table-row>
        <table:table-row table:style-name="ro1">
          <table:table-cell office:value-type="float" office:value="6984" calcext:value-type="float">
            <text:p>6984</text:p>
          </table:table-cell>
          <table:table-cell office:value-type="date" office:date-value="2013-04-25" calcext:value-type="date">
            <text:p>25.04.2013</text:p>
          </table:table-cell>
          <table:table-cell table:number-columns-repeated="3"/>
        </table:table-row>
        <table:table-row table:style-name="ro1">
          <table:table-cell office:value-type="float" office:value="5140" calcext:value-type="float">
            <text:p>5140</text:p>
          </table:table-cell>
          <table:table-cell office:value-type="date" office:date-value="2013-04-26" calcext:value-type="date">
            <text:p>26.04.2013</text:p>
          </table:table-cell>
          <table:table-cell table:number-columns-repeated="3"/>
        </table:table-row>
        <table:table-row table:style-name="ro1">
          <table:table-cell office:value-type="float" office:value="6729" calcext:value-type="float">
            <text:p>6729</text:p>
          </table:table-cell>
          <table:table-cell office:value-type="date" office:date-value="2013-04-27" calcext:value-type="date">
            <text:p>27.04.2013</text:p>
          </table:table-cell>
          <table:table-cell table:number-columns-repeated="3"/>
        </table:table-row>
        <table:table-row table:style-name="ro1">
          <table:table-cell office:value-type="float" office:value="4348" calcext:value-type="float">
            <text:p>4348</text:p>
          </table:table-cell>
          <table:table-cell office:value-type="date" office:date-value="2013-04-28" calcext:value-type="date">
            <text:p>28.04.2013</text:p>
          </table:table-cell>
          <table:table-cell table:number-columns-repeated="3"/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date" office:date-value="2013-04-29" calcext:value-type="date">
            <text:p>29.04.2013</text:p>
          </table:table-cell>
          <table:table-cell table:number-columns-repeated="3"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date" office:date-value="2013-04-30" calcext:value-type="date">
            <text:p>30.04.2013</text:p>
          </table:table-cell>
          <table:table-cell table:number-columns-repeated="3"/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date" office:date-value="2013-05-01" calcext:value-type="date">
            <text:p>1.05.2013</text:p>
          </table:table-cell>
          <table:table-cell table:number-columns-repeated="3"/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date" office:date-value="2013-05-02" calcext:value-type="date">
            <text:p>2.05.2013</text:p>
          </table:table-cell>
          <table:table-cell table:number-columns-repeated="3"/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date" office:date-value="2013-05-03" calcext:value-type="date">
            <text:p>3.05.2013</text:p>
          </table:table-cell>
          <table:table-cell table:number-columns-repeated="3"/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date" office:date-value="2013-05-04" calcext:value-type="date">
            <text:p>4.05.2013</text:p>
          </table:table-cell>
          <table:table-cell table:number-columns-repeated="3"/>
        </table:table-row>
        <table:table-row table:style-name="ro1">
          <table:table-cell office:value-type="float" office:value="3957" calcext:value-type="float">
            <text:p>3957</text:p>
          </table:table-cell>
          <table:table-cell office:value-type="date" office:date-value="2013-05-05" calcext:value-type="date">
            <text:p>5.05.2013</text:p>
          </table:table-cell>
          <table:table-cell table:number-columns-repeated="3"/>
        </table:table-row>
        <table:table-row table:style-name="ro1">
          <table:table-cell office:value-type="float" office:value="3743" calcext:value-type="float">
            <text:p>3743</text:p>
          </table:table-cell>
          <table:table-cell office:value-type="date" office:date-value="2013-05-06" calcext:value-type="date">
            <text:p>6.05.2013</text:p>
          </table:table-cell>
          <table:table-cell table:number-columns-repeated="3"/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date" office:date-value="2013-05-07" calcext:value-type="date">
            <text:p>7.05.2013</text:p>
          </table:table-cell>
          <table:table-cell table:number-columns-repeated="3"/>
        </table:table-row>
        <table:table-row table:style-name="ro1">
          <table:table-cell office:value-type="float" office:value="4364" calcext:value-type="float">
            <text:p>4364</text:p>
          </table:table-cell>
          <table:table-cell office:value-type="date" office:date-value="2013-05-08" calcext:value-type="date">
            <text:p>8.05.2013</text:p>
          </table:table-cell>
          <table:table-cell table:number-columns-repeated="3"/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date" office:date-value="2013-05-09" calcext:value-type="date">
            <text:p>9.05.2013</text:p>
          </table:table-cell>
          <table:table-cell table:number-columns-repeated="3"/>
        </table:table-row>
        <table:table-row table:style-name="ro1">
          <table:table-cell office:value-type="float" office:value="4593" calcext:value-type="float">
            <text:p>4593</text:p>
          </table:table-cell>
          <table:table-cell office:value-type="date" office:date-value="2013-05-10" calcext:value-type="date">
            <text:p>10.05.2013</text:p>
          </table:table-cell>
          <table:table-cell table:number-columns-repeated="3"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date" office:date-value="2013-05-11" calcext:value-type="date">
            <text:p>11.05.2013</text:p>
          </table:table-cell>
          <table:table-cell table:number-columns-repeated="3"/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date" office:date-value="2013-05-12" calcext:value-type="date">
            <text:p>12.05.2013</text:p>
          </table:table-cell>
          <table:table-cell table:number-columns-repeated="3"/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date" office:date-value="2013-05-13" calcext:value-type="date">
            <text:p>13.05.2013</text:p>
          </table:table-cell>
          <table:table-cell table:number-columns-repeated="3"/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date" office:date-value="2013-05-14" calcext:value-type="date">
            <text:p>14.05.2013</text:p>
          </table:table-cell>
          <table:table-cell table:number-columns-repeated="3"/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date" office:date-value="2013-05-15" calcext:value-type="date">
            <text:p>15.05.2013</text:p>
          </table:table-cell>
          <table:table-cell table:number-columns-repeated="3"/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date" office:date-value="2013-05-16" calcext:value-type="date">
            <text:p>16.05.2013</text:p>
          </table:table-cell>
          <table:table-cell table:number-columns-repeated="3"/>
        </table:table-row>
        <table:table-row table:style-name="ro1">
          <table:table-cell office:value-type="float" office:value="4477" calcext:value-type="float">
            <text:p>4477</text:p>
          </table:table-cell>
          <table:table-cell office:value-type="date" office:date-value="2013-05-17" calcext:value-type="date">
            <text:p>17.05.2013</text:p>
          </table:table-cell>
          <table:table-cell table:number-columns-repeated="3"/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date" office:date-value="2013-05-18" calcext:value-type="date">
            <text:p>18.05.2013</text:p>
          </table:table-cell>
          <table:table-cell table:number-columns-repeated="3"/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date" office:date-value="2013-05-19" calcext:value-type="date">
            <text:p>19.05.2013</text:p>
          </table:table-cell>
          <table:table-cell table:number-columns-repeated="3"/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date" office:date-value="2013-05-20" calcext:value-type="date">
            <text:p>20.05.2013</text:p>
          </table:table-cell>
          <table:table-cell table:number-columns-repeated="3"/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date" office:date-value="2013-05-21" calcext:value-type="date">
            <text:p>21.05.2013</text:p>
          </table:table-cell>
          <table:table-cell table:number-columns-repeated="3"/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date" office:date-value="2013-05-22" calcext:value-type="date">
            <text:p>22.05.2013</text:p>
          </table:table-cell>
          <table:table-cell table:number-columns-repeated="3"/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date" office:date-value="2013-05-23" calcext:value-type="date">
            <text:p>23.05.2013</text:p>
          </table:table-cell>
          <table:table-cell table:number-columns-repeated="3"/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date" office:date-value="2013-05-24" calcext:value-type="date">
            <text:p>24.05.2013</text:p>
          </table:table-cell>
          <table:table-cell table:number-columns-repeated="3"/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date" office:date-value="2013-05-25" calcext:value-type="date">
            <text:p>25.05.2013</text:p>
          </table:table-cell>
          <table:table-cell table:number-columns-repeated="3"/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date" office:date-value="2013-05-26" calcext:value-type="date">
            <text:p>26.05.2013</text:p>
          </table:table-cell>
          <table:table-cell table:number-columns-repeated="3"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date" office:date-value="2013-05-27" calcext:value-type="date">
            <text:p>27.05.2013</text:p>
          </table:table-cell>
          <table:table-cell table:number-columns-repeated="3"/>
        </table:table-row>
        <table:table-row table:style-name="ro1">
          <table:table-cell office:value-type="float" office:value="4624" calcext:value-type="float">
            <text:p>4624</text:p>
          </table:table-cell>
          <table:table-cell office:value-type="date" office:date-value="2013-05-28" calcext:value-type="date">
            <text:p>28.05.2013</text:p>
          </table:table-cell>
          <table:table-cell table:number-columns-repeated="3"/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date" office:date-value="2013-05-29" calcext:value-type="date">
            <text:p>29.05.2013</text:p>
          </table:table-cell>
          <table:table-cell table:number-columns-repeated="3"/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date" office:date-value="2013-05-30" calcext:value-type="date">
            <text:p>30.05.2013</text:p>
          </table:table-cell>
          <table:table-cell table:number-columns-repeated="3"/>
        </table:table-row>
        <table:table-row table:style-name="ro1">
          <table:table-cell office:value-type="float" office:value="4855" calcext:value-type="float">
            <text:p>4855</text:p>
          </table:table-cell>
          <table:table-cell office:value-type="date" office:date-value="2013-05-31" calcext:value-type="date">
            <text:p>31.05.2013</text:p>
          </table:table-cell>
          <table:table-cell table:number-columns-repeated="3"/>
        </table:table-row>
        <table:table-row table:style-name="ro1">
          <table:table-cell office:value-type="float" office:value="5732" calcext:value-type="float">
            <text:p>5732</text:p>
          </table:table-cell>
          <table:table-cell office:value-type="date" office:date-value="2013-06-01" calcext:value-type="date">
            <text:p>1.06.2013</text:p>
          </table:table-cell>
          <table:table-cell table:number-columns-repeated="3"/>
        </table:table-row>
        <table:table-row table:style-name="ro1">
          <table:table-cell office:value-type="float" office:value="6118" calcext:value-type="float">
            <text:p>6118</text:p>
          </table:table-cell>
          <table:table-cell office:value-type="date" office:date-value="2013-06-02" calcext:value-type="date">
            <text:p>2.06.2013</text:p>
          </table:table-cell>
          <table:table-cell table:number-columns-repeated="3"/>
        </table:table-row>
        <table:table-row table:style-name="ro1">
          <table:table-cell office:value-type="float" office:value="9512" calcext:value-type="float">
            <text:p>9512</text:p>
          </table:table-cell>
          <table:table-cell office:value-type="date" office:date-value="2013-06-03" calcext:value-type="date">
            <text:p>3.06.2013</text:p>
          </table:table-cell>
          <table:table-cell table:number-columns-repeated="3"/>
        </table:table-row>
        <table:table-row table:style-name="ro1">
          <table:table-cell office:value-type="float" office:value="15953" calcext:value-type="float">
            <text:p>15953</text:p>
          </table:table-cell>
          <table:table-cell office:value-type="date" office:date-value="2013-06-04" calcext:value-type="date">
            <text:p>4.06.2013</text:p>
          </table:table-cell>
          <table:table-cell table:number-columns-repeated="3"/>
        </table:table-row>
        <table:table-row table:style-name="ro1">
          <table:table-cell office:value-type="float" office:value="23064" calcext:value-type="float">
            <text:p>23064</text:p>
          </table:table-cell>
          <table:table-cell office:value-type="date" office:date-value="2013-06-05" calcext:value-type="date">
            <text:p>5.06.2013</text:p>
          </table:table-cell>
          <table:table-cell table:number-columns-repeated="3"/>
        </table:table-row>
        <table:table-row table:style-name="ro1">
          <table:table-cell office:value-type="float" office:value="29169" calcext:value-type="float">
            <text:p>29169</text:p>
          </table:table-cell>
          <table:table-cell office:value-type="date" office:date-value="2013-06-06" calcext:value-type="date">
            <text:p>6.06.2013</text:p>
          </table:table-cell>
          <table:table-cell table:number-columns-repeated="3"/>
        </table:table-row>
        <table:table-row table:style-name="ro1">
          <table:table-cell office:value-type="float" office:value="30358" calcext:value-type="float">
            <text:p>30358</text:p>
          </table:table-cell>
          <table:table-cell office:value-type="date" office:date-value="2013-06-07" calcext:value-type="date">
            <text:p>7.06.2013</text:p>
          </table:table-cell>
          <table:table-cell table:number-columns-repeated="3"/>
        </table:table-row>
        <table:table-row table:style-name="ro1">
          <table:table-cell office:value-type="float" office:value="31455" calcext:value-type="float">
            <text:p>31455</text:p>
          </table:table-cell>
          <table:table-cell office:value-type="date" office:date-value="2013-06-08" calcext:value-type="date">
            <text:p>8.06.2013</text:p>
          </table:table-cell>
          <table:table-cell table:number-columns-repeated="3"/>
        </table:table-row>
        <table:table-row table:style-name="ro1">
          <table:table-cell office:value-type="float" office:value="26591" calcext:value-type="float">
            <text:p>26591</text:p>
          </table:table-cell>
          <table:table-cell office:value-type="date" office:date-value="2013-06-09" calcext:value-type="date">
            <text:p>9.06.2013</text:p>
          </table:table-cell>
          <table:table-cell table:number-columns-repeated="3"/>
        </table:table-row>
        <table:table-row table:style-name="ro1">
          <table:table-cell office:value-type="float" office:value="20401" calcext:value-type="float">
            <text:p>20401</text:p>
          </table:table-cell>
          <table:table-cell office:value-type="date" office:date-value="2013-06-10" calcext:value-type="date">
            <text:p>10.06.2013</text:p>
          </table:table-cell>
          <table:table-cell table:number-columns-repeated="3"/>
        </table:table-row>
        <table:table-row table:style-name="ro1">
          <table:table-cell office:value-type="float" office:value="15036" calcext:value-type="float">
            <text:p>15036</text:p>
          </table:table-cell>
          <table:table-cell office:value-type="date" office:date-value="2013-06-11" calcext:value-type="date">
            <text:p>11.06.2013</text:p>
          </table:table-cell>
          <table:table-cell table:number-columns-repeated="3"/>
        </table:table-row>
        <table:table-row table:style-name="ro1">
          <table:table-cell office:value-type="float" office:value="10238" calcext:value-type="float">
            <text:p>10238</text:p>
          </table:table-cell>
          <table:table-cell office:value-type="date" office:date-value="2013-06-12" calcext:value-type="date">
            <text:p>12.06.2013</text:p>
          </table:table-cell>
          <table:table-cell table:number-columns-repeated="3"/>
        </table:table-row>
        <table:table-row table:style-name="ro1">
          <table:table-cell office:value-type="float" office:value="8243" calcext:value-type="float">
            <text:p>8243</text:p>
          </table:table-cell>
          <table:table-cell office:value-type="date" office:date-value="2013-06-13" calcext:value-type="date">
            <text:p>13.06.2013</text:p>
          </table:table-cell>
          <table:table-cell table:number-columns-repeated="3"/>
        </table:table-row>
        <table:table-row table:style-name="ro1">
          <table:table-cell office:value-type="float" office:value="4896" calcext:value-type="float">
            <text:p>4896</text:p>
          </table:table-cell>
          <table:table-cell office:value-type="date" office:date-value="2013-06-14" calcext:value-type="date">
            <text:p>14.06.2013</text:p>
          </table:table-cell>
          <table:table-cell table:number-columns-repeated="3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date" office:date-value="2013-06-15" calcext:value-type="date">
            <text:p>15.06.2013</text:p>
          </table:table-cell>
          <table:table-cell table:number-columns-repeated="3"/>
        </table:table-row>
        <table:table-row table:style-name="ro1">
          <table:table-cell office:value-type="float" office:value="4522" calcext:value-type="float">
            <text:p>4522</text:p>
          </table:table-cell>
          <table:table-cell office:value-type="date" office:date-value="2013-06-16" calcext:value-type="date">
            <text:p>16.06.2013</text:p>
          </table:table-cell>
          <table:table-cell table:number-columns-repeated="3"/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date" office:date-value="2013-06-17" calcext:value-type="date">
            <text:p>17.06.2013</text:p>
          </table:table-cell>
          <table:table-cell table:number-columns-repeated="3"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date" office:date-value="2013-06-18" calcext:value-type="date">
            <text:p>18.06.2013</text:p>
          </table:table-cell>
          <table:table-cell table:number-columns-repeated="3"/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date" office:date-value="2013-06-19" calcext:value-type="date">
            <text:p>19.06.2013</text:p>
          </table:table-cell>
          <table:table-cell table:number-columns-repeated="3"/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date" office:date-value="2013-06-20" calcext:value-type="date">
            <text:p>20.06.2013</text:p>
          </table:table-cell>
          <table:table-cell table:number-columns-repeated="3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date" office:date-value="2013-06-21" calcext:value-type="date">
            <text:p>21.06.2013</text:p>
          </table:table-cell>
          <table:table-cell table:number-columns-repeated="3"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date" office:date-value="2013-06-22" calcext:value-type="date">
            <text:p>22.06.2013</text:p>
          </table:table-cell>
          <table:table-cell table:number-columns-repeated="3"/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date" office:date-value="2013-06-23" calcext:value-type="date">
            <text:p>23.06.2013</text:p>
          </table:table-cell>
          <table:table-cell table:number-columns-repeated="3"/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date" office:date-value="2013-06-24" calcext:value-type="date">
            <text:p>24.06.2013</text:p>
          </table:table-cell>
          <table:table-cell table:number-columns-repeated="3"/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date" office:date-value="2013-06-25" calcext:value-type="date">
            <text:p>25.06.2013</text:p>
          </table:table-cell>
          <table:table-cell table:number-columns-repeated="3"/>
        </table:table-row>
        <table:table-row table:style-name="ro1">
          <table:table-cell office:value-type="float" office:value="4214" calcext:value-type="float">
            <text:p>4214</text:p>
          </table:table-cell>
          <table:table-cell office:value-type="date" office:date-value="2013-06-26" calcext:value-type="date">
            <text:p>26.06.2013</text:p>
          </table:table-cell>
          <table:table-cell table:number-columns-repeated="3"/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date" office:date-value="2013-06-27" calcext:value-type="date">
            <text:p>27.06.2013</text:p>
          </table:table-cell>
          <table:table-cell table:number-columns-repeated="3"/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date" office:date-value="2013-06-28" calcext:value-type="date">
            <text:p>28.06.2013</text:p>
          </table:table-cell>
          <table:table-cell table:number-columns-repeated="3"/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date" office:date-value="2013-06-29" calcext:value-type="date">
            <text:p>29.06.2013</text:p>
          </table:table-cell>
          <table:table-cell table:number-columns-repeated="3"/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date" office:date-value="2013-06-30" calcext:value-type="date">
            <text:p>30.06.2013</text:p>
          </table:table-cell>
          <table:table-cell table:number-columns-repeated="3"/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date" office:date-value="2013-07-01" calcext:value-type="date">
            <text:p>1.07.2013</text:p>
          </table:table-cell>
          <table:table-cell table:number-columns-repeated="3"/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date" office:date-value="2013-07-02" calcext:value-type="date">
            <text:p>2.07.2013</text:p>
          </table:table-cell>
          <table:table-cell table:number-columns-repeated="3"/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date" office:date-value="2013-07-03" calcext:value-type="date">
            <text:p>3.07.2013</text:p>
          </table:table-cell>
          <table:table-cell table:number-columns-repeated="3"/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date" office:date-value="2013-07-04" calcext:value-type="date">
            <text:p>4.07.2013</text:p>
          </table:table-cell>
          <table:table-cell table:number-columns-repeated="3"/>
        </table:table-row>
        <table:table-row table:style-name="ro1">
          <table:table-cell office:value-type="float" office:value="5075" calcext:value-type="float">
            <text:p>5075</text:p>
          </table:table-cell>
          <table:table-cell office:value-type="date" office:date-value="2013-07-05" calcext:value-type="date">
            <text:p>5.07.2013</text:p>
          </table:table-cell>
          <table:table-cell table:number-columns-repeated="3"/>
        </table:table-row>
        <table:table-row table:style-name="ro1">
          <table:table-cell office:value-type="float" office:value="11295" calcext:value-type="float">
            <text:p>11295</text:p>
          </table:table-cell>
          <table:table-cell office:value-type="date" office:date-value="2013-07-06" calcext:value-type="date">
            <text:p>6.07.2013</text:p>
          </table:table-cell>
          <table:table-cell table:number-columns-repeated="3"/>
        </table:table-row>
        <table:table-row table:style-name="ro1">
          <table:table-cell office:value-type="float" office:value="14699" calcext:value-type="float">
            <text:p>14699</text:p>
          </table:table-cell>
          <table:table-cell office:value-type="date" office:date-value="2013-07-07" calcext:value-type="date">
            <text:p>7.07.2013</text:p>
          </table:table-cell>
          <table:table-cell table:number-columns-repeated="3"/>
        </table:table-row>
        <table:table-row table:style-name="ro1">
          <table:table-cell office:value-type="float" office:value="22057" calcext:value-type="float">
            <text:p>22057</text:p>
          </table:table-cell>
          <table:table-cell office:value-type="date" office:date-value="2013-07-08" calcext:value-type="date">
            <text:p>8.07.2013</text:p>
          </table:table-cell>
          <table:table-cell table:number-columns-repeated="3"/>
        </table:table-row>
        <table:table-row table:style-name="ro1">
          <table:table-cell office:value-type="float" office:value="27376" calcext:value-type="float">
            <text:p>27376</text:p>
          </table:table-cell>
          <table:table-cell office:value-type="date" office:date-value="2013-07-09" calcext:value-type="date">
            <text:p>9.07.2013</text:p>
          </table:table-cell>
          <table:table-cell table:number-columns-repeated="3"/>
        </table:table-row>
        <table:table-row table:style-name="ro1">
          <table:table-cell office:value-type="float" office:value="29855" calcext:value-type="float">
            <text:p>29855</text:p>
          </table:table-cell>
          <table:table-cell office:value-type="date" office:date-value="2013-07-10" calcext:value-type="date">
            <text:p>10.07.2013</text:p>
          </table:table-cell>
          <table:table-cell table:number-columns-repeated="3"/>
        </table:table-row>
        <table:table-row table:style-name="ro1">
          <table:table-cell office:value-type="float" office:value="31472" calcext:value-type="float">
            <text:p>31472</text:p>
          </table:table-cell>
          <table:table-cell office:value-type="date" office:date-value="2013-07-11" calcext:value-type="date">
            <text:p>11.07.2013</text:p>
          </table:table-cell>
          <table:table-cell table:number-columns-repeated="3"/>
        </table:table-row>
        <table:table-row table:style-name="ro1">
          <table:table-cell office:value-type="float" office:value="26428" calcext:value-type="float">
            <text:p>26428</text:p>
          </table:table-cell>
          <table:table-cell office:value-type="date" office:date-value="2013-07-12" calcext:value-type="date">
            <text:p>12.07.2013</text:p>
          </table:table-cell>
          <table:table-cell table:number-columns-repeated="3"/>
        </table:table-row>
        <table:table-row table:style-name="ro1">
          <table:table-cell office:value-type="float" office:value="19929" calcext:value-type="float">
            <text:p>19929</text:p>
          </table:table-cell>
          <table:table-cell office:value-type="date" office:date-value="2013-07-13" calcext:value-type="date">
            <text:p>13.07.2013</text:p>
          </table:table-cell>
          <table:table-cell table:number-columns-repeated="3"/>
        </table:table-row>
        <table:table-row table:style-name="ro1">
          <table:table-cell office:value-type="float" office:value="15353" calcext:value-type="float">
            <text:p>15353</text:p>
          </table:table-cell>
          <table:table-cell office:value-type="date" office:date-value="2013-07-14" calcext:value-type="date">
            <text:p>14.07.2013</text:p>
          </table:table-cell>
          <table:table-cell table:number-columns-repeated="3"/>
        </table:table-row>
        <table:table-row table:style-name="ro1">
          <table:table-cell office:value-type="float" office:value="10358" calcext:value-type="float">
            <text:p>10358</text:p>
          </table:table-cell>
          <table:table-cell office:value-type="date" office:date-value="2013-07-15" calcext:value-type="date">
            <text:p>15.07.2013</text:p>
          </table:table-cell>
          <table:table-cell table:number-columns-repeated="3"/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date" office:date-value="2013-07-16" calcext:value-type="date">
            <text:p>16.07.2013</text:p>
          </table:table-cell>
          <table:table-cell table:number-columns-repeated="3"/>
        </table:table-row>
        <table:table-row table:style-name="ro1">
          <table:table-cell office:value-type="float" office:value="5646" calcext:value-type="float">
            <text:p>5646</text:p>
          </table:table-cell>
          <table:table-cell office:value-type="date" office:date-value="2013-07-17" calcext:value-type="date">
            <text:p>17.07.2013</text:p>
          </table:table-cell>
          <table:table-cell table:number-columns-repeated="3"/>
        </table:table-row>
        <table:table-row table:style-name="ro1">
          <table:table-cell office:value-type="float" office:value="4675" calcext:value-type="float">
            <text:p>4675</text:p>
          </table:table-cell>
          <table:table-cell office:value-type="date" office:date-value="2013-07-18" calcext:value-type="date">
            <text:p>18.07.2013</text:p>
          </table:table-cell>
          <table:table-cell table:number-columns-repeated="3"/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date" office:date-value="2013-07-19" calcext:value-type="date">
            <text:p>19.07.2013</text:p>
          </table:table-cell>
          <table:table-cell table:number-columns-repeated="3"/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date" office:date-value="2013-07-20" calcext:value-type="date">
            <text:p>20.07.2013</text:p>
          </table:table-cell>
          <table:table-cell table:number-columns-repeated="3"/>
        </table:table-row>
        <table:table-row table:style-name="ro1">
          <table:table-cell office:value-type="float" office:value="5433" calcext:value-type="float">
            <text:p>5433</text:p>
          </table:table-cell>
          <table:table-cell office:value-type="date" office:date-value="2013-07-21" calcext:value-type="date">
            <text:p>21.07.2013</text:p>
          </table:table-cell>
          <table:table-cell table:number-columns-repeated="3"/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date" office:date-value="2013-07-22" calcext:value-type="date">
            <text:p>22.07.2013</text:p>
          </table:table-cell>
          <table:table-cell table:number-columns-repeated="3"/>
        </table:table-row>
        <table:table-row table:style-name="ro1">
          <table:table-cell office:value-type="float" office:value="3873" calcext:value-type="float">
            <text:p>3873</text:p>
          </table:table-cell>
          <table:table-cell office:value-type="date" office:date-value="2013-07-23" calcext:value-type="date">
            <text:p>23.07.2013</text:p>
          </table:table-cell>
          <table:table-cell table:number-columns-repeated="3"/>
        </table:table-row>
        <table:table-row table:style-name="ro1">
          <table:table-cell office:value-type="float" office:value="4856" calcext:value-type="float">
            <text:p>4856</text:p>
          </table:table-cell>
          <table:table-cell office:value-type="date" office:date-value="2013-07-24" calcext:value-type="date">
            <text:p>24.07.2013</text:p>
          </table:table-cell>
          <table:table-cell table:number-columns-repeated="3"/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date" office:date-value="2013-07-25" calcext:value-type="date">
            <text:p>25.07.2013</text:p>
          </table:table-cell>
          <table:table-cell table:number-columns-repeated="3"/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date" office:date-value="2013-07-26" calcext:value-type="date">
            <text:p>26.07.2013</text:p>
          </table:table-cell>
          <table:table-cell table:number-columns-repeated="3"/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date" office:date-value="2013-07-27" calcext:value-type="date">
            <text:p>27.07.2013</text:p>
          </table:table-cell>
          <table:table-cell table:number-columns-repeated="3"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date" office:date-value="2013-07-28" calcext:value-type="date">
            <text:p>28.07.2013</text:p>
          </table:table-cell>
          <table:table-cell table:number-columns-repeated="3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date" office:date-value="2013-07-29" calcext:value-type="date">
            <text:p>29.07.2013</text:p>
          </table:table-cell>
          <table:table-cell table:number-columns-repeated="3"/>
        </table:table-row>
        <table:table-row table:style-name="ro1">
          <table:table-cell office:value-type="float" office:value="4129" calcext:value-type="float">
            <text:p>4129</text:p>
          </table:table-cell>
          <table:table-cell office:value-type="date" office:date-value="2013-07-30" calcext:value-type="date">
            <text:p>30.07.2013</text:p>
          </table:table-cell>
          <table:table-cell table:number-columns-repeated="3"/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date" office:date-value="2013-07-31" calcext:value-type="date">
            <text:p>31.07.2013</text:p>
          </table:table-cell>
          <table:table-cell table:number-columns-repeated="3"/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date" office:date-value="2013-08-01" calcext:value-type="date">
            <text:p>1.08.2013</text:p>
          </table:table-cell>
          <table:table-cell table:number-columns-repeated="3"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date" office:date-value="2013-08-02" calcext:value-type="date">
            <text:p>2.08.2013</text:p>
          </table:table-cell>
          <table:table-cell table:number-columns-repeated="3"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date" office:date-value="2013-08-03" calcext:value-type="date">
            <text:p>3.08.2013</text:p>
          </table:table-cell>
          <table:table-cell table:number-columns-repeated="3"/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date" office:date-value="2013-08-04" calcext:value-type="date">
            <text:p>4.08.2013</text:p>
          </table:table-cell>
          <table:table-cell table:number-columns-repeated="3"/>
        </table:table-row>
        <table:table-row table:style-name="ro1">
          <table:table-cell office:value-type="float" office:value="4618" calcext:value-type="float">
            <text:p>4618</text:p>
          </table:table-cell>
          <table:table-cell office:value-type="date" office:date-value="2013-08-05" calcext:value-type="date">
            <text:p>5.08.2013</text:p>
          </table:table-cell>
          <table:table-cell table:number-columns-repeated="3"/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date" office:date-value="2013-08-06" calcext:value-type="date">
            <text:p>6.08.2013</text:p>
          </table:table-cell>
          <table:table-cell table:number-columns-repeated="3"/>
        </table:table-row>
        <table:table-row table:style-name="ro1">
          <table:table-cell office:value-type="float" office:value="5314" calcext:value-type="float">
            <text:p>5314</text:p>
          </table:table-cell>
          <table:table-cell office:value-type="date" office:date-value="2013-08-07" calcext:value-type="date">
            <text:p>7.08.2013</text:p>
          </table:table-cell>
          <table:table-cell table:number-columns-repeated="3"/>
        </table:table-row>
        <table:table-row table:style-name="ro1">
          <table:table-cell office:value-type="float" office:value="4209" calcext:value-type="float">
            <text:p>4209</text:p>
          </table:table-cell>
          <table:table-cell office:value-type="date" office:date-value="2013-08-08" calcext:value-type="date">
            <text:p>8.08.2013</text:p>
          </table:table-cell>
          <table:table-cell table:number-columns-repeated="3"/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date" office:date-value="2013-08-09" calcext:value-type="date">
            <text:p>9.08.2013</text:p>
          </table:table-cell>
          <table:table-cell table:number-columns-repeated="3"/>
        </table:table-row>
        <table:table-row table:style-name="ro1">
          <table:table-cell office:value-type="float" office:value="4293" calcext:value-type="float">
            <text:p>4293</text:p>
          </table:table-cell>
          <table:table-cell office:value-type="date" office:date-value="2013-08-10" calcext:value-type="date">
            <text:p>10.08.2013</text:p>
          </table:table-cell>
          <table:table-cell table:number-columns-repeated="3"/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date" office:date-value="2013-08-11" calcext:value-type="date">
            <text:p>11.08.2013</text:p>
          </table:table-cell>
          <table:table-cell table:number-columns-repeated="3"/>
        </table:table-row>
        <table:table-row table:style-name="ro1">
          <table:table-cell office:value-type="float" office:value="4462" calcext:value-type="float">
            <text:p>4462</text:p>
          </table:table-cell>
          <table:table-cell office:value-type="date" office:date-value="2013-08-12" calcext:value-type="date">
            <text:p>12.08.2013</text:p>
          </table:table-cell>
          <table:table-cell table:number-columns-repeated="3"/>
        </table:table-row>
        <table:table-row table:style-name="ro1">
          <table:table-cell office:value-type="float" office:value="5013" calcext:value-type="float">
            <text:p>5013</text:p>
          </table:table-cell>
          <table:table-cell office:value-type="date" office:date-value="2013-08-13" calcext:value-type="date">
            <text:p>13.08.2013</text:p>
          </table:table-cell>
          <table:table-cell table:number-columns-repeated="3"/>
        </table:table-row>
        <table:table-row table:style-name="ro1">
          <table:table-cell office:value-type="float" office:value="3937" calcext:value-type="float">
            <text:p>3937</text:p>
          </table:table-cell>
          <table:table-cell office:value-type="date" office:date-value="2013-08-14" calcext:value-type="date">
            <text:p>14.08.2013</text:p>
          </table:table-cell>
          <table:table-cell table:number-columns-repeated="3"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date" office:date-value="2013-08-15" calcext:value-type="date">
            <text:p>15.08.2013</text:p>
          </table:table-cell>
          <table:table-cell table:number-columns-repeated="3"/>
        </table:table-row>
        <table:table-row table:style-name="ro1">
          <table:table-cell office:value-type="float" office:value="4282" calcext:value-type="float">
            <text:p>4282</text:p>
          </table:table-cell>
          <table:table-cell office:value-type="date" office:date-value="2013-08-16" calcext:value-type="date">
            <text:p>16.08.2013</text:p>
          </table:table-cell>
          <table:table-cell table:number-columns-repeated="3"/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date" office:date-value="2013-08-17" calcext:value-type="date">
            <text:p>17.08.2013</text:p>
          </table:table-cell>
          <table:table-cell table:number-columns-repeated="3"/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date" office:date-value="2013-08-18" calcext:value-type="date">
            <text:p>18.08.2013</text:p>
          </table:table-cell>
          <table:table-cell table:number-columns-repeated="3"/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date" office:date-value="2013-08-19" calcext:value-type="date">
            <text:p>19.08.2013</text:p>
          </table:table-cell>
          <table:table-cell table:number-columns-repeated="3"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date" office:date-value="2013-08-20" calcext:value-type="date">
            <text:p>20.08.2013</text:p>
          </table:table-cell>
          <table:table-cell table:number-columns-repeated="3"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date" office:date-value="2013-08-21" calcext:value-type="date">
            <text:p>21.08.2013</text:p>
          </table:table-cell>
          <table:table-cell table:number-columns-repeated="3"/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date" office:date-value="2013-08-22" calcext:value-type="date">
            <text:p>22.08.2013</text:p>
          </table:table-cell>
          <table:table-cell table:number-columns-repeated="3"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date" office:date-value="2013-08-23" calcext:value-type="date">
            <text:p>23.08.2013</text:p>
          </table:table-cell>
          <table:table-cell table:number-columns-repeated="3"/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date" office:date-value="2013-08-24" calcext:value-type="date">
            <text:p>24.08.2013</text:p>
          </table:table-cell>
          <table:table-cell table:number-columns-repeated="3"/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date" office:date-value="2013-08-25" calcext:value-type="date">
            <text:p>25.08.2013</text:p>
          </table:table-cell>
          <table:table-cell table:number-columns-repeated="3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date" office:date-value="2013-08-26" calcext:value-type="date">
            <text:p>26.08.2013</text:p>
          </table:table-cell>
          <table:table-cell table:number-columns-repeated="3"/>
        </table:table-row>
        <table:table-row table:style-name="ro1">
          <table:table-cell office:value-type="float" office:value="4106" calcext:value-type="float">
            <text:p>4106</text:p>
          </table:table-cell>
          <table:table-cell office:value-type="date" office:date-value="2013-08-27" calcext:value-type="date">
            <text:p>27.08.2013</text:p>
          </table:table-cell>
          <table:table-cell table:number-columns-repeated="3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date" office:date-value="2013-08-28" calcext:value-type="date">
            <text:p>28.08.2013</text:p>
          </table:table-cell>
          <table:table-cell table:number-columns-repeated="3"/>
        </table:table-row>
        <table:table-row table:style-name="ro1">
          <table:table-cell office:value-type="float" office:value="3878" calcext:value-type="float">
            <text:p>3878</text:p>
          </table:table-cell>
          <table:table-cell office:value-type="date" office:date-value="2013-08-29" calcext:value-type="date">
            <text:p>29.08.2013</text:p>
          </table:table-cell>
          <table:table-cell table:number-columns-repeated="3"/>
        </table:table-row>
        <table:table-row table:style-name="ro1">
          <table:table-cell office:value-type="float" office:value="4193" calcext:value-type="float">
            <text:p>4193</text:p>
          </table:table-cell>
          <table:table-cell office:value-type="date" office:date-value="2013-08-30" calcext:value-type="date">
            <text:p>30.08.2013</text:p>
          </table:table-cell>
          <table:table-cell table:number-columns-repeated="3"/>
        </table:table-row>
        <table:table-row table:style-name="ro1">
          <table:table-cell office:value-type="float" office:value="5545" calcext:value-type="float">
            <text:p>5545</text:p>
          </table:table-cell>
          <table:table-cell office:value-type="date" office:date-value="2013-08-31" calcext:value-type="date">
            <text:p>31.08.2013</text:p>
          </table:table-cell>
          <table:table-cell table:number-columns-repeated="3"/>
        </table:table-row>
        <table:table-row table:style-name="ro1">
          <table:table-cell office:value-type="float" office:value="6296" calcext:value-type="float">
            <text:p>6296</text:p>
          </table:table-cell>
          <table:table-cell office:value-type="date" office:date-value="2013-09-01" calcext:value-type="date">
            <text:p>1.09.2013</text:p>
          </table:table-cell>
          <table:table-cell table:number-columns-repeated="3"/>
        </table:table-row>
        <table:table-row table:style-name="ro1">
          <table:table-cell office:value-type="float" office:value="5777" calcext:value-type="float">
            <text:p>5777</text:p>
          </table:table-cell>
          <table:table-cell office:value-type="date" office:date-value="2013-09-02" calcext:value-type="date">
            <text:p>2.09.2013</text:p>
          </table:table-cell>
          <table:table-cell table:number-columns-repeated="3"/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date" office:date-value="2013-09-03" calcext:value-type="date">
            <text:p>3.09.2013</text:p>
          </table:table-cell>
          <table:table-cell table:number-columns-repeated="3"/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date" office:date-value="2013-09-04" calcext:value-type="date">
            <text:p>4.09.2013</text:p>
          </table:table-cell>
          <table:table-cell table:number-columns-repeated="3"/>
        </table:table-row>
        <table:table-row table:style-name="ro1">
          <table:table-cell office:value-type="float" office:value="4364" calcext:value-type="float">
            <text:p>4364</text:p>
          </table:table-cell>
          <table:table-cell office:value-type="date" office:date-value="2013-09-05" calcext:value-type="date">
            <text:p>5.09.2013</text:p>
          </table:table-cell>
          <table:table-cell table:number-columns-repeated="3"/>
        </table:table-row>
        <table:table-row table:style-name="ro1">
          <table:table-cell office:value-type="float" office:value="4218" calcext:value-type="float">
            <text:p>4218</text:p>
          </table:table-cell>
          <table:table-cell office:value-type="date" office:date-value="2013-09-06" calcext:value-type="date">
            <text:p>6.09.2013</text:p>
          </table:table-cell>
          <table:table-cell table:number-columns-repeated="3"/>
        </table:table-row>
        <table:table-row table:style-name="ro1">
          <table:table-cell office:value-type="float" office:value="6493" calcext:value-type="float">
            <text:p>6493</text:p>
          </table:table-cell>
          <table:table-cell office:value-type="date" office:date-value="2013-09-07" calcext:value-type="date">
            <text:p>7.09.2013</text:p>
          </table:table-cell>
          <table:table-cell table:number-columns-repeated="3"/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date" office:date-value="2013-09-08" calcext:value-type="date">
            <text:p>8.09.2013</text:p>
          </table:table-cell>
          <table:table-cell table:number-columns-repeated="3"/>
        </table:table-row>
        <table:table-row table:style-name="ro1">
          <table:table-cell office:value-type="float" office:value="5761" calcext:value-type="float">
            <text:p>5761</text:p>
          </table:table-cell>
          <table:table-cell office:value-type="date" office:date-value="2013-09-09" calcext:value-type="date">
            <text:p>9.09.2013</text:p>
          </table:table-cell>
          <table:table-cell table:number-columns-repeated="3"/>
        </table:table-row>
        <table:table-row table:style-name="ro1">
          <table:table-cell office:value-type="float" office:value="5025" calcext:value-type="float">
            <text:p>5025</text:p>
          </table:table-cell>
          <table:table-cell office:value-type="date" office:date-value="2013-09-10" calcext:value-type="date">
            <text:p>10.09.2013</text:p>
          </table:table-cell>
          <table:table-cell table:number-columns-repeated="3"/>
        </table:table-row>
        <table:table-row table:style-name="ro1">
          <table:table-cell office:value-type="float" office:value="5481" calcext:value-type="float">
            <text:p>5481</text:p>
          </table:table-cell>
          <table:table-cell office:value-type="date" office:date-value="2013-09-11" calcext:value-type="date">
            <text:p>11.09.2013</text:p>
          </table:table-cell>
          <table:table-cell table:number-columns-repeated="3"/>
        </table:table-row>
        <table:table-row table:style-name="ro1">
          <table:table-cell office:value-type="float" office:value="4291" calcext:value-type="float">
            <text:p>4291</text:p>
          </table:table-cell>
          <table:table-cell office:value-type="date" office:date-value="2013-09-12" calcext:value-type="date">
            <text:p>12.09.2013</text:p>
          </table:table-cell>
          <table:table-cell table:number-columns-repeated="3"/>
        </table:table-row>
        <table:table-row table:style-name="ro1">
          <table:table-cell office:value-type="float" office:value="5636" calcext:value-type="float">
            <text:p>5636</text:p>
          </table:table-cell>
          <table:table-cell office:value-type="date" office:date-value="2013-09-13" calcext:value-type="date">
            <text:p>13.09.2013</text:p>
          </table:table-cell>
          <table:table-cell table:number-columns-repeated="3"/>
        </table:table-row>
        <table:table-row table:style-name="ro1">
          <table:table-cell office:value-type="float" office:value="5273" calcext:value-type="float">
            <text:p>5273</text:p>
          </table:table-cell>
          <table:table-cell office:value-type="date" office:date-value="2013-09-14" calcext:value-type="date">
            <text:p>14.09.2013</text:p>
          </table:table-cell>
          <table:table-cell table:number-columns-repeated="3"/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date" office:date-value="2013-09-15" calcext:value-type="date">
            <text:p>15.09.2013</text:p>
          </table:table-cell>
          <table:table-cell table:number-columns-repeated="3"/>
        </table:table-row>
        <table:table-row table:style-name="ro1">
          <table:table-cell office:value-type="float" office:value="5550" calcext:value-type="float">
            <text:p>5550</text:p>
          </table:table-cell>
          <table:table-cell office:value-type="date" office:date-value="2013-09-16" calcext:value-type="date">
            <text:p>16.09.2013</text:p>
          </table:table-cell>
          <table:table-cell table:number-columns-repeated="3"/>
        </table:table-row>
        <table:table-row table:style-name="ro1">
          <table:table-cell office:value-type="float" office:value="6587" calcext:value-type="float">
            <text:p>6587</text:p>
          </table:table-cell>
          <table:table-cell office:value-type="date" office:date-value="2013-09-17" calcext:value-type="date">
            <text:p>17.09.2013</text:p>
          </table:table-cell>
          <table:table-cell table:number-columns-repeated="3"/>
        </table:table-row>
        <table:table-row table:style-name="ro1">
          <table:table-cell office:value-type="float" office:value="6668" calcext:value-type="float">
            <text:p>6668</text:p>
          </table:table-cell>
          <table:table-cell office:value-type="date" office:date-value="2013-09-18" calcext:value-type="date">
            <text:p>18.09.2013</text:p>
          </table:table-cell>
          <table:table-cell table:number-columns-repeated="3"/>
        </table:table-row>
        <table:table-row table:style-name="ro1">
          <table:table-cell office:value-type="float" office:value="7146" calcext:value-type="float">
            <text:p>7146</text:p>
          </table:table-cell>
          <table:table-cell office:value-type="date" office:date-value="2013-09-19" calcext:value-type="date">
            <text:p>19.09.2013</text:p>
          </table:table-cell>
          <table:table-cell table:number-columns-repeated="3"/>
        </table:table-row>
        <table:table-row table:style-name="ro1">
          <table:table-cell office:value-type="float" office:value="6468" calcext:value-type="float">
            <text:p>6468</text:p>
          </table:table-cell>
          <table:table-cell office:value-type="date" office:date-value="2013-09-20" calcext:value-type="date">
            <text:p>20.09.2013</text:p>
          </table:table-cell>
          <table:table-cell table:number-columns-repeated="3"/>
        </table:table-row>
        <table:table-row table:style-name="ro1">
          <table:table-cell office:value-type="float" office:value="5432" calcext:value-type="float">
            <text:p>5432</text:p>
          </table:table-cell>
          <table:table-cell office:value-type="date" office:date-value="2013-09-21" calcext:value-type="date">
            <text:p>21.09.2013</text:p>
          </table:table-cell>
          <table:table-cell table:number-columns-repeated="3"/>
        </table:table-row>
        <table:table-row table:style-name="ro1">
          <table:table-cell office:value-type="float" office:value="7236" calcext:value-type="float">
            <text:p>7236</text:p>
          </table:table-cell>
          <table:table-cell office:value-type="date" office:date-value="2013-09-22" calcext:value-type="date">
            <text:p>22.09.2013</text:p>
          </table:table-cell>
          <table:table-cell table:number-columns-repeated="3"/>
        </table:table-row>
        <table:table-row table:style-name="ro1">
          <table:table-cell office:value-type="float" office:value="7144" calcext:value-type="float">
            <text:p>7144</text:p>
          </table:table-cell>
          <table:table-cell office:value-type="date" office:date-value="2013-09-23" calcext:value-type="date">
            <text:p>23.09.2013</text:p>
          </table:table-cell>
          <table:table-cell table:number-columns-repeated="3"/>
        </table:table-row>
        <table:table-row table:style-name="ro1">
          <table:table-cell office:value-type="float" office:value="7422" calcext:value-type="float">
            <text:p>7422</text:p>
          </table:table-cell>
          <table:table-cell office:value-type="date" office:date-value="2013-09-24" calcext:value-type="date">
            <text:p>24.09.2013</text:p>
          </table:table-cell>
          <table:table-cell table:number-columns-repeated="3"/>
        </table:table-row>
        <table:table-row table:style-name="ro1">
          <table:table-cell office:value-type="float" office:value="6538" calcext:value-type="float">
            <text:p>6538</text:p>
          </table:table-cell>
          <table:table-cell office:value-type="date" office:date-value="2013-09-25" calcext:value-type="date">
            <text:p>25.09.2013</text:p>
          </table:table-cell>
          <table:table-cell table:number-columns-repeated="3"/>
        </table:table-row>
        <table:table-row table:style-name="ro1">
          <table:table-cell office:value-type="float" office:value="6315" calcext:value-type="float">
            <text:p>6315</text:p>
          </table:table-cell>
          <table:table-cell office:value-type="date" office:date-value="2013-09-26" calcext:value-type="date">
            <text:p>26.09.2013</text:p>
          </table:table-cell>
          <table:table-cell table:number-columns-repeated="3"/>
        </table:table-row>
        <table:table-row table:style-name="ro1">
          <table:table-cell office:value-type="float" office:value="6758" calcext:value-type="float">
            <text:p>6758</text:p>
          </table:table-cell>
          <table:table-cell office:value-type="date" office:date-value="2013-09-27" calcext:value-type="date">
            <text:p>27.09.2013</text:p>
          </table:table-cell>
          <table:table-cell table:number-columns-repeated="3"/>
        </table:table-row>
        <table:table-row table:style-name="ro1">
          <table:table-cell office:value-type="float" office:value="7206" calcext:value-type="float">
            <text:p>7206</text:p>
          </table:table-cell>
          <table:table-cell office:value-type="date" office:date-value="2013-09-28" calcext:value-type="date">
            <text:p>28.09.2013</text:p>
          </table:table-cell>
          <table:table-cell table:number-columns-repeated="3"/>
        </table:table-row>
        <table:table-row table:style-name="ro1">
          <table:table-cell office:value-type="float" office:value="7293" calcext:value-type="float">
            <text:p>7293</text:p>
          </table:table-cell>
          <table:table-cell office:value-type="date" office:date-value="2013-09-29" calcext:value-type="date">
            <text:p>29.09.2013</text:p>
          </table:table-cell>
          <table:table-cell table:number-columns-repeated="3"/>
        </table:table-row>
        <table:table-row table:style-name="ro1">
          <table:table-cell office:value-type="float" office:value="7860" calcext:value-type="float">
            <text:p>7860</text:p>
          </table:table-cell>
          <table:table-cell office:value-type="date" office:date-value="2013-09-30" calcext:value-type="date">
            <text:p>30.09.2013</text:p>
          </table:table-cell>
          <table:table-cell table:number-columns-repeated="3"/>
        </table:table-row>
        <table:table-row table:style-name="ro1">
          <table:table-cell office:value-type="float" office:value="7786" calcext:value-type="float">
            <text:p>7786</text:p>
          </table:table-cell>
          <table:table-cell office:value-type="date" office:date-value="2013-10-01" calcext:value-type="date">
            <text:p>1.10.2013</text:p>
          </table:table-cell>
          <table:table-cell table:number-columns-repeated="3"/>
        </table:table-row>
        <table:table-row table:style-name="ro1">
          <table:table-cell office:value-type="float" office:value="8419" calcext:value-type="float">
            <text:p>8419</text:p>
          </table:table-cell>
          <table:table-cell office:value-type="date" office:date-value="2013-10-02" calcext:value-type="date">
            <text:p>2.10.2013</text:p>
          </table:table-cell>
          <table:table-cell table:number-columns-repeated="3"/>
        </table:table-row>
        <table:table-row table:style-name="ro1">
          <table:table-cell office:value-type="float" office:value="8222" calcext:value-type="float">
            <text:p>8222</text:p>
          </table:table-cell>
          <table:table-cell office:value-type="date" office:date-value="2013-10-03" calcext:value-type="date">
            <text:p>3.10.2013</text:p>
          </table:table-cell>
          <table:table-cell table:number-columns-repeated="3"/>
        </table:table-row>
        <table:table-row table:style-name="ro1">
          <table:table-cell office:value-type="float" office:value="8438" calcext:value-type="float">
            <text:p>8438</text:p>
          </table:table-cell>
          <table:table-cell office:value-type="date" office:date-value="2013-10-04" calcext:value-type="date">
            <text:p>4.10.2013</text:p>
          </table:table-cell>
          <table:table-cell table:number-columns-repeated="3"/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date" office:date-value="2013-10-05" calcext:value-type="date">
            <text:p>5.10.2013</text:p>
          </table:table-cell>
          <table:table-cell table:number-columns-repeated="3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date" office:date-value="2013-10-06" calcext:value-type="date">
            <text:p>6.10.2013</text:p>
          </table:table-cell>
          <table:table-cell table:number-columns-repeated="3"/>
        </table:table-row>
        <table:table-row table:style-name="ro1">
          <table:table-cell office:value-type="float" office:value="10859" calcext:value-type="float">
            <text:p>10859</text:p>
          </table:table-cell>
          <table:table-cell office:value-type="date" office:date-value="2013-10-07" calcext:value-type="date">
            <text:p>7.10.2013</text:p>
          </table:table-cell>
          <table:table-cell table:number-columns-repeated="3"/>
        </table:table-row>
        <table:table-row table:style-name="ro1">
          <table:table-cell office:value-type="float" office:value="9619" calcext:value-type="float">
            <text:p>9619</text:p>
          </table:table-cell>
          <table:table-cell office:value-type="date" office:date-value="2013-10-08" calcext:value-type="date">
            <text:p>8.10.2013</text:p>
          </table:table-cell>
          <table:table-cell table:number-columns-repeated="3"/>
        </table:table-row>
        <table:table-row table:style-name="ro1">
          <table:table-cell office:value-type="float" office:value="10378" calcext:value-type="float">
            <text:p>10378</text:p>
          </table:table-cell>
          <table:table-cell office:value-type="date" office:date-value="2013-10-09" calcext:value-type="date">
            <text:p>9.10.2013</text:p>
          </table:table-cell>
          <table:table-cell table:number-columns-repeated="3"/>
        </table:table-row>
        <table:table-row table:style-name="ro1">
          <table:table-cell office:value-type="float" office:value="10051" calcext:value-type="float">
            <text:p>10051</text:p>
          </table:table-cell>
          <table:table-cell office:value-type="date" office:date-value="2013-10-10" calcext:value-type="date">
            <text:p>10.10.2013</text:p>
          </table:table-cell>
          <table:table-cell table:number-columns-repeated="3"/>
        </table:table-row>
        <table:table-row table:style-name="ro1">
          <table:table-cell office:value-type="float" office:value="9758" calcext:value-type="float">
            <text:p>9758</text:p>
          </table:table-cell>
          <table:table-cell office:value-type="date" office:date-value="2013-10-11" calcext:value-type="date">
            <text:p>11.10.2013</text:p>
          </table:table-cell>
          <table:table-cell table:number-columns-repeated="3"/>
        </table:table-row>
        <table:table-row table:style-name="ro1">
          <table:table-cell office:value-type="float" office:value="10295" calcext:value-type="float">
            <text:p>10295</text:p>
          </table:table-cell>
          <table:table-cell office:value-type="date" office:date-value="2013-10-12" calcext:value-type="date">
            <text:p>12.10.2013</text:p>
          </table:table-cell>
          <table:table-cell table:number-columns-repeated="3"/>
        </table:table-row>
        <table:table-row table:style-name="ro1">
          <table:table-cell office:value-type="float" office:value="11436" calcext:value-type="float">
            <text:p>11436</text:p>
          </table:table-cell>
          <table:table-cell office:value-type="date" office:date-value="2013-10-13" calcext:value-type="date">
            <text:p>13.10.2013</text:p>
          </table:table-cell>
          <table:table-cell table:number-columns-repeated="3"/>
        </table:table-row>
        <table:table-row table:style-name="ro1">
          <table:table-cell office:value-type="float" office:value="10408" calcext:value-type="float">
            <text:p>10408</text:p>
          </table:table-cell>
          <table:table-cell office:value-type="date" office:date-value="2013-10-14" calcext:value-type="date">
            <text:p>14.10.2013</text:p>
          </table:table-cell>
          <table:table-cell table:number-columns-repeated="3"/>
        </table:table-row>
        <table:table-row table:style-name="ro1">
          <table:table-cell office:value-type="float" office:value="11435" calcext:value-type="float">
            <text:p>11435</text:p>
          </table:table-cell>
          <table:table-cell office:value-type="date" office:date-value="2013-10-15" calcext:value-type="date">
            <text:p>15.10.2013</text:p>
          </table:table-cell>
          <table:table-cell table:number-columns-repeated="3"/>
        </table:table-row>
        <table:table-row table:style-name="ro1">
          <table:table-cell office:value-type="float" office:value="11526" calcext:value-type="float">
            <text:p>11526</text:p>
          </table:table-cell>
          <table:table-cell office:value-type="date" office:date-value="2013-10-16" calcext:value-type="date">
            <text:p>16.10.2013</text:p>
          </table:table-cell>
          <table:table-cell table:number-columns-repeated="3"/>
        </table:table-row>
        <table:table-row table:style-name="ro1">
          <table:table-cell office:value-type="float" office:value="11273" calcext:value-type="float">
            <text:p>11273</text:p>
          </table:table-cell>
          <table:table-cell office:value-type="date" office:date-value="2013-10-17" calcext:value-type="date">
            <text:p>17.10.2013</text:p>
          </table:table-cell>
          <table:table-cell table:number-columns-repeated="3"/>
        </table:table-row>
        <table:table-row table:style-name="ro1">
          <table:table-cell office:value-type="float" office:value="11192" calcext:value-type="float">
            <text:p>11192</text:p>
          </table:table-cell>
          <table:table-cell office:value-type="date" office:date-value="2013-10-18" calcext:value-type="date">
            <text:p>18.10.2013</text:p>
          </table:table-cell>
          <table:table-cell table:number-columns-repeated="3"/>
        </table:table-row>
        <table:table-row table:style-name="ro1">
          <table:table-cell office:value-type="float" office:value="11586" calcext:value-type="float">
            <text:p>11586</text:p>
          </table:table-cell>
          <table:table-cell office:value-type="date" office:date-value="2013-10-19" calcext:value-type="date">
            <text:p>19.10.2013</text:p>
          </table:table-cell>
          <table:table-cell table:number-columns-repeated="3"/>
        </table:table-row>
        <table:table-row table:style-name="ro1">
          <table:table-cell office:value-type="float" office:value="11071" calcext:value-type="float">
            <text:p>11071</text:p>
          </table:table-cell>
          <table:table-cell office:value-type="date" office:date-value="2013-10-20" calcext:value-type="date">
            <text:p>20.10.2013</text:p>
          </table:table-cell>
          <table:table-cell table:number-columns-repeated="3"/>
        </table:table-row>
        <table:table-row table:style-name="ro1">
          <table:table-cell office:value-type="float" office:value="11727" calcext:value-type="float">
            <text:p>11727</text:p>
          </table:table-cell>
          <table:table-cell office:value-type="date" office:date-value="2013-10-21" calcext:value-type="date">
            <text:p>21.10.2013</text:p>
          </table:table-cell>
          <table:table-cell table:number-columns-repeated="3"/>
        </table:table-row>
        <table:table-row table:style-name="ro1">
          <table:table-cell office:value-type="float" office:value="11566" calcext:value-type="float">
            <text:p>11566</text:p>
          </table:table-cell>
          <table:table-cell office:value-type="date" office:date-value="2013-10-22" calcext:value-type="date">
            <text:p>22.10.2013</text:p>
          </table:table-cell>
          <table:table-cell table:number-columns-repeated="3"/>
        </table:table-row>
        <table:table-row table:style-name="ro1">
          <table:table-cell office:value-type="float" office:value="12875" calcext:value-type="float">
            <text:p>12875</text:p>
          </table:table-cell>
          <table:table-cell office:value-type="date" office:date-value="2013-10-23" calcext:value-type="date">
            <text:p>23.10.2013</text:p>
          </table:table-cell>
          <table:table-cell table:number-columns-repeated="3"/>
        </table:table-row>
        <table:table-row table:style-name="ro1">
          <table:table-cell office:value-type="float" office:value="11215" calcext:value-type="float">
            <text:p>11215</text:p>
          </table:table-cell>
          <table:table-cell office:value-type="date" office:date-value="2013-10-24" calcext:value-type="date">
            <text:p>24.10.2013</text:p>
          </table:table-cell>
          <table:table-cell table:number-columns-repeated="3"/>
        </table:table-row>
        <table:table-row table:style-name="ro1">
          <table:table-cell office:value-type="float" office:value="11672" calcext:value-type="float">
            <text:p>11672</text:p>
          </table:table-cell>
          <table:table-cell office:value-type="date" office:date-value="2013-10-25" calcext:value-type="date">
            <text:p>25.10.2013</text:p>
          </table:table-cell>
          <table:table-cell table:number-columns-repeated="3"/>
        </table:table-row>
        <table:table-row table:style-name="ro1">
          <table:table-cell office:value-type="float" office:value="10867" calcext:value-type="float">
            <text:p>10867</text:p>
          </table:table-cell>
          <table:table-cell office:value-type="date" office:date-value="2013-10-26" calcext:value-type="date">
            <text:p>26.10.2013</text:p>
          </table:table-cell>
          <table:table-cell table:number-columns-repeated="3"/>
        </table:table-row>
        <table:table-row table:style-name="ro1">
          <table:table-cell office:value-type="float" office:value="12036" calcext:value-type="float">
            <text:p>12036</text:p>
          </table:table-cell>
          <table:table-cell office:value-type="date" office:date-value="2013-10-27" calcext:value-type="date">
            <text:p>27.10.2013</text:p>
          </table:table-cell>
          <table:table-cell table:number-columns-repeated="3"/>
        </table:table-row>
        <table:table-row table:style-name="ro1">
          <table:table-cell office:value-type="float" office:value="12571" calcext:value-type="float">
            <text:p>12571</text:p>
          </table:table-cell>
          <table:table-cell office:value-type="date" office:date-value="2013-10-28" calcext:value-type="date">
            <text:p>28.10.2013</text:p>
          </table:table-cell>
          <table:table-cell table:number-columns-repeated="3"/>
        </table:table-row>
        <table:table-row table:style-name="ro1">
          <table:table-cell office:value-type="float" office:value="12744" calcext:value-type="float">
            <text:p>12744</text:p>
          </table:table-cell>
          <table:table-cell office:value-type="date" office:date-value="2013-10-29" calcext:value-type="date">
            <text:p>29.10.2013</text:p>
          </table:table-cell>
          <table:table-cell table:number-columns-repeated="3"/>
        </table:table-row>
        <table:table-row table:style-name="ro1">
          <table:table-cell office:value-type="float" office:value="12697" calcext:value-type="float">
            <text:p>12697</text:p>
          </table:table-cell>
          <table:table-cell office:value-type="date" office:date-value="2013-10-30" calcext:value-type="date">
            <text:p>30.10.2013</text:p>
          </table:table-cell>
          <table:table-cell table:number-columns-repeated="3"/>
        </table:table-row>
        <table:table-row table:style-name="ro1">
          <table:table-cell office:value-type="float" office:value="12707" calcext:value-type="float">
            <text:p>12707</text:p>
          </table:table-cell>
          <table:table-cell office:value-type="date" office:date-value="2013-10-31" calcext:value-type="date">
            <text:p>31.10.2013</text:p>
          </table:table-cell>
          <table:table-cell table:number-columns-repeated="3"/>
        </table:table-row>
        <table:table-row table:style-name="ro1">
          <table:table-cell office:value-type="float" office:value="12605" calcext:value-type="float">
            <text:p>12605</text:p>
          </table:table-cell>
          <table:table-cell office:value-type="date" office:date-value="2013-11-01" calcext:value-type="date">
            <text:p>1.11.2013</text:p>
          </table:table-cell>
          <table:table-cell table:number-columns-repeated="3"/>
        </table:table-row>
        <table:table-row table:style-name="ro1">
          <table:table-cell office:value-type="float" office:value="12466" calcext:value-type="float">
            <text:p>12466</text:p>
          </table:table-cell>
          <table:table-cell office:value-type="date" office:date-value="2013-11-02" calcext:value-type="date">
            <text:p>2.11.2013</text:p>
          </table:table-cell>
          <table:table-cell table:number-columns-repeated="3"/>
        </table:table-row>
        <table:table-row table:style-name="ro1">
          <table:table-cell office:value-type="float" office:value="11932" calcext:value-type="float">
            <text:p>11932</text:p>
          </table:table-cell>
          <table:table-cell office:value-type="date" office:date-value="2013-11-03" calcext:value-type="date">
            <text:p>3.11.2013</text:p>
          </table:table-cell>
          <table:table-cell table:number-columns-repeated="3"/>
        </table:table-row>
        <table:table-row table:style-name="ro1">
          <table:table-cell office:value-type="float" office:value="12368" calcext:value-type="float">
            <text:p>12368</text:p>
          </table:table-cell>
          <table:table-cell office:value-type="date" office:date-value="2013-11-04" calcext:value-type="date">
            <text:p>4.11.2013</text:p>
          </table:table-cell>
          <table:table-cell table:number-columns-repeated="3"/>
        </table:table-row>
        <table:table-row table:style-name="ro1">
          <table:table-cell office:value-type="float" office:value="12449" calcext:value-type="float">
            <text:p>12449</text:p>
          </table:table-cell>
          <table:table-cell office:value-type="date" office:date-value="2013-11-05" calcext:value-type="date">
            <text:p>5.11.2013</text:p>
          </table:table-cell>
          <table:table-cell table:number-columns-repeated="3"/>
        </table:table-row>
        <table:table-row table:style-name="ro1">
          <table:table-cell office:value-type="float" office:value="13728" calcext:value-type="float">
            <text:p>13728</text:p>
          </table:table-cell>
          <table:table-cell office:value-type="date" office:date-value="2013-11-06" calcext:value-type="date">
            <text:p>6.11.2013</text:p>
          </table:table-cell>
          <table:table-cell table:number-columns-repeated="3"/>
        </table:table-row>
        <table:table-row table:style-name="ro1">
          <table:table-cell office:value-type="float" office:value="11929" calcext:value-type="float">
            <text:p>11929</text:p>
          </table:table-cell>
          <table:table-cell office:value-type="date" office:date-value="2013-11-07" calcext:value-type="date">
            <text:p>7.11.2013</text:p>
          </table:table-cell>
          <table:table-cell table:number-columns-repeated="3"/>
        </table:table-row>
        <table:table-row table:style-name="ro1">
          <table:table-cell office:value-type="float" office:value="12032" calcext:value-type="float">
            <text:p>12032</text:p>
          </table:table-cell>
          <table:table-cell office:value-type="date" office:date-value="2013-11-08" calcext:value-type="date">
            <text:p>8.11.2013</text:p>
          </table:table-cell>
          <table:table-cell table:number-columns-repeated="3"/>
        </table:table-row>
        <table:table-row table:style-name="ro1">
          <table:table-cell office:value-type="float" office:value="12742" calcext:value-type="float">
            <text:p>12742</text:p>
          </table:table-cell>
          <table:table-cell office:value-type="date" office:date-value="2013-11-09" calcext:value-type="date">
            <text:p>9.11.2013</text:p>
          </table:table-cell>
          <table:table-cell table:number-columns-repeated="3"/>
        </table:table-row>
        <table:table-row table:style-name="ro1">
          <table:table-cell office:value-type="float" office:value="12194" calcext:value-type="float">
            <text:p>12194</text:p>
          </table:table-cell>
          <table:table-cell office:value-type="date" office:date-value="2013-11-10" calcext:value-type="date">
            <text:p>10.11.2013</text:p>
          </table:table-cell>
          <table:table-cell table:number-columns-repeated="3"/>
        </table:table-row>
        <table:table-row table:style-name="ro1">
          <table:table-cell office:value-type="float" office:value="11967" calcext:value-type="float">
            <text:p>11967</text:p>
          </table:table-cell>
          <table:table-cell office:value-type="date" office:date-value="2013-11-11" calcext:value-type="date">
            <text:p>11.11.2013</text:p>
          </table:table-cell>
          <table:table-cell table:number-columns-repeated="3"/>
        </table:table-row>
        <table:table-row table:style-name="ro1">
          <table:table-cell office:value-type="float" office:value="10433" calcext:value-type="float">
            <text:p>10433</text:p>
          </table:table-cell>
          <table:table-cell office:value-type="date" office:date-value="2013-11-12" calcext:value-type="date">
            <text:p>12.11.2013</text:p>
          </table:table-cell>
          <table:table-cell table:number-columns-repeated="3"/>
        </table:table-row>
        <table:table-row table:style-name="ro1">
          <table:table-cell office:value-type="float" office:value="12538" calcext:value-type="float">
            <text:p>12538</text:p>
          </table:table-cell>
          <table:table-cell office:value-type="date" office:date-value="2013-11-13" calcext:value-type="date">
            <text:p>13.11.2013</text:p>
          </table:table-cell>
          <table:table-cell table:number-columns-repeated="3"/>
        </table:table-row>
        <table:table-row table:style-name="ro1">
          <table:table-cell office:value-type="float" office:value="10566" calcext:value-type="float">
            <text:p>10566</text:p>
          </table:table-cell>
          <table:table-cell office:value-type="date" office:date-value="2013-11-14" calcext:value-type="date">
            <text:p>14.11.2013</text:p>
          </table:table-cell>
          <table:table-cell table:number-columns-repeated="3"/>
        </table:table-row>
        <table:table-row table:style-name="ro1">
          <table:table-cell office:value-type="float" office:value="10903" calcext:value-type="float">
            <text:p>10903</text:p>
          </table:table-cell>
          <table:table-cell office:value-type="date" office:date-value="2013-11-15" calcext:value-type="date">
            <text:p>15.11.2013</text:p>
          </table:table-cell>
          <table:table-cell table:number-columns-repeated="3"/>
        </table:table-row>
        <table:table-row table:style-name="ro1">
          <table:table-cell office:value-type="float" office:value="10443" calcext:value-type="float">
            <text:p>10443</text:p>
          </table:table-cell>
          <table:table-cell office:value-type="date" office:date-value="2013-11-16" calcext:value-type="date">
            <text:p>16.11.2013</text:p>
          </table:table-cell>
          <table:table-cell table:number-columns-repeated="3"/>
        </table:table-row>
        <table:table-row table:style-name="ro1">
          <table:table-cell office:value-type="float" office:value="10217" calcext:value-type="float">
            <text:p>10217</text:p>
          </table:table-cell>
          <table:table-cell office:value-type="date" office:date-value="2013-11-17" calcext:value-type="date">
            <text:p>17.11.2013</text:p>
          </table:table-cell>
          <table:table-cell table:number-columns-repeated="3"/>
        </table:table-row>
        <table:table-row table:style-name="ro1">
          <table:table-cell office:value-type="float" office:value="10506" calcext:value-type="float">
            <text:p>10506</text:p>
          </table:table-cell>
          <table:table-cell office:value-type="date" office:date-value="2013-11-18" calcext:value-type="date">
            <text:p>18.11.2013</text:p>
          </table:table-cell>
          <table:table-cell table:number-columns-repeated="3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date" office:date-value="2013-11-19" calcext:value-type="date">
            <text:p>19.11.2013</text:p>
          </table:table-cell>
          <table:table-cell table:number-columns-repeated="3"/>
        </table:table-row>
        <table:table-row table:style-name="ro1">
          <table:table-cell office:value-type="float" office:value="9053" calcext:value-type="float">
            <text:p>9053</text:p>
          </table:table-cell>
          <table:table-cell office:value-type="date" office:date-value="2013-11-20" calcext:value-type="date">
            <text:p>20.11.2013</text:p>
          </table:table-cell>
          <table:table-cell table:number-columns-repeated="3"/>
        </table:table-row>
        <table:table-row table:style-name="ro1">
          <table:table-cell office:value-type="float" office:value="9415" calcext:value-type="float">
            <text:p>9415</text:p>
          </table:table-cell>
          <table:table-cell office:value-type="date" office:date-value="2013-11-21" calcext:value-type="date">
            <text:p>21.11.2013</text:p>
          </table:table-cell>
          <table:table-cell table:number-columns-repeated="3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date" office:date-value="2013-11-22" calcext:value-type="date">
            <text:p>22.11.2013</text:p>
          </table:table-cell>
          <table:table-cell table:number-columns-repeated="3"/>
        </table:table-row>
        <table:table-row table:style-name="ro1">
          <table:table-cell office:value-type="float" office:value="8323" calcext:value-type="float">
            <text:p>8323</text:p>
          </table:table-cell>
          <table:table-cell office:value-type="date" office:date-value="2013-11-23" calcext:value-type="date">
            <text:p>23.11.2013</text:p>
          </table:table-cell>
          <table:table-cell table:number-columns-repeated="3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date" office:date-value="2013-11-24" calcext:value-type="date">
            <text:p>24.11.2013</text:p>
          </table:table-cell>
          <table:table-cell table:number-columns-repeated="3"/>
        </table:table-row>
        <table:table-row table:style-name="ro1">
          <table:table-cell office:value-type="float" office:value="8170" calcext:value-type="float">
            <text:p>8170</text:p>
          </table:table-cell>
          <table:table-cell office:value-type="date" office:date-value="2013-11-25" calcext:value-type="date">
            <text:p>25.11.2013</text:p>
          </table:table-cell>
          <table:table-cell table:number-columns-repeated="3"/>
        </table:table-row>
        <table:table-row table:style-name="ro1">
          <table:table-cell office:value-type="float" office:value="7987" calcext:value-type="float">
            <text:p>7987</text:p>
          </table:table-cell>
          <table:table-cell office:value-type="date" office:date-value="2013-11-26" calcext:value-type="date">
            <text:p>26.11.2013</text:p>
          </table:table-cell>
          <table:table-cell table:number-columns-repeated="3"/>
        </table:table-row>
        <table:table-row table:style-name="ro1">
          <table:table-cell office:value-type="float" office:value="8640" calcext:value-type="float">
            <text:p>8640</text:p>
          </table:table-cell>
          <table:table-cell office:value-type="date" office:date-value="2013-11-27" calcext:value-type="date">
            <text:p>27.11.2013</text:p>
          </table:table-cell>
          <table:table-cell table:number-columns-repeated="3"/>
        </table:table-row>
        <table:table-row table:style-name="ro1">
          <table:table-cell office:value-type="float" office:value="8277" calcext:value-type="float">
            <text:p>8277</text:p>
          </table:table-cell>
          <table:table-cell office:value-type="date" office:date-value="2013-11-28" calcext:value-type="date">
            <text:p>28.11.2013</text:p>
          </table:table-cell>
          <table:table-cell table:number-columns-repeated="3"/>
        </table:table-row>
        <table:table-row table:style-name="ro1">
          <table:table-cell office:value-type="float" office:value="7737" calcext:value-type="float">
            <text:p>7737</text:p>
          </table:table-cell>
          <table:table-cell office:value-type="date" office:date-value="2013-11-29" calcext:value-type="date">
            <text:p>29.11.2013</text:p>
          </table:table-cell>
          <table:table-cell table:number-columns-repeated="3"/>
        </table:table-row>
        <table:table-row table:style-name="ro1">
          <table:table-cell office:value-type="float" office:value="7747" calcext:value-type="float">
            <text:p>7747</text:p>
          </table:table-cell>
          <table:table-cell office:value-type="date" office:date-value="2013-11-30" calcext:value-type="date">
            <text:p>30.11.2013</text:p>
          </table:table-cell>
          <table:table-cell table:number-columns-repeated="3"/>
        </table:table-row>
        <table:table-row table:style-name="ro1">
          <table:table-cell office:value-type="float" office:value="6763" calcext:value-type="float">
            <text:p>6763</text:p>
          </table:table-cell>
          <table:table-cell office:value-type="date" office:date-value="2013-12-01" calcext:value-type="date">
            <text:p>1.12.2013</text:p>
          </table:table-cell>
          <table:table-cell table:number-columns-repeated="3"/>
        </table:table-row>
        <table:table-row table:style-name="ro1">
          <table:table-cell office:value-type="float" office:value="6494" calcext:value-type="float">
            <text:p>6494</text:p>
          </table:table-cell>
          <table:table-cell office:value-type="date" office:date-value="2013-12-02" calcext:value-type="date">
            <text:p>2.12.2013</text:p>
          </table:table-cell>
          <table:table-cell table:number-columns-repeated="3"/>
        </table:table-row>
        <table:table-row table:style-name="ro1">
          <table:table-cell office:value-type="float" office:value="7590" calcext:value-type="float">
            <text:p>7590</text:p>
          </table:table-cell>
          <table:table-cell office:value-type="date" office:date-value="2013-12-03" calcext:value-type="date">
            <text:p>3.12.2013</text:p>
          </table:table-cell>
          <table:table-cell table:number-columns-repeated="3"/>
        </table:table-row>
        <table:table-row table:style-name="ro1">
          <table:table-cell office:value-type="float" office:value="7505" calcext:value-type="float">
            <text:p>7505</text:p>
          </table:table-cell>
          <table:table-cell office:value-type="date" office:date-value="2013-12-04" calcext:value-type="date">
            <text:p>4.12.2013</text:p>
          </table:table-cell>
          <table:table-cell table:number-columns-repeated="3"/>
        </table:table-row>
        <table:table-row table:style-name="ro1">
          <table:table-cell office:value-type="float" office:value="6562" calcext:value-type="float">
            <text:p>6562</text:p>
          </table:table-cell>
          <table:table-cell office:value-type="date" office:date-value="2013-12-05" calcext:value-type="date">
            <text:p>5.12.2013</text:p>
          </table:table-cell>
          <table:table-cell table:number-columns-repeated="3"/>
        </table:table-row>
        <table:table-row table:style-name="ro1">
          <table:table-cell office:value-type="float" office:value="7565" calcext:value-type="float">
            <text:p>7565</text:p>
          </table:table-cell>
          <table:table-cell office:value-type="date" office:date-value="2013-12-06" calcext:value-type="date">
            <text:p>6.12.2013</text:p>
          </table:table-cell>
          <table:table-cell table:number-columns-repeated="3"/>
        </table:table-row>
        <table:table-row table:style-name="ro1">
          <table:table-cell office:value-type="float" office:value="5282" calcext:value-type="float">
            <text:p>5282</text:p>
          </table:table-cell>
          <table:table-cell office:value-type="date" office:date-value="2013-12-07" calcext:value-type="date">
            <text:p>7.12.2013</text:p>
          </table:table-cell>
          <table:table-cell table:number-columns-repeated="3"/>
        </table:table-row>
        <table:table-row table:style-name="ro1">
          <table:table-cell office:value-type="float" office:value="6636" calcext:value-type="float">
            <text:p>6636</text:p>
          </table:table-cell>
          <table:table-cell office:value-type="date" office:date-value="2013-12-08" calcext:value-type="date">
            <text:p>8.12.2013</text:p>
          </table:table-cell>
          <table:table-cell table:number-columns-repeated="3"/>
        </table:table-row>
        <table:table-row table:style-name="ro1">
          <table:table-cell office:value-type="float" office:value="6095" calcext:value-type="float">
            <text:p>6095</text:p>
          </table:table-cell>
          <table:table-cell office:value-type="date" office:date-value="2013-12-09" calcext:value-type="date">
            <text:p>9.12.2013</text:p>
          </table:table-cell>
          <table:table-cell table:number-columns-repeated="3"/>
        </table:table-row>
        <table:table-row table:style-name="ro1">
          <table:table-cell office:value-type="float" office:value="5256" calcext:value-type="float">
            <text:p>5256</text:p>
          </table:table-cell>
          <table:table-cell office:value-type="date" office:date-value="2013-12-10" calcext:value-type="date">
            <text:p>10.12.2013</text:p>
          </table:table-cell>
          <table:table-cell table:number-columns-repeated="3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date" office:date-value="2013-12-11" calcext:value-type="date">
            <text:p>11.12.2013</text:p>
          </table:table-cell>
          <table:table-cell table:number-columns-repeated="3"/>
        </table:table-row>
        <table:table-row table:style-name="ro1">
          <table:table-cell office:value-type="float" office:value="5388" calcext:value-type="float">
            <text:p>5388</text:p>
          </table:table-cell>
          <table:table-cell office:value-type="date" office:date-value="2013-12-12" calcext:value-type="date">
            <text:p>12.12.2013</text:p>
          </table:table-cell>
          <table:table-cell table:number-columns-repeated="3"/>
        </table:table-row>
        <table:table-row table:style-name="ro1">
          <table:table-cell office:value-type="float" office:value="5566" calcext:value-type="float">
            <text:p>5566</text:p>
          </table:table-cell>
          <table:table-cell office:value-type="date" office:date-value="2013-12-13" calcext:value-type="date">
            <text:p>13.12.2013</text:p>
          </table:table-cell>
          <table:table-cell table:number-columns-repeated="3"/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date" office:date-value="2013-12-14" calcext:value-type="date">
            <text:p>14.12.2013</text:p>
          </table:table-cell>
          <table:table-cell table:number-columns-repeated="3"/>
        </table:table-row>
        <table:table-row table:style-name="ro1">
          <table:table-cell office:value-type="float" office:value="4753" calcext:value-type="float">
            <text:p>4753</text:p>
          </table:table-cell>
          <table:table-cell office:value-type="date" office:date-value="2013-12-15" calcext:value-type="date">
            <text:p>15.12.2013</text:p>
          </table:table-cell>
          <table:table-cell table:number-columns-repeated="3"/>
        </table:table-row>
        <table:table-row table:style-name="ro1">
          <table:table-cell office:value-type="float" office:value="4472" calcext:value-type="float">
            <text:p>4472</text:p>
          </table:table-cell>
          <table:table-cell office:value-type="date" office:date-value="2013-12-16" calcext:value-type="date">
            <text:p>16.12.2013</text:p>
          </table:table-cell>
          <table:table-cell table:number-columns-repeated="3"/>
        </table:table-row>
        <table:table-row table:style-name="ro1">
          <table:table-cell office:value-type="float" office:value="4618" calcext:value-type="float">
            <text:p>4618</text:p>
          </table:table-cell>
          <table:table-cell office:value-type="date" office:date-value="2013-12-17" calcext:value-type="date">
            <text:p>17.12.2013</text:p>
          </table:table-cell>
          <table:table-cell table:number-columns-repeated="3"/>
        </table:table-row>
        <table:table-row table:style-name="ro1">
          <table:table-cell office:value-type="float" office:value="4606" calcext:value-type="float">
            <text:p>4606</text:p>
          </table:table-cell>
          <table:table-cell office:value-type="date" office:date-value="2013-12-18" calcext:value-type="date">
            <text:p>18.12.2013</text:p>
          </table:table-cell>
          <table:table-cell table:number-columns-repeated="3"/>
        </table:table-row>
        <table:table-row table:style-name="ro1">
          <table:table-cell office:value-type="float" office:value="4577" calcext:value-type="float">
            <text:p>4577</text:p>
          </table:table-cell>
          <table:table-cell office:value-type="date" office:date-value="2013-12-19" calcext:value-type="date">
            <text:p>19.12.2013</text:p>
          </table:table-cell>
          <table:table-cell table:number-columns-repeated="3"/>
        </table:table-row>
        <table:table-row table:style-name="ro1">
          <table:table-cell office:value-type="float" office:value="4823" calcext:value-type="float">
            <text:p>4823</text:p>
          </table:table-cell>
          <table:table-cell office:value-type="date" office:date-value="2013-12-20" calcext:value-type="date">
            <text:p>20.12.2013</text:p>
          </table:table-cell>
          <table:table-cell table:number-columns-repeated="3"/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date" office:date-value="2013-12-21" calcext:value-type="date">
            <text:p>21.12.2013</text:p>
          </table:table-cell>
          <table:table-cell table:number-columns-repeated="3"/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date" office:date-value="2013-12-22" calcext:value-type="date">
            <text:p>22.12.2013</text:p>
          </table:table-cell>
          <table:table-cell table:number-columns-repeated="3"/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date" office:date-value="2013-12-23" calcext:value-type="date">
            <text:p>23.12.2013</text:p>
          </table:table-cell>
          <table:table-cell table:number-columns-repeated="3"/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date" office:date-value="2013-12-24" calcext:value-type="date">
            <text:p>24.12.2013</text:p>
          </table:table-cell>
          <table:table-cell table:number-columns-repeated="3"/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date" office:date-value="2013-12-25" calcext:value-type="date">
            <text:p>25.12.2013</text:p>
          </table:table-cell>
          <table:table-cell table:number-columns-repeated="3"/>
        </table:table-row>
        <table:table-row table:style-name="ro1">
          <table:table-cell office:value-type="float" office:value="4147" calcext:value-type="float">
            <text:p>4147</text:p>
          </table:table-cell>
          <table:table-cell office:value-type="date" office:date-value="2013-12-26" calcext:value-type="date">
            <text:p>26.12.2013</text:p>
          </table:table-cell>
          <table:table-cell table:number-columns-repeated="3"/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date" office:date-value="2013-12-27" calcext:value-type="date">
            <text:p>27.12.2013</text:p>
          </table:table-cell>
          <table:table-cell table:number-columns-repeated="3"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date" office:date-value="2013-12-28" calcext:value-type="date">
            <text:p>28.12.2013</text:p>
          </table:table-cell>
          <table:table-cell table:number-columns-repeated="3"/>
        </table:table-row>
        <table:table-row table:style-name="ro1">
          <table:table-cell office:value-type="float" office:value="3942" calcext:value-type="float">
            <text:p>3942</text:p>
          </table:table-cell>
          <table:table-cell office:value-type="date" office:date-value="2013-12-29" calcext:value-type="date">
            <text:p>29.12.2013</text:p>
          </table:table-cell>
          <table:table-cell table:number-columns-repeated="3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date" office:date-value="2013-12-30" calcext:value-type="date">
            <text:p>30.12.2013</text:p>
          </table:table-cell>
          <table:table-cell table:number-columns-repeated="3"/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date" office:date-value="2013-12-31" calcext:value-type="date">
            <text:p>31.12.2013</text:p>
          </table:table-cell>
          <table:table-cell table:number-columns-repeated="3"/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date" office:date-value="2014-01-01" calcext:value-type="date">
            <text:p>1.01.2014</text:p>
          </table:table-cell>
          <table:table-cell table:number-columns-repeated="3"/>
        </table:table-row>
        <table:table-row table:style-name="ro1">
          <table:table-cell office:value-type="float" office:value="4923" calcext:value-type="float">
            <text:p>4923</text:p>
          </table:table-cell>
          <table:table-cell office:value-type="date" office:date-value="2014-01-02" calcext:value-type="date">
            <text:p>2.01.2014</text:p>
          </table:table-cell>
          <table:table-cell table:number-columns-repeated="3"/>
        </table:table-row>
        <table:table-row table:style-name="ro1">
          <table:table-cell office:value-type="float" office:value="3799" calcext:value-type="float">
            <text:p>3799</text:p>
          </table:table-cell>
          <table:table-cell office:value-type="date" office:date-value="2014-01-03" calcext:value-type="date">
            <text:p>3.01.2014</text:p>
          </table:table-cell>
          <table:table-cell table:number-columns-repeated="3"/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date" office:date-value="2014-01-04" calcext:value-type="date">
            <text:p>4.01.2014</text:p>
          </table:table-cell>
          <table:table-cell table:number-columns-repeated="3"/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date" office:date-value="2014-01-05" calcext:value-type="date">
            <text:p>5.01.2014</text:p>
          </table:table-cell>
          <table:table-cell table:number-columns-repeated="3"/>
        </table:table-row>
        <table:table-row table:style-name="ro1">
          <table:table-cell office:value-type="float" office:value="4186" calcext:value-type="float">
            <text:p>4186</text:p>
          </table:table-cell>
          <table:table-cell office:value-type="date" office:date-value="2014-01-06" calcext:value-type="date">
            <text:p>6.01.2014</text:p>
          </table:table-cell>
          <table:table-cell table:number-columns-repeated="3"/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date" office:date-value="2014-01-07" calcext:value-type="date">
            <text:p>7.01.2014</text:p>
          </table:table-cell>
          <table:table-cell table:number-columns-repeated="3"/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date" office:date-value="2014-01-08" calcext:value-type="date">
            <text:p>8.01.2014</text:p>
          </table:table-cell>
          <table:table-cell table:number-columns-repeated="3"/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date" office:date-value="2014-01-09" calcext:value-type="date">
            <text:p>9.01.2014</text:p>
          </table:table-cell>
          <table:table-cell table:number-columns-repeated="3"/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date" office:date-value="2014-01-10" calcext:value-type="date">
            <text:p>10.01.2014</text:p>
          </table:table-cell>
          <table:table-cell table:number-columns-repeated="3"/>
        </table:table-row>
        <table:table-row table:style-name="ro1">
          <table:table-cell office:value-type="float" office:value="4435" calcext:value-type="float">
            <text:p>4435</text:p>
          </table:table-cell>
          <table:table-cell office:value-type="date" office:date-value="2014-01-11" calcext:value-type="date">
            <text:p>11.01.2014</text:p>
          </table:table-cell>
          <table:table-cell table:number-columns-repeated="3"/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date" office:date-value="2014-01-12" calcext:value-type="date">
            <text:p>12.01.2014</text:p>
          </table:table-cell>
          <table:table-cell table:number-columns-repeated="3"/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date" office:date-value="2014-01-13" calcext:value-type="date">
            <text:p>13.01.2014</text:p>
          </table:table-cell>
          <table:table-cell table:number-columns-repeated="3"/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date" office:date-value="2014-01-14" calcext:value-type="date">
            <text:p>14.01.2014</text:p>
          </table:table-cell>
          <table:table-cell table:number-columns-repeated="3"/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date" office:date-value="2014-01-15" calcext:value-type="date">
            <text:p>15.01.2014</text:p>
          </table:table-cell>
          <table:table-cell table:number-columns-repeated="3"/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date" office:date-value="2014-01-16" calcext:value-type="date">
            <text:p>16.01.2014</text:p>
          </table:table-cell>
          <table:table-cell table:number-columns-repeated="3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date" office:date-value="2014-01-17" calcext:value-type="date">
            <text:p>17.01.2014</text:p>
          </table:table-cell>
          <table:table-cell table:number-columns-repeated="3"/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date" office:date-value="2014-01-18" calcext:value-type="date">
            <text:p>18.01.2014</text:p>
          </table:table-cell>
          <table:table-cell table:number-columns-repeated="3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date" office:date-value="2014-01-19" calcext:value-type="date">
            <text:p>19.01.2014</text:p>
          </table:table-cell>
          <table:table-cell table:number-columns-repeated="3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date" office:date-value="2014-01-20" calcext:value-type="date">
            <text:p>20.01.2014</text:p>
          </table:table-cell>
          <table:table-cell table:number-columns-repeated="3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date" office:date-value="2014-01-21" calcext:value-type="date">
            <text:p>21.01.2014</text:p>
          </table:table-cell>
          <table:table-cell table:number-columns-repeated="3"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date" office:date-value="2014-01-22" calcext:value-type="date">
            <text:p>22.01.2014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date" office:date-value="2014-01-23" calcext:value-type="date">
            <text:p>23.01.2014</text:p>
          </table:table-cell>
          <table:table-cell table:number-columns-repeated="3"/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date" office:date-value="2014-01-24" calcext:value-type="date">
            <text:p>24.01.2014</text:p>
          </table:table-cell>
          <table:table-cell table:number-columns-repeated="3"/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date" office:date-value="2014-01-25" calcext:value-type="date">
            <text:p>25.01.2014</text:p>
          </table:table-cell>
          <table:table-cell table:number-columns-repeated="3"/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date" office:date-value="2014-01-26" calcext:value-type="date">
            <text:p>26.01.2014</text:p>
          </table:table-cell>
          <table:table-cell table:number-columns-repeated="3"/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date" office:date-value="2014-01-27" calcext:value-type="date">
            <text:p>27.01.2014</text:p>
          </table:table-cell>
          <table:table-cell table:number-columns-repeated="3"/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date" office:date-value="2014-01-28" calcext:value-type="date">
            <text:p>28.01.2014</text:p>
          </table:table-cell>
          <table:table-cell table:number-columns-repeated="3"/>
        </table:table-row>
        <table:table-row table:style-name="ro1">
          <table:table-cell office:value-type="float" office:value="3994" calcext:value-type="float">
            <text:p>3994</text:p>
          </table:table-cell>
          <table:table-cell office:value-type="date" office:date-value="2014-01-29" calcext:value-type="date">
            <text:p>29.01.2014</text:p>
          </table:table-cell>
          <table:table-cell table:number-columns-repeated="3"/>
        </table:table-row>
        <table:table-row table:style-name="ro1">
          <table:table-cell office:value-type="float" office:value="3953" calcext:value-type="float">
            <text:p>3953</text:p>
          </table:table-cell>
          <table:table-cell office:value-type="date" office:date-value="2014-01-30" calcext:value-type="date">
            <text:p>30.01.2014</text:p>
          </table:table-cell>
          <table:table-cell table:number-columns-repeated="3"/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date" office:date-value="2014-01-31" calcext:value-type="date">
            <text:p>31.01.2014</text:p>
          </table:table-cell>
          <table:table-cell table:number-columns-repeated="3"/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date" office:date-value="2014-02-01" calcext:value-type="date">
            <text:p>1.02.2014</text:p>
          </table:table-cell>
          <table:table-cell table:number-columns-repeated="3"/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date" office:date-value="2014-02-02" calcext:value-type="date">
            <text:p>2.02.2014</text:p>
          </table:table-cell>
          <table:table-cell table:number-columns-repeated="3"/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date" office:date-value="2014-02-03" calcext:value-type="date">
            <text:p>3.02.2014</text:p>
          </table:table-cell>
          <table:table-cell table:number-columns-repeated="3"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date" office:date-value="2014-02-04" calcext:value-type="date">
            <text:p>4.02.2014</text:p>
          </table:table-cell>
          <table:table-cell table:number-columns-repeated="3"/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date" office:date-value="2014-02-05" calcext:value-type="date">
            <text:p>5.02.2014</text:p>
          </table:table-cell>
          <table:table-cell table:number-columns-repeated="3"/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date" office:date-value="2014-02-06" calcext:value-type="date">
            <text:p>6.02.2014</text:p>
          </table:table-cell>
          <table:table-cell table:number-columns-repeated="3"/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date" office:date-value="2014-02-07" calcext:value-type="date">
            <text:p>7.02.2014</text:p>
          </table:table-cell>
          <table:table-cell table:number-columns-repeated="3"/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date" office:date-value="2014-02-08" calcext:value-type="date">
            <text:p>8.02.2014</text:p>
          </table:table-cell>
          <table:table-cell table:number-columns-repeated="3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date" office:date-value="2014-02-09" calcext:value-type="date">
            <text:p>9.02.2014</text:p>
          </table:table-cell>
          <table:table-cell table:number-columns-repeated="3"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date" office:date-value="2014-02-10" calcext:value-type="date">
            <text:p>10.02.2014</text:p>
          </table:table-cell>
          <table:table-cell table:number-columns-repeated="3"/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date" office:date-value="2014-02-11" calcext:value-type="date">
            <text:p>11.02.2014</text:p>
          </table:table-cell>
          <table:table-cell table:number-columns-repeated="3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date" office:date-value="2014-02-12" calcext:value-type="date">
            <text:p>12.02.2014</text:p>
          </table:table-cell>
          <table:table-cell table:number-columns-repeated="3"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date" office:date-value="2014-02-13" calcext:value-type="date">
            <text:p>13.02.2014</text:p>
          </table:table-cell>
          <table:table-cell table:number-columns-repeated="3"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date" office:date-value="2014-02-14" calcext:value-type="date">
            <text:p>14.02.2014</text:p>
          </table:table-cell>
          <table:table-cell table:number-columns-repeated="3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date" office:date-value="2014-02-15" calcext:value-type="date">
            <text:p>15.02.2014</text:p>
          </table:table-cell>
          <table:table-cell table:number-columns-repeated="3"/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date" office:date-value="2014-02-16" calcext:value-type="date">
            <text:p>16.02.2014</text:p>
          </table:table-cell>
          <table:table-cell table:number-columns-repeated="3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date" office:date-value="2014-02-17" calcext:value-type="date">
            <text:p>17.02.2014</text:p>
          </table:table-cell>
          <table:table-cell table:number-columns-repeated="3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date" office:date-value="2014-02-18" calcext:value-type="date">
            <text:p>18.02.2014</text:p>
          </table:table-cell>
          <table:table-cell table:number-columns-repeated="3"/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date" office:date-value="2014-02-19" calcext:value-type="date">
            <text:p>19.02.2014</text:p>
          </table:table-cell>
          <table:table-cell table:number-columns-repeated="3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date" office:date-value="2014-02-20" calcext:value-type="date">
            <text:p>20.02.2014</text:p>
          </table:table-cell>
          <table:table-cell table:number-columns-repeated="3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date" office:date-value="2014-02-21" calcext:value-type="date">
            <text:p>21.02.2014</text:p>
          </table:table-cell>
          <table:table-cell table:number-columns-repeated="3"/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date" office:date-value="2014-02-22" calcext:value-type="date">
            <text:p>22.02.2014</text:p>
          </table:table-cell>
          <table:table-cell table:number-columns-repeated="3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date" office:date-value="2014-02-23" calcext:value-type="date">
            <text:p>23.02.2014</text:p>
          </table:table-cell>
          <table:table-cell table:number-columns-repeated="3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date" office:date-value="2014-02-24" calcext:value-type="date">
            <text:p>24.02.2014</text:p>
          </table:table-cell>
          <table:table-cell table:number-columns-repeated="3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date" office:date-value="2014-02-25" calcext:value-type="date">
            <text:p>25.02.2014</text:p>
          </table:table-cell>
          <table:table-cell table:number-columns-repeated="3"/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date" office:date-value="2014-02-26" calcext:value-type="date">
            <text:p>26.02.2014</text:p>
          </table:table-cell>
          <table:table-cell table:number-columns-repeated="3"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date" office:date-value="2014-02-27" calcext:value-type="date">
            <text:p>27.02.2014</text:p>
          </table:table-cell>
          <table:table-cell table:number-columns-repeated="3"/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date" office:date-value="2014-02-28" calcext:value-type="date">
            <text:p>28.02.2014</text:p>
          </table:table-cell>
          <table:table-cell table:number-columns-repeated="3"/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date" office:date-value="2014-03-01" calcext:value-type="date">
            <text:p>1.03.2014</text:p>
          </table:table-cell>
          <table:table-cell table:number-columns-repeated="3"/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date" office:date-value="2014-03-02" calcext:value-type="date">
            <text:p>2.03.2014</text:p>
          </table:table-cell>
          <table:table-cell table:number-columns-repeated="3"/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date" office:date-value="2014-03-03" calcext:value-type="date">
            <text:p>3.03.2014</text:p>
          </table:table-cell>
          <table:table-cell table:number-columns-repeated="3"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date" office:date-value="2014-03-04" calcext:value-type="date">
            <text:p>4.03.2014</text:p>
          </table:table-cell>
          <table:table-cell table:number-columns-repeated="3"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date" office:date-value="2014-03-05" calcext:value-type="date">
            <text:p>5.03.2014</text:p>
          </table:table-cell>
          <table:table-cell table:number-columns-repeated="3"/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date" office:date-value="2014-03-06" calcext:value-type="date">
            <text:p>6.03.2014</text:p>
          </table:table-cell>
          <table:table-cell table:number-columns-repeated="3"/>
        </table:table-row>
        <table:table-row table:style-name="ro1">
          <table:table-cell office:value-type="float" office:value="3786" calcext:value-type="float">
            <text:p>3786</text:p>
          </table:table-cell>
          <table:table-cell office:value-type="date" office:date-value="2014-03-07" calcext:value-type="date">
            <text:p>7.03.2014</text:p>
          </table:table-cell>
          <table:table-cell table:number-columns-repeated="3"/>
        </table:table-row>
        <table:table-row table:style-name="ro1">
          <table:table-cell office:value-type="float" office:value="4585" calcext:value-type="float">
            <text:p>4585</text:p>
          </table:table-cell>
          <table:table-cell office:value-type="date" office:date-value="2014-03-08" calcext:value-type="date">
            <text:p>8.03.2014</text:p>
          </table:table-cell>
          <table:table-cell table:number-columns-repeated="3"/>
        </table:table-row>
        <table:table-row table:style-name="ro1">
          <table:table-cell office:value-type="float" office:value="4335" calcext:value-type="float">
            <text:p>4335</text:p>
          </table:table-cell>
          <table:table-cell office:value-type="date" office:date-value="2014-03-09" calcext:value-type="date">
            <text:p>9.03.2014</text:p>
          </table:table-cell>
          <table:table-cell table:number-columns-repeated="3"/>
        </table:table-row>
        <table:table-row table:style-name="ro1">
          <table:table-cell office:value-type="float" office:value="4277" calcext:value-type="float">
            <text:p>4277</text:p>
          </table:table-cell>
          <table:table-cell office:value-type="date" office:date-value="2014-03-10" calcext:value-type="date">
            <text:p>10.03.2014</text:p>
          </table:table-cell>
          <table:table-cell table:number-columns-repeated="3"/>
        </table:table-row>
        <table:table-row table:style-name="ro1">
          <table:table-cell office:value-type="float" office:value="4588" calcext:value-type="float">
            <text:p>4588</text:p>
          </table:table-cell>
          <table:table-cell office:value-type="date" office:date-value="2014-03-11" calcext:value-type="date">
            <text:p>11.03.2014</text:p>
          </table:table-cell>
          <table:table-cell table:number-columns-repeated="3"/>
        </table:table-row>
        <table:table-row table:style-name="ro1">
          <table:table-cell office:value-type="float" office:value="5735" calcext:value-type="float">
            <text:p>5735</text:p>
          </table:table-cell>
          <table:table-cell office:value-type="date" office:date-value="2014-03-12" calcext:value-type="date">
            <text:p>12.03.2014</text:p>
          </table:table-cell>
          <table:table-cell table:number-columns-repeated="3"/>
        </table:table-row>
        <table:table-row table:style-name="ro1">
          <table:table-cell office:value-type="float" office:value="5696" calcext:value-type="float">
            <text:p>5696</text:p>
          </table:table-cell>
          <table:table-cell office:value-type="date" office:date-value="2014-03-13" calcext:value-type="date">
            <text:p>13.03.2014</text:p>
          </table:table-cell>
          <table:table-cell table:number-columns-repeated="3"/>
        </table:table-row>
        <table:table-row table:style-name="ro1">
          <table:table-cell office:value-type="float" office:value="5817" calcext:value-type="float">
            <text:p>5817</text:p>
          </table:table-cell>
          <table:table-cell office:value-type="date" office:date-value="2014-03-14" calcext:value-type="date">
            <text:p>14.03.2014</text:p>
          </table:table-cell>
          <table:table-cell table:number-columns-repeated="3"/>
        </table:table-row>
        <table:table-row table:style-name="ro1">
          <table:table-cell office:value-type="float" office:value="5894" calcext:value-type="float">
            <text:p>5894</text:p>
          </table:table-cell>
          <table:table-cell office:value-type="date" office:date-value="2014-03-15" calcext:value-type="date">
            <text:p>15.03.2014</text:p>
          </table:table-cell>
          <table:table-cell table:number-columns-repeated="3"/>
        </table:table-row>
        <table:table-row table:style-name="ro1">
          <table:table-cell office:value-type="float" office:value="6963" calcext:value-type="float">
            <text:p>6963</text:p>
          </table:table-cell>
          <table:table-cell office:value-type="date" office:date-value="2014-03-16" calcext:value-type="date">
            <text:p>16.03.2014</text:p>
          </table:table-cell>
          <table:table-cell table:number-columns-repeated="3"/>
        </table:table-row>
        <table:table-row table:style-name="ro1">
          <table:table-cell office:value-type="float" office:value="8321" calcext:value-type="float">
            <text:p>8321</text:p>
          </table:table-cell>
          <table:table-cell office:value-type="date" office:date-value="2014-03-17" calcext:value-type="date">
            <text:p>17.03.2014</text:p>
          </table:table-cell>
          <table:table-cell table:number-columns-repeated="3"/>
        </table:table-row>
        <table:table-row table:style-name="ro1">
          <table:table-cell office:value-type="float" office:value="8293" calcext:value-type="float">
            <text:p>8293</text:p>
          </table:table-cell>
          <table:table-cell office:value-type="date" office:date-value="2014-03-18" calcext:value-type="date">
            <text:p>18.03.2014</text:p>
          </table:table-cell>
          <table:table-cell table:number-columns-repeated="3"/>
        </table:table-row>
        <table:table-row table:style-name="ro1">
          <table:table-cell office:value-type="float" office:value="9711" calcext:value-type="float">
            <text:p>9711</text:p>
          </table:table-cell>
          <table:table-cell office:value-type="date" office:date-value="2014-03-19" calcext:value-type="date">
            <text:p>19.03.2014</text:p>
          </table:table-cell>
          <table:table-cell table:number-columns-repeated="3"/>
        </table:table-row>
        <table:table-row table:style-name="ro1">
          <table:table-cell office:value-type="float" office:value="9826" calcext:value-type="float">
            <text:p>9826</text:p>
          </table:table-cell>
          <table:table-cell office:value-type="date" office:date-value="2014-03-20" calcext:value-type="date">
            <text:p>20.03.2014</text:p>
          </table:table-cell>
          <table:table-cell table:number-columns-repeated="3"/>
        </table:table-row>
        <table:table-row table:style-name="ro1">
          <table:table-cell office:value-type="float" office:value="10130" calcext:value-type="float">
            <text:p>10130</text:p>
          </table:table-cell>
          <table:table-cell office:value-type="date" office:date-value="2014-03-21" calcext:value-type="date">
            <text:p>21.03.2014</text:p>
          </table:table-cell>
          <table:table-cell table:number-columns-repeated="3"/>
        </table:table-row>
        <table:table-row table:style-name="ro1">
          <table:table-cell office:value-type="float" office:value="11213" calcext:value-type="float">
            <text:p>11213</text:p>
          </table:table-cell>
          <table:table-cell office:value-type="date" office:date-value="2014-03-22" calcext:value-type="date">
            <text:p>22.03.2014</text:p>
          </table:table-cell>
          <table:table-cell table:number-columns-repeated="3"/>
        </table:table-row>
        <table:table-row table:style-name="ro1">
          <table:table-cell office:value-type="float" office:value="11954" calcext:value-type="float">
            <text:p>11954</text:p>
          </table:table-cell>
          <table:table-cell office:value-type="date" office:date-value="2014-03-23" calcext:value-type="date">
            <text:p>23.03.2014</text:p>
          </table:table-cell>
          <table:table-cell table:number-columns-repeated="3"/>
        </table:table-row>
        <table:table-row table:style-name="ro1">
          <table:table-cell office:value-type="float" office:value="13377" calcext:value-type="float">
            <text:p>13377</text:p>
          </table:table-cell>
          <table:table-cell office:value-type="date" office:date-value="2014-03-24" calcext:value-type="date">
            <text:p>24.03.2014</text:p>
          </table:table-cell>
          <table:table-cell table:number-columns-repeated="3"/>
        </table:table-row>
        <table:table-row table:style-name="ro1">
          <table:table-cell office:value-type="float" office:value="14725" calcext:value-type="float">
            <text:p>14725</text:p>
          </table:table-cell>
          <table:table-cell office:value-type="date" office:date-value="2014-03-25" calcext:value-type="date">
            <text:p>25.03.2014</text:p>
          </table:table-cell>
          <table:table-cell table:number-columns-repeated="3"/>
        </table:table-row>
        <table:table-row table:style-name="ro1">
          <table:table-cell office:value-type="float" office:value="15443" calcext:value-type="float">
            <text:p>15443</text:p>
          </table:table-cell>
          <table:table-cell office:value-type="date" office:date-value="2014-03-26" calcext:value-type="date">
            <text:p>26.03.2014</text:p>
          </table:table-cell>
          <table:table-cell table:number-columns-repeated="3"/>
        </table:table-row>
        <table:table-row table:style-name="ro1">
          <table:table-cell office:value-type="float" office:value="16395" calcext:value-type="float">
            <text:p>16395</text:p>
          </table:table-cell>
          <table:table-cell office:value-type="date" office:date-value="2014-03-27" calcext:value-type="date">
            <text:p>27.03.2014</text:p>
          </table:table-cell>
          <table:table-cell table:number-columns-repeated="3"/>
        </table:table-row>
        <table:table-row table:style-name="ro1">
          <table:table-cell office:value-type="float" office:value="16847" calcext:value-type="float">
            <text:p>16847</text:p>
          </table:table-cell>
          <table:table-cell office:value-type="date" office:date-value="2014-03-28" calcext:value-type="date">
            <text:p>28.03.2014</text:p>
          </table:table-cell>
          <table:table-cell table:number-columns-repeated="3"/>
        </table:table-row>
        <table:table-row table:style-name="ro1">
          <table:table-cell office:value-type="float" office:value="17986" calcext:value-type="float">
            <text:p>17986</text:p>
          </table:table-cell>
          <table:table-cell office:value-type="date" office:date-value="2014-03-29" calcext:value-type="date">
            <text:p>29.03.2014</text:p>
          </table:table-cell>
          <table:table-cell table:number-columns-repeated="3"/>
        </table:table-row>
        <table:table-row table:style-name="ro1">
          <table:table-cell office:value-type="float" office:value="19127" calcext:value-type="float">
            <text:p>19127</text:p>
          </table:table-cell>
          <table:table-cell office:value-type="date" office:date-value="2014-03-30" calcext:value-type="date">
            <text:p>30.03.2014</text:p>
          </table:table-cell>
          <table:table-cell table:number-columns-repeated="3"/>
        </table:table-row>
        <table:table-row table:style-name="ro1">
          <table:table-cell office:value-type="float" office:value="20109" calcext:value-type="float">
            <text:p>20109</text:p>
          </table:table-cell>
          <table:table-cell office:value-type="date" office:date-value="2014-03-31" calcext:value-type="date">
            <text:p>31.03.2014</text:p>
          </table:table-cell>
          <table:table-cell table:number-columns-repeated="3"/>
        </table:table-row>
        <table:table-row table:style-name="ro1">
          <table:table-cell office:value-type="float" office:value="19893" calcext:value-type="float">
            <text:p>19893</text:p>
          </table:table-cell>
          <table:table-cell office:value-type="date" office:date-value="2014-04-01" calcext:value-type="date">
            <text:p>1.04.2014</text:p>
          </table:table-cell>
          <table:table-cell table:number-columns-repeated="3"/>
        </table:table-row>
        <table:table-row table:style-name="ro1">
          <table:table-cell office:value-type="float" office:value="20323" calcext:value-type="float">
            <text:p>20323</text:p>
          </table:table-cell>
          <table:table-cell office:value-type="date" office:date-value="2014-04-02" calcext:value-type="date">
            <text:p>2.04.2014</text:p>
          </table:table-cell>
          <table:table-cell table:number-columns-repeated="3"/>
        </table:table-row>
        <table:table-row table:style-name="ro1">
          <table:table-cell office:value-type="float" office:value="21261" calcext:value-type="float">
            <text:p>21261</text:p>
          </table:table-cell>
          <table:table-cell office:value-type="date" office:date-value="2014-04-03" calcext:value-type="date">
            <text:p>3.04.2014</text:p>
          </table:table-cell>
          <table:table-cell table:number-columns-repeated="3"/>
        </table:table-row>
        <table:table-row table:style-name="ro1">
          <table:table-cell office:value-type="float" office:value="20834" calcext:value-type="float">
            <text:p>20834</text:p>
          </table:table-cell>
          <table:table-cell office:value-type="date" office:date-value="2014-04-04" calcext:value-type="date">
            <text:p>4.04.2014</text:p>
          </table:table-cell>
          <table:table-cell table:number-columns-repeated="3"/>
        </table:table-row>
        <table:table-row table:style-name="ro1">
          <table:table-cell office:value-type="float" office:value="21151" calcext:value-type="float">
            <text:p>21151</text:p>
          </table:table-cell>
          <table:table-cell office:value-type="date" office:date-value="2014-04-05" calcext:value-type="date">
            <text:p>5.04.2014</text:p>
          </table:table-cell>
          <table:table-cell table:number-columns-repeated="3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date" office:date-value="2014-04-06" calcext:value-type="date">
            <text:p>6.04.2014</text:p>
          </table:table-cell>
          <table:table-cell table:number-columns-repeated="3"/>
        </table:table-row>
        <table:table-row table:style-name="ro1">
          <table:table-cell office:value-type="float" office:value="21139" calcext:value-type="float">
            <text:p>21139</text:p>
          </table:table-cell>
          <table:table-cell office:value-type="date" office:date-value="2014-04-07" calcext:value-type="date">
            <text:p>7.04.2014</text:p>
          </table:table-cell>
          <table:table-cell table:number-columns-repeated="3"/>
        </table:table-row>
        <table:table-row table:style-name="ro1">
          <table:table-cell office:value-type="float" office:value="20358" calcext:value-type="float">
            <text:p>20358</text:p>
          </table:table-cell>
          <table:table-cell office:value-type="date" office:date-value="2014-04-08" calcext:value-type="date">
            <text:p>8.04.2014</text:p>
          </table:table-cell>
          <table:table-cell table:number-columns-repeated="3"/>
        </table:table-row>
        <table:table-row table:style-name="ro1">
          <table:table-cell office:value-type="float" office:value="20248" calcext:value-type="float">
            <text:p>20248</text:p>
          </table:table-cell>
          <table:table-cell office:value-type="date" office:date-value="2014-04-09" calcext:value-type="date">
            <text:p>9.04.2014</text:p>
          </table:table-cell>
          <table:table-cell table:number-columns-repeated="3"/>
        </table:table-row>
        <table:table-row table:style-name="ro1">
          <table:table-cell office:value-type="float" office:value="19695" calcext:value-type="float">
            <text:p>19695</text:p>
          </table:table-cell>
          <table:table-cell office:value-type="date" office:date-value="2014-04-10" calcext:value-type="date">
            <text:p>10.04.2014</text:p>
          </table:table-cell>
          <table:table-cell table:number-columns-repeated="3"/>
        </table:table-row>
        <table:table-row table:style-name="ro1">
          <table:table-cell office:value-type="float" office:value="18438" calcext:value-type="float">
            <text:p>18438</text:p>
          </table:table-cell>
          <table:table-cell office:value-type="date" office:date-value="2014-04-11" calcext:value-type="date">
            <text:p>11.04.2014</text:p>
          </table:table-cell>
          <table:table-cell table:number-columns-repeated="3"/>
        </table:table-row>
        <table:table-row table:style-name="ro1">
          <table:table-cell office:value-type="float" office:value="17499" calcext:value-type="float">
            <text:p>17499</text:p>
          </table:table-cell>
          <table:table-cell office:value-type="date" office:date-value="2014-04-12" calcext:value-type="date">
            <text:p>12.04.2014</text:p>
          </table:table-cell>
          <table:table-cell table:number-columns-repeated="3"/>
        </table:table-row>
        <table:table-row table:style-name="ro1">
          <table:table-cell office:value-type="float" office:value="17318" calcext:value-type="float">
            <text:p>17318</text:p>
          </table:table-cell>
          <table:table-cell office:value-type="date" office:date-value="2014-04-13" calcext:value-type="date">
            <text:p>13.04.2014</text:p>
          </table:table-cell>
          <table:table-cell table:number-columns-repeated="3"/>
        </table:table-row>
        <table:table-row table:style-name="ro1">
          <table:table-cell office:value-type="float" office:value="15858" calcext:value-type="float">
            <text:p>15858</text:p>
          </table:table-cell>
          <table:table-cell office:value-type="date" office:date-value="2014-04-14" calcext:value-type="date">
            <text:p>14.04.2014</text:p>
          </table:table-cell>
          <table:table-cell table:number-columns-repeated="3"/>
        </table:table-row>
        <table:table-row table:style-name="ro1">
          <table:table-cell office:value-type="float" office:value="14490" calcext:value-type="float">
            <text:p>14490</text:p>
          </table:table-cell>
          <table:table-cell office:value-type="date" office:date-value="2014-04-15" calcext:value-type="date">
            <text:p>15.04.2014</text:p>
          </table:table-cell>
          <table:table-cell table:number-columns-repeated="3"/>
        </table:table-row>
        <table:table-row table:style-name="ro1">
          <table:table-cell office:value-type="float" office:value="13613" calcext:value-type="float">
            <text:p>13613</text:p>
          </table:table-cell>
          <table:table-cell office:value-type="date" office:date-value="2014-04-16" calcext:value-type="date">
            <text:p>16.04.2014</text:p>
          </table:table-cell>
          <table:table-cell table:number-columns-repeated="3"/>
        </table:table-row>
        <table:table-row table:style-name="ro1">
          <table:table-cell office:value-type="float" office:value="13244" calcext:value-type="float">
            <text:p>13244</text:p>
          </table:table-cell>
          <table:table-cell office:value-type="date" office:date-value="2014-04-17" calcext:value-type="date">
            <text:p>17.04.2014</text:p>
          </table:table-cell>
          <table:table-cell table:number-columns-repeated="3"/>
        </table:table-row>
        <table:table-row table:style-name="ro1">
          <table:table-cell office:value-type="float" office:value="11477" calcext:value-type="float">
            <text:p>11477</text:p>
          </table:table-cell>
          <table:table-cell office:value-type="date" office:date-value="2014-04-18" calcext:value-type="date">
            <text:p>18.04.2014</text:p>
          </table:table-cell>
          <table:table-cell table:number-columns-repeated="3"/>
        </table:table-row>
        <table:table-row table:style-name="ro1">
          <table:table-cell office:value-type="float" office:value="10518" calcext:value-type="float">
            <text:p>10518</text:p>
          </table:table-cell>
          <table:table-cell office:value-type="date" office:date-value="2014-04-19" calcext:value-type="date">
            <text:p>19.04.2014</text:p>
          </table:table-cell>
          <table:table-cell table:number-columns-repeated="3"/>
        </table:table-row>
        <table:table-row table:style-name="ro1">
          <table:table-cell office:value-type="float" office:value="9238" calcext:value-type="float">
            <text:p>9238</text:p>
          </table:table-cell>
          <table:table-cell office:value-type="date" office:date-value="2014-04-20" calcext:value-type="date">
            <text:p>20.04.2014</text:p>
          </table:table-cell>
          <table:table-cell table:number-columns-repeated="3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date" office:date-value="2014-04-21" calcext:value-type="date">
            <text:p>21.04.2014</text:p>
          </table:table-cell>
          <table:table-cell table:number-columns-repeated="3"/>
        </table:table-row>
        <table:table-row table:style-name="ro1">
          <table:table-cell office:value-type="float" office:value="8625" calcext:value-type="float">
            <text:p>8625</text:p>
          </table:table-cell>
          <table:table-cell office:value-type="date" office:date-value="2014-04-22" calcext:value-type="date">
            <text:p>22.04.2014</text:p>
          </table:table-cell>
          <table:table-cell table:number-columns-repeated="3"/>
        </table:table-row>
        <table:table-row table:style-name="ro1">
          <table:table-cell office:value-type="float" office:value="7696" calcext:value-type="float">
            <text:p>7696</text:p>
          </table:table-cell>
          <table:table-cell office:value-type="date" office:date-value="2014-04-23" calcext:value-type="date">
            <text:p>23.04.2014</text:p>
          </table:table-cell>
          <table:table-cell table:number-columns-repeated="3"/>
        </table:table-row>
        <table:table-row table:style-name="ro1">
          <table:table-cell office:value-type="float" office:value="6556" calcext:value-type="float">
            <text:p>6556</text:p>
          </table:table-cell>
          <table:table-cell office:value-type="date" office:date-value="2014-04-24" calcext:value-type="date">
            <text:p>24.04.2014</text:p>
          </table:table-cell>
          <table:table-cell table:number-columns-repeated="3"/>
        </table:table-row>
        <table:table-row table:style-name="ro1">
          <table:table-cell office:value-type="float" office:value="5888" calcext:value-type="float">
            <text:p>5888</text:p>
          </table:table-cell>
          <table:table-cell office:value-type="date" office:date-value="2014-04-25" calcext:value-type="date">
            <text:p>25.04.2014</text:p>
          </table:table-cell>
          <table:table-cell table:number-columns-repeated="3"/>
        </table:table-row>
        <table:table-row table:style-name="ro1">
          <table:table-cell office:value-type="float" office:value="5624" calcext:value-type="float">
            <text:p>5624</text:p>
          </table:table-cell>
          <table:table-cell office:value-type="date" office:date-value="2014-04-26" calcext:value-type="date">
            <text:p>26.04.2014</text:p>
          </table:table-cell>
          <table:table-cell table:number-columns-repeated="3"/>
        </table:table-row>
        <table:table-row table:style-name="ro1">
          <table:table-cell office:value-type="float" office:value="5771" calcext:value-type="float">
            <text:p>5771</text:p>
          </table:table-cell>
          <table:table-cell office:value-type="date" office:date-value="2014-04-27" calcext:value-type="date">
            <text:p>27.04.2014</text:p>
          </table:table-cell>
          <table:table-cell table:number-columns-repeated="3"/>
        </table:table-row>
        <table:table-row table:style-name="ro1">
          <table:table-cell office:value-type="float" office:value="5588" calcext:value-type="float">
            <text:p>5588</text:p>
          </table:table-cell>
          <table:table-cell office:value-type="date" office:date-value="2014-04-28" calcext:value-type="date">
            <text:p>28.04.2014</text:p>
          </table:table-cell>
          <table:table-cell table:number-columns-repeated="3"/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date" office:date-value="2014-04-29" calcext:value-type="date">
            <text:p>29.04.2014</text:p>
          </table:table-cell>
          <table:table-cell table:number-columns-repeated="3"/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date" office:date-value="2014-04-30" calcext:value-type="date">
            <text:p>30.04.2014</text:p>
          </table:table-cell>
          <table:table-cell table:number-columns-repeated="3"/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date" office:date-value="2014-05-01" calcext:value-type="date">
            <text:p>1.05.2014</text:p>
          </table:table-cell>
          <table:table-cell table:number-columns-repeated="3"/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date" office:date-value="2014-05-02" calcext:value-type="date">
            <text:p>2.05.2014</text:p>
          </table:table-cell>
          <table:table-cell table:number-columns-repeated="3"/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date" office:date-value="2014-05-03" calcext:value-type="date">
            <text:p>3.05.2014</text:p>
          </table:table-cell>
          <table:table-cell table:number-columns-repeated="3"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date" office:date-value="2014-05-04" calcext:value-type="date">
            <text:p>4.05.2014</text:p>
          </table:table-cell>
          <table:table-cell table:number-columns-repeated="3"/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date" office:date-value="2014-05-05" calcext:value-type="date">
            <text:p>5.05.2014</text:p>
          </table:table-cell>
          <table:table-cell table:number-columns-repeated="3"/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date" office:date-value="2014-05-06" calcext:value-type="date">
            <text:p>6.05.2014</text:p>
          </table:table-cell>
          <table:table-cell table:number-columns-repeated="3"/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date" office:date-value="2014-05-07" calcext:value-type="date">
            <text:p>7.05.2014</text:p>
          </table:table-cell>
          <table:table-cell table:number-columns-repeated="3"/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date" office:date-value="2014-05-08" calcext:value-type="date">
            <text:p>8.05.2014</text:p>
          </table:table-cell>
          <table:table-cell table:number-columns-repeated="3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date" office:date-value="2014-05-09" calcext:value-type="date">
            <text:p>9.05.2014</text:p>
          </table:table-cell>
          <table:table-cell table:number-columns-repeated="3"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date" office:date-value="2014-05-10" calcext:value-type="date">
            <text:p>10.05.2014</text:p>
          </table:table-cell>
          <table:table-cell table:number-columns-repeated="3"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date" office:date-value="2014-05-11" calcext:value-type="date">
            <text:p>11.05.2014</text:p>
          </table:table-cell>
          <table:table-cell table:number-columns-repeated="3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date" office:date-value="2014-05-12" calcext:value-type="date">
            <text:p>12.05.2014</text:p>
          </table:table-cell>
          <table:table-cell table:number-columns-repeated="3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date" office:date-value="2014-05-13" calcext:value-type="date">
            <text:p>13.05.2014</text:p>
          </table:table-cell>
          <table:table-cell table:number-columns-repeated="3"/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date" office:date-value="2014-05-14" calcext:value-type="date">
            <text:p>14.05.2014</text:p>
          </table:table-cell>
          <table:table-cell table:number-columns-repeated="3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date" office:date-value="2014-05-15" calcext:value-type="date">
            <text:p>15.05.2014</text:p>
          </table:table-cell>
          <table:table-cell table:number-columns-repeated="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date" office:date-value="2014-05-16" calcext:value-type="date">
            <text:p>16.05.2014</text:p>
          </table:table-cell>
          <table:table-cell table:number-columns-repeated="3"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date" office:date-value="2014-05-17" calcext:value-type="date">
            <text:p>17.05.2014</text:p>
          </table:table-cell>
          <table:table-cell table:number-columns-repeated="3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date" office:date-value="2014-05-18" calcext:value-type="date">
            <text:p>18.05.2014</text:p>
          </table:table-cell>
          <table:table-cell table:number-columns-repeated="3"/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date" office:date-value="2014-05-19" calcext:value-type="date">
            <text:p>19.05.2014</text:p>
          </table:table-cell>
          <table:table-cell table:number-columns-repeated="3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date" office:date-value="2014-05-20" calcext:value-type="date">
            <text:p>20.05.2014</text:p>
          </table:table-cell>
          <table:table-cell table:number-columns-repeated="3"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date" office:date-value="2014-05-21" calcext:value-type="date">
            <text:p>21.05.2014</text:p>
          </table:table-cell>
          <table:table-cell table:number-columns-repeated="3"/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date" office:date-value="2014-05-22" calcext:value-type="date">
            <text:p>22.05.2014</text:p>
          </table:table-cell>
          <table:table-cell table:number-columns-repeated="3"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date" office:date-value="2014-05-23" calcext:value-type="date">
            <text:p>23.05.2014</text:p>
          </table:table-cell>
          <table:table-cell table:number-columns-repeated="3"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date" office:date-value="2014-05-24" calcext:value-type="date">
            <text:p>24.05.2014</text:p>
          </table:table-cell>
          <table:table-cell table:number-columns-repeated="3"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date" office:date-value="2014-05-25" calcext:value-type="date">
            <text:p>25.05.2014</text:p>
          </table:table-cell>
          <table:table-cell table:number-columns-repeated="3"/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date" office:date-value="2014-05-26" calcext:value-type="date">
            <text:p>26.05.2014</text:p>
          </table:table-cell>
          <table:table-cell table:number-columns-repeated="3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date" office:date-value="2014-05-27" calcext:value-type="date">
            <text:p>27.05.2014</text:p>
          </table:table-cell>
          <table:table-cell table:number-columns-repeated="3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date" office:date-value="2014-05-28" calcext:value-type="date">
            <text:p>28.05.2014</text:p>
          </table:table-cell>
          <table:table-cell table:number-columns-repeated="3"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date" office:date-value="2014-05-29" calcext:value-type="date">
            <text:p>29.05.2014</text:p>
          </table:table-cell>
          <table:table-cell table:number-columns-repeated="3"/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date" office:date-value="2014-05-30" calcext:value-type="date">
            <text:p>30.05.2014</text:p>
          </table:table-cell>
          <table:table-cell table:number-columns-repeated="3"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date" office:date-value="2014-05-31" calcext:value-type="date">
            <text:p>31.05.2014</text:p>
          </table:table-cell>
          <table:table-cell table:number-columns-repeated="3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date" office:date-value="2014-06-01" calcext:value-type="date">
            <text:p>1.06.2014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date" office:date-value="2014-06-02" calcext:value-type="date">
            <text:p>2.06.2014</text:p>
          </table:table-cell>
          <table:table-cell table:number-columns-repeated="3"/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date" office:date-value="2014-06-03" calcext:value-type="date">
            <text:p>3.06.2014</text:p>
          </table:table-cell>
          <table:table-cell table:number-columns-repeated="3"/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date" office:date-value="2014-06-04" calcext:value-type="date">
            <text:p>4.06.2014</text:p>
          </table:table-cell>
          <table:table-cell table:number-columns-repeated="3"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date" office:date-value="2014-06-05" calcext:value-type="date">
            <text:p>5.06.2014</text:p>
          </table:table-cell>
          <table:table-cell table:number-columns-repeated="3"/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date" office:date-value="2014-06-06" calcext:value-type="date">
            <text:p>6.06.2014</text:p>
          </table:table-cell>
          <table:table-cell table:number-columns-repeated="3"/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date" office:date-value="2014-06-07" calcext:value-type="date">
            <text:p>7.06.2014</text:p>
          </table:table-cell>
          <table:table-cell table:number-columns-repeated="3"/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date" office:date-value="2014-06-08" calcext:value-type="date">
            <text:p>8.06.2014</text:p>
          </table:table-cell>
          <table:table-cell table:number-columns-repeated="3"/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date" office:date-value="2014-06-09" calcext:value-type="date">
            <text:p>9.06.2014</text:p>
          </table:table-cell>
          <table:table-cell table:number-columns-repeated="3"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date" office:date-value="2014-06-10" calcext:value-type="date">
            <text:p>10.06.2014</text:p>
          </table:table-cell>
          <table:table-cell table:number-columns-repeated="3"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date" office:date-value="2014-06-11" calcext:value-type="date">
            <text:p>11.06.2014</text:p>
          </table:table-cell>
          <table:table-cell table:number-columns-repeated="3"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date" office:date-value="2014-06-12" calcext:value-type="date">
            <text:p>12.06.2014</text:p>
          </table:table-cell>
          <table:table-cell table:number-columns-repeated="3"/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date" office:date-value="2014-06-13" calcext:value-type="date">
            <text:p>13.06.2014</text:p>
          </table:table-cell>
          <table:table-cell table:number-columns-repeated="3"/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date" office:date-value="2014-06-14" calcext:value-type="date">
            <text:p>14.06.2014</text:p>
          </table:table-cell>
          <table:table-cell table:number-columns-repeated="3"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date" office:date-value="2014-06-15" calcext:value-type="date">
            <text:p>15.06.2014</text:p>
          </table:table-cell>
          <table:table-cell table:number-columns-repeated="3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date" office:date-value="2014-06-16" calcext:value-type="date">
            <text:p>16.06.2014</text:p>
          </table:table-cell>
          <table:table-cell table:number-columns-repeated="3"/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date" office:date-value="2014-06-17" calcext:value-type="date">
            <text:p>17.06.2014</text:p>
          </table:table-cell>
          <table:table-cell table:number-columns-repeated="3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date" office:date-value="2014-06-18" calcext:value-type="date">
            <text:p>18.06.2014</text:p>
          </table:table-cell>
          <table:table-cell table:number-columns-repeated="3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date" office:date-value="2014-06-19" calcext:value-type="date">
            <text:p>19.06.2014</text:p>
          </table:table-cell>
          <table:table-cell table:number-columns-repeated="3"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date" office:date-value="2014-06-20" calcext:value-type="date">
            <text:p>20.06.2014</text:p>
          </table:table-cell>
          <table:table-cell table:number-columns-repeated="3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date" office:date-value="2014-06-21" calcext:value-type="date">
            <text:p>21.06.2014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date" office:date-value="2014-06-22" calcext:value-type="date">
            <text:p>22.06.2014</text:p>
          </table:table-cell>
          <table:table-cell table:number-columns-repeated="3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date" office:date-value="2014-06-23" calcext:value-type="date">
            <text:p>23.06.2014</text:p>
          </table:table-cell>
          <table:table-cell table:number-columns-repeated="3"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date" office:date-value="2014-06-24" calcext:value-type="date">
            <text:p>24.06.2014</text:p>
          </table:table-cell>
          <table:table-cell table:number-columns-repeated="3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date" office:date-value="2014-06-25" calcext:value-type="date">
            <text:p>25.06.2014</text:p>
          </table:table-cell>
          <table:table-cell table:number-columns-repeated="3"/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date" office:date-value="2014-06-26" calcext:value-type="date">
            <text:p>26.06.2014</text:p>
          </table:table-cell>
          <table:table-cell table:number-columns-repeated="3"/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date" office:date-value="2014-06-27" calcext:value-type="date">
            <text:p>27.06.2014</text:p>
          </table:table-cell>
          <table:table-cell table:number-columns-repeated="3"/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date" office:date-value="2014-06-28" calcext:value-type="date">
            <text:p>28.06.2014</text:p>
          </table:table-cell>
          <table:table-cell table:number-columns-repeated="3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date" office:date-value="2014-06-29" calcext:value-type="date">
            <text:p>29.06.2014</text:p>
          </table:table-cell>
          <table:table-cell table:number-columns-repeated="3"/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date" office:date-value="2014-06-30" calcext:value-type="date">
            <text:p>30.06.2014</text:p>
          </table:table-cell>
          <table:table-cell table:number-columns-repeated="3"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date" office:date-value="2014-07-01" calcext:value-type="date">
            <text:p>1.07.2014</text:p>
          </table:table-cell>
          <table:table-cell table:number-columns-repeated="3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date" office:date-value="2014-07-02" calcext:value-type="date">
            <text:p>2.07.2014</text:p>
          </table:table-cell>
          <table:table-cell table:number-columns-repeated="3"/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date" office:date-value="2014-07-03" calcext:value-type="date">
            <text:p>3.07.2014</text:p>
          </table:table-cell>
          <table:table-cell table:number-columns-repeated="3"/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date" office:date-value="2014-07-04" calcext:value-type="date">
            <text:p>4.07.2014</text:p>
          </table:table-cell>
          <table:table-cell table:number-columns-repeated="3"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date" office:date-value="2014-07-05" calcext:value-type="date">
            <text:p>5.07.2014</text:p>
          </table:table-cell>
          <table:table-cell table:number-columns-repeated="3"/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date" office:date-value="2014-07-06" calcext:value-type="date">
            <text:p>6.07.2014</text:p>
          </table:table-cell>
          <table:table-cell table:number-columns-repeated="3"/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date" office:date-value="2014-07-07" calcext:value-type="date">
            <text:p>7.07.2014</text:p>
          </table:table-cell>
          <table:table-cell table:number-columns-repeated="3"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date" office:date-value="2014-07-08" calcext:value-type="date">
            <text:p>8.07.2014</text:p>
          </table:table-cell>
          <table:table-cell table:number-columns-repeated="3"/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date" office:date-value="2014-07-09" calcext:value-type="date">
            <text:p>9.07.2014</text:p>
          </table:table-cell>
          <table:table-cell table:number-columns-repeated="3"/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date" office:date-value="2014-07-10" calcext:value-type="date">
            <text:p>10.07.2014</text:p>
          </table:table-cell>
          <table:table-cell table:number-columns-repeated="3"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date" office:date-value="2014-07-11" calcext:value-type="date">
            <text:p>11.07.2014</text:p>
          </table:table-cell>
          <table:table-cell table:number-columns-repeated="3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date" office:date-value="2014-07-12" calcext:value-type="date">
            <text:p>12.07.2014</text:p>
          </table:table-cell>
          <table:table-cell table:number-columns-repeated="3"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date" office:date-value="2014-07-13" calcext:value-type="date">
            <text:p>13.07.2014</text:p>
          </table:table-cell>
          <table:table-cell table:number-columns-repeated="3"/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date" office:date-value="2014-07-14" calcext:value-type="date">
            <text:p>14.07.2014</text:p>
          </table:table-cell>
          <table:table-cell table:number-columns-repeated="3"/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date" office:date-value="2014-07-15" calcext:value-type="date">
            <text:p>15.07.2014</text:p>
          </table:table-cell>
          <table:table-cell table:number-columns-repeated="3"/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date" office:date-value="2014-07-16" calcext:value-type="date">
            <text:p>16.07.2014</text:p>
          </table:table-cell>
          <table:table-cell table:number-columns-repeated="3"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date" office:date-value="2014-07-17" calcext:value-type="date">
            <text:p>17.07.2014</text:p>
          </table:table-cell>
          <table:table-cell table:number-columns-repeated="3"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date" office:date-value="2014-07-18" calcext:value-type="date">
            <text:p>18.07.2014</text:p>
          </table:table-cell>
          <table:table-cell table:number-columns-repeated="3"/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date" office:date-value="2014-07-19" calcext:value-type="date">
            <text:p>19.07.2014</text:p>
          </table:table-cell>
          <table:table-cell table:number-columns-repeated="3"/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date" office:date-value="2014-07-20" calcext:value-type="date">
            <text:p>20.07.2014</text:p>
          </table:table-cell>
          <table:table-cell table:number-columns-repeated="3"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date" office:date-value="2014-07-21" calcext:value-type="date">
            <text:p>21.07.2014</text:p>
          </table:table-cell>
          <table:table-cell table:number-columns-repeated="3"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date" office:date-value="2014-07-22" calcext:value-type="date">
            <text:p>22.07.2014</text:p>
          </table:table-cell>
          <table:table-cell table:number-columns-repeated="3"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date" office:date-value="2014-07-23" calcext:value-type="date">
            <text:p>23.07.2014</text:p>
          </table:table-cell>
          <table:table-cell table:number-columns-repeated="3"/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date" office:date-value="2014-07-24" calcext:value-type="date">
            <text:p>24.07.2014</text:p>
          </table:table-cell>
          <table:table-cell table:number-columns-repeated="3"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date" office:date-value="2014-07-25" calcext:value-type="date">
            <text:p>25.07.2014</text:p>
          </table:table-cell>
          <table:table-cell table:number-columns-repeated="3"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date" office:date-value="2014-07-26" calcext:value-type="date">
            <text:p>26.07.2014</text:p>
          </table:table-cell>
          <table:table-cell table:number-columns-repeated="3"/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date" office:date-value="2014-07-27" calcext:value-type="date">
            <text:p>27.07.2014</text:p>
          </table:table-cell>
          <table:table-cell table:number-columns-repeated="3"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date" office:date-value="2014-07-28" calcext:value-type="date">
            <text:p>28.07.2014</text:p>
          </table:table-cell>
          <table:table-cell table:number-columns-repeated="3"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date" office:date-value="2014-07-29" calcext:value-type="date">
            <text:p>29.07.2014</text:p>
          </table:table-cell>
          <table:table-cell table:number-columns-repeated="3"/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date" office:date-value="2014-07-30" calcext:value-type="date">
            <text:p>30.07.2014</text:p>
          </table:table-cell>
          <table:table-cell table:number-columns-repeated="3"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date" office:date-value="2014-07-31" calcext:value-type="date">
            <text:p>31.07.2014</text:p>
          </table:table-cell>
          <table:table-cell table:number-columns-repeated="3"/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date" office:date-value="2014-08-01" calcext:value-type="date">
            <text:p>1.08.2014</text:p>
          </table:table-cell>
          <table:table-cell table:number-columns-repeated="3"/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date" office:date-value="2014-08-02" calcext:value-type="date">
            <text:p>2.08.2014</text:p>
          </table:table-cell>
          <table:table-cell table:number-columns-repeated="3"/>
        </table:table-row>
        <table:table-row table:style-name="ro1">
          <table:table-cell office:value-type="float" office:value="4735" calcext:value-type="float">
            <text:p>4735</text:p>
          </table:table-cell>
          <table:table-cell office:value-type="date" office:date-value="2014-08-03" calcext:value-type="date">
            <text:p>3.08.2014</text:p>
          </table:table-cell>
          <table:table-cell table:number-columns-repeated="3"/>
        </table:table-row>
        <table:table-row table:style-name="ro1">
          <table:table-cell office:value-type="float" office:value="7031" calcext:value-type="float">
            <text:p>7031</text:p>
          </table:table-cell>
          <table:table-cell office:value-type="date" office:date-value="2014-08-04" calcext:value-type="date">
            <text:p>4.08.2014</text:p>
          </table:table-cell>
          <table:table-cell table:number-columns-repeated="3"/>
        </table:table-row>
        <table:table-row table:style-name="ro1">
          <table:table-cell office:value-type="float" office:value="10499" calcext:value-type="float">
            <text:p>10499</text:p>
          </table:table-cell>
          <table:table-cell office:value-type="date" office:date-value="2014-08-05" calcext:value-type="date">
            <text:p>5.08.2014</text:p>
          </table:table-cell>
          <table:table-cell table:number-columns-repeated="3"/>
        </table:table-row>
        <table:table-row table:style-name="ro1">
          <table:table-cell office:value-type="float" office:value="13928" calcext:value-type="float">
            <text:p>13928</text:p>
          </table:table-cell>
          <table:table-cell office:value-type="date" office:date-value="2014-08-06" calcext:value-type="date">
            <text:p>6.08.2014</text:p>
          </table:table-cell>
          <table:table-cell table:number-columns-repeated="3"/>
        </table:table-row>
        <table:table-row table:style-name="ro1">
          <table:table-cell office:value-type="float" office:value="18561" calcext:value-type="float">
            <text:p>18561</text:p>
          </table:table-cell>
          <table:table-cell office:value-type="date" office:date-value="2014-08-07" calcext:value-type="date">
            <text:p>7.08.2014</text:p>
          </table:table-cell>
          <table:table-cell table:number-columns-repeated="3"/>
        </table:table-row>
        <table:table-row table:style-name="ro1">
          <table:table-cell office:value-type="float" office:value="20873" calcext:value-type="float">
            <text:p>20873</text:p>
          </table:table-cell>
          <table:table-cell office:value-type="date" office:date-value="2014-08-08" calcext:value-type="date">
            <text:p>8.08.2014</text:p>
          </table:table-cell>
          <table:table-cell table:number-columns-repeated="3"/>
        </table:table-row>
        <table:table-row table:style-name="ro1">
          <table:table-cell office:value-type="float" office:value="20266" calcext:value-type="float">
            <text:p>20266</text:p>
          </table:table-cell>
          <table:table-cell office:value-type="date" office:date-value="2014-08-09" calcext:value-type="date">
            <text:p>9.08.2014</text:p>
          </table:table-cell>
          <table:table-cell table:number-columns-repeated="3"/>
        </table:table-row>
        <table:table-row table:style-name="ro1">
          <table:table-cell office:value-type="float" office:value="19008" calcext:value-type="float">
            <text:p>19008</text:p>
          </table:table-cell>
          <table:table-cell office:value-type="date" office:date-value="2014-08-10" calcext:value-type="date">
            <text:p>10.08.2014</text:p>
          </table:table-cell>
          <table:table-cell table:number-columns-repeated="3"/>
        </table:table-row>
        <table:table-row table:style-name="ro1">
          <table:table-cell office:value-type="float" office:value="13884" calcext:value-type="float">
            <text:p>13884</text:p>
          </table:table-cell>
          <table:table-cell office:value-type="date" office:date-value="2014-08-11" calcext:value-type="date">
            <text:p>11.08.2014</text:p>
          </table:table-cell>
          <table:table-cell table:number-columns-repeated="3"/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date" office:date-value="2014-08-12" calcext:value-type="date">
            <text:p>12.08.2014</text:p>
          </table:table-cell>
          <table:table-cell table:number-columns-repeated="3"/>
        </table:table-row>
        <table:table-row table:style-name="ro1">
          <table:table-cell office:value-type="float" office:value="6152" calcext:value-type="float">
            <text:p>6152</text:p>
          </table:table-cell>
          <table:table-cell office:value-type="date" office:date-value="2014-08-13" calcext:value-type="date">
            <text:p>13.08.2014</text:p>
          </table:table-cell>
          <table:table-cell table:number-columns-repeated="3"/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date" office:date-value="2014-08-14" calcext:value-type="date">
            <text:p>14.08.2014</text:p>
          </table:table-cell>
          <table:table-cell table:number-columns-repeated="3"/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date" office:date-value="2014-08-15" calcext:value-type="date">
            <text:p>15.08.2014</text:p>
          </table:table-cell>
          <table:table-cell table:number-columns-repeated="3"/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date" office:date-value="2014-08-16" calcext:value-type="date">
            <text:p>16.08.2014</text:p>
          </table:table-cell>
          <table:table-cell table:number-columns-repeated="3"/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date" office:date-value="2014-08-17" calcext:value-type="date">
            <text:p>17.08.2014</text:p>
          </table:table-cell>
          <table:table-cell table:number-columns-repeated="3"/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date" office:date-value="2014-08-18" calcext:value-type="date">
            <text:p>18.08.2014</text:p>
          </table:table-cell>
          <table:table-cell table:number-columns-repeated="3"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date" office:date-value="2014-08-19" calcext:value-type="date">
            <text:p>19.08.2014</text:p>
          </table:table-cell>
          <table:table-cell table:number-columns-repeated="3"/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date" office:date-value="2014-08-20" calcext:value-type="date">
            <text:p>20.08.2014</text:p>
          </table:table-cell>
          <table:table-cell table:number-columns-repeated="3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date" office:date-value="2014-08-21" calcext:value-type="date">
            <text:p>21.08.2014</text:p>
          </table:table-cell>
          <table:table-cell table:number-columns-repeated="3"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date" office:date-value="2014-08-22" calcext:value-type="date">
            <text:p>22.08.2014</text:p>
          </table:table-cell>
          <table:table-cell table:number-columns-repeated="3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date" office:date-value="2014-08-23" calcext:value-type="date">
            <text:p>23.08.2014</text:p>
          </table:table-cell>
          <table:table-cell table:number-columns-repeated="3"/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date" office:date-value="2014-08-24" calcext:value-type="date">
            <text:p>24.08.2014</text:p>
          </table:table-cell>
          <table:table-cell table:number-columns-repeated="3"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date" office:date-value="2014-08-25" calcext:value-type="date">
            <text:p>25.08.2014</text:p>
          </table:table-cell>
          <table:table-cell table:number-columns-repeated="3"/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date" office:date-value="2014-08-26" calcext:value-type="date">
            <text:p>26.08.2014</text:p>
          </table:table-cell>
          <table:table-cell table:number-columns-repeated="3"/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date" office:date-value="2014-08-27" calcext:value-type="date">
            <text:p>27.08.2014</text:p>
          </table:table-cell>
          <table:table-cell table:number-columns-repeated="3"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date" office:date-value="2014-08-28" calcext:value-type="date">
            <text:p>28.08.2014</text:p>
          </table:table-cell>
          <table:table-cell table:number-columns-repeated="3"/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date" office:date-value="2014-08-29" calcext:value-type="date">
            <text:p>29.08.2014</text:p>
          </table:table-cell>
          <table:table-cell table:number-columns-repeated="3"/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date" office:date-value="2014-08-30" calcext:value-type="date">
            <text:p>30.08.2014</text:p>
          </table:table-cell>
          <table:table-cell table:number-columns-repeated="3"/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date" office:date-value="2014-08-31" calcext:value-type="date">
            <text:p>31.08.2014</text:p>
          </table:table-cell>
          <table:table-cell table:number-columns-repeated="3"/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date" office:date-value="2014-09-01" calcext:value-type="date">
            <text:p>1.09.2014</text:p>
          </table:table-cell>
          <table:table-cell table:number-columns-repeated="3"/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date" office:date-value="2014-09-02" calcext:value-type="date">
            <text:p>2.09.2014</text:p>
          </table:table-cell>
          <table:table-cell table:number-columns-repeated="3"/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date" office:date-value="2014-09-03" calcext:value-type="date">
            <text:p>3.09.2014</text:p>
          </table:table-cell>
          <table:table-cell table:number-columns-repeated="3"/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date" office:date-value="2014-09-04" calcext:value-type="date">
            <text:p>4.09.2014</text:p>
          </table:table-cell>
          <table:table-cell table:number-columns-repeated="3"/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date" office:date-value="2014-09-05" calcext:value-type="date">
            <text:p>5.09.2014</text:p>
          </table:table-cell>
          <table:table-cell table:number-columns-repeated="3"/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date" office:date-value="2014-09-06" calcext:value-type="date">
            <text:p>6.09.2014</text:p>
          </table:table-cell>
          <table:table-cell table:number-columns-repeated="3"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date" office:date-value="2014-09-07" calcext:value-type="date">
            <text:p>7.09.2014</text:p>
          </table:table-cell>
          <table:table-cell table:number-columns-repeated="3"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date" office:date-value="2014-09-08" calcext:value-type="date">
            <text:p>8.09.2014</text:p>
          </table:table-cell>
          <table:table-cell table:number-columns-repeated="3"/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date" office:date-value="2014-09-09" calcext:value-type="date">
            <text:p>9.09.2014</text:p>
          </table:table-cell>
          <table:table-cell table:number-columns-repeated="3"/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date" office:date-value="2014-09-10" calcext:value-type="date">
            <text:p>10.09.2014</text:p>
          </table:table-cell>
          <table:table-cell table:number-columns-repeated="3"/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date" office:date-value="2014-09-11" calcext:value-type="date">
            <text:p>11.09.2014</text:p>
          </table:table-cell>
          <table:table-cell table:number-columns-repeated="3"/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date" office:date-value="2014-09-12" calcext:value-type="date">
            <text:p>12.09.2014</text:p>
          </table:table-cell>
          <table:table-cell table:number-columns-repeated="3"/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date" office:date-value="2014-09-13" calcext:value-type="date">
            <text:p>13.09.2014</text:p>
          </table:table-cell>
          <table:table-cell table:number-columns-repeated="3"/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date" office:date-value="2014-09-14" calcext:value-type="date">
            <text:p>14.09.2014</text:p>
          </table:table-cell>
          <table:table-cell table:number-columns-repeated="3"/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date" office:date-value="2014-09-15" calcext:value-type="date">
            <text:p>15.09.2014</text:p>
          </table:table-cell>
          <table:table-cell table:number-columns-repeated="3"/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date" office:date-value="2014-09-16" calcext:value-type="date">
            <text:p>16.09.2014</text:p>
          </table:table-cell>
          <table:table-cell table:number-columns-repeated="3"/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date" office:date-value="2014-09-17" calcext:value-type="date">
            <text:p>17.09.2014</text:p>
          </table:table-cell>
          <table:table-cell table:number-columns-repeated="3"/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date" office:date-value="2014-09-18" calcext:value-type="date">
            <text:p>18.09.2014</text:p>
          </table:table-cell>
          <table:table-cell table:number-columns-repeated="3"/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date" office:date-value="2014-09-19" calcext:value-type="date">
            <text:p>19.09.2014</text:p>
          </table:table-cell>
          <table:table-cell table:number-columns-repeated="3"/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date" office:date-value="2014-09-20" calcext:value-type="date">
            <text:p>20.09.2014</text:p>
          </table:table-cell>
          <table:table-cell table:number-columns-repeated="3"/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date" office:date-value="2014-09-21" calcext:value-type="date">
            <text:p>21.09.2014</text:p>
          </table:table-cell>
          <table:table-cell table:number-columns-repeated="3"/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date" office:date-value="2014-09-22" calcext:value-type="date">
            <text:p>22.09.2014</text:p>
          </table:table-cell>
          <table:table-cell table:number-columns-repeated="3"/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date" office:date-value="2014-09-23" calcext:value-type="date">
            <text:p>23.09.2014</text:p>
          </table:table-cell>
          <table:table-cell table:number-columns-repeated="3"/>
        </table:table-row>
        <table:table-row table:style-name="ro1">
          <table:table-cell office:value-type="float" office:value="4514" calcext:value-type="float">
            <text:p>4514</text:p>
          </table:table-cell>
          <table:table-cell office:value-type="date" office:date-value="2014-09-24" calcext:value-type="date">
            <text:p>24.09.2014</text:p>
          </table:table-cell>
          <table:table-cell table:number-columns-repeated="3"/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date" office:date-value="2014-09-25" calcext:value-type="date">
            <text:p>25.09.2014</text:p>
          </table:table-cell>
          <table:table-cell table:number-columns-repeated="3"/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date" office:date-value="2014-09-26" calcext:value-type="date">
            <text:p>26.09.2014</text:p>
          </table:table-cell>
          <table:table-cell table:number-columns-repeated="3"/>
        </table:table-row>
        <table:table-row table:style-name="ro1">
          <table:table-cell office:value-type="float" office:value="4546" calcext:value-type="float">
            <text:p>4546</text:p>
          </table:table-cell>
          <table:table-cell office:value-type="date" office:date-value="2014-09-27" calcext:value-type="date">
            <text:p>27.09.2014</text:p>
          </table:table-cell>
          <table:table-cell table:number-columns-repeated="3"/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date" office:date-value="2014-09-28" calcext:value-type="date">
            <text:p>28.09.2014</text:p>
          </table:table-cell>
          <table:table-cell table:number-columns-repeated="3"/>
        </table:table-row>
        <table:table-row table:style-name="ro1">
          <table:table-cell office:value-type="float" office:value="4452" calcext:value-type="float">
            <text:p>4452</text:p>
          </table:table-cell>
          <table:table-cell office:value-type="date" office:date-value="2014-09-29" calcext:value-type="date">
            <text:p>29.09.2014</text:p>
          </table:table-cell>
          <table:table-cell table:number-columns-repeated="3"/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date" office:date-value="2014-09-30" calcext:value-type="date">
            <text:p>30.09.2014</text:p>
          </table:table-cell>
          <table:table-cell table:number-columns-repeated="3"/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date" office:date-value="2014-10-01" calcext:value-type="date">
            <text:p>1.10.2014</text:p>
          </table:table-cell>
          <table:table-cell table:number-columns-repeated="3"/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date" office:date-value="2014-10-02" calcext:value-type="date">
            <text:p>2.10.2014</text:p>
          </table:table-cell>
          <table:table-cell table:number-columns-repeated="3"/>
        </table:table-row>
        <table:table-row table:style-name="ro1">
          <table:table-cell office:value-type="float" office:value="5179" calcext:value-type="float">
            <text:p>5179</text:p>
          </table:table-cell>
          <table:table-cell office:value-type="date" office:date-value="2014-10-03" calcext:value-type="date">
            <text:p>3.10.2014</text:p>
          </table:table-cell>
          <table:table-cell table:number-columns-repeated="3"/>
        </table:table-row>
        <table:table-row table:style-name="ro1">
          <table:table-cell office:value-type="float" office:value="4759" calcext:value-type="float">
            <text:p>4759</text:p>
          </table:table-cell>
          <table:table-cell office:value-type="date" office:date-value="2014-10-04" calcext:value-type="date">
            <text:p>4.10.2014</text:p>
          </table:table-cell>
          <table:table-cell table:number-columns-repeated="3"/>
        </table:table-row>
        <table:table-row table:style-name="ro1">
          <table:table-cell office:value-type="float" office:value="5884" calcext:value-type="float">
            <text:p>5884</text:p>
          </table:table-cell>
          <table:table-cell office:value-type="date" office:date-value="2014-10-05" calcext:value-type="date">
            <text:p>5.10.2014</text:p>
          </table:table-cell>
          <table:table-cell table:number-columns-repeated="3"/>
        </table:table-row>
        <table:table-row table:style-name="ro1">
          <table:table-cell office:value-type="float" office:value="5723" calcext:value-type="float">
            <text:p>5723</text:p>
          </table:table-cell>
          <table:table-cell office:value-type="date" office:date-value="2014-10-06" calcext:value-type="date">
            <text:p>6.10.2014</text:p>
          </table:table-cell>
          <table:table-cell table:number-columns-repeated="3"/>
        </table:table-row>
        <table:table-row table:style-name="ro1">
          <table:table-cell office:value-type="float" office:value="5594" calcext:value-type="float">
            <text:p>5594</text:p>
          </table:table-cell>
          <table:table-cell office:value-type="date" office:date-value="2014-10-07" calcext:value-type="date">
            <text:p>7.10.2014</text:p>
          </table:table-cell>
          <table:table-cell table:number-columns-repeated="3"/>
        </table:table-row>
        <table:table-row table:style-name="ro1">
          <table:table-cell office:value-type="float" office:value="4697" calcext:value-type="float">
            <text:p>4697</text:p>
          </table:table-cell>
          <table:table-cell office:value-type="date" office:date-value="2014-10-08" calcext:value-type="date">
            <text:p>8.10.2014</text:p>
          </table:table-cell>
          <table:table-cell table:number-columns-repeated="3"/>
        </table:table-row>
        <table:table-row table:style-name="ro1">
          <table:table-cell office:value-type="float" office:value="6588" calcext:value-type="float">
            <text:p>6588</text:p>
          </table:table-cell>
          <table:table-cell office:value-type="date" office:date-value="2014-10-09" calcext:value-type="date">
            <text:p>9.10.2014</text:p>
          </table:table-cell>
          <table:table-cell table:number-columns-repeated="3"/>
        </table:table-row>
        <table:table-row table:style-name="ro1">
          <table:table-cell office:value-type="float" office:value="5118" calcext:value-type="float">
            <text:p>5118</text:p>
          </table:table-cell>
          <table:table-cell office:value-type="date" office:date-value="2014-10-10" calcext:value-type="date">
            <text:p>10.10.2014</text:p>
          </table:table-cell>
          <table:table-cell table:number-columns-repeated="3"/>
        </table:table-row>
        <table:table-row table:style-name="ro1">
          <table:table-cell office:value-type="float" office:value="5193" calcext:value-type="float">
            <text:p>5193</text:p>
          </table:table-cell>
          <table:table-cell office:value-type="date" office:date-value="2014-10-11" calcext:value-type="date">
            <text:p>11.10.2014</text:p>
          </table:table-cell>
          <table:table-cell table:number-columns-repeated="3"/>
        </table:table-row>
        <table:table-row table:style-name="ro1">
          <table:table-cell office:value-type="float" office:value="6667" calcext:value-type="float">
            <text:p>6667</text:p>
          </table:table-cell>
          <table:table-cell office:value-type="date" office:date-value="2014-10-12" calcext:value-type="date">
            <text:p>12.10.2014</text:p>
          </table:table-cell>
          <table:table-cell table:number-columns-repeated="3"/>
        </table:table-row>
        <table:table-row table:style-name="ro1">
          <table:table-cell office:value-type="float" office:value="5431" calcext:value-type="float">
            <text:p>5431</text:p>
          </table:table-cell>
          <table:table-cell office:value-type="date" office:date-value="2014-10-13" calcext:value-type="date">
            <text:p>13.10.2014</text:p>
          </table:table-cell>
          <table:table-cell table:number-columns-repeated="3"/>
        </table:table-row>
        <table:table-row table:style-name="ro1">
          <table:table-cell office:value-type="float" office:value="7199" calcext:value-type="float">
            <text:p>7199</text:p>
          </table:table-cell>
          <table:table-cell office:value-type="date" office:date-value="2014-10-14" calcext:value-type="date">
            <text:p>14.10.2014</text:p>
          </table:table-cell>
          <table:table-cell table:number-columns-repeated="3"/>
        </table:table-row>
        <table:table-row table:style-name="ro1">
          <table:table-cell office:value-type="float" office:value="6927" calcext:value-type="float">
            <text:p>6927</text:p>
          </table:table-cell>
          <table:table-cell office:value-type="date" office:date-value="2014-10-15" calcext:value-type="date">
            <text:p>15.10.2014</text:p>
          </table:table-cell>
          <table:table-cell table:number-columns-repeated="3"/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date" office:date-value="2014-10-16" calcext:value-type="date">
            <text:p>16.10.2014</text:p>
          </table:table-cell>
          <table:table-cell table:number-columns-repeated="3"/>
        </table:table-row>
        <table:table-row table:style-name="ro1">
          <table:table-cell office:value-type="float" office:value="6584" calcext:value-type="float">
            <text:p>6584</text:p>
          </table:table-cell>
          <table:table-cell office:value-type="date" office:date-value="2014-10-17" calcext:value-type="date">
            <text:p>17.10.2014</text:p>
          </table:table-cell>
          <table:table-cell table:number-columns-repeated="3"/>
        </table:table-row>
        <table:table-row table:style-name="ro1">
          <table:table-cell office:value-type="float" office:value="6111" calcext:value-type="float">
            <text:p>6111</text:p>
          </table:table-cell>
          <table:table-cell office:value-type="date" office:date-value="2014-10-18" calcext:value-type="date">
            <text:p>18.10.2014</text:p>
          </table:table-cell>
          <table:table-cell table:number-columns-repeated="3"/>
        </table:table-row>
        <table:table-row table:style-name="ro1">
          <table:table-cell office:value-type="float" office:value="6373" calcext:value-type="float">
            <text:p>6373</text:p>
          </table:table-cell>
          <table:table-cell office:value-type="date" office:date-value="2014-10-19" calcext:value-type="date">
            <text:p>19.10.2014</text:p>
          </table:table-cell>
          <table:table-cell table:number-columns-repeated="3"/>
        </table:table-row>
        <table:table-row table:style-name="ro1">
          <table:table-cell office:value-type="float" office:value="6920" calcext:value-type="float">
            <text:p>6920</text:p>
          </table:table-cell>
          <table:table-cell office:value-type="date" office:date-value="2014-10-20" calcext:value-type="date">
            <text:p>20.10.2014</text:p>
          </table:table-cell>
          <table:table-cell table:number-columns-repeated="3"/>
        </table:table-row>
        <table:table-row table:style-name="ro1">
          <table:table-cell office:value-type="float" office:value="7980" calcext:value-type="float">
            <text:p>7980</text:p>
          </table:table-cell>
          <table:table-cell office:value-type="date" office:date-value="2014-10-21" calcext:value-type="date">
            <text:p>21.10.2014</text:p>
          </table:table-cell>
          <table:table-cell table:number-columns-repeated="3"/>
        </table:table-row>
        <table:table-row table:style-name="ro1">
          <table:table-cell office:value-type="float" office:value="8419" calcext:value-type="float">
            <text:p>8419</text:p>
          </table:table-cell>
          <table:table-cell office:value-type="date" office:date-value="2014-10-22" calcext:value-type="date">
            <text:p>22.10.2014</text:p>
          </table:table-cell>
          <table:table-cell table:number-columns-repeated="3"/>
        </table:table-row>
        <table:table-row table:style-name="ro1">
          <table:table-cell office:value-type="float" office:value="8155" calcext:value-type="float">
            <text:p>8155</text:p>
          </table:table-cell>
          <table:table-cell office:value-type="date" office:date-value="2014-10-23" calcext:value-type="date">
            <text:p>23.10.2014</text:p>
          </table:table-cell>
          <table:table-cell table:number-columns-repeated="3"/>
        </table:table-row>
        <table:table-row table:style-name="ro1">
          <table:table-cell office:value-type="float" office:value="6860" calcext:value-type="float">
            <text:p>6860</text:p>
          </table:table-cell>
          <table:table-cell office:value-type="date" office:date-value="2014-10-24" calcext:value-type="date">
            <text:p>24.10.2014</text:p>
          </table:table-cell>
          <table:table-cell table:number-columns-repeated="3"/>
        </table:table-row>
        <table:table-row table:style-name="ro1">
          <table:table-cell office:value-type="float" office:value="6185" calcext:value-type="float">
            <text:p>6185</text:p>
          </table:table-cell>
          <table:table-cell office:value-type="date" office:date-value="2014-10-25" calcext:value-type="date">
            <text:p>25.10.2014</text:p>
          </table:table-cell>
          <table:table-cell table:number-columns-repeated="3"/>
        </table:table-row>
        <table:table-row table:style-name="ro1">
          <table:table-cell office:value-type="float" office:value="7315" calcext:value-type="float">
            <text:p>7315</text:p>
          </table:table-cell>
          <table:table-cell office:value-type="date" office:date-value="2014-10-26" calcext:value-type="date">
            <text:p>26.10.2014</text:p>
          </table:table-cell>
          <table:table-cell table:number-columns-repeated="3"/>
        </table:table-row>
        <table:table-row table:style-name="ro1">
          <table:table-cell office:value-type="float" office:value="8418" calcext:value-type="float">
            <text:p>8418</text:p>
          </table:table-cell>
          <table:table-cell office:value-type="date" office:date-value="2014-10-27" calcext:value-type="date">
            <text:p>27.10.2014</text:p>
          </table:table-cell>
          <table:table-cell table:number-columns-repeated="3"/>
        </table:table-row>
        <table:table-row table:style-name="ro1">
          <table:table-cell office:value-type="float" office:value="7092" calcext:value-type="float">
            <text:p>7092</text:p>
          </table:table-cell>
          <table:table-cell office:value-type="date" office:date-value="2014-10-28" calcext:value-type="date">
            <text:p>28.10.2014</text:p>
          </table:table-cell>
          <table:table-cell table:number-columns-repeated="3"/>
        </table:table-row>
        <table:table-row table:style-name="ro1">
          <table:table-cell office:value-type="float" office:value="7755" calcext:value-type="float">
            <text:p>7755</text:p>
          </table:table-cell>
          <table:table-cell office:value-type="date" office:date-value="2014-10-29" calcext:value-type="date">
            <text:p>29.10.2014</text:p>
          </table:table-cell>
          <table:table-cell table:number-columns-repeated="3"/>
        </table:table-row>
        <table:table-row table:style-name="ro1">
          <table:table-cell office:value-type="float" office:value="7852" calcext:value-type="float">
            <text:p>7852</text:p>
          </table:table-cell>
          <table:table-cell office:value-type="date" office:date-value="2014-10-30" calcext:value-type="date">
            <text:p>30.10.2014</text:p>
          </table:table-cell>
          <table:table-cell table:number-columns-repeated="3"/>
        </table:table-row>
        <table:table-row table:style-name="ro1">
          <table:table-cell office:value-type="float" office:value="7330" calcext:value-type="float">
            <text:p>7330</text:p>
          </table:table-cell>
          <table:table-cell office:value-type="date" office:date-value="2014-10-31" calcext:value-type="date">
            <text:p>31.10.2014</text:p>
          </table:table-cell>
          <table:table-cell table:number-columns-repeated="3"/>
        </table:table-row>
        <table:table-row table:style-name="ro1">
          <table:table-cell office:value-type="float" office:value="7251" calcext:value-type="float">
            <text:p>7251</text:p>
          </table:table-cell>
          <table:table-cell office:value-type="date" office:date-value="2014-11-01" calcext:value-type="date">
            <text:p>1.11.2014</text:p>
          </table:table-cell>
          <table:table-cell table:number-columns-repeated="3"/>
        </table:table-row>
        <table:table-row table:style-name="ro1">
          <table:table-cell office:value-type="float" office:value="7782" calcext:value-type="float">
            <text:p>7782</text:p>
          </table:table-cell>
          <table:table-cell office:value-type="date" office:date-value="2014-11-02" calcext:value-type="date">
            <text:p>2.11.2014</text:p>
          </table:table-cell>
          <table:table-cell table:number-columns-repeated="3"/>
        </table:table-row>
        <table:table-row table:style-name="ro1">
          <table:table-cell office:value-type="float" office:value="8303" calcext:value-type="float">
            <text:p>8303</text:p>
          </table:table-cell>
          <table:table-cell office:value-type="date" office:date-value="2014-11-03" calcext:value-type="date">
            <text:p>3.11.2014</text:p>
          </table:table-cell>
          <table:table-cell table:number-columns-repeated="3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date" office:date-value="2014-11-04" calcext:value-type="date">
            <text:p>4.11.2014</text:p>
          </table:table-cell>
          <table:table-cell table:number-columns-repeated="3"/>
        </table:table-row>
        <table:table-row table:style-name="ro1">
          <table:table-cell office:value-type="float" office:value="7784" calcext:value-type="float">
            <text:p>7784</text:p>
          </table:table-cell>
          <table:table-cell office:value-type="date" office:date-value="2014-11-05" calcext:value-type="date">
            <text:p>5.11.2014</text:p>
          </table:table-cell>
          <table:table-cell table:number-columns-repeated="3"/>
        </table:table-row>
        <table:table-row table:style-name="ro1">
          <table:table-cell office:value-type="float" office:value="8061" calcext:value-type="float">
            <text:p>8061</text:p>
          </table:table-cell>
          <table:table-cell office:value-type="date" office:date-value="2014-11-06" calcext:value-type="date">
            <text:p>6.11.2014</text:p>
          </table:table-cell>
          <table:table-cell table:number-columns-repeated="3"/>
        </table:table-row>
        <table:table-row table:style-name="ro1">
          <table:table-cell office:value-type="float" office:value="7508" calcext:value-type="float">
            <text:p>7508</text:p>
          </table:table-cell>
          <table:table-cell office:value-type="date" office:date-value="2014-11-07" calcext:value-type="date">
            <text:p>7.11.2014</text:p>
          </table:table-cell>
          <table:table-cell table:number-columns-repeated="3"/>
        </table:table-row>
        <table:table-row table:style-name="ro1">
          <table:table-cell office:value-type="float" office:value="7931" calcext:value-type="float">
            <text:p>7931</text:p>
          </table:table-cell>
          <table:table-cell office:value-type="date" office:date-value="2014-11-08" calcext:value-type="date">
            <text:p>8.11.2014</text:p>
          </table:table-cell>
          <table:table-cell table:number-columns-repeated="3"/>
        </table:table-row>
        <table:table-row table:style-name="ro1">
          <table:table-cell office:value-type="float" office:value="7375" calcext:value-type="float">
            <text:p>7375</text:p>
          </table:table-cell>
          <table:table-cell office:value-type="date" office:date-value="2014-11-09" calcext:value-type="date">
            <text:p>9.11.2014</text:p>
          </table:table-cell>
          <table:table-cell table:number-columns-repeated="3"/>
        </table:table-row>
        <table:table-row table:style-name="ro1">
          <table:table-cell office:value-type="float" office:value="7594" calcext:value-type="float">
            <text:p>7594</text:p>
          </table:table-cell>
          <table:table-cell office:value-type="date" office:date-value="2014-11-10" calcext:value-type="date">
            <text:p>10.11.2014</text:p>
          </table:table-cell>
          <table:table-cell table:number-columns-repeated="3"/>
        </table:table-row>
        <table:table-row table:style-name="ro1">
          <table:table-cell office:value-type="float" office:value="8901" calcext:value-type="float">
            <text:p>8901</text:p>
          </table:table-cell>
          <table:table-cell office:value-type="date" office:date-value="2014-11-11" calcext:value-type="date">
            <text:p>11.11.2014</text:p>
          </table:table-cell>
          <table:table-cell table:number-columns-repeated="3"/>
        </table:table-row>
        <table:table-row table:style-name="ro1">
          <table:table-cell office:value-type="float" office:value="7704" calcext:value-type="float">
            <text:p>7704</text:p>
          </table:table-cell>
          <table:table-cell office:value-type="date" office:date-value="2014-11-12" calcext:value-type="date">
            <text:p>12.11.2014</text:p>
          </table:table-cell>
          <table:table-cell table:number-columns-repeated="3"/>
        </table:table-row>
        <table:table-row table:style-name="ro1">
          <table:table-cell office:value-type="float" office:value="6979" calcext:value-type="float">
            <text:p>6979</text:p>
          </table:table-cell>
          <table:table-cell office:value-type="date" office:date-value="2014-11-13" calcext:value-type="date">
            <text:p>13.11.2014</text:p>
          </table:table-cell>
          <table:table-cell table:number-columns-repeated="3"/>
        </table:table-row>
        <table:table-row table:style-name="ro1">
          <table:table-cell office:value-type="float" office:value="8920" calcext:value-type="float">
            <text:p>8920</text:p>
          </table:table-cell>
          <table:table-cell office:value-type="date" office:date-value="2014-11-14" calcext:value-type="date">
            <text:p>14.11.2014</text:p>
          </table:table-cell>
          <table:table-cell table:number-columns-repeated="3"/>
        </table:table-row>
        <table:table-row table:style-name="ro1">
          <table:table-cell office:value-type="float" office:value="7006" calcext:value-type="float">
            <text:p>7006</text:p>
          </table:table-cell>
          <table:table-cell office:value-type="date" office:date-value="2014-11-15" calcext:value-type="date">
            <text:p>15.11.2014</text:p>
          </table:table-cell>
          <table:table-cell table:number-columns-repeated="3"/>
        </table:table-row>
        <table:table-row table:style-name="ro1">
          <table:table-cell office:value-type="float" office:value="6453" calcext:value-type="float">
            <text:p>6453</text:p>
          </table:table-cell>
          <table:table-cell office:value-type="date" office:date-value="2014-11-16" calcext:value-type="date">
            <text:p>16.11.2014</text:p>
          </table:table-cell>
          <table:table-cell table:number-columns-repeated="3"/>
        </table:table-row>
        <table:table-row table:style-name="ro1">
          <table:table-cell office:value-type="float" office:value="6558" calcext:value-type="float">
            <text:p>6558</text:p>
          </table:table-cell>
          <table:table-cell office:value-type="date" office:date-value="2014-11-17" calcext:value-type="date">
            <text:p>17.11.2014</text:p>
          </table:table-cell>
          <table:table-cell table:number-columns-repeated="3"/>
        </table:table-row>
        <table:table-row table:style-name="ro1">
          <table:table-cell office:value-type="float" office:value="7227" calcext:value-type="float">
            <text:p>7227</text:p>
          </table:table-cell>
          <table:table-cell office:value-type="date" office:date-value="2014-11-18" calcext:value-type="date">
            <text:p>18.11.2014</text:p>
          </table:table-cell>
          <table:table-cell table:number-columns-repeated="3"/>
        </table:table-row>
        <table:table-row table:style-name="ro1">
          <table:table-cell office:value-type="float" office:value="6735" calcext:value-type="float">
            <text:p>6735</text:p>
          </table:table-cell>
          <table:table-cell office:value-type="date" office:date-value="2014-11-19" calcext:value-type="date">
            <text:p>19.11.2014</text:p>
          </table:table-cell>
          <table:table-cell table:number-columns-repeated="3"/>
        </table:table-row>
        <table:table-row table:style-name="ro1">
          <table:table-cell office:value-type="float" office:value="8024" calcext:value-type="float">
            <text:p>8024</text:p>
          </table:table-cell>
          <table:table-cell office:value-type="date" office:date-value="2014-11-20" calcext:value-type="date">
            <text:p>20.11.2014</text:p>
          </table:table-cell>
          <table:table-cell table:number-columns-repeated="3"/>
        </table:table-row>
        <table:table-row table:style-name="ro1">
          <table:table-cell office:value-type="float" office:value="7289" calcext:value-type="float">
            <text:p>7289</text:p>
          </table:table-cell>
          <table:table-cell office:value-type="date" office:date-value="2014-11-21" calcext:value-type="date">
            <text:p>21.11.2014</text:p>
          </table:table-cell>
          <table:table-cell table:number-columns-repeated="3"/>
        </table:table-row>
        <table:table-row table:style-name="ro1">
          <table:table-cell office:value-type="float" office:value="7104" calcext:value-type="float">
            <text:p>7104</text:p>
          </table:table-cell>
          <table:table-cell office:value-type="date" office:date-value="2014-11-22" calcext:value-type="date">
            <text:p>22.11.2014</text:p>
          </table:table-cell>
          <table:table-cell table:number-columns-repeated="3"/>
        </table:table-row>
        <table:table-row table:style-name="ro1">
          <table:table-cell office:value-type="float" office:value="7711" calcext:value-type="float">
            <text:p>7711</text:p>
          </table:table-cell>
          <table:table-cell office:value-type="date" office:date-value="2014-11-23" calcext:value-type="date">
            <text:p>23.11.2014</text:p>
          </table:table-cell>
          <table:table-cell table:number-columns-repeated="3"/>
        </table:table-row>
        <table:table-row table:style-name="ro1">
          <table:table-cell office:value-type="float" office:value="6395" calcext:value-type="float">
            <text:p>6395</text:p>
          </table:table-cell>
          <table:table-cell office:value-type="date" office:date-value="2014-11-24" calcext:value-type="date">
            <text:p>24.11.2014</text:p>
          </table:table-cell>
          <table:table-cell table:number-columns-repeated="3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date" office:date-value="2014-11-25" calcext:value-type="date">
            <text:p>25.11.2014</text:p>
          </table:table-cell>
          <table:table-cell table:number-columns-repeated="3"/>
        </table:table-row>
        <table:table-row table:style-name="ro1">
          <table:table-cell office:value-type="float" office:value="6318" calcext:value-type="float">
            <text:p>6318</text:p>
          </table:table-cell>
          <table:table-cell office:value-type="date" office:date-value="2014-11-26" calcext:value-type="date">
            <text:p>26.11.2014</text:p>
          </table:table-cell>
          <table:table-cell table:number-columns-repeated="3"/>
        </table:table-row>
        <table:table-row table:style-name="ro1">
          <table:table-cell office:value-type="float" office:value="5763" calcext:value-type="float">
            <text:p>5763</text:p>
          </table:table-cell>
          <table:table-cell office:value-type="date" office:date-value="2014-11-27" calcext:value-type="date">
            <text:p>27.11.2014</text:p>
          </table:table-cell>
          <table:table-cell table:number-columns-repeated="3"/>
        </table:table-row>
        <table:table-row table:style-name="ro1">
          <table:table-cell office:value-type="float" office:value="6866" calcext:value-type="float">
            <text:p>6866</text:p>
          </table:table-cell>
          <table:table-cell office:value-type="date" office:date-value="2014-11-28" calcext:value-type="date">
            <text:p>28.11.2014</text:p>
          </table:table-cell>
          <table:table-cell table:number-columns-repeated="3"/>
        </table:table-row>
        <table:table-row table:style-name="ro1">
          <table:table-cell office:value-type="float" office:value="7289" calcext:value-type="float">
            <text:p>7289</text:p>
          </table:table-cell>
          <table:table-cell office:value-type="date" office:date-value="2014-11-29" calcext:value-type="date">
            <text:p>29.11.2014</text:p>
          </table:table-cell>
          <table:table-cell table:number-columns-repeated="3"/>
        </table:table-row>
        <table:table-row table:style-name="ro1">
          <table:table-cell office:value-type="float" office:value="5659" calcext:value-type="float">
            <text:p>5659</text:p>
          </table:table-cell>
          <table:table-cell office:value-type="date" office:date-value="2014-11-30" calcext:value-type="date">
            <text:p>30.11.2014</text:p>
          </table:table-cell>
          <table:table-cell table:number-columns-repeated="3"/>
        </table:table-row>
        <table:table-row table:style-name="ro1">
          <table:table-cell office:value-type="float" office:value="6894" calcext:value-type="float">
            <text:p>6894</text:p>
          </table:table-cell>
          <table:table-cell office:value-type="date" office:date-value="2014-12-01" calcext:value-type="date">
            <text:p>1.12.2014</text:p>
          </table:table-cell>
          <table:table-cell table:number-columns-repeated="3"/>
        </table:table-row>
        <table:table-row table:style-name="ro1">
          <table:table-cell office:value-type="float" office:value="7030" calcext:value-type="float">
            <text:p>7030</text:p>
          </table:table-cell>
          <table:table-cell office:value-type="date" office:date-value="2014-12-02" calcext:value-type="date">
            <text:p>2.12.2014</text:p>
          </table:table-cell>
          <table:table-cell table:number-columns-repeated="3"/>
        </table:table-row>
        <table:table-row table:style-name="ro1">
          <table:table-cell office:value-type="float" office:value="7144" calcext:value-type="float">
            <text:p>7144</text:p>
          </table:table-cell>
          <table:table-cell office:value-type="date" office:date-value="2014-12-03" calcext:value-type="date">
            <text:p>3.12.2014</text:p>
          </table:table-cell>
          <table:table-cell table:number-columns-repeated="3"/>
        </table:table-row>
        <table:table-row table:style-name="ro1">
          <table:table-cell office:value-type="float" office:value="5680" calcext:value-type="float">
            <text:p>5680</text:p>
          </table:table-cell>
          <table:table-cell office:value-type="date" office:date-value="2014-12-04" calcext:value-type="date">
            <text:p>4.12.2014</text:p>
          </table:table-cell>
          <table:table-cell table:number-columns-repeated="3"/>
        </table:table-row>
        <table:table-row table:style-name="ro1">
          <table:table-cell office:value-type="float" office:value="6815" calcext:value-type="float">
            <text:p>6815</text:p>
          </table:table-cell>
          <table:table-cell office:value-type="date" office:date-value="2014-12-05" calcext:value-type="date">
            <text:p>5.12.2014</text:p>
          </table:table-cell>
          <table:table-cell table:number-columns-repeated="3"/>
        </table:table-row>
        <table:table-row table:style-name="ro1">
          <table:table-cell office:value-type="float" office:value="6642" calcext:value-type="float">
            <text:p>6642</text:p>
          </table:table-cell>
          <table:table-cell office:value-type="date" office:date-value="2014-12-06" calcext:value-type="date">
            <text:p>6.12.2014</text:p>
          </table:table-cell>
          <table:table-cell table:number-columns-repeated="3"/>
        </table:table-row>
        <table:table-row table:style-name="ro1">
          <table:table-cell office:value-type="float" office:value="6405" calcext:value-type="float">
            <text:p>6405</text:p>
          </table:table-cell>
          <table:table-cell office:value-type="date" office:date-value="2014-12-07" calcext:value-type="date">
            <text:p>7.12.2014</text:p>
          </table:table-cell>
          <table:table-cell table:number-columns-repeated="3"/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date" office:date-value="2014-12-08" calcext:value-type="date">
            <text:p>8.12.2014</text:p>
          </table:table-cell>
          <table:table-cell table:number-columns-repeated="3"/>
        </table:table-row>
        <table:table-row table:style-name="ro1">
          <table:table-cell office:value-type="float" office:value="6557" calcext:value-type="float">
            <text:p>6557</text:p>
          </table:table-cell>
          <table:table-cell office:value-type="date" office:date-value="2014-12-09" calcext:value-type="date">
            <text:p>9.12.2014</text:p>
          </table:table-cell>
          <table:table-cell table:number-columns-repeated="3"/>
        </table:table-row>
        <table:table-row table:style-name="ro1">
          <table:table-cell office:value-type="float" office:value="6592" calcext:value-type="float">
            <text:p>6592</text:p>
          </table:table-cell>
          <table:table-cell office:value-type="date" office:date-value="2014-12-10" calcext:value-type="date">
            <text:p>10.12.2014</text:p>
          </table:table-cell>
          <table:table-cell table:number-columns-repeated="3"/>
        </table:table-row>
        <table:table-row table:style-name="ro1">
          <table:table-cell office:value-type="float" office:value="6799" calcext:value-type="float">
            <text:p>6799</text:p>
          </table:table-cell>
          <table:table-cell office:value-type="date" office:date-value="2014-12-11" calcext:value-type="date">
            <text:p>11.12.2014</text:p>
          </table:table-cell>
          <table:table-cell table:number-columns-repeated="3"/>
        </table:table-row>
        <table:table-row table:style-name="ro1">
          <table:table-cell office:value-type="float" office:value="6480" calcext:value-type="float">
            <text:p>6480</text:p>
          </table:table-cell>
          <table:table-cell office:value-type="date" office:date-value="2014-12-12" calcext:value-type="date">
            <text:p>12.12.2014</text:p>
          </table:table-cell>
          <table:table-cell table:number-columns-repeated="3"/>
        </table:table-row>
        <table:table-row table:style-name="ro1">
          <table:table-cell office:value-type="float" office:value="5827" calcext:value-type="float">
            <text:p>5827</text:p>
          </table:table-cell>
          <table:table-cell office:value-type="date" office:date-value="2014-12-13" calcext:value-type="date">
            <text:p>13.12.2014</text:p>
          </table:table-cell>
          <table:table-cell table:number-columns-repeated="3"/>
        </table:table-row>
        <table:table-row table:style-name="ro1">
          <table:table-cell office:value-type="float" office:value="4502" calcext:value-type="float">
            <text:p>4502</text:p>
          </table:table-cell>
          <table:table-cell office:value-type="date" office:date-value="2014-12-14" calcext:value-type="date">
            <text:p>14.12.2014</text:p>
          </table:table-cell>
          <table:table-cell table:number-columns-repeated="3"/>
        </table:table-row>
        <table:table-row table:style-name="ro1">
          <table:table-cell office:value-type="float" office:value="4925" calcext:value-type="float">
            <text:p>4925</text:p>
          </table:table-cell>
          <table:table-cell office:value-type="date" office:date-value="2014-12-15" calcext:value-type="date">
            <text:p>15.12.2014</text:p>
          </table:table-cell>
          <table:table-cell table:number-columns-repeated="3"/>
        </table:table-row>
        <table:table-row table:style-name="ro1">
          <table:table-cell office:value-type="float" office:value="5581" calcext:value-type="float">
            <text:p>5581</text:p>
          </table:table-cell>
          <table:table-cell office:value-type="date" office:date-value="2014-12-16" calcext:value-type="date">
            <text:p>16.12.2014</text:p>
          </table:table-cell>
          <table:table-cell table:number-columns-repeated="3"/>
        </table:table-row>
        <table:table-row table:style-name="ro1">
          <table:table-cell office:value-type="float" office:value="4183" calcext:value-type="float">
            <text:p>4183</text:p>
          </table:table-cell>
          <table:table-cell office:value-type="date" office:date-value="2014-12-17" calcext:value-type="date">
            <text:p>17.12.2014</text:p>
          </table:table-cell>
          <table:table-cell table:number-columns-repeated="3"/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date" office:date-value="2014-12-18" calcext:value-type="date">
            <text:p>18.12.2014</text:p>
          </table:table-cell>
          <table:table-cell table:number-columns-repeated="3"/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date" office:date-value="2014-12-19" calcext:value-type="date">
            <text:p>19.12.2014</text:p>
          </table:table-cell>
          <table:table-cell table:number-columns-repeated="3"/>
        </table:table-row>
        <table:table-row table:style-name="ro1">
          <table:table-cell office:value-type="float" office:value="3836" calcext:value-type="float">
            <text:p>3836</text:p>
          </table:table-cell>
          <table:table-cell office:value-type="date" office:date-value="2014-12-20" calcext:value-type="date">
            <text:p>20.12.2014</text:p>
          </table:table-cell>
          <table:table-cell table:number-columns-repeated="3"/>
        </table:table-row>
        <table:table-row table:style-name="ro1">
          <table:table-cell office:value-type="float" office:value="4388" calcext:value-type="float">
            <text:p>4388</text:p>
          </table:table-cell>
          <table:table-cell office:value-type="date" office:date-value="2014-12-21" calcext:value-type="date">
            <text:p>21.12.2014</text:p>
          </table:table-cell>
          <table:table-cell table:number-columns-repeated="3"/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date" office:date-value="2014-12-22" calcext:value-type="date">
            <text:p>22.12.2014</text:p>
          </table:table-cell>
          <table:table-cell table:number-columns-repeated="3"/>
        </table:table-row>
        <table:table-row table:style-name="ro1">
          <table:table-cell office:value-type="float" office:value="4691" calcext:value-type="float">
            <text:p>4691</text:p>
          </table:table-cell>
          <table:table-cell office:value-type="date" office:date-value="2014-12-23" calcext:value-type="date">
            <text:p>23.12.2014</text:p>
          </table:table-cell>
          <table:table-cell table:number-columns-repeated="3"/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date" office:date-value="2014-12-24" calcext:value-type="date">
            <text:p>24.12.2014</text:p>
          </table:table-cell>
          <table:table-cell table:number-columns-repeated="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date" office:date-value="2014-12-25" calcext:value-type="date">
            <text:p>25.12.2014</text:p>
          </table:table-cell>
          <table:table-cell table:number-columns-repeated="3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date" office:date-value="2014-12-26" calcext:value-type="date">
            <text:p>26.12.2014</text:p>
          </table:table-cell>
          <table:table-cell table:number-columns-repeated="3"/>
        </table:table-row>
        <table:table-row table:style-name="ro1">
          <table:table-cell office:value-type="float" office:value="4385" calcext:value-type="float">
            <text:p>4385</text:p>
          </table:table-cell>
          <table:table-cell office:value-type="date" office:date-value="2014-12-27" calcext:value-type="date">
            <text:p>27.12.2014</text:p>
          </table:table-cell>
          <table:table-cell table:number-columns-repeated="3"/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date" office:date-value="2014-12-28" calcext:value-type="date">
            <text:p>28.12.2014</text:p>
          </table:table-cell>
          <table:table-cell table:number-columns-repeated="3"/>
        </table:table-row>
        <table:table-row table:style-name="ro1">
          <table:table-cell office:value-type="float" office:value="4602" calcext:value-type="float">
            <text:p>4602</text:p>
          </table:table-cell>
          <table:table-cell office:value-type="date" office:date-value="2014-12-29" calcext:value-type="date">
            <text:p>29.12.2014</text:p>
          </table:table-cell>
          <table:table-cell table:number-columns-repeated="3"/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date" office:date-value="2014-12-30" calcext:value-type="date">
            <text:p>30.12.2014</text:p>
          </table:table-cell>
          <table:table-cell table:number-columns-repeated="3"/>
        </table:table-row>
        <table:table-row table:style-name="ro1">
          <table:table-cell office:value-type="float" office:value="4706" calcext:value-type="float">
            <text:p>4706</text:p>
          </table:table-cell>
          <table:table-cell office:value-type="date" office:date-value="2014-12-31" calcext:value-type="date">
            <text:p>31.12.2014</text:p>
          </table:table-cell>
          <table:table-cell table:number-columns-repeated="3"/>
        </table:table-row>
        <table:table-row table:style-name="ro1">
          <table:table-cell office:value-type="float" office:value="4947" calcext:value-type="float">
            <text:p>4947</text:p>
          </table:table-cell>
          <table:table-cell office:value-type="date" office:date-value="2015-01-01" calcext:value-type="date">
            <text:p>1.01.2015</text:p>
          </table:table-cell>
          <table:table-cell table:number-columns-repeated="3"/>
        </table:table-row>
        <table:table-row table:style-name="ro1">
          <table:table-cell office:value-type="float" office:value="5257" calcext:value-type="float">
            <text:p>5257</text:p>
          </table:table-cell>
          <table:table-cell office:value-type="date" office:date-value="2015-01-02" calcext:value-type="date">
            <text:p>2.01.2015</text:p>
          </table:table-cell>
          <table:table-cell table:number-columns-repeated="3"/>
        </table:table-row>
        <table:table-row table:style-name="ro1">
          <table:table-cell office:value-type="float" office:value="5075" calcext:value-type="float">
            <text:p>5075</text:p>
          </table:table-cell>
          <table:table-cell office:value-type="date" office:date-value="2015-01-03" calcext:value-type="date">
            <text:p>3.01.2015</text:p>
          </table:table-cell>
          <table:table-cell table:number-columns-repeated="3"/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date" office:date-value="2015-01-04" calcext:value-type="date">
            <text:p>4.01.2015</text:p>
          </table:table-cell>
          <table:table-cell table:number-columns-repeated="3"/>
        </table:table-row>
        <table:table-row table:style-name="ro1">
          <table:table-cell office:value-type="float" office:value="4814" calcext:value-type="float">
            <text:p>4814</text:p>
          </table:table-cell>
          <table:table-cell office:value-type="date" office:date-value="2015-01-05" calcext:value-type="date">
            <text:p>5.01.2015</text:p>
          </table:table-cell>
          <table:table-cell table:number-columns-repeated="3"/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date" office:date-value="2015-01-06" calcext:value-type="date">
            <text:p>6.01.2015</text:p>
          </table:table-cell>
          <table:table-cell table:number-columns-repeated="3"/>
        </table:table-row>
        <table:table-row table:style-name="ro1">
          <table:table-cell office:value-type="float" office:value="5022" calcext:value-type="float">
            <text:p>5022</text:p>
          </table:table-cell>
          <table:table-cell office:value-type="date" office:date-value="2015-01-07" calcext:value-type="date">
            <text:p>7.01.2015</text:p>
          </table:table-cell>
          <table:table-cell table:number-columns-repeated="3"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date" office:date-value="2015-01-08" calcext:value-type="date">
            <text:p>8.01.2015</text:p>
          </table:table-cell>
          <table:table-cell table:number-columns-repeated="3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date" office:date-value="2015-01-09" calcext:value-type="date">
            <text:p>9.01.2015</text:p>
          </table:table-cell>
          <table:table-cell table:number-columns-repeated="3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date" office:date-value="2015-01-10" calcext:value-type="date">
            <text:p>10.01.2015</text:p>
          </table:table-cell>
          <table:table-cell table:number-columns-repeated="3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date" office:date-value="2015-01-11" calcext:value-type="date">
            <text:p>11.01.2015</text:p>
          </table:table-cell>
          <table:table-cell table:number-columns-repeated="3"/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date" office:date-value="2015-01-12" calcext:value-type="date">
            <text:p>12.01.2015</text:p>
          </table:table-cell>
          <table:table-cell table:number-columns-repeated="3"/>
        </table:table-row>
        <table:table-row table:style-name="ro1">
          <table:table-cell office:value-type="float" office:value="4643" calcext:value-type="float">
            <text:p>4643</text:p>
          </table:table-cell>
          <table:table-cell office:value-type="date" office:date-value="2015-01-13" calcext:value-type="date">
            <text:p>13.01.2015</text:p>
          </table:table-cell>
          <table:table-cell table:number-columns-repeated="3"/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date" office:date-value="2015-01-14" calcext:value-type="date">
            <text:p>14.01.2015</text:p>
          </table:table-cell>
          <table:table-cell table:number-columns-repeated="3"/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date" office:date-value="2015-01-15" calcext:value-type="date">
            <text:p>15.01.2015</text:p>
          </table:table-cell>
          <table:table-cell table:number-columns-repeated="3"/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date" office:date-value="2015-01-16" calcext:value-type="date">
            <text:p>16.01.2015</text:p>
          </table:table-cell>
          <table:table-cell table:number-columns-repeated="3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date" office:date-value="2015-01-17" calcext:value-type="date">
            <text:p>17.01.2015</text:p>
          </table:table-cell>
          <table:table-cell table:number-columns-repeated="3"/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date" office:date-value="2015-01-18" calcext:value-type="date">
            <text:p>18.01.2015</text:p>
          </table:table-cell>
          <table:table-cell table:number-columns-repeated="3"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date" office:date-value="2015-01-19" calcext:value-type="date">
            <text:p>19.01.2015</text:p>
          </table:table-cell>
          <table:table-cell table:number-columns-repeated="3"/>
        </table:table-row>
        <table:table-row table:style-name="ro1">
          <table:table-cell office:value-type="float" office:value="4079" calcext:value-type="float">
            <text:p>4079</text:p>
          </table:table-cell>
          <table:table-cell office:value-type="date" office:date-value="2015-01-20" calcext:value-type="date">
            <text:p>20.01.2015</text:p>
          </table:table-cell>
          <table:table-cell table:number-columns-repeated="3"/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date" office:date-value="2015-01-21" calcext:value-type="date">
            <text:p>21.01.2015</text:p>
          </table:table-cell>
          <table:table-cell table:number-columns-repeated="3"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date" office:date-value="2015-01-22" calcext:value-type="date">
            <text:p>22.01.2015</text:p>
          </table:table-cell>
          <table:table-cell table:number-columns-repeated="3"/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date" office:date-value="2015-01-23" calcext:value-type="date">
            <text:p>23.01.2015</text:p>
          </table:table-cell>
          <table:table-cell table:number-columns-repeated="3"/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date" office:date-value="2015-01-24" calcext:value-type="date">
            <text:p>24.01.2015</text:p>
          </table:table-cell>
          <table:table-cell table:number-columns-repeated="3"/>
        </table:table-row>
        <table:table-row table:style-name="ro1">
          <table:table-cell office:value-type="float" office:value="4487" calcext:value-type="float">
            <text:p>4487</text:p>
          </table:table-cell>
          <table:table-cell office:value-type="date" office:date-value="2015-01-25" calcext:value-type="date">
            <text:p>25.01.2015</text:p>
          </table:table-cell>
          <table:table-cell table:number-columns-repeated="3"/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date" office:date-value="2015-01-26" calcext:value-type="date">
            <text:p>26.01.2015</text:p>
          </table:table-cell>
          <table:table-cell table:number-columns-repeated="3"/>
        </table:table-row>
        <table:table-row table:style-name="ro1">
          <table:table-cell office:value-type="float" office:value="4252" calcext:value-type="float">
            <text:p>4252</text:p>
          </table:table-cell>
          <table:table-cell office:value-type="date" office:date-value="2015-01-27" calcext:value-type="date">
            <text:p>27.01.2015</text:p>
          </table:table-cell>
          <table:table-cell table:number-columns-repeated="3"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date" office:date-value="2015-01-28" calcext:value-type="date">
            <text:p>28.01.2015</text:p>
          </table:table-cell>
          <table:table-cell table:number-columns-repeated="3"/>
        </table:table-row>
        <table:table-row table:style-name="ro1">
          <table:table-cell office:value-type="float" office:value="3469" calcext:value-type="float">
            <text:p>3469</text:p>
          </table:table-cell>
          <table:table-cell office:value-type="date" office:date-value="2015-01-29" calcext:value-type="date">
            <text:p>29.01.2015</text:p>
          </table:table-cell>
          <table:table-cell table:number-columns-repeated="3"/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date" office:date-value="2015-01-30" calcext:value-type="date">
            <text:p>30.01.2015</text:p>
          </table:table-cell>
          <table:table-cell table:number-columns-repeated="3"/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date" office:date-value="2015-01-31" calcext:value-type="date">
            <text:p>31.01.2015</text:p>
          </table:table-cell>
          <table:table-cell table:number-columns-repeated="3"/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date" office:date-value="2015-02-01" calcext:value-type="date">
            <text:p>1.02.2015</text:p>
          </table:table-cell>
          <table:table-cell table:number-columns-repeated="3"/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date" office:date-value="2015-02-02" calcext:value-type="date">
            <text:p>2.02.2015</text:p>
          </table:table-cell>
          <table:table-cell table:number-columns-repeated="3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date" office:date-value="2015-02-03" calcext:value-type="date">
            <text:p>3.02.2015</text:p>
          </table:table-cell>
          <table:table-cell table:number-columns-repeated="3"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date" office:date-value="2015-02-04" calcext:value-type="date">
            <text:p>4.02.2015</text:p>
          </table:table-cell>
          <table:table-cell table:number-columns-repeated="3"/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date" office:date-value="2015-02-05" calcext:value-type="date">
            <text:p>5.02.2015</text:p>
          </table:table-cell>
          <table:table-cell table:number-columns-repeated="3"/>
        </table:table-row>
        <table:table-row table:style-name="ro1">
          <table:table-cell office:value-type="float" office:value="4276" calcext:value-type="float">
            <text:p>4276</text:p>
          </table:table-cell>
          <table:table-cell office:value-type="date" office:date-value="2015-02-06" calcext:value-type="date">
            <text:p>6.02.2015</text:p>
          </table:table-cell>
          <table:table-cell table:number-columns-repeated="3"/>
        </table:table-row>
        <table:table-row table:style-name="ro1">
          <table:table-cell office:value-type="float" office:value="4333" calcext:value-type="float">
            <text:p>4333</text:p>
          </table:table-cell>
          <table:table-cell office:value-type="date" office:date-value="2015-02-07" calcext:value-type="date">
            <text:p>7.02.2015</text:p>
          </table:table-cell>
          <table:table-cell table:number-columns-repeated="3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date" office:date-value="2015-02-08" calcext:value-type="date">
            <text:p>8.02.2015</text:p>
          </table:table-cell>
          <table:table-cell table:number-columns-repeated="3"/>
        </table:table-row>
        <table:table-row table:style-name="ro1">
          <table:table-cell office:value-type="float" office:value="3448" calcext:value-type="float">
            <text:p>3448</text:p>
          </table:table-cell>
          <table:table-cell office:value-type="date" office:date-value="2015-02-09" calcext:value-type="date">
            <text:p>9.02.2015</text:p>
          </table:table-cell>
          <table:table-cell table:number-columns-repeated="3"/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date" office:date-value="2015-02-10" calcext:value-type="date">
            <text:p>10.02.2015</text:p>
          </table:table-cell>
          <table:table-cell table:number-columns-repeated="3"/>
        </table:table-row>
        <table:table-row table:style-name="ro1">
          <table:table-cell office:value-type="float" office:value="4174" calcext:value-type="float">
            <text:p>4174</text:p>
          </table:table-cell>
          <table:table-cell office:value-type="date" office:date-value="2015-02-11" calcext:value-type="date">
            <text:p>11.02.2015</text:p>
          </table:table-cell>
          <table:table-cell table:number-columns-repeated="3"/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date" office:date-value="2015-02-12" calcext:value-type="date">
            <text:p>12.02.2015</text:p>
          </table:table-cell>
          <table:table-cell table:number-columns-repeated="3"/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date" office:date-value="2015-02-13" calcext:value-type="date">
            <text:p>13.02.2015</text:p>
          </table:table-cell>
          <table:table-cell table:number-columns-repeated="3"/>
        </table:table-row>
        <table:table-row table:style-name="ro1">
          <table:table-cell office:value-type="float" office:value="4514" calcext:value-type="float">
            <text:p>4514</text:p>
          </table:table-cell>
          <table:table-cell office:value-type="date" office:date-value="2015-02-14" calcext:value-type="date">
            <text:p>14.02.2015</text:p>
          </table:table-cell>
          <table:table-cell table:number-columns-repeated="3"/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date" office:date-value="2015-02-15" calcext:value-type="date">
            <text:p>15.02.2015</text:p>
          </table:table-cell>
          <table:table-cell table:number-columns-repeated="3"/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date" office:date-value="2015-02-16" calcext:value-type="date">
            <text:p>16.02.2015</text:p>
          </table:table-cell>
          <table:table-cell table:number-columns-repeated="3"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date" office:date-value="2015-02-17" calcext:value-type="date">
            <text:p>17.02.2015</text:p>
          </table:table-cell>
          <table:table-cell table:number-columns-repeated="3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date" office:date-value="2015-02-18" calcext:value-type="date">
            <text:p>18.02.2015</text:p>
          </table:table-cell>
          <table:table-cell table:number-columns-repeated="3"/>
        </table:table-row>
        <table:table-row table:style-name="ro1">
          <table:table-cell office:value-type="float" office:value="4381" calcext:value-type="float">
            <text:p>4381</text:p>
          </table:table-cell>
          <table:table-cell office:value-type="date" office:date-value="2015-02-19" calcext:value-type="date">
            <text:p>19.02.2015</text:p>
          </table:table-cell>
          <table:table-cell table:number-columns-repeated="3"/>
        </table:table-row>
        <table:table-row table:style-name="ro1">
          <table:table-cell office:value-type="float" office:value="4207" calcext:value-type="float">
            <text:p>4207</text:p>
          </table:table-cell>
          <table:table-cell office:value-type="date" office:date-value="2015-02-20" calcext:value-type="date">
            <text:p>20.02.2015</text:p>
          </table:table-cell>
          <table:table-cell table:number-columns-repeated="3"/>
        </table:table-row>
        <table:table-row table:style-name="ro1">
          <table:table-cell office:value-type="float" office:value="4054" calcext:value-type="float">
            <text:p>4054</text:p>
          </table:table-cell>
          <table:table-cell office:value-type="date" office:date-value="2015-02-21" calcext:value-type="date">
            <text:p>21.02.2015</text:p>
          </table:table-cell>
          <table:table-cell table:number-columns-repeated="3"/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date" office:date-value="2015-02-22" calcext:value-type="date">
            <text:p>22.02.2015</text:p>
          </table:table-cell>
          <table:table-cell table:number-columns-repeated="3"/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date" office:date-value="2015-02-23" calcext:value-type="date">
            <text:p>23.02.2015</text:p>
          </table:table-cell>
          <table:table-cell table:number-columns-repeated="3"/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date" office:date-value="2015-02-24" calcext:value-type="date">
            <text:p>24.02.2015</text:p>
          </table:table-cell>
          <table:table-cell table:number-columns-repeated="3"/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date" office:date-value="2015-02-25" calcext:value-type="date">
            <text:p>25.02.2015</text:p>
          </table:table-cell>
          <table:table-cell table:number-columns-repeated="3"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date" office:date-value="2015-02-26" calcext:value-type="date">
            <text:p>26.02.2015</text:p>
          </table:table-cell>
          <table:table-cell table:number-columns-repeated="3"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date" office:date-value="2015-02-27" calcext:value-type="date">
            <text:p>27.02.2015</text:p>
          </table:table-cell>
          <table:table-cell table:number-columns-repeated="3"/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date" office:date-value="2015-02-28" calcext:value-type="date">
            <text:p>28.02.2015</text:p>
          </table:table-cell>
          <table:table-cell table:number-columns-repeated="3"/>
        </table:table-row>
        <table:table-row table:style-name="ro1">
          <table:table-cell office:value-type="float" office:value="4441" calcext:value-type="float">
            <text:p>4441</text:p>
          </table:table-cell>
          <table:table-cell office:value-type="date" office:date-value="2015-03-01" calcext:value-type="date">
            <text:p>1.03.2015</text:p>
          </table:table-cell>
          <table:table-cell table:number-columns-repeated="3"/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date" office:date-value="2015-03-02" calcext:value-type="date">
            <text:p>2.03.2015</text:p>
          </table:table-cell>
          <table:table-cell table:number-columns-repeated="3"/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date" office:date-value="2015-03-03" calcext:value-type="date">
            <text:p>3.03.2015</text:p>
          </table:table-cell>
          <table:table-cell table:number-columns-repeated="3"/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date" office:date-value="2015-03-04" calcext:value-type="date">
            <text:p>4.03.2015</text:p>
          </table:table-cell>
          <table:table-cell table:number-columns-repeated="3"/>
        </table:table-row>
        <table:table-row table:style-name="ro1">
          <table:table-cell office:value-type="float" office:value="4535" calcext:value-type="float">
            <text:p>4535</text:p>
          </table:table-cell>
          <table:table-cell office:value-type="date" office:date-value="2015-03-05" calcext:value-type="date">
            <text:p>5.03.2015</text:p>
          </table:table-cell>
          <table:table-cell table:number-columns-repeated="3"/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date" office:date-value="2015-03-06" calcext:value-type="date">
            <text:p>6.03.2015</text:p>
          </table:table-cell>
          <table:table-cell table:number-columns-repeated="3"/>
        </table:table-row>
        <table:table-row table:style-name="ro1">
          <table:table-cell office:value-type="float" office:value="6392" calcext:value-type="float">
            <text:p>6392</text:p>
          </table:table-cell>
          <table:table-cell office:value-type="date" office:date-value="2015-03-07" calcext:value-type="date">
            <text:p>7.03.2015</text:p>
          </table:table-cell>
          <table:table-cell table:number-columns-repeated="3"/>
        </table:table-row>
        <table:table-row table:style-name="ro1">
          <table:table-cell office:value-type="float" office:value="7966" calcext:value-type="float">
            <text:p>7966</text:p>
          </table:table-cell>
          <table:table-cell office:value-type="date" office:date-value="2015-03-08" calcext:value-type="date">
            <text:p>8.03.2015</text:p>
          </table:table-cell>
          <table:table-cell table:number-columns-repeated="3"/>
        </table:table-row>
        <table:table-row table:style-name="ro1">
          <table:table-cell office:value-type="float" office:value="4963" calcext:value-type="float">
            <text:p>4963</text:p>
          </table:table-cell>
          <table:table-cell office:value-type="date" office:date-value="2015-03-09" calcext:value-type="date">
            <text:p>9.03.2015</text:p>
          </table:table-cell>
          <table:table-cell table:number-columns-repeated="3"/>
        </table:table-row>
        <table:table-row table:style-name="ro1">
          <table:table-cell office:value-type="float" office:value="4934" calcext:value-type="float">
            <text:p>4934</text:p>
          </table:table-cell>
          <table:table-cell office:value-type="date" office:date-value="2015-03-10" calcext:value-type="date">
            <text:p>10.03.2015</text:p>
          </table:table-cell>
          <table:table-cell table:number-columns-repeated="3"/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date" office:date-value="2015-03-11" calcext:value-type="date">
            <text:p>11.03.2015</text:p>
          </table:table-cell>
          <table:table-cell table:number-columns-repeated="3"/>
        </table:table-row>
        <table:table-row table:style-name="ro1">
          <table:table-cell office:value-type="float" office:value="5485" calcext:value-type="float">
            <text:p>5485</text:p>
          </table:table-cell>
          <table:table-cell office:value-type="date" office:date-value="2015-03-12" calcext:value-type="date">
            <text:p>12.03.2015</text:p>
          </table:table-cell>
          <table:table-cell table:number-columns-repeated="3"/>
        </table:table-row>
        <table:table-row table:style-name="ro1">
          <table:table-cell office:value-type="float" office:value="6429" calcext:value-type="float">
            <text:p>6429</text:p>
          </table:table-cell>
          <table:table-cell office:value-type="date" office:date-value="2015-03-13" calcext:value-type="date">
            <text:p>13.03.2015</text:p>
          </table:table-cell>
          <table:table-cell table:number-columns-repeated="3"/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date" office:date-value="2015-03-14" calcext:value-type="date">
            <text:p>14.03.2015</text:p>
          </table:table-cell>
          <table:table-cell table:number-columns-repeated="3"/>
        </table:table-row>
        <table:table-row table:style-name="ro1">
          <table:table-cell office:value-type="float" office:value="6842" calcext:value-type="float">
            <text:p>6842</text:p>
          </table:table-cell>
          <table:table-cell office:value-type="date" office:date-value="2015-03-15" calcext:value-type="date">
            <text:p>15.03.2015</text:p>
          </table:table-cell>
          <table:table-cell table:number-columns-repeated="3"/>
        </table:table-row>
        <table:table-row table:style-name="ro1">
          <table:table-cell office:value-type="float" office:value="8556" calcext:value-type="float">
            <text:p>8556</text:p>
          </table:table-cell>
          <table:table-cell office:value-type="date" office:date-value="2015-03-16" calcext:value-type="date">
            <text:p>16.03.2015</text:p>
          </table:table-cell>
          <table:table-cell table:number-columns-repeated="3"/>
        </table:table-row>
        <table:table-row table:style-name="ro1">
          <table:table-cell office:value-type="float" office:value="12158" calcext:value-type="float">
            <text:p>12158</text:p>
          </table:table-cell>
          <table:table-cell office:value-type="date" office:date-value="2015-03-17" calcext:value-type="date">
            <text:p>17.03.2015</text:p>
          </table:table-cell>
          <table:table-cell table:number-columns-repeated="3"/>
        </table:table-row>
        <table:table-row table:style-name="ro1">
          <table:table-cell office:value-type="float" office:value="11783" calcext:value-type="float">
            <text:p>11783</text:p>
          </table:table-cell>
          <table:table-cell office:value-type="date" office:date-value="2015-03-18" calcext:value-type="date">
            <text:p>18.03.2015</text:p>
          </table:table-cell>
          <table:table-cell table:number-columns-repeated="3"/>
        </table:table-row>
        <table:table-row table:style-name="ro1">
          <table:table-cell office:value-type="float" office:value="10480" calcext:value-type="float">
            <text:p>10480</text:p>
          </table:table-cell>
          <table:table-cell office:value-type="date" office:date-value="2015-03-19" calcext:value-type="date">
            <text:p>19.03.2015</text:p>
          </table:table-cell>
          <table:table-cell table:number-columns-repeated="3"/>
        </table:table-row>
        <table:table-row table:style-name="ro1">
          <table:table-cell office:value-type="float" office:value="15610" calcext:value-type="float">
            <text:p>15610</text:p>
          </table:table-cell>
          <table:table-cell office:value-type="date" office:date-value="2015-03-20" calcext:value-type="date">
            <text:p>20.03.2015</text:p>
          </table:table-cell>
          <table:table-cell table:number-columns-repeated="3"/>
        </table:table-row>
        <table:table-row table:style-name="ro1">
          <table:table-cell office:value-type="float" office:value="15556" calcext:value-type="float">
            <text:p>15556</text:p>
          </table:table-cell>
          <table:table-cell office:value-type="date" office:date-value="2015-03-21" calcext:value-type="date">
            <text:p>21.03.2015</text:p>
          </table:table-cell>
          <table:table-cell table:number-columns-repeated="3"/>
        </table:table-row>
        <table:table-row table:style-name="ro1">
          <table:table-cell office:value-type="float" office:value="12182" calcext:value-type="float">
            <text:p>12182</text:p>
          </table:table-cell>
          <table:table-cell office:value-type="date" office:date-value="2015-03-22" calcext:value-type="date">
            <text:p>22.03.2015</text:p>
          </table:table-cell>
          <table:table-cell table:number-columns-repeated="3"/>
        </table:table-row>
        <table:table-row table:style-name="ro1">
          <table:table-cell office:value-type="float" office:value="19090" calcext:value-type="float">
            <text:p>19090</text:p>
          </table:table-cell>
          <table:table-cell office:value-type="date" office:date-value="2015-03-23" calcext:value-type="date">
            <text:p>23.03.2015</text:p>
          </table:table-cell>
          <table:table-cell table:number-columns-repeated="3"/>
        </table:table-row>
        <table:table-row table:style-name="ro1">
          <table:table-cell office:value-type="float" office:value="19238" calcext:value-type="float">
            <text:p>19238</text:p>
          </table:table-cell>
          <table:table-cell office:value-type="date" office:date-value="2015-03-24" calcext:value-type="date">
            <text:p>24.03.2015</text:p>
          </table:table-cell>
          <table:table-cell table:number-columns-repeated="3"/>
        </table:table-row>
        <table:table-row table:style-name="ro1">
          <table:table-cell office:value-type="float" office:value="21846" calcext:value-type="float">
            <text:p>21846</text:p>
          </table:table-cell>
          <table:table-cell office:value-type="date" office:date-value="2015-03-25" calcext:value-type="date">
            <text:p>25.03.2015</text:p>
          </table:table-cell>
          <table:table-cell table:number-columns-repeated="3"/>
        </table:table-row>
        <table:table-row table:style-name="ro1">
          <table:table-cell office:value-type="float" office:value="21719" calcext:value-type="float">
            <text:p>21719</text:p>
          </table:table-cell>
          <table:table-cell office:value-type="date" office:date-value="2015-03-26" calcext:value-type="date">
            <text:p>26.03.2015</text:p>
          </table:table-cell>
          <table:table-cell table:number-columns-repeated="3"/>
        </table:table-row>
        <table:table-row table:style-name="ro1">
          <table:table-cell office:value-type="float" office:value="28653" calcext:value-type="float">
            <text:p>28653</text:p>
          </table:table-cell>
          <table:table-cell office:value-type="date" office:date-value="2015-03-27" calcext:value-type="date">
            <text:p>27.03.2015</text:p>
          </table:table-cell>
          <table:table-cell table:number-columns-repeated="3"/>
        </table:table-row>
        <table:table-row table:style-name="ro1">
          <table:table-cell office:value-type="float" office:value="24924" calcext:value-type="float">
            <text:p>24924</text:p>
          </table:table-cell>
          <table:table-cell office:value-type="date" office:date-value="2015-03-28" calcext:value-type="date">
            <text:p>28.03.2015</text:p>
          </table:table-cell>
          <table:table-cell table:number-columns-repeated="3"/>
        </table:table-row>
        <table:table-row table:style-name="ro1">
          <table:table-cell office:value-type="float" office:value="30020" calcext:value-type="float">
            <text:p>30020</text:p>
          </table:table-cell>
          <table:table-cell office:value-type="date" office:date-value="2015-03-29" calcext:value-type="date">
            <text:p>29.03.2015</text:p>
          </table:table-cell>
          <table:table-cell table:number-columns-repeated="3"/>
        </table:table-row>
        <table:table-row table:style-name="ro1">
          <table:table-cell office:value-type="float" office:value="34394" calcext:value-type="float">
            <text:p>34394</text:p>
          </table:table-cell>
          <table:table-cell office:value-type="date" office:date-value="2015-03-30" calcext:value-type="date">
            <text:p>30.03.2015</text:p>
          </table:table-cell>
          <table:table-cell table:number-columns-repeated="3"/>
        </table:table-row>
        <table:table-row table:style-name="ro1">
          <table:table-cell office:value-type="float" office:value="33854" calcext:value-type="float">
            <text:p>33854</text:p>
          </table:table-cell>
          <table:table-cell office:value-type="date" office:date-value="2015-03-31" calcext:value-type="date">
            <text:p>31.03.2015</text:p>
          </table:table-cell>
          <table:table-cell table:number-columns-repeated="3"/>
        </table:table-row>
        <table:table-row table:style-name="ro1">
          <table:table-cell office:value-type="float" office:value="35725" calcext:value-type="float">
            <text:p>35725</text:p>
          </table:table-cell>
          <table:table-cell office:value-type="date" office:date-value="2015-04-01" calcext:value-type="date">
            <text:p>1.04.2015</text:p>
          </table:table-cell>
          <table:table-cell table:number-columns-repeated="3"/>
        </table:table-row>
        <table:table-row table:style-name="ro1">
          <table:table-cell office:value-type="float" office:value="38296" calcext:value-type="float">
            <text:p>38296</text:p>
          </table:table-cell>
          <table:table-cell office:value-type="date" office:date-value="2015-04-02" calcext:value-type="date">
            <text:p>2.04.2015</text:p>
          </table:table-cell>
          <table:table-cell table:number-columns-repeated="3"/>
        </table:table-row>
        <table:table-row table:style-name="ro1">
          <table:table-cell office:value-type="float" office:value="39901" calcext:value-type="float">
            <text:p>39901</text:p>
          </table:table-cell>
          <table:table-cell office:value-type="date" office:date-value="2015-04-03" calcext:value-type="date">
            <text:p>3.04.2015</text:p>
          </table:table-cell>
          <table:table-cell table:number-columns-repeated="3"/>
        </table:table-row>
        <table:table-row table:style-name="ro1">
          <table:table-cell office:value-type="float" office:value="43566" calcext:value-type="float">
            <text:p>43566</text:p>
          </table:table-cell>
          <table:table-cell office:value-type="date" office:date-value="2015-04-04" calcext:value-type="date">
            <text:p>4.04.2015</text:p>
          </table:table-cell>
          <table:table-cell table:number-columns-repeated="3"/>
        </table:table-row>
        <table:table-row table:style-name="ro1">
          <table:table-cell office:value-type="float" office:value="43654" calcext:value-type="float">
            <text:p>43654</text:p>
          </table:table-cell>
          <table:table-cell office:value-type="date" office:date-value="2015-04-05" calcext:value-type="date">
            <text:p>5.04.2015</text:p>
          </table:table-cell>
          <table:table-cell table:number-columns-repeated="3"/>
        </table:table-row>
        <table:table-row table:style-name="ro1">
          <table:table-cell office:value-type="float" office:value="47945" calcext:value-type="float">
            <text:p>47945</text:p>
          </table:table-cell>
          <table:table-cell office:value-type="date" office:date-value="2015-04-06" calcext:value-type="date">
            <text:p>6.04.2015</text:p>
          </table:table-cell>
          <table:table-cell table:number-columns-repeated="3"/>
        </table:table-row>
        <table:table-row table:style-name="ro1">
          <table:table-cell office:value-type="float" office:value="46962" calcext:value-type="float">
            <text:p>46962</text:p>
          </table:table-cell>
          <table:table-cell office:value-type="date" office:date-value="2015-04-07" calcext:value-type="date">
            <text:p>7.04.2015</text:p>
          </table:table-cell>
          <table:table-cell table:number-columns-repeated="3"/>
        </table:table-row>
        <table:table-row table:style-name="ro1">
          <table:table-cell office:value-type="float" office:value="53080" calcext:value-type="float">
            <text:p>53080</text:p>
          </table:table-cell>
          <table:table-cell office:value-type="date" office:date-value="2015-04-08" calcext:value-type="date">
            <text:p>8.04.2015</text:p>
          </table:table-cell>
          <table:table-cell table:number-columns-repeated="3"/>
        </table:table-row>
        <table:table-row table:style-name="ro1">
          <table:table-cell office:value-type="float" office:value="51272" calcext:value-type="float">
            <text:p>51272</text:p>
          </table:table-cell>
          <table:table-cell office:value-type="date" office:date-value="2015-04-09" calcext:value-type="date">
            <text:p>9.04.2015</text:p>
          </table:table-cell>
          <table:table-cell table:number-columns-repeated="3"/>
        </table:table-row>
        <table:table-row table:style-name="ro1">
          <table:table-cell office:value-type="float" office:value="55268" calcext:value-type="float">
            <text:p>55268</text:p>
          </table:table-cell>
          <table:table-cell office:value-type="date" office:date-value="2015-04-10" calcext:value-type="date">
            <text:p>10.04.2015</text:p>
          </table:table-cell>
          <table:table-cell table:number-columns-repeated="3"/>
        </table:table-row>
        <table:table-row table:style-name="ro1">
          <table:table-cell office:value-type="float" office:value="51712" calcext:value-type="float">
            <text:p>51712</text:p>
          </table:table-cell>
          <table:table-cell office:value-type="date" office:date-value="2015-04-11" calcext:value-type="date">
            <text:p>11.04.2015</text:p>
          </table:table-cell>
          <table:table-cell table:number-columns-repeated="3"/>
        </table:table-row>
        <table:table-row table:style-name="ro1">
          <table:table-cell office:value-type="float" office:value="56185" calcext:value-type="float">
            <text:p>56185</text:p>
          </table:table-cell>
          <table:table-cell office:value-type="date" office:date-value="2015-04-12" calcext:value-type="date">
            <text:p>12.04.2015</text:p>
          </table:table-cell>
          <table:table-cell table:number-columns-repeated="3"/>
        </table:table-row>
        <table:table-row table:style-name="ro1">
          <table:table-cell office:value-type="float" office:value="51212" calcext:value-type="float">
            <text:p>51212</text:p>
          </table:table-cell>
          <table:table-cell office:value-type="date" office:date-value="2015-04-13" calcext:value-type="date">
            <text:p>13.04.2015</text:p>
          </table:table-cell>
          <table:table-cell table:number-columns-repeated="3"/>
        </table:table-row>
        <table:table-row table:style-name="ro1">
          <table:table-cell office:value-type="float" office:value="47361" calcext:value-type="float">
            <text:p>47361</text:p>
          </table:table-cell>
          <table:table-cell office:value-type="date" office:date-value="2015-04-14" calcext:value-type="date">
            <text:p>14.04.2015</text:p>
          </table:table-cell>
          <table:table-cell table:number-columns-repeated="3"/>
        </table:table-row>
        <table:table-row table:style-name="ro1">
          <table:table-cell office:value-type="float" office:value="44382" calcext:value-type="float">
            <text:p>44382</text:p>
          </table:table-cell>
          <table:table-cell office:value-type="date" office:date-value="2015-04-15" calcext:value-type="date">
            <text:p>15.04.2015</text:p>
          </table:table-cell>
          <table:table-cell table:number-columns-repeated="3"/>
        </table:table-row>
        <table:table-row table:style-name="ro1">
          <table:table-cell office:value-type="float" office:value="42162" calcext:value-type="float">
            <text:p>42162</text:p>
          </table:table-cell>
          <table:table-cell office:value-type="date" office:date-value="2015-04-16" calcext:value-type="date">
            <text:p>16.04.2015</text:p>
          </table:table-cell>
          <table:table-cell table:number-columns-repeated="3"/>
        </table:table-row>
        <table:table-row table:style-name="ro1">
          <table:table-cell office:value-type="float" office:value="41695" calcext:value-type="float">
            <text:p>41695</text:p>
          </table:table-cell>
          <table:table-cell office:value-type="date" office:date-value="2015-04-17" calcext:value-type="date">
            <text:p>17.04.2015</text:p>
          </table:table-cell>
          <table:table-cell table:number-columns-repeated="3"/>
        </table:table-row>
        <table:table-row table:style-name="ro1">
          <table:table-cell office:value-type="float" office:value="47279" calcext:value-type="float">
            <text:p>47279</text:p>
          </table:table-cell>
          <table:table-cell office:value-type="date" office:date-value="2015-04-18" calcext:value-type="date">
            <text:p>18.04.2015</text:p>
          </table:table-cell>
          <table:table-cell table:number-columns-repeated="3"/>
        </table:table-row>
        <table:table-row table:style-name="ro1">
          <table:table-cell office:value-type="float" office:value="46117" calcext:value-type="float">
            <text:p>46117</text:p>
          </table:table-cell>
          <table:table-cell office:value-type="date" office:date-value="2015-04-19" calcext:value-type="date">
            <text:p>19.04.2015</text:p>
          </table:table-cell>
          <table:table-cell table:number-columns-repeated="3"/>
        </table:table-row>
        <table:table-row table:style-name="ro1">
          <table:table-cell office:value-type="float" office:value="43938" calcext:value-type="float">
            <text:p>43938</text:p>
          </table:table-cell>
          <table:table-cell office:value-type="date" office:date-value="2015-04-20" calcext:value-type="date">
            <text:p>20.04.2015</text:p>
          </table:table-cell>
          <table:table-cell table:number-columns-repeated="3"/>
        </table:table-row>
        <table:table-row table:style-name="ro1">
          <table:table-cell office:value-type="float" office:value="43694" calcext:value-type="float">
            <text:p>43694</text:p>
          </table:table-cell>
          <table:table-cell office:value-type="date" office:date-value="2015-04-21" calcext:value-type="date">
            <text:p>21.04.2015</text:p>
          </table:table-cell>
          <table:table-cell table:number-columns-repeated="3"/>
        </table:table-row>
        <table:table-row table:style-name="ro1">
          <table:table-cell office:value-type="float" office:value="41867" calcext:value-type="float">
            <text:p>41867</text:p>
          </table:table-cell>
          <table:table-cell office:value-type="date" office:date-value="2015-04-22" calcext:value-type="date">
            <text:p>22.04.2015</text:p>
          </table:table-cell>
          <table:table-cell table:number-columns-repeated="3"/>
        </table:table-row>
        <table:table-row table:style-name="ro1">
          <table:table-cell office:value-type="float" office:value="37452" calcext:value-type="float">
            <text:p>37452</text:p>
          </table:table-cell>
          <table:table-cell office:value-type="date" office:date-value="2015-04-23" calcext:value-type="date">
            <text:p>23.04.2015</text:p>
          </table:table-cell>
          <table:table-cell table:number-columns-repeated="3"/>
        </table:table-row>
        <table:table-row table:style-name="ro1">
          <table:table-cell office:value-type="float" office:value="38421" calcext:value-type="float">
            <text:p>38421</text:p>
          </table:table-cell>
          <table:table-cell office:value-type="date" office:date-value="2015-04-24" calcext:value-type="date">
            <text:p>24.04.2015</text:p>
          </table:table-cell>
          <table:table-cell table:number-columns-repeated="3"/>
        </table:table-row>
        <table:table-row table:style-name="ro1">
          <table:table-cell office:value-type="float" office:value="34724" calcext:value-type="float">
            <text:p>34724</text:p>
          </table:table-cell>
          <table:table-cell office:value-type="date" office:date-value="2015-04-25" calcext:value-type="date">
            <text:p>25.04.2015</text:p>
          </table:table-cell>
          <table:table-cell table:number-columns-repeated="3"/>
        </table:table-row>
        <table:table-row table:style-name="ro1">
          <table:table-cell office:value-type="float" office:value="25956" calcext:value-type="float">
            <text:p>25956</text:p>
          </table:table-cell>
          <table:table-cell office:value-type="date" office:date-value="2015-04-26" calcext:value-type="date">
            <text:p>26.04.2015</text:p>
          </table:table-cell>
          <table:table-cell table:number-columns-repeated="3"/>
        </table:table-row>
        <table:table-row table:style-name="ro1">
          <table:table-cell office:value-type="float" office:value="27243" calcext:value-type="float">
            <text:p>27243</text:p>
          </table:table-cell>
          <table:table-cell office:value-type="date" office:date-value="2015-04-27" calcext:value-type="date">
            <text:p>27.04.2015</text:p>
          </table:table-cell>
          <table:table-cell table:number-columns-repeated="3"/>
        </table:table-row>
        <table:table-row table:style-name="ro1">
          <table:table-cell office:value-type="float" office:value="28202" calcext:value-type="float">
            <text:p>28202</text:p>
          </table:table-cell>
          <table:table-cell office:value-type="date" office:date-value="2015-04-28" calcext:value-type="date">
            <text:p>28.04.2015</text:p>
          </table:table-cell>
          <table:table-cell table:number-columns-repeated="3"/>
        </table:table-row>
        <table:table-row table:style-name="ro1">
          <table:table-cell office:value-type="float" office:value="26692" calcext:value-type="float">
            <text:p>26692</text:p>
          </table:table-cell>
          <table:table-cell office:value-type="date" office:date-value="2015-04-29" calcext:value-type="date">
            <text:p>29.04.2015</text:p>
          </table:table-cell>
          <table:table-cell table:number-columns-repeated="3"/>
        </table:table-row>
        <table:table-row table:style-name="ro1">
          <table:table-cell office:value-type="float" office:value="19521" calcext:value-type="float">
            <text:p>19521</text:p>
          </table:table-cell>
          <table:table-cell office:value-type="date" office:date-value="2015-04-30" calcext:value-type="date">
            <text:p>30.04.2015</text:p>
          </table:table-cell>
          <table:table-cell table:number-columns-repeated="3"/>
        </table:table-row>
        <table:table-row table:style-name="ro1">
          <table:table-cell office:value-type="float" office:value="17655" calcext:value-type="float">
            <text:p>17655</text:p>
          </table:table-cell>
          <table:table-cell office:value-type="date" office:date-value="2015-05-01" calcext:value-type="date">
            <text:p>1.05.2015</text:p>
          </table:table-cell>
          <table:table-cell table:number-columns-repeated="3"/>
        </table:table-row>
        <table:table-row table:style-name="ro1">
          <table:table-cell office:value-type="float" office:value="19753" calcext:value-type="float">
            <text:p>19753</text:p>
          </table:table-cell>
          <table:table-cell office:value-type="date" office:date-value="2015-05-02" calcext:value-type="date">
            <text:p>2.05.2015</text:p>
          </table:table-cell>
          <table:table-cell table:number-columns-repeated="3"/>
        </table:table-row>
        <table:table-row table:style-name="ro1">
          <table:table-cell office:value-type="float" office:value="15864" calcext:value-type="float">
            <text:p>15864</text:p>
          </table:table-cell>
          <table:table-cell office:value-type="date" office:date-value="2015-05-03" calcext:value-type="date">
            <text:p>3.05.2015</text:p>
          </table:table-cell>
          <table:table-cell table:number-columns-repeated="3"/>
        </table:table-row>
        <table:table-row table:style-name="ro1">
          <table:table-cell office:value-type="float" office:value="16360" calcext:value-type="float">
            <text:p>16360</text:p>
          </table:table-cell>
          <table:table-cell office:value-type="date" office:date-value="2015-05-04" calcext:value-type="date">
            <text:p>4.05.2015</text:p>
          </table:table-cell>
          <table:table-cell table:number-columns-repeated="3"/>
        </table:table-row>
        <table:table-row table:style-name="ro1">
          <table:table-cell office:value-type="float" office:value="17479" calcext:value-type="float">
            <text:p>17479</text:p>
          </table:table-cell>
          <table:table-cell office:value-type="date" office:date-value="2015-05-05" calcext:value-type="date">
            <text:p>5.05.2015</text:p>
          </table:table-cell>
          <table:table-cell table:number-columns-repeated="3"/>
        </table:table-row>
        <table:table-row table:style-name="ro1">
          <table:table-cell office:value-type="float" office:value="13568" calcext:value-type="float">
            <text:p>13568</text:p>
          </table:table-cell>
          <table:table-cell office:value-type="date" office:date-value="2015-05-06" calcext:value-type="date">
            <text:p>6.05.2015</text:p>
          </table:table-cell>
          <table:table-cell table:number-columns-repeated="3"/>
        </table:table-row>
        <table:table-row table:style-name="ro1">
          <table:table-cell office:value-type="float" office:value="11316" calcext:value-type="float">
            <text:p>11316</text:p>
          </table:table-cell>
          <table:table-cell office:value-type="date" office:date-value="2015-05-07" calcext:value-type="date">
            <text:p>7.05.2015</text:p>
          </table:table-cell>
          <table:table-cell table:number-columns-repeated="3"/>
        </table:table-row>
        <table:table-row table:style-name="ro1">
          <table:table-cell office:value-type="float" office:value="13831" calcext:value-type="float">
            <text:p>13831</text:p>
          </table:table-cell>
          <table:table-cell office:value-type="date" office:date-value="2015-05-08" calcext:value-type="date">
            <text:p>8.05.2015</text:p>
          </table:table-cell>
          <table:table-cell table:number-columns-repeated="3"/>
        </table:table-row>
        <table:table-row table:style-name="ro1">
          <table:table-cell office:value-type="float" office:value="11841" calcext:value-type="float">
            <text:p>11841</text:p>
          </table:table-cell>
          <table:table-cell office:value-type="date" office:date-value="2015-05-09" calcext:value-type="date">
            <text:p>9.05.2015</text:p>
          </table:table-cell>
          <table:table-cell table:number-columns-repeated="3"/>
        </table:table-row>
        <table:table-row table:style-name="ro1">
          <table:table-cell office:value-type="float" office:value="10980" calcext:value-type="float">
            <text:p>10980</text:p>
          </table:table-cell>
          <table:table-cell office:value-type="date" office:date-value="2015-05-10" calcext:value-type="date">
            <text:p>10.05.2015</text:p>
          </table:table-cell>
          <table:table-cell table:number-columns-repeated="3"/>
        </table:table-row>
        <table:table-row table:style-name="ro1">
          <table:table-cell office:value-type="float" office:value="9767" calcext:value-type="float">
            <text:p>9767</text:p>
          </table:table-cell>
          <table:table-cell office:value-type="date" office:date-value="2015-05-11" calcext:value-type="date">
            <text:p>11.05.2015</text:p>
          </table:table-cell>
          <table:table-cell table:number-columns-repeated="3"/>
        </table:table-row>
        <table:table-row table:style-name="ro1">
          <table:table-cell office:value-type="float" office:value="11913" calcext:value-type="float">
            <text:p>11913</text:p>
          </table:table-cell>
          <table:table-cell office:value-type="date" office:date-value="2015-05-12" calcext:value-type="date">
            <text:p>12.05.2015</text:p>
          </table:table-cell>
          <table:table-cell table:number-columns-repeated="3"/>
        </table:table-row>
        <table:table-row table:style-name="ro1">
          <table:table-cell office:value-type="float" office:value="12237" calcext:value-type="float">
            <text:p>12237</text:p>
          </table:table-cell>
          <table:table-cell office:value-type="date" office:date-value="2015-05-13" calcext:value-type="date">
            <text:p>13.05.2015</text:p>
          </table:table-cell>
          <table:table-cell table:number-columns-repeated="3"/>
        </table:table-row>
        <table:table-row table:style-name="ro1">
          <table:table-cell office:value-type="float" office:value="9519" calcext:value-type="float">
            <text:p>9519</text:p>
          </table:table-cell>
          <table:table-cell office:value-type="date" office:date-value="2015-05-14" calcext:value-type="date">
            <text:p>14.05.2015</text:p>
          </table:table-cell>
          <table:table-cell table:number-columns-repeated="3"/>
        </table:table-row>
        <table:table-row table:style-name="ro1">
          <table:table-cell office:value-type="float" office:value="9003" calcext:value-type="float">
            <text:p>9003</text:p>
          </table:table-cell>
          <table:table-cell office:value-type="date" office:date-value="2015-05-15" calcext:value-type="date">
            <text:p>15.05.2015</text:p>
          </table:table-cell>
          <table:table-cell table:number-columns-repeated="3"/>
        </table:table-row>
        <table:table-row table:style-name="ro1">
          <table:table-cell office:value-type="float" office:value="9388" calcext:value-type="float">
            <text:p>9388</text:p>
          </table:table-cell>
          <table:table-cell office:value-type="date" office:date-value="2015-05-16" calcext:value-type="date">
            <text:p>16.05.2015</text:p>
          </table:table-cell>
          <table:table-cell table:number-columns-repeated="3"/>
        </table:table-row>
        <table:table-row table:style-name="ro1">
          <table:table-cell office:value-type="float" office:value="10878" calcext:value-type="float">
            <text:p>10878</text:p>
          </table:table-cell>
          <table:table-cell office:value-type="date" office:date-value="2015-05-17" calcext:value-type="date">
            <text:p>17.05.2015</text:p>
          </table:table-cell>
          <table:table-cell table:number-columns-repeated="3"/>
        </table:table-row>
        <table:table-row table:style-name="ro1">
          <table:table-cell office:value-type="float" office:value="5346" calcext:value-type="float">
            <text:p>5346</text:p>
          </table:table-cell>
          <table:table-cell office:value-type="date" office:date-value="2015-05-18" calcext:value-type="date">
            <text:p>18.05.2015</text:p>
          </table:table-cell>
          <table:table-cell table:number-columns-repeated="3"/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date" office:date-value="2015-05-19" calcext:value-type="date">
            <text:p>19.05.2015</text:p>
          </table:table-cell>
          <table:table-cell table:number-columns-repeated="3"/>
        </table:table-row>
        <table:table-row table:style-name="ro1">
          <table:table-cell office:value-type="float" office:value="9792" calcext:value-type="float">
            <text:p>9792</text:p>
          </table:table-cell>
          <table:table-cell office:value-type="date" office:date-value="2015-05-20" calcext:value-type="date">
            <text:p>20.05.2015</text:p>
          </table:table-cell>
          <table:table-cell table:number-columns-repeated="3"/>
        </table:table-row>
        <table:table-row table:style-name="ro1">
          <table:table-cell office:value-type="float" office:value="11144" calcext:value-type="float">
            <text:p>11144</text:p>
          </table:table-cell>
          <table:table-cell office:value-type="date" office:date-value="2015-05-21" calcext:value-type="date">
            <text:p>21.05.2015</text:p>
          </table:table-cell>
          <table:table-cell table:number-columns-repeated="3"/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date" office:date-value="2015-05-22" calcext:value-type="date">
            <text:p>22.05.2015</text:p>
          </table:table-cell>
          <table:table-cell table:number-columns-repeated="3"/>
        </table:table-row>
        <table:table-row table:style-name="ro1">
          <table:table-cell office:value-type="float" office:value="5806" calcext:value-type="float">
            <text:p>5806</text:p>
          </table:table-cell>
          <table:table-cell office:value-type="date" office:date-value="2015-05-23" calcext:value-type="date">
            <text:p>23.05.2015</text:p>
          </table:table-cell>
          <table:table-cell table:number-columns-repeated="3"/>
        </table:table-row>
        <table:table-row table:style-name="ro1">
          <table:table-cell office:value-type="float" office:value="5916" calcext:value-type="float">
            <text:p>5916</text:p>
          </table:table-cell>
          <table:table-cell office:value-type="date" office:date-value="2015-05-24" calcext:value-type="date">
            <text:p>24.05.2015</text:p>
          </table:table-cell>
          <table:table-cell table:number-columns-repeated="3"/>
        </table:table-row>
        <table:table-row table:style-name="ro1">
          <table:table-cell office:value-type="float" office:value="9889" calcext:value-type="float">
            <text:p>9889</text:p>
          </table:table-cell>
          <table:table-cell office:value-type="date" office:date-value="2015-05-25" calcext:value-type="date">
            <text:p>25.05.2015</text:p>
          </table:table-cell>
          <table:table-cell table:number-columns-repeated="3"/>
        </table:table-row>
        <table:table-row table:style-name="ro1">
          <table:table-cell office:value-type="float" office:value="8952" calcext:value-type="float">
            <text:p>8952</text:p>
          </table:table-cell>
          <table:table-cell office:value-type="date" office:date-value="2015-05-26" calcext:value-type="date">
            <text:p>26.05.2015</text:p>
          </table:table-cell>
          <table:table-cell table:number-columns-repeated="3"/>
        </table:table-row>
        <table:table-row table:style-name="ro1">
          <table:table-cell office:value-type="float" office:value="5420" calcext:value-type="float">
            <text:p>5420</text:p>
          </table:table-cell>
          <table:table-cell office:value-type="date" office:date-value="2015-05-27" calcext:value-type="date">
            <text:p>27.05.2015</text:p>
          </table:table-cell>
          <table:table-cell table:number-columns-repeated="3"/>
        </table:table-row>
        <table:table-row table:style-name="ro1">
          <table:table-cell office:value-type="float" office:value="7027" calcext:value-type="float">
            <text:p>7027</text:p>
          </table:table-cell>
          <table:table-cell office:value-type="date" office:date-value="2015-05-28" calcext:value-type="date">
            <text:p>28.05.2015</text:p>
          </table:table-cell>
          <table:table-cell table:number-columns-repeated="3"/>
        </table:table-row>
        <table:table-row table:style-name="ro1">
          <table:table-cell office:value-type="float" office:value="8550" calcext:value-type="float">
            <text:p>8550</text:p>
          </table:table-cell>
          <table:table-cell office:value-type="date" office:date-value="2015-05-29" calcext:value-type="date">
            <text:p>29.05.2015</text:p>
          </table:table-cell>
          <table:table-cell table:number-columns-repeated="3"/>
        </table:table-row>
        <table:table-row table:style-name="ro1">
          <table:table-cell office:value-type="float" office:value="6620" calcext:value-type="float">
            <text:p>6620</text:p>
          </table:table-cell>
          <table:table-cell office:value-type="date" office:date-value="2015-05-30" calcext:value-type="date">
            <text:p>30.05.2015</text:p>
          </table:table-cell>
          <table:table-cell table:number-columns-repeated="3"/>
        </table:table-row>
        <table:table-row table:style-name="ro1">
          <table:table-cell office:value-type="float" office:value="4691" calcext:value-type="float">
            <text:p>4691</text:p>
          </table:table-cell>
          <table:table-cell office:value-type="date" office:date-value="2015-05-31" calcext:value-type="date">
            <text:p>31.05.2015</text:p>
          </table:table-cell>
          <table:table-cell table:number-columns-repeated="3"/>
        </table:table-row>
        <table:table-row table:style-name="ro1">
          <table:table-cell office:value-type="float" office:value="8321" calcext:value-type="float">
            <text:p>8321</text:p>
          </table:table-cell>
          <table:table-cell office:value-type="date" office:date-value="2015-06-01" calcext:value-type="date">
            <text:p>1.06.2015</text:p>
          </table:table-cell>
          <table:table-cell table:number-columns-repeated="3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date" office:date-value="2015-06-02" calcext:value-type="date">
            <text:p>2.06.2015</text:p>
          </table:table-cell>
          <table:table-cell table:number-columns-repeated="3"/>
        </table:table-row>
        <table:table-row table:style-name="ro1">
          <table:table-cell office:value-type="float" office:value="7977" calcext:value-type="float">
            <text:p>7977</text:p>
          </table:table-cell>
          <table:table-cell office:value-type="date" office:date-value="2015-06-03" calcext:value-type="date">
            <text:p>3.06.2015</text:p>
          </table:table-cell>
          <table:table-cell table:number-columns-repeated="3"/>
        </table:table-row>
        <table:table-row table:style-name="ro1">
          <table:table-cell office:value-type="float" office:value="6044" calcext:value-type="float">
            <text:p>6044</text:p>
          </table:table-cell>
          <table:table-cell office:value-type="date" office:date-value="2015-06-04" calcext:value-type="date">
            <text:p>4.06.2015</text:p>
          </table:table-cell>
          <table:table-cell table:number-columns-repeated="3"/>
        </table:table-row>
        <table:table-row table:style-name="ro1">
          <table:table-cell office:value-type="float" office:value="4256" calcext:value-type="float">
            <text:p>4256</text:p>
          </table:table-cell>
          <table:table-cell office:value-type="date" office:date-value="2015-06-05" calcext:value-type="date">
            <text:p>5.06.2015</text:p>
          </table:table-cell>
          <table:table-cell table:number-columns-repeated="3"/>
        </table:table-row>
        <table:table-row table:style-name="ro1">
          <table:table-cell office:value-type="float" office:value="4136" calcext:value-type="float">
            <text:p>4136</text:p>
          </table:table-cell>
          <table:table-cell office:value-type="date" office:date-value="2015-06-06" calcext:value-type="date">
            <text:p>6.06.2015</text:p>
          </table:table-cell>
          <table:table-cell table:number-columns-repeated="3"/>
        </table:table-row>
        <table:table-row table:style-name="ro1">
          <table:table-cell office:value-type="float" office:value="6130" calcext:value-type="float">
            <text:p>6130</text:p>
          </table:table-cell>
          <table:table-cell office:value-type="date" office:date-value="2015-06-07" calcext:value-type="date">
            <text:p>7.06.2015</text:p>
          </table:table-cell>
          <table:table-cell table:number-columns-repeated="3"/>
        </table:table-row>
        <table:table-row table:style-name="ro1">
          <table:table-cell office:value-type="float" office:value="4809" calcext:value-type="float">
            <text:p>4809</text:p>
          </table:table-cell>
          <table:table-cell office:value-type="date" office:date-value="2015-06-08" calcext:value-type="date">
            <text:p>8.06.2015</text:p>
          </table:table-cell>
          <table:table-cell table:number-columns-repeated="3"/>
        </table:table-row>
        <table:table-row table:style-name="ro1">
          <table:table-cell office:value-type="float" office:value="5789" calcext:value-type="float">
            <text:p>5789</text:p>
          </table:table-cell>
          <table:table-cell office:value-type="date" office:date-value="2015-06-09" calcext:value-type="date">
            <text:p>9.06.2015</text:p>
          </table:table-cell>
          <table:table-cell table:number-columns-repeated="3"/>
        </table:table-row>
        <table:table-row table:style-name="ro1">
          <table:table-cell office:value-type="float" office:value="8690" calcext:value-type="float">
            <text:p>8690</text:p>
          </table:table-cell>
          <table:table-cell office:value-type="date" office:date-value="2015-06-10" calcext:value-type="date">
            <text:p>10.06.2015</text:p>
          </table:table-cell>
          <table:table-cell table:number-columns-repeated="3"/>
        </table:table-row>
        <table:table-row table:style-name="ro1">
          <table:table-cell office:value-type="float" office:value="7484" calcext:value-type="float">
            <text:p>7484</text:p>
          </table:table-cell>
          <table:table-cell office:value-type="date" office:date-value="2015-06-11" calcext:value-type="date">
            <text:p>11.06.2015</text:p>
          </table:table-cell>
          <table:table-cell table:number-columns-repeated="3"/>
        </table:table-row>
        <table:table-row table:style-name="ro1">
          <table:table-cell office:value-type="float" office:value="6908" calcext:value-type="float">
            <text:p>6908</text:p>
          </table:table-cell>
          <table:table-cell office:value-type="date" office:date-value="2015-06-12" calcext:value-type="date">
            <text:p>12.06.2015</text:p>
          </table:table-cell>
          <table:table-cell table:number-columns-repeated="3"/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date" office:date-value="2015-06-13" calcext:value-type="date">
            <text:p>13.06.2015</text:p>
          </table:table-cell>
          <table:table-cell table:number-columns-repeated="3"/>
        </table:table-row>
        <table:table-row table:style-name="ro1">
          <table:table-cell office:value-type="float" office:value="4849" calcext:value-type="float">
            <text:p>4849</text:p>
          </table:table-cell>
          <table:table-cell office:value-type="date" office:date-value="2015-06-14" calcext:value-type="date">
            <text:p>14.06.2015</text:p>
          </table:table-cell>
          <table:table-cell table:number-columns-repeated="3"/>
        </table:table-row>
        <table:table-row table:style-name="ro1">
          <table:table-cell office:value-type="float" office:value="10360" calcext:value-type="float">
            <text:p>10360</text:p>
          </table:table-cell>
          <table:table-cell office:value-type="date" office:date-value="2015-06-15" calcext:value-type="date">
            <text:p>15.06.2015</text:p>
          </table:table-cell>
          <table:table-cell table:number-columns-repeated="3"/>
        </table:table-row>
        <table:table-row table:style-name="ro1">
          <table:table-cell office:value-type="float" office:value="11093" calcext:value-type="float">
            <text:p>11093</text:p>
          </table:table-cell>
          <table:table-cell office:value-type="date" office:date-value="2015-06-16" calcext:value-type="date">
            <text:p>16.06.2015</text:p>
          </table:table-cell>
          <table:table-cell table:number-columns-repeated="3"/>
        </table:table-row>
        <table:table-row table:style-name="ro1">
          <table:table-cell office:value-type="float" office:value="8414" calcext:value-type="float">
            <text:p>8414</text:p>
          </table:table-cell>
          <table:table-cell office:value-type="date" office:date-value="2015-06-17" calcext:value-type="date">
            <text:p>17.06.2015</text:p>
          </table:table-cell>
          <table:table-cell table:number-columns-repeated="3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date" office:date-value="2015-06-18" calcext:value-type="date">
            <text:p>18.06.2015</text:p>
          </table:table-cell>
          <table:table-cell table:number-columns-repeated="3"/>
        </table:table-row>
        <table:table-row table:style-name="ro1">
          <table:table-cell office:value-type="float" office:value="4724" calcext:value-type="float">
            <text:p>4724</text:p>
          </table:table-cell>
          <table:table-cell office:value-type="date" office:date-value="2015-06-19" calcext:value-type="date">
            <text:p>19.06.2015</text:p>
          </table:table-cell>
          <table:table-cell table:number-columns-repeated="3"/>
        </table:table-row>
        <table:table-row table:style-name="ro1">
          <table:table-cell office:value-type="float" office:value="6509" calcext:value-type="float">
            <text:p>6509</text:p>
          </table:table-cell>
          <table:table-cell office:value-type="date" office:date-value="2015-06-20" calcext:value-type="date">
            <text:p>20.06.2015</text:p>
          </table:table-cell>
          <table:table-cell table:number-columns-repeated="3"/>
        </table:table-row>
        <table:table-row table:style-name="ro1">
          <table:table-cell office:value-type="float" office:value="9006" calcext:value-type="float">
            <text:p>9006</text:p>
          </table:table-cell>
          <table:table-cell office:value-type="date" office:date-value="2015-06-21" calcext:value-type="date">
            <text:p>21.06.2015</text:p>
          </table:table-cell>
          <table:table-cell table:number-columns-repeated="3"/>
        </table:table-row>
        <table:table-row table:style-name="ro1">
          <table:table-cell office:value-type="float" office:value="7290" calcext:value-type="float">
            <text:p>7290</text:p>
          </table:table-cell>
          <table:table-cell office:value-type="date" office:date-value="2015-06-22" calcext:value-type="date">
            <text:p>22.06.2015</text:p>
          </table:table-cell>
          <table:table-cell table:number-columns-repeated="3"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date" office:date-value="2015-06-23" calcext:value-type="date">
            <text:p>23.06.2015</text:p>
          </table:table-cell>
          <table:table-cell table:number-columns-repeated="3"/>
        </table:table-row>
        <table:table-row table:style-name="ro1">
          <table:table-cell office:value-type="float" office:value="9616" calcext:value-type="float">
            <text:p>9616</text:p>
          </table:table-cell>
          <table:table-cell office:value-type="date" office:date-value="2015-06-24" calcext:value-type="date">
            <text:p>24.06.2015</text:p>
          </table:table-cell>
          <table:table-cell table:number-columns-repeated="3"/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date" office:date-value="2015-06-25" calcext:value-type="date">
            <text:p>25.06.2015</text:p>
          </table:table-cell>
          <table:table-cell table:number-columns-repeated="3"/>
        </table:table-row>
        <table:table-row table:style-name="ro1">
          <table:table-cell office:value-type="float" office:value="5756" calcext:value-type="float">
            <text:p>5756</text:p>
          </table:table-cell>
          <table:table-cell office:value-type="date" office:date-value="2015-06-26" calcext:value-type="date">
            <text:p>26.06.2015</text:p>
          </table:table-cell>
          <table:table-cell table:number-columns-repeated="3"/>
        </table:table-row>
        <table:table-row table:style-name="ro1">
          <table:table-cell office:value-type="float" office:value="8130" calcext:value-type="float">
            <text:p>8130</text:p>
          </table:table-cell>
          <table:table-cell office:value-type="date" office:date-value="2015-06-27" calcext:value-type="date">
            <text:p>27.06.2015</text:p>
          </table:table-cell>
          <table:table-cell table:number-columns-repeated="3"/>
        </table:table-row>
        <table:table-row table:style-name="ro1">
          <table:table-cell office:value-type="float" office:value="4536" calcext:value-type="float">
            <text:p>4536</text:p>
          </table:table-cell>
          <table:table-cell office:value-type="date" office:date-value="2015-06-28" calcext:value-type="date">
            <text:p>28.06.2015</text:p>
          </table:table-cell>
          <table:table-cell table:number-columns-repeated="3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date" office:date-value="2015-06-29" calcext:value-type="date">
            <text:p>29.06.2015</text:p>
          </table:table-cell>
          <table:table-cell table:number-columns-repeated="3"/>
        </table:table-row>
        <table:table-row table:style-name="ro1">
          <table:table-cell office:value-type="float" office:value="8217" calcext:value-type="float">
            <text:p>8217</text:p>
          </table:table-cell>
          <table:table-cell office:value-type="date" office:date-value="2015-06-30" calcext:value-type="date">
            <text:p>30.06.2015</text:p>
          </table:table-cell>
          <table:table-cell table:number-columns-repeated="3"/>
        </table:table-row>
        <table:table-row table:style-name="ro1">
          <table:table-cell office:value-type="float" office:value="4244" calcext:value-type="float">
            <text:p>4244</text:p>
          </table:table-cell>
          <table:table-cell office:value-type="date" office:date-value="2015-07-01" calcext:value-type="date">
            <text:p>1.07.2015</text:p>
          </table:table-cell>
          <table:table-cell table:number-columns-repeated="3"/>
        </table:table-row>
        <table:table-row table:style-name="ro1">
          <table:table-cell office:value-type="float" office:value="8233" calcext:value-type="float">
            <text:p>8233</text:p>
          </table:table-cell>
          <table:table-cell office:value-type="date" office:date-value="2015-07-02" calcext:value-type="date">
            <text:p>2.07.2015</text:p>
          </table:table-cell>
          <table:table-cell table:number-columns-repeated="3"/>
        </table:table-row>
        <table:table-row table:style-name="ro1">
          <table:table-cell office:value-type="float" office:value="8575" calcext:value-type="float">
            <text:p>8575</text:p>
          </table:table-cell>
          <table:table-cell office:value-type="date" office:date-value="2015-07-03" calcext:value-type="date">
            <text:p>3.07.2015</text:p>
          </table:table-cell>
          <table:table-cell table:number-columns-repeated="3"/>
        </table:table-row>
        <table:table-row table:style-name="ro1">
          <table:table-cell office:value-type="float" office:value="11159" calcext:value-type="float">
            <text:p>11159</text:p>
          </table:table-cell>
          <table:table-cell office:value-type="date" office:date-value="2015-07-04" calcext:value-type="date">
            <text:p>4.07.2015</text:p>
          </table:table-cell>
          <table:table-cell table:number-columns-repeated="3"/>
        </table:table-row>
        <table:table-row table:style-name="ro1">
          <table:table-cell office:value-type="float" office:value="7598" calcext:value-type="float">
            <text:p>7598</text:p>
          </table:table-cell>
          <table:table-cell office:value-type="date" office:date-value="2015-07-05" calcext:value-type="date">
            <text:p>5.07.2015</text:p>
          </table:table-cell>
          <table:table-cell table:number-columns-repeated="3"/>
        </table:table-row>
        <table:table-row table:style-name="ro1">
          <table:table-cell office:value-type="float" office:value="10871" calcext:value-type="float">
            <text:p>10871</text:p>
          </table:table-cell>
          <table:table-cell office:value-type="date" office:date-value="2015-07-06" calcext:value-type="date">
            <text:p>6.07.2015</text:p>
          </table:table-cell>
          <table:table-cell table:number-columns-repeated="3"/>
        </table:table-row>
        <table:table-row table:style-name="ro1">
          <table:table-cell office:value-type="float" office:value="7747" calcext:value-type="float">
            <text:p>7747</text:p>
          </table:table-cell>
          <table:table-cell office:value-type="date" office:date-value="2015-07-07" calcext:value-type="date">
            <text:p>7.07.2015</text:p>
          </table:table-cell>
          <table:table-cell table:number-columns-repeated="3"/>
        </table:table-row>
        <table:table-row table:style-name="ro1">
          <table:table-cell office:value-type="float" office:value="7990" calcext:value-type="float">
            <text:p>7990</text:p>
          </table:table-cell>
          <table:table-cell office:value-type="date" office:date-value="2015-07-08" calcext:value-type="date">
            <text:p>8.07.2015</text:p>
          </table:table-cell>
          <table:table-cell table:number-columns-repeated="3"/>
        </table:table-row>
        <table:table-row table:style-name="ro1">
          <table:table-cell office:value-type="float" office:value="10236" calcext:value-type="float">
            <text:p>10236</text:p>
          </table:table-cell>
          <table:table-cell office:value-type="date" office:date-value="2015-07-09" calcext:value-type="date">
            <text:p>9.07.2015</text:p>
          </table:table-cell>
          <table:table-cell table:number-columns-repeated="3"/>
        </table:table-row>
        <table:table-row table:style-name="ro1">
          <table:table-cell office:value-type="float" office:value="12055" calcext:value-type="float">
            <text:p>12055</text:p>
          </table:table-cell>
          <table:table-cell office:value-type="date" office:date-value="2015-07-10" calcext:value-type="date">
            <text:p>10.07.2015</text:p>
          </table:table-cell>
          <table:table-cell table:number-columns-repeated="3"/>
        </table:table-row>
        <table:table-row table:style-name="ro1">
          <table:table-cell office:value-type="float" office:value="7854" calcext:value-type="float">
            <text:p>7854</text:p>
          </table:table-cell>
          <table:table-cell office:value-type="date" office:date-value="2015-07-11" calcext:value-type="date">
            <text:p>11.07.2015</text:p>
          </table:table-cell>
          <table:table-cell table:number-columns-repeated="3"/>
        </table:table-row>
        <table:table-row table:style-name="ro1">
          <table:table-cell office:value-type="float" office:value="8354" calcext:value-type="float">
            <text:p>8354</text:p>
          </table:table-cell>
          <table:table-cell office:value-type="date" office:date-value="2015-07-12" calcext:value-type="date">
            <text:p>12.07.2015</text:p>
          </table:table-cell>
          <table:table-cell table:number-columns-repeated="3"/>
        </table:table-row>
        <table:table-row table:style-name="ro1">
          <table:table-cell office:value-type="float" office:value="6230" calcext:value-type="float">
            <text:p>6230</text:p>
          </table:table-cell>
          <table:table-cell office:value-type="date" office:date-value="2015-07-13" calcext:value-type="date">
            <text:p>13.07.2015</text:p>
          </table:table-cell>
          <table:table-cell table:number-columns-repeated="3"/>
        </table:table-row>
        <table:table-row table:style-name="ro1">
          <table:table-cell office:value-type="float" office:value="8944" calcext:value-type="float">
            <text:p>8944</text:p>
          </table:table-cell>
          <table:table-cell office:value-type="date" office:date-value="2015-07-14" calcext:value-type="date">
            <text:p>14.07.2015</text:p>
          </table:table-cell>
          <table:table-cell table:number-columns-repeated="3"/>
        </table:table-row>
        <table:table-row table:style-name="ro1">
          <table:table-cell office:value-type="float" office:value="12051" calcext:value-type="float">
            <text:p>12051</text:p>
          </table:table-cell>
          <table:table-cell office:value-type="date" office:date-value="2015-07-15" calcext:value-type="date">
            <text:p>15.07.2015</text:p>
          </table:table-cell>
          <table:table-cell table:number-columns-repeated="3"/>
        </table:table-row>
        <table:table-row table:style-name="ro1">
          <table:table-cell office:value-type="float" office:value="5285" calcext:value-type="float">
            <text:p>5285</text:p>
          </table:table-cell>
          <table:table-cell office:value-type="date" office:date-value="2015-07-16" calcext:value-type="date">
            <text:p>16.07.2015</text:p>
          </table:table-cell>
          <table:table-cell table:number-columns-repeated="3"/>
        </table:table-row>
        <table:table-row table:style-name="ro1">
          <table:table-cell office:value-type="float" office:value="5664" calcext:value-type="float">
            <text:p>5664</text:p>
          </table:table-cell>
          <table:table-cell office:value-type="date" office:date-value="2015-07-17" calcext:value-type="date">
            <text:p>17.07.2015</text:p>
          </table:table-cell>
          <table:table-cell table:number-columns-repeated="3"/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date" office:date-value="2015-07-18" calcext:value-type="date">
            <text:p>18.07.2015</text:p>
          </table:table-cell>
          <table:table-cell table:number-columns-repeated="3"/>
        </table:table-row>
        <table:table-row table:style-name="ro1">
          <table:table-cell office:value-type="float" office:value="6745" calcext:value-type="float">
            <text:p>6745</text:p>
          </table:table-cell>
          <table:table-cell office:value-type="date" office:date-value="2015-07-19" calcext:value-type="date">
            <text:p>19.07.2015</text:p>
          </table:table-cell>
          <table:table-cell table:number-columns-repeated="3"/>
        </table:table-row>
        <table:table-row table:style-name="ro1">
          <table:table-cell office:value-type="float" office:value="6157" calcext:value-type="float">
            <text:p>6157</text:p>
          </table:table-cell>
          <table:table-cell office:value-type="date" office:date-value="2015-07-20" calcext:value-type="date">
            <text:p>20.07.2015</text:p>
          </table:table-cell>
          <table:table-cell table:number-columns-repeated="3"/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date" office:date-value="2015-07-21" calcext:value-type="date">
            <text:p>21.07.2015</text:p>
          </table:table-cell>
          <table:table-cell table:number-columns-repeated="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date" office:date-value="2015-07-22" calcext:value-type="date">
            <text:p>22.07.2015</text:p>
          </table:table-cell>
          <table:table-cell table:number-columns-repeated="3"/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date" office:date-value="2015-07-23" calcext:value-type="date">
            <text:p>23.07.2015</text:p>
          </table:table-cell>
          <table:table-cell table:number-columns-repeated="3"/>
        </table:table-row>
        <table:table-row table:style-name="ro1">
          <table:table-cell office:value-type="float" office:value="8734" calcext:value-type="float">
            <text:p>8734</text:p>
          </table:table-cell>
          <table:table-cell office:value-type="date" office:date-value="2015-07-24" calcext:value-type="date">
            <text:p>24.07.2015</text:p>
          </table:table-cell>
          <table:table-cell table:number-columns-repeated="3"/>
        </table:table-row>
        <table:table-row table:style-name="ro1">
          <table:table-cell office:value-type="float" office:value="6633" calcext:value-type="float">
            <text:p>6633</text:p>
          </table:table-cell>
          <table:table-cell office:value-type="date" office:date-value="2015-07-25" calcext:value-type="date">
            <text:p>25.07.2015</text:p>
          </table:table-cell>
          <table:table-cell table:number-columns-repeated="3"/>
        </table:table-row>
        <table:table-row table:style-name="ro1">
          <table:table-cell office:value-type="float" office:value="7418" calcext:value-type="float">
            <text:p>7418</text:p>
          </table:table-cell>
          <table:table-cell office:value-type="date" office:date-value="2015-07-26" calcext:value-type="date">
            <text:p>26.07.2015</text:p>
          </table:table-cell>
          <table:table-cell table:number-columns-repeated="3"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date" office:date-value="2015-07-27" calcext:value-type="date">
            <text:p>27.07.2015</text:p>
          </table:table-cell>
          <table:table-cell table:number-columns-repeated="3"/>
        </table:table-row>
        <table:table-row table:style-name="ro1">
          <table:table-cell office:value-type="float" office:value="7804" calcext:value-type="float">
            <text:p>7804</text:p>
          </table:table-cell>
          <table:table-cell office:value-type="date" office:date-value="2015-07-28" calcext:value-type="date">
            <text:p>28.07.2015</text:p>
          </table:table-cell>
          <table:table-cell table:number-columns-repeated="3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date" office:date-value="2015-07-29" calcext:value-type="date">
            <text:p>29.07.2015</text:p>
          </table:table-cell>
          <table:table-cell table:number-columns-repeated="3"/>
        </table:table-row>
        <table:table-row table:style-name="ro1">
          <table:table-cell office:value-type="float" office:value="7389" calcext:value-type="float">
            <text:p>7389</text:p>
          </table:table-cell>
          <table:table-cell office:value-type="date" office:date-value="2015-07-30" calcext:value-type="date">
            <text:p>30.07.2015</text:p>
          </table:table-cell>
          <table:table-cell table:number-columns-repeated="3"/>
        </table:table-row>
        <table:table-row table:style-name="ro1">
          <table:table-cell office:value-type="float" office:value="6331" calcext:value-type="float">
            <text:p>6331</text:p>
          </table:table-cell>
          <table:table-cell office:value-type="date" office:date-value="2015-07-31" calcext:value-type="date">
            <text:p>31.07.2015</text:p>
          </table:table-cell>
          <table:table-cell table:number-columns-repeated="3"/>
        </table:table-row>
        <table:table-row table:style-name="ro1">
          <table:table-cell office:value-type="float" office:value="8388" calcext:value-type="float">
            <text:p>8388</text:p>
          </table:table-cell>
          <table:table-cell office:value-type="date" office:date-value="2015-08-01" calcext:value-type="date">
            <text:p>1.08.2015</text:p>
          </table:table-cell>
          <table:table-cell table:number-columns-repeated="3"/>
        </table:table-row>
        <table:table-row table:style-name="ro1">
          <table:table-cell office:value-type="float" office:value="7741" calcext:value-type="float">
            <text:p>7741</text:p>
          </table:table-cell>
          <table:table-cell office:value-type="date" office:date-value="2015-08-02" calcext:value-type="date">
            <text:p>2.08.2015</text:p>
          </table:table-cell>
          <table:table-cell table:number-columns-repeated="3"/>
        </table:table-row>
        <table:table-row table:style-name="ro1">
          <table:table-cell office:value-type="float" office:value="8062" calcext:value-type="float">
            <text:p>8062</text:p>
          </table:table-cell>
          <table:table-cell office:value-type="date" office:date-value="2015-08-03" calcext:value-type="date">
            <text:p>3.08.2015</text:p>
          </table:table-cell>
          <table:table-cell table:number-columns-repeated="3"/>
        </table:table-row>
        <table:table-row table:style-name="ro1">
          <table:table-cell office:value-type="float" office:value="8481" calcext:value-type="float">
            <text:p>8481</text:p>
          </table:table-cell>
          <table:table-cell office:value-type="date" office:date-value="2015-08-04" calcext:value-type="date">
            <text:p>4.08.2015</text:p>
          </table:table-cell>
          <table:table-cell table:number-columns-repeated="3"/>
        </table:table-row>
        <table:table-row table:style-name="ro1">
          <table:table-cell office:value-type="float" office:value="9363" calcext:value-type="float">
            <text:p>9363</text:p>
          </table:table-cell>
          <table:table-cell office:value-type="date" office:date-value="2015-08-05" calcext:value-type="date">
            <text:p>5.08.2015</text:p>
          </table:table-cell>
          <table:table-cell table:number-columns-repeated="3"/>
        </table:table-row>
        <table:table-row table:style-name="ro1">
          <table:table-cell office:value-type="float" office:value="4987" calcext:value-type="float">
            <text:p>4987</text:p>
          </table:table-cell>
          <table:table-cell office:value-type="date" office:date-value="2015-08-06" calcext:value-type="date">
            <text:p>6.08.2015</text:p>
          </table:table-cell>
          <table:table-cell table:number-columns-repeated="3"/>
        </table:table-row>
        <table:table-row table:style-name="ro1">
          <table:table-cell office:value-type="float" office:value="9162" calcext:value-type="float">
            <text:p>9162</text:p>
          </table:table-cell>
          <table:table-cell office:value-type="date" office:date-value="2015-08-07" calcext:value-type="date">
            <text:p>7.08.2015</text:p>
          </table:table-cell>
          <table:table-cell table:number-columns-repeated="3"/>
        </table:table-row>
        <table:table-row table:style-name="ro1">
          <table:table-cell office:value-type="float" office:value="6369" calcext:value-type="float">
            <text:p>6369</text:p>
          </table:table-cell>
          <table:table-cell office:value-type="date" office:date-value="2015-08-08" calcext:value-type="date">
            <text:p>8.08.2015</text:p>
          </table:table-cell>
          <table:table-cell table:number-columns-repeated="3"/>
        </table:table-row>
        <table:table-row table:style-name="ro1">
          <table:table-cell office:value-type="float" office:value="9537" calcext:value-type="float">
            <text:p>9537</text:p>
          </table:table-cell>
          <table:table-cell office:value-type="date" office:date-value="2015-08-09" calcext:value-type="date">
            <text:p>9.08.2015</text:p>
          </table:table-cell>
          <table:table-cell table:number-columns-repeated="3"/>
        </table:table-row>
        <table:table-row table:style-name="ro1">
          <table:table-cell office:value-type="float" office:value="5498" calcext:value-type="float">
            <text:p>5498</text:p>
          </table:table-cell>
          <table:table-cell office:value-type="date" office:date-value="2015-08-10" calcext:value-type="date">
            <text:p>10.08.2015</text:p>
          </table:table-cell>
          <table:table-cell table:number-columns-repeated="3"/>
        </table:table-row>
        <table:table-row table:style-name="ro1">
          <table:table-cell office:value-type="float" office:value="7625" calcext:value-type="float">
            <text:p>7625</text:p>
          </table:table-cell>
          <table:table-cell office:value-type="date" office:date-value="2015-08-11" calcext:value-type="date">
            <text:p>11.08.2015</text:p>
          </table:table-cell>
          <table:table-cell table:number-columns-repeated="3"/>
        </table:table-row>
        <table:table-row table:style-name="ro1">
          <table:table-cell office:value-type="float" office:value="5298" calcext:value-type="float">
            <text:p>5298</text:p>
          </table:table-cell>
          <table:table-cell office:value-type="date" office:date-value="2015-08-12" calcext:value-type="date">
            <text:p>12.08.2015</text:p>
          </table:table-cell>
          <table:table-cell table:number-columns-repeated="3"/>
        </table:table-row>
        <table:table-row table:style-name="ro1">
          <table:table-cell office:value-type="float" office:value="8175" calcext:value-type="float">
            <text:p>8175</text:p>
          </table:table-cell>
          <table:table-cell office:value-type="date" office:date-value="2015-08-13" calcext:value-type="date">
            <text:p>13.08.2015</text:p>
          </table:table-cell>
          <table:table-cell table:number-columns-repeated="3"/>
        </table:table-row>
        <table:table-row table:style-name="ro1">
          <table:table-cell office:value-type="float" office:value="4414" calcext:value-type="float">
            <text:p>4414</text:p>
          </table:table-cell>
          <table:table-cell office:value-type="date" office:date-value="2015-08-14" calcext:value-type="date">
            <text:p>14.08.2015</text:p>
          </table:table-cell>
          <table:table-cell table:number-columns-repeated="3"/>
        </table:table-row>
        <table:table-row table:style-name="ro1">
          <table:table-cell office:value-type="float" office:value="7861" calcext:value-type="float">
            <text:p>7861</text:p>
          </table:table-cell>
          <table:table-cell office:value-type="date" office:date-value="2015-08-15" calcext:value-type="date">
            <text:p>15.08.2015</text:p>
          </table:table-cell>
          <table:table-cell table:number-columns-repeated="3"/>
        </table:table-row>
        <table:table-row table:style-name="ro1">
          <table:table-cell office:value-type="float" office:value="6685" calcext:value-type="float">
            <text:p>6685</text:p>
          </table:table-cell>
          <table:table-cell office:value-type="date" office:date-value="2015-08-16" calcext:value-type="date">
            <text:p>16.08.2015</text:p>
          </table:table-cell>
          <table:table-cell table:number-columns-repeated="3"/>
        </table:table-row>
        <table:table-row table:style-name="ro1">
          <table:table-cell office:value-type="float" office:value="6730" calcext:value-type="float">
            <text:p>6730</text:p>
          </table:table-cell>
          <table:table-cell office:value-type="date" office:date-value="2015-08-17" calcext:value-type="date">
            <text:p>17.08.2015</text:p>
          </table:table-cell>
          <table:table-cell table:number-columns-repeated="3"/>
        </table:table-row>
        <table:table-row table:style-name="ro1">
          <table:table-cell office:value-type="float" office:value="6335" calcext:value-type="float">
            <text:p>6335</text:p>
          </table:table-cell>
          <table:table-cell office:value-type="date" office:date-value="2015-08-18" calcext:value-type="date">
            <text:p>18.08.2015</text:p>
          </table:table-cell>
          <table:table-cell table:number-columns-repeated="3"/>
        </table:table-row>
        <table:table-row table:style-name="ro1">
          <table:table-cell office:value-type="float" office:value="5530" calcext:value-type="float">
            <text:p>5530</text:p>
          </table:table-cell>
          <table:table-cell office:value-type="date" office:date-value="2015-08-19" calcext:value-type="date">
            <text:p>19.08.2015</text:p>
          </table:table-cell>
          <table:table-cell table:number-columns-repeated="3"/>
        </table:table-row>
        <table:table-row table:style-name="ro1">
          <table:table-cell office:value-type="float" office:value="7989" calcext:value-type="float">
            <text:p>7989</text:p>
          </table:table-cell>
          <table:table-cell office:value-type="date" office:date-value="2015-08-20" calcext:value-type="date">
            <text:p>20.08.2015</text:p>
          </table:table-cell>
          <table:table-cell table:number-columns-repeated="3"/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date" office:date-value="2015-08-21" calcext:value-type="date">
            <text:p>21.08.2015</text:p>
          </table:table-cell>
          <table:table-cell table:number-columns-repeated="3"/>
        </table:table-row>
        <table:table-row table:style-name="ro1">
          <table:table-cell office:value-type="float" office:value="4274" calcext:value-type="float">
            <text:p>4274</text:p>
          </table:table-cell>
          <table:table-cell office:value-type="date" office:date-value="2015-08-22" calcext:value-type="date">
            <text:p>22.08.2015</text:p>
          </table:table-cell>
          <table:table-cell table:number-columns-repeated="3"/>
        </table:table-row>
        <table:table-row table:style-name="ro1">
          <table:table-cell office:value-type="float" office:value="11244" calcext:value-type="float">
            <text:p>11244</text:p>
          </table:table-cell>
          <table:table-cell office:value-type="date" office:date-value="2015-08-23" calcext:value-type="date">
            <text:p>23.08.2015</text:p>
          </table:table-cell>
          <table:table-cell table:number-columns-repeated="3"/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date" office:date-value="2015-08-24" calcext:value-type="date">
            <text:p>24.08.2015</text:p>
          </table:table-cell>
          <table:table-cell table:number-columns-repeated="3"/>
        </table:table-row>
        <table:table-row table:style-name="ro1">
          <table:table-cell office:value-type="float" office:value="7542" calcext:value-type="float">
            <text:p>7542</text:p>
          </table:table-cell>
          <table:table-cell office:value-type="date" office:date-value="2015-08-25" calcext:value-type="date">
            <text:p>25.08.2015</text:p>
          </table:table-cell>
          <table:table-cell table:number-columns-repeated="3"/>
        </table:table-row>
        <table:table-row table:style-name="ro1">
          <table:table-cell office:value-type="float" office:value="9998" calcext:value-type="float">
            <text:p>9998</text:p>
          </table:table-cell>
          <table:table-cell office:value-type="date" office:date-value="2015-08-26" calcext:value-type="date">
            <text:p>26.08.2015</text:p>
          </table:table-cell>
          <table:table-cell table:number-columns-repeated="3"/>
        </table:table-row>
        <table:table-row table:style-name="ro1">
          <table:table-cell office:value-type="float" office:value="12304" calcext:value-type="float">
            <text:p>12304</text:p>
          </table:table-cell>
          <table:table-cell office:value-type="date" office:date-value="2015-08-27" calcext:value-type="date">
            <text:p>27.08.2015</text:p>
          </table:table-cell>
          <table:table-cell table:number-columns-repeated="3"/>
        </table:table-row>
        <table:table-row table:style-name="ro1">
          <table:table-cell office:value-type="float" office:value="7773" calcext:value-type="float">
            <text:p>7773</text:p>
          </table:table-cell>
          <table:table-cell office:value-type="date" office:date-value="2015-08-28" calcext:value-type="date">
            <text:p>28.08.2015</text:p>
          </table:table-cell>
          <table:table-cell table:number-columns-repeated="3"/>
        </table:table-row>
        <table:table-row table:style-name="ro1">
          <table:table-cell office:value-type="float" office:value="8979" calcext:value-type="float">
            <text:p>8979</text:p>
          </table:table-cell>
          <table:table-cell office:value-type="date" office:date-value="2015-08-29" calcext:value-type="date">
            <text:p>29.08.2015</text:p>
          </table:table-cell>
          <table:table-cell table:number-columns-repeated="3"/>
        </table:table-row>
        <table:table-row table:style-name="ro1">
          <table:table-cell office:value-type="float" office:value="9284" calcext:value-type="float">
            <text:p>9284</text:p>
          </table:table-cell>
          <table:table-cell office:value-type="date" office:date-value="2015-08-30" calcext:value-type="date">
            <text:p>30.08.2015</text:p>
          </table:table-cell>
          <table:table-cell table:number-columns-repeated="3"/>
        </table:table-row>
        <table:table-row table:style-name="ro1">
          <table:table-cell office:value-type="float" office:value="19842" calcext:value-type="float">
            <text:p>19842</text:p>
          </table:table-cell>
          <table:table-cell office:value-type="date" office:date-value="2015-08-31" calcext:value-type="date">
            <text:p>31.08.2015</text:p>
          </table:table-cell>
          <table:table-cell table:number-columns-repeated="3"/>
        </table:table-row>
        <table:table-row table:style-name="ro1">
          <table:table-cell office:value-type="float" office:value="26201" calcext:value-type="float">
            <text:p>26201</text:p>
          </table:table-cell>
          <table:table-cell office:value-type="date" office:date-value="2015-09-01" calcext:value-type="date">
            <text:p>1.09.2015</text:p>
          </table:table-cell>
          <table:table-cell table:number-columns-repeated="3"/>
        </table:table-row>
        <table:table-row table:style-name="ro1">
          <table:table-cell office:value-type="float" office:value="40991" calcext:value-type="float">
            <text:p>40991</text:p>
          </table:table-cell>
          <table:table-cell office:value-type="date" office:date-value="2015-09-02" calcext:value-type="date">
            <text:p>2.09.2015</text:p>
          </table:table-cell>
          <table:table-cell table:number-columns-repeated="3"/>
        </table:table-row>
        <table:table-row table:style-name="ro1">
          <table:table-cell office:value-type="float" office:value="66575" calcext:value-type="float">
            <text:p>66575</text:p>
          </table:table-cell>
          <table:table-cell office:value-type="date" office:date-value="2015-09-03" calcext:value-type="date">
            <text:p>3.09.2015</text:p>
          </table:table-cell>
          <table:table-cell table:number-columns-repeated="3"/>
        </table:table-row>
        <table:table-row table:style-name="ro1">
          <table:table-cell office:value-type="float" office:value="87422" calcext:value-type="float">
            <text:p>87422</text:p>
          </table:table-cell>
          <table:table-cell office:value-type="date" office:date-value="2015-09-04" calcext:value-type="date">
            <text:p>4.09.2015</text:p>
          </table:table-cell>
          <table:table-cell table:number-columns-repeated="3"/>
        </table:table-row>
        <table:table-row table:style-name="ro1">
          <table:table-cell office:value-type="float" office:value="97389" calcext:value-type="float">
            <text:p>97389</text:p>
          </table:table-cell>
          <table:table-cell office:value-type="date" office:date-value="2015-09-05" calcext:value-type="date">
            <text:p>5.09.2015</text:p>
          </table:table-cell>
          <table:table-cell table:number-columns-repeated="3"/>
        </table:table-row>
        <table:table-row table:style-name="ro1">
          <table:table-cell office:value-type="float" office:value="103040" calcext:value-type="float">
            <text:p>103040</text:p>
          </table:table-cell>
          <table:table-cell office:value-type="date" office:date-value="2015-09-06" calcext:value-type="date">
            <text:p>6.09.2015</text:p>
          </table:table-cell>
          <table:table-cell table:number-columns-repeated="3"/>
        </table:table-row>
        <table:table-row table:style-name="ro1">
          <table:table-cell office:value-type="float" office:value="89180" calcext:value-type="float">
            <text:p>89180</text:p>
          </table:table-cell>
          <table:table-cell office:value-type="date" office:date-value="2015-09-07" calcext:value-type="date">
            <text:p>7.09.2015</text:p>
          </table:table-cell>
          <table:table-cell table:number-columns-repeated="3"/>
        </table:table-row>
        <table:table-row table:style-name="ro1">
          <table:table-cell office:value-type="float" office:value="66652" calcext:value-type="float">
            <text:p>66652</text:p>
          </table:table-cell>
          <table:table-cell office:value-type="date" office:date-value="2015-09-08" calcext:value-type="date">
            <text:p>8.09.2015</text:p>
          </table:table-cell>
          <table:table-cell table:number-columns-repeated="3"/>
        </table:table-row>
        <table:table-row table:style-name="ro1">
          <table:table-cell office:value-type="float" office:value="49260" calcext:value-type="float">
            <text:p>49260</text:p>
          </table:table-cell>
          <table:table-cell office:value-type="date" office:date-value="2015-09-09" calcext:value-type="date">
            <text:p>9.09.2015</text:p>
          </table:table-cell>
          <table:table-cell table:number-columns-repeated="3"/>
        </table:table-row>
        <table:table-row table:style-name="ro1">
          <table:table-cell office:value-type="float" office:value="28171" calcext:value-type="float">
            <text:p>28171</text:p>
          </table:table-cell>
          <table:table-cell office:value-type="date" office:date-value="2015-09-10" calcext:value-type="date">
            <text:p>10.09.2015</text:p>
          </table:table-cell>
          <table:table-cell table:number-columns-repeated="3"/>
        </table:table-row>
        <table:table-row table:style-name="ro1">
          <table:table-cell office:value-type="float" office:value="20635" calcext:value-type="float">
            <text:p>20635</text:p>
          </table:table-cell>
          <table:table-cell office:value-type="date" office:date-value="2015-09-11" calcext:value-type="date">
            <text:p>11.09.2015</text:p>
          </table:table-cell>
          <table:table-cell table:number-columns-repeated="3"/>
        </table:table-row>
        <table:table-row table:style-name="ro1">
          <table:table-cell office:value-type="float" office:value="21918" calcext:value-type="float">
            <text:p>21918</text:p>
          </table:table-cell>
          <table:table-cell office:value-type="date" office:date-value="2015-09-12" calcext:value-type="date">
            <text:p>12.09.2015</text:p>
          </table:table-cell>
          <table:table-cell table:number-columns-repeated="3"/>
        </table:table-row>
        <table:table-row table:style-name="ro1">
          <table:table-cell office:value-type="float" office:value="28549" calcext:value-type="float">
            <text:p>28549</text:p>
          </table:table-cell>
          <table:table-cell office:value-type="date" office:date-value="2015-09-13" calcext:value-type="date">
            <text:p>13.09.2015</text:p>
          </table:table-cell>
          <table:table-cell table:number-columns-repeated="3"/>
        </table:table-row>
        <table:table-row table:style-name="ro1">
          <table:table-cell office:value-type="float" office:value="43796" calcext:value-type="float">
            <text:p>43796</text:p>
          </table:table-cell>
          <table:table-cell office:value-type="date" office:date-value="2015-09-14" calcext:value-type="date">
            <text:p>14.09.2015</text:p>
          </table:table-cell>
          <table:table-cell table:number-columns-repeated="3"/>
        </table:table-row>
        <table:table-row table:style-name="ro1">
          <table:table-cell office:value-type="float" office:value="65714" calcext:value-type="float">
            <text:p>65714</text:p>
          </table:table-cell>
          <table:table-cell office:value-type="date" office:date-value="2015-09-15" calcext:value-type="date">
            <text:p>15.09.2015</text:p>
          </table:table-cell>
          <table:table-cell table:number-columns-repeated="3"/>
        </table:table-row>
        <table:table-row table:style-name="ro1">
          <table:table-cell office:value-type="float" office:value="87954" calcext:value-type="float">
            <text:p>87954</text:p>
          </table:table-cell>
          <table:table-cell office:value-type="date" office:date-value="2015-09-16" calcext:value-type="date">
            <text:p>16.09.2015</text:p>
          </table:table-cell>
          <table:table-cell table:number-columns-repeated="3"/>
        </table:table-row>
        <table:table-row table:style-name="ro1">
          <table:table-cell office:value-type="float" office:value="95165" calcext:value-type="float">
            <text:p>95165</text:p>
          </table:table-cell>
          <table:table-cell office:value-type="date" office:date-value="2015-09-17" calcext:value-type="date">
            <text:p>17.09.2015</text:p>
          </table:table-cell>
          <table:table-cell table:number-columns-repeated="3"/>
        </table:table-row>
        <table:table-row table:style-name="ro1">
          <table:table-cell office:value-type="float" office:value="98220" calcext:value-type="float">
            <text:p>98220</text:p>
          </table:table-cell>
          <table:table-cell office:value-type="date" office:date-value="2015-09-18" calcext:value-type="date">
            <text:p>18.09.2015</text:p>
          </table:table-cell>
          <table:table-cell table:number-columns-repeated="3"/>
        </table:table-row>
        <table:table-row table:style-name="ro1">
          <table:table-cell office:value-type="float" office:value="84902" calcext:value-type="float">
            <text:p>84902</text:p>
          </table:table-cell>
          <table:table-cell office:value-type="date" office:date-value="2015-09-19" calcext:value-type="date">
            <text:p>19.09.2015</text:p>
          </table:table-cell>
          <table:table-cell table:number-columns-repeated="3"/>
        </table:table-row>
        <table:table-row table:style-name="ro1">
          <table:table-cell office:value-type="float" office:value="67931" calcext:value-type="float">
            <text:p>67931</text:p>
          </table:table-cell>
          <table:table-cell office:value-type="date" office:date-value="2015-09-20" calcext:value-type="date">
            <text:p>20.09.2015</text:p>
          </table:table-cell>
          <table:table-cell table:number-columns-repeated="3"/>
        </table:table-row>
        <table:table-row table:style-name="ro1">
          <table:table-cell office:value-type="float" office:value="47911" calcext:value-type="float">
            <text:p>47911</text:p>
          </table:table-cell>
          <table:table-cell office:value-type="date" office:date-value="2015-09-21" calcext:value-type="date">
            <text:p>21.09.2015</text:p>
          </table:table-cell>
          <table:table-cell table:number-columns-repeated="3"/>
        </table:table-row>
        <table:table-row table:style-name="ro1">
          <table:table-cell office:value-type="float" office:value="26330" calcext:value-type="float">
            <text:p>26330</text:p>
          </table:table-cell>
          <table:table-cell office:value-type="date" office:date-value="2015-09-22" calcext:value-type="date">
            <text:p>22.09.2015</text:p>
          </table:table-cell>
          <table:table-cell table:number-columns-repeated="3"/>
        </table:table-row>
        <table:table-row table:style-name="ro1">
          <table:table-cell office:value-type="float" office:value="16337" calcext:value-type="float">
            <text:p>16337</text:p>
          </table:table-cell>
          <table:table-cell office:value-type="date" office:date-value="2015-09-23" calcext:value-type="date">
            <text:p>23.09.2015</text:p>
          </table:table-cell>
          <table:table-cell table:number-columns-repeated="3"/>
        </table:table-row>
        <table:table-row table:style-name="ro1">
          <table:table-cell office:value-type="float" office:value="12177" calcext:value-type="float">
            <text:p>12177</text:p>
          </table:table-cell>
          <table:table-cell office:value-type="date" office:date-value="2015-09-24" calcext:value-type="date">
            <text:p>24.09.2015</text:p>
          </table:table-cell>
          <table:table-cell table:number-columns-repeated="3"/>
        </table:table-row>
        <table:table-row table:style-name="ro1">
          <table:table-cell office:value-type="float" office:value="9468" calcext:value-type="float">
            <text:p>9468</text:p>
          </table:table-cell>
          <table:table-cell office:value-type="date" office:date-value="2015-09-25" calcext:value-type="date">
            <text:p>25.09.2015</text:p>
          </table:table-cell>
          <table:table-cell table:number-columns-repeated="3"/>
        </table:table-row>
        <table:table-row table:style-name="ro1">
          <table:table-cell office:value-type="float" office:value="10279" calcext:value-type="float">
            <text:p>10279</text:p>
          </table:table-cell>
          <table:table-cell office:value-type="date" office:date-value="2015-09-26" calcext:value-type="date">
            <text:p>26.09.2015</text:p>
          </table:table-cell>
          <table:table-cell table:number-columns-repeated="3"/>
        </table:table-row>
        <table:table-row table:style-name="ro1">
          <table:table-cell office:value-type="float" office:value="12137" calcext:value-type="float">
            <text:p>12137</text:p>
          </table:table-cell>
          <table:table-cell office:value-type="date" office:date-value="2015-09-27" calcext:value-type="date">
            <text:p>27.09.2015</text:p>
          </table:table-cell>
          <table:table-cell table:number-columns-repeated="3"/>
        </table:table-row>
        <table:table-row table:style-name="ro1">
          <table:table-cell office:value-type="float" office:value="8402" calcext:value-type="float">
            <text:p>8402</text:p>
          </table:table-cell>
          <table:table-cell office:value-type="date" office:date-value="2015-09-28" calcext:value-type="date">
            <text:p>28.09.2015</text:p>
          </table:table-cell>
          <table:table-cell table:number-columns-repeated="3"/>
        </table:table-row>
        <table:table-row table:style-name="ro1">
          <table:table-cell office:value-type="float" office:value="8687" calcext:value-type="float">
            <text:p>8687</text:p>
          </table:table-cell>
          <table:table-cell office:value-type="date" office:date-value="2015-09-29" calcext:value-type="date">
            <text:p>29.09.2015</text:p>
          </table:table-cell>
          <table:table-cell table:number-columns-repeated="3"/>
        </table:table-row>
        <table:table-row table:style-name="ro1">
          <table:table-cell office:value-type="float" office:value="11324" calcext:value-type="float">
            <text:p>11324</text:p>
          </table:table-cell>
          <table:table-cell office:value-type="date" office:date-value="2015-09-30" calcext:value-type="date">
            <text:p>30.09.2015</text:p>
          </table:table-cell>
          <table:table-cell table:number-columns-repeated="3"/>
        </table:table-row>
        <table:table-row table:style-name="ro1">
          <table:table-cell office:value-type="float" office:value="12546" calcext:value-type="float">
            <text:p>12546</text:p>
          </table:table-cell>
          <table:table-cell office:value-type="date" office:date-value="2015-10-01" calcext:value-type="date">
            <text:p>1.10.2015</text:p>
          </table:table-cell>
          <table:table-cell table:number-columns-repeated="3"/>
        </table:table-row>
        <table:table-row table:style-name="ro1">
          <table:table-cell office:value-type="float" office:value="12010" calcext:value-type="float">
            <text:p>12010</text:p>
          </table:table-cell>
          <table:table-cell office:value-type="date" office:date-value="2015-10-02" calcext:value-type="date">
            <text:p>2.10.2015</text:p>
          </table:table-cell>
          <table:table-cell table:number-columns-repeated="3"/>
        </table:table-row>
        <table:table-row table:style-name="ro1">
          <table:table-cell office:value-type="float" office:value="8517" calcext:value-type="float">
            <text:p>8517</text:p>
          </table:table-cell>
          <table:table-cell office:value-type="date" office:date-value="2015-10-03" calcext:value-type="date">
            <text:p>3.10.2015</text:p>
          </table:table-cell>
          <table:table-cell table:number-columns-repeated="3"/>
        </table:table-row>
        <table:table-row table:style-name="ro1">
          <table:table-cell office:value-type="float" office:value="10350" calcext:value-type="float">
            <text:p>10350</text:p>
          </table:table-cell>
          <table:table-cell office:value-type="date" office:date-value="2015-10-04" calcext:value-type="date">
            <text:p>4.10.2015</text:p>
          </table:table-cell>
          <table:table-cell table:number-columns-repeated="3"/>
        </table:table-row>
        <table:table-row table:style-name="ro1">
          <table:table-cell office:value-type="float" office:value="9072" calcext:value-type="float">
            <text:p>9072</text:p>
          </table:table-cell>
          <table:table-cell office:value-type="date" office:date-value="2015-10-05" calcext:value-type="date">
            <text:p>5.10.2015</text:p>
          </table:table-cell>
          <table:table-cell table:number-columns-repeated="3"/>
        </table:table-row>
        <table:table-row table:style-name="ro1">
          <table:table-cell office:value-type="float" office:value="9025" calcext:value-type="float">
            <text:p>9025</text:p>
          </table:table-cell>
          <table:table-cell office:value-type="date" office:date-value="2015-10-06" calcext:value-type="date">
            <text:p>6.10.2015</text:p>
          </table:table-cell>
          <table:table-cell table:number-columns-repeated="3"/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date" office:date-value="2015-10-07" calcext:value-type="date">
            <text:p>7.10.2015</text:p>
          </table:table-cell>
          <table:table-cell table:number-columns-repeated="3"/>
        </table:table-row>
        <table:table-row table:style-name="ro1">
          <table:table-cell office:value-type="float" office:value="10231" calcext:value-type="float">
            <text:p>10231</text:p>
          </table:table-cell>
          <table:table-cell office:value-type="date" office:date-value="2015-10-08" calcext:value-type="date">
            <text:p>8.10.2015</text:p>
          </table:table-cell>
          <table:table-cell table:number-columns-repeated="3"/>
        </table:table-row>
        <table:table-row table:style-name="ro1">
          <table:table-cell office:value-type="float" office:value="8107" calcext:value-type="float">
            <text:p>8107</text:p>
          </table:table-cell>
          <table:table-cell office:value-type="date" office:date-value="2015-10-09" calcext:value-type="date">
            <text:p>9.10.2015</text:p>
          </table:table-cell>
          <table:table-cell table:number-columns-repeated="3"/>
        </table:table-row>
        <table:table-row table:style-name="ro1">
          <table:table-cell office:value-type="float" office:value="7978" calcext:value-type="float">
            <text:p>7978</text:p>
          </table:table-cell>
          <table:table-cell office:value-type="date" office:date-value="2015-10-10" calcext:value-type="date">
            <text:p>10.10.2015</text:p>
          </table:table-cell>
          <table:table-cell table:number-columns-repeated="3"/>
        </table:table-row>
        <table:table-row table:style-name="ro1">
          <table:table-cell office:value-type="float" office:value="12236" calcext:value-type="float">
            <text:p>12236</text:p>
          </table:table-cell>
          <table:table-cell office:value-type="date" office:date-value="2015-10-11" calcext:value-type="date">
            <text:p>11.10.2015</text:p>
          </table:table-cell>
          <table:table-cell table:number-columns-repeated="3"/>
        </table:table-row>
        <table:table-row table:style-name="ro1">
          <table:table-cell office:value-type="float" office:value="10779" calcext:value-type="float">
            <text:p>10779</text:p>
          </table:table-cell>
          <table:table-cell office:value-type="date" office:date-value="2015-10-12" calcext:value-type="date">
            <text:p>12.10.2015</text:p>
          </table:table-cell>
          <table:table-cell table:number-columns-repeated="3"/>
        </table:table-row>
        <table:table-row table:style-name="ro1">
          <table:table-cell office:value-type="float" office:value="11721" calcext:value-type="float">
            <text:p>11721</text:p>
          </table:table-cell>
          <table:table-cell office:value-type="date" office:date-value="2015-10-13" calcext:value-type="date">
            <text:p>13.10.2015</text:p>
          </table:table-cell>
          <table:table-cell table:number-columns-repeated="3"/>
        </table:table-row>
        <table:table-row table:style-name="ro1">
          <table:table-cell office:value-type="float" office:value="9962" calcext:value-type="float">
            <text:p>9962</text:p>
          </table:table-cell>
          <table:table-cell office:value-type="date" office:date-value="2015-10-14" calcext:value-type="date">
            <text:p>14.10.2015</text:p>
          </table:table-cell>
          <table:table-cell table:number-columns-repeated="3"/>
        </table:table-row>
        <table:table-row table:style-name="ro1">
          <table:table-cell office:value-type="float" office:value="7671" calcext:value-type="float">
            <text:p>7671</text:p>
          </table:table-cell>
          <table:table-cell office:value-type="date" office:date-value="2015-10-15" calcext:value-type="date">
            <text:p>15.10.2015</text:p>
          </table:table-cell>
          <table:table-cell table:number-columns-repeated="3"/>
        </table:table-row>
        <table:table-row table:style-name="ro1">
          <table:table-cell office:value-type="float" office:value="9044" calcext:value-type="float">
            <text:p>9044</text:p>
          </table:table-cell>
          <table:table-cell office:value-type="date" office:date-value="2015-10-16" calcext:value-type="date">
            <text:p>16.10.2015</text:p>
          </table:table-cell>
          <table:table-cell table:number-columns-repeated="3"/>
        </table:table-row>
        <table:table-row table:style-name="ro1">
          <table:table-cell office:value-type="float" office:value="6902" calcext:value-type="float">
            <text:p>6902</text:p>
          </table:table-cell>
          <table:table-cell office:value-type="date" office:date-value="2015-10-17" calcext:value-type="date">
            <text:p>17.10.2015</text:p>
          </table:table-cell>
          <table:table-cell table:number-columns-repeated="3"/>
        </table:table-row>
        <table:table-row table:style-name="ro1">
          <table:table-cell office:value-type="float" office:value="11443" calcext:value-type="float">
            <text:p>11443</text:p>
          </table:table-cell>
          <table:table-cell office:value-type="date" office:date-value="2015-10-18" calcext:value-type="date">
            <text:p>18.10.2015</text:p>
          </table:table-cell>
          <table:table-cell table:number-columns-repeated="3"/>
        </table:table-row>
        <table:table-row table:style-name="ro1">
          <table:table-cell office:value-type="float" office:value="10992" calcext:value-type="float">
            <text:p>10992</text:p>
          </table:table-cell>
          <table:table-cell office:value-type="date" office:date-value="2015-10-19" calcext:value-type="date">
            <text:p>19.10.2015</text:p>
          </table:table-cell>
          <table:table-cell table:number-columns-repeated="3"/>
        </table:table-row>
        <table:table-row table:style-name="ro1">
          <table:table-cell office:value-type="float" office:value="7208" calcext:value-type="float">
            <text:p>7208</text:p>
          </table:table-cell>
          <table:table-cell office:value-type="date" office:date-value="2015-10-20" calcext:value-type="date">
            <text:p>20.10.2015</text:p>
          </table:table-cell>
          <table:table-cell table:number-columns-repeated="3"/>
        </table:table-row>
        <table:table-row table:style-name="ro1">
          <table:table-cell office:value-type="float" office:value="12545" calcext:value-type="float">
            <text:p>12545</text:p>
          </table:table-cell>
          <table:table-cell office:value-type="date" office:date-value="2015-10-21" calcext:value-type="date">
            <text:p>21.10.2015</text:p>
          </table:table-cell>
          <table:table-cell table:number-columns-repeated="3"/>
        </table:table-row>
        <table:table-row table:style-name="ro1">
          <table:table-cell office:value-type="float" office:value="11415" calcext:value-type="float">
            <text:p>11415</text:p>
          </table:table-cell>
          <table:table-cell office:value-type="date" office:date-value="2015-10-22" calcext:value-type="date">
            <text:p>22.10.2015</text:p>
          </table:table-cell>
          <table:table-cell table:number-columns-repeated="3"/>
        </table:table-row>
        <table:table-row table:style-name="ro1">
          <table:table-cell office:value-type="float" office:value="14081" calcext:value-type="float">
            <text:p>14081</text:p>
          </table:table-cell>
          <table:table-cell office:value-type="date" office:date-value="2015-10-23" calcext:value-type="date">
            <text:p>23.10.2015</text:p>
          </table:table-cell>
          <table:table-cell table:number-columns-repeated="3"/>
        </table:table-row>
        <table:table-row table:style-name="ro1">
          <table:table-cell office:value-type="float" office:value="10899" calcext:value-type="float">
            <text:p>10899</text:p>
          </table:table-cell>
          <table:table-cell office:value-type="date" office:date-value="2015-10-24" calcext:value-type="date">
            <text:p>24.10.2015</text:p>
          </table:table-cell>
          <table:table-cell table:number-columns-repeated="3"/>
        </table:table-row>
        <table:table-row table:style-name="ro1">
          <table:table-cell office:value-type="float" office:value="10668" calcext:value-type="float">
            <text:p>10668</text:p>
          </table:table-cell>
          <table:table-cell office:value-type="date" office:date-value="2015-10-25" calcext:value-type="date">
            <text:p>25.10.2015</text:p>
          </table:table-cell>
          <table:table-cell table:number-columns-repeated="3"/>
        </table:table-row>
        <table:table-row table:style-name="ro1">
          <table:table-cell office:value-type="float" office:value="8468" calcext:value-type="float">
            <text:p>8468</text:p>
          </table:table-cell>
          <table:table-cell office:value-type="date" office:date-value="2015-10-26" calcext:value-type="date">
            <text:p>26.10.2015</text:p>
          </table:table-cell>
          <table:table-cell table:number-columns-repeated="3"/>
        </table:table-row>
        <table:table-row table:style-name="ro1">
          <table:table-cell office:value-type="float" office:value="16468" calcext:value-type="float">
            <text:p>16468</text:p>
          </table:table-cell>
          <table:table-cell office:value-type="date" office:date-value="2015-10-27" calcext:value-type="date">
            <text:p>27.10.2015</text:p>
          </table:table-cell>
          <table:table-cell table:number-columns-repeated="3"/>
        </table:table-row>
        <table:table-row table:style-name="ro1">
          <table:table-cell office:value-type="float" office:value="12029" calcext:value-type="float">
            <text:p>12029</text:p>
          </table:table-cell>
          <table:table-cell office:value-type="date" office:date-value="2015-10-28" calcext:value-type="date">
            <text:p>28.10.2015</text:p>
          </table:table-cell>
          <table:table-cell table:number-columns-repeated="3"/>
        </table:table-row>
        <table:table-row table:style-name="ro1">
          <table:table-cell office:value-type="float" office:value="10858" calcext:value-type="float">
            <text:p>10858</text:p>
          </table:table-cell>
          <table:table-cell office:value-type="date" office:date-value="2015-10-29" calcext:value-type="date">
            <text:p>29.10.2015</text:p>
          </table:table-cell>
          <table:table-cell table:number-columns-repeated="3"/>
        </table:table-row>
        <table:table-row table:style-name="ro1">
          <table:table-cell office:value-type="float" office:value="11348" calcext:value-type="float">
            <text:p>11348</text:p>
          </table:table-cell>
          <table:table-cell office:value-type="date" office:date-value="2015-10-30" calcext:value-type="date">
            <text:p>30.10.2015</text:p>
          </table:table-cell>
          <table:table-cell table:number-columns-repeated="3"/>
        </table:table-row>
        <table:table-row table:style-name="ro1">
          <table:table-cell office:value-type="float" office:value="15171" calcext:value-type="float">
            <text:p>15171</text:p>
          </table:table-cell>
          <table:table-cell office:value-type="date" office:date-value="2015-10-31" calcext:value-type="date">
            <text:p>31.10.2015</text:p>
          </table:table-cell>
          <table:table-cell table:number-columns-repeated="3"/>
        </table:table-row>
        <table:table-row table:style-name="ro1">
          <table:table-cell office:value-type="float" office:value="10762" calcext:value-type="float">
            <text:p>10762</text:p>
          </table:table-cell>
          <table:table-cell office:value-type="date" office:date-value="2015-11-01" calcext:value-type="date">
            <text:p>1.11.2015</text:p>
          </table:table-cell>
          <table:table-cell table:number-columns-repeated="3"/>
        </table:table-row>
        <table:table-row table:style-name="ro1">
          <table:table-cell office:value-type="float" office:value="14908" calcext:value-type="float">
            <text:p>14908</text:p>
          </table:table-cell>
          <table:table-cell office:value-type="date" office:date-value="2015-11-02" calcext:value-type="date">
            <text:p>2.11.2015</text:p>
          </table:table-cell>
          <table:table-cell table:number-columns-repeated="3"/>
        </table:table-row>
        <table:table-row table:style-name="ro1">
          <table:table-cell office:value-type="float" office:value="12461" calcext:value-type="float">
            <text:p>12461</text:p>
          </table:table-cell>
          <table:table-cell office:value-type="date" office:date-value="2015-11-03" calcext:value-type="date">
            <text:p>3.11.2015</text:p>
          </table:table-cell>
          <table:table-cell table:number-columns-repeated="3"/>
        </table:table-row>
        <table:table-row table:style-name="ro1">
          <table:table-cell office:value-type="float" office:value="14186" calcext:value-type="float">
            <text:p>14186</text:p>
          </table:table-cell>
          <table:table-cell office:value-type="date" office:date-value="2015-11-04" calcext:value-type="date">
            <text:p>4.11.2015</text:p>
          </table:table-cell>
          <table:table-cell table:number-columns-repeated="3"/>
        </table:table-row>
        <table:table-row table:style-name="ro1">
          <table:table-cell office:value-type="float" office:value="14674" calcext:value-type="float">
            <text:p>14674</text:p>
          </table:table-cell>
          <table:table-cell office:value-type="date" office:date-value="2015-11-05" calcext:value-type="date">
            <text:p>5.11.2015</text:p>
          </table:table-cell>
          <table:table-cell table:number-columns-repeated="3"/>
        </table:table-row>
        <table:table-row table:style-name="ro1">
          <table:table-cell office:value-type="float" office:value="11348" calcext:value-type="float">
            <text:p>11348</text:p>
          </table:table-cell>
          <table:table-cell office:value-type="date" office:date-value="2015-11-06" calcext:value-type="date">
            <text:p>6.11.2015</text:p>
          </table:table-cell>
          <table:table-cell table:number-columns-repeated="3"/>
        </table:table-row>
        <table:table-row table:style-name="ro1">
          <table:table-cell office:value-type="float" office:value="12147" calcext:value-type="float">
            <text:p>12147</text:p>
          </table:table-cell>
          <table:table-cell office:value-type="date" office:date-value="2015-11-07" calcext:value-type="date">
            <text:p>7.11.2015</text:p>
          </table:table-cell>
          <table:table-cell table:number-columns-repeated="3"/>
        </table:table-row>
        <table:table-row table:style-name="ro1">
          <table:table-cell office:value-type="float" office:value="13297" calcext:value-type="float">
            <text:p>13297</text:p>
          </table:table-cell>
          <table:table-cell office:value-type="date" office:date-value="2015-11-08" calcext:value-type="date">
            <text:p>8.11.2015</text:p>
          </table:table-cell>
          <table:table-cell table:number-columns-repeated="3"/>
        </table:table-row>
        <table:table-row table:style-name="ro1">
          <table:table-cell office:value-type="float" office:value="13183" calcext:value-type="float">
            <text:p>13183</text:p>
          </table:table-cell>
          <table:table-cell office:value-type="date" office:date-value="2015-11-09" calcext:value-type="date">
            <text:p>9.11.2015</text:p>
          </table:table-cell>
          <table:table-cell table:number-columns-repeated="3"/>
        </table:table-row>
        <table:table-row table:style-name="ro1">
          <table:table-cell office:value-type="float" office:value="13538" calcext:value-type="float">
            <text:p>13538</text:p>
          </table:table-cell>
          <table:table-cell office:value-type="date" office:date-value="2015-11-10" calcext:value-type="date">
            <text:p>10.11.2015</text:p>
          </table:table-cell>
          <table:table-cell table:number-columns-repeated="3"/>
        </table:table-row>
        <table:table-row table:style-name="ro1">
          <table:table-cell office:value-type="float" office:value="15261" calcext:value-type="float">
            <text:p>15261</text:p>
          </table:table-cell>
          <table:table-cell office:value-type="date" office:date-value="2015-11-11" calcext:value-type="date">
            <text:p>11.11.2015</text:p>
          </table:table-cell>
          <table:table-cell table:number-columns-repeated="3"/>
        </table:table-row>
        <table:table-row table:style-name="ro1">
          <table:table-cell office:value-type="float" office:value="13052" calcext:value-type="float">
            <text:p>13052</text:p>
          </table:table-cell>
          <table:table-cell office:value-type="date" office:date-value="2015-11-12" calcext:value-type="date">
            <text:p>12.11.2015</text:p>
          </table:table-cell>
          <table:table-cell table:number-columns-repeated="3"/>
        </table:table-row>
        <table:table-row table:style-name="ro1">
          <table:table-cell office:value-type="float" office:value="12667" calcext:value-type="float">
            <text:p>12667</text:p>
          </table:table-cell>
          <table:table-cell office:value-type="date" office:date-value="2015-11-13" calcext:value-type="date">
            <text:p>13.11.2015</text:p>
          </table:table-cell>
          <table:table-cell table:number-columns-repeated="3"/>
        </table:table-row>
        <table:table-row table:style-name="ro1">
          <table:table-cell office:value-type="float" office:value="11219" calcext:value-type="float">
            <text:p>11219</text:p>
          </table:table-cell>
          <table:table-cell office:value-type="date" office:date-value="2015-11-14" calcext:value-type="date">
            <text:p>14.11.2015</text:p>
          </table:table-cell>
          <table:table-cell table:number-columns-repeated="3"/>
        </table:table-row>
        <table:table-row table:style-name="ro1">
          <table:table-cell office:value-type="float" office:value="8099" calcext:value-type="float">
            <text:p>8099</text:p>
          </table:table-cell>
          <table:table-cell office:value-type="date" office:date-value="2015-11-15" calcext:value-type="date">
            <text:p>15.11.2015</text:p>
          </table:table-cell>
          <table:table-cell table:number-columns-repeated="3"/>
        </table:table-row>
        <table:table-row table:style-name="ro1">
          <table:table-cell office:value-type="float" office:value="10955" calcext:value-type="float">
            <text:p>10955</text:p>
          </table:table-cell>
          <table:table-cell office:value-type="date" office:date-value="2015-11-16" calcext:value-type="date">
            <text:p>16.11.2015</text:p>
          </table:table-cell>
          <table:table-cell table:number-columns-repeated="3"/>
        </table:table-row>
        <table:table-row table:style-name="ro1">
          <table:table-cell office:value-type="float" office:value="11812" calcext:value-type="float">
            <text:p>11812</text:p>
          </table:table-cell>
          <table:table-cell office:value-type="date" office:date-value="2015-11-17" calcext:value-type="date">
            <text:p>17.11.2015</text:p>
          </table:table-cell>
          <table:table-cell table:number-columns-repeated="3"/>
        </table:table-row>
        <table:table-row table:style-name="ro1">
          <table:table-cell office:value-type="float" office:value="14028" calcext:value-type="float">
            <text:p>14028</text:p>
          </table:table-cell>
          <table:table-cell office:value-type="date" office:date-value="2015-11-18" calcext:value-type="date">
            <text:p>18.11.2015</text:p>
          </table:table-cell>
          <table:table-cell table:number-columns-repeated="3"/>
        </table:table-row>
        <table:table-row table:style-name="ro1">
          <table:table-cell office:value-type="float" office:value="14897" calcext:value-type="float">
            <text:p>14897</text:p>
          </table:table-cell>
          <table:table-cell office:value-type="date" office:date-value="2015-11-19" calcext:value-type="date">
            <text:p>19.11.2015</text:p>
          </table:table-cell>
          <table:table-cell table:number-columns-repeated="3"/>
        </table:table-row>
        <table:table-row table:style-name="ro1">
          <table:table-cell office:value-type="float" office:value="11452" calcext:value-type="float">
            <text:p>11452</text:p>
          </table:table-cell>
          <table:table-cell office:value-type="date" office:date-value="2015-11-20" calcext:value-type="date">
            <text:p>20.11.2015</text:p>
          </table:table-cell>
          <table:table-cell table:number-columns-repeated="3"/>
        </table:table-row>
        <table:table-row table:style-name="ro1">
          <table:table-cell office:value-type="float" office:value="15059" calcext:value-type="float">
            <text:p>15059</text:p>
          </table:table-cell>
          <table:table-cell office:value-type="date" office:date-value="2015-11-21" calcext:value-type="date">
            <text:p>21.11.2015</text:p>
          </table:table-cell>
          <table:table-cell table:number-columns-repeated="3"/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date" office:date-value="2015-11-22" calcext:value-type="date">
            <text:p>22.11.2015</text:p>
          </table:table-cell>
          <table:table-cell table:number-columns-repeated="3"/>
        </table:table-row>
        <table:table-row table:style-name="ro1">
          <table:table-cell office:value-type="float" office:value="9327" calcext:value-type="float">
            <text:p>9327</text:p>
          </table:table-cell>
          <table:table-cell office:value-type="date" office:date-value="2015-11-23" calcext:value-type="date">
            <text:p>23.11.2015</text:p>
          </table:table-cell>
          <table:table-cell table:number-columns-repeated="3"/>
        </table:table-row>
        <table:table-row table:style-name="ro1">
          <table:table-cell office:value-type="float" office:value="9485" calcext:value-type="float">
            <text:p>9485</text:p>
          </table:table-cell>
          <table:table-cell office:value-type="date" office:date-value="2015-11-24" calcext:value-type="date">
            <text:p>24.11.2015</text:p>
          </table:table-cell>
          <table:table-cell table:number-columns-repeated="3"/>
        </table:table-row>
        <table:table-row table:style-name="ro1">
          <table:table-cell office:value-type="float" office:value="10927" calcext:value-type="float">
            <text:p>10927</text:p>
          </table:table-cell>
          <table:table-cell office:value-type="date" office:date-value="2015-11-25" calcext:value-type="date">
            <text:p>25.11.2015</text:p>
          </table:table-cell>
          <table:table-cell table:number-columns-repeated="3"/>
        </table:table-row>
        <table:table-row table:style-name="ro1">
          <table:table-cell office:value-type="float" office:value="12428" calcext:value-type="float">
            <text:p>12428</text:p>
          </table:table-cell>
          <table:table-cell office:value-type="date" office:date-value="2015-11-26" calcext:value-type="date">
            <text:p>26.11.2015</text:p>
          </table:table-cell>
          <table:table-cell table:number-columns-repeated="3"/>
        </table:table-row>
        <table:table-row table:style-name="ro1">
          <table:table-cell office:value-type="float" office:value="12369" calcext:value-type="float">
            <text:p>12369</text:p>
          </table:table-cell>
          <table:table-cell office:value-type="date" office:date-value="2015-11-27" calcext:value-type="date">
            <text:p>27.11.2015</text:p>
          </table:table-cell>
          <table:table-cell table:number-columns-repeated="3"/>
        </table:table-row>
        <table:table-row table:style-name="ro1">
          <table:table-cell office:value-type="float" office:value="10560" calcext:value-type="float">
            <text:p>10560</text:p>
          </table:table-cell>
          <table:table-cell office:value-type="date" office:date-value="2015-11-28" calcext:value-type="date">
            <text:p>28.11.2015</text:p>
          </table:table-cell>
          <table:table-cell table:number-columns-repeated="3"/>
        </table:table-row>
        <table:table-row table:style-name="ro1">
          <table:table-cell office:value-type="float" office:value="11268" calcext:value-type="float">
            <text:p>11268</text:p>
          </table:table-cell>
          <table:table-cell office:value-type="date" office:date-value="2015-11-29" calcext:value-type="date">
            <text:p>29.11.2015</text:p>
          </table:table-cell>
          <table:table-cell table:number-columns-repeated="3"/>
        </table:table-row>
        <table:table-row table:style-name="ro1">
          <table:table-cell office:value-type="float" office:value="13206" calcext:value-type="float">
            <text:p>13206</text:p>
          </table:table-cell>
          <table:table-cell office:value-type="date" office:date-value="2015-11-30" calcext:value-type="date">
            <text:p>30.11.2015</text:p>
          </table:table-cell>
          <table:table-cell table:number-columns-repeated="3"/>
        </table:table-row>
        <table:table-row table:style-name="ro1">
          <table:table-cell office:value-type="float" office:value="12886" calcext:value-type="float">
            <text:p>12886</text:p>
          </table:table-cell>
          <table:table-cell office:value-type="date" office:date-value="2015-12-01" calcext:value-type="date">
            <text:p>1.12.2015</text:p>
          </table:table-cell>
          <table:table-cell table:number-columns-repeated="3"/>
        </table:table-row>
        <table:table-row table:style-name="ro1">
          <table:table-cell office:value-type="float" office:value="14648" calcext:value-type="float">
            <text:p>14648</text:p>
          </table:table-cell>
          <table:table-cell office:value-type="date" office:date-value="2015-12-02" calcext:value-type="date">
            <text:p>2.12.2015</text:p>
          </table:table-cell>
          <table:table-cell table:number-columns-repeated="3"/>
        </table:table-row>
        <table:table-row table:style-name="ro1">
          <table:table-cell office:value-type="float" office:value="12702" calcext:value-type="float">
            <text:p>12702</text:p>
          </table:table-cell>
          <table:table-cell office:value-type="date" office:date-value="2015-12-03" calcext:value-type="date">
            <text:p>3.12.2015</text:p>
          </table:table-cell>
          <table:table-cell table:number-columns-repeated="3"/>
        </table:table-row>
        <table:table-row table:style-name="ro1">
          <table:table-cell office:value-type="float" office:value="12682" calcext:value-type="float">
            <text:p>12682</text:p>
          </table:table-cell>
          <table:table-cell office:value-type="date" office:date-value="2015-12-04" calcext:value-type="date">
            <text:p>4.12.2015</text:p>
          </table:table-cell>
          <table:table-cell table:number-columns-repeated="3"/>
        </table:table-row>
        <table:table-row table:style-name="ro1">
          <table:table-cell office:value-type="float" office:value="11046" calcext:value-type="float">
            <text:p>11046</text:p>
          </table:table-cell>
          <table:table-cell office:value-type="date" office:date-value="2015-12-05" calcext:value-type="date">
            <text:p>5.12.2015</text:p>
          </table:table-cell>
          <table:table-cell table:number-columns-repeated="3"/>
        </table:table-row>
        <table:table-row table:style-name="ro1">
          <table:table-cell office:value-type="float" office:value="12408" calcext:value-type="float">
            <text:p>12408</text:p>
          </table:table-cell>
          <table:table-cell office:value-type="date" office:date-value="2015-12-06" calcext:value-type="date">
            <text:p>6.12.2015</text:p>
          </table:table-cell>
          <table:table-cell table:number-columns-repeated="3"/>
        </table:table-row>
        <table:table-row table:style-name="ro1">
          <table:table-cell office:value-type="float" office:value="14536" calcext:value-type="float">
            <text:p>14536</text:p>
          </table:table-cell>
          <table:table-cell office:value-type="date" office:date-value="2015-12-07" calcext:value-type="date">
            <text:p>7.12.2015</text:p>
          </table:table-cell>
          <table:table-cell table:number-columns-repeated="3"/>
        </table:table-row>
        <table:table-row table:style-name="ro1">
          <table:table-cell office:value-type="float" office:value="11870" calcext:value-type="float">
            <text:p>11870</text:p>
          </table:table-cell>
          <table:table-cell office:value-type="date" office:date-value="2015-12-08" calcext:value-type="date">
            <text:p>8.12.2015</text:p>
          </table:table-cell>
          <table:table-cell table:number-columns-repeated="3"/>
        </table:table-row>
        <table:table-row table:style-name="ro1">
          <table:table-cell office:value-type="float" office:value="12717" calcext:value-type="float">
            <text:p>12717</text:p>
          </table:table-cell>
          <table:table-cell office:value-type="date" office:date-value="2015-12-09" calcext:value-type="date">
            <text:p>9.12.2015</text:p>
          </table:table-cell>
          <table:table-cell table:number-columns-repeated="3"/>
        </table:table-row>
        <table:table-row table:style-name="ro1">
          <table:table-cell office:value-type="float" office:value="12893" calcext:value-type="float">
            <text:p>12893</text:p>
          </table:table-cell>
          <table:table-cell office:value-type="date" office:date-value="2015-12-10" calcext:value-type="date">
            <text:p>10.12.2015</text:p>
          </table:table-cell>
          <table:table-cell table:number-columns-repeated="3"/>
        </table:table-row>
        <table:table-row table:style-name="ro1">
          <table:table-cell office:value-type="float" office:value="13535" calcext:value-type="float">
            <text:p>13535</text:p>
          </table:table-cell>
          <table:table-cell office:value-type="date" office:date-value="2015-12-11" calcext:value-type="date">
            <text:p>11.12.2015</text:p>
          </table:table-cell>
          <table:table-cell table:number-columns-repeated="3"/>
        </table:table-row>
        <table:table-row table:style-name="ro1">
          <table:table-cell office:value-type="float" office:value="10539" calcext:value-type="float">
            <text:p>10539</text:p>
          </table:table-cell>
          <table:table-cell office:value-type="date" office:date-value="2015-12-12" calcext:value-type="date">
            <text:p>12.12.2015</text:p>
          </table:table-cell>
          <table:table-cell table:number-columns-repeated="3"/>
        </table:table-row>
        <table:table-row table:style-name="ro1">
          <table:table-cell office:value-type="float" office:value="8243" calcext:value-type="float">
            <text:p>8243</text:p>
          </table:table-cell>
          <table:table-cell office:value-type="date" office:date-value="2015-12-13" calcext:value-type="date">
            <text:p>13.12.2015</text:p>
          </table:table-cell>
          <table:table-cell table:number-columns-repeated="3"/>
        </table:table-row>
        <table:table-row table:style-name="ro1">
          <table:table-cell office:value-type="float" office:value="12586" calcext:value-type="float">
            <text:p>12586</text:p>
          </table:table-cell>
          <table:table-cell office:value-type="date" office:date-value="2015-12-14" calcext:value-type="date">
            <text:p>14.12.2015</text:p>
          </table:table-cell>
          <table:table-cell table:number-columns-repeated="3"/>
        </table:table-row>
        <table:table-row table:style-name="ro1">
          <table:table-cell office:value-type="float" office:value="9961" calcext:value-type="float">
            <text:p>9961</text:p>
          </table:table-cell>
          <table:table-cell office:value-type="date" office:date-value="2015-12-15" calcext:value-type="date">
            <text:p>15.12.2015</text:p>
          </table:table-cell>
          <table:table-cell table:number-columns-repeated="3"/>
        </table:table-row>
        <table:table-row table:style-name="ro1">
          <table:table-cell office:value-type="float" office:value="9997" calcext:value-type="float">
            <text:p>9997</text:p>
          </table:table-cell>
          <table:table-cell office:value-type="date" office:date-value="2015-12-16" calcext:value-type="date">
            <text:p>16.12.2015</text:p>
          </table:table-cell>
          <table:table-cell table:number-columns-repeated="3"/>
        </table:table-row>
        <table:table-row table:style-name="ro1">
          <table:table-cell office:value-type="float" office:value="7996" calcext:value-type="float">
            <text:p>7996</text:p>
          </table:table-cell>
          <table:table-cell office:value-type="date" office:date-value="2015-12-17" calcext:value-type="date">
            <text:p>17.12.2015</text:p>
          </table:table-cell>
          <table:table-cell table:number-columns-repeated="3"/>
        </table:table-row>
        <table:table-row table:style-name="ro1">
          <table:table-cell office:value-type="float" office:value="9991" calcext:value-type="float">
            <text:p>9991</text:p>
          </table:table-cell>
          <table:table-cell office:value-type="date" office:date-value="2015-12-18" calcext:value-type="date">
            <text:p>18.12.2015</text:p>
          </table:table-cell>
          <table:table-cell table:number-columns-repeated="3"/>
        </table:table-row>
        <table:table-row table:style-name="ro1">
          <table:table-cell office:value-type="float" office:value="11070" calcext:value-type="float">
            <text:p>11070</text:p>
          </table:table-cell>
          <table:table-cell office:value-type="date" office:date-value="2015-12-19" calcext:value-type="date">
            <text:p>19.12.2015</text:p>
          </table:table-cell>
          <table:table-cell table:number-columns-repeated="3"/>
        </table:table-row>
        <table:table-row table:style-name="ro1">
          <table:table-cell office:value-type="float" office:value="8561" calcext:value-type="float">
            <text:p>8561</text:p>
          </table:table-cell>
          <table:table-cell office:value-type="date" office:date-value="2015-12-20" calcext:value-type="date">
            <text:p>20.12.2015</text:p>
          </table:table-cell>
          <table:table-cell table:number-columns-repeated="3"/>
        </table:table-row>
        <table:table-row table:style-name="ro1">
          <table:table-cell office:value-type="float" office:value="8113" calcext:value-type="float">
            <text:p>8113</text:p>
          </table:table-cell>
          <table:table-cell office:value-type="date" office:date-value="2015-12-21" calcext:value-type="date">
            <text:p>21.12.2015</text:p>
          </table:table-cell>
          <table:table-cell table:number-columns-repeated="3"/>
        </table:table-row>
        <table:table-row table:style-name="ro1">
          <table:table-cell office:value-type="float" office:value="9658" calcext:value-type="float">
            <text:p>9658</text:p>
          </table:table-cell>
          <table:table-cell office:value-type="date" office:date-value="2015-12-22" calcext:value-type="date">
            <text:p>22.12.2015</text:p>
          </table:table-cell>
          <table:table-cell table:number-columns-repeated="3"/>
        </table:table-row>
        <table:table-row table:style-name="ro1">
          <table:table-cell office:value-type="float" office:value="11093" calcext:value-type="float">
            <text:p>11093</text:p>
          </table:table-cell>
          <table:table-cell office:value-type="date" office:date-value="2015-12-23" calcext:value-type="date">
            <text:p>23.12.2015</text:p>
          </table:table-cell>
          <table:table-cell table:number-columns-repeated="3"/>
        </table:table-row>
        <table:table-row table:style-name="ro1">
          <table:table-cell office:value-type="float" office:value="9206" calcext:value-type="float">
            <text:p>9206</text:p>
          </table:table-cell>
          <table:table-cell office:value-type="date" office:date-value="2015-12-24" calcext:value-type="date">
            <text:p>24.12.2015</text:p>
          </table:table-cell>
          <table:table-cell table:number-columns-repeated="3"/>
        </table:table-row>
        <table:table-row table:style-name="ro1">
          <table:table-cell office:value-type="float" office:value="6771" calcext:value-type="float">
            <text:p>6771</text:p>
          </table:table-cell>
          <table:table-cell office:value-type="date" office:date-value="2015-12-25" calcext:value-type="date">
            <text:p>25.12.2015</text:p>
          </table:table-cell>
          <table:table-cell table:number-columns-repeated="3"/>
        </table:table-row>
        <table:table-row table:style-name="ro1">
          <table:table-cell office:value-type="float" office:value="10578" calcext:value-type="float">
            <text:p>10578</text:p>
          </table:table-cell>
          <table:table-cell office:value-type="date" office:date-value="2015-12-26" calcext:value-type="date">
            <text:p>26.12.2015</text:p>
          </table:table-cell>
          <table:table-cell table:number-columns-repeated="3"/>
        </table:table-row>
        <table:table-row table:style-name="ro1">
          <table:table-cell office:value-type="float" office:value="8849" calcext:value-type="float">
            <text:p>8849</text:p>
          </table:table-cell>
          <table:table-cell office:value-type="date" office:date-value="2015-12-27" calcext:value-type="date">
            <text:p>27.12.2015</text:p>
          </table:table-cell>
          <table:table-cell table:number-columns-repeated="3"/>
        </table:table-row>
        <table:table-row table:style-name="ro1">
          <table:table-cell office:value-type="float" office:value="8976" calcext:value-type="float">
            <text:p>8976</text:p>
          </table:table-cell>
          <table:table-cell office:value-type="date" office:date-value="2015-12-28" calcext:value-type="date">
            <text:p>28.12.2015</text:p>
          </table:table-cell>
          <table:table-cell table:number-columns-repeated="3"/>
        </table:table-row>
        <table:table-row table:style-name="ro1">
          <table:table-cell office:value-type="float" office:value="5351" calcext:value-type="float">
            <text:p>5351</text:p>
          </table:table-cell>
          <table:table-cell office:value-type="date" office:date-value="2015-12-29" calcext:value-type="date">
            <text:p>29.12.2015</text:p>
          </table:table-cell>
          <table:table-cell table:number-columns-repeated="3"/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date" office:date-value="2015-12-30" calcext:value-type="date">
            <text:p>30.12.2015</text:p>
          </table:table-cell>
          <table:table-cell table:number-columns-repeated="3"/>
        </table:table-row>
        <table:table-row table:style-name="ro1">
          <table:table-cell office:value-type="float" office:value="9425" calcext:value-type="float">
            <text:p>9425</text:p>
          </table:table-cell>
          <table:table-cell office:value-type="date" office:date-value="2015-12-31" calcext:value-type="date">
            <text:p>31.12.2015</text:p>
          </table:table-cell>
          <table:table-cell table:number-columns-repeated="3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date" office:date-value="2016-01-01" calcext:value-type="date">
            <text:p>1.01.2016</text:p>
          </table:table-cell>
          <table:table-cell table:number-columns-repeated="3"/>
        </table:table-row>
        <table:table-row table:style-name="ro1">
          <table:table-cell office:value-type="float" office:value="6859" calcext:value-type="float">
            <text:p>6859</text:p>
          </table:table-cell>
          <table:table-cell office:value-type="date" office:date-value="2016-01-02" calcext:value-type="date">
            <text:p>2.01.2016</text:p>
          </table:table-cell>
          <table:table-cell table:number-columns-repeated="3"/>
        </table:table-row>
        <table:table-row table:style-name="ro1">
          <table:table-cell office:value-type="float" office:value="9319" calcext:value-type="float">
            <text:p>9319</text:p>
          </table:table-cell>
          <table:table-cell office:value-type="date" office:date-value="2016-01-03" calcext:value-type="date">
            <text:p>3.01.2016</text:p>
          </table:table-cell>
          <table:table-cell table:number-columns-repeated="3"/>
        </table:table-row>
        <table:table-row table:style-name="ro1">
          <table:table-cell office:value-type="float" office:value="4642" calcext:value-type="float">
            <text:p>4642</text:p>
          </table:table-cell>
          <table:table-cell office:value-type="date" office:date-value="2016-01-04" calcext:value-type="date">
            <text:p>4.01.2016</text:p>
          </table:table-cell>
          <table:table-cell table:number-columns-repeated="3"/>
        </table:table-row>
        <table:table-row table:style-name="ro1">
          <table:table-cell office:value-type="float" office:value="12040" calcext:value-type="float">
            <text:p>12040</text:p>
          </table:table-cell>
          <table:table-cell office:value-type="date" office:date-value="2016-01-05" calcext:value-type="date">
            <text:p>5.01.2016</text:p>
          </table:table-cell>
          <table:table-cell table:number-columns-repeated="3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date" office:date-value="2016-01-06" calcext:value-type="date">
            <text:p>6.01.2016</text:p>
          </table:table-cell>
          <table:table-cell table:number-columns-repeated="3"/>
        </table:table-row>
        <table:table-row table:style-name="ro1">
          <table:table-cell office:value-type="float" office:value="7668" calcext:value-type="float">
            <text:p>7668</text:p>
          </table:table-cell>
          <table:table-cell office:value-type="date" office:date-value="2016-01-07" calcext:value-type="date">
            <text:p>7.01.2016</text:p>
          </table:table-cell>
          <table:table-cell table:number-columns-repeated="3"/>
        </table:table-row>
        <table:table-row table:style-name="ro1">
          <table:table-cell office:value-type="float" office:value="7869" calcext:value-type="float">
            <text:p>7869</text:p>
          </table:table-cell>
          <table:table-cell office:value-type="date" office:date-value="2016-01-08" calcext:value-type="date">
            <text:p>8.01.2016</text:p>
          </table:table-cell>
          <table:table-cell table:number-columns-repeated="3"/>
        </table:table-row>
        <table:table-row table:style-name="ro1">
          <table:table-cell office:value-type="float" office:value="7381" calcext:value-type="float">
            <text:p>7381</text:p>
          </table:table-cell>
          <table:table-cell office:value-type="date" office:date-value="2016-01-09" calcext:value-type="date">
            <text:p>9.01.2016</text:p>
          </table:table-cell>
          <table:table-cell table:number-columns-repeated="3"/>
        </table:table-row>
        <table:table-row table:style-name="ro1">
          <table:table-cell office:value-type="float" office:value="6382" calcext:value-type="float">
            <text:p>6382</text:p>
          </table:table-cell>
          <table:table-cell office:value-type="date" office:date-value="2016-01-10" calcext:value-type="date">
            <text:p>10.01.2016</text:p>
          </table:table-cell>
          <table:table-cell table:number-columns-repeated="3"/>
        </table:table-row>
        <table:table-row table:style-name="ro1">
          <table:table-cell office:value-type="float" office:value="6384" calcext:value-type="float">
            <text:p>6384</text:p>
          </table:table-cell>
          <table:table-cell office:value-type="date" office:date-value="2016-01-11" calcext:value-type="date">
            <text:p>11.01.2016</text:p>
          </table:table-cell>
          <table:table-cell table:number-columns-repeated="3"/>
        </table:table-row>
        <table:table-row table:style-name="ro1">
          <table:table-cell office:value-type="float" office:value="8657" calcext:value-type="float">
            <text:p>8657</text:p>
          </table:table-cell>
          <table:table-cell office:value-type="date" office:date-value="2016-01-12" calcext:value-type="date">
            <text:p>12.01.2016</text:p>
          </table:table-cell>
          <table:table-cell table:number-columns-repeated="3"/>
        </table:table-row>
        <table:table-row table:style-name="ro1">
          <table:table-cell office:value-type="float" office:value="7561" calcext:value-type="float">
            <text:p>7561</text:p>
          </table:table-cell>
          <table:table-cell office:value-type="date" office:date-value="2016-01-13" calcext:value-type="date">
            <text:p>13.01.2016</text:p>
          </table:table-cell>
          <table:table-cell table:number-columns-repeated="3"/>
        </table:table-row>
        <table:table-row table:style-name="ro1">
          <table:table-cell office:value-type="float" office:value="5894" calcext:value-type="float">
            <text:p>5894</text:p>
          </table:table-cell>
          <table:table-cell office:value-type="date" office:date-value="2016-01-14" calcext:value-type="date">
            <text:p>14.01.2016</text:p>
          </table:table-cell>
          <table:table-cell table:number-columns-repeated="3"/>
        </table:table-row>
        <table:table-row table:style-name="ro1">
          <table:table-cell office:value-type="float" office:value="7986" calcext:value-type="float">
            <text:p>7986</text:p>
          </table:table-cell>
          <table:table-cell office:value-type="date" office:date-value="2016-01-15" calcext:value-type="date">
            <text:p>15.01.2016</text:p>
          </table:table-cell>
          <table:table-cell table:number-columns-repeated="3"/>
        </table:table-row>
        <table:table-row table:style-name="ro1">
          <table:table-cell office:value-type="float" office:value="9649" calcext:value-type="float">
            <text:p>9649</text:p>
          </table:table-cell>
          <table:table-cell office:value-type="date" office:date-value="2016-01-16" calcext:value-type="date">
            <text:p>16.01.2016</text:p>
          </table:table-cell>
          <table:table-cell table:number-columns-repeated="3"/>
        </table:table-row>
        <table:table-row table:style-name="ro1">
          <table:table-cell office:value-type="float" office:value="8416" calcext:value-type="float">
            <text:p>8416</text:p>
          </table:table-cell>
          <table:table-cell office:value-type="date" office:date-value="2016-01-17" calcext:value-type="date">
            <text:p>17.01.2016</text:p>
          </table:table-cell>
          <table:table-cell table:number-columns-repeated="3"/>
        </table:table-row>
        <table:table-row table:style-name="ro1">
          <table:table-cell office:value-type="float" office:value="9790" calcext:value-type="float">
            <text:p>9790</text:p>
          </table:table-cell>
          <table:table-cell office:value-type="date" office:date-value="2016-01-18" calcext:value-type="date">
            <text:p>18.01.2016</text:p>
          </table:table-cell>
          <table:table-cell table:number-columns-repeated="3"/>
        </table:table-row>
        <table:table-row table:style-name="ro1">
          <table:table-cell office:value-type="float" office:value="5956" calcext:value-type="float">
            <text:p>5956</text:p>
          </table:table-cell>
          <table:table-cell office:value-type="date" office:date-value="2016-01-19" calcext:value-type="date">
            <text:p>19.01.2016</text:p>
          </table:table-cell>
          <table:table-cell table:number-columns-repeated="3"/>
        </table:table-row>
        <table:table-row table:style-name="ro1">
          <table:table-cell office:value-type="float" office:value="7206" calcext:value-type="float">
            <text:p>7206</text:p>
          </table:table-cell>
          <table:table-cell office:value-type="date" office:date-value="2016-01-20" calcext:value-type="date">
            <text:p>20.01.2016</text:p>
          </table:table-cell>
          <table:table-cell table:number-columns-repeated="3"/>
        </table:table-row>
        <table:table-row table:style-name="ro1">
          <table:table-cell office:value-type="float" office:value="10144" calcext:value-type="float">
            <text:p>10144</text:p>
          </table:table-cell>
          <table:table-cell office:value-type="date" office:date-value="2016-01-21" calcext:value-type="date">
            <text:p>21.01.2016</text:p>
          </table:table-cell>
          <table:table-cell table:number-columns-repeated="3"/>
        </table:table-row>
        <table:table-row table:style-name="ro1">
          <table:table-cell office:value-type="float" office:value="9795" calcext:value-type="float">
            <text:p>9795</text:p>
          </table:table-cell>
          <table:table-cell office:value-type="date" office:date-value="2016-01-22" calcext:value-type="date">
            <text:p>22.01.2016</text:p>
          </table:table-cell>
          <table:table-cell table:number-columns-repeated="3"/>
        </table:table-row>
        <table:table-row table:style-name="ro1">
          <table:table-cell office:value-type="float" office:value="8184" calcext:value-type="float">
            <text:p>8184</text:p>
          </table:table-cell>
          <table:table-cell office:value-type="date" office:date-value="2016-01-23" calcext:value-type="date">
            <text:p>23.01.2016</text:p>
          </table:table-cell>
          <table:table-cell table:number-columns-repeated="3"/>
        </table:table-row>
        <table:table-row table:style-name="ro1">
          <table:table-cell office:value-type="float" office:value="6827" calcext:value-type="float">
            <text:p>6827</text:p>
          </table:table-cell>
          <table:table-cell office:value-type="date" office:date-value="2016-01-24" calcext:value-type="date">
            <text:p>24.01.2016</text:p>
          </table:table-cell>
          <table:table-cell table:number-columns-repeated="3"/>
        </table:table-row>
        <table:table-row table:style-name="ro1">
          <table:table-cell office:value-type="float" office:value="9668" calcext:value-type="float">
            <text:p>9668</text:p>
          </table:table-cell>
          <table:table-cell office:value-type="date" office:date-value="2016-01-25" calcext:value-type="date">
            <text:p>25.01.2016</text:p>
          </table:table-cell>
          <table:table-cell table:number-columns-repeated="3"/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date" office:date-value="2016-01-26" calcext:value-type="date">
            <text:p>26.01.2016</text:p>
          </table:table-cell>
          <table:table-cell table:number-columns-repeated="3"/>
        </table:table-row>
        <table:table-row table:style-name="ro1">
          <table:table-cell office:value-type="float" office:value="11087" calcext:value-type="float">
            <text:p>11087</text:p>
          </table:table-cell>
          <table:table-cell office:value-type="date" office:date-value="2016-01-27" calcext:value-type="date">
            <text:p>27.01.2016</text:p>
          </table:table-cell>
          <table:table-cell table:number-columns-repeated="3"/>
        </table:table-row>
        <table:table-row table:style-name="ro1">
          <table:table-cell office:value-type="float" office:value="4778" calcext:value-type="float">
            <text:p>4778</text:p>
          </table:table-cell>
          <table:table-cell office:value-type="date" office:date-value="2016-01-28" calcext:value-type="date">
            <text:p>28.01.2016</text:p>
          </table:table-cell>
          <table:table-cell table:number-columns-repeated="3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date" office:date-value="2016-01-29" calcext:value-type="date">
            <text:p>29.01.2016</text:p>
          </table:table-cell>
          <table:table-cell table:number-columns-repeated="3"/>
        </table:table-row>
        <table:table-row table:style-name="ro1">
          <table:table-cell office:value-type="float" office:value="6008" calcext:value-type="float">
            <text:p>6008</text:p>
          </table:table-cell>
          <table:table-cell office:value-type="date" office:date-value="2016-01-30" calcext:value-type="date">
            <text:p>30.01.2016</text:p>
          </table:table-cell>
          <table:table-cell table:number-columns-repeated="3"/>
        </table:table-row>
        <table:table-row table:style-name="ro1">
          <table:table-cell office:value-type="float" office:value="11096" calcext:value-type="float">
            <text:p>11096</text:p>
          </table:table-cell>
          <table:table-cell office:value-type="date" office:date-value="2016-01-31" calcext:value-type="date">
            <text:p>31.01.2016</text:p>
          </table:table-cell>
          <table:table-cell table:number-columns-repeated="3"/>
        </table:table-row>
        <table:table-row table:style-name="ro1">
          <table:table-cell office:value-type="float" office:value="6076" calcext:value-type="float">
            <text:p>6076</text:p>
          </table:table-cell>
          <table:table-cell office:value-type="date" office:date-value="2016-02-01" calcext:value-type="date">
            <text:p>1.02.2016</text:p>
          </table:table-cell>
          <table:table-cell table:number-columns-repeated="3"/>
        </table:table-row>
        <table:table-row table:style-name="ro1">
          <table:table-cell office:value-type="float" office:value="9717" calcext:value-type="float">
            <text:p>9717</text:p>
          </table:table-cell>
          <table:table-cell office:value-type="date" office:date-value="2016-02-02" calcext:value-type="date">
            <text:p>2.02.2016</text:p>
          </table:table-cell>
          <table:table-cell table:number-columns-repeated="3"/>
        </table:table-row>
        <table:table-row table:style-name="ro1">
          <table:table-cell office:value-type="float" office:value="9972" calcext:value-type="float">
            <text:p>9972</text:p>
          </table:table-cell>
          <table:table-cell office:value-type="date" office:date-value="2016-02-03" calcext:value-type="date">
            <text:p>3.02.2016</text:p>
          </table:table-cell>
          <table:table-cell table:number-columns-repeated="3"/>
        </table:table-row>
        <table:table-row table:style-name="ro1">
          <table:table-cell office:value-type="float" office:value="6890" calcext:value-type="float">
            <text:p>6890</text:p>
          </table:table-cell>
          <table:table-cell office:value-type="date" office:date-value="2016-02-04" calcext:value-type="date">
            <text:p>4.02.2016</text:p>
          </table:table-cell>
          <table:table-cell table:number-columns-repeated="3"/>
        </table:table-row>
        <table:table-row table:style-name="ro1">
          <table:table-cell office:value-type="float" office:value="8979" calcext:value-type="float">
            <text:p>8979</text:p>
          </table:table-cell>
          <table:table-cell office:value-type="date" office:date-value="2016-02-05" calcext:value-type="date">
            <text:p>5.02.2016</text:p>
          </table:table-cell>
          <table:table-cell table:number-columns-repeated="3"/>
        </table:table-row>
        <table:table-row table:style-name="ro1">
          <table:table-cell office:value-type="float" office:value="9850" calcext:value-type="float">
            <text:p>9850</text:p>
          </table:table-cell>
          <table:table-cell office:value-type="date" office:date-value="2016-02-06" calcext:value-type="date">
            <text:p>6.02.2016</text:p>
          </table:table-cell>
          <table:table-cell table:number-columns-repeated="3"/>
        </table:table-row>
        <table:table-row table:style-name="ro1">
          <table:table-cell office:value-type="float" office:value="4313" calcext:value-type="float">
            <text:p>4313</text:p>
          </table:table-cell>
          <table:table-cell office:value-type="date" office:date-value="2016-02-07" calcext:value-type="date">
            <text:p>7.02.2016</text:p>
          </table:table-cell>
          <table:table-cell table:number-columns-repeated="3"/>
        </table:table-row>
        <table:table-row table:style-name="ro1">
          <table:table-cell office:value-type="float" office:value="6938" calcext:value-type="float">
            <text:p>6938</text:p>
          </table:table-cell>
          <table:table-cell office:value-type="date" office:date-value="2016-02-08" calcext:value-type="date">
            <text:p>8.02.2016</text:p>
          </table:table-cell>
          <table:table-cell table:number-columns-repeated="3"/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date" office:date-value="2016-02-09" calcext:value-type="date">
            <text:p>9.02.2016</text:p>
          </table:table-cell>
          <table:table-cell table:number-columns-repeated="3"/>
        </table:table-row>
        <table:table-row table:style-name="ro1">
          <table:table-cell office:value-type="float" office:value="11386" calcext:value-type="float">
            <text:p>11386</text:p>
          </table:table-cell>
          <table:table-cell office:value-type="date" office:date-value="2016-02-10" calcext:value-type="date">
            <text:p>10.02.2016</text:p>
          </table:table-cell>
          <table:table-cell table:number-columns-repeated="3"/>
        </table:table-row>
        <table:table-row table:style-name="ro1">
          <table:table-cell office:value-type="float" office:value="11182" calcext:value-type="float">
            <text:p>11182</text:p>
          </table:table-cell>
          <table:table-cell office:value-type="date" office:date-value="2016-02-11" calcext:value-type="date">
            <text:p>11.02.2016</text:p>
          </table:table-cell>
          <table:table-cell table:number-columns-repeated="3"/>
        </table:table-row>
        <table:table-row table:style-name="ro1">
          <table:table-cell office:value-type="float" office:value="7046" calcext:value-type="float">
            <text:p>7046</text:p>
          </table:table-cell>
          <table:table-cell office:value-type="date" office:date-value="2016-02-12" calcext:value-type="date">
            <text:p>12.02.2016</text:p>
          </table:table-cell>
          <table:table-cell table:number-columns-repeated="3"/>
        </table:table-row>
        <table:table-row table:style-name="ro1">
          <table:table-cell office:value-type="float" office:value="8210" calcext:value-type="float">
            <text:p>8210</text:p>
          </table:table-cell>
          <table:table-cell office:value-type="date" office:date-value="2016-02-13" calcext:value-type="date">
            <text:p>13.02.2016</text:p>
          </table:table-cell>
          <table:table-cell table:number-columns-repeated="3"/>
        </table:table-row>
        <table:table-row table:style-name="ro1">
          <table:table-cell office:value-type="float" office:value="9456" calcext:value-type="float">
            <text:p>9456</text:p>
          </table:table-cell>
          <table:table-cell office:value-type="date" office:date-value="2016-02-14" calcext:value-type="date">
            <text:p>14.02.2016</text:p>
          </table:table-cell>
          <table:table-cell table:number-columns-repeated="3"/>
        </table:table-row>
        <table:table-row table:style-name="ro1">
          <table:table-cell office:value-type="float" office:value="6174" calcext:value-type="float">
            <text:p>6174</text:p>
          </table:table-cell>
          <table:table-cell office:value-type="date" office:date-value="2016-02-15" calcext:value-type="date">
            <text:p>15.02.2016</text:p>
          </table:table-cell>
          <table:table-cell table:number-columns-repeated="3"/>
        </table:table-row>
        <table:table-row table:style-name="ro1">
          <table:table-cell office:value-type="float" office:value="10261" calcext:value-type="float">
            <text:p>10261</text:p>
          </table:table-cell>
          <table:table-cell office:value-type="date" office:date-value="2016-02-16" calcext:value-type="date">
            <text:p>16.02.2016</text:p>
          </table:table-cell>
          <table:table-cell table:number-columns-repeated="3"/>
        </table:table-row>
        <table:table-row table:style-name="ro1">
          <table:table-cell office:value-type="float" office:value="7616" calcext:value-type="float">
            <text:p>7616</text:p>
          </table:table-cell>
          <table:table-cell office:value-type="date" office:date-value="2016-02-17" calcext:value-type="date">
            <text:p>17.02.2016</text:p>
          </table:table-cell>
          <table:table-cell table:number-columns-repeated="3"/>
        </table:table-row>
        <table:table-row table:style-name="ro1">
          <table:table-cell office:value-type="float" office:value="8881" calcext:value-type="float">
            <text:p>8881</text:p>
          </table:table-cell>
          <table:table-cell office:value-type="date" office:date-value="2016-02-18" calcext:value-type="date">
            <text:p>18.02.2016</text:p>
          </table:table-cell>
          <table:table-cell table:number-columns-repeated="3"/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date" office:date-value="2016-02-19" calcext:value-type="date">
            <text:p>19.02.2016</text:p>
          </table:table-cell>
          <table:table-cell table:number-columns-repeated="3"/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date" office:date-value="2016-02-20" calcext:value-type="date">
            <text:p>20.02.2016</text:p>
          </table:table-cell>
          <table:table-cell table:number-columns-repeated="3"/>
        </table:table-row>
        <table:table-row table:style-name="ro1">
          <table:table-cell office:value-type="float" office:value="7626" calcext:value-type="float">
            <text:p>7626</text:p>
          </table:table-cell>
          <table:table-cell office:value-type="date" office:date-value="2016-02-21" calcext:value-type="date">
            <text:p>21.02.2016</text:p>
          </table:table-cell>
          <table:table-cell table:number-columns-repeated="3"/>
        </table:table-row>
        <table:table-row table:style-name="ro1">
          <table:table-cell office:value-type="float" office:value="10542" calcext:value-type="float">
            <text:p>10542</text:p>
          </table:table-cell>
          <table:table-cell office:value-type="date" office:date-value="2016-02-22" calcext:value-type="date">
            <text:p>22.02.2016</text:p>
          </table:table-cell>
          <table:table-cell table:number-columns-repeated="3"/>
        </table:table-row>
        <table:table-row table:style-name="ro1">
          <table:table-cell office:value-type="float" office:value="8505" calcext:value-type="float">
            <text:p>8505</text:p>
          </table:table-cell>
          <table:table-cell office:value-type="date" office:date-value="2016-02-23" calcext:value-type="date">
            <text:p>23.02.2016</text:p>
          </table:table-cell>
          <table:table-cell table:number-columns-repeated="3"/>
        </table:table-row>
        <table:table-row table:style-name="ro1">
          <table:table-cell office:value-type="float" office:value="9259" calcext:value-type="float">
            <text:p>9259</text:p>
          </table:table-cell>
          <table:table-cell office:value-type="date" office:date-value="2016-02-24" calcext:value-type="date">
            <text:p>24.02.2016</text:p>
          </table:table-cell>
          <table:table-cell table:number-columns-repeated="3"/>
        </table:table-row>
        <table:table-row table:style-name="ro1">
          <table:table-cell office:value-type="float" office:value="7689" calcext:value-type="float">
            <text:p>7689</text:p>
          </table:table-cell>
          <table:table-cell office:value-type="date" office:date-value="2016-02-25" calcext:value-type="date">
            <text:p>25.02.2016</text:p>
          </table:table-cell>
          <table:table-cell table:number-columns-repeated="3"/>
        </table:table-row>
        <table:table-row table:style-name="ro1">
          <table:table-cell office:value-type="float" office:value="8596" calcext:value-type="float">
            <text:p>8596</text:p>
          </table:table-cell>
          <table:table-cell office:value-type="date" office:date-value="2016-02-26" calcext:value-type="date">
            <text:p>26.02.2016</text:p>
          </table:table-cell>
          <table:table-cell table:number-columns-repeated="3"/>
        </table:table-row>
        <table:table-row table:style-name="ro1">
          <table:table-cell office:value-type="float" office:value="5077" calcext:value-type="float">
            <text:p>5077</text:p>
          </table:table-cell>
          <table:table-cell office:value-type="date" office:date-value="2016-02-27" calcext:value-type="date">
            <text:p>27.02.2016</text:p>
          </table:table-cell>
          <table:table-cell table:number-columns-repeated="3"/>
        </table:table-row>
        <table:table-row table:style-name="ro1">
          <table:table-cell office:value-type="float" office:value="9011" calcext:value-type="float">
            <text:p>9011</text:p>
          </table:table-cell>
          <table:table-cell office:value-type="date" office:date-value="2016-02-28" calcext:value-type="date">
            <text:p>28.02.2016</text:p>
          </table:table-cell>
          <table:table-cell table:number-columns-repeated="3"/>
        </table:table-row>
        <table:table-row table:style-name="ro1">
          <table:table-cell office:value-type="float" office:value="7450" calcext:value-type="float">
            <text:p>7450</text:p>
          </table:table-cell>
          <table:table-cell office:value-type="date" office:date-value="2016-02-29" calcext:value-type="date">
            <text:p>29.02.2016</text:p>
          </table:table-cell>
          <table:table-cell table:number-columns-repeated="3"/>
        </table:table-row>
        <table:table-row table:style-name="ro1">
          <table:table-cell office:value-type="float" office:value="8954" calcext:value-type="float">
            <text:p>8954</text:p>
          </table:table-cell>
          <table:table-cell office:value-type="date" office:date-value="2016-03-01" calcext:value-type="date">
            <text:p>1.03.2016</text:p>
          </table:table-cell>
          <table:table-cell table:number-columns-repeated="3"/>
        </table:table-row>
        <table:table-row table:style-name="ro1">
          <table:table-cell office:value-type="float" office:value="6739" calcext:value-type="float">
            <text:p>6739</text:p>
          </table:table-cell>
          <table:table-cell office:value-type="date" office:date-value="2016-03-02" calcext:value-type="date">
            <text:p>2.03.2016</text:p>
          </table:table-cell>
          <table:table-cell table:number-columns-repeated="3"/>
        </table:table-row>
        <table:table-row table:style-name="ro1">
          <table:table-cell office:value-type="float" office:value="7191" calcext:value-type="float">
            <text:p>7191</text:p>
          </table:table-cell>
          <table:table-cell office:value-type="date" office:date-value="2016-03-03" calcext:value-type="date">
            <text:p>3.03.2016</text:p>
          </table:table-cell>
          <table:table-cell table:number-columns-repeated="3"/>
        </table:table-row>
        <table:table-row table:style-name="ro1">
          <table:table-cell office:value-type="float" office:value="5801" calcext:value-type="float">
            <text:p>5801</text:p>
          </table:table-cell>
          <table:table-cell office:value-type="date" office:date-value="2016-03-04" calcext:value-type="date">
            <text:p>4.03.2016</text:p>
          </table:table-cell>
          <table:table-cell table:number-columns-repeated="3"/>
        </table:table-row>
        <table:table-row table:style-name="ro1">
          <table:table-cell office:value-type="float" office:value="6309" calcext:value-type="float">
            <text:p>6309</text:p>
          </table:table-cell>
          <table:table-cell office:value-type="date" office:date-value="2016-03-05" calcext:value-type="date">
            <text:p>5.03.2016</text:p>
          </table:table-cell>
          <table:table-cell table:number-columns-repeated="3"/>
        </table:table-row>
        <table:table-row table:style-name="ro1">
          <table:table-cell office:value-type="float" office:value="10980" calcext:value-type="float">
            <text:p>10980</text:p>
          </table:table-cell>
          <table:table-cell office:value-type="date" office:date-value="2016-03-06" calcext:value-type="date">
            <text:p>6.03.2016</text:p>
          </table:table-cell>
          <table:table-cell table:number-columns-repeated="3"/>
        </table:table-row>
        <table:table-row table:style-name="ro1">
          <table:table-cell office:value-type="float" office:value="11953" calcext:value-type="float">
            <text:p>11953</text:p>
          </table:table-cell>
          <table:table-cell office:value-type="date" office:date-value="2016-03-07" calcext:value-type="date">
            <text:p>7.03.2016</text:p>
          </table:table-cell>
          <table:table-cell table:number-columns-repeated="3"/>
        </table:table-row>
        <table:table-row table:style-name="ro1">
          <table:table-cell office:value-type="float" office:value="8892" calcext:value-type="float">
            <text:p>8892</text:p>
          </table:table-cell>
          <table:table-cell office:value-type="date" office:date-value="2016-03-08" calcext:value-type="date">
            <text:p>8.03.2016</text:p>
          </table:table-cell>
          <table:table-cell table:number-columns-repeated="3"/>
        </table:table-row>
        <table:table-row table:style-name="ro1">
          <table:table-cell office:value-type="float" office:value="9371" calcext:value-type="float">
            <text:p>9371</text:p>
          </table:table-cell>
          <table:table-cell office:value-type="date" office:date-value="2016-03-09" calcext:value-type="date">
            <text:p>9.03.2016</text:p>
          </table:table-cell>
          <table:table-cell table:number-columns-repeated="3"/>
        </table:table-row>
        <table:table-row table:style-name="ro1">
          <table:table-cell office:value-type="float" office:value="9568" calcext:value-type="float">
            <text:p>9568</text:p>
          </table:table-cell>
          <table:table-cell office:value-type="date" office:date-value="2016-03-10" calcext:value-type="date">
            <text:p>10.03.2016</text:p>
          </table:table-cell>
          <table:table-cell table:number-columns-repeated="3"/>
        </table:table-row>
        <table:table-row table:style-name="ro1">
          <table:table-cell office:value-type="float" office:value="9022" calcext:value-type="float">
            <text:p>9022</text:p>
          </table:table-cell>
          <table:table-cell office:value-type="date" office:date-value="2016-03-11" calcext:value-type="date">
            <text:p>11.03.2016</text:p>
          </table:table-cell>
          <table:table-cell table:number-columns-repeated="3"/>
        </table:table-row>
        <table:table-row table:style-name="ro1">
          <table:table-cell office:value-type="float" office:value="11802" calcext:value-type="float">
            <text:p>11802</text:p>
          </table:table-cell>
          <table:table-cell office:value-type="date" office:date-value="2016-03-12" calcext:value-type="date">
            <text:p>12.03.2016</text:p>
          </table:table-cell>
          <table:table-cell table:number-columns-repeated="3"/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date" office:date-value="2016-03-13" calcext:value-type="date">
            <text:p>13.03.2016</text:p>
          </table:table-cell>
          <table:table-cell table:number-columns-repeated="3"/>
        </table:table-row>
        <table:table-row table:style-name="ro1">
          <table:table-cell office:value-type="float" office:value="10575" calcext:value-type="float">
            <text:p>10575</text:p>
          </table:table-cell>
          <table:table-cell office:value-type="date" office:date-value="2016-03-14" calcext:value-type="date">
            <text:p>14.03.2016</text:p>
          </table:table-cell>
          <table:table-cell table:number-columns-repeated="3"/>
        </table:table-row>
        <table:table-row table:style-name="ro1">
          <table:table-cell office:value-type="float" office:value="7453" calcext:value-type="float">
            <text:p>7453</text:p>
          </table:table-cell>
          <table:table-cell office:value-type="date" office:date-value="2016-03-15" calcext:value-type="date">
            <text:p>15.03.2016</text:p>
          </table:table-cell>
          <table:table-cell table:number-columns-repeated="3"/>
        </table:table-row>
        <table:table-row table:style-name="ro1">
          <table:table-cell office:value-type="float" office:value="7578" calcext:value-type="float">
            <text:p>7578</text:p>
          </table:table-cell>
          <table:table-cell office:value-type="date" office:date-value="2016-03-16" calcext:value-type="date">
            <text:p>16.03.2016</text:p>
          </table:table-cell>
          <table:table-cell table:number-columns-repeated="3"/>
        </table:table-row>
        <table:table-row table:style-name="ro1">
          <table:table-cell office:value-type="float" office:value="9232" calcext:value-type="float">
            <text:p>9232</text:p>
          </table:table-cell>
          <table:table-cell office:value-type="date" office:date-value="2016-03-17" calcext:value-type="date">
            <text:p>17.03.2016</text:p>
          </table:table-cell>
          <table:table-cell table:number-columns-repeated="3"/>
        </table:table-row>
        <table:table-row table:style-name="ro1">
          <table:table-cell office:value-type="float" office:value="13626" calcext:value-type="float">
            <text:p>13626</text:p>
          </table:table-cell>
          <table:table-cell office:value-type="date" office:date-value="2016-03-18" calcext:value-type="date">
            <text:p>18.03.2016</text:p>
          </table:table-cell>
          <table:table-cell table:number-columns-repeated="3"/>
        </table:table-row>
        <table:table-row table:style-name="ro1">
          <table:table-cell office:value-type="float" office:value="11028" calcext:value-type="float">
            <text:p>11028</text:p>
          </table:table-cell>
          <table:table-cell office:value-type="date" office:date-value="2016-03-19" calcext:value-type="date">
            <text:p>19.03.2016</text:p>
          </table:table-cell>
          <table:table-cell table:number-columns-repeated="3"/>
        </table:table-row>
        <table:table-row table:style-name="ro1">
          <table:table-cell office:value-type="float" office:value="12134" calcext:value-type="float">
            <text:p>12134</text:p>
          </table:table-cell>
          <table:table-cell office:value-type="date" office:date-value="2016-03-20" calcext:value-type="date">
            <text:p>20.03.2016</text:p>
          </table:table-cell>
          <table:table-cell table:number-columns-repeated="3"/>
        </table:table-row>
        <table:table-row table:style-name="ro1">
          <table:table-cell office:value-type="float" office:value="14110" calcext:value-type="float">
            <text:p>14110</text:p>
          </table:table-cell>
          <table:table-cell office:value-type="date" office:date-value="2016-03-21" calcext:value-type="date">
            <text:p>21.03.2016</text:p>
          </table:table-cell>
          <table:table-cell table:number-columns-repeated="3"/>
        </table:table-row>
        <table:table-row table:style-name="ro1">
          <table:table-cell office:value-type="float" office:value="15402" calcext:value-type="float">
            <text:p>15402</text:p>
          </table:table-cell>
          <table:table-cell office:value-type="date" office:date-value="2016-03-22" calcext:value-type="date">
            <text:p>22.03.2016</text:p>
          </table:table-cell>
          <table:table-cell table:number-columns-repeated="3"/>
        </table:table-row>
        <table:table-row table:style-name="ro1">
          <table:table-cell office:value-type="float" office:value="18397" calcext:value-type="float">
            <text:p>18397</text:p>
          </table:table-cell>
          <table:table-cell office:value-type="date" office:date-value="2016-03-23" calcext:value-type="date">
            <text:p>23.03.2016</text:p>
          </table:table-cell>
          <table:table-cell table:number-columns-repeated="3"/>
        </table:table-row>
        <table:table-row table:style-name="ro1">
          <table:table-cell office:value-type="float" office:value="17386" calcext:value-type="float">
            <text:p>17386</text:p>
          </table:table-cell>
          <table:table-cell office:value-type="date" office:date-value="2016-03-24" calcext:value-type="date">
            <text:p>24.03.2016</text:p>
          </table:table-cell>
          <table:table-cell table:number-columns-repeated="3"/>
        </table:table-row>
        <table:table-row table:style-name="ro1">
          <table:table-cell office:value-type="float" office:value="20425" calcext:value-type="float">
            <text:p>20425</text:p>
          </table:table-cell>
          <table:table-cell office:value-type="date" office:date-value="2016-03-25" calcext:value-type="date">
            <text:p>25.03.2016</text:p>
          </table:table-cell>
          <table:table-cell table:number-columns-repeated="3"/>
        </table:table-row>
        <table:table-row table:style-name="ro1">
          <table:table-cell office:value-type="float" office:value="23556" calcext:value-type="float">
            <text:p>23556</text:p>
          </table:table-cell>
          <table:table-cell office:value-type="date" office:date-value="2016-03-26" calcext:value-type="date">
            <text:p>26.03.2016</text:p>
          </table:table-cell>
          <table:table-cell table:number-columns-repeated="3"/>
        </table:table-row>
        <table:table-row table:style-name="ro1">
          <table:table-cell office:value-type="float" office:value="26043" calcext:value-type="float">
            <text:p>26043</text:p>
          </table:table-cell>
          <table:table-cell office:value-type="date" office:date-value="2016-03-27" calcext:value-type="date">
            <text:p>27.03.2016</text:p>
          </table:table-cell>
          <table:table-cell table:number-columns-repeated="3"/>
        </table:table-row>
        <table:table-row table:style-name="ro1">
          <table:table-cell office:value-type="float" office:value="26441" calcext:value-type="float">
            <text:p>26441</text:p>
          </table:table-cell>
          <table:table-cell office:value-type="date" office:date-value="2016-03-28" calcext:value-type="date">
            <text:p>28.03.2016</text:p>
          </table:table-cell>
          <table:table-cell table:number-columns-repeated="3"/>
        </table:table-row>
        <table:table-row table:style-name="ro1">
          <table:table-cell office:value-type="float" office:value="31276" calcext:value-type="float">
            <text:p>31276</text:p>
          </table:table-cell>
          <table:table-cell office:value-type="date" office:date-value="2016-03-29" calcext:value-type="date">
            <text:p>29.03.2016</text:p>
          </table:table-cell>
          <table:table-cell table:number-columns-repeated="3"/>
        </table:table-row>
        <table:table-row table:style-name="ro1">
          <table:table-cell office:value-type="float" office:value="33385" calcext:value-type="float">
            <text:p>33385</text:p>
          </table:table-cell>
          <table:table-cell office:value-type="date" office:date-value="2016-03-30" calcext:value-type="date">
            <text:p>30.03.2016</text:p>
          </table:table-cell>
          <table:table-cell table:number-columns-repeated="3"/>
        </table:table-row>
        <table:table-row table:style-name="ro1">
          <table:table-cell office:value-type="float" office:value="36273" calcext:value-type="float">
            <text:p>36273</text:p>
          </table:table-cell>
          <table:table-cell office:value-type="date" office:date-value="2016-03-31" calcext:value-type="date">
            <text:p>31.03.2016</text:p>
          </table:table-cell>
          <table:table-cell table:number-columns-repeated="3"/>
        </table:table-row>
        <table:table-row table:style-name="ro1">
          <table:table-cell office:value-type="float" office:value="38166" calcext:value-type="float">
            <text:p>38166</text:p>
          </table:table-cell>
          <table:table-cell office:value-type="date" office:date-value="2016-04-01" calcext:value-type="date">
            <text:p>1.04.2016</text:p>
          </table:table-cell>
          <table:table-cell table:number-columns-repeated="3"/>
        </table:table-row>
        <table:table-row table:style-name="ro1">
          <table:table-cell office:value-type="float" office:value="37916" calcext:value-type="float">
            <text:p>37916</text:p>
          </table:table-cell>
          <table:table-cell office:value-type="date" office:date-value="2016-04-02" calcext:value-type="date">
            <text:p>2.04.2016</text:p>
          </table:table-cell>
          <table:table-cell table:number-columns-repeated="3"/>
        </table:table-row>
        <table:table-row table:style-name="ro1">
          <table:table-cell office:value-type="float" office:value="42201" calcext:value-type="float">
            <text:p>42201</text:p>
          </table:table-cell>
          <table:table-cell office:value-type="date" office:date-value="2016-04-03" calcext:value-type="date">
            <text:p>3.04.2016</text:p>
          </table:table-cell>
          <table:table-cell table:number-columns-repeated="3"/>
        </table:table-row>
        <table:table-row table:style-name="ro1">
          <table:table-cell office:value-type="float" office:value="41909" calcext:value-type="float">
            <text:p>41909</text:p>
          </table:table-cell>
          <table:table-cell office:value-type="date" office:date-value="2016-04-04" calcext:value-type="date">
            <text:p>4.04.2016</text:p>
          </table:table-cell>
          <table:table-cell table:number-columns-repeated="3"/>
        </table:table-row>
        <table:table-row table:style-name="ro1">
          <table:table-cell office:value-type="float" office:value="43745" calcext:value-type="float">
            <text:p>43745</text:p>
          </table:table-cell>
          <table:table-cell office:value-type="date" office:date-value="2016-04-05" calcext:value-type="date">
            <text:p>5.04.2016</text:p>
          </table:table-cell>
          <table:table-cell table:number-columns-repeated="3"/>
        </table:table-row>
        <table:table-row table:style-name="ro1">
          <table:table-cell office:value-type="float" office:value="45559" calcext:value-type="float">
            <text:p>45559</text:p>
          </table:table-cell>
          <table:table-cell office:value-type="date" office:date-value="2016-04-06" calcext:value-type="date">
            <text:p>6.04.2016</text:p>
          </table:table-cell>
          <table:table-cell table:number-columns-repeated="3"/>
        </table:table-row>
        <table:table-row table:style-name="ro1">
          <table:table-cell office:value-type="float" office:value="45723" calcext:value-type="float">
            <text:p>45723</text:p>
          </table:table-cell>
          <table:table-cell office:value-type="date" office:date-value="2016-04-07" calcext:value-type="date">
            <text:p>7.04.2016</text:p>
          </table:table-cell>
          <table:table-cell table:number-columns-repeated="3"/>
        </table:table-row>
        <table:table-row table:style-name="ro1">
          <table:table-cell office:value-type="float" office:value="47258" calcext:value-type="float">
            <text:p>47258</text:p>
          </table:table-cell>
          <table:table-cell office:value-type="date" office:date-value="2016-04-08" calcext:value-type="date">
            <text:p>8.04.2016</text:p>
          </table:table-cell>
          <table:table-cell table:number-columns-repeated="3"/>
        </table:table-row>
        <table:table-row table:style-name="ro1">
          <table:table-cell office:value-type="float" office:value="46714" calcext:value-type="float">
            <text:p>46714</text:p>
          </table:table-cell>
          <table:table-cell office:value-type="date" office:date-value="2016-04-09" calcext:value-type="date">
            <text:p>9.04.2016</text:p>
          </table:table-cell>
          <table:table-cell table:number-columns-repeated="3"/>
        </table:table-row>
        <table:table-row table:style-name="ro1">
          <table:table-cell office:value-type="float" office:value="47288" calcext:value-type="float">
            <text:p>47288</text:p>
          </table:table-cell>
          <table:table-cell office:value-type="date" office:date-value="2016-04-10" calcext:value-type="date">
            <text:p>10.04.2016</text:p>
          </table:table-cell>
          <table:table-cell table:number-columns-repeated="3"/>
        </table:table-row>
        <table:table-row table:style-name="ro1">
          <table:table-cell office:value-type="float" office:value="47402" calcext:value-type="float">
            <text:p>47402</text:p>
          </table:table-cell>
          <table:table-cell office:value-type="date" office:date-value="2016-04-11" calcext:value-type="date">
            <text:p>11.04.2016</text:p>
          </table:table-cell>
          <table:table-cell table:number-columns-repeated="3"/>
        </table:table-row>
        <table:table-row table:style-name="ro1">
          <table:table-cell office:value-type="float" office:value="46687" calcext:value-type="float">
            <text:p>46687</text:p>
          </table:table-cell>
          <table:table-cell office:value-type="date" office:date-value="2016-04-12" calcext:value-type="date">
            <text:p>12.04.2016</text:p>
          </table:table-cell>
          <table:table-cell table:number-columns-repeated="3"/>
        </table:table-row>
        <table:table-row table:style-name="ro1">
          <table:table-cell office:value-type="float" office:value="46539" calcext:value-type="float">
            <text:p>46539</text:p>
          </table:table-cell>
          <table:table-cell office:value-type="date" office:date-value="2016-04-13" calcext:value-type="date">
            <text:p>13.04.2016</text:p>
          </table:table-cell>
          <table:table-cell table:number-columns-repeated="3"/>
        </table:table-row>
        <table:table-row table:style-name="ro1">
          <table:table-cell office:value-type="float" office:value="44671" calcext:value-type="float">
            <text:p>44671</text:p>
          </table:table-cell>
          <table:table-cell office:value-type="date" office:date-value="2016-04-14" calcext:value-type="date">
            <text:p>14.04.2016</text:p>
          </table:table-cell>
          <table:table-cell table:number-columns-repeated="3"/>
        </table:table-row>
        <table:table-row table:style-name="ro1">
          <table:table-cell office:value-type="float" office:value="45087" calcext:value-type="float">
            <text:p>45087</text:p>
          </table:table-cell>
          <table:table-cell office:value-type="date" office:date-value="2016-04-15" calcext:value-type="date">
            <text:p>15.04.2016</text:p>
          </table:table-cell>
          <table:table-cell table:number-columns-repeated="3"/>
        </table:table-row>
        <table:table-row table:style-name="ro1">
          <table:table-cell office:value-type="float" office:value="43669" calcext:value-type="float">
            <text:p>43669</text:p>
          </table:table-cell>
          <table:table-cell office:value-type="date" office:date-value="2016-04-16" calcext:value-type="date">
            <text:p>16.04.2016</text:p>
          </table:table-cell>
          <table:table-cell table:number-columns-repeated="3"/>
        </table:table-row>
        <table:table-row table:style-name="ro1">
          <table:table-cell office:value-type="float" office:value="41797" calcext:value-type="float">
            <text:p>41797</text:p>
          </table:table-cell>
          <table:table-cell office:value-type="date" office:date-value="2016-04-17" calcext:value-type="date">
            <text:p>17.04.2016</text:p>
          </table:table-cell>
          <table:table-cell table:number-columns-repeated="3"/>
        </table:table-row>
        <table:table-row table:style-name="ro1">
          <table:table-cell office:value-type="float" office:value="39574" calcext:value-type="float">
            <text:p>39574</text:p>
          </table:table-cell>
          <table:table-cell office:value-type="date" office:date-value="2016-04-18" calcext:value-type="date">
            <text:p>18.04.2016</text:p>
          </table:table-cell>
          <table:table-cell table:number-columns-repeated="3"/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date" office:date-value="2016-04-19" calcext:value-type="date">
            <text:p>19.04.2016</text:p>
          </table:table-cell>
          <table:table-cell table:number-columns-repeated="3"/>
        </table:table-row>
        <table:table-row table:style-name="ro1">
          <table:table-cell office:value-type="float" office:value="36532" calcext:value-type="float">
            <text:p>36532</text:p>
          </table:table-cell>
          <table:table-cell office:value-type="date" office:date-value="2016-04-20" calcext:value-type="date">
            <text:p>20.04.2016</text:p>
          </table:table-cell>
          <table:table-cell table:number-columns-repeated="3"/>
        </table:table-row>
        <table:table-row table:style-name="ro1">
          <table:table-cell office:value-type="float" office:value="34026" calcext:value-type="float">
            <text:p>34026</text:p>
          </table:table-cell>
          <table:table-cell office:value-type="date" office:date-value="2016-04-21" calcext:value-type="date">
            <text:p>21.04.2016</text:p>
          </table:table-cell>
          <table:table-cell table:number-columns-repeated="3"/>
        </table:table-row>
        <table:table-row table:style-name="ro1">
          <table:table-cell office:value-type="float" office:value="30463" calcext:value-type="float">
            <text:p>30463</text:p>
          </table:table-cell>
          <table:table-cell office:value-type="date" office:date-value="2016-04-22" calcext:value-type="date">
            <text:p>22.04.2016</text:p>
          </table:table-cell>
          <table:table-cell table:number-columns-repeated="3"/>
        </table:table-row>
        <table:table-row table:style-name="ro1">
          <table:table-cell office:value-type="float" office:value="30314" calcext:value-type="float">
            <text:p>30314</text:p>
          </table:table-cell>
          <table:table-cell office:value-type="date" office:date-value="2016-04-23" calcext:value-type="date">
            <text:p>23.04.2016</text:p>
          </table:table-cell>
          <table:table-cell table:number-columns-repeated="3"/>
        </table:table-row>
        <table:table-row table:style-name="ro1">
          <table:table-cell office:value-type="float" office:value="25692" calcext:value-type="float">
            <text:p>25692</text:p>
          </table:table-cell>
          <table:table-cell office:value-type="date" office:date-value="2016-04-24" calcext:value-type="date">
            <text:p>24.04.2016</text:p>
          </table:table-cell>
          <table:table-cell table:number-columns-repeated="3"/>
        </table:table-row>
        <table:table-row table:style-name="ro1">
          <table:table-cell office:value-type="float" office:value="23273" calcext:value-type="float">
            <text:p>23273</text:p>
          </table:table-cell>
          <table:table-cell office:value-type="date" office:date-value="2016-04-25" calcext:value-type="date">
            <text:p>25.04.2016</text:p>
          </table:table-cell>
          <table:table-cell table:number-columns-repeated="3"/>
        </table:table-row>
        <table:table-row table:style-name="ro1">
          <table:table-cell office:value-type="float" office:value="23372" calcext:value-type="float">
            <text:p>23372</text:p>
          </table:table-cell>
          <table:table-cell office:value-type="date" office:date-value="2016-04-26" calcext:value-type="date">
            <text:p>26.04.2016</text:p>
          </table:table-cell>
          <table:table-cell table:number-columns-repeated="3"/>
        </table:table-row>
        <table:table-row table:style-name="ro1">
          <table:table-cell office:value-type="float" office:value="20952" calcext:value-type="float">
            <text:p>20952</text:p>
          </table:table-cell>
          <table:table-cell office:value-type="date" office:date-value="2016-04-27" calcext:value-type="date">
            <text:p>27.04.2016</text:p>
          </table:table-cell>
          <table:table-cell table:number-columns-repeated="3"/>
        </table:table-row>
        <table:table-row table:style-name="ro1">
          <table:table-cell office:value-type="float" office:value="18016" calcext:value-type="float">
            <text:p>18016</text:p>
          </table:table-cell>
          <table:table-cell office:value-type="date" office:date-value="2016-04-28" calcext:value-type="date">
            <text:p>28.04.2016</text:p>
          </table:table-cell>
          <table:table-cell table:number-columns-repeated="3"/>
        </table:table-row>
        <table:table-row table:style-name="ro1">
          <table:table-cell office:value-type="float" office:value="19482" calcext:value-type="float">
            <text:p>19482</text:p>
          </table:table-cell>
          <table:table-cell office:value-type="date" office:date-value="2016-04-29" calcext:value-type="date">
            <text:p>29.04.2016</text:p>
          </table:table-cell>
          <table:table-cell table:number-columns-repeated="3"/>
        </table:table-row>
        <table:table-row table:style-name="ro1">
          <table:table-cell office:value-type="float" office:value="15062" calcext:value-type="float">
            <text:p>15062</text:p>
          </table:table-cell>
          <table:table-cell office:value-type="date" office:date-value="2016-04-30" calcext:value-type="date">
            <text:p>30.04.2016</text:p>
          </table:table-cell>
          <table:table-cell table:number-columns-repeated="3"/>
        </table:table-row>
        <table:table-row table:style-name="ro1">
          <table:table-cell office:value-type="float" office:value="14746" calcext:value-type="float">
            <text:p>14746</text:p>
          </table:table-cell>
          <table:table-cell office:value-type="date" office:date-value="2016-05-01" calcext:value-type="date">
            <text:p>1.05.2016</text:p>
          </table:table-cell>
          <table:table-cell table:number-columns-repeated="3"/>
        </table:table-row>
        <table:table-row table:style-name="ro1">
          <table:table-cell office:value-type="float" office:value="16383" calcext:value-type="float">
            <text:p>16383</text:p>
          </table:table-cell>
          <table:table-cell office:value-type="date" office:date-value="2016-05-02" calcext:value-type="date">
            <text:p>2.05.2016</text:p>
          </table:table-cell>
          <table:table-cell table:number-columns-repeated="3"/>
        </table:table-row>
        <table:table-row table:style-name="ro1">
          <table:table-cell office:value-type="float" office:value="15666" calcext:value-type="float">
            <text:p>15666</text:p>
          </table:table-cell>
          <table:table-cell office:value-type="date" office:date-value="2016-05-03" calcext:value-type="date">
            <text:p>3.05.2016</text:p>
          </table:table-cell>
          <table:table-cell table:number-columns-repeated="3"/>
        </table:table-row>
        <table:table-row table:style-name="ro1">
          <table:table-cell office:value-type="float" office:value="13630" calcext:value-type="float">
            <text:p>13630</text:p>
          </table:table-cell>
          <table:table-cell office:value-type="date" office:date-value="2016-05-04" calcext:value-type="date">
            <text:p>4.05.2016</text:p>
          </table:table-cell>
          <table:table-cell table:number-columns-repeated="3"/>
        </table:table-row>
        <table:table-row table:style-name="ro1">
          <table:table-cell office:value-type="float" office:value="10363" calcext:value-type="float">
            <text:p>10363</text:p>
          </table:table-cell>
          <table:table-cell office:value-type="date" office:date-value="2016-05-05" calcext:value-type="date">
            <text:p>5.05.2016</text:p>
          </table:table-cell>
          <table:table-cell table:number-columns-repeated="3"/>
        </table:table-row>
        <table:table-row table:style-name="ro1">
          <table:table-cell office:value-type="float" office:value="11560" calcext:value-type="float">
            <text:p>11560</text:p>
          </table:table-cell>
          <table:table-cell office:value-type="date" office:date-value="2016-05-06" calcext:value-type="date">
            <text:p>6.05.2016</text:p>
          </table:table-cell>
          <table:table-cell table:number-columns-repeated="3"/>
        </table:table-row>
        <table:table-row table:style-name="ro1">
          <table:table-cell office:value-type="float" office:value="10185" calcext:value-type="float">
            <text:p>10185</text:p>
          </table:table-cell>
          <table:table-cell office:value-type="date" office:date-value="2016-05-07" calcext:value-type="date">
            <text:p>7.05.2016</text:p>
          </table:table-cell>
          <table:table-cell table:number-columns-repeated="3"/>
        </table:table-row>
        <table:table-row table:style-name="ro1">
          <table:table-cell office:value-type="float" office:value="7134" calcext:value-type="float">
            <text:p>7134</text:p>
          </table:table-cell>
          <table:table-cell office:value-type="date" office:date-value="2016-05-08" calcext:value-type="date">
            <text:p>8.05.2016</text:p>
          </table:table-cell>
          <table:table-cell table:number-columns-repeated="3"/>
        </table:table-row>
        <table:table-row table:style-name="ro1">
          <table:table-cell office:value-type="float" office:value="6879" calcext:value-type="float">
            <text:p>6879</text:p>
          </table:table-cell>
          <table:table-cell office:value-type="date" office:date-value="2016-05-09" calcext:value-type="date">
            <text:p>9.05.2016</text:p>
          </table:table-cell>
          <table:table-cell table:number-columns-repeated="3"/>
        </table:table-row>
        <table:table-row table:style-name="ro1">
          <table:table-cell office:value-type="float" office:value="7066" calcext:value-type="float">
            <text:p>7066</text:p>
          </table:table-cell>
          <table:table-cell office:value-type="date" office:date-value="2016-05-10" calcext:value-type="date">
            <text:p>10.05.2016</text:p>
          </table:table-cell>
          <table:table-cell table:number-columns-repeated="3"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date" office:date-value="2016-05-11" calcext:value-type="date">
            <text:p>11.05.2016</text:p>
          </table:table-cell>
          <table:table-cell table:number-columns-repeated="3"/>
        </table:table-row>
        <table:table-row table:style-name="ro1">
          <table:table-cell office:value-type="float" office:value="8559" calcext:value-type="float">
            <text:p>8559</text:p>
          </table:table-cell>
          <table:table-cell office:value-type="date" office:date-value="2016-05-12" calcext:value-type="date">
            <text:p>12.05.2016</text:p>
          </table:table-cell>
          <table:table-cell table:number-columns-repeated="3"/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date" office:date-value="2016-05-13" calcext:value-type="date">
            <text:p>13.05.2016</text:p>
          </table:table-cell>
          <table:table-cell table:number-columns-repeated="3"/>
        </table:table-row>
        <table:table-row table:style-name="ro1">
          <table:table-cell office:value-type="float" office:value="6069" calcext:value-type="float">
            <text:p>6069</text:p>
          </table:table-cell>
          <table:table-cell office:value-type="date" office:date-value="2016-05-14" calcext:value-type="date">
            <text:p>14.05.2016</text:p>
          </table:table-cell>
          <table:table-cell table:number-columns-repeated="3"/>
        </table:table-row>
        <table:table-row table:style-name="ro1">
          <table:table-cell office:value-type="float" office:value="9333" calcext:value-type="float">
            <text:p>9333</text:p>
          </table:table-cell>
          <table:table-cell office:value-type="date" office:date-value="2016-05-15" calcext:value-type="date">
            <text:p>15.05.2016</text:p>
          </table:table-cell>
          <table:table-cell table:number-columns-repeated="3"/>
        </table:table-row>
        <table:table-row table:style-name="ro1">
          <table:table-cell office:value-type="float" office:value="5905" calcext:value-type="float">
            <text:p>5905</text:p>
          </table:table-cell>
          <table:table-cell office:value-type="date" office:date-value="2016-05-16" calcext:value-type="date">
            <text:p>16.05.2016</text:p>
          </table:table-cell>
          <table:table-cell table:number-columns-repeated="3"/>
        </table:table-row>
        <table:table-row table:style-name="ro1">
          <table:table-cell office:value-type="float" office:value="6686" calcext:value-type="float">
            <text:p>6686</text:p>
          </table:table-cell>
          <table:table-cell office:value-type="date" office:date-value="2016-05-17" calcext:value-type="date">
            <text:p>17.05.2016</text:p>
          </table:table-cell>
          <table:table-cell table:number-columns-repeated="3"/>
        </table:table-row>
        <table:table-row table:style-name="ro1">
          <table:table-cell office:value-type="float" office:value="4791" calcext:value-type="float">
            <text:p>4791</text:p>
          </table:table-cell>
          <table:table-cell office:value-type="date" office:date-value="2016-05-18" calcext:value-type="date">
            <text:p>18.05.2016</text:p>
          </table:table-cell>
          <table:table-cell table:number-columns-repeated="3"/>
        </table:table-row>
        <table:table-row table:style-name="ro1">
          <table:table-cell office:value-type="float" office:value="4293" calcext:value-type="float">
            <text:p>4293</text:p>
          </table:table-cell>
          <table:table-cell office:value-type="date" office:date-value="2016-05-19" calcext:value-type="date">
            <text:p>19.05.2016</text:p>
          </table:table-cell>
          <table:table-cell table:number-columns-repeated="3"/>
        </table:table-row>
        <table:table-row table:style-name="ro1">
          <table:table-cell office:value-type="float" office:value="7946" calcext:value-type="float">
            <text:p>7946</text:p>
          </table:table-cell>
          <table:table-cell office:value-type="date" office:date-value="2016-05-20" calcext:value-type="date">
            <text:p>20.05.2016</text:p>
          </table:table-cell>
          <table:table-cell table:number-columns-repeated="3"/>
        </table:table-row>
        <table:table-row table:style-name="ro1">
          <table:table-cell office:value-type="float" office:value="4715" calcext:value-type="float">
            <text:p>4715</text:p>
          </table:table-cell>
          <table:table-cell office:value-type="date" office:date-value="2016-05-21" calcext:value-type="date">
            <text:p>21.05.2016</text:p>
          </table:table-cell>
          <table:table-cell table:number-columns-repeated="3"/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date" office:date-value="2016-05-22" calcext:value-type="date">
            <text:p>22.05.2016</text:p>
          </table:table-cell>
          <table:table-cell table:number-columns-repeated="3"/>
        </table:table-row>
        <table:table-row table:style-name="ro1">
          <table:table-cell office:value-type="float" office:value="7516" calcext:value-type="float">
            <text:p>7516</text:p>
          </table:table-cell>
          <table:table-cell office:value-type="date" office:date-value="2016-05-23" calcext:value-type="date">
            <text:p>23.05.2016</text:p>
          </table:table-cell>
          <table:table-cell table:number-columns-repeated="3"/>
        </table:table-row>
        <table:table-row table:style-name="ro1">
          <table:table-cell office:value-type="float" office:value="7337" calcext:value-type="float">
            <text:p>7337</text:p>
          </table:table-cell>
          <table:table-cell office:value-type="date" office:date-value="2016-05-24" calcext:value-type="date">
            <text:p>24.05.2016</text:p>
          </table:table-cell>
          <table:table-cell table:number-columns-repeated="3"/>
        </table:table-row>
        <table:table-row table:style-name="ro1">
          <table:table-cell office:value-type="float" office:value="5714" calcext:value-type="float">
            <text:p>5714</text:p>
          </table:table-cell>
          <table:table-cell office:value-type="date" office:date-value="2016-05-25" calcext:value-type="date">
            <text:p>25.05.2016</text:p>
          </table:table-cell>
          <table:table-cell table:number-columns-repeated="3"/>
        </table:table-row>
        <table:table-row table:style-name="ro1">
          <table:table-cell office:value-type="float" office:value="4334" calcext:value-type="float">
            <text:p>4334</text:p>
          </table:table-cell>
          <table:table-cell office:value-type="date" office:date-value="2016-05-26" calcext:value-type="date">
            <text:p>26.05.2016</text:p>
          </table:table-cell>
          <table:table-cell table:number-columns-repeated="3"/>
        </table:table-row>
        <table:table-row table:style-name="ro1">
          <table:table-cell office:value-type="float" office:value="6820" calcext:value-type="float">
            <text:p>6820</text:p>
          </table:table-cell>
          <table:table-cell office:value-type="date" office:date-value="2016-05-27" calcext:value-type="date">
            <text:p>27.05.2016</text:p>
          </table:table-cell>
          <table:table-cell table:number-columns-repeated="3"/>
        </table:table-row>
        <table:table-row table:style-name="ro1">
          <table:table-cell office:value-type="float" office:value="6883" calcext:value-type="float">
            <text:p>6883</text:p>
          </table:table-cell>
          <table:table-cell office:value-type="date" office:date-value="2016-05-28" calcext:value-type="date">
            <text:p>28.05.2016</text:p>
          </table:table-cell>
          <table:table-cell table:number-columns-repeated="3"/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date" office:date-value="2016-05-29" calcext:value-type="date">
            <text:p>29.05.2016</text:p>
          </table:table-cell>
          <table:table-cell table:number-columns-repeated="3"/>
        </table:table-row>
        <table:table-row table:style-name="ro1">
          <table:table-cell office:value-type="float" office:value="5610" calcext:value-type="float">
            <text:p>5610</text:p>
          </table:table-cell>
          <table:table-cell office:value-type="date" office:date-value="2016-05-30" calcext:value-type="date">
            <text:p>30.05.2016</text:p>
          </table:table-cell>
          <table:table-cell table:number-columns-repeated="3"/>
        </table:table-row>
        <table:table-row table:style-name="ro1">
          <table:table-cell office:value-type="float" office:value="9369" calcext:value-type="float">
            <text:p>9369</text:p>
          </table:table-cell>
          <table:table-cell office:value-type="date" office:date-value="2016-05-31" calcext:value-type="date">
            <text:p>31.05.2016</text:p>
          </table:table-cell>
          <table:table-cell table:number-columns-repeated="3"/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date" office:date-value="2016-06-01" calcext:value-type="date">
            <text:p>1.06.2016</text:p>
          </table:table-cell>
          <table:table-cell table:number-columns-repeated="3"/>
        </table:table-row>
        <table:table-row table:style-name="ro1">
          <table:table-cell office:value-type="float" office:value="5772" calcext:value-type="float">
            <text:p>5772</text:p>
          </table:table-cell>
          <table:table-cell office:value-type="date" office:date-value="2016-06-02" calcext:value-type="date">
            <text:p>2.06.2016</text:p>
          </table:table-cell>
          <table:table-cell table:number-columns-repeated="3"/>
        </table:table-row>
        <table:table-row table:style-name="ro1">
          <table:table-cell office:value-type="float" office:value="5810" calcext:value-type="float">
            <text:p>5810</text:p>
          </table:table-cell>
          <table:table-cell office:value-type="date" office:date-value="2016-06-03" calcext:value-type="date">
            <text:p>3.06.2016</text:p>
          </table:table-cell>
          <table:table-cell table:number-columns-repeated="3"/>
        </table:table-row>
        <table:table-row table:style-name="ro1">
          <table:table-cell office:value-type="float" office:value="7460" calcext:value-type="float">
            <text:p>7460</text:p>
          </table:table-cell>
          <table:table-cell office:value-type="date" office:date-value="2016-06-04" calcext:value-type="date">
            <text:p>4.06.2016</text:p>
          </table:table-cell>
          <table:table-cell table:number-columns-repeated="3"/>
        </table:table-row>
        <table:table-row table:style-name="ro1">
          <table:table-cell office:value-type="float" office:value="8557" calcext:value-type="float">
            <text:p>8557</text:p>
          </table:table-cell>
          <table:table-cell office:value-type="date" office:date-value="2016-06-05" calcext:value-type="date">
            <text:p>5.06.2016</text:p>
          </table:table-cell>
          <table:table-cell table:number-columns-repeated="3"/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date" office:date-value="2016-06-06" calcext:value-type="date">
            <text:p>6.06.2016</text:p>
          </table:table-cell>
          <table:table-cell table:number-columns-repeated="3"/>
        </table:table-row>
        <table:table-row table:style-name="ro1">
          <table:table-cell office:value-type="float" office:value="6189" calcext:value-type="float">
            <text:p>6189</text:p>
          </table:table-cell>
          <table:table-cell office:value-type="date" office:date-value="2016-06-07" calcext:value-type="date">
            <text:p>7.06.2016</text:p>
          </table:table-cell>
          <table:table-cell table:number-columns-repeated="3"/>
        </table:table-row>
        <table:table-row table:style-name="ro1">
          <table:table-cell office:value-type="float" office:value="7133" calcext:value-type="float">
            <text:p>7133</text:p>
          </table:table-cell>
          <table:table-cell office:value-type="date" office:date-value="2016-06-08" calcext:value-type="date">
            <text:p>8.06.2016</text:p>
          </table:table-cell>
          <table:table-cell table:number-columns-repeated="3"/>
        </table:table-row>
        <table:table-row table:style-name="ro1">
          <table:table-cell office:value-type="float" office:value="5510" calcext:value-type="float">
            <text:p>5510</text:p>
          </table:table-cell>
          <table:table-cell office:value-type="date" office:date-value="2016-06-09" calcext:value-type="date">
            <text:p>9.06.2016</text:p>
          </table:table-cell>
          <table:table-cell table:number-columns-repeated="3"/>
        </table:table-row>
        <table:table-row table:style-name="ro1">
          <table:table-cell office:value-type="float" office:value="7136" calcext:value-type="float">
            <text:p>7136</text:p>
          </table:table-cell>
          <table:table-cell office:value-type="date" office:date-value="2016-06-10" calcext:value-type="date">
            <text:p>10.06.2016</text:p>
          </table:table-cell>
          <table:table-cell table:number-columns-repeated="3"/>
        </table:table-row>
        <table:table-row table:style-name="ro1">
          <table:table-cell office:value-type="float" office:value="6071" calcext:value-type="float">
            <text:p>6071</text:p>
          </table:table-cell>
          <table:table-cell office:value-type="date" office:date-value="2016-06-11" calcext:value-type="date">
            <text:p>11.06.2016</text:p>
          </table:table-cell>
          <table:table-cell table:number-columns-repeated="3"/>
        </table:table-row>
        <table:table-row table:style-name="ro1">
          <table:table-cell office:value-type="float" office:value="6226" calcext:value-type="float">
            <text:p>6226</text:p>
          </table:table-cell>
          <table:table-cell office:value-type="date" office:date-value="2016-06-12" calcext:value-type="date">
            <text:p>12.06.2016</text:p>
          </table:table-cell>
          <table:table-cell table:number-columns-repeated="3"/>
        </table:table-row>
        <table:table-row table:style-name="ro1">
          <table:table-cell office:value-type="float" office:value="4617" calcext:value-type="float">
            <text:p>4617</text:p>
          </table:table-cell>
          <table:table-cell office:value-type="date" office:date-value="2016-06-13" calcext:value-type="date">
            <text:p>13.06.2016</text:p>
          </table:table-cell>
          <table:table-cell table:number-columns-repeated="3"/>
        </table:table-row>
        <table:table-row table:style-name="ro1">
          <table:table-cell office:value-type="float" office:value="6125" calcext:value-type="float">
            <text:p>6125</text:p>
          </table:table-cell>
          <table:table-cell office:value-type="date" office:date-value="2016-06-14" calcext:value-type="date">
            <text:p>14.06.2016</text:p>
          </table:table-cell>
          <table:table-cell table:number-columns-repeated="3"/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date" office:date-value="2016-06-15" calcext:value-type="date">
            <text:p>15.06.2016</text:p>
          </table:table-cell>
          <table:table-cell table:number-columns-repeated="3"/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date" office:date-value="2016-06-16" calcext:value-type="date">
            <text:p>16.06.2016</text:p>
          </table:table-cell>
          <table:table-cell table:number-columns-repeated="3"/>
        </table:table-row>
        <table:table-row table:style-name="ro1">
          <table:table-cell office:value-type="float" office:value="4594" calcext:value-type="float">
            <text:p>4594</text:p>
          </table:table-cell>
          <table:table-cell office:value-type="date" office:date-value="2016-06-17" calcext:value-type="date">
            <text:p>17.06.2016</text:p>
          </table:table-cell>
          <table:table-cell table:number-columns-repeated="3"/>
        </table:table-row>
        <table:table-row table:style-name="ro1">
          <table:table-cell office:value-type="float" office:value="6502" calcext:value-type="float">
            <text:p>6502</text:p>
          </table:table-cell>
          <table:table-cell office:value-type="date" office:date-value="2016-06-18" calcext:value-type="date">
            <text:p>18.06.2016</text:p>
          </table:table-cell>
          <table:table-cell table:number-columns-repeated="3"/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date" office:date-value="2016-06-19" calcext:value-type="date">
            <text:p>19.06.2016</text:p>
          </table:table-cell>
          <table:table-cell table:number-columns-repeated="3"/>
        </table:table-row>
        <table:table-row table:style-name="ro1">
          <table:table-cell office:value-type="float" office:value="7026" calcext:value-type="float">
            <text:p>7026</text:p>
          </table:table-cell>
          <table:table-cell office:value-type="date" office:date-value="2016-06-20" calcext:value-type="date">
            <text:p>20.06.2016</text:p>
          </table:table-cell>
          <table:table-cell table:number-columns-repeated="3"/>
        </table:table-row>
        <table:table-row table:style-name="ro1">
          <table:table-cell office:value-type="float" office:value="14032" calcext:value-type="float">
            <text:p>14032</text:p>
          </table:table-cell>
          <table:table-cell office:value-type="date" office:date-value="2016-06-21" calcext:value-type="date">
            <text:p>21.06.2016</text:p>
          </table:table-cell>
          <table:table-cell table:number-columns-repeated="3"/>
        </table:table-row>
        <table:table-row table:style-name="ro1">
          <table:table-cell office:value-type="float" office:value="27701" calcext:value-type="float">
            <text:p>27701</text:p>
          </table:table-cell>
          <table:table-cell office:value-type="date" office:date-value="2016-06-22" calcext:value-type="date">
            <text:p>22.06.2016</text:p>
          </table:table-cell>
          <table:table-cell table:number-columns-repeated="3"/>
        </table:table-row>
        <table:table-row table:style-name="ro1">
          <table:table-cell office:value-type="float" office:value="44079" calcext:value-type="float">
            <text:p>44079</text:p>
          </table:table-cell>
          <table:table-cell office:value-type="date" office:date-value="2016-06-23" calcext:value-type="date">
            <text:p>23.06.2016</text:p>
          </table:table-cell>
          <table:table-cell table:number-columns-repeated="3"/>
        </table:table-row>
        <table:table-row table:style-name="ro1">
          <table:table-cell office:value-type="float" office:value="62565" calcext:value-type="float">
            <text:p>62565</text:p>
          </table:table-cell>
          <table:table-cell office:value-type="date" office:date-value="2016-06-24" calcext:value-type="date">
            <text:p>24.06.2016</text:p>
          </table:table-cell>
          <table:table-cell table:number-columns-repeated="3"/>
        </table:table-row>
        <table:table-row table:style-name="ro1">
          <table:table-cell office:value-type="float" office:value="84447" calcext:value-type="float">
            <text:p>84447</text:p>
          </table:table-cell>
          <table:table-cell office:value-type="date" office:date-value="2016-06-25" calcext:value-type="date">
            <text:p>25.06.2016</text:p>
          </table:table-cell>
          <table:table-cell table:number-columns-repeated="3"/>
        </table:table-row>
        <table:table-row table:style-name="ro1">
          <table:table-cell office:value-type="float" office:value="94422" calcext:value-type="float">
            <text:p>94422</text:p>
          </table:table-cell>
          <table:table-cell office:value-type="date" office:date-value="2016-06-26" calcext:value-type="date">
            <text:p>26.06.2016</text:p>
          </table:table-cell>
          <table:table-cell table:number-columns-repeated="3"/>
        </table:table-row>
        <table:table-row table:style-name="ro1">
          <table:table-cell office:value-type="float" office:value="97840" calcext:value-type="float">
            <text:p>97840</text:p>
          </table:table-cell>
          <table:table-cell office:value-type="date" office:date-value="2016-06-27" calcext:value-type="date">
            <text:p>27.06.2016</text:p>
          </table:table-cell>
          <table:table-cell table:number-columns-repeated="3"/>
        </table:table-row>
        <table:table-row table:style-name="ro1">
          <table:table-cell office:value-type="float" office:value="82130" calcext:value-type="float">
            <text:p>82130</text:p>
          </table:table-cell>
          <table:table-cell office:value-type="date" office:date-value="2016-06-28" calcext:value-type="date">
            <text:p>28.06.2016</text:p>
          </table:table-cell>
          <table:table-cell table:number-columns-repeated="3"/>
        </table:table-row>
        <table:table-row table:style-name="ro1">
          <table:table-cell office:value-type="float" office:value="61349" calcext:value-type="float">
            <text:p>61349</text:p>
          </table:table-cell>
          <table:table-cell office:value-type="date" office:date-value="2016-06-29" calcext:value-type="date">
            <text:p>29.06.2016</text:p>
          </table:table-cell>
          <table:table-cell table:number-columns-repeated="3"/>
        </table:table-row>
        <table:table-row table:style-name="ro1">
          <table:table-cell office:value-type="float" office:value="46455" calcext:value-type="float">
            <text:p>46455</text:p>
          </table:table-cell>
          <table:table-cell office:value-type="date" office:date-value="2016-06-30" calcext:value-type="date">
            <text:p>30.06.2016</text:p>
          </table:table-cell>
          <table:table-cell table:number-columns-repeated="3"/>
        </table:table-row>
        <table:table-row table:style-name="ro1">
          <table:table-cell office:value-type="float" office:value="23228" calcext:value-type="float">
            <text:p>23228</text:p>
          </table:table-cell>
          <table:table-cell office:value-type="date" office:date-value="2016-07-01" calcext:value-type="date">
            <text:p>1.07.2016</text:p>
          </table:table-cell>
          <table:table-cell table:number-columns-repeated="3"/>
        </table:table-row>
        <table:table-row table:style-name="ro1">
          <table:table-cell office:value-type="float" office:value="13476" calcext:value-type="float">
            <text:p>13476</text:p>
          </table:table-cell>
          <table:table-cell office:value-type="date" office:date-value="2016-07-02" calcext:value-type="date">
            <text:p>2.07.2016</text:p>
          </table:table-cell>
          <table:table-cell table:number-columns-repeated="3"/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date" office:date-value="2016-07-03" calcext:value-type="date">
            <text:p>3.07.2016</text:p>
          </table:table-cell>
          <table:table-cell table:number-columns-repeated="3"/>
        </table:table-row>
        <table:table-row table:style-name="ro1">
          <table:table-cell office:value-type="float" office:value="5719" calcext:value-type="float">
            <text:p>5719</text:p>
          </table:table-cell>
          <table:table-cell office:value-type="date" office:date-value="2016-07-04" calcext:value-type="date">
            <text:p>4.07.2016</text:p>
          </table:table-cell>
          <table:table-cell table:number-columns-repeated="3"/>
        </table:table-row>
        <table:table-row table:style-name="ro1">
          <table:table-cell office:value-type="float" office:value="7382" calcext:value-type="float">
            <text:p>7382</text:p>
          </table:table-cell>
          <table:table-cell office:value-type="date" office:date-value="2016-07-05" calcext:value-type="date">
            <text:p>5.07.2016</text:p>
          </table:table-cell>
          <table:table-cell table:number-columns-repeated="3"/>
        </table:table-row>
        <table:table-row table:style-name="ro1">
          <table:table-cell office:value-type="float" office:value="7271" calcext:value-type="float">
            <text:p>7271</text:p>
          </table:table-cell>
          <table:table-cell office:value-type="date" office:date-value="2016-07-06" calcext:value-type="date">
            <text:p>6.07.2016</text:p>
          </table:table-cell>
          <table:table-cell table:number-columns-repeated="3"/>
        </table:table-row>
        <table:table-row table:style-name="ro1">
          <table:table-cell office:value-type="float" office:value="4456" calcext:value-type="float">
            <text:p>4456</text:p>
          </table:table-cell>
          <table:table-cell office:value-type="date" office:date-value="2016-07-07" calcext:value-type="date">
            <text:p>7.07.2016</text:p>
          </table:table-cell>
          <table:table-cell table:number-columns-repeated="3"/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date" office:date-value="2016-07-08" calcext:value-type="date">
            <text:p>8.07.2016</text:p>
          </table:table-cell>
          <table:table-cell table:number-columns-repeated="3"/>
        </table:table-row>
        <table:table-row table:style-name="ro1">
          <table:table-cell office:value-type="float" office:value="6033" calcext:value-type="float">
            <text:p>6033</text:p>
          </table:table-cell>
          <table:table-cell office:value-type="date" office:date-value="2016-07-09" calcext:value-type="date">
            <text:p>9.07.2016</text:p>
          </table:table-cell>
          <table:table-cell table:number-columns-repeated="3"/>
        </table:table-row>
        <table:table-row table:style-name="ro1">
          <table:table-cell office:value-type="float" office:value="5422" calcext:value-type="float">
            <text:p>5422</text:p>
          </table:table-cell>
          <table:table-cell office:value-type="date" office:date-value="2016-07-10" calcext:value-type="date">
            <text:p>10.07.2016</text:p>
          </table:table-cell>
          <table:table-cell table:number-columns-repeated="3"/>
        </table:table-row>
        <table:table-row table:style-name="ro1">
          <table:table-cell office:value-type="float" office:value="6185" calcext:value-type="float">
            <text:p>6185</text:p>
          </table:table-cell>
          <table:table-cell office:value-type="date" office:date-value="2016-07-11" calcext:value-type="date">
            <text:p>11.07.2016</text:p>
          </table:table-cell>
          <table:table-cell table:number-columns-repeated="3"/>
        </table:table-row>
        <table:table-row table:style-name="ro1">
          <table:table-cell office:value-type="float" office:value="6596" calcext:value-type="float">
            <text:p>6596</text:p>
          </table:table-cell>
          <table:table-cell office:value-type="date" office:date-value="2016-07-12" calcext:value-type="date">
            <text:p>12.07.2016</text:p>
          </table:table-cell>
          <table:table-cell table:number-columns-repeated="3"/>
        </table:table-row>
        <table:table-row table:style-name="ro1">
          <table:table-cell office:value-type="float" office:value="6164" calcext:value-type="float">
            <text:p>6164</text:p>
          </table:table-cell>
          <table:table-cell office:value-type="date" office:date-value="2016-07-13" calcext:value-type="date">
            <text:p>13.07.2016</text:p>
          </table:table-cell>
          <table:table-cell table:number-columns-repeated="3"/>
        </table:table-row>
        <table:table-row table:style-name="ro1">
          <table:table-cell office:value-type="float" office:value="4957" calcext:value-type="float">
            <text:p>4957</text:p>
          </table:table-cell>
          <table:table-cell office:value-type="date" office:date-value="2016-07-14" calcext:value-type="date">
            <text:p>14.07.2016</text:p>
          </table:table-cell>
          <table:table-cell table:number-columns-repeated="3"/>
        </table:table-row>
        <table:table-row table:style-name="ro1">
          <table:table-cell office:value-type="float" office:value="4575" calcext:value-type="float">
            <text:p>4575</text:p>
          </table:table-cell>
          <table:table-cell office:value-type="date" office:date-value="2016-07-15" calcext:value-type="date">
            <text:p>15.07.2016</text:p>
          </table:table-cell>
          <table:table-cell table:number-columns-repeated="3"/>
        </table:table-row>
        <table:table-row table:style-name="ro1">
          <table:table-cell office:value-type="float" office:value="8427" calcext:value-type="float">
            <text:p>8427</text:p>
          </table:table-cell>
          <table:table-cell office:value-type="date" office:date-value="2016-07-16" calcext:value-type="date">
            <text:p>16.07.2016</text:p>
          </table:table-cell>
          <table:table-cell table:number-columns-repeated="3"/>
        </table:table-row>
        <table:table-row table:style-name="ro1">
          <table:table-cell office:value-type="float" office:value="9265" calcext:value-type="float">
            <text:p>9265</text:p>
          </table:table-cell>
          <table:table-cell office:value-type="date" office:date-value="2016-07-17" calcext:value-type="date">
            <text:p>17.07.2016</text:p>
          </table:table-cell>
          <table:table-cell table:number-columns-repeated="3"/>
        </table:table-row>
        <table:table-row table:style-name="ro1">
          <table:table-cell office:value-type="float" office:value="5065" calcext:value-type="float">
            <text:p>5065</text:p>
          </table:table-cell>
          <table:table-cell office:value-type="date" office:date-value="2016-07-18" calcext:value-type="date">
            <text:p>18.07.2016</text:p>
          </table:table-cell>
          <table:table-cell table:number-columns-repeated="3"/>
        </table:table-row>
        <table:table-row table:style-name="ro1">
          <table:table-cell office:value-type="float" office:value="4603" calcext:value-type="float">
            <text:p>4603</text:p>
          </table:table-cell>
          <table:table-cell office:value-type="date" office:date-value="2016-07-19" calcext:value-type="date">
            <text:p>19.07.2016</text:p>
          </table:table-cell>
          <table:table-cell table:number-columns-repeated="3"/>
        </table:table-row>
        <table:table-row table:style-name="ro1">
          <table:table-cell office:value-type="float" office:value="7854" calcext:value-type="float">
            <text:p>7854</text:p>
          </table:table-cell>
          <table:table-cell office:value-type="date" office:date-value="2016-07-20" calcext:value-type="date">
            <text:p>20.07.2016</text:p>
          </table:table-cell>
          <table:table-cell table:number-columns-repeated="3"/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date" office:date-value="2016-07-21" calcext:value-type="date">
            <text:p>21.07.2016</text:p>
          </table:table-cell>
          <table:table-cell table:number-columns-repeated="3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date" office:date-value="2016-07-22" calcext:value-type="date">
            <text:p>22.07.2016</text:p>
          </table:table-cell>
          <table:table-cell table:number-columns-repeated="3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date" office:date-value="2016-07-23" calcext:value-type="date">
            <text:p>23.07.2016</text:p>
          </table:table-cell>
          <table:table-cell table:number-columns-repeated="3"/>
        </table:table-row>
        <table:table-row table:style-name="ro1">
          <table:table-cell office:value-type="float" office:value="9177" calcext:value-type="float">
            <text:p>9177</text:p>
          </table:table-cell>
          <table:table-cell office:value-type="date" office:date-value="2016-07-24" calcext:value-type="date">
            <text:p>24.07.2016</text:p>
          </table:table-cell>
          <table:table-cell table:number-columns-repeated="3"/>
        </table:table-row>
        <table:table-row table:style-name="ro1">
          <table:table-cell office:value-type="float" office:value="8438" calcext:value-type="float">
            <text:p>8438</text:p>
          </table:table-cell>
          <table:table-cell office:value-type="date" office:date-value="2016-07-25" calcext:value-type="date">
            <text:p>25.07.2016</text:p>
          </table:table-cell>
          <table:table-cell table:number-columns-repeated="3"/>
        </table:table-row>
        <table:table-row table:style-name="ro1">
          <table:table-cell office:value-type="float" office:value="4863" calcext:value-type="float">
            <text:p>4863</text:p>
          </table:table-cell>
          <table:table-cell office:value-type="date" office:date-value="2016-07-26" calcext:value-type="date">
            <text:p>26.07.2016</text:p>
          </table:table-cell>
          <table:table-cell table:number-columns-repeated="3"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date" office:date-value="2016-07-27" calcext:value-type="date">
            <text:p>27.07.2016</text:p>
          </table:table-cell>
          <table:table-cell table:number-columns-repeated="3"/>
        </table:table-row>
        <table:table-row table:style-name="ro1">
          <table:table-cell office:value-type="float" office:value="5984" calcext:value-type="float">
            <text:p>5984</text:p>
          </table:table-cell>
          <table:table-cell office:value-type="date" office:date-value="2016-07-28" calcext:value-type="date">
            <text:p>28.07.2016</text:p>
          </table:table-cell>
          <table:table-cell table:number-columns-repeated="3"/>
        </table:table-row>
        <table:table-row table:style-name="ro1">
          <table:table-cell office:value-type="float" office:value="6823" calcext:value-type="float">
            <text:p>6823</text:p>
          </table:table-cell>
          <table:table-cell office:value-type="date" office:date-value="2016-07-29" calcext:value-type="date">
            <text:p>29.07.2016</text:p>
          </table:table-cell>
          <table:table-cell table:number-columns-repeated="3"/>
        </table:table-row>
        <table:table-row table:style-name="ro1">
          <table:table-cell office:value-type="float" office:value="4978" calcext:value-type="float">
            <text:p>4978</text:p>
          </table:table-cell>
          <table:table-cell office:value-type="date" office:date-value="2016-07-30" calcext:value-type="date">
            <text:p>30.07.2016</text:p>
          </table:table-cell>
          <table:table-cell table:number-columns-repeated="3"/>
        </table:table-row>
        <table:table-row table:style-name="ro1">
          <table:table-cell office:value-type="float" office:value="6192" calcext:value-type="float">
            <text:p>6192</text:p>
          </table:table-cell>
          <table:table-cell office:value-type="date" office:date-value="2016-07-31" calcext:value-type="date">
            <text:p>31.07.2016</text:p>
          </table:table-cell>
          <table:table-cell table:number-columns-repeated="3"/>
        </table:table-row>
        <table:table-row table:style-name="ro1">
          <table:table-cell office:value-type="float" office:value="5792" calcext:value-type="float">
            <text:p>5792</text:p>
          </table:table-cell>
          <table:table-cell office:value-type="date" office:date-value="2016-08-01" calcext:value-type="date">
            <text:p>1.08.2016</text:p>
          </table:table-cell>
          <table:table-cell table:number-columns-repeated="3"/>
        </table:table-row>
        <table:table-row table:style-name="ro1">
          <table:table-cell office:value-type="float" office:value="4928" calcext:value-type="float">
            <text:p>4928</text:p>
          </table:table-cell>
          <table:table-cell office:value-type="date" office:date-value="2016-08-02" calcext:value-type="date">
            <text:p>2.08.2016</text:p>
          </table:table-cell>
          <table:table-cell table:number-columns-repeated="3"/>
        </table:table-row>
        <table:table-row table:style-name="ro1">
          <table:table-cell office:value-type="float" office:value="6567" calcext:value-type="float">
            <text:p>6567</text:p>
          </table:table-cell>
          <table:table-cell office:value-type="date" office:date-value="2016-08-03" calcext:value-type="date">
            <text:p>3.08.2016</text:p>
          </table:table-cell>
          <table:table-cell table:number-columns-repeated="3"/>
        </table:table-row>
        <table:table-row table:style-name="ro1">
          <table:table-cell office:value-type="float" office:value="7188" calcext:value-type="float">
            <text:p>7188</text:p>
          </table:table-cell>
          <table:table-cell office:value-type="date" office:date-value="2016-08-04" calcext:value-type="date">
            <text:p>4.08.2016</text:p>
          </table:table-cell>
          <table:table-cell table:number-columns-repeated="3"/>
        </table:table-row>
        <table:table-row table:style-name="ro1">
          <table:table-cell office:value-type="float" office:value="4197" calcext:value-type="float">
            <text:p>4197</text:p>
          </table:table-cell>
          <table:table-cell office:value-type="date" office:date-value="2016-08-05" calcext:value-type="date">
            <text:p>5.08.2016</text:p>
          </table:table-cell>
          <table:table-cell table:number-columns-repeated="3"/>
        </table:table-row>
        <table:table-row table:style-name="ro1">
          <table:table-cell office:value-type="float" office:value="4222" calcext:value-type="float">
            <text:p>4222</text:p>
          </table:table-cell>
          <table:table-cell office:value-type="date" office:date-value="2016-08-06" calcext:value-type="date">
            <text:p>6.08.2016</text:p>
          </table:table-cell>
          <table:table-cell table:number-columns-repeated="3"/>
        </table:table-row>
        <table:table-row table:style-name="ro1">
          <table:table-cell office:value-type="float" office:value="5164" calcext:value-type="float">
            <text:p>5164</text:p>
          </table:table-cell>
          <table:table-cell office:value-type="date" office:date-value="2016-08-07" calcext:value-type="date">
            <text:p>7.08.2016</text:p>
          </table:table-cell>
          <table:table-cell table:number-columns-repeated="3"/>
        </table:table-row>
        <table:table-row table:style-name="ro1">
          <table:table-cell office:value-type="float" office:value="3894" calcext:value-type="float">
            <text:p>3894</text:p>
          </table:table-cell>
          <table:table-cell office:value-type="date" office:date-value="2016-08-08" calcext:value-type="date">
            <text:p>8.08.2016</text:p>
          </table:table-cell>
          <table:table-cell table:number-columns-repeated="3"/>
        </table:table-row>
        <table:table-row table:style-name="ro1">
          <table:table-cell office:value-type="float" office:value="7775" calcext:value-type="float">
            <text:p>7775</text:p>
          </table:table-cell>
          <table:table-cell office:value-type="date" office:date-value="2016-08-09" calcext:value-type="date">
            <text:p>9.08.2016</text:p>
          </table:table-cell>
          <table:table-cell table:number-columns-repeated="3"/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date" office:date-value="2016-08-10" calcext:value-type="date">
            <text:p>10.08.2016</text:p>
          </table:table-cell>
          <table:table-cell table:number-columns-repeated="3"/>
        </table:table-row>
        <table:table-row table:style-name="ro1">
          <table:table-cell office:value-type="float" office:value="8374" calcext:value-type="float">
            <text:p>8374</text:p>
          </table:table-cell>
          <table:table-cell office:value-type="date" office:date-value="2016-08-11" calcext:value-type="date">
            <text:p>11.08.2016</text:p>
          </table:table-cell>
          <table:table-cell table:number-columns-repeated="3"/>
        </table:table-row>
        <table:table-row table:style-name="ro1">
          <table:table-cell office:value-type="float" office:value="5938" calcext:value-type="float">
            <text:p>5938</text:p>
          </table:table-cell>
          <table:table-cell office:value-type="date" office:date-value="2016-08-12" calcext:value-type="date">
            <text:p>12.08.2016</text:p>
          </table:table-cell>
          <table:table-cell table:number-columns-repeated="3"/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date" office:date-value="2016-08-13" calcext:value-type="date">
            <text:p>13.08.2016</text:p>
          </table:table-cell>
          <table:table-cell table:number-columns-repeated="3"/>
        </table:table-row>
        <table:table-row table:style-name="ro1">
          <table:table-cell office:value-type="float" office:value="7456" calcext:value-type="float">
            <text:p>7456</text:p>
          </table:table-cell>
          <table:table-cell office:value-type="date" office:date-value="2016-08-14" calcext:value-type="date">
            <text:p>14.08.2016</text:p>
          </table:table-cell>
          <table:table-cell table:number-columns-repeated="3"/>
        </table:table-row>
        <table:table-row table:style-name="ro1">
          <table:table-cell office:value-type="float" office:value="8171" calcext:value-type="float">
            <text:p>8171</text:p>
          </table:table-cell>
          <table:table-cell office:value-type="date" office:date-value="2016-08-15" calcext:value-type="date">
            <text:p>15.08.2016</text:p>
          </table:table-cell>
          <table:table-cell table:number-columns-repeated="3"/>
        </table:table-row>
        <table:table-row table:style-name="ro1">
          <table:table-cell office:value-type="float" office:value="8095" calcext:value-type="float">
            <text:p>8095</text:p>
          </table:table-cell>
          <table:table-cell office:value-type="date" office:date-value="2016-08-16" calcext:value-type="date">
            <text:p>16.08.2016</text:p>
          </table:table-cell>
          <table:table-cell table:number-columns-repeated="3"/>
        </table:table-row>
        <table:table-row table:style-name="ro1">
          <table:table-cell office:value-type="float" office:value="4255" calcext:value-type="float">
            <text:p>4255</text:p>
          </table:table-cell>
          <table:table-cell office:value-type="date" office:date-value="2016-08-17" calcext:value-type="date">
            <text:p>17.08.2016</text:p>
          </table:table-cell>
          <table:table-cell table:number-columns-repeated="3"/>
        </table:table-row>
        <table:table-row table:style-name="ro1">
          <table:table-cell office:value-type="float" office:value="7237" calcext:value-type="float">
            <text:p>7237</text:p>
          </table:table-cell>
          <table:table-cell office:value-type="date" office:date-value="2016-08-18" calcext:value-type="date">
            <text:p>18.08.2016</text:p>
          </table:table-cell>
          <table:table-cell table:number-columns-repeated="3"/>
        </table:table-row>
        <table:table-row table:style-name="ro1">
          <table:table-cell office:value-type="float" office:value="7410" calcext:value-type="float">
            <text:p>7410</text:p>
          </table:table-cell>
          <table:table-cell office:value-type="date" office:date-value="2016-08-19" calcext:value-type="date">
            <text:p>19.08.2016</text:p>
          </table:table-cell>
          <table:table-cell table:number-columns-repeated="3"/>
        </table:table-row>
        <table:table-row table:style-name="ro1">
          <table:table-cell office:value-type="float" office:value="7413" calcext:value-type="float">
            <text:p>7413</text:p>
          </table:table-cell>
          <table:table-cell office:value-type="date" office:date-value="2016-08-20" calcext:value-type="date">
            <text:p>20.08.2016</text:p>
          </table:table-cell>
          <table:table-cell table:number-columns-repeated="3"/>
        </table:table-row>
        <table:table-row table:style-name="ro1">
          <table:table-cell office:value-type="float" office:value="5129" calcext:value-type="float">
            <text:p>5129</text:p>
          </table:table-cell>
          <table:table-cell office:value-type="date" office:date-value="2016-08-21" calcext:value-type="date">
            <text:p>21.08.2016</text:p>
          </table:table-cell>
          <table:table-cell table:number-columns-repeated="3"/>
        </table:table-row>
        <table:table-row table:style-name="ro1">
          <table:table-cell office:value-type="float" office:value="8120" calcext:value-type="float">
            <text:p>8120</text:p>
          </table:table-cell>
          <table:table-cell office:value-type="date" office:date-value="2016-08-22" calcext:value-type="date">
            <text:p>22.08.2016</text:p>
          </table:table-cell>
          <table:table-cell table:number-columns-repeated="3"/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date" office:date-value="2016-08-23" calcext:value-type="date">
            <text:p>23.08.2016</text:p>
          </table:table-cell>
          <table:table-cell table:number-columns-repeated="3"/>
        </table:table-row>
        <table:table-row table:style-name="ro1">
          <table:table-cell office:value-type="float" office:value="4671" calcext:value-type="float">
            <text:p>4671</text:p>
          </table:table-cell>
          <table:table-cell office:value-type="date" office:date-value="2016-08-24" calcext:value-type="date">
            <text:p>24.08.2016</text:p>
          </table:table-cell>
          <table:table-cell table:number-columns-repeated="3"/>
        </table:table-row>
        <table:table-row table:style-name="ro1">
          <table:table-cell office:value-type="float" office:value="4735" calcext:value-type="float">
            <text:p>4735</text:p>
          </table:table-cell>
          <table:table-cell office:value-type="date" office:date-value="2016-08-25" calcext:value-type="date">
            <text:p>25.08.2016</text:p>
          </table:table-cell>
          <table:table-cell table:number-columns-repeated="3"/>
        </table:table-row>
        <table:table-row table:style-name="ro1">
          <table:table-cell office:value-type="float" office:value="5936" calcext:value-type="float">
            <text:p>5936</text:p>
          </table:table-cell>
          <table:table-cell office:value-type="date" office:date-value="2016-08-26" calcext:value-type="date">
            <text:p>26.08.2016</text:p>
          </table:table-cell>
          <table:table-cell table:number-columns-repeated="3"/>
        </table:table-row>
        <table:table-row table:style-name="ro1">
          <table:table-cell office:value-type="float" office:value="7997" calcext:value-type="float">
            <text:p>7997</text:p>
          </table:table-cell>
          <table:table-cell office:value-type="date" office:date-value="2016-08-27" calcext:value-type="date">
            <text:p>27.08.2016</text:p>
          </table:table-cell>
          <table:table-cell table:number-columns-repeated="3"/>
        </table:table-row>
        <table:table-row table:style-name="ro1">
          <table:table-cell office:value-type="float" office:value="5438" calcext:value-type="float">
            <text:p>5438</text:p>
          </table:table-cell>
          <table:table-cell office:value-type="date" office:date-value="2016-08-28" calcext:value-type="date">
            <text:p>28.08.2016</text:p>
          </table:table-cell>
          <table:table-cell table:number-columns-repeated="3"/>
        </table:table-row>
        <table:table-row table:style-name="ro1">
          <table:table-cell office:value-type="float" office:value="7198" calcext:value-type="float">
            <text:p>7198</text:p>
          </table:table-cell>
          <table:table-cell office:value-type="date" office:date-value="2016-08-29" calcext:value-type="date">
            <text:p>29.08.2016</text:p>
          </table:table-cell>
          <table:table-cell table:number-columns-repeated="3"/>
        </table:table-row>
        <table:table-row table:style-name="ro1">
          <table:table-cell office:value-type="float" office:value="4247" calcext:value-type="float">
            <text:p>4247</text:p>
          </table:table-cell>
          <table:table-cell office:value-type="date" office:date-value="2016-08-30" calcext:value-type="date">
            <text:p>30.08.2016</text:p>
          </table:table-cell>
          <table:table-cell table:number-columns-repeated="3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date" office:date-value="2016-08-31" calcext:value-type="date">
            <text:p>31.08.2016</text:p>
          </table:table-cell>
          <table:table-cell table:number-columns-repeated="3"/>
        </table:table-row>
        <table:table-row table:style-name="ro1">
          <table:table-cell office:value-type="float" office:value="7670" calcext:value-type="float">
            <text:p>7670</text:p>
          </table:table-cell>
          <table:table-cell office:value-type="date" office:date-value="2016-09-01" calcext:value-type="date">
            <text:p>1.09.2016</text:p>
          </table:table-cell>
          <table:table-cell table:number-columns-repeated="3"/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date" office:date-value="2016-09-02" calcext:value-type="date">
            <text:p>2.09.2016</text:p>
          </table:table-cell>
          <table:table-cell table:number-columns-repeated="3"/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date" office:date-value="2016-09-03" calcext:value-type="date">
            <text:p>3.09.2016</text:p>
          </table:table-cell>
          <table:table-cell table:number-columns-repeated="3"/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date" office:date-value="2016-09-04" calcext:value-type="date">
            <text:p>4.09.2016</text:p>
          </table:table-cell>
          <table:table-cell table:number-columns-repeated="3"/>
        </table:table-row>
        <table:table-row table:style-name="ro1">
          <table:table-cell office:value-type="float" office:value="5309" calcext:value-type="float">
            <text:p>5309</text:p>
          </table:table-cell>
          <table:table-cell office:value-type="date" office:date-value="2016-09-05" calcext:value-type="date">
            <text:p>5.09.2016</text:p>
          </table:table-cell>
          <table:table-cell table:number-columns-repeated="3"/>
        </table:table-row>
        <table:table-row table:style-name="ro1">
          <table:table-cell office:value-type="float" office:value="7665" calcext:value-type="float">
            <text:p>7665</text:p>
          </table:table-cell>
          <table:table-cell office:value-type="date" office:date-value="2016-09-06" calcext:value-type="date">
            <text:p>6.09.2016</text:p>
          </table:table-cell>
          <table:table-cell table:number-columns-repeated="3"/>
        </table:table-row>
        <table:table-row table:style-name="ro1">
          <table:table-cell office:value-type="float" office:value="5242" calcext:value-type="float">
            <text:p>5242</text:p>
          </table:table-cell>
          <table:table-cell office:value-type="date" office:date-value="2016-09-07" calcext:value-type="date">
            <text:p>7.09.2016</text:p>
          </table:table-cell>
          <table:table-cell table:number-columns-repeated="3"/>
        </table:table-row>
        <table:table-row table:style-name="ro1">
          <table:table-cell office:value-type="float" office:value="4477" calcext:value-type="float">
            <text:p>4477</text:p>
          </table:table-cell>
          <table:table-cell office:value-type="date" office:date-value="2016-09-08" calcext:value-type="date">
            <text:p>8.09.2016</text:p>
          </table:table-cell>
          <table:table-cell table:number-columns-repeated="3"/>
        </table:table-row>
        <table:table-row table:style-name="ro1">
          <table:table-cell office:value-type="float" office:value="6699" calcext:value-type="float">
            <text:p>6699</text:p>
          </table:table-cell>
          <table:table-cell office:value-type="date" office:date-value="2016-09-09" calcext:value-type="date">
            <text:p>9.09.2016</text:p>
          </table:table-cell>
          <table:table-cell table:number-columns-repeated="3"/>
        </table:table-row>
        <table:table-row table:style-name="ro1">
          <table:table-cell office:value-type="float" office:value="6841" calcext:value-type="float">
            <text:p>6841</text:p>
          </table:table-cell>
          <table:table-cell office:value-type="date" office:date-value="2016-09-10" calcext:value-type="date">
            <text:p>10.09.2016</text:p>
          </table:table-cell>
          <table:table-cell table:number-columns-repeated="3"/>
        </table:table-row>
        <table:table-row table:style-name="ro1">
          <table:table-cell office:value-type="float" office:value="9275" calcext:value-type="float">
            <text:p>9275</text:p>
          </table:table-cell>
          <table:table-cell office:value-type="date" office:date-value="2016-09-11" calcext:value-type="date">
            <text:p>11.09.2016</text:p>
          </table:table-cell>
          <table:table-cell table:number-columns-repeated="3"/>
        </table:table-row>
        <table:table-row table:style-name="ro1">
          <table:table-cell office:value-type="float" office:value="8407" calcext:value-type="float">
            <text:p>8407</text:p>
          </table:table-cell>
          <table:table-cell office:value-type="date" office:date-value="2016-09-12" calcext:value-type="date">
            <text:p>12.09.2016</text:p>
          </table:table-cell>
          <table:table-cell table:number-columns-repeated="3"/>
        </table:table-row>
        <table:table-row table:style-name="ro1">
          <table:table-cell office:value-type="float" office:value="11662" calcext:value-type="float">
            <text:p>11662</text:p>
          </table:table-cell>
          <table:table-cell office:value-type="date" office:date-value="2016-09-13" calcext:value-type="date">
            <text:p>13.09.2016</text:p>
          </table:table-cell>
          <table:table-cell table:number-columns-repeated="3"/>
        </table:table-row>
        <table:table-row table:style-name="ro1">
          <table:table-cell office:value-type="float" office:value="15584" calcext:value-type="float">
            <text:p>15584</text:p>
          </table:table-cell>
          <table:table-cell office:value-type="date" office:date-value="2016-09-14" calcext:value-type="date">
            <text:p>14.09.2016</text:p>
          </table:table-cell>
          <table:table-cell table:number-columns-repeated="3"/>
        </table:table-row>
        <table:table-row table:style-name="ro1">
          <table:table-cell office:value-type="float" office:value="22749" calcext:value-type="float">
            <text:p>22749</text:p>
          </table:table-cell>
          <table:table-cell office:value-type="date" office:date-value="2016-09-15" calcext:value-type="date">
            <text:p>15.09.2016</text:p>
          </table:table-cell>
          <table:table-cell table:number-columns-repeated="3"/>
        </table:table-row>
        <table:table-row table:style-name="ro1">
          <table:table-cell office:value-type="float" office:value="28263" calcext:value-type="float">
            <text:p>28263</text:p>
          </table:table-cell>
          <table:table-cell office:value-type="date" office:date-value="2016-09-16" calcext:value-type="date">
            <text:p>16.09.2016</text:p>
          </table:table-cell>
          <table:table-cell table:number-columns-repeated="3"/>
        </table:table-row>
        <table:table-row table:style-name="ro1">
          <table:table-cell office:value-type="float" office:value="37998" calcext:value-type="float">
            <text:p>37998</text:p>
          </table:table-cell>
          <table:table-cell office:value-type="date" office:date-value="2016-09-17" calcext:value-type="date">
            <text:p>17.09.2016</text:p>
          </table:table-cell>
          <table:table-cell table:number-columns-repeated="3"/>
        </table:table-row>
        <table:table-row table:style-name="ro1">
          <table:table-cell office:value-type="float" office:value="41338" calcext:value-type="float">
            <text:p>41338</text:p>
          </table:table-cell>
          <table:table-cell office:value-type="date" office:date-value="2016-09-18" calcext:value-type="date">
            <text:p>18.09.2016</text:p>
          </table:table-cell>
          <table:table-cell table:number-columns-repeated="3"/>
        </table:table-row>
        <table:table-row table:style-name="ro1">
          <table:table-cell office:value-type="float" office:value="41905" calcext:value-type="float">
            <text:p>41905</text:p>
          </table:table-cell>
          <table:table-cell office:value-type="date" office:date-value="2016-09-19" calcext:value-type="date">
            <text:p>19.09.2016</text:p>
          </table:table-cell>
          <table:table-cell table:number-columns-repeated="3"/>
        </table:table-row>
        <table:table-row table:style-name="ro1">
          <table:table-cell office:value-type="float" office:value="39330" calcext:value-type="float">
            <text:p>39330</text:p>
          </table:table-cell>
          <table:table-cell office:value-type="date" office:date-value="2016-09-20" calcext:value-type="date">
            <text:p>20.09.2016</text:p>
          </table:table-cell>
          <table:table-cell table:number-columns-repeated="3"/>
        </table:table-row>
        <table:table-row table:style-name="ro1">
          <table:table-cell office:value-type="float" office:value="30983" calcext:value-type="float">
            <text:p>30983</text:p>
          </table:table-cell>
          <table:table-cell office:value-type="date" office:date-value="2016-09-21" calcext:value-type="date">
            <text:p>21.09.2016</text:p>
          </table:table-cell>
          <table:table-cell table:number-columns-repeated="3"/>
        </table:table-row>
        <table:table-row table:style-name="ro1">
          <table:table-cell office:value-type="float" office:value="22790" calcext:value-type="float">
            <text:p>22790</text:p>
          </table:table-cell>
          <table:table-cell office:value-type="date" office:date-value="2016-09-22" calcext:value-type="date">
            <text:p>22.09.2016</text:p>
          </table:table-cell>
          <table:table-cell table:number-columns-repeated="3"/>
        </table:table-row>
        <table:table-row table:style-name="ro1">
          <table:table-cell office:value-type="float" office:value="14368" calcext:value-type="float">
            <text:p>14368</text:p>
          </table:table-cell>
          <table:table-cell office:value-type="date" office:date-value="2016-09-23" calcext:value-type="date">
            <text:p>23.09.2016</text:p>
          </table:table-cell>
          <table:table-cell table:number-columns-repeated="3"/>
        </table:table-row>
        <table:table-row table:style-name="ro1">
          <table:table-cell office:value-type="float" office:value="10335" calcext:value-type="float">
            <text:p>10335</text:p>
          </table:table-cell>
          <table:table-cell office:value-type="date" office:date-value="2016-09-24" calcext:value-type="date">
            <text:p>24.09.2016</text:p>
          </table:table-cell>
          <table:table-cell table:number-columns-repeated="3"/>
        </table:table-row>
        <table:table-row table:style-name="ro1">
          <table:table-cell office:value-type="float" office:value="7874" calcext:value-type="float">
            <text:p>7874</text:p>
          </table:table-cell>
          <table:table-cell office:value-type="date" office:date-value="2016-09-25" calcext:value-type="date">
            <text:p>25.09.2016</text:p>
          </table:table-cell>
          <table:table-cell table:number-columns-repeated="3"/>
        </table:table-row>
        <table:table-row table:style-name="ro1">
          <table:table-cell office:value-type="float" office:value="7450" calcext:value-type="float">
            <text:p>7450</text:p>
          </table:table-cell>
          <table:table-cell office:value-type="date" office:date-value="2016-09-26" calcext:value-type="date">
            <text:p>26.09.2016</text:p>
          </table:table-cell>
          <table:table-cell table:number-columns-repeated="3"/>
        </table:table-row>
        <table:table-row table:style-name="ro1">
          <table:table-cell office:value-type="float" office:value="6914" calcext:value-type="float">
            <text:p>6914</text:p>
          </table:table-cell>
          <table:table-cell office:value-type="date" office:date-value="2016-09-27" calcext:value-type="date">
            <text:p>27.09.2016</text:p>
          </table:table-cell>
          <table:table-cell table:number-columns-repeated="3"/>
        </table:table-row>
        <table:table-row table:style-name="ro1">
          <table:table-cell office:value-type="float" office:value="6470" calcext:value-type="float">
            <text:p>6470</text:p>
          </table:table-cell>
          <table:table-cell office:value-type="date" office:date-value="2016-09-28" calcext:value-type="date">
            <text:p>28.09.2016</text:p>
          </table:table-cell>
          <table:table-cell table:number-columns-repeated="3"/>
        </table:table-row>
        <table:table-row table:style-name="ro1">
          <table:table-cell office:value-type="float" office:value="9166" calcext:value-type="float">
            <text:p>9166</text:p>
          </table:table-cell>
          <table:table-cell office:value-type="date" office:date-value="2016-09-29" calcext:value-type="date">
            <text:p>29.09.2016</text:p>
          </table:table-cell>
          <table:table-cell table:number-columns-repeated="3"/>
        </table:table-row>
        <table:table-row table:style-name="ro1">
          <table:table-cell office:value-type="float" office:value="9608" calcext:value-type="float">
            <text:p>9608</text:p>
          </table:table-cell>
          <table:table-cell office:value-type="date" office:date-value="2016-09-30" calcext:value-type="date">
            <text:p>30.09.2016</text:p>
          </table:table-cell>
          <table:table-cell table:number-columns-repeated="3"/>
        </table:table-row>
        <table:table-row table:style-name="ro1">
          <table:table-cell office:value-type="float" office:value="6990" calcext:value-type="float">
            <text:p>6990</text:p>
          </table:table-cell>
          <table:table-cell office:value-type="date" office:date-value="2016-10-01" calcext:value-type="date">
            <text:p>1.10.2016</text:p>
          </table:table-cell>
          <table:table-cell table:number-columns-repeated="3"/>
        </table:table-row>
        <table:table-row table:style-name="ro1">
          <table:table-cell office:value-type="float" office:value="9663" calcext:value-type="float">
            <text:p>9663</text:p>
          </table:table-cell>
          <table:table-cell office:value-type="date" office:date-value="2016-10-02" calcext:value-type="date">
            <text:p>2.10.2016</text:p>
          </table:table-cell>
          <table:table-cell table:number-columns-repeated="3"/>
        </table:table-row>
        <table:table-row table:style-name="ro1">
          <table:table-cell office:value-type="float" office:value="8018" calcext:value-type="float">
            <text:p>8018</text:p>
          </table:table-cell>
          <table:table-cell office:value-type="date" office:date-value="2016-10-03" calcext:value-type="date">
            <text:p>3.10.2016</text:p>
          </table:table-cell>
          <table:table-cell table:number-columns-repeated="3"/>
        </table:table-row>
        <table:table-row table:style-name="ro1">
          <table:table-cell office:value-type="float" office:value="6782" calcext:value-type="float">
            <text:p>6782</text:p>
          </table:table-cell>
          <table:table-cell office:value-type="date" office:date-value="2016-10-04" calcext:value-type="date">
            <text:p>4.10.2016</text:p>
          </table:table-cell>
          <table:table-cell table:number-columns-repeated="3"/>
        </table:table-row>
        <table:table-row table:style-name="ro1">
          <table:table-cell office:value-type="float" office:value="8869" calcext:value-type="float">
            <text:p>8869</text:p>
          </table:table-cell>
          <table:table-cell office:value-type="date" office:date-value="2016-10-05" calcext:value-type="date">
            <text:p>5.10.2016</text:p>
          </table:table-cell>
          <table:table-cell table:number-columns-repeated="3"/>
        </table:table-row>
        <table:table-row table:style-name="ro1">
          <table:table-cell office:value-type="float" office:value="9805" calcext:value-type="float">
            <text:p>9805</text:p>
          </table:table-cell>
          <table:table-cell office:value-type="date" office:date-value="2016-10-06" calcext:value-type="date">
            <text:p>6.10.2016</text:p>
          </table:table-cell>
          <table:table-cell table:number-columns-repeated="3"/>
        </table:table-row>
        <table:table-row table:style-name="ro1">
          <table:table-cell office:value-type="float" office:value="9033" calcext:value-type="float">
            <text:p>9033</text:p>
          </table:table-cell>
          <table:table-cell office:value-type="date" office:date-value="2016-10-07" calcext:value-type="date">
            <text:p>7.10.2016</text:p>
          </table:table-cell>
          <table:table-cell table:number-columns-repeated="3"/>
        </table:table-row>
        <table:table-row table:style-name="ro1">
          <table:table-cell office:value-type="float" office:value="8501" calcext:value-type="float">
            <text:p>8501</text:p>
          </table:table-cell>
          <table:table-cell office:value-type="date" office:date-value="2016-10-08" calcext:value-type="date">
            <text:p>8.10.2016</text:p>
          </table:table-cell>
          <table:table-cell table:number-columns-repeated="3"/>
        </table:table-row>
        <table:table-row table:style-name="ro1">
          <table:table-cell office:value-type="float" office:value="6636" calcext:value-type="float">
            <text:p>6636</text:p>
          </table:table-cell>
          <table:table-cell office:value-type="date" office:date-value="2016-10-09" calcext:value-type="date">
            <text:p>9.10.2016</text:p>
          </table:table-cell>
          <table:table-cell table:number-columns-repeated="3"/>
        </table:table-row>
        <table:table-row table:style-name="ro1">
          <table:table-cell office:value-type="float" office:value="6098" calcext:value-type="float">
            <text:p>6098</text:p>
          </table:table-cell>
          <table:table-cell office:value-type="date" office:date-value="2016-10-10" calcext:value-type="date">
            <text:p>10.10.2016</text:p>
          </table:table-cell>
          <table:table-cell table:number-columns-repeated="3"/>
        </table:table-row>
        <table:table-row table:style-name="ro1">
          <table:table-cell office:value-type="float" office:value="7579" calcext:value-type="float">
            <text:p>7579</text:p>
          </table:table-cell>
          <table:table-cell office:value-type="date" office:date-value="2016-10-11" calcext:value-type="date">
            <text:p>11.10.2016</text:p>
          </table:table-cell>
          <table:table-cell table:number-columns-repeated="3"/>
        </table:table-row>
        <table:table-row table:style-name="ro1">
          <table:table-cell office:value-type="float" office:value="8879" calcext:value-type="float">
            <text:p>8879</text:p>
          </table:table-cell>
          <table:table-cell office:value-type="date" office:date-value="2016-10-12" calcext:value-type="date">
            <text:p>12.10.2016</text:p>
          </table:table-cell>
          <table:table-cell table:number-columns-repeated="3"/>
        </table:table-row>
        <table:table-row table:style-name="ro1">
          <table:table-cell office:value-type="float" office:value="9581" calcext:value-type="float">
            <text:p>9581</text:p>
          </table:table-cell>
          <table:table-cell office:value-type="date" office:date-value="2016-10-13" calcext:value-type="date">
            <text:p>13.10.2016</text:p>
          </table:table-cell>
          <table:table-cell table:number-columns-repeated="3"/>
        </table:table-row>
        <table:table-row table:style-name="ro1">
          <table:table-cell office:value-type="float" office:value="8145" calcext:value-type="float">
            <text:p>8145</text:p>
          </table:table-cell>
          <table:table-cell office:value-type="date" office:date-value="2016-10-14" calcext:value-type="date">
            <text:p>14.10.2016</text:p>
          </table:table-cell>
          <table:table-cell table:number-columns-repeated="3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date" office:date-value="2016-10-15" calcext:value-type="date">
            <text:p>15.10.2016</text:p>
          </table:table-cell>
          <table:table-cell table:number-columns-repeated="3"/>
        </table:table-row>
        <table:table-row table:style-name="ro1">
          <table:table-cell office:value-type="float" office:value="9194" calcext:value-type="float">
            <text:p>9194</text:p>
          </table:table-cell>
          <table:table-cell office:value-type="date" office:date-value="2016-10-16" calcext:value-type="date">
            <text:p>16.10.2016</text:p>
          </table:table-cell>
          <table:table-cell table:number-columns-repeated="3"/>
        </table:table-row>
        <table:table-row table:style-name="ro1">
          <table:table-cell office:value-type="float" office:value="11935" calcext:value-type="float">
            <text:p>11935</text:p>
          </table:table-cell>
          <table:table-cell office:value-type="date" office:date-value="2016-10-17" calcext:value-type="date">
            <text:p>17.10.2016</text:p>
          </table:table-cell>
          <table:table-cell table:number-columns-repeated="3"/>
        </table:table-row>
        <table:table-row table:style-name="ro1">
          <table:table-cell office:value-type="float" office:value="10685" calcext:value-type="float">
            <text:p>10685</text:p>
          </table:table-cell>
          <table:table-cell office:value-type="date" office:date-value="2016-10-18" calcext:value-type="date">
            <text:p>18.10.2016</text:p>
          </table:table-cell>
          <table:table-cell table:number-columns-repeated="3"/>
        </table:table-row>
        <table:table-row table:style-name="ro1">
          <table:table-cell office:value-type="float" office:value="8688" calcext:value-type="float">
            <text:p>8688</text:p>
          </table:table-cell>
          <table:table-cell office:value-type="date" office:date-value="2016-10-19" calcext:value-type="date">
            <text:p>19.10.2016</text:p>
          </table:table-cell>
          <table:table-cell table:number-columns-repeated="3"/>
        </table:table-row>
        <table:table-row table:style-name="ro1">
          <table:table-cell office:value-type="float" office:value="12623" calcext:value-type="float">
            <text:p>12623</text:p>
          </table:table-cell>
          <table:table-cell office:value-type="date" office:date-value="2016-10-20" calcext:value-type="date">
            <text:p>20.10.2016</text:p>
          </table:table-cell>
          <table:table-cell table:number-columns-repeated="3"/>
        </table:table-row>
        <table:table-row table:style-name="ro1">
          <table:table-cell office:value-type="float" office:value="12955" calcext:value-type="float">
            <text:p>12955</text:p>
          </table:table-cell>
          <table:table-cell office:value-type="date" office:date-value="2016-10-21" calcext:value-type="date">
            <text:p>21.10.2016</text:p>
          </table:table-cell>
          <table:table-cell table:number-columns-repeated="3"/>
        </table:table-row>
        <table:table-row table:style-name="ro1">
          <table:table-cell office:value-type="float" office:value="10843" calcext:value-type="float">
            <text:p>10843</text:p>
          </table:table-cell>
          <table:table-cell office:value-type="date" office:date-value="2016-10-22" calcext:value-type="date">
            <text:p>22.10.2016</text:p>
          </table:table-cell>
          <table:table-cell table:number-columns-repeated="3"/>
        </table:table-row>
        <table:table-row table:style-name="ro1">
          <table:table-cell office:value-type="float" office:value="11031" calcext:value-type="float">
            <text:p>11031</text:p>
          </table:table-cell>
          <table:table-cell office:value-type="date" office:date-value="2016-10-23" calcext:value-type="date">
            <text:p>23.10.2016</text:p>
          </table:table-cell>
          <table:table-cell table:number-columns-repeated="3"/>
        </table:table-row>
        <table:table-row table:style-name="ro1">
          <table:table-cell office:value-type="float" office:value="12813" calcext:value-type="float">
            <text:p>12813</text:p>
          </table:table-cell>
          <table:table-cell office:value-type="date" office:date-value="2016-10-24" calcext:value-type="date">
            <text:p>24.10.2016</text:p>
          </table:table-cell>
          <table:table-cell table:number-columns-repeated="3"/>
        </table:table-row>
        <table:table-row table:style-name="ro1">
          <table:table-cell office:value-type="float" office:value="10358" calcext:value-type="float">
            <text:p>10358</text:p>
          </table:table-cell>
          <table:table-cell office:value-type="date" office:date-value="2016-10-25" calcext:value-type="date">
            <text:p>25.10.2016</text:p>
          </table:table-cell>
          <table:table-cell table:number-columns-repeated="3"/>
        </table:table-row>
        <table:table-row table:style-name="ro1">
          <table:table-cell office:value-type="float" office:value="11285" calcext:value-type="float">
            <text:p>11285</text:p>
          </table:table-cell>
          <table:table-cell office:value-type="date" office:date-value="2016-10-26" calcext:value-type="date">
            <text:p>26.10.2016</text:p>
          </table:table-cell>
          <table:table-cell table:number-columns-repeated="3"/>
        </table:table-row>
        <table:table-row table:style-name="ro1">
          <table:table-cell office:value-type="float" office:value="12171" calcext:value-type="float">
            <text:p>12171</text:p>
          </table:table-cell>
          <table:table-cell office:value-type="date" office:date-value="2016-10-27" calcext:value-type="date">
            <text:p>27.10.2016</text:p>
          </table:table-cell>
          <table:table-cell table:number-columns-repeated="3"/>
        </table:table-row>
        <table:table-row table:style-name="ro1">
          <table:table-cell office:value-type="float" office:value="10472" calcext:value-type="float">
            <text:p>10472</text:p>
          </table:table-cell>
          <table:table-cell office:value-type="date" office:date-value="2016-10-28" calcext:value-type="date">
            <text:p>28.10.2016</text:p>
          </table:table-cell>
          <table:table-cell table:number-columns-repeated="3"/>
        </table:table-row>
        <table:table-row table:style-name="ro1">
          <table:table-cell office:value-type="float" office:value="9097" calcext:value-type="float">
            <text:p>9097</text:p>
          </table:table-cell>
          <table:table-cell office:value-type="date" office:date-value="2016-10-29" calcext:value-type="date">
            <text:p>29.10.2016</text:p>
          </table:table-cell>
          <table:table-cell table:number-columns-repeated="3"/>
        </table:table-row>
        <table:table-row table:style-name="ro1">
          <table:table-cell office:value-type="float" office:value="10383" calcext:value-type="float">
            <text:p>10383</text:p>
          </table:table-cell>
          <table:table-cell office:value-type="date" office:date-value="2016-10-30" calcext:value-type="date">
            <text:p>30.10.2016</text:p>
          </table:table-cell>
          <table:table-cell table:number-columns-repeated="3"/>
        </table:table-row>
        <table:table-row table:style-name="ro1">
          <table:table-cell office:value-type="float" office:value="14026" calcext:value-type="float">
            <text:p>14026</text:p>
          </table:table-cell>
          <table:table-cell office:value-type="date" office:date-value="2016-10-31" calcext:value-type="date">
            <text:p>31.10.2016</text:p>
          </table:table-cell>
          <table:table-cell table:number-columns-repeated="3"/>
        </table:table-row>
        <table:table-row table:style-name="ro1">
          <table:table-cell office:value-type="float" office:value="14028" calcext:value-type="float">
            <text:p>14028</text:p>
          </table:table-cell>
          <table:table-cell office:value-type="date" office:date-value="2016-11-01" calcext:value-type="date">
            <text:p>1.11.2016</text:p>
          </table:table-cell>
          <table:table-cell table:number-columns-repeated="3"/>
        </table:table-row>
        <table:table-row table:style-name="ro1">
          <table:table-cell office:value-type="float" office:value="11855" calcext:value-type="float">
            <text:p>11855</text:p>
          </table:table-cell>
          <table:table-cell office:value-type="date" office:date-value="2016-11-02" calcext:value-type="date">
            <text:p>2.11.2016</text:p>
          </table:table-cell>
          <table:table-cell table:number-columns-repeated="3"/>
        </table:table-row>
        <table:table-row table:style-name="ro1">
          <table:table-cell office:value-type="float" office:value="12531" calcext:value-type="float">
            <text:p>12531</text:p>
          </table:table-cell>
          <table:table-cell office:value-type="date" office:date-value="2016-11-03" calcext:value-type="date">
            <text:p>3.11.2016</text:p>
          </table:table-cell>
          <table:table-cell table:number-columns-repeated="3"/>
        </table:table-row>
        <table:table-row table:style-name="ro1">
          <table:table-cell office:value-type="float" office:value="12355" calcext:value-type="float">
            <text:p>12355</text:p>
          </table:table-cell>
          <table:table-cell office:value-type="date" office:date-value="2016-11-04" calcext:value-type="date">
            <text:p>4.11.2016</text:p>
          </table:table-cell>
          <table:table-cell table:number-columns-repeated="3"/>
        </table:table-row>
        <table:table-row table:style-name="ro1">
          <table:table-cell office:value-type="float" office:value="13932" calcext:value-type="float">
            <text:p>13932</text:p>
          </table:table-cell>
          <table:table-cell office:value-type="date" office:date-value="2016-11-05" calcext:value-type="date">
            <text:p>5.11.2016</text:p>
          </table:table-cell>
          <table:table-cell table:number-columns-repeated="3"/>
        </table:table-row>
        <table:table-row table:style-name="ro1">
          <table:table-cell office:value-type="float" office:value="14412" calcext:value-type="float">
            <text:p>14412</text:p>
          </table:table-cell>
          <table:table-cell office:value-type="date" office:date-value="2016-11-06" calcext:value-type="date">
            <text:p>6.11.2016</text:p>
          </table:table-cell>
          <table:table-cell table:number-columns-repeated="3"/>
        </table:table-row>
        <table:table-row table:style-name="ro1">
          <table:table-cell office:value-type="float" office:value="10172" calcext:value-type="float">
            <text:p>10172</text:p>
          </table:table-cell>
          <table:table-cell office:value-type="date" office:date-value="2016-11-07" calcext:value-type="date">
            <text:p>7.11.2016</text:p>
          </table:table-cell>
          <table:table-cell table:number-columns-repeated="3"/>
        </table:table-row>
        <table:table-row table:style-name="ro1">
          <table:table-cell office:value-type="float" office:value="12030" calcext:value-type="float">
            <text:p>12030</text:p>
          </table:table-cell>
          <table:table-cell office:value-type="date" office:date-value="2016-11-08" calcext:value-type="date">
            <text:p>8.11.2016</text:p>
          </table:table-cell>
          <table:table-cell table:number-columns-repeated="3"/>
        </table:table-row>
        <table:table-row table:style-name="ro1">
          <table:table-cell office:value-type="float" office:value="12721" calcext:value-type="float">
            <text:p>12721</text:p>
          </table:table-cell>
          <table:table-cell office:value-type="date" office:date-value="2016-11-09" calcext:value-type="date">
            <text:p>9.11.2016</text:p>
          </table:table-cell>
          <table:table-cell table:number-columns-repeated="3"/>
        </table:table-row>
        <table:table-row table:style-name="ro1">
          <table:table-cell office:value-type="float" office:value="13898" calcext:value-type="float">
            <text:p>13898</text:p>
          </table:table-cell>
          <table:table-cell office:value-type="date" office:date-value="2016-11-10" calcext:value-type="date">
            <text:p>10.11.2016</text:p>
          </table:table-cell>
          <table:table-cell table:number-columns-repeated="3"/>
        </table:table-row>
        <table:table-row table:style-name="ro1">
          <table:table-cell office:value-type="float" office:value="12018" calcext:value-type="float">
            <text:p>12018</text:p>
          </table:table-cell>
          <table:table-cell office:value-type="date" office:date-value="2016-11-11" calcext:value-type="date">
            <text:p>11.11.2016</text:p>
          </table:table-cell>
          <table:table-cell table:number-columns-repeated="3"/>
        </table:table-row>
        <table:table-row table:style-name="ro1">
          <table:table-cell office:value-type="float" office:value="15981" calcext:value-type="float">
            <text:p>15981</text:p>
          </table:table-cell>
          <table:table-cell office:value-type="date" office:date-value="2016-11-12" calcext:value-type="date">
            <text:p>12.11.2016</text:p>
          </table:table-cell>
          <table:table-cell table:number-columns-repeated="3"/>
        </table:table-row>
        <table:table-row table:style-name="ro1">
          <table:table-cell office:value-type="float" office:value="14270" calcext:value-type="float">
            <text:p>14270</text:p>
          </table:table-cell>
          <table:table-cell office:value-type="date" office:date-value="2016-11-13" calcext:value-type="date">
            <text:p>13.11.2016</text:p>
          </table:table-cell>
          <table:table-cell table:number-columns-repeated="3"/>
        </table:table-row>
        <table:table-row table:style-name="ro1">
          <table:table-cell office:value-type="float" office:value="10620" calcext:value-type="float">
            <text:p>10620</text:p>
          </table:table-cell>
          <table:table-cell office:value-type="date" office:date-value="2016-11-14" calcext:value-type="date">
            <text:p>14.11.2016</text:p>
          </table:table-cell>
          <table:table-cell table:number-columns-repeated="3"/>
        </table:table-row>
        <table:table-row table:style-name="ro1">
          <table:table-cell office:value-type="float" office:value="11072" calcext:value-type="float">
            <text:p>11072</text:p>
          </table:table-cell>
          <table:table-cell office:value-type="date" office:date-value="2016-11-15" calcext:value-type="date">
            <text:p>15.11.2016</text:p>
          </table:table-cell>
          <table:table-cell table:number-columns-repeated="3"/>
        </table:table-row>
        <table:table-row table:style-name="ro1">
          <table:table-cell office:value-type="float" office:value="14267" calcext:value-type="float">
            <text:p>14267</text:p>
          </table:table-cell>
          <table:table-cell office:value-type="date" office:date-value="2016-11-16" calcext:value-type="date">
            <text:p>16.11.2016</text:p>
          </table:table-cell>
          <table:table-cell table:number-columns-repeated="3"/>
        </table:table-row>
        <table:table-row table:style-name="ro1">
          <table:table-cell office:value-type="float" office:value="14165" calcext:value-type="float">
            <text:p>14165</text:p>
          </table:table-cell>
          <table:table-cell office:value-type="date" office:date-value="2016-11-17" calcext:value-type="date">
            <text:p>17.11.2016</text:p>
          </table:table-cell>
          <table:table-cell table:number-columns-repeated="3"/>
        </table:table-row>
        <table:table-row table:style-name="ro1">
          <table:table-cell office:value-type="float" office:value="13300" calcext:value-type="float">
            <text:p>13300</text:p>
          </table:table-cell>
          <table:table-cell office:value-type="date" office:date-value="2016-11-18" calcext:value-type="date">
            <text:p>18.11.2016</text:p>
          </table:table-cell>
          <table:table-cell table:number-columns-repeated="3"/>
        </table:table-row>
        <table:table-row table:style-name="ro1">
          <table:table-cell office:value-type="float" office:value="12720" calcext:value-type="float">
            <text:p>12720</text:p>
          </table:table-cell>
          <table:table-cell office:value-type="date" office:date-value="2016-11-19" calcext:value-type="date">
            <text:p>19.11.2016</text:p>
          </table:table-cell>
          <table:table-cell table:number-columns-repeated="3"/>
        </table:table-row>
        <table:table-row table:style-name="ro1">
          <table:table-cell office:value-type="float" office:value="15320" calcext:value-type="float">
            <text:p>15320</text:p>
          </table:table-cell>
          <table:table-cell office:value-type="date" office:date-value="2016-11-20" calcext:value-type="date">
            <text:p>20.11.2016</text:p>
          </table:table-cell>
          <table:table-cell table:number-columns-repeated="3"/>
        </table:table-row>
        <table:table-row table:style-name="ro1">
          <table:table-cell office:value-type="float" office:value="12304" calcext:value-type="float">
            <text:p>12304</text:p>
          </table:table-cell>
          <table:table-cell office:value-type="date" office:date-value="2016-11-21" calcext:value-type="date">
            <text:p>21.11.2016</text:p>
          </table:table-cell>
          <table:table-cell table:number-columns-repeated="3"/>
        </table:table-row>
        <table:table-row table:style-name="ro1">
          <table:table-cell office:value-type="float" office:value="13415" calcext:value-type="float">
            <text:p>13415</text:p>
          </table:table-cell>
          <table:table-cell office:value-type="date" office:date-value="2016-11-22" calcext:value-type="date">
            <text:p>22.11.2016</text:p>
          </table:table-cell>
          <table:table-cell table:number-columns-repeated="3"/>
        </table:table-row>
        <table:table-row table:style-name="ro1">
          <table:table-cell office:value-type="float" office:value="11525" calcext:value-type="float">
            <text:p>11525</text:p>
          </table:table-cell>
          <table:table-cell office:value-type="date" office:date-value="2016-11-23" calcext:value-type="date">
            <text:p>23.11.2016</text:p>
          </table:table-cell>
          <table:table-cell table:number-columns-repeated="3"/>
        </table:table-row>
        <table:table-row table:style-name="ro1">
          <table:table-cell office:value-type="float" office:value="13958" calcext:value-type="float">
            <text:p>13958</text:p>
          </table:table-cell>
          <table:table-cell office:value-type="date" office:date-value="2016-11-24" calcext:value-type="date">
            <text:p>24.11.2016</text:p>
          </table:table-cell>
          <table:table-cell table:number-columns-repeated="3"/>
        </table:table-row>
        <table:table-row table:style-name="ro1">
          <table:table-cell office:value-type="float" office:value="15015" calcext:value-type="float">
            <text:p>15015</text:p>
          </table:table-cell>
          <table:table-cell office:value-type="date" office:date-value="2016-11-25" calcext:value-type="date">
            <text:p>25.11.2016</text:p>
          </table:table-cell>
          <table:table-cell table:number-columns-repeated="3"/>
        </table:table-row>
        <table:table-row table:style-name="ro1">
          <table:table-cell office:value-type="float" office:value="11625" calcext:value-type="float">
            <text:p>11625</text:p>
          </table:table-cell>
          <table:table-cell office:value-type="date" office:date-value="2016-11-26" calcext:value-type="date">
            <text:p>26.11.2016</text:p>
          </table:table-cell>
          <table:table-cell table:number-columns-repeated="3"/>
        </table:table-row>
        <table:table-row table:style-name="ro1">
          <table:table-cell office:value-type="float" office:value="14270" calcext:value-type="float">
            <text:p>14270</text:p>
          </table:table-cell>
          <table:table-cell office:value-type="date" office:date-value="2016-11-27" calcext:value-type="date">
            <text:p>27.11.2016</text:p>
          </table:table-cell>
          <table:table-cell table:number-columns-repeated="3"/>
        </table:table-row>
        <table:table-row table:style-name="ro1">
          <table:table-cell office:value-type="float" office:value="10979" calcext:value-type="float">
            <text:p>10979</text:p>
          </table:table-cell>
          <table:table-cell office:value-type="date" office:date-value="2016-11-28" calcext:value-type="date">
            <text:p>28.11.2016</text:p>
          </table:table-cell>
          <table:table-cell table:number-columns-repeated="3"/>
        </table:table-row>
        <table:table-row table:style-name="ro1">
          <table:table-cell office:value-type="float" office:value="9519" calcext:value-type="float">
            <text:p>9519</text:p>
          </table:table-cell>
          <table:table-cell office:value-type="date" office:date-value="2016-11-29" calcext:value-type="date">
            <text:p>29.11.2016</text:p>
          </table:table-cell>
          <table:table-cell table:number-columns-repeated="3"/>
        </table:table-row>
        <table:table-row table:style-name="ro1">
          <table:table-cell office:value-type="float" office:value="10484" calcext:value-type="float">
            <text:p>10484</text:p>
          </table:table-cell>
          <table:table-cell office:value-type="date" office:date-value="2016-11-30" calcext:value-type="date">
            <text:p>30.11.2016</text:p>
          </table:table-cell>
          <table:table-cell table:number-columns-repeated="3"/>
        </table:table-row>
        <table:table-row table:style-name="ro1">
          <table:table-cell office:value-type="float" office:value="9502" calcext:value-type="float">
            <text:p>9502</text:p>
          </table:table-cell>
          <table:table-cell office:value-type="date" office:date-value="2016-12-01" calcext:value-type="date">
            <text:p>1.12.2016</text:p>
          </table:table-cell>
          <table:table-cell table:number-columns-repeated="3"/>
        </table:table-row>
        <table:table-row table:style-name="ro1">
          <table:table-cell office:value-type="float" office:value="11339" calcext:value-type="float">
            <text:p>11339</text:p>
          </table:table-cell>
          <table:table-cell office:value-type="date" office:date-value="2016-12-02" calcext:value-type="date">
            <text:p>2.12.2016</text:p>
          </table:table-cell>
          <table:table-cell table:number-columns-repeated="3"/>
        </table:table-row>
        <table:table-row table:style-name="ro1">
          <table:table-cell office:value-type="float" office:value="10751" calcext:value-type="float">
            <text:p>10751</text:p>
          </table:table-cell>
          <table:table-cell office:value-type="date" office:date-value="2016-12-03" calcext:value-type="date">
            <text:p>3.12.2016</text:p>
          </table:table-cell>
          <table:table-cell table:number-columns-repeated="3"/>
        </table:table-row>
        <table:table-row table:style-name="ro1">
          <table:table-cell office:value-type="float" office:value="11732" calcext:value-type="float">
            <text:p>11732</text:p>
          </table:table-cell>
          <table:table-cell office:value-type="date" office:date-value="2016-12-04" calcext:value-type="date">
            <text:p>4.12.2016</text:p>
          </table:table-cell>
          <table:table-cell table:number-columns-repeated="3"/>
        </table:table-row>
        <table:table-row table:style-name="ro1">
          <table:table-cell office:value-type="float" office:value="11231" calcext:value-type="float">
            <text:p>11231</text:p>
          </table:table-cell>
          <table:table-cell office:value-type="date" office:date-value="2016-12-05" calcext:value-type="date">
            <text:p>5.12.2016</text:p>
          </table:table-cell>
          <table:table-cell table:number-columns-repeated="3"/>
        </table:table-row>
        <table:table-row table:style-name="ro1">
          <table:table-cell office:value-type="float" office:value="8505" calcext:value-type="float">
            <text:p>8505</text:p>
          </table:table-cell>
          <table:table-cell office:value-type="date" office:date-value="2016-12-06" calcext:value-type="date">
            <text:p>6.12.2016</text:p>
          </table:table-cell>
          <table:table-cell table:number-columns-repeated="3"/>
        </table:table-row>
        <table:table-row table:style-name="ro1">
          <table:table-cell office:value-type="float" office:value="11228" calcext:value-type="float">
            <text:p>11228</text:p>
          </table:table-cell>
          <table:table-cell office:value-type="date" office:date-value="2016-12-07" calcext:value-type="date">
            <text:p>7.12.2016</text:p>
          </table:table-cell>
          <table:table-cell table:number-columns-repeated="3"/>
        </table:table-row>
        <table:table-row table:style-name="ro1">
          <table:table-cell office:value-type="float" office:value="8468" calcext:value-type="float">
            <text:p>8468</text:p>
          </table:table-cell>
          <table:table-cell office:value-type="date" office:date-value="2016-12-08" calcext:value-type="date">
            <text:p>8.12.2016</text:p>
          </table:table-cell>
          <table:table-cell table:number-columns-repeated="3"/>
        </table:table-row>
        <table:table-row table:style-name="ro1">
          <table:table-cell office:value-type="float" office:value="8736" calcext:value-type="float">
            <text:p>8736</text:p>
          </table:table-cell>
          <table:table-cell office:value-type="date" office:date-value="2016-12-09" calcext:value-type="date">
            <text:p>9.12.2016</text:p>
          </table:table-cell>
          <table:table-cell table:number-columns-repeated="3"/>
        </table:table-row>
        <table:table-row table:style-name="ro1">
          <table:table-cell office:value-type="float" office:value="10354" calcext:value-type="float">
            <text:p>10354</text:p>
          </table:table-cell>
          <table:table-cell office:value-type="date" office:date-value="2016-12-10" calcext:value-type="date">
            <text:p>10.12.2016</text:p>
          </table:table-cell>
          <table:table-cell table:number-columns-repeated="3"/>
        </table:table-row>
        <table:table-row table:style-name="ro1">
          <table:table-cell office:value-type="float" office:value="10073" calcext:value-type="float">
            <text:p>10073</text:p>
          </table:table-cell>
          <table:table-cell office:value-type="date" office:date-value="2016-12-11" calcext:value-type="date">
            <text:p>11.12.2016</text:p>
          </table:table-cell>
          <table:table-cell table:number-columns-repeated="3"/>
        </table:table-row>
        <table:table-row table:style-name="ro1">
          <table:table-cell office:value-type="float" office:value="8463" calcext:value-type="float">
            <text:p>8463</text:p>
          </table:table-cell>
          <table:table-cell office:value-type="date" office:date-value="2016-12-12" calcext:value-type="date">
            <text:p>12.12.2016</text:p>
          </table:table-cell>
          <table:table-cell table:number-columns-repeated="3"/>
        </table:table-row>
        <table:table-row table:style-name="ro1">
          <table:table-cell office:value-type="float" office:value="6708" calcext:value-type="float">
            <text:p>6708</text:p>
          </table:table-cell>
          <table:table-cell office:value-type="date" office:date-value="2016-12-13" calcext:value-type="date">
            <text:p>13.12.2016</text:p>
          </table:table-cell>
          <table:table-cell table:number-columns-repeated="3"/>
        </table:table-row>
        <table:table-row table:style-name="ro1">
          <table:table-cell office:value-type="float" office:value="8372" calcext:value-type="float">
            <text:p>8372</text:p>
          </table:table-cell>
          <table:table-cell office:value-type="date" office:date-value="2016-12-14" calcext:value-type="date">
            <text:p>14.12.2016</text:p>
          </table:table-cell>
          <table:table-cell table:number-columns-repeated="3"/>
        </table:table-row>
        <table:table-row table:style-name="ro1">
          <table:table-cell office:value-type="float" office:value="8160" calcext:value-type="float">
            <text:p>8160</text:p>
          </table:table-cell>
          <table:table-cell office:value-type="date" office:date-value="2016-12-15" calcext:value-type="date">
            <text:p>15.12.2016</text:p>
          </table:table-cell>
          <table:table-cell table:number-columns-repeated="3"/>
        </table:table-row>
        <table:table-row table:style-name="ro1">
          <table:table-cell office:value-type="float" office:value="7449" calcext:value-type="float">
            <text:p>7449</text:p>
          </table:table-cell>
          <table:table-cell office:value-type="date" office:date-value="2016-12-16" calcext:value-type="date">
            <text:p>16.12.2016</text:p>
          </table:table-cell>
          <table:table-cell table:number-columns-repeated="3"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date" office:date-value="2016-12-17" calcext:value-type="date">
            <text:p>17.12.2016</text:p>
          </table:table-cell>
          <table:table-cell table:number-columns-repeated="3"/>
        </table:table-row>
        <table:table-row table:style-name="ro1">
          <table:table-cell office:value-type="float" office:value="8627" calcext:value-type="float">
            <text:p>8627</text:p>
          </table:table-cell>
          <table:table-cell office:value-type="date" office:date-value="2016-12-18" calcext:value-type="date">
            <text:p>18.12.2016</text:p>
          </table:table-cell>
          <table:table-cell table:number-columns-repeated="3"/>
        </table:table-row>
        <table:table-row table:style-name="ro1">
          <table:table-cell office:value-type="float" office:value="11024" calcext:value-type="float">
            <text:p>11024</text:p>
          </table:table-cell>
          <table:table-cell office:value-type="date" office:date-value="2016-12-19" calcext:value-type="date">
            <text:p>19.12.2016</text:p>
          </table:table-cell>
          <table:table-cell table:number-columns-repeated="3"/>
        </table:table-row>
        <table:table-row table:style-name="ro1">
          <table:table-cell office:value-type="float" office:value="5839" calcext:value-type="float">
            <text:p>5839</text:p>
          </table:table-cell>
          <table:table-cell office:value-type="date" office:date-value="2016-12-20" calcext:value-type="date">
            <text:p>20.12.2016</text:p>
          </table:table-cell>
          <table:table-cell table:number-columns-repeated="3"/>
        </table:table-row>
        <table:table-row table:style-name="ro1">
          <table:table-cell office:value-type="float" office:value="7228" calcext:value-type="float">
            <text:p>7228</text:p>
          </table:table-cell>
          <table:table-cell office:value-type="date" office:date-value="2016-12-21" calcext:value-type="date">
            <text:p>21.12.2016</text:p>
          </table:table-cell>
          <table:table-cell table:number-columns-repeated="3"/>
        </table:table-row>
        <table:table-row table:style-name="ro1">
          <table:table-cell office:value-type="float" office:value="4964" calcext:value-type="float">
            <text:p>4964</text:p>
          </table:table-cell>
          <table:table-cell office:value-type="date" office:date-value="2016-12-22" calcext:value-type="date">
            <text:p>22.12.2016</text:p>
          </table:table-cell>
          <table:table-cell table:number-columns-repeated="3"/>
        </table:table-row>
        <table:table-row table:style-name="ro1">
          <table:table-cell office:value-type="float" office:value="7357" calcext:value-type="float">
            <text:p>7357</text:p>
          </table:table-cell>
          <table:table-cell office:value-type="date" office:date-value="2016-12-23" calcext:value-type="date">
            <text:p>23.12.2016</text:p>
          </table:table-cell>
          <table:table-cell table:number-columns-repeated="3"/>
        </table:table-row>
        <table:table-row table:style-name="ro1">
          <table:table-cell office:value-type="float" office:value="5779" calcext:value-type="float">
            <text:p>5779</text:p>
          </table:table-cell>
          <table:table-cell office:value-type="date" office:date-value="2016-12-24" calcext:value-type="date">
            <text:p>24.12.2016</text:p>
          </table:table-cell>
          <table:table-cell table:number-columns-repeated="3"/>
        </table:table-row>
        <table:table-row table:style-name="ro1">
          <table:table-cell office:value-type="float" office:value="6546" calcext:value-type="float">
            <text:p>6546</text:p>
          </table:table-cell>
          <table:table-cell office:value-type="date" office:date-value="2016-12-25" calcext:value-type="date">
            <text:p>25.12.2016</text:p>
          </table:table-cell>
          <table:table-cell table:number-columns-repeated="3"/>
        </table:table-row>
        <table:table-row table:style-name="ro1">
          <table:table-cell office:value-type="float" office:value="5937" calcext:value-type="float">
            <text:p>5937</text:p>
          </table:table-cell>
          <table:table-cell office:value-type="date" office:date-value="2016-12-26" calcext:value-type="date">
            <text:p>26.12.2016</text:p>
          </table:table-cell>
          <table:table-cell table:number-columns-repeated="3"/>
        </table:table-row>
        <table:table-row table:style-name="ro1">
          <table:table-cell office:value-type="float" office:value="5290" calcext:value-type="float">
            <text:p>5290</text:p>
          </table:table-cell>
          <table:table-cell office:value-type="date" office:date-value="2016-12-27" calcext:value-type="date">
            <text:p>27.12.2016</text:p>
          </table:table-cell>
          <table:table-cell table:number-columns-repeated="3"/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date" office:date-value="2016-12-28" calcext:value-type="date">
            <text:p>28.12.2016</text:p>
          </table:table-cell>
          <table:table-cell table:number-columns-repeated="3"/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date" office:date-value="2016-12-29" calcext:value-type="date">
            <text:p>29.12.2016</text:p>
          </table:table-cell>
          <table:table-cell table:number-columns-repeated="3"/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date" office:date-value="2016-12-30" calcext:value-type="date">
            <text:p>30.12.2016</text:p>
          </table:table-cell>
          <table:table-cell table:number-columns-repeated="3"/>
        </table:table-row>
        <table:table-row table:style-name="ro1">
          <table:table-cell office:value-type="float" office:value="4442" calcext:value-type="float">
            <text:p>4442</text:p>
          </table:table-cell>
          <table:table-cell office:value-type="date" office:date-value="2016-12-31" calcext:value-type="date">
            <text:p>31.12.2016</text:p>
          </table:table-cell>
          <table:table-cell table:number-columns-repeated="3"/>
        </table:table-row>
        <table:table-row table:style-name="ro1">
          <table:table-cell office:value-type="float" office:value="5018" calcext:value-type="float">
            <text:p>5018</text:p>
          </table:table-cell>
          <table:table-cell office:value-type="date" office:date-value="2017-01-01" calcext:value-type="date">
            <text:p>1.01.2017</text:p>
          </table:table-cell>
          <table:table-cell table:number-columns-repeated="3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date" office:date-value="2017-01-02" calcext:value-type="date">
            <text:p>2.01.2017</text:p>
          </table:table-cell>
          <table:table-cell table:number-columns-repeated="3"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date" office:date-value="2017-01-03" calcext:value-type="date">
            <text:p>3.01.2017</text:p>
          </table:table-cell>
          <table:table-cell table:number-columns-repeated="3"/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date" office:date-value="2017-01-04" calcext:value-type="date">
            <text:p>4.01.2017</text:p>
          </table:table-cell>
          <table:table-cell table:number-columns-repeated="3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date" office:date-value="2017-01-05" calcext:value-type="date">
            <text:p>5.01.2017</text:p>
          </table:table-cell>
          <table:table-cell table:number-columns-repeated="3"/>
        </table:table-row>
        <table:table-row table:style-name="ro1">
          <table:table-cell office:value-type="float" office:value="4129" calcext:value-type="float">
            <text:p>4129</text:p>
          </table:table-cell>
          <table:table-cell office:value-type="date" office:date-value="2017-01-06" calcext:value-type="date">
            <text:p>6.01.2017</text:p>
          </table:table-cell>
          <table:table-cell table:number-columns-repeated="3"/>
        </table:table-row>
        <table:table-row table:style-name="ro1">
          <table:table-cell office:value-type="float" office:value="4492" calcext:value-type="float">
            <text:p>4492</text:p>
          </table:table-cell>
          <table:table-cell office:value-type="date" office:date-value="2017-01-07" calcext:value-type="date">
            <text:p>7.01.2017</text:p>
          </table:table-cell>
          <table:table-cell table:number-columns-repeated="3"/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date" office:date-value="2017-01-08" calcext:value-type="date">
            <text:p>8.01.2017</text:p>
          </table:table-cell>
          <table:table-cell table:number-columns-repeated="3"/>
        </table:table-row>
        <table:table-row table:style-name="ro1">
          <table:table-cell office:value-type="float" office:value="4423" calcext:value-type="float">
            <text:p>4423</text:p>
          </table:table-cell>
          <table:table-cell office:value-type="date" office:date-value="2017-01-09" calcext:value-type="date">
            <text:p>9.01.2017</text:p>
          </table:table-cell>
          <table:table-cell table:number-columns-repeated="3"/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date" office:date-value="2017-01-10" calcext:value-type="date">
            <text:p>10.01.2017</text:p>
          </table:table-cell>
          <table:table-cell table:number-columns-repeated="3"/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date" office:date-value="2017-01-11" calcext:value-type="date">
            <text:p>11.01.2017</text:p>
          </table:table-cell>
          <table:table-cell table:number-columns-repeated="3"/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date" office:date-value="2017-01-12" calcext:value-type="date">
            <text:p>12.01.2017</text:p>
          </table:table-cell>
          <table:table-cell table:number-columns-repeated="3"/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date" office:date-value="2017-01-13" calcext:value-type="date">
            <text:p>13.01.2017</text:p>
          </table:table-cell>
          <table:table-cell table:number-columns-repeated="3"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date" office:date-value="2017-01-14" calcext:value-type="date">
            <text:p>14.01.2017</text:p>
          </table:table-cell>
          <table:table-cell table:number-columns-repeated="3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date" office:date-value="2017-01-15" calcext:value-type="date">
            <text:p>15.01.2017</text:p>
          </table:table-cell>
          <table:table-cell table:number-columns-repeated="3"/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date" office:date-value="2017-01-16" calcext:value-type="date">
            <text:p>16.01.2017</text:p>
          </table:table-cell>
          <table:table-cell table:number-columns-repeated="3"/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date" office:date-value="2017-01-17" calcext:value-type="date">
            <text:p>17.01.2017</text:p>
          </table:table-cell>
          <table:table-cell table:number-columns-repeated="3"/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date" office:date-value="2017-01-18" calcext:value-type="date">
            <text:p>18.01.2017</text:p>
          </table:table-cell>
          <table:table-cell table:number-columns-repeated="3"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date" office:date-value="2017-01-19" calcext:value-type="date">
            <text:p>19.01.2017</text:p>
          </table:table-cell>
          <table:table-cell table:number-columns-repeated="3"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date" office:date-value="2017-01-20" calcext:value-type="date">
            <text:p>20.01.2017</text:p>
          </table:table-cell>
          <table:table-cell table:number-columns-repeated="3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date" office:date-value="2017-01-21" calcext:value-type="date">
            <text:p>21.01.2017</text:p>
          </table:table-cell>
          <table:table-cell table:number-columns-repeated="3"/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date" office:date-value="2017-01-22" calcext:value-type="date">
            <text:p>22.01.2017</text:p>
          </table:table-cell>
          <table:table-cell table:number-columns-repeated="3"/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date" office:date-value="2017-01-23" calcext:value-type="date">
            <text:p>23.01.2017</text:p>
          </table:table-cell>
          <table:table-cell table:number-columns-repeated="3"/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date" office:date-value="2017-01-24" calcext:value-type="date">
            <text:p>24.01.2017</text:p>
          </table:table-cell>
          <table:table-cell table:number-columns-repeated="3"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date" office:date-value="2017-01-25" calcext:value-type="date">
            <text:p>25.01.2017</text:p>
          </table:table-cell>
          <table:table-cell table:number-columns-repeated="3"/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date" office:date-value="2017-01-26" calcext:value-type="date">
            <text:p>26.01.2017</text:p>
          </table:table-cell>
          <table:table-cell table:number-columns-repeated="3"/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date" office:date-value="2017-01-27" calcext:value-type="date">
            <text:p>27.01.2017</text:p>
          </table:table-cell>
          <table:table-cell table:number-columns-repeated="3"/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date" office:date-value="2017-01-28" calcext:value-type="date">
            <text:p>28.01.2017</text:p>
          </table:table-cell>
          <table:table-cell table:number-columns-repeated="3"/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date" office:date-value="2017-01-29" calcext:value-type="date">
            <text:p>29.01.2017</text:p>
          </table:table-cell>
          <table:table-cell table:number-columns-repeated="3"/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date" office:date-value="2017-01-30" calcext:value-type="date">
            <text:p>30.01.2017</text:p>
          </table:table-cell>
          <table:table-cell table:number-columns-repeated="3"/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date" office:date-value="2017-01-31" calcext:value-type="date">
            <text:p>31.01.2017</text:p>
          </table:table-cell>
          <table:table-cell table:number-columns-repeated="3"/>
        </table:table-row>
        <table:table-row table:style-name="ro1">
          <table:table-cell office:value-type="float" office:value="4484" calcext:value-type="float">
            <text:p>4484</text:p>
          </table:table-cell>
          <table:table-cell office:value-type="date" office:date-value="2017-02-01" calcext:value-type="date">
            <text:p>1.02.2017</text:p>
          </table:table-cell>
          <table:table-cell table:number-columns-repeated="3"/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date" office:date-value="2017-02-02" calcext:value-type="date">
            <text:p>2.02.2017</text:p>
          </table:table-cell>
          <table:table-cell table:number-columns-repeated="3"/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date" office:date-value="2017-02-03" calcext:value-type="date">
            <text:p>3.02.2017</text:p>
          </table:table-cell>
          <table:table-cell table:number-columns-repeated="3"/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date" office:date-value="2017-02-04" calcext:value-type="date">
            <text:p>4.02.2017</text:p>
          </table:table-cell>
          <table:table-cell table:number-columns-repeated="3"/>
        </table:table-row>
        <table:table-row table:style-name="ro1">
          <table:table-cell office:value-type="float" office:value="3838" calcext:value-type="float">
            <text:p>3838</text:p>
          </table:table-cell>
          <table:table-cell office:value-type="date" office:date-value="2017-02-05" calcext:value-type="date">
            <text:p>5.02.2017</text:p>
          </table:table-cell>
          <table:table-cell table:number-columns-repeated="3"/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date" office:date-value="2017-02-06" calcext:value-type="date">
            <text:p>6.02.2017</text:p>
          </table:table-cell>
          <table:table-cell table:number-columns-repeated="3"/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date" office:date-value="2017-02-07" calcext:value-type="date">
            <text:p>7.02.2017</text:p>
          </table:table-cell>
          <table:table-cell table:number-columns-repeated="3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date" office:date-value="2017-02-08" calcext:value-type="date">
            <text:p>8.02.2017</text:p>
          </table:table-cell>
          <table:table-cell table:number-columns-repeated="3"/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date" office:date-value="2017-02-09" calcext:value-type="date">
            <text:p>9.02.2017</text:p>
          </table:table-cell>
          <table:table-cell table:number-columns-repeated="3"/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date" office:date-value="2017-02-10" calcext:value-type="date">
            <text:p>10.02.2017</text:p>
          </table:table-cell>
          <table:table-cell table:number-columns-repeated="3"/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date" office:date-value="2017-02-11" calcext:value-type="date">
            <text:p>11.02.2017</text:p>
          </table:table-cell>
          <table:table-cell table:number-columns-repeated="3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date" office:date-value="2017-02-12" calcext:value-type="date">
            <text:p>12.02.2017</text:p>
          </table:table-cell>
          <table:table-cell table:number-columns-repeated="3"/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date" office:date-value="2017-02-13" calcext:value-type="date">
            <text:p>13.02.2017</text:p>
          </table:table-cell>
          <table:table-cell table:number-columns-repeated="3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date" office:date-value="2017-02-14" calcext:value-type="date">
            <text:p>14.02.2017</text:p>
          </table:table-cell>
          <table:table-cell table:number-columns-repeated="3"/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date" office:date-value="2017-02-15" calcext:value-type="date">
            <text:p>15.02.2017</text:p>
          </table:table-cell>
          <table:table-cell table:number-columns-repeated="3"/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date" office:date-value="2017-02-16" calcext:value-type="date">
            <text:p>16.02.2017</text:p>
          </table:table-cell>
          <table:table-cell table:number-columns-repeated="3"/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date" office:date-value="2017-02-17" calcext:value-type="date">
            <text:p>17.02.2017</text:p>
          </table:table-cell>
          <table:table-cell table:number-columns-repeated="3"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date" office:date-value="2017-02-18" calcext:value-type="date">
            <text:p>18.02.2017</text:p>
          </table:table-cell>
          <table:table-cell table:number-columns-repeated="3"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date" office:date-value="2017-02-19" calcext:value-type="date">
            <text:p>19.02.2017</text:p>
          </table:table-cell>
          <table:table-cell table:number-columns-repeated="3"/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date" office:date-value="2017-02-20" calcext:value-type="date">
            <text:p>20.02.2017</text:p>
          </table:table-cell>
          <table:table-cell table:number-columns-repeated="3"/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date" office:date-value="2017-02-21" calcext:value-type="date">
            <text:p>21.02.2017</text:p>
          </table:table-cell>
          <table:table-cell table:number-columns-repeated="3"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date" office:date-value="2017-02-22" calcext:value-type="date">
            <text:p>22.02.2017</text:p>
          </table:table-cell>
          <table:table-cell table:number-columns-repeated="3"/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date" office:date-value="2017-02-23" calcext:value-type="date">
            <text:p>23.02.2017</text:p>
          </table:table-cell>
          <table:table-cell table:number-columns-repeated="3"/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date" office:date-value="2017-02-24" calcext:value-type="date">
            <text:p>24.02.2017</text:p>
          </table:table-cell>
          <table:table-cell table:number-columns-repeated="3"/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date" office:date-value="2017-02-25" calcext:value-type="date">
            <text:p>25.02.2017</text:p>
          </table:table-cell>
          <table:table-cell table:number-columns-repeated="3"/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date" office:date-value="2017-02-26" calcext:value-type="date">
            <text:p>26.02.2017</text:p>
          </table:table-cell>
          <table:table-cell table:number-columns-repeated="3"/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date" office:date-value="2017-02-27" calcext:value-type="date">
            <text:p>27.02.2017</text:p>
          </table:table-cell>
          <table:table-cell table:number-columns-repeated="3"/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date" office:date-value="2017-02-28" calcext:value-type="date">
            <text:p>28.02.2017</text:p>
          </table:table-cell>
          <table:table-cell table:number-columns-repeated="3"/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date" office:date-value="2017-03-01" calcext:value-type="date">
            <text:p>1.03.2017</text:p>
          </table:table-cell>
          <table:table-cell table:number-columns-repeated="3"/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date" office:date-value="2017-03-02" calcext:value-type="date">
            <text:p>2.03.2017</text:p>
          </table:table-cell>
          <table:table-cell table:number-columns-repeated="3"/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date" office:date-value="2017-03-03" calcext:value-type="date">
            <text:p>3.03.2017</text:p>
          </table:table-cell>
          <table:table-cell table:number-columns-repeated="3"/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date" office:date-value="2017-03-04" calcext:value-type="date">
            <text:p>4.03.2017</text:p>
          </table:table-cell>
          <table:table-cell table:number-columns-repeated="3"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date" office:date-value="2017-03-05" calcext:value-type="date">
            <text:p>5.03.2017</text:p>
          </table:table-cell>
          <table:table-cell table:number-columns-repeated="3"/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date" office:date-value="2017-03-06" calcext:value-type="date">
            <text:p>6.03.2017</text:p>
          </table:table-cell>
          <table:table-cell table:number-columns-repeated="3"/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date" office:date-value="2017-03-07" calcext:value-type="date">
            <text:p>7.03.2017</text:p>
          </table:table-cell>
          <table:table-cell table:number-columns-repeated="3"/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date" office:date-value="2017-03-08" calcext:value-type="date">
            <text:p>8.03.2017</text:p>
          </table:table-cell>
          <table:table-cell table:number-columns-repeated="3"/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date" office:date-value="2017-03-09" calcext:value-type="date">
            <text:p>9.03.2017</text:p>
          </table:table-cell>
          <table:table-cell table:number-columns-repeated="3"/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date" office:date-value="2017-03-10" calcext:value-type="date">
            <text:p>10.03.2017</text:p>
          </table:table-cell>
          <table:table-cell table:number-columns-repeated="3"/>
        </table:table-row>
        <table:table-row table:style-name="ro1">
          <table:table-cell office:value-type="float" office:value="4476" calcext:value-type="float">
            <text:p>4476</text:p>
          </table:table-cell>
          <table:table-cell office:value-type="date" office:date-value="2017-03-11" calcext:value-type="date">
            <text:p>11.03.2017</text:p>
          </table:table-cell>
          <table:table-cell table:number-columns-repeated="3"/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date" office:date-value="2017-03-12" calcext:value-type="date">
            <text:p>12.03.2017</text:p>
          </table:table-cell>
          <table:table-cell table:number-columns-repeated="3"/>
        </table:table-row>
        <table:table-row table:style-name="ro1">
          <table:table-cell office:value-type="float" office:value="5506" calcext:value-type="float">
            <text:p>5506</text:p>
          </table:table-cell>
          <table:table-cell office:value-type="date" office:date-value="2017-03-13" calcext:value-type="date">
            <text:p>13.03.2017</text:p>
          </table:table-cell>
          <table:table-cell table:number-columns-repeated="3"/>
        </table:table-row>
        <table:table-row table:style-name="ro1">
          <table:table-cell office:value-type="float" office:value="4463" calcext:value-type="float">
            <text:p>4463</text:p>
          </table:table-cell>
          <table:table-cell office:value-type="date" office:date-value="2017-03-14" calcext:value-type="date">
            <text:p>14.03.2017</text:p>
          </table:table-cell>
          <table:table-cell table:number-columns-repeated="3"/>
        </table:table-row>
        <table:table-row table:style-name="ro1">
          <table:table-cell office:value-type="float" office:value="5732" calcext:value-type="float">
            <text:p>5732</text:p>
          </table:table-cell>
          <table:table-cell office:value-type="date" office:date-value="2017-03-15" calcext:value-type="date">
            <text:p>15.03.2017</text:p>
          </table:table-cell>
          <table:table-cell table:number-columns-repeated="3"/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date" office:date-value="2017-03-16" calcext:value-type="date">
            <text:p>16.03.2017</text:p>
          </table:table-cell>
          <table:table-cell table:number-columns-repeated="3"/>
        </table:table-row>
        <table:table-row table:style-name="ro1">
          <table:table-cell office:value-type="float" office:value="6912" calcext:value-type="float">
            <text:p>6912</text:p>
          </table:table-cell>
          <table:table-cell office:value-type="date" office:date-value="2017-03-17" calcext:value-type="date">
            <text:p>17.03.2017</text:p>
          </table:table-cell>
          <table:table-cell table:number-columns-repeated="3"/>
        </table:table-row>
        <table:table-row table:style-name="ro1">
          <table:table-cell office:value-type="float" office:value="6238" calcext:value-type="float">
            <text:p>6238</text:p>
          </table:table-cell>
          <table:table-cell office:value-type="date" office:date-value="2017-03-18" calcext:value-type="date">
            <text:p>18.03.2017</text:p>
          </table:table-cell>
          <table:table-cell table:number-columns-repeated="3"/>
        </table:table-row>
        <table:table-row table:style-name="ro1">
          <table:table-cell office:value-type="float" office:value="7691" calcext:value-type="float">
            <text:p>7691</text:p>
          </table:table-cell>
          <table:table-cell office:value-type="date" office:date-value="2017-03-19" calcext:value-type="date">
            <text:p>19.03.2017</text:p>
          </table:table-cell>
          <table:table-cell table:number-columns-repeated="3"/>
        </table:table-row>
        <table:table-row table:style-name="ro1">
          <table:table-cell office:value-type="float" office:value="7767" calcext:value-type="float">
            <text:p>7767</text:p>
          </table:table-cell>
          <table:table-cell office:value-type="date" office:date-value="2017-03-20" calcext:value-type="date">
            <text:p>20.03.2017</text:p>
          </table:table-cell>
          <table:table-cell table:number-columns-repeated="3"/>
        </table:table-row>
        <table:table-row table:style-name="ro1">
          <table:table-cell office:value-type="float" office:value="9413" calcext:value-type="float">
            <text:p>9413</text:p>
          </table:table-cell>
          <table:table-cell office:value-type="date" office:date-value="2017-03-21" calcext:value-type="date">
            <text:p>21.03.2017</text:p>
          </table:table-cell>
          <table:table-cell table:number-columns-repeated="3"/>
        </table:table-row>
        <table:table-row table:style-name="ro1">
          <table:table-cell office:value-type="float" office:value="9392" calcext:value-type="float">
            <text:p>9392</text:p>
          </table:table-cell>
          <table:table-cell office:value-type="date" office:date-value="2017-03-22" calcext:value-type="date">
            <text:p>22.03.2017</text:p>
          </table:table-cell>
          <table:table-cell table:number-columns-repeated="3"/>
        </table:table-row>
        <table:table-row table:style-name="ro1">
          <table:table-cell office:value-type="float" office:value="10866" calcext:value-type="float">
            <text:p>10866</text:p>
          </table:table-cell>
          <table:table-cell office:value-type="date" office:date-value="2017-03-23" calcext:value-type="date">
            <text:p>23.03.2017</text:p>
          </table:table-cell>
          <table:table-cell table:number-columns-repeated="3"/>
        </table:table-row>
        <table:table-row table:style-name="ro1">
          <table:table-cell office:value-type="float" office:value="11737" calcext:value-type="float">
            <text:p>11737</text:p>
          </table:table-cell>
          <table:table-cell office:value-type="date" office:date-value="2017-03-24" calcext:value-type="date">
            <text:p>24.03.2017</text:p>
          </table:table-cell>
          <table:table-cell table:number-columns-repeated="3"/>
        </table:table-row>
        <table:table-row table:style-name="ro1">
          <table:table-cell office:value-type="float" office:value="11284" calcext:value-type="float">
            <text:p>11284</text:p>
          </table:table-cell>
          <table:table-cell office:value-type="date" office:date-value="2017-03-25" calcext:value-type="date">
            <text:p>25.03.2017</text:p>
          </table:table-cell>
          <table:table-cell table:number-columns-repeated="3"/>
        </table:table-row>
        <table:table-row table:style-name="ro1">
          <table:table-cell office:value-type="float" office:value="12375" calcext:value-type="float">
            <text:p>12375</text:p>
          </table:table-cell>
          <table:table-cell office:value-type="date" office:date-value="2017-03-26" calcext:value-type="date">
            <text:p>26.03.2017</text:p>
          </table:table-cell>
          <table:table-cell table:number-columns-repeated="3"/>
        </table:table-row>
        <table:table-row table:style-name="ro1">
          <table:table-cell office:value-type="float" office:value="13547" calcext:value-type="float">
            <text:p>13547</text:p>
          </table:table-cell>
          <table:table-cell office:value-type="date" office:date-value="2017-03-27" calcext:value-type="date">
            <text:p>27.03.2017</text:p>
          </table:table-cell>
          <table:table-cell table:number-columns-repeated="3"/>
        </table:table-row>
        <table:table-row table:style-name="ro1">
          <table:table-cell office:value-type="float" office:value="15554" calcext:value-type="float">
            <text:p>15554</text:p>
          </table:table-cell>
          <table:table-cell office:value-type="date" office:date-value="2017-03-28" calcext:value-type="date">
            <text:p>28.03.2017</text:p>
          </table:table-cell>
          <table:table-cell table:number-columns-repeated="3"/>
        </table:table-row>
        <table:table-row table:style-name="ro1">
          <table:table-cell office:value-type="float" office:value="15473" calcext:value-type="float">
            <text:p>15473</text:p>
          </table:table-cell>
          <table:table-cell office:value-type="date" office:date-value="2017-03-29" calcext:value-type="date">
            <text:p>29.03.2017</text:p>
          </table:table-cell>
          <table:table-cell table:number-columns-repeated="3"/>
        </table:table-row>
        <table:table-row table:style-name="ro1">
          <table:table-cell office:value-type="float" office:value="16657" calcext:value-type="float">
            <text:p>16657</text:p>
          </table:table-cell>
          <table:table-cell office:value-type="date" office:date-value="2017-03-30" calcext:value-type="date">
            <text:p>30.03.2017</text:p>
          </table:table-cell>
          <table:table-cell table:number-columns-repeated="3"/>
        </table:table-row>
        <table:table-row table:style-name="ro1">
          <table:table-cell office:value-type="float" office:value="17436" calcext:value-type="float">
            <text:p>17436</text:p>
          </table:table-cell>
          <table:table-cell office:value-type="date" office:date-value="2017-03-31" calcext:value-type="date">
            <text:p>31.03.2017</text:p>
          </table:table-cell>
          <table:table-cell table:number-columns-repeated="3"/>
        </table:table-row>
        <table:table-row table:style-name="ro1">
          <table:table-cell office:value-type="float" office:value="17781" calcext:value-type="float">
            <text:p>17781</text:p>
          </table:table-cell>
          <table:table-cell office:value-type="date" office:date-value="2017-04-01" calcext:value-type="date">
            <text:p>1.04.2017</text:p>
          </table:table-cell>
          <table:table-cell table:number-columns-repeated="3"/>
        </table:table-row>
        <table:table-row table:style-name="ro1">
          <table:table-cell office:value-type="float" office:value="18432" calcext:value-type="float">
            <text:p>18432</text:p>
          </table:table-cell>
          <table:table-cell office:value-type="date" office:date-value="2017-04-02" calcext:value-type="date">
            <text:p>2.04.2017</text:p>
          </table:table-cell>
          <table:table-cell table:number-columns-repeated="3"/>
        </table:table-row>
        <table:table-row table:style-name="ro1">
          <table:table-cell office:value-type="float" office:value="18923" calcext:value-type="float">
            <text:p>18923</text:p>
          </table:table-cell>
          <table:table-cell office:value-type="date" office:date-value="2017-04-03" calcext:value-type="date">
            <text:p>3.04.2017</text:p>
          </table:table-cell>
          <table:table-cell table:number-columns-repeated="3"/>
        </table:table-row>
        <table:table-row table:style-name="ro1">
          <table:table-cell office:value-type="float" office:value="20937" calcext:value-type="float">
            <text:p>20937</text:p>
          </table:table-cell>
          <table:table-cell office:value-type="date" office:date-value="2017-04-04" calcext:value-type="date">
            <text:p>4.04.2017</text:p>
          </table:table-cell>
          <table:table-cell table:number-columns-repeated="3"/>
        </table:table-row>
        <table:table-row table:style-name="ro1">
          <table:table-cell office:value-type="float" office:value="20664" calcext:value-type="float">
            <text:p>20664</text:p>
          </table:table-cell>
          <table:table-cell office:value-type="date" office:date-value="2017-04-05" calcext:value-type="date">
            <text:p>5.04.2017</text:p>
          </table:table-cell>
          <table:table-cell table:number-columns-repeated="3"/>
        </table:table-row>
        <table:table-row table:style-name="ro1">
          <table:table-cell office:value-type="float" office:value="21331" calcext:value-type="float">
            <text:p>21331</text:p>
          </table:table-cell>
          <table:table-cell office:value-type="date" office:date-value="2017-04-06" calcext:value-type="date">
            <text:p>6.04.2017</text:p>
          </table:table-cell>
          <table:table-cell table:number-columns-repeated="3"/>
        </table:table-row>
        <table:table-row table:style-name="ro1">
          <table:table-cell office:value-type="float" office:value="22391" calcext:value-type="float">
            <text:p>22391</text:p>
          </table:table-cell>
          <table:table-cell office:value-type="date" office:date-value="2017-04-07" calcext:value-type="date">
            <text:p>7.04.2017</text:p>
          </table:table-cell>
          <table:table-cell table:number-columns-repeated="3"/>
        </table:table-row>
        <table:table-row table:style-name="ro1">
          <table:table-cell office:value-type="float" office:value="21199" calcext:value-type="float">
            <text:p>21199</text:p>
          </table:table-cell>
          <table:table-cell office:value-type="date" office:date-value="2017-04-08" calcext:value-type="date">
            <text:p>8.04.2017</text:p>
          </table:table-cell>
          <table:table-cell table:number-columns-repeated="3"/>
        </table:table-row>
        <table:table-row table:style-name="ro1">
          <table:table-cell office:value-type="float" office:value="20525" calcext:value-type="float">
            <text:p>20525</text:p>
          </table:table-cell>
          <table:table-cell office:value-type="date" office:date-value="2017-04-09" calcext:value-type="date">
            <text:p>9.04.2017</text:p>
          </table:table-cell>
          <table:table-cell table:number-columns-repeated="3"/>
        </table:table-row>
        <table:table-row table:style-name="ro1">
          <table:table-cell office:value-type="float" office:value="20865" calcext:value-type="float">
            <text:p>20865</text:p>
          </table:table-cell>
          <table:table-cell office:value-type="date" office:date-value="2017-04-10" calcext:value-type="date">
            <text:p>10.04.2017</text:p>
          </table:table-cell>
          <table:table-cell table:number-columns-repeated="3"/>
        </table:table-row>
        <table:table-row table:style-name="ro1">
          <table:table-cell office:value-type="float" office:value="20625" calcext:value-type="float">
            <text:p>20625</text:p>
          </table:table-cell>
          <table:table-cell office:value-type="date" office:date-value="2017-04-11" calcext:value-type="date">
            <text:p>11.04.2017</text:p>
          </table:table-cell>
          <table:table-cell table:number-columns-repeated="3"/>
        </table:table-row>
        <table:table-row table:style-name="ro1">
          <table:table-cell office:value-type="float" office:value="19453" calcext:value-type="float">
            <text:p>19453</text:p>
          </table:table-cell>
          <table:table-cell office:value-type="date" office:date-value="2017-04-12" calcext:value-type="date">
            <text:p>12.04.2017</text:p>
          </table:table-cell>
          <table:table-cell table:number-columns-repeated="3"/>
        </table:table-row>
        <table:table-row table:style-name="ro1">
          <table:table-cell office:value-type="float" office:value="19629" calcext:value-type="float">
            <text:p>19629</text:p>
          </table:table-cell>
          <table:table-cell office:value-type="date" office:date-value="2017-04-13" calcext:value-type="date">
            <text:p>13.04.2017</text:p>
          </table:table-cell>
          <table:table-cell table:number-columns-repeated="3"/>
        </table:table-row>
        <table:table-row table:style-name="ro1">
          <table:table-cell office:value-type="float" office:value="17850" calcext:value-type="float">
            <text:p>17850</text:p>
          </table:table-cell>
          <table:table-cell office:value-type="date" office:date-value="2017-04-14" calcext:value-type="date">
            <text:p>14.04.2017</text:p>
          </table:table-cell>
          <table:table-cell table:number-columns-repeated="3"/>
        </table:table-row>
        <table:table-row table:style-name="ro1">
          <table:table-cell office:value-type="float" office:value="17411" calcext:value-type="float">
            <text:p>17411</text:p>
          </table:table-cell>
          <table:table-cell office:value-type="date" office:date-value="2017-04-15" calcext:value-type="date">
            <text:p>15.04.2017</text:p>
          </table:table-cell>
          <table:table-cell table:number-columns-repeated="3"/>
        </table:table-row>
        <table:table-row table:style-name="ro1">
          <table:table-cell office:value-type="float" office:value="16217" calcext:value-type="float">
            <text:p>16217</text:p>
          </table:table-cell>
          <table:table-cell office:value-type="date" office:date-value="2017-04-16" calcext:value-type="date">
            <text:p>16.04.2017</text:p>
          </table:table-cell>
          <table:table-cell table:number-columns-repeated="3"/>
        </table:table-row>
        <table:table-row table:style-name="ro1">
          <table:table-cell office:value-type="float" office:value="15955" calcext:value-type="float">
            <text:p>15955</text:p>
          </table:table-cell>
          <table:table-cell office:value-type="date" office:date-value="2017-04-17" calcext:value-type="date">
            <text:p>17.04.2017</text:p>
          </table:table-cell>
          <table:table-cell table:number-columns-repeated="3"/>
        </table:table-row>
        <table:table-row table:style-name="ro1">
          <table:table-cell office:value-type="float" office:value="13865" calcext:value-type="float">
            <text:p>13865</text:p>
          </table:table-cell>
          <table:table-cell office:value-type="date" office:date-value="2017-04-18" calcext:value-type="date">
            <text:p>18.04.2017</text:p>
          </table:table-cell>
          <table:table-cell table:number-columns-repeated="3"/>
        </table:table-row>
        <table:table-row table:style-name="ro1">
          <table:table-cell office:value-type="float" office:value="12522" calcext:value-type="float">
            <text:p>12522</text:p>
          </table:table-cell>
          <table:table-cell office:value-type="date" office:date-value="2017-04-19" calcext:value-type="date">
            <text:p>19.04.2017</text:p>
          </table:table-cell>
          <table:table-cell table:number-columns-repeated="3"/>
        </table:table-row>
        <table:table-row table:style-name="ro1">
          <table:table-cell office:value-type="float" office:value="12189" calcext:value-type="float">
            <text:p>12189</text:p>
          </table:table-cell>
          <table:table-cell office:value-type="date" office:date-value="2017-04-20" calcext:value-type="date">
            <text:p>20.04.2017</text:p>
          </table:table-cell>
          <table:table-cell table:number-columns-repeated="3"/>
        </table:table-row>
        <table:table-row table:style-name="ro1">
          <table:table-cell office:value-type="float" office:value="12388" calcext:value-type="float">
            <text:p>12388</text:p>
          </table:table-cell>
          <table:table-cell office:value-type="date" office:date-value="2017-04-21" calcext:value-type="date">
            <text:p>21.04.2017</text:p>
          </table:table-cell>
          <table:table-cell table:number-columns-repeated="3"/>
        </table:table-row>
        <table:table-row table:style-name="ro1">
          <table:table-cell office:value-type="float" office:value="10842" calcext:value-type="float">
            <text:p>10842</text:p>
          </table:table-cell>
          <table:table-cell office:value-type="date" office:date-value="2017-04-22" calcext:value-type="date">
            <text:p>22.04.2017</text:p>
          </table:table-cell>
          <table:table-cell table:number-columns-repeated="3"/>
        </table:table-row>
        <table:table-row table:style-name="ro1">
          <table:table-cell office:value-type="float" office:value="9376" calcext:value-type="float">
            <text:p>9376</text:p>
          </table:table-cell>
          <table:table-cell office:value-type="date" office:date-value="2017-04-23" calcext:value-type="date">
            <text:p>23.04.2017</text:p>
          </table:table-cell>
          <table:table-cell table:number-columns-repeated="3"/>
        </table:table-row>
        <table:table-row table:style-name="ro1">
          <table:table-cell office:value-type="float" office:value="9513" calcext:value-type="float">
            <text:p>9513</text:p>
          </table:table-cell>
          <table:table-cell office:value-type="date" office:date-value="2017-04-24" calcext:value-type="date">
            <text:p>24.04.2017</text:p>
          </table:table-cell>
          <table:table-cell table:number-columns-repeated="3"/>
        </table:table-row>
        <table:table-row table:style-name="ro1">
          <table:table-cell office:value-type="float" office:value="8465" calcext:value-type="float">
            <text:p>8465</text:p>
          </table:table-cell>
          <table:table-cell office:value-type="date" office:date-value="2017-04-25" calcext:value-type="date">
            <text:p>25.04.2017</text:p>
          </table:table-cell>
          <table:table-cell table:number-columns-repeated="3"/>
        </table:table-row>
        <table:table-row table:style-name="ro1">
          <table:table-cell office:value-type="float" office:value="7902" calcext:value-type="float">
            <text:p>7902</text:p>
          </table:table-cell>
          <table:table-cell office:value-type="date" office:date-value="2017-04-26" calcext:value-type="date">
            <text:p>26.04.2017</text:p>
          </table:table-cell>
          <table:table-cell table:number-columns-repeated="3"/>
        </table:table-row>
        <table:table-row table:style-name="ro1">
          <table:table-cell office:value-type="float" office:value="7286" calcext:value-type="float">
            <text:p>7286</text:p>
          </table:table-cell>
          <table:table-cell office:value-type="date" office:date-value="2017-04-27" calcext:value-type="date">
            <text:p>27.04.2017</text:p>
          </table:table-cell>
          <table:table-cell table:number-columns-repeated="3"/>
        </table:table-row>
        <table:table-row table:style-name="ro1">
          <table:table-cell office:value-type="float" office:value="6772" calcext:value-type="float">
            <text:p>6772</text:p>
          </table:table-cell>
          <table:table-cell office:value-type="date" office:date-value="2017-04-28" calcext:value-type="date">
            <text:p>28.04.2017</text:p>
          </table:table-cell>
          <table:table-cell table:number-columns-repeated="3"/>
        </table:table-row>
        <table:table-row table:style-name="ro1">
          <table:table-cell office:value-type="float" office:value="6047" calcext:value-type="float">
            <text:p>6047</text:p>
          </table:table-cell>
          <table:table-cell office:value-type="date" office:date-value="2017-04-29" calcext:value-type="date">
            <text:p>29.04.2017</text:p>
          </table:table-cell>
          <table:table-cell table:number-columns-repeated="3"/>
        </table:table-row>
        <table:table-row table:style-name="ro1">
          <table:table-cell office:value-type="float" office:value="4827" calcext:value-type="float">
            <text:p>4827</text:p>
          </table:table-cell>
          <table:table-cell office:value-type="date" office:date-value="2017-04-30" calcext:value-type="date">
            <text:p>30.04.2017</text:p>
          </table:table-cell>
          <table:table-cell table:number-columns-repeated="3"/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date" office:date-value="2017-05-01" calcext:value-type="date">
            <text:p>1.05.2017</text:p>
          </table:table-cell>
          <table:table-cell table:number-columns-repeated="3"/>
        </table:table-row>
        <table:table-row table:style-name="ro1">
          <table:table-cell office:value-type="float" office:value="4983" calcext:value-type="float">
            <text:p>4983</text:p>
          </table:table-cell>
          <table:table-cell office:value-type="date" office:date-value="2017-05-02" calcext:value-type="date">
            <text:p>2.05.2017</text:p>
          </table:table-cell>
          <table:table-cell table:number-columns-repeated="3"/>
        </table:table-row>
        <table:table-row table:style-name="ro1">
          <table:table-cell office:value-type="float" office:value="4242" calcext:value-type="float">
            <text:p>4242</text:p>
          </table:table-cell>
          <table:table-cell office:value-type="date" office:date-value="2017-05-03" calcext:value-type="date">
            <text:p>3.05.2017</text:p>
          </table:table-cell>
          <table:table-cell table:number-columns-repeated="3"/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date" office:date-value="2017-05-04" calcext:value-type="date">
            <text:p>4.05.2017</text:p>
          </table:table-cell>
          <table:table-cell table:number-columns-repeated="3"/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date" office:date-value="2017-05-05" calcext:value-type="date">
            <text:p>5.05.2017</text:p>
          </table:table-cell>
          <table:table-cell table:number-columns-repeated="3"/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date" office:date-value="2017-05-06" calcext:value-type="date">
            <text:p>6.05.2017</text:p>
          </table:table-cell>
          <table:table-cell table:number-columns-repeated="3"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date" office:date-value="2017-05-07" calcext:value-type="date">
            <text:p>7.05.2017</text:p>
          </table:table-cell>
          <table:table-cell table:number-columns-repeated="3"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date" office:date-value="2017-05-08" calcext:value-type="date">
            <text:p>8.05.2017</text:p>
          </table:table-cell>
          <table:table-cell table:number-columns-repeated="3"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date" office:date-value="2017-05-09" calcext:value-type="date">
            <text:p>9.05.2017</text:p>
          </table:table-cell>
          <table:table-cell table:number-columns-repeated="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date" office:date-value="2017-05-10" calcext:value-type="date">
            <text:p>10.05.2017</text:p>
          </table:table-cell>
          <table:table-cell table:number-columns-repeated="3"/>
        </table:table-row>
        <table:table-row table:style-name="ro1">
          <table:table-cell office:value-type="float" office:value="3461" calcext:value-type="float">
            <text:p>3461</text:p>
          </table:table-cell>
          <table:table-cell office:value-type="date" office:date-value="2017-05-11" calcext:value-type="date">
            <text:p>11.05.2017</text:p>
          </table:table-cell>
          <table:table-cell table:number-columns-repeated="3"/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date" office:date-value="2017-05-12" calcext:value-type="date">
            <text:p>12.05.2017</text:p>
          </table:table-cell>
          <table:table-cell table:number-columns-repeated="3"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date" office:date-value="2017-05-13" calcext:value-type="date">
            <text:p>13.05.2017</text:p>
          </table:table-cell>
          <table:table-cell table:number-columns-repeated="3"/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date" office:date-value="2017-05-14" calcext:value-type="date">
            <text:p>14.05.2017</text:p>
          </table:table-cell>
          <table:table-cell table:number-columns-repeated="3"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date" office:date-value="2017-05-15" calcext:value-type="date">
            <text:p>15.05.2017</text:p>
          </table:table-cell>
          <table:table-cell table:number-columns-repeated="3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date" office:date-value="2017-05-16" calcext:value-type="date">
            <text:p>16.05.2017</text:p>
          </table:table-cell>
          <table:table-cell table:number-columns-repeated="3"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date" office:date-value="2017-05-17" calcext:value-type="date">
            <text:p>17.05.2017</text:p>
          </table:table-cell>
          <table:table-cell table:number-columns-repeated="3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date" office:date-value="2017-05-18" calcext:value-type="date">
            <text:p>18.05.2017</text:p>
          </table:table-cell>
          <table:table-cell table:number-columns-repeated="3"/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date" office:date-value="2017-05-19" calcext:value-type="date">
            <text:p>19.05.2017</text:p>
          </table:table-cell>
          <table:table-cell table:number-columns-repeated="3"/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date" office:date-value="2017-05-20" calcext:value-type="date">
            <text:p>20.05.2017</text:p>
          </table:table-cell>
          <table:table-cell table:number-columns-repeated="3"/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date" office:date-value="2017-05-21" calcext:value-type="date">
            <text:p>21.05.2017</text:p>
          </table:table-cell>
          <table:table-cell table:number-columns-repeated="3"/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date" office:date-value="2017-05-22" calcext:value-type="date">
            <text:p>22.05.2017</text:p>
          </table:table-cell>
          <table:table-cell table:number-columns-repeated="3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date" office:date-value="2017-05-23" calcext:value-type="date">
            <text:p>23.05.2017</text:p>
          </table:table-cell>
          <table:table-cell table:number-columns-repeated="3"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date" office:date-value="2017-05-24" calcext:value-type="date">
            <text:p>24.05.2017</text:p>
          </table:table-cell>
          <table:table-cell table:number-columns-repeated="3"/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date" office:date-value="2017-05-25" calcext:value-type="date">
            <text:p>25.05.2017</text:p>
          </table:table-cell>
          <table:table-cell table:number-columns-repeated="3"/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date" office:date-value="2017-05-26" calcext:value-type="date">
            <text:p>26.05.2017</text:p>
          </table:table-cell>
          <table:table-cell table:number-columns-repeated="3"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date" office:date-value="2017-05-27" calcext:value-type="date">
            <text:p>27.05.2017</text:p>
          </table:table-cell>
          <table:table-cell table:number-columns-repeated="3"/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date" office:date-value="2017-05-28" calcext:value-type="date">
            <text:p>28.05.2017</text:p>
          </table:table-cell>
          <table:table-cell table:number-columns-repeated="3"/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date" office:date-value="2017-05-29" calcext:value-type="date">
            <text:p>29.05.2017</text:p>
          </table:table-cell>
          <table:table-cell table:number-columns-repeated="3"/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date" office:date-value="2017-05-30" calcext:value-type="date">
            <text:p>30.05.2017</text:p>
          </table:table-cell>
          <table:table-cell table:number-columns-repeated="3"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date" office:date-value="2017-05-31" calcext:value-type="date">
            <text:p>31.05.2017</text:p>
          </table:table-cell>
          <table:table-cell table:number-columns-repeated="3"/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date" office:date-value="2017-06-01" calcext:value-type="date">
            <text:p>1.06.2017</text:p>
          </table:table-cell>
          <table:table-cell table:number-columns-repeated="3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date" office:date-value="2017-06-02" calcext:value-type="date">
            <text:p>2.06.2017</text:p>
          </table:table-cell>
          <table:table-cell table:number-columns-repeated="3"/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date" office:date-value="2017-06-03" calcext:value-type="date">
            <text:p>3.06.2017</text:p>
          </table:table-cell>
          <table:table-cell table:number-columns-repeated="3"/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date" office:date-value="2017-06-04" calcext:value-type="date">
            <text:p>4.06.2017</text:p>
          </table:table-cell>
          <table:table-cell table:number-columns-repeated="3"/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date" office:date-value="2017-06-05" calcext:value-type="date">
            <text:p>5.06.2017</text:p>
          </table:table-cell>
          <table:table-cell table:number-columns-repeated="3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date" office:date-value="2017-06-06" calcext:value-type="date">
            <text:p>6.06.2017</text:p>
          </table:table-cell>
          <table:table-cell table:number-columns-repeated="3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date" office:date-value="2017-06-07" calcext:value-type="date">
            <text:p>7.06.2017</text:p>
          </table:table-cell>
          <table:table-cell table:number-columns-repeated="3"/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date" office:date-value="2017-06-08" calcext:value-type="date">
            <text:p>8.06.2017</text:p>
          </table:table-cell>
          <table:table-cell table:number-columns-repeated="3"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date" office:date-value="2017-06-09" calcext:value-type="date">
            <text:p>9.06.2017</text:p>
          </table:table-cell>
          <table:table-cell table:number-columns-repeated="3"/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date" office:date-value="2017-06-10" calcext:value-type="date">
            <text:p>10.06.2017</text:p>
          </table:table-cell>
          <table:table-cell table:number-columns-repeated="3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date" office:date-value="2017-06-11" calcext:value-type="date">
            <text:p>11.06.2017</text:p>
          </table:table-cell>
          <table:table-cell table:number-columns-repeated="3"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date" office:date-value="2017-06-12" calcext:value-type="date">
            <text:p>12.06.2017</text:p>
          </table:table-cell>
          <table:table-cell table:number-columns-repeated="3"/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date" office:date-value="2017-06-13" calcext:value-type="date">
            <text:p>13.06.2017</text:p>
          </table:table-cell>
          <table:table-cell table:number-columns-repeated="3"/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date" office:date-value="2017-06-14" calcext:value-type="date">
            <text:p>14.06.2017</text:p>
          </table:table-cell>
          <table:table-cell table:number-columns-repeated="3"/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date" office:date-value="2017-06-15" calcext:value-type="date">
            <text:p>15.06.2017</text:p>
          </table:table-cell>
          <table:table-cell table:number-columns-repeated="3"/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date" office:date-value="2017-06-16" calcext:value-type="date">
            <text:p>16.06.2017</text:p>
          </table:table-cell>
          <table:table-cell table:number-columns-repeated="3"/>
        </table:table-row>
        <table:table-row table:style-name="ro1">
          <table:table-cell office:value-type="float" office:value="10313" calcext:value-type="float">
            <text:p>10313</text:p>
          </table:table-cell>
          <table:table-cell office:value-type="date" office:date-value="2017-06-17" calcext:value-type="date">
            <text:p>17.06.2017</text:p>
          </table:table-cell>
          <table:table-cell table:number-columns-repeated="3"/>
        </table:table-row>
        <table:table-row table:style-name="ro1">
          <table:table-cell office:value-type="float" office:value="17905" calcext:value-type="float">
            <text:p>17905</text:p>
          </table:table-cell>
          <table:table-cell office:value-type="date" office:date-value="2017-06-18" calcext:value-type="date">
            <text:p>18.06.2017</text:p>
          </table:table-cell>
          <table:table-cell table:number-columns-repeated="3"/>
        </table:table-row>
        <table:table-row table:style-name="ro1">
          <table:table-cell office:value-type="float" office:value="26077" calcext:value-type="float">
            <text:p>26077</text:p>
          </table:table-cell>
          <table:table-cell office:value-type="date" office:date-value="2017-06-19" calcext:value-type="date">
            <text:p>19.06.2017</text:p>
          </table:table-cell>
          <table:table-cell table:number-columns-repeated="3"/>
        </table:table-row>
        <table:table-row table:style-name="ro1">
          <table:table-cell office:value-type="float" office:value="33599" calcext:value-type="float">
            <text:p>33599</text:p>
          </table:table-cell>
          <table:table-cell office:value-type="date" office:date-value="2017-06-20" calcext:value-type="date">
            <text:p>20.06.2017</text:p>
          </table:table-cell>
          <table:table-cell table:number-columns-repeated="3"/>
        </table:table-row>
        <table:table-row table:style-name="ro1">
          <table:table-cell office:value-type="float" office:value="38305" calcext:value-type="float">
            <text:p>38305</text:p>
          </table:table-cell>
          <table:table-cell office:value-type="date" office:date-value="2017-06-21" calcext:value-type="date">
            <text:p>21.06.2017</text:p>
          </table:table-cell>
          <table:table-cell table:number-columns-repeated="3"/>
        </table:table-row>
        <table:table-row table:style-name="ro1">
          <table:table-cell office:value-type="float" office:value="38336" calcext:value-type="float">
            <text:p>38336</text:p>
          </table:table-cell>
          <table:table-cell office:value-type="date" office:date-value="2017-06-22" calcext:value-type="date">
            <text:p>22.06.2017</text:p>
          </table:table-cell>
          <table:table-cell table:number-columns-repeated="3"/>
        </table:table-row>
        <table:table-row table:style-name="ro1">
          <table:table-cell office:value-type="float" office:value="32659" calcext:value-type="float">
            <text:p>32659</text:p>
          </table:table-cell>
          <table:table-cell office:value-type="date" office:date-value="2017-06-23" calcext:value-type="date">
            <text:p>23.06.2017</text:p>
          </table:table-cell>
          <table:table-cell table:number-columns-repeated="3"/>
        </table:table-row>
        <table:table-row table:style-name="ro1">
          <table:table-cell office:value-type="float" office:value="25628" calcext:value-type="float">
            <text:p>25628</text:p>
          </table:table-cell>
          <table:table-cell office:value-type="date" office:date-value="2017-06-24" calcext:value-type="date">
            <text:p>24.06.2017</text:p>
          </table:table-cell>
          <table:table-cell table:number-columns-repeated="3"/>
        </table:table-row>
        <table:table-row table:style-name="ro1">
          <table:table-cell office:value-type="float" office:value="17077" calcext:value-type="float">
            <text:p>17077</text:p>
          </table:table-cell>
          <table:table-cell office:value-type="date" office:date-value="2017-06-25" calcext:value-type="date">
            <text:p>25.06.2017</text:p>
          </table:table-cell>
          <table:table-cell table:number-columns-repeated="3"/>
        </table:table-row>
        <table:table-row table:style-name="ro1">
          <table:table-cell office:value-type="float" office:value="10182" calcext:value-type="float">
            <text:p>10182</text:p>
          </table:table-cell>
          <table:table-cell office:value-type="date" office:date-value="2017-06-26" calcext:value-type="date">
            <text:p>26.06.2017</text:p>
          </table:table-cell>
          <table:table-cell table:number-columns-repeated="3"/>
        </table:table-row>
        <table:table-row table:style-name="ro1">
          <table:table-cell office:value-type="float" office:value="6803" calcext:value-type="float">
            <text:p>6803</text:p>
          </table:table-cell>
          <table:table-cell office:value-type="date" office:date-value="2017-06-27" calcext:value-type="date">
            <text:p>27.06.2017</text:p>
          </table:table-cell>
          <table:table-cell table:number-columns-repeated="3"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date" office:date-value="2017-06-28" calcext:value-type="date">
            <text:p>28.06.2017</text:p>
          </table:table-cell>
          <table:table-cell table:number-columns-repeated="3"/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date" office:date-value="2017-06-29" calcext:value-type="date">
            <text:p>29.06.2017</text:p>
          </table:table-cell>
          <table:table-cell table:number-columns-repeated="3"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date" office:date-value="2017-06-30" calcext:value-type="date">
            <text:p>30.06.2017</text:p>
          </table:table-cell>
          <table:table-cell table:number-columns-repeated="3"/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date" office:date-value="2017-07-01" calcext:value-type="date">
            <text:p>1.07.2017</text:p>
          </table:table-cell>
          <table:table-cell table:number-columns-repeated="3"/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date" office:date-value="2017-07-02" calcext:value-type="date">
            <text:p>2.07.2017</text:p>
          </table:table-cell>
          <table:table-cell table:number-columns-repeated="3"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date" office:date-value="2017-07-03" calcext:value-type="date">
            <text:p>3.07.2017</text:p>
          </table:table-cell>
          <table:table-cell table:number-columns-repeated="3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date" office:date-value="2017-07-04" calcext:value-type="date">
            <text:p>4.07.2017</text:p>
          </table:table-cell>
          <table:table-cell table:number-columns-repeated="3"/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date" office:date-value="2017-07-05" calcext:value-type="date">
            <text:p>5.07.2017</text:p>
          </table:table-cell>
          <table:table-cell table:number-columns-repeated="3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date" office:date-value="2017-07-06" calcext:value-type="date">
            <text:p>6.07.2017</text:p>
          </table:table-cell>
          <table:table-cell table:number-columns-repeated="3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date" office:date-value="2017-07-07" calcext:value-type="date">
            <text:p>7.07.2017</text:p>
          </table:table-cell>
          <table:table-cell table:number-columns-repeated="3"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date" office:date-value="2017-07-08" calcext:value-type="date">
            <text:p>8.07.2017</text:p>
          </table:table-cell>
          <table:table-cell table:number-columns-repeated="3"/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date" office:date-value="2017-07-09" calcext:value-type="date">
            <text:p>9.07.2017</text:p>
          </table:table-cell>
          <table:table-cell table:number-columns-repeated="3"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date" office:date-value="2017-07-10" calcext:value-type="date">
            <text:p>10.07.2017</text:p>
          </table:table-cell>
          <table:table-cell table:number-columns-repeated="3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date" office:date-value="2017-07-11" calcext:value-type="date">
            <text:p>11.07.2017</text:p>
          </table:table-cell>
          <table:table-cell table:number-columns-repeated="3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date" office:date-value="2017-07-12" calcext:value-type="date">
            <text:p>12.07.2017</text:p>
          </table:table-cell>
          <table:table-cell table:number-columns-repeated="3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date" office:date-value="2017-07-13" calcext:value-type="date">
            <text:p>13.07.2017</text:p>
          </table:table-cell>
          <table:table-cell table:number-columns-repeated="3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date" office:date-value="2017-07-14" calcext:value-type="date">
            <text:p>14.07.2017</text:p>
          </table:table-cell>
          <table:table-cell table:number-columns-repeated="3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date" office:date-value="2017-07-15" calcext:value-type="date">
            <text:p>15.07.2017</text:p>
          </table:table-cell>
          <table:table-cell table:number-columns-repeated="3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date" office:date-value="2017-07-16" calcext:value-type="date">
            <text:p>16.07.2017</text:p>
          </table:table-cell>
          <table:table-cell table:number-columns-repeated="3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date" office:date-value="2017-07-17" calcext:value-type="date">
            <text:p>17.07.2017</text:p>
          </table:table-cell>
          <table:table-cell table:number-columns-repeated="3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date" office:date-value="2017-07-18" calcext:value-type="date">
            <text:p>18.07.2017</text:p>
          </table:table-cell>
          <table:table-cell table:number-columns-repeated="3"/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date" office:date-value="2017-07-19" calcext:value-type="date">
            <text:p>19.07.2017</text:p>
          </table:table-cell>
          <table:table-cell table:number-columns-repeated="3"/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date" office:date-value="2017-07-20" calcext:value-type="date">
            <text:p>20.07.2017</text:p>
          </table:table-cell>
          <table:table-cell table:number-columns-repeated="3"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date" office:date-value="2017-07-21" calcext:value-type="date">
            <text:p>21.07.2017</text:p>
          </table:table-cell>
          <table:table-cell table:number-columns-repeated="3"/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date" office:date-value="2017-07-22" calcext:value-type="date">
            <text:p>22.07.2017</text:p>
          </table:table-cell>
          <table:table-cell table:number-columns-repeated="3"/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date" office:date-value="2017-07-23" calcext:value-type="date">
            <text:p>23.07.2017</text:p>
          </table:table-cell>
          <table:table-cell table:number-columns-repeated="3"/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date" office:date-value="2017-07-24" calcext:value-type="date">
            <text:p>24.07.2017</text:p>
          </table:table-cell>
          <table:table-cell table:number-columns-repeated="3"/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date" office:date-value="2017-07-25" calcext:value-type="date">
            <text:p>25.07.2017</text:p>
          </table:table-cell>
          <table:table-cell table:number-columns-repeated="3"/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date" office:date-value="2017-07-26" calcext:value-type="date">
            <text:p>26.07.2017</text:p>
          </table:table-cell>
          <table:table-cell table:number-columns-repeated="3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date" office:date-value="2017-07-27" calcext:value-type="date">
            <text:p>27.07.2017</text:p>
          </table:table-cell>
          <table:table-cell table:number-columns-repeated="3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date" office:date-value="2017-07-28" calcext:value-type="date">
            <text:p>28.07.2017</text:p>
          </table:table-cell>
          <table:table-cell table:number-columns-repeated="3"/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date" office:date-value="2017-07-29" calcext:value-type="date">
            <text:p>29.07.2017</text:p>
          </table:table-cell>
          <table:table-cell table:number-columns-repeated="3"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date" office:date-value="2017-07-30" calcext:value-type="date">
            <text:p>30.07.2017</text:p>
          </table:table-cell>
          <table:table-cell table:number-columns-repeated="3"/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date" office:date-value="2017-07-31" calcext:value-type="date">
            <text:p>31.07.2017</text:p>
          </table:table-cell>
          <table:table-cell table:number-columns-repeated="3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date" office:date-value="2017-08-01" calcext:value-type="date">
            <text:p>1.08.2017</text:p>
          </table:table-cell>
          <table:table-cell table:number-columns-repeated="3"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date" office:date-value="2017-08-02" calcext:value-type="date">
            <text:p>2.08.2017</text:p>
          </table:table-cell>
          <table:table-cell table:number-columns-repeated="3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date" office:date-value="2017-08-03" calcext:value-type="date">
            <text:p>3.08.2017</text:p>
          </table:table-cell>
          <table:table-cell table:number-columns-repeated="3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date" office:date-value="2017-08-04" calcext:value-type="date">
            <text:p>4.08.2017</text:p>
          </table:table-cell>
          <table:table-cell table:number-columns-repeated="3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date" office:date-value="2017-08-05" calcext:value-type="date">
            <text:p>5.08.2017</text:p>
          </table:table-cell>
          <table:table-cell table:number-columns-repeated="3"/>
        </table:table-row>
        <table:table-row table:style-name="ro1">
          <table:table-cell office:value-type="float" office:value="3471" calcext:value-type="float">
            <text:p>3471</text:p>
          </table:table-cell>
          <table:table-cell office:value-type="date" office:date-value="2017-08-06" calcext:value-type="date">
            <text:p>6.08.2017</text:p>
          </table:table-cell>
          <table:table-cell table:number-columns-repeated="3"/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date" office:date-value="2017-08-07" calcext:value-type="date">
            <text:p>7.08.2017</text:p>
          </table:table-cell>
          <table:table-cell table:number-columns-repeated="3"/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date" office:date-value="2017-08-08" calcext:value-type="date">
            <text:p>8.08.2017</text:p>
          </table:table-cell>
          <table:table-cell table:number-columns-repeated="3"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date" office:date-value="2017-08-09" calcext:value-type="date">
            <text:p>9.08.2017</text:p>
          </table:table-cell>
          <table:table-cell table:number-columns-repeated="3"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date" office:date-value="2017-08-10" calcext:value-type="date">
            <text:p>10.08.2017</text:p>
          </table:table-cell>
          <table:table-cell table:number-columns-repeated="3"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date" office:date-value="2017-08-11" calcext:value-type="date">
            <text:p>11.08.2017</text:p>
          </table:table-cell>
          <table:table-cell table:number-columns-repeated="3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date" office:date-value="2017-08-12" calcext:value-type="date">
            <text:p>12.08.2017</text:p>
          </table:table-cell>
          <table:table-cell table:number-columns-repeated="3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date" office:date-value="2017-08-13" calcext:value-type="date">
            <text:p>13.08.2017</text:p>
          </table:table-cell>
          <table:table-cell table:number-columns-repeated="3"/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date" office:date-value="2017-08-14" calcext:value-type="date">
            <text:p>14.08.2017</text:p>
          </table:table-cell>
          <table:table-cell table:number-columns-repeated="3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date" office:date-value="2017-08-15" calcext:value-type="date">
            <text:p>15.08.2017</text:p>
          </table:table-cell>
          <table:table-cell table:number-columns-repeated="3"/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date" office:date-value="2017-08-16" calcext:value-type="date">
            <text:p>16.08.2017</text:p>
          </table:table-cell>
          <table:table-cell table:number-columns-repeated="3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date" office:date-value="2017-08-17" calcext:value-type="date">
            <text:p>17.08.2017</text:p>
          </table:table-cell>
          <table:table-cell table:number-columns-repeated="3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date" office:date-value="2017-08-18" calcext:value-type="date">
            <text:p>18.08.2017</text:p>
          </table:table-cell>
          <table:table-cell table:number-columns-repeated="3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date" office:date-value="2017-08-19" calcext:value-type="date">
            <text:p>19.08.2017</text:p>
          </table:table-cell>
          <table:table-cell table:number-columns-repeated="3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date" office:date-value="2017-08-20" calcext:value-type="date">
            <text:p>20.08.2017</text:p>
          </table:table-cell>
          <table:table-cell table:number-columns-repeated="3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date" office:date-value="2017-08-21" calcext:value-type="date">
            <text:p>21.08.2017</text:p>
          </table:table-cell>
          <table:table-cell table:number-columns-repeated="3"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date" office:date-value="2017-08-22" calcext:value-type="date">
            <text:p>22.08.2017</text:p>
          </table:table-cell>
          <table:table-cell table:number-columns-repeated="3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date" office:date-value="2017-08-23" calcext:value-type="date">
            <text:p>23.08.2017</text:p>
          </table:table-cell>
          <table:table-cell table:number-columns-repeated="3"/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date" office:date-value="2017-08-24" calcext:value-type="date">
            <text:p>24.08.2017</text:p>
          </table:table-cell>
          <table:table-cell table:number-columns-repeated="3"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date" office:date-value="2017-08-25" calcext:value-type="date">
            <text:p>25.08.2017</text:p>
          </table:table-cell>
          <table:table-cell table:number-columns-repeated="3"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date" office:date-value="2017-08-26" calcext:value-type="date">
            <text:p>26.08.2017</text:p>
          </table:table-cell>
          <table:table-cell table:number-columns-repeated="3"/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date" office:date-value="2017-08-27" calcext:value-type="date">
            <text:p>27.08.2017</text:p>
          </table:table-cell>
          <table:table-cell table:number-columns-repeated="3"/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date" office:date-value="2017-08-28" calcext:value-type="date">
            <text:p>28.08.2017</text:p>
          </table:table-cell>
          <table:table-cell table:number-columns-repeated="3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date" office:date-value="2017-08-29" calcext:value-type="date">
            <text:p>29.08.2017</text:p>
          </table:table-cell>
          <table:table-cell table:number-columns-repeated="3"/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date" office:date-value="2017-08-30" calcext:value-type="date">
            <text:p>30.08.2017</text:p>
          </table:table-cell>
          <table:table-cell table:number-columns-repeated="3"/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date" office:date-value="2017-08-31" calcext:value-type="date">
            <text:p>31.08.2017</text:p>
          </table:table-cell>
          <table:table-cell table:number-columns-repeated="3"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date" office:date-value="2017-09-01" calcext:value-type="date">
            <text:p>1.09.2017</text:p>
          </table:table-cell>
          <table:table-cell table:number-columns-repeated="3"/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date" office:date-value="2017-09-02" calcext:value-type="date">
            <text:p>2.09.2017</text:p>
          </table:table-cell>
          <table:table-cell table:number-columns-repeated="3"/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date" office:date-value="2017-09-03" calcext:value-type="date">
            <text:p>3.09.2017</text:p>
          </table:table-cell>
          <table:table-cell table:number-columns-repeated="3"/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date" office:date-value="2017-09-04" calcext:value-type="date">
            <text:p>4.09.2017</text:p>
          </table:table-cell>
          <table:table-cell table:number-columns-repeated="3"/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date" office:date-value="2017-09-05" calcext:value-type="date">
            <text:p>5.09.2017</text:p>
          </table:table-cell>
          <table:table-cell table:number-columns-repeated="3"/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date" office:date-value="2017-09-06" calcext:value-type="date">
            <text:p>6.09.2017</text:p>
          </table:table-cell>
          <table:table-cell table:number-columns-repeated="3"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date" office:date-value="2017-09-07" calcext:value-type="date">
            <text:p>7.09.2017</text:p>
          </table:table-cell>
          <table:table-cell table:number-columns-repeated="3"/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date" office:date-value="2017-09-08" calcext:value-type="date">
            <text:p>8.09.2017</text:p>
          </table:table-cell>
          <table:table-cell table:number-columns-repeated="3"/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date" office:date-value="2017-09-09" calcext:value-type="date">
            <text:p>9.09.2017</text:p>
          </table:table-cell>
          <table:table-cell table:number-columns-repeated="3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date" office:date-value="2017-09-10" calcext:value-type="date">
            <text:p>10.09.2017</text:p>
          </table:table-cell>
          <table:table-cell table:number-columns-repeated="3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date" office:date-value="2017-09-11" calcext:value-type="date">
            <text:p>11.09.2017</text:p>
          </table:table-cell>
          <table:table-cell table:number-columns-repeated="3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date" office:date-value="2017-09-12" calcext:value-type="date">
            <text:p>12.09.2017</text:p>
          </table:table-cell>
          <table:table-cell table:number-columns-repeated="3"/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date" office:date-value="2017-09-13" calcext:value-type="date">
            <text:p>13.09.2017</text:p>
          </table:table-cell>
          <table:table-cell table:number-columns-repeated="3"/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date" office:date-value="2017-09-14" calcext:value-type="date">
            <text:p>14.09.2017</text:p>
          </table:table-cell>
          <table:table-cell table:number-columns-repeated="3"/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date" office:date-value="2017-09-15" calcext:value-type="date">
            <text:p>15.09.2017</text:p>
          </table:table-cell>
          <table:table-cell table:number-columns-repeated="3"/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date" office:date-value="2017-09-16" calcext:value-type="date">
            <text:p>16.09.2017</text:p>
          </table:table-cell>
          <table:table-cell table:number-columns-repeated="3"/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date" office:date-value="2017-09-17" calcext:value-type="date">
            <text:p>17.09.2017</text:p>
          </table:table-cell>
          <table:table-cell table:number-columns-repeated="3"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date" office:date-value="2017-09-18" calcext:value-type="date">
            <text:p>18.09.2017</text:p>
          </table:table-cell>
          <table:table-cell table:number-columns-repeated="3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date" office:date-value="2017-09-19" calcext:value-type="date">
            <text:p>19.09.2017</text:p>
          </table:table-cell>
          <table:table-cell table:number-columns-repeated="3"/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date" office:date-value="2017-09-20" calcext:value-type="date">
            <text:p>20.09.2017</text:p>
          </table:table-cell>
          <table:table-cell table:number-columns-repeated="3"/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date" office:date-value="2017-09-21" calcext:value-type="date">
            <text:p>21.09.2017</text:p>
          </table:table-cell>
          <table:table-cell table:number-columns-repeated="3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date" office:date-value="2017-09-22" calcext:value-type="date">
            <text:p>22.09.2017</text:p>
          </table:table-cell>
          <table:table-cell table:number-columns-repeated="3"/>
        </table:table-row>
        <table:table-row table:style-name="ro1">
          <table:table-cell office:value-type="float" office:value="4463" calcext:value-type="float">
            <text:p>4463</text:p>
          </table:table-cell>
          <table:table-cell office:value-type="date" office:date-value="2017-09-23" calcext:value-type="date">
            <text:p>23.09.2017</text:p>
          </table:table-cell>
          <table:table-cell table:number-columns-repeated="3"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date" office:date-value="2017-09-24" calcext:value-type="date">
            <text:p>24.09.2017</text:p>
          </table:table-cell>
          <table:table-cell table:number-columns-repeated="3"/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date" office:date-value="2017-09-25" calcext:value-type="date">
            <text:p>25.09.2017</text:p>
          </table:table-cell>
          <table:table-cell table:number-columns-repeated="3"/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date" office:date-value="2017-09-26" calcext:value-type="date">
            <text:p>26.09.2017</text:p>
          </table:table-cell>
          <table:table-cell table:number-columns-repeated="3"/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date" office:date-value="2017-09-27" calcext:value-type="date">
            <text:p>27.09.2017</text:p>
          </table:table-cell>
          <table:table-cell table:number-columns-repeated="3"/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date" office:date-value="2017-09-28" calcext:value-type="date">
            <text:p>28.09.2017</text:p>
          </table:table-cell>
          <table:table-cell table:number-columns-repeated="3"/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date" office:date-value="2017-09-29" calcext:value-type="date">
            <text:p>29.09.2017</text:p>
          </table:table-cell>
          <table:table-cell table:number-columns-repeated="3"/>
        </table:table-row>
        <table:table-row table:style-name="ro1">
          <table:table-cell office:value-type="float" office:value="4373" calcext:value-type="float">
            <text:p>4373</text:p>
          </table:table-cell>
          <table:table-cell office:value-type="date" office:date-value="2017-09-30" calcext:value-type="date">
            <text:p>30.09.2017</text:p>
          </table:table-cell>
          <table:table-cell table:number-columns-repeated="3"/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date" office:date-value="2017-10-01" calcext:value-type="date">
            <text:p>1.10.2017</text:p>
          </table:table-cell>
          <table:table-cell table:number-columns-repeated="3"/>
        </table:table-row>
        <table:table-row table:style-name="ro1">
          <table:table-cell office:value-type="float" office:value="4871" calcext:value-type="float">
            <text:p>4871</text:p>
          </table:table-cell>
          <table:table-cell office:value-type="date" office:date-value="2017-10-02" calcext:value-type="date">
            <text:p>2.10.2017</text:p>
          </table:table-cell>
          <table:table-cell table:number-columns-repeated="3"/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date" office:date-value="2017-10-03" calcext:value-type="date">
            <text:p>3.10.2017</text:p>
          </table:table-cell>
          <table:table-cell table:number-columns-repeated="3"/>
        </table:table-row>
        <table:table-row table:style-name="ro1">
          <table:table-cell office:value-type="float" office:value="4598" calcext:value-type="float">
            <text:p>4598</text:p>
          </table:table-cell>
          <table:table-cell office:value-type="date" office:date-value="2017-10-04" calcext:value-type="date">
            <text:p>4.10.2017</text:p>
          </table:table-cell>
          <table:table-cell table:number-columns-repeated="3"/>
        </table:table-row>
        <table:table-row table:style-name="ro1">
          <table:table-cell office:value-type="float" office:value="4117" calcext:value-type="float">
            <text:p>4117</text:p>
          </table:table-cell>
          <table:table-cell office:value-type="date" office:date-value="2017-10-05" calcext:value-type="date">
            <text:p>5.10.2017</text:p>
          </table:table-cell>
          <table:table-cell table:number-columns-repeated="3"/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date" office:date-value="2017-10-06" calcext:value-type="date">
            <text:p>6.10.2017</text:p>
          </table:table-cell>
          <table:table-cell table:number-columns-repeated="3"/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date" office:date-value="2017-10-07" calcext:value-type="date">
            <text:p>7.10.2017</text:p>
          </table:table-cell>
          <table:table-cell table:number-columns-repeated="3"/>
        </table:table-row>
        <table:table-row table:style-name="ro1">
          <table:table-cell office:value-type="float" office:value="4154" calcext:value-type="float">
            <text:p>4154</text:p>
          </table:table-cell>
          <table:table-cell office:value-type="date" office:date-value="2017-10-08" calcext:value-type="date">
            <text:p>8.10.2017</text:p>
          </table:table-cell>
          <table:table-cell table:number-columns-repeated="3"/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date" office:date-value="2017-10-09" calcext:value-type="date">
            <text:p>9.10.2017</text:p>
          </table:table-cell>
          <table:table-cell table:number-columns-repeated="3"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date" office:date-value="2017-10-10" calcext:value-type="date">
            <text:p>10.10.2017</text:p>
          </table:table-cell>
          <table:table-cell table:number-columns-repeated="3"/>
        </table:table-row>
        <table:table-row table:style-name="ro1">
          <table:table-cell office:value-type="float" office:value="4883" calcext:value-type="float">
            <text:p>4883</text:p>
          </table:table-cell>
          <table:table-cell office:value-type="date" office:date-value="2017-10-11" calcext:value-type="date">
            <text:p>11.10.2017</text:p>
          </table:table-cell>
          <table:table-cell table:number-columns-repeated="3"/>
        </table:table-row>
        <table:table-row table:style-name="ro1">
          <table:table-cell office:value-type="float" office:value="4378" calcext:value-type="float">
            <text:p>4378</text:p>
          </table:table-cell>
          <table:table-cell office:value-type="date" office:date-value="2017-10-12" calcext:value-type="date">
            <text:p>12.10.2017</text:p>
          </table:table-cell>
          <table:table-cell table:number-columns-repeated="3"/>
        </table:table-row>
        <table:table-row table:style-name="ro1">
          <table:table-cell office:value-type="float" office:value="4762" calcext:value-type="float">
            <text:p>4762</text:p>
          </table:table-cell>
          <table:table-cell office:value-type="date" office:date-value="2017-10-13" calcext:value-type="date">
            <text:p>13.10.2017</text:p>
          </table:table-cell>
          <table:table-cell table:number-columns-repeated="3"/>
        </table:table-row>
        <table:table-row table:style-name="ro1">
          <table:table-cell office:value-type="float" office:value="5794" calcext:value-type="float">
            <text:p>5794</text:p>
          </table:table-cell>
          <table:table-cell office:value-type="date" office:date-value="2017-10-14" calcext:value-type="date">
            <text:p>14.10.2017</text:p>
          </table:table-cell>
          <table:table-cell table:number-columns-repeated="3"/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date" office:date-value="2017-10-15" calcext:value-type="date">
            <text:p>15.10.2017</text:p>
          </table:table-cell>
          <table:table-cell table:number-columns-repeated="3"/>
        </table:table-row>
        <table:table-row table:style-name="ro1">
          <table:table-cell office:value-type="float" office:value="5055" calcext:value-type="float">
            <text:p>5055</text:p>
          </table:table-cell>
          <table:table-cell office:value-type="date" office:date-value="2017-10-16" calcext:value-type="date">
            <text:p>16.10.2017</text:p>
          </table:table-cell>
          <table:table-cell table:number-columns-repeated="3"/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date" office:date-value="2017-10-17" calcext:value-type="date">
            <text:p>17.10.2017</text:p>
          </table:table-cell>
          <table:table-cell table:number-columns-repeated="3"/>
        </table:table-row>
        <table:table-row table:style-name="ro1">
          <table:table-cell office:value-type="float" office:value="4268" calcext:value-type="float">
            <text:p>4268</text:p>
          </table:table-cell>
          <table:table-cell office:value-type="date" office:date-value="2017-10-18" calcext:value-type="date">
            <text:p>18.10.2017</text:p>
          </table:table-cell>
          <table:table-cell table:number-columns-repeated="3"/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date" office:date-value="2017-10-19" calcext:value-type="date">
            <text:p>19.10.2017</text:p>
          </table:table-cell>
          <table:table-cell table:number-columns-repeated="3"/>
        </table:table-row>
        <table:table-row table:style-name="ro1">
          <table:table-cell office:value-type="float" office:value="4714" calcext:value-type="float">
            <text:p>4714</text:p>
          </table:table-cell>
          <table:table-cell office:value-type="date" office:date-value="2017-10-20" calcext:value-type="date">
            <text:p>20.10.2017</text:p>
          </table:table-cell>
          <table:table-cell table:number-columns-repeated="3"/>
        </table:table-row>
        <table:table-row table:style-name="ro1">
          <table:table-cell office:value-type="float" office:value="5505" calcext:value-type="float">
            <text:p>5505</text:p>
          </table:table-cell>
          <table:table-cell office:value-type="date" office:date-value="2017-10-21" calcext:value-type="date">
            <text:p>21.10.2017</text:p>
          </table:table-cell>
          <table:table-cell table:number-columns-repeated="3"/>
        </table:table-row>
        <table:table-row table:style-name="ro1">
          <table:table-cell office:value-type="float" office:value="5854" calcext:value-type="float">
            <text:p>5854</text:p>
          </table:table-cell>
          <table:table-cell office:value-type="date" office:date-value="2017-10-22" calcext:value-type="date">
            <text:p>22.10.2017</text:p>
          </table:table-cell>
          <table:table-cell table:number-columns-repeated="3"/>
        </table:table-row>
        <table:table-row table:style-name="ro1">
          <table:table-cell office:value-type="float" office:value="6389" calcext:value-type="float">
            <text:p>6389</text:p>
          </table:table-cell>
          <table:table-cell office:value-type="date" office:date-value="2017-10-23" calcext:value-type="date">
            <text:p>23.10.2017</text:p>
          </table:table-cell>
          <table:table-cell table:number-columns-repeated="3"/>
        </table:table-row>
        <table:table-row table:style-name="ro1">
          <table:table-cell office:value-type="float" office:value="4356" calcext:value-type="float">
            <text:p>4356</text:p>
          </table:table-cell>
          <table:table-cell office:value-type="date" office:date-value="2017-10-24" calcext:value-type="date">
            <text:p>24.10.2017</text:p>
          </table:table-cell>
          <table:table-cell table:number-columns-repeated="3"/>
        </table:table-row>
        <table:table-row table:style-name="ro1">
          <table:table-cell office:value-type="float" office:value="5467" calcext:value-type="float">
            <text:p>5467</text:p>
          </table:table-cell>
          <table:table-cell office:value-type="date" office:date-value="2017-10-25" calcext:value-type="date">
            <text:p>25.10.2017</text:p>
          </table:table-cell>
          <table:table-cell table:number-columns-repeated="3"/>
        </table:table-row>
        <table:table-row table:style-name="ro1">
          <table:table-cell office:value-type="float" office:value="5240" calcext:value-type="float">
            <text:p>5240</text:p>
          </table:table-cell>
          <table:table-cell office:value-type="date" office:date-value="2017-10-26" calcext:value-type="date">
            <text:p>26.10.2017</text:p>
          </table:table-cell>
          <table:table-cell table:number-columns-repeated="3"/>
        </table:table-row>
        <table:table-row table:style-name="ro1">
          <table:table-cell office:value-type="float" office:value="6332" calcext:value-type="float">
            <text:p>6332</text:p>
          </table:table-cell>
          <table:table-cell office:value-type="date" office:date-value="2017-10-27" calcext:value-type="date">
            <text:p>27.10.2017</text:p>
          </table:table-cell>
          <table:table-cell table:number-columns-repeated="3"/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date" office:date-value="2017-10-28" calcext:value-type="date">
            <text:p>28.10.2017</text:p>
          </table:table-cell>
          <table:table-cell table:number-columns-repeated="3"/>
        </table:table-row>
        <table:table-row table:style-name="ro1">
          <table:table-cell office:value-type="float" office:value="6595" calcext:value-type="float">
            <text:p>6595</text:p>
          </table:table-cell>
          <table:table-cell office:value-type="date" office:date-value="2017-10-29" calcext:value-type="date">
            <text:p>29.10.2017</text:p>
          </table:table-cell>
          <table:table-cell table:number-columns-repeated="3"/>
        </table:table-row>
        <table:table-row table:style-name="ro1">
          <table:table-cell office:value-type="float" office:value="4854" calcext:value-type="float">
            <text:p>4854</text:p>
          </table:table-cell>
          <table:table-cell office:value-type="date" office:date-value="2017-10-30" calcext:value-type="date">
            <text:p>30.10.2017</text:p>
          </table:table-cell>
          <table:table-cell table:number-columns-repeated="3"/>
        </table:table-row>
        <table:table-row table:style-name="ro1">
          <table:table-cell office:value-type="float" office:value="5441" calcext:value-type="float">
            <text:p>5441</text:p>
          </table:table-cell>
          <table:table-cell office:value-type="date" office:date-value="2017-10-31" calcext:value-type="date">
            <text:p>31.10.2017</text:p>
          </table:table-cell>
          <table:table-cell table:number-columns-repeated="3"/>
        </table:table-row>
        <table:table-row table:style-name="ro1">
          <table:table-cell office:value-type="float" office:value="6136" calcext:value-type="float">
            <text:p>6136</text:p>
          </table:table-cell>
          <table:table-cell office:value-type="date" office:date-value="2017-11-01" calcext:value-type="date">
            <text:p>1.11.2017</text:p>
          </table:table-cell>
          <table:table-cell table:number-columns-repeated="3"/>
        </table:table-row>
        <table:table-row table:style-name="ro1">
          <table:table-cell office:value-type="float" office:value="4833" calcext:value-type="float">
            <text:p>4833</text:p>
          </table:table-cell>
          <table:table-cell office:value-type="date" office:date-value="2017-11-02" calcext:value-type="date">
            <text:p>2.11.2017</text:p>
          </table:table-cell>
          <table:table-cell table:number-columns-repeated="3"/>
        </table:table-row>
        <table:table-row table:style-name="ro1">
          <table:table-cell office:value-type="float" office:value="5128" calcext:value-type="float">
            <text:p>5128</text:p>
          </table:table-cell>
          <table:table-cell office:value-type="date" office:date-value="2017-11-03" calcext:value-type="date">
            <text:p>3.11.2017</text:p>
          </table:table-cell>
          <table:table-cell table:number-columns-repeated="3"/>
        </table:table-row>
        <table:table-row table:style-name="ro1">
          <table:table-cell office:value-type="float" office:value="5486" calcext:value-type="float">
            <text:p>5486</text:p>
          </table:table-cell>
          <table:table-cell office:value-type="date" office:date-value="2017-11-04" calcext:value-type="date">
            <text:p>4.11.2017</text:p>
          </table:table-cell>
          <table:table-cell table:number-columns-repeated="3"/>
        </table:table-row>
        <table:table-row table:style-name="ro1">
          <table:table-cell office:value-type="float" office:value="4993" calcext:value-type="float">
            <text:p>4993</text:p>
          </table:table-cell>
          <table:table-cell office:value-type="date" office:date-value="2017-11-05" calcext:value-type="date">
            <text:p>5.11.2017</text:p>
          </table:table-cell>
          <table:table-cell table:number-columns-repeated="3"/>
        </table:table-row>
        <table:table-row table:style-name="ro1">
          <table:table-cell office:value-type="float" office:value="5626" calcext:value-type="float">
            <text:p>5626</text:p>
          </table:table-cell>
          <table:table-cell office:value-type="date" office:date-value="2017-11-06" calcext:value-type="date">
            <text:p>6.11.2017</text:p>
          </table:table-cell>
          <table:table-cell table:number-columns-repeated="3"/>
        </table:table-row>
        <table:table-row table:style-name="ro1">
          <table:table-cell office:value-type="float" office:value="4996" calcext:value-type="float">
            <text:p>4996</text:p>
          </table:table-cell>
          <table:table-cell office:value-type="date" office:date-value="2017-11-07" calcext:value-type="date">
            <text:p>7.11.2017</text:p>
          </table:table-cell>
          <table:table-cell table:number-columns-repeated="3"/>
        </table:table-row>
        <table:table-row table:style-name="ro1">
          <table:table-cell office:value-type="float" office:value="4488" calcext:value-type="float">
            <text:p>4488</text:p>
          </table:table-cell>
          <table:table-cell office:value-type="date" office:date-value="2017-11-08" calcext:value-type="date">
            <text:p>8.11.2017</text:p>
          </table:table-cell>
          <table:table-cell table:number-columns-repeated="3"/>
        </table:table-row>
        <table:table-row table:style-name="ro1">
          <table:table-cell office:value-type="float" office:value="5069" calcext:value-type="float">
            <text:p>5069</text:p>
          </table:table-cell>
          <table:table-cell office:value-type="date" office:date-value="2017-11-09" calcext:value-type="date">
            <text:p>9.11.2017</text:p>
          </table:table-cell>
          <table:table-cell table:number-columns-repeated="3"/>
        </table:table-row>
        <table:table-row table:style-name="ro1">
          <table:table-cell office:value-type="float" office:value="6322" calcext:value-type="float">
            <text:p>6322</text:p>
          </table:table-cell>
          <table:table-cell office:value-type="date" office:date-value="2017-11-10" calcext:value-type="date">
            <text:p>10.11.2017</text:p>
          </table:table-cell>
          <table:table-cell table:number-columns-repeated="3"/>
        </table:table-row>
        <table:table-row table:style-name="ro1">
          <table:table-cell office:value-type="float" office:value="5045" calcext:value-type="float">
            <text:p>5045</text:p>
          </table:table-cell>
          <table:table-cell office:value-type="date" office:date-value="2017-11-11" calcext:value-type="date">
            <text:p>11.11.2017</text:p>
          </table:table-cell>
          <table:table-cell table:number-columns-repeated="3"/>
        </table:table-row>
        <table:table-row table:style-name="ro1">
          <table:table-cell office:value-type="float" office:value="5295" calcext:value-type="float">
            <text:p>5295</text:p>
          </table:table-cell>
          <table:table-cell office:value-type="date" office:date-value="2017-11-12" calcext:value-type="date">
            <text:p>12.11.2017</text:p>
          </table:table-cell>
          <table:table-cell table:number-columns-repeated="3"/>
        </table:table-row>
        <table:table-row table:style-name="ro1">
          <table:table-cell office:value-type="float" office:value="4381" calcext:value-type="float">
            <text:p>4381</text:p>
          </table:table-cell>
          <table:table-cell office:value-type="date" office:date-value="2017-11-13" calcext:value-type="date">
            <text:p>13.11.2017</text:p>
          </table:table-cell>
          <table:table-cell table:number-columns-repeated="3"/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date" office:date-value="2017-11-14" calcext:value-type="date">
            <text:p>14.11.2017</text:p>
          </table:table-cell>
          <table:table-cell table:number-columns-repeated="3"/>
        </table:table-row>
        <table:table-row table:style-name="ro1">
          <table:table-cell office:value-type="float" office:value="4877" calcext:value-type="float">
            <text:p>4877</text:p>
          </table:table-cell>
          <table:table-cell office:value-type="date" office:date-value="2017-11-15" calcext:value-type="date">
            <text:p>15.11.2017</text:p>
          </table:table-cell>
          <table:table-cell table:number-columns-repeated="3"/>
        </table:table-row>
        <table:table-row table:style-name="ro1">
          <table:table-cell office:value-type="float" office:value="4474" calcext:value-type="float">
            <text:p>4474</text:p>
          </table:table-cell>
          <table:table-cell office:value-type="date" office:date-value="2017-11-16" calcext:value-type="date">
            <text:p>16.11.2017</text:p>
          </table:table-cell>
          <table:table-cell table:number-columns-repeated="3"/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date" office:date-value="2017-11-17" calcext:value-type="date">
            <text:p>17.11.2017</text:p>
          </table:table-cell>
          <table:table-cell table:number-columns-repeated="3"/>
        </table:table-row>
        <table:table-row table:style-name="ro1">
          <table:table-cell office:value-type="float" office:value="3947" calcext:value-type="float">
            <text:p>3947</text:p>
          </table:table-cell>
          <table:table-cell office:value-type="date" office:date-value="2017-11-18" calcext:value-type="date">
            <text:p>18.11.2017</text:p>
          </table:table-cell>
          <table:table-cell table:number-columns-repeated="3"/>
        </table:table-row>
        <table:table-row table:style-name="ro1">
          <table:table-cell office:value-type="float" office:value="4658" calcext:value-type="float">
            <text:p>4658</text:p>
          </table:table-cell>
          <table:table-cell office:value-type="date" office:date-value="2017-11-19" calcext:value-type="date">
            <text:p>19.11.2017</text:p>
          </table:table-cell>
          <table:table-cell table:number-columns-repeated="3"/>
        </table:table-row>
        <table:table-row table:style-name="ro1">
          <table:table-cell office:value-type="float" office:value="4575" calcext:value-type="float">
            <text:p>4575</text:p>
          </table:table-cell>
          <table:table-cell office:value-type="date" office:date-value="2017-11-20" calcext:value-type="date">
            <text:p>20.11.2017</text:p>
          </table:table-cell>
          <table:table-cell table:number-columns-repeated="3"/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date" office:date-value="2017-11-21" calcext:value-type="date">
            <text:p>21.11.2017</text:p>
          </table:table-cell>
          <table:table-cell table:number-columns-repeated="3"/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date" office:date-value="2017-11-22" calcext:value-type="date">
            <text:p>22.11.2017</text:p>
          </table:table-cell>
          <table:table-cell table:number-columns-repeated="3"/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date" office:date-value="2017-11-23" calcext:value-type="date">
            <text:p>23.11.2017</text:p>
          </table:table-cell>
          <table:table-cell table:number-columns-repeated="3"/>
        </table:table-row>
        <table:table-row table:style-name="ro1">
          <table:table-cell office:value-type="float" office:value="5124" calcext:value-type="float">
            <text:p>5124</text:p>
          </table:table-cell>
          <table:table-cell office:value-type="date" office:date-value="2017-11-24" calcext:value-type="date">
            <text:p>24.11.2017</text:p>
          </table:table-cell>
          <table:table-cell table:number-columns-repeated="3"/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date" office:date-value="2017-11-25" calcext:value-type="date">
            <text:p>25.11.2017</text:p>
          </table:table-cell>
          <table:table-cell table:number-columns-repeated="3"/>
        </table:table-row>
        <table:table-row table:style-name="ro1">
          <table:table-cell office:value-type="float" office:value="5646" calcext:value-type="float">
            <text:p>5646</text:p>
          </table:table-cell>
          <table:table-cell office:value-type="date" office:date-value="2017-11-26" calcext:value-type="date">
            <text:p>26.11.2017</text:p>
          </table:table-cell>
          <table:table-cell table:number-columns-repeated="3"/>
        </table:table-row>
        <table:table-row table:style-name="ro1">
          <table:table-cell office:value-type="float" office:value="4593" calcext:value-type="float">
            <text:p>4593</text:p>
          </table:table-cell>
          <table:table-cell office:value-type="date" office:date-value="2017-11-27" calcext:value-type="date">
            <text:p>27.11.2017</text:p>
          </table:table-cell>
          <table:table-cell table:number-columns-repeated="3"/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date" office:date-value="2017-11-28" calcext:value-type="date">
            <text:p>28.11.2017</text:p>
          </table:table-cell>
          <table:table-cell table:number-columns-repeated="3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date" office:date-value="2017-11-29" calcext:value-type="date">
            <text:p>29.11.2017</text:p>
          </table:table-cell>
          <table:table-cell table:number-columns-repeated="3"/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date" office:date-value="2017-11-30" calcext:value-type="date">
            <text:p>30.11.2017</text:p>
          </table:table-cell>
          <table:table-cell table:number-columns-repeated="3"/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date" office:date-value="2017-12-01" calcext:value-type="date">
            <text:p>1.12.2017</text:p>
          </table:table-cell>
          <table:table-cell table:number-columns-repeated="3"/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date" office:date-value="2017-12-02" calcext:value-type="date">
            <text:p>2.12.2017</text:p>
          </table:table-cell>
          <table:table-cell table:number-columns-repeated="3"/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date" office:date-value="2017-12-03" calcext:value-type="date">
            <text:p>3.12.2017</text:p>
          </table:table-cell>
          <table:table-cell table:number-columns-repeated="3"/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date" office:date-value="2017-12-04" calcext:value-type="date">
            <text:p>4.12.2017</text:p>
          </table:table-cell>
          <table:table-cell table:number-columns-repeated="3"/>
        </table:table-row>
        <table:table-row table:style-name="ro1">
          <table:table-cell office:value-type="float" office:value="5261" calcext:value-type="float">
            <text:p>5261</text:p>
          </table:table-cell>
          <table:table-cell office:value-type="date" office:date-value="2017-12-05" calcext:value-type="date">
            <text:p>5.12.2017</text:p>
          </table:table-cell>
          <table:table-cell table:number-columns-repeated="3"/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date" office:date-value="2017-12-06" calcext:value-type="date">
            <text:p>6.12.2017</text:p>
          </table:table-cell>
          <table:table-cell table:number-columns-repeated="3"/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date" office:date-value="2017-12-07" calcext:value-type="date">
            <text:p>7.12.2017</text:p>
          </table:table-cell>
          <table:table-cell table:number-columns-repeated="3"/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date" office:date-value="2017-12-08" calcext:value-type="date">
            <text:p>8.12.2017</text:p>
          </table:table-cell>
          <table:table-cell table:number-columns-repeated="3"/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date" office:date-value="2017-12-09" calcext:value-type="date">
            <text:p>9.12.2017</text:p>
          </table:table-cell>
          <table:table-cell table:number-columns-repeated="3"/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date" office:date-value="2017-12-10" calcext:value-type="date">
            <text:p>10.12.2017</text:p>
          </table:table-cell>
          <table:table-cell table:number-columns-repeated="3"/>
        </table:table-row>
        <table:table-row table:style-name="ro1">
          <table:table-cell office:value-type="float" office:value="4393" calcext:value-type="float">
            <text:p>4393</text:p>
          </table:table-cell>
          <table:table-cell office:value-type="date" office:date-value="2017-12-11" calcext:value-type="date">
            <text:p>11.12.2017</text:p>
          </table:table-cell>
          <table:table-cell table:number-columns-repeated="3"/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date" office:date-value="2017-12-12" calcext:value-type="date">
            <text:p>12.12.2017</text:p>
          </table:table-cell>
          <table:table-cell table:number-columns-repeated="3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date" office:date-value="2017-12-13" calcext:value-type="date">
            <text:p>13.12.2017</text:p>
          </table:table-cell>
          <table:table-cell table:number-columns-repeated="3"/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date" office:date-value="2017-12-14" calcext:value-type="date">
            <text:p>14.12.2017</text:p>
          </table:table-cell>
          <table:table-cell table:number-columns-repeated="3"/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date" office:date-value="2017-12-15" calcext:value-type="date">
            <text:p>15.12.2017</text:p>
          </table:table-cell>
          <table:table-cell table:number-columns-repeated="3"/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date" office:date-value="2017-12-16" calcext:value-type="date">
            <text:p>16.12.2017</text:p>
          </table:table-cell>
          <table:table-cell table:number-columns-repeated="3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date" office:date-value="2017-12-17" calcext:value-type="date">
            <text:p>17.12.2017</text:p>
          </table:table-cell>
          <table:table-cell table:number-columns-repeated="3"/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date" office:date-value="2017-12-18" calcext:value-type="date">
            <text:p>18.12.2017</text:p>
          </table:table-cell>
          <table:table-cell table:number-columns-repeated="3"/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date" office:date-value="2017-12-19" calcext:value-type="date">
            <text:p>19.12.2017</text:p>
          </table:table-cell>
          <table:table-cell table:number-columns-repeated="3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date" office:date-value="2017-12-20" calcext:value-type="date">
            <text:p>20.12.2017</text:p>
          </table:table-cell>
          <table:table-cell table:number-columns-repeated="3"/>
        </table:table-row>
        <table:table-row table:style-name="ro1">
          <table:table-cell office:value-type="float" office:value="3598" calcext:value-type="float">
            <text:p>3598</text:p>
          </table:table-cell>
          <table:table-cell office:value-type="date" office:date-value="2017-12-21" calcext:value-type="date">
            <text:p>21.12.2017</text:p>
          </table:table-cell>
          <table:table-cell table:number-columns-repeated="3"/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date" office:date-value="2017-12-22" calcext:value-type="date">
            <text:p>22.12.2017</text:p>
          </table:table-cell>
          <table:table-cell table:number-columns-repeated="3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date" office:date-value="2017-12-23" calcext:value-type="date">
            <text:p>23.12.2017</text:p>
          </table:table-cell>
          <table:table-cell table:number-columns-repeated="3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date" office:date-value="2017-12-24" calcext:value-type="date">
            <text:p>24.12.2017</text:p>
          </table:table-cell>
          <table:table-cell table:number-columns-repeated="3"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date" office:date-value="2017-12-25" calcext:value-type="date">
            <text:p>25.12.2017</text:p>
          </table:table-cell>
          <table:table-cell table:number-columns-repeated="3"/>
        </table:table-row>
        <table:table-row table:style-name="ro1">
          <table:table-cell office:value-type="float" office:value="4611" calcext:value-type="float">
            <text:p>4611</text:p>
          </table:table-cell>
          <table:table-cell office:value-type="date" office:date-value="2017-12-26" calcext:value-type="date">
            <text:p>26.12.2017</text:p>
          </table:table-cell>
          <table:table-cell table:number-columns-repeated="3"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date" office:date-value="2017-12-27" calcext:value-type="date">
            <text:p>27.12.2017</text:p>
          </table:table-cell>
          <table:table-cell table:number-columns-repeated="3"/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date" office:date-value="2017-12-28" calcext:value-type="date">
            <text:p>28.12.2017</text:p>
          </table:table-cell>
          <table:table-cell table:number-columns-repeated="3"/>
        </table:table-row>
        <table:table-row table:style-name="ro1">
          <table:table-cell office:value-type="float" office:value="7421" calcext:value-type="float">
            <text:p>7421</text:p>
          </table:table-cell>
          <table:table-cell office:value-type="date" office:date-value="2017-12-29" calcext:value-type="date">
            <text:p>29.12.2017</text:p>
          </table:table-cell>
          <table:table-cell table:number-columns-repeated="3"/>
        </table:table-row>
        <table:table-row table:style-name="ro1">
          <table:table-cell office:value-type="float" office:value="7058" calcext:value-type="float">
            <text:p>7058</text:p>
          </table:table-cell>
          <table:table-cell office:value-type="date" office:date-value="2017-12-30" calcext:value-type="date">
            <text:p>30.12.2017</text:p>
          </table:table-cell>
          <table:table-cell table:number-columns-repeated="3"/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date" office:date-value="2017-12-31" calcext:value-type="date">
            <text:p>31.12.201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5:04:37.705411593</meta:creation-date>
    <dc:date>2019-02-03T15:33:14.840156842</dc:date>
    <meta:editing-duration>PT8M10S</meta:editing-duration>
    <meta:editing-cycles>1</meta:editing-cycles>
    <meta:document-statistic meta:table-count="1" meta:cell-count="7307" meta:object-count="0"/>
    <meta:generator>LibreOffice/6.1.4.2$Linux_X86_64 LibreOffice_project/10$Build-2</meta:generator>
  </office:meta>
</office:document-meta>
</file>